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x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*SIN([.A2])" office:value-type="float" office:value="0" calcext:value-type="float">
            <text:p>0</text:p>
          </table:table-cell>
          <table:table-cell table:formula="of:=[.A2]-20" office:value-type="float" office:value="-20" calcext:value-type="float">
            <text:p>-20</text:p>
          </table:table-cell>
          <table:table-cell table:formula="of:=0.25*([.B2]^(1/5))+[.C2]^(1/3)" office:value-type="float" office:value="-2.71441761659491" calcext:value-type="float">
            <text:p>-2.71441761659491</text:p>
          </table:table-cell>
          <table:table-cell table:formula="of:=0.125*[.B2]-[.C2]^(1/3)" office:value-type="float" office:value="2.71441761659491" calcext:value-type="float">
            <text:p>2.71441761659491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table:formula="of:=5*SIN([.A3])" office:value-type="float" office:value="0.15622456992663" calcext:value-type="float">
            <text:p>0.15622456992663</text:p>
          </table:table-cell>
          <table:table-cell table:formula="of:=[.A3]-20" office:value-type="float" office:value="-19.96875" calcext:value-type="float">
            <text:p>-19.96875</text:p>
          </table:table-cell>
          <table:table-cell table:formula="of:=0.25*([.B3]^(1/5))+[.C3]^(1/3)" office:value-type="float" office:value="-2.54054252698994" calcext:value-type="float">
            <text:p>-2.54054252698994</text:p>
          </table:table-cell>
          <table:table-cell table:formula="of:=0.125*[.B3]-[.C3]^(1/3)" office:value-type="float" office:value="2.73253119168768" calcext:value-type="float">
            <text:p>2.73253119168768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formula="of:=5*SIN([.A4])" office:value-type="float" office:value="0.312296589211901" calcext:value-type="float">
            <text:p>0.312296589211901</text:p>
          </table:table-cell>
          <table:table-cell table:formula="of:=[.A4]-20" office:value-type="float" office:value="-19.9375" calcext:value-type="float">
            <text:p>-19.9375</text:p>
          </table:table-cell>
          <table:table-cell table:formula="of:=0.25*([.B4]^(1/5))+[.C4]^(1/3)" office:value-type="float" office:value="-2.51350129619845" calcext:value-type="float">
            <text:p>-2.51350129619845</text:p>
          </table:table-cell>
          <table:table-cell table:formula="of:=0.125*[.B4]-[.C4]^(1/3)" office:value-type="float" office:value="2.75062422144006" calcext:value-type="float">
            <text:p>2.75062422144006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table:formula="of:=5*SIN([.A5])" office:value-type="float" office:value="0.468063656177564" calcext:value-type="float">
            <text:p>0.468063656177564</text:p>
          </table:table-cell>
          <table:table-cell table:formula="of:=[.A5]-20" office:value-type="float" office:value="-19.90625" calcext:value-type="float">
            <text:p>-19.90625</text:p>
          </table:table-cell>
          <table:table-cell table:formula="of:=0.25*([.B5]^(1/5))+[.C5]^(1/3)" office:value-type="float" office:value="-2.49538615634639" calcext:value-type="float">
            <text:p>-2.49538615634639</text:p>
          </table:table-cell>
          <table:table-cell table:formula="of:=0.125*[.B5]-[.C5]^(1/3)" office:value-type="float" office:value="2.76867765178312" calcext:value-type="float">
            <text:p>2.7686776517831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5*SIN([.A6])" office:value-type="float" office:value="0.623373666926139" calcext:value-type="float">
            <text:p>0.623373666926139</text:p>
          </table:table-cell>
          <table:table-cell table:formula="of:=[.A6]-20" office:value-type="float" office:value="-19.875" calcext:value-type="float">
            <text:p>-19.875</text:p>
          </table:table-cell>
          <table:table-cell table:formula="of:=0.25*([.B6]^(1/5))+[.C6]^(1/3)" office:value-type="float" office:value="-2.48129878932635" calcext:value-type="float">
            <text:p>-2.48129878932635</text:p>
          </table:table-cell>
          <table:table-cell table:formula="of:=0.125*[.B6]-[.C6]^(1/3)" office:value-type="float" office:value="2.78667246585436" calcext:value-type="float">
            <text:p>2.78667246585436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table:formula="of:=5*SIN([.A7])" office:value-type="float" office:value="0.77807496386778" calcext:value-type="float">
            <text:p>0.77807496386778</text:p>
          </table:table-cell>
          <table:table-cell table:formula="of:=[.A7]-20" office:value-type="float" office:value="-19.84375" calcext:value-type="float">
            <text:p>-19.84375</text:p>
          </table:table-cell>
          <table:table-cell table:formula="of:=0.25*([.B7]^(1/5))+[.C7]^(1/3)" office:value-type="float" office:value="-2.46956731836709" calcext:value-type="float">
            <text:p>-2.46956731836709</text:p>
          </table:table-cell>
          <table:table-cell table:formula="of:=0.125*[.B7]-[.C7]^(1/3)" office:value-type="float" office:value="2.80458970256347" calcext:value-type="float">
            <text:p>2.8045897025634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table:formula="of:=5*SIN([.A8])" office:value-type="float" office:value="0.932016483811349" calcext:value-type="float">
            <text:p>0.932016483811349</text:p>
          </table:table-cell>
          <table:table-cell table:formula="of:=[.A8]-20" office:value-type="float" office:value="-19.8125" calcext:value-type="float">
            <text:p>-19.8125</text:p>
          </table:table-cell>
          <table:table-cell table:formula="of:=0.25*([.B8]^(1/5))+[.C8]^(1/3)" office:value-type="float" office:value="-2.45940398528131" calcext:value-type="float">
            <text:p>-2.45940398528131</text:p>
          </table:table-cell>
          <table:table-cell table:formula="of:=0.125*[.B8]-[.C8]^(1/3)" office:value-type="float" office:value="2.82241047510364" calcext:value-type="float">
            <text:p>2.82241047510364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table:formula="of:=5*SIN([.A9])" office:value-type="float" office:value="1.08504790547505" calcext:value-type="float">
            <text:p>1.08504790547505</text:p>
          </table:table-cell>
          <table:table-cell table:formula="of:=[.A9]-20" office:value-type="float" office:value="-19.78125" calcext:value-type="float">
            <text:p>-19.78125</text:p>
          </table:table-cell>
          <table:table-cell table:formula="of:=0.25*([.B9]^(1/5))+[.C9]^(1/3)" office:value-type="float" office:value="-2.45037029976364" calcext:value-type="float">
            <text:p>-2.45037029976364</text:p>
          </table:table-cell>
          <table:table-cell table:formula="of:=0.125*[.B9]-[.C9]^(1/3)" office:value-type="float" office:value="2.84011598939028" calcext:value-type="float">
            <text:p>2.8401159893902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5*SIN([.A10])" office:value-type="float" office:value="1.23701979627261" calcext:value-type="float">
            <text:p>1.23701979627261</text:p>
          </table:table-cell>
          <table:table-cell table:formula="of:=[.A10]-20" office:value-type="float" office:value="-19.75" calcext:value-type="float">
            <text:p>-19.75</text:p>
          </table:table-cell>
          <table:table-cell table:formula="of:=0.25*([.B10]^(1/5))+[.C10]^(1/3)" office:value-type="float" office:value="-2.44219537350085" calcext:value-type="float">
            <text:p>-2.44219537350085</text:p>
          </table:table-cell>
          <table:table-cell table:formula="of:=0.125*[.B10]-[.C10]^(1/3)" office:value-type="float" office:value="2.85768756240919" calcext:value-type="float">
            <text:p>2.85768756240919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table:formula="of:=5*SIN([.A11])" office:value-type="float" office:value="1.38778375823168" calcext:value-type="float">
            <text:p>1.38778375823168</text:p>
          </table:table-cell>
          <table:table-cell table:formula="of:=[.A11]-20" office:value-type="float" office:value="-19.71875" calcext:value-type="float">
            <text:p>-19.71875</text:p>
          </table:table-cell>
          <table:table-cell table:formula="of:=0.25*([.B11]^(1/5))+[.C11]^(1/3)" office:value-type="float" office:value="-2.43469937911496" calcext:value-type="float">
            <text:p>-2.43469937911496</text:p>
          </table:table-cell>
          <table:table-cell table:formula="of:=0.125*[.B11]-[.C11]^(1/3)" office:value-type="float" office:value="2.87510664045628" calcext:value-type="float">
            <text:p>2.87510664045628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formula="of:=5*SIN([.A12])" office:value-type="float" office:value="1.5371925729019" calcext:value-type="float">
            <text:p>1.5371925729019</text:p>
          </table:table-cell>
          <table:table-cell table:formula="of:=[.A12]-20" office:value-type="float" office:value="-19.6875" calcext:value-type="float">
            <text:p>-19.6875</text:p>
          </table:table-cell>
          <table:table-cell table:formula="of:=0.25*([.B12]^(1/5))+[.C12]^(1/3)" office:value-type="float" office:value="-2.42775646587046" calcext:value-type="float">
            <text:p>-2.42775646587046</text:p>
          </table:table-cell>
          <table:table-cell table:formula="of:=0.125*[.B12]-[.C12]^(1/3)" office:value-type="float" office:value="2.89235481725096" calcext:value-type="float">
            <text:p>2.8923548172509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formula="of:=5*SIN([.A13])" office:value-type="float" office:value="1.68510034511127" calcext:value-type="float">
            <text:p>1.68510034511127</text:p>
          </table:table-cell>
          <table:table-cell table:formula="of:=[.A13]-20" office:value-type="float" office:value="-19.65625" calcext:value-type="float">
            <text:p>-19.65625</text:p>
          </table:table-cell>
          <table:table-cell table:formula="of:=0.25*([.B13]^(1/5))+[.C13]^(1/3)" office:value-type="float" office:value="-2.42127491918729" calcext:value-type="float">
            <text:p>-2.42127491918729</text:p>
          </table:table-cell>
          <table:table-cell table:formula="of:=0.125*[.B13]-[.C13]^(1/3)" office:value-type="float" office:value="2.90941385190564" calcext:value-type="float">
            <text:p>2.9094138519056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5*SIN([.A14])" office:value-type="float" office:value="1.83136264543024" calcext:value-type="float">
            <text:p>1.83136264543024</text:p>
          </table:table-cell>
          <table:table-cell table:formula="of:=[.A14]-20" office:value-type="float" office:value="-19.625" calcext:value-type="float">
            <text:p>-19.625</text:p>
          </table:table-cell>
          <table:table-cell table:formula="of:=0.25*([.B14]^(1/5))+[.C14]^(1/3)" office:value-type="float" office:value="-2.41518572487003" calcext:value-type="float">
            <text:p>-2.41518572487003</text:p>
          </table:table-cell>
          <table:table-cell table:formula="of:=0.125*[.B14]-[.C14]^(1/3)" office:value-type="float" office:value="2.92626568673358" calcext:value-type="float">
            <text:p>2.92626568673358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table:formula="of:=5*SIN([.A15])" office:value-type="float" office:value="1.97583665120467" calcext:value-type="float">
            <text:p>1.97583665120467</text:p>
          </table:table-cell>
          <table:table-cell table:formula="of:=[.A15]-20" office:value-type="float" office:value="-19.59375" calcext:value-type="float">
            <text:p>-19.59375</text:p>
          </table:table-cell>
          <table:table-cell table:formula="of:=0.25*([.B15]^(1/5))+[.C15]^(1/3)" office:value-type="float" office:value="-2.40943558265772" calcext:value-type="float">
            <text:p>-2.40943558265772</text:p>
          </table:table-cell>
          <table:table-cell table:formula="of:=0.125*[.B15]-[.C15]^(1/3)" office:value-type="float" office:value="2.94289246487792" calcext:value-type="float">
            <text:p>2.94289246487792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table:formula="of:=5*SIN([.A16])" office:value-type="float" office:value="2.11838128601969" calcext:value-type="float">
            <text:p>2.11838128601969</text:p>
          </table:table-cell>
          <table:table-cell table:formula="of:=[.A16]-20" office:value-type="float" office:value="-19.5625" calcext:value-type="float">
            <text:p>-19.5625</text:p>
          </table:table-cell>
          <table:table-cell table:formula="of:=0.25*([.B16]^(1/5))+[.C16]^(1/3)" office:value-type="float" office:value="-2.40398243336219" calcext:value-type="float">
            <text:p>-2.40398243336219</text:p>
          </table:table-cell>
          <table:table-cell table:formula="of:=0.125*[.B16]-[.C16]^(1/3)" office:value-type="float" office:value="2.95927654774463" calcext:value-type="float">
            <text:p>2.95927654774463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table:formula="of:=5*SIN([.A17])" office:value-type="float" office:value="2.25885735745842" calcext:value-type="float">
            <text:p>2.25885735745842</text:p>
          </table:table-cell>
          <table:table-cell table:formula="of:=[.A17]-20" office:value-type="float" office:value="-19.53125" calcext:value-type="float">
            <text:p>-19.53125</text:p>
          </table:table-cell>
          <table:table-cell table:formula="of:=0.25*([.B17]^(1/5))+[.C17]^(1/3)" office:value-type="float" office:value="-2.39879248273146" calcext:value-type="float">
            <text:p>-2.39879248273146</text:p>
          </table:table-cell>
          <table:table-cell table:formula="of:=0.125*[.B17]-[.C17]^(1/3)" office:value-type="float" office:value="2.97540053222216" calcext:value-type="float">
            <text:p>2.975400532222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5*SIN([.A18])" office:value-type="float" office:value="2.39712769302102" calcext:value-type="float">
            <text:p>2.39712769302102</text:p>
          </table:table-cell>
          <table:table-cell table:formula="of:=[.A18]-20" office:value-type="float" office:value="-19.5" calcext:value-type="float">
            <text:p>-19.5</text:p>
          </table:table-cell>
          <table:table-cell table:formula="of:=0.25*([.B18]^(1/5))+[.C18]^(1/3)" office:value-type="float" office:value="-2.39383815618789" calcext:value-type="float">
            <text:p>-2.39383815618789</text:p>
          </table:table-cell>
          <table:table-cell table:formula="of:=0.125*[.B18]-[.C18]^(1/3)" office:value-type="float" office:value="2.99124726767127" calcext:value-type="float">
            <text:p>2.99124726767127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table:formula="of:=5*SIN([.A19])" office:value-type="float" office:value="2.53305727407129" calcext:value-type="float">
            <text:p>2.53305727407129</text:p>
          </table:table-cell>
          <table:table-cell table:formula="of:=[.A19]-20" office:value-type="float" office:value="-19.46875" calcext:value-type="float">
            <text:p>-19.46875</text:p>
          </table:table-cell>
          <table:table-cell table:formula="of:=0.25*([.B19]^(1/5))+[.C19]^(1/3)" office:value-type="float" office:value="-2.3890966541239" calcext:value-type="float">
            <text:p>-2.3890966541239</text:p>
          </table:table-cell>
          <table:table-cell table:formula="of:=0.125*[.B19]-[.C19]^(1/3)" office:value-type="float" office:value="3.00679987266825" calcext:value-type="float">
            <text:p>3.0067998726682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formula="of:=5*SIN([.A20])" office:value-type="float" office:value="2.6665133676801" calcext:value-type="float">
            <text:p>2.6665133676801</text:p>
          </table:table-cell>
          <table:table-cell table:formula="of:=[.A20]-20" office:value-type="float" office:value="-19.4375" calcext:value-type="float">
            <text:p>-19.4375</text:p>
          </table:table-cell>
          <table:table-cell table:formula="of:=0.25*([.B20]^(1/5))+[.C20]^(1/3)" office:value-type="float" office:value="-2.38454890697045" calcext:value-type="float">
            <text:p>-2.38454890697045</text:p>
          </table:table-cell>
          <table:table-cell table:formula="of:=0.125*[.B20]-[.C20]^(1/3)" office:value-type="float" office:value="3.02204175148525" calcext:value-type="float">
            <text:p>3.02204175148525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formula="of:=5*SIN([.A21])" office:value-type="float" office:value="2.79736565623683" calcext:value-type="float">
            <text:p>2.79736565623683</text:p>
          </table:table-cell>
          <table:table-cell table:formula="of:=[.A21]-20" office:value-type="float" office:value="-19.40625" calcext:value-type="float">
            <text:p>-19.40625</text:p>
          </table:table-cell>
          <table:table-cell table:formula="of:=0.25*([.B21]^(1/5))+[.C21]^(1/3)" office:value-type="float" office:value="-2.38017880368293" calcext:value-type="float">
            <text:p>-2.38017880368293</text:p>
          </table:table-cell>
          <table:table-cell table:formula="of:=0.125*[.B21]-[.C21]^(1/3)" office:value-type="float" office:value="3.03695661029156" calcext:value-type="float">
            <text:p>3.0369566102915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5*SIN([.A22])" office:value-type="float" office:value="2.92548636470231" calcext:value-type="float">
            <text:p>2.92548636470231</text:p>
          </table:table-cell>
          <table:table-cell table:formula="of:=[.A22]-20" office:value-type="float" office:value="-19.375" calcext:value-type="float">
            <text:p>-19.375</text:p>
          </table:table-cell>
          <table:table-cell table:formula="of:=0.25*([.B22]^(1/5))+[.C22]^(1/3)" office:value-type="float" office:value="-2.37597261170128" calcext:value-type="float">
            <text:p>-2.37597261170128</text:p>
          </table:table-cell>
          <table:table-cell table:formula="of:=0.125*[.B22]-[.C22]^(1/3)" office:value-type="float" office:value="3.05152847306021" calcext:value-type="float">
            <text:p>3.05152847306021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table:formula="of:=5*SIN([.A23])" office:value-type="float" office:value="3.05075038537896" calcext:value-type="float">
            <text:p>3.05075038537896</text:p>
          </table:table-cell>
          <table:table-cell table:formula="of:=[.A23]-20" office:value-type="float" office:value="-19.34375" calcext:value-type="float">
            <text:p>-19.34375</text:p>
          </table:table-cell>
          <table:table-cell table:formula="of:=0.25*([.B23]^(1/5))+[.C23]^(1/3)" office:value-type="float" office:value="-2.37191853382401" calcext:value-type="float">
            <text:p>-2.37191853382401</text:p>
          </table:table-cell>
          <table:table-cell table:formula="of:=0.125*[.B23]-[.C23]^(1/3)" office:value-type="float" office:value="3.06574169716403" calcext:value-type="float">
            <text:p>3.06574169716403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table:formula="of:=5*SIN([.A24])" office:value-type="float" office:value="3.17303540007635" calcext:value-type="float">
            <text:p>3.17303540007635</text:p>
          </table:table-cell>
          <table:table-cell table:formula="of:=[.A24]-20" office:value-type="float" office:value="-19.3125" calcext:value-type="float">
            <text:p>-19.3125</text:p>
          </table:table-cell>
          <table:table-cell table:formula="of:=0.25*([.B24]^(1/5))+[.C24]^(1/3)" office:value-type="float" office:value="-2.36800636481335" calcext:value-type="float">
            <text:p>-2.36800636481335</text:p>
          </table:table-cell>
          <table:table-cell table:formula="of:=0.125*[.B24]-[.C24]^(1/3)" office:value-type="float" office:value="3.07958098864632" calcext:value-type="float">
            <text:p>3.07958098864632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table:formula="of:=5*SIN([.A25])" office:value-type="float" office:value="3.29222199955284" calcext:value-type="float">
            <text:p>3.29222199955284</text:p>
          </table:table-cell>
          <table:table-cell table:formula="of:=[.A25]-20" office:value-type="float" office:value="-19.28125" calcext:value-type="float">
            <text:p>-19.28125</text:p>
          </table:table-cell>
          <table:table-cell table:formula="of:=0.25*([.B25]^(1/5))+[.C25]^(1/3)" office:value-type="float" office:value="-2.36422722186081" calcext:value-type="float">
            <text:p>-2.36422722186081</text:p>
          </table:table-cell>
          <table:table-cell table:formula="of:=0.125*[.B25]-[.C25]^(1/3)" office:value-type="float" office:value="3.09303141715094" calcext:value-type="float">
            <text:p>3.093031417150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*SIN([.A26])" office:value-type="float" office:value="3.40819380011667" calcext:value-type="float">
            <text:p>3.40819380011667</text:p>
          </table:table-cell>
          <table:table-cell table:formula="of:=[.A26]-20" office:value-type="float" office:value="-19.25" calcext:value-type="float">
            <text:p>-19.25</text:p>
          </table:table-cell>
          <table:table-cell table:formula="of:=0.25*([.B26]^(1/5))+[.C26]^(1/3)" office:value-type="float" office:value="-2.36057333057611" calcext:value-type="float">
            <text:p>-2.36057333057611</text:p>
          </table:table-cell>
          <table:table-cell table:formula="of:=0.125*[.B26]-[.C26]^(1/3)" office:value-type="float" office:value="3.10607843049727" calcext:value-type="float">
            <text:p>3.10607843049727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table:formula="of:=5*SIN([.A27])" office:value-type="float" office:value="3.52083755727267" calcext:value-type="float">
            <text:p>3.52083755727267</text:p>
          </table:table-cell>
          <table:table-cell table:formula="of:=[.A27]-20" office:value-type="float" office:value="-19.21875" calcext:value-type="float">
            <text:p>-19.21875</text:p>
          </table:table-cell>
          <table:table-cell table:formula="of:=0.25*([.B27]^(1/5))+[.C27]^(1/3)" office:value-type="float" office:value="-2.35703785328292" calcext:value-type="float">
            <text:p>-2.35703785328292</text:p>
          </table:table-cell>
          <table:table-cell table:formula="of:=0.125*[.B27]-[.C27]^(1/3)" office:value-type="float" office:value="3.11870786888602" calcext:value-type="float">
            <text:p>3.11870786888602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formula="of:=5*SIN([.A28])" office:value-type="float" office:value="3.63004327630356" calcext:value-type="float">
            <text:p>3.63004327630356</text:p>
          </table:table-cell>
          <table:table-cell table:formula="of:=[.A28]-20" office:value-type="float" office:value="-19.1875" calcext:value-type="float">
            <text:p>-19.1875</text:p>
          </table:table-cell>
          <table:table-cell table:formula="of:=0.25*([.B28]^(1/5))+[.C28]^(1/3)" office:value-type="float" office:value="-2.35361474994999" calcext:value-type="float">
            <text:p>-2.35361474994999</text:p>
          </table:table-cell>
          <table:table-cell table:formula="of:=0.125*[.B28]-[.C28]^(1/3)" office:value-type="float" office:value="3.13090597872175" calcext:value-type="float">
            <text:p>3.13090597872175</text:p>
          </table:table-cell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formula="of:=5*SIN([.A29])" office:value-type="float" office:value="3.73570431967797" calcext:value-type="float">
            <text:p>3.73570431967797</text:p>
          </table:table-cell>
          <table:table-cell table:formula="of:=[.A29]-20" office:value-type="float" office:value="-19.15625" calcext:value-type="float">
            <text:p>-19.15625</text:p>
          </table:table-cell>
          <table:table-cell table:formula="of:=0.25*([.B29]^(1/5))+[.C29]^(1/3)" office:value-type="float" office:value="-2.35029866458262" calcext:value-type="float">
            <text:p>-2.35029866458262</text:p>
          </table:table-cell>
          <table:table-cell table:formula="of:=0.125*[.B29]-[.C29]^(1/3)" office:value-type="float" office:value="3.14265942603876" calcext:value-type="float">
            <text:p>3.1426594260387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5*SIN([.A30])" office:value-type="float" office:value="3.83771751118014" calcext:value-type="float">
            <text:p>3.83771751118014</text:p>
          </table:table-cell>
          <table:table-cell table:formula="of:=[.A30]-20" office:value-type="float" office:value="-19.125" calcext:value-type="float">
            <text:p>-19.125</text:p>
          </table:table-cell>
          <table:table-cell table:formula="of:=0.25*([.B30]^(1/5))+[.C30]^(1/3)" office:value-type="float" office:value="-2.34708483168341" calcext:value-type="float">
            <text:p>-2.34708483168341</text:p>
          </table:table-cell>
          <table:table-cell table:formula="of:=0.125*[.B30]-[.C30]^(1/3)" office:value-type="float" office:value="3.1539553095172" calcext:value-type="float">
            <text:p>3.1539553095172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formula="of:=5*SIN([.A31])" office:value-type="float" office:value="3.93598323665974" calcext:value-type="float">
            <text:p>3.93598323665974</text:p>
          </table:table-cell>
          <table:table-cell table:formula="of:=[.A31]-20" office:value-type="float" office:value="-19.09375" calcext:value-type="float">
            <text:p>-19.09375</text:p>
          </table:table-cell>
          <table:table-cell table:formula="of:=0.25*([.B31]^(1/5))+[.C31]^(1/3)" office:value-type="float" office:value="-2.34396899868522" calcext:value-type="float">
            <text:p>-2.34396899868522</text:p>
          </table:table-cell>
          <table:table-cell table:formula="of:=0.125*[.B31]-[.C31]^(1/3)" office:value-type="float" office:value="3.16478117307668" calcext:value-type="float">
            <text:p>3.16478117307668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table:formula="of:=5*SIN([.A32])" office:value-type="float" office:value="4.03040554130347" calcext:value-type="float">
            <text:p>4.03040554130347</text:p>
          </table:table-cell>
          <table:table-cell table:formula="of:=[.A32]-20" office:value-type="float" office:value="-19.0625" calcext:value-type="float">
            <text:p>-19.0625</text:p>
          </table:table-cell>
          <table:table-cell table:formula="of:=0.25*([.B32]^(1/5))+[.C32]^(1/3)" office:value-type="float" office:value="-2.34094736120894" calcext:value-type="float">
            <text:p>-2.34094736120894</text:p>
          </table:table-cell>
          <table:table-cell table:formula="of:=0.125*[.B32]-[.C32]^(1/3)" office:value-type="float" office:value="3.17512501803512" calcext:value-type="float">
            <text:p>3.17512501803512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table:formula="of:=5*SIN([.A33])" office:value-type="float" office:value="4.12089222333318" calcext:value-type="float">
            <text:p>4.12089222333318</text:p>
          </table:table-cell>
          <table:table-cell table:formula="of:=[.A33]-20" office:value-type="float" office:value="-19.03125" calcext:value-type="float">
            <text:p>-19.03125</text:p>
          </table:table-cell>
          <table:table-cell table:formula="of:=0.25*([.B33]^(1/5))+[.C33]^(1/3)" office:value-type="float" office:value="-2.33801650870495" calcext:value-type="float">
            <text:p>-2.33801650870495</text:p>
          </table:table-cell>
          <table:table-cell table:formula="of:=0.125*[.B33]-[.C33]^(1/3)" office:value-type="float" office:value="3.18497531482089" calcext:value-type="float">
            <text:p>3.18497531482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*SIN([.A34])" office:value-type="float" office:value="4.20735492403948" calcext:value-type="float">
            <text:p>4.20735492403948</text:p>
          </table:table-cell>
          <table:table-cell table:formula="of:=[.A34]-20" office:value-type="float" office:value="-19" calcext:value-type="float">
            <text:p>-19</text:p>
          </table:table-cell>
          <table:table-cell table:formula="of:=0.25*([.B34]^(1/5))+[.C34]^(1/3)" office:value-type="float" office:value="-2.33517337856732" calcext:value-type="float">
            <text:p>-2.33517337856732</text:p>
          </table:table-cell>
          <table:table-cell table:formula="of:=0.125*[.B34]-[.C34]^(1/3)" office:value-type="float" office:value="3.19432101422688" calcext:value-type="float">
            <text:p>3.19432101422688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table:formula="of:=5*SIN([.A35])" office:value-type="float" office:value="4.28970921406242" calcext:value-type="float">
            <text:p>4.28970921406242</text:p>
          </table:table-cell>
          <table:table-cell table:formula="of:=[.A35]-20" office:value-type="float" office:value="-18.96875" calcext:value-type="float">
            <text:p>-18.96875</text:p>
          </table:table-cell>
          <table:table-cell table:formula="of:=0.25*([.B35]^(1/5))+[.C35]^(1/3)" office:value-type="float" office:value="-2.33241521721277" calcext:value-type="float">
            <text:p>-2.33241521721277</text:p>
          </table:table-cell>
          <table:table-cell table:formula="of:=0.125*[.B35]-[.C35]^(1/3)" office:value-type="float" office:value="3.20315155819551" calcext:value-type="float">
            <text:p>3.20315155819551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table:formula="of:=5*SIN([.A36])" office:value-type="float" office:value="4.36787467583536" calcext:value-type="float">
            <text:p>4.36787467583536</text:p>
          </table:table-cell>
          <table:table-cell table:formula="of:=[.A36]-20" office:value-type="float" office:value="-18.9375" calcext:value-type="float">
            <text:p>-18.9375</text:p>
          </table:table-cell>
          <table:table-cell table:formula="of:=0.25*([.B36]^(1/5))+[.C36]^(1/3)" office:value-type="float" office:value="-2.32973954692486" calcext:value-type="float">
            <text:p>-2.32973954692486</text:p>
          </table:table-cell>
          <table:table-cell table:formula="of:=0.125*[.B36]-[.C36]^(1/3)" office:value-type="float" office:value="3.21145689012409" calcext:value-type="float">
            <text:p>3.21145689012409</text:p>
          </table:table-cell>
        </table:table-row>
        <table:table-row table:style-name="ro1">
          <table:table-cell office:value-type="float" office:value="1.09375" calcext:value-type="float">
            <text:p>1.09375</text:p>
          </table:table-cell>
          <table:table-cell table:formula="of:=5*SIN([.A37])" office:value-type="float" office:value="4.44177498211137" calcext:value-type="float">
            <text:p>4.44177498211137</text:p>
          </table:table-cell>
          <table:table-cell table:formula="of:=[.A37]-20" office:value-type="float" office:value="-18.90625" calcext:value-type="float">
            <text:p>-18.90625</text:p>
          </table:table-cell>
          <table:table-cell table:formula="of:=0.25*([.B37]^(1/5))+[.C37]^(1/3)" office:value-type="float" office:value="-2.32714413750262" calcext:value-type="float">
            <text:p>-2.32714413750262</text:p>
          </table:table-cell>
          <table:table-cell table:formula="of:=0.125*[.B37]-[.C37]^(1/3)" office:value-type="float" office:value="3.21922746468045" calcext:value-type="float">
            <text:p>3.2192274646804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table:formula="of:=5*SIN([.A38])" office:value-type="float" office:value="4.51133797049548" calcext:value-type="float">
            <text:p>4.51133797049548</text:p>
          </table:table-cell>
          <table:table-cell table:formula="of:=[.A38]-20" office:value-type="float" office:value="-18.875" calcext:value-type="float">
            <text:p>-18.875</text:p>
          </table:table-cell>
          <table:table-cell table:formula="of:=0.25*([.B38]^(1/5))+[.C38]^(1/3)" office:value-type="float" office:value="-2.32462698193919" calcext:value-type="float">
            <text:p>-2.32462698193919</text:p>
          </table:table-cell>
          <table:table-cell table:formula="of:=0.125*[.B38]-[.C38]^(1/3)" office:value-type="float" office:value="3.22645425711943" calcext:value-type="float">
            <text:p>3.22645425711943</text:p>
          </table:table-cell>
        </table:table-row>
        <table:table-row table:style-name="ro1">
          <table:table-cell office:value-type="float" office:value="1.15625" calcext:value-type="float">
            <text:p>1.15625</text:p>
          </table:table-cell>
          <table:table-cell table:formula="of:=5*SIN([.A39])" office:value-type="float" office:value="4.57649571391003" calcext:value-type="float">
            <text:p>4.57649571391003</text:p>
          </table:table-cell>
          <table:table-cell table:formula="of:=[.A39]-20" office:value-type="float" office:value="-18.84375" calcext:value-type="float">
            <text:p>-18.84375</text:p>
          </table:table-cell>
          <table:table-cell table:formula="of:=0.25*([.B39]^(1/5))+[.C39]^(1/3)" office:value-type="float" office:value="-2.32218627550206" calcext:value-type="float">
            <text:p>-2.32218627550206</text:p>
          </table:table-cell>
          <table:table-cell table:formula="of:=0.125*[.B39]-[.C39]^(1/3)" office:value-type="float" office:value="3.23312877209088" calcext:value-type="float">
            <text:p>3.23312877209088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table:formula="of:=5*SIN([.A40])" office:value-type="float" office:value="4.63718458692434" calcext:value-type="float">
            <text:p>4.63718458692434</text:p>
          </table:table-cell>
          <table:table-cell table:formula="of:=[.A40]-20" office:value-type="float" office:value="-18.8125" calcext:value-type="float">
            <text:p>-18.8125</text:p>
          </table:table-cell>
          <table:table-cell table:formula="of:=0.25*([.B40]^(1/5))+[.C40]^(1/3)" office:value-type="float" office:value="-2.31982039770302" calcext:value-type="float">
            <text:p>-2.31982039770302</text:p>
          </table:table-cell>
          <table:table-cell table:formula="of:=0.125*[.B40]-[.C40]^(1/3)" office:value-type="float" office:value="3.23924305193077" calcext:value-type="float">
            <text:p>3.23924305193077</text:p>
          </table:table-cell>
        </table:table-row>
        <table:table-row table:style-name="ro1">
          <table:table-cell office:value-type="float" office:value="1.21875" calcext:value-type="float">
            <text:p>1.21875</text:p>
          </table:table-cell>
          <table:table-cell table:formula="of:=5*SIN([.A41])" office:value-type="float" office:value="4.6933453278838" calcext:value-type="float">
            <text:p>4.6933453278838</text:p>
          </table:table-cell>
          <table:table-cell table:formula="of:=[.A41]-20" office:value-type="float" office:value="-18.78125" calcext:value-type="float">
            <text:p>-18.78125</text:p>
          </table:table-cell>
          <table:table-cell table:formula="of:=0.25*([.B41]^(1/5))+[.C41]^(1/3)" office:value-type="float" office:value="-2.31752789673799" calcext:value-type="float">
            <text:p>-2.31752789673799</text:p>
          </table:table-cell>
          <table:table-cell table:formula="of:=0.125*[.B41]-[.C41]^(1/3)" office:value-type="float" office:value="3.2447896844272" calcext:value-type="float">
            <text:p>3.244789684427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5*SIN([.A42])" office:value-type="float" office:value="4.74492309677793" calcext:value-type="float">
            <text:p>4.74492309677793</text:p>
          </table:table-cell>
          <table:table-cell table:formula="of:=[.A42]-20" office:value-type="float" office:value="-18.75" calcext:value-type="float">
            <text:p>-18.75</text:p>
          </table:table-cell>
          <table:table-cell table:formula="of:=0.25*([.B42]^(1/5))+[.C42]^(1/3)" office:value-type="float" office:value="-2.31530747605185" calcext:value-type="float">
            <text:p>-2.31530747605185</text:p>
          </table:table-cell>
          <table:table-cell table:formula="of:=0.125*[.B42]-[.C42]^(1/3)" office:value-type="float" office:value="3.24976181005377" calcext:value-type="float">
            <text:p>3.24976181005377</text:p>
          </table:table-cell>
        </table:table-row>
        <table:table-row table:style-name="ro1">
          <table:table-cell office:value-type="float" office:value="1.28125" calcext:value-type="float">
            <text:p>1.28125</text:p>
          </table:table-cell>
          <table:table-cell table:formula="of:=5*SIN([.A43])" office:value-type="float" office:value="4.7918675287907" calcext:value-type="float">
            <text:p>4.7918675287907</text:p>
          </table:table-cell>
          <table:table-cell table:formula="of:=[.A43]-20" office:value-type="float" office:value="-18.71875" calcext:value-type="float">
            <text:p>-18.71875</text:p>
          </table:table-cell>
          <table:table-cell table:formula="of:=0.25*([.B43]^(1/5))+[.C43]^(1/3)" office:value-type="float" office:value="-2.31315798274337" calcext:value-type="float">
            <text:p>-2.31315798274337</text:p>
          </table:table-cell>
          <table:table-cell table:formula="of:=0.125*[.B43]-[.C43]^(1/3)" office:value-type="float" office:value="3.25415312866329" calcext:value-type="float">
            <text:p>3.25415312866329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table:formula="of:=5*SIN([.A44])" office:value-type="float" office:value="4.8341327834809" calcext:value-type="float">
            <text:p>4.8341327834809</text:p>
          </table:table-cell>
          <table:table-cell table:formula="of:=[.A44]-20" office:value-type="float" office:value="-18.6875" calcext:value-type="float">
            <text:p>-18.6875</text:p>
          </table:table-cell>
          <table:table-cell table:formula="of:=0.25*([.B44]^(1/5))+[.C44]^(1/3)" office:value-type="float" office:value="-2.31107839757477" calcext:value-type="float">
            <text:p>-2.31107839757477</text:p>
          </table:table-cell>
          <table:table-cell table:formula="of:=0.125*[.B44]-[.C44]^(1/3)" office:value-type="float" office:value="3.25795790563515" calcext:value-type="float">
            <text:p>3.25795790563515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table:formula="of:=5*SIN([.A45])" office:value-type="float" office:value="4.87167758954459" calcext:value-type="float">
            <text:p>4.87167758954459</text:p>
          </table:table-cell>
          <table:table-cell table:formula="of:=[.A45]-20" office:value-type="float" office:value="-18.65625" calcext:value-type="float">
            <text:p>-18.65625</text:p>
          </table:table-cell>
          <table:table-cell table:formula="of:=0.25*([.B45]^(1/5))+[.C45]^(1/3)" office:value-type="float" office:value="-2.30906782639076" calcext:value-type="float">
            <text:p>-2.30906782639076</text:p>
          </table:table-cell>
          <table:table-cell table:formula="of:=0.125*[.B45]-[.C45]^(1/3)" office:value-type="float" office:value="3.26117097747055" calcext:value-type="float">
            <text:p>3.2611709774705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formula="of:=5*SIN([.A46])" office:value-type="float" office:value="4.90446528511578" calcext:value-type="float">
            <text:p>4.90446528511578</text:p>
          </table:table-cell>
          <table:table-cell table:formula="of:=[.A46]-20" office:value-type="float" office:value="-18.625" calcext:value-type="float">
            <text:p>-18.625</text:p>
          </table:table-cell>
          <table:table-cell table:formula="of:=0.25*([.B46]^(1/5))+[.C46]^(1/3)" office:value-type="float" office:value="-2.30712549278562" calcext:value-type="float">
            <text:p>-2.30712549278562</text:p>
          </table:table-cell>
          <table:table-cell table:formula="of:=0.125*[.B46]-[.C46]^(1/3)" office:value-type="float" office:value="3.26378775682992" calcext:value-type="float">
            <text:p>3.26378775682992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table:formula="of:=5*SIN([.A47])" office:value-type="float" office:value="4.93246385356617" calcext:value-type="float">
            <text:p>4.93246385356617</text:p>
          </table:table-cell>
          <table:table-cell table:formula="of:=[.A47]-20" office:value-type="float" office:value="-18.59375" calcext:value-type="float">
            <text:p>-18.59375</text:p>
          </table:table-cell>
          <table:table-cell table:formula="of:=0.25*([.B47]^(1/5))+[.C47]^(1/3)" office:value-type="float" office:value="-2.30525073188464" calcext:value-type="float">
            <text:p>-2.30525073188464</text:p>
          </table:table-cell>
          <table:table-cell table:formula="of:=0.125*[.B47]-[.C47]^(1/3)" office:value-type="float" office:value="3.26580423700781" calcext:value-type="float">
            <text:p>3.26580423700781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table:formula="of:=5*SIN([.A48])" office:value-type="float" office:value="4.95564595476881" calcext:value-type="float">
            <text:p>4.95564595476881</text:p>
          </table:table-cell>
          <table:table-cell table:formula="of:=[.A48]-20" office:value-type="float" office:value="-18.5625" calcext:value-type="float">
            <text:p>-18.5625</text:p>
          </table:table-cell>
          <table:table-cell table:formula="of:=0.25*([.B48]^(1/5))+[.C48]^(1/3)" office:value-type="float" office:value="-2.30344298513026" calcext:value-type="float">
            <text:p>-2.30344298513026</text:p>
          </table:table-cell>
          <table:table-cell table:formula="of:=0.125*[.B48]-[.C48]^(1/3)" office:value-type="float" office:value="3.26721699584065" calcext:value-type="float">
            <text:p>3.26721699584065</text:p>
          </table:table-cell>
        </table:table-row>
        <table:table-row table:style-name="ro1">
          <table:table-cell office:value-type="float" office:value="1.46875" calcext:value-type="float">
            <text:p>1.46875</text:p>
          </table:table-cell>
          <table:table-cell table:formula="of:=5*SIN([.A49])" office:value-type="float" office:value="4.97398895179528" calcext:value-type="float">
            <text:p>4.97398895179528</text:p>
          </table:table-cell>
          <table:table-cell table:formula="of:=[.A49]-20" office:value-type="float" office:value="-18.53125" calcext:value-type="float">
            <text:p>-18.53125</text:p>
          </table:table-cell>
          <table:table-cell table:formula="of:=0.25*([.B49]^(1/5))+[.C49]^(1/3)" office:value-type="float" office:value="-2.30170179598303" calcext:value-type="float">
            <text:p>-2.30170179598303</text:p>
          </table:table-cell>
          <table:table-cell table:formula="of:=0.125*[.B49]-[.C49]^(1/3)" office:value-type="float" office:value="3.26802319904383" calcext:value-type="float">
            <text:p>3.2680231990438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5*SIN([.A50])" office:value-type="float" office:value="4.98747493302027" calcext:value-type="float">
            <text:p>4.98747493302027</text:p>
          </table:table-cell>
          <table:table-cell table:formula="of:=[.A50]-20" office:value-type="float" office:value="-18.5" calcext:value-type="float">
            <text:p>-18.5</text:p>
          </table:table-cell>
          <table:table-cell table:formula="of:=0.25*([.B50]^(1/5))+[.C50]^(1/3)" office:value-type="float" office:value="-2.30002680646537" calcext:value-type="float">
            <text:p>-2.30002680646537</text:p>
          </table:table-cell>
          <table:table-cell table:formula="of:=0.125*[.B50]-[.C50]^(1/3)" office:value-type="float" office:value="3.26822060297464" calcext:value-type="float">
            <text:p>3.26822060297464</text:p>
          </table:table-cell>
        </table:table-row>
        <table:table-row table:style-name="ro1">
          <table:table-cell office:value-type="float" office:value="1.53125" calcext:value-type="float">
            <text:p>1.53125</text:p>
          </table:table-cell>
          <table:table-cell table:formula="of:=5*SIN([.A51])" office:value-type="float" office:value="4.99609072961198" calcext:value-type="float">
            <text:p>4.99609072961198</text:p>
          </table:table-cell>
          <table:table-cell table:formula="of:=[.A51]-20" office:value-type="float" office:value="-18.46875" calcext:value-type="float">
            <text:p>-18.46875</text:p>
          </table:table-cell>
          <table:table-cell table:formula="of:=0.25*([.B51]^(1/5))+[.C51]^(1/3)" office:value-type="float" office:value="-2.29841775449105" calcext:value-type="float">
            <text:p>-2.29841775449105</text:p>
          </table:table-cell>
          <table:table-cell table:formula="of:=0.125*[.B51]-[.C51]^(1/3)" office:value-type="float" office:value="3.26780755681838" calcext:value-type="float">
            <text:p>3.26780755681838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table:formula="of:=5*SIN([.A52])" office:value-type="float" office:value="4.99982792839125" calcext:value-type="float">
            <text:p>4.99982792839125</text:p>
          </table:table-cell>
          <table:table-cell table:formula="of:=[.A52]-20" office:value-type="float" office:value="-18.4375" calcext:value-type="float">
            <text:p>-18.4375</text:p>
          </table:table-cell>
          <table:table-cell table:formula="of:=0.25*([.B52]^(1/5))+[.C52]^(1/3)" office:value-type="float" office:value="-2.29687447193721" calcext:value-type="float">
            <text:p>-2.29687447193721</text:p>
          </table:table-cell>
          <table:table-cell table:formula="of:=0.125*[.B52]-[.C52]^(1/3)" office:value-type="float" office:value="3.26678300419571" calcext:value-type="float">
            <text:p>3.26678300419571</text:p>
          </table:table-cell>
        </table:table-row>
        <table:table-row table:style-name="ro1">
          <table:table-cell office:value-type="float" office:value="1.59375" calcext:value-type="float">
            <text:p>1.59375</text:p>
          </table:table-cell>
          <table:table-cell table:formula="of:=5*SIN([.A53])" office:value-type="float" office:value="4.99868288004688" calcext:value-type="float">
            <text:p>4.99868288004688</text:p>
          </table:table-cell>
          <table:table-cell table:formula="of:=[.A53]-20" office:value-type="float" office:value="-18.40625" calcext:value-type="float">
            <text:p>-18.40625</text:p>
          </table:table-cell>
          <table:table-cell table:formula="of:=0.25*([.B53]^(1/5))+[.C53]^(1/3)" office:value-type="float" office:value="-2.295396883428" calcext:value-type="float">
            <text:p>-2.295396883428</text:p>
          </table:table-cell>
          <table:table-cell table:formula="of:=0.125*[.B53]-[.C53]^(1/3)" office:value-type="float" office:value="3.26514648418935" calcext:value-type="float">
            <text:p>3.2651464841893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table:formula="of:=5*SIN([.A54])" office:value-type="float" office:value="4.99265670269916" calcext:value-type="float">
            <text:p>4.99265670269916</text:p>
          </table:table-cell>
          <table:table-cell table:formula="of:=[.A54]-20" office:value-type="float" office:value="-18.375" calcext:value-type="float">
            <text:p>-18.375</text:p>
          </table:table-cell>
          <table:table-cell table:formula="of:=0.25*([.B54]^(1/5))+[.C54]^(1/3)" office:value-type="float" office:value="-2.29398500581068" calcext:value-type="float">
            <text:p>-2.29398500581068</text:p>
          </table:table-cell>
          <table:table-cell table:formula="of:=0.125*[.B54]-[.C54]^(1/3)" office:value-type="float" office:value="3.26289813178943" calcext:value-type="float">
            <text:p>3.26289813178943</text:p>
          </table:table-cell>
        </table:table-row>
        <table:table-row table:style-name="ro1">
          <table:table-cell office:value-type="float" office:value="1.65625" calcext:value-type="float">
            <text:p>1.65625</text:p>
          </table:table-cell>
          <table:table-cell table:formula="of:=5*SIN([.A55])" office:value-type="float" office:value="4.981755280808" calcext:value-type="float">
            <text:p>4.981755280808</text:p>
          </table:table-cell>
          <table:table-cell table:formula="of:=[.A55]-20" office:value-type="float" office:value="-18.34375" calcext:value-type="float">
            <text:p>-18.34375</text:p>
          </table:table-cell>
          <table:table-cell table:formula="of:=0.25*([.B55]^(1/5))+[.C55]^(1/3)" office:value-type="float" office:value="-2.29263894831564" calcext:value-type="float">
            <text:p>-2.29263894831564</text:p>
          </table:table-cell>
          <table:table-cell table:formula="of:=0.125*[.B55]-[.C55]^(1/3)" office:value-type="float" office:value="3.26003867775689" calcext:value-type="float">
            <text:p>3.26003867775689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table:formula="of:=5*SIN([.A56])" office:value-type="float" office:value="4.96598925942687" calcext:value-type="float">
            <text:p>4.96598925942687</text:p>
          </table:table-cell>
          <table:table-cell table:formula="of:=[.A56]-20" office:value-type="float" office:value="-18.3125" calcext:value-type="float">
            <text:p>-18.3125</text:p>
          </table:table-cell>
          <table:table-cell table:formula="of:=0.25*([.B56]^(1/5))+[.C56]^(1/3)" office:value-type="float" office:value="-2.29135891340327" calcext:value-type="float">
            <text:p>-2.29135891340327</text:p>
          </table:table-cell>
          <table:table-cell table:formula="of:=0.125*[.B56]-[.C56]^(1/3)" office:value-type="float" office:value="3.25656944790503" calcext:value-type="float">
            <text:p>3.25656944790503</text:p>
          </table:table-cell>
        </table:table-row>
        <table:table-row table:style-name="ro1">
          <table:table-cell office:value-type="float" office:value="1.71875" calcext:value-type="float">
            <text:p>1.71875</text:p>
          </table:table-cell>
          <table:table-cell table:formula="of:=5*SIN([.A57])" office:value-type="float" office:value="4.94537403380811" calcext:value-type="float">
            <text:p>4.94537403380811</text:p>
          </table:table-cell>
          <table:table-cell table:formula="of:=[.A57]-20" office:value-type="float" office:value="-18.28125" calcext:value-type="float">
            <text:p>-18.28125</text:p>
          </table:table-cell>
          <table:table-cell table:formula="of:=0.25*([.B57]^(1/5))+[.C57]^(1/3)" office:value-type="float" office:value="-2.29014519831061" calcext:value-type="float">
            <text:p>-2.29014519831061</text:p>
          </table:table-cell>
          <table:table-cell table:formula="of:=0.125*[.B57]-[.C57]^(1/3)" office:value-type="float" office:value="3.25249236180009" calcext:value-type="float">
            <text:p>3.2524923618000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5*SIN([.A58])" office:value-type="float" office:value="4.91992973436969" calcext:value-type="float">
            <text:p>4.91992973436969</text:p>
          </table:table-cell>
          <table:table-cell table:formula="of:=[.A58]-20" office:value-type="float" office:value="-18.25" calcext:value-type="float">
            <text:p>-18.25</text:p>
          </table:table-cell>
          <table:table-cell table:formula="of:=0.25*([.B58]^(1/5))+[.C58]^(1/3)" office:value-type="float" office:value="-2.28899819732287" calcext:value-type="float">
            <text:p>-2.28899819732287</text:p>
          </table:table-cell>
          <table:table-cell table:formula="of:=0.125*[.B58]-[.C58]^(1/3)" office:value-type="float" office:value="3.24780993088193" calcext:value-type="float">
            <text:p>3.24780993088193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table:formula="of:=5*SIN([.A59])" office:value-type="float" office:value="4.88968120703819" calcext:value-type="float">
            <text:p>4.88968120703819</text:p>
          </table:table-cell>
          <table:table-cell table:formula="of:=[.A59]-20" office:value-type="float" office:value="-18.21875" calcext:value-type="float">
            <text:p>-18.21875</text:p>
          </table:table-cell>
          <table:table-cell table:formula="of:=0.25*([.B59]^(1/5))+[.C59]^(1/3)" office:value-type="float" office:value="-2.28791840480594" calcext:value-type="float">
            <text:p>-2.28791840480594</text:p>
          </table:table-cell>
          <table:table-cell table:formula="of:=0.125*[.B59]-[.C59]^(1/3)" office:value-type="float" office:value="3.24252525600677" calcext:value-type="float">
            <text:p>3.24252525600677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table:formula="of:=5*SIN([.A60])" office:value-type="float" office:value="4.85465798898725" calcext:value-type="float">
            <text:p>4.85465798898725</text:p>
          </table:table-cell>
          <table:table-cell table:formula="of:=[.A60]-20" office:value-type="float" office:value="-18.1875" calcext:value-type="float">
            <text:p>-18.1875</text:p>
          </table:table-cell>
          <table:table-cell table:formula="of:=0.25*([.B60]^(1/5))+[.C60]^(1/3)" office:value-type="float" office:value="-2.28690641904975" calcext:value-type="float">
            <text:p>-2.28690641904975</text:p>
          </table:table-cell>
          <table:table-cell table:formula="of:=0.125*[.B60]-[.C60]^(1/3)" office:value-type="float" office:value="3.23664202441436" calcext:value-type="float">
            <text:p>3.23664202441436</text:p>
          </table:table-cell>
        </table:table-row>
        <table:table-row table:style-name="ro1">
          <table:table-cell office:value-type="float" office:value="1.84375" calcext:value-type="float">
            <text:p>1.84375</text:p>
          </table:table-cell>
          <table:table-cell table:formula="of:=5*SIN([.A61])" office:value-type="float" office:value="4.81489427979494" calcext:value-type="float">
            <text:p>4.81489427979494</text:p>
          </table:table-cell>
          <table:table-cell table:formula="of:=[.A61]-20" office:value-type="float" office:value="-18.15625" calcext:value-type="float">
            <text:p>-18.15625</text:p>
          </table:table-cell>
          <table:table-cell table:formula="of:=0.25*([.B61]^(1/5))+[.C61]^(1/3)" office:value-type="float" office:value="-2.28596294698607" calcext:value-type="float">
            <text:p>-2.28596294698607</text:p>
          </table:table-cell>
          <table:table-cell table:formula="of:=0.125*[.B61]-[.C61]^(1/3)" office:value-type="float" office:value="3.2301645061225" calcext:value-type="float">
            <text:p>3.230164506122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table:formula="of:=5*SIN([.A62])" office:value-type="float" office:value="4.77042890804847" calcext:value-type="float">
            <text:p>4.77042890804847</text:p>
          </table:table-cell>
          <table:table-cell table:formula="of:=[.A62]-20" office:value-type="float" office:value="-18.125" calcext:value-type="float">
            <text:p>-18.125</text:p>
          </table:table-cell>
          <table:table-cell table:formula="of:=0.25*([.B62]^(1/5))+[.C62]^(1/3)" office:value-type="float" office:value="-2.28508880986108" calcext:value-type="float">
            <text:p>-2.28508880986108</text:p>
          </table:table-cell>
          <table:table-cell table:formula="of:=0.125*[.B62]-[.C62]^(1/3)" office:value-type="float" office:value="3.22309754975251" calcext:value-type="float">
            <text:p>3.22309754975251</text:p>
          </table:table-cell>
        </table:table-row>
        <table:table-row table:style-name="ro1">
          <table:table-cell office:value-type="float" office:value="1.90625" calcext:value-type="float">
            <text:p>1.90625</text:p>
          </table:table-cell>
          <table:table-cell table:formula="of:=5*SIN([.A63])" office:value-type="float" office:value="4.72130529342877" calcext:value-type="float">
            <text:p>4.72130529342877</text:p>
          </table:table-cell>
          <table:table-cell table:formula="of:=[.A63]-20" office:value-type="float" office:value="-18.09375" calcext:value-type="float">
            <text:p>-18.09375</text:p>
          </table:table-cell>
          <table:table-cell table:formula="of:=0.25*([.B63]^(1/5))+[.C63]^(1/3)" office:value-type="float" office:value="-2.28428494996122" calcext:value-type="float">
            <text:p>-2.28428494996122</text:p>
          </table:table-cell>
          <table:table-cell table:formula="of:=0.125*[.B63]-[.C63]^(1/3)" office:value-type="float" office:value="3.21544657778963" calcext:value-type="float">
            <text:p>3.21544657778963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table:formula="of:=5*SIN([.A64])" office:value-type="float" office:value="4.66757140431188" calcext:value-type="float">
            <text:p>4.66757140431188</text:p>
          </table:table-cell>
          <table:table-cell table:formula="of:=[.A64]-20" office:value-type="float" office:value="-18.0625" calcext:value-type="float">
            <text:p>-18.0625</text:p>
          </table:table-cell>
          <table:table-cell table:formula="of:=0.25*([.B64]^(1/5))+[.C64]^(1/3)" office:value-type="float" office:value="-2.28355243851308" calcext:value-type="float">
            <text:p>-2.28355243851308</text:p>
          </table:table-cell>
          <table:table-cell table:formula="of:=0.125*[.B64]-[.C64]^(1/3)" office:value-type="float" office:value="3.20721758128307" calcext:value-type="float">
            <text:p>3.20721758128307</text:p>
          </table:table-cell>
        </table:table-row>
        <table:table-row table:style-name="ro1">
          <table:table-cell office:value-type="float" office:value="1.96875" calcext:value-type="float">
            <text:p>1.96875</text:p>
          </table:table-cell>
          <table:table-cell table:formula="of:=5*SIN([.A65])" office:value-type="float" office:value="4.60927971092864" calcext:value-type="float">
            <text:p>4.60927971092864</text:p>
          </table:table-cell>
          <table:table-cell table:formula="of:=[.A65]-20" office:value-type="float" office:value="-18.03125" calcext:value-type="float">
            <text:p>-18.03125</text:p>
          </table:table-cell>
          <table:table-cell table:formula="of:=0.25*([.B65]^(1/5))+[.C65]^(1/3)" office:value-type="float" office:value="-2.28289248490311" calcext:value-type="float">
            <text:p>-2.28289248490311</text:p>
          </table:table-cell>
          <table:table-cell table:formula="of:=0.125*[.B65]-[.C65]^(1/3)" office:value-type="float" office:value="3.19841711399081" calcext:value-type="float">
            <text:p>3.19841711399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*SIN([.A66])" office:value-type="float" office:value="4.54648713412841" calcext:value-type="float">
            <text:p>4.54648713412841</text:p>
          </table:table-cell>
          <table:table-cell table:formula="of:=[.A66]-20" office:value-type="float" office:value="-18" calcext:value-type="float">
            <text:p>-18</text:p>
          </table:table-cell>
          <table:table-cell table:formula="of:=0.25*([.B66]^(1/5))+[.C66]^(1/3)" office:value-type="float" office:value="-2.28230644739386" calcext:value-type="float">
            <text:p>-2.28230644739386</text:p>
          </table:table-cell>
          <table:table-cell table:formula="of:=0.125*[.B66]-[.C66]^(1/3)" office:value-type="float" office:value="3.18905228597495" calcext:value-type="float">
            <text:p>3.18905228597495</text:p>
          </table:table-cell>
        </table:table-row>
        <table:table-row table:style-name="ro1">
          <table:table-cell office:value-type="float" office:value="2.03125" calcext:value-type="float">
            <text:p>2.03125</text:p>
          </table:table-cell>
          <table:table-cell table:formula="of:=5*SIN([.A67])" office:value-type="float" office:value="4.47925498979683" calcext:value-type="float">
            <text:p>4.47925498979683</text:p>
          </table:table-cell>
          <table:table-cell table:formula="of:=[.A67]-20" office:value-type="float" office:value="-17.96875" calcext:value-type="float">
            <text:p>-17.96875</text:p>
          </table:table-cell>
          <table:table-cell table:formula="of:=0.25*([.B67]^(1/5))+[.C67]^(1/3)" office:value-type="float" office:value="-2.28179584554975" calcext:value-type="float">
            <text:p>-2.28179584554975</text:p>
          </table:table-cell>
          <table:table-cell table:formula="of:=0.125*[.B67]-[.C67]^(1/3)" office:value-type="float" office:value="3.17913075665372" calcext:value-type="float">
            <text:p>3.17913075665372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table:formula="of:=5*SIN([.A68])" office:value-type="float" office:value="4.40764892898189" calcext:value-type="float">
            <text:p>4.40764892898189</text:p>
          </table:table-cell>
          <table:table-cell table:formula="of:=[.A68]-20" office:value-type="float" office:value="-17.9375" calcext:value-type="float">
            <text:p>-17.9375</text:p>
          </table:table-cell>
          <table:table-cell table:formula="of:=0.25*([.B68]^(1/5))+[.C68]^(1/3)" office:value-type="float" office:value="-2.28136237462981" calcext:value-type="float">
            <text:p>-2.28136237462981</text:p>
          </table:table-cell>
          <table:table-cell table:formula="of:=0.125*[.B68]-[.C68]^(1/3)" office:value-type="float" office:value="3.16866072731717" calcext:value-type="float">
            <text:p>3.16866072731717</text:p>
          </table:table-cell>
        </table:table-row>
        <table:table-row table:style-name="ro1">
          <table:table-cell office:value-type="float" office:value="2.09375" calcext:value-type="float">
            <text:p>2.09375</text:p>
          </table:table-cell>
          <table:table-cell table:formula="of:=5*SIN([.A69])" office:value-type="float" office:value="4.33173887378681" calcext:value-type="float">
            <text:p>4.33173887378681</text:p>
          </table:table-cell>
          <table:table-cell table:formula="of:=[.A69]-20" office:value-type="float" office:value="-17.90625" calcext:value-type="float">
            <text:p>-17.90625</text:p>
          </table:table-cell>
          <table:table-cell table:formula="of:=0.25*([.B69]^(1/5))+[.C69]^(1/3)" office:value-type="float" office:value="-2.28100792225893" calcext:value-type="float">
            <text:p>-2.28100792225893</text:p>
          </table:table-cell>
          <table:table-cell table:formula="of:=0.125*[.B69]-[.C69]^(1/3)" office:value-type="float" office:value="3.15765093311356" calcext:value-type="float">
            <text:p>3.1576509331135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table:formula="of:=5*SIN([.A70])" office:value-type="float" office:value="4.25159894909226" calcext:value-type="float">
            <text:p>4.25159894909226</text:p>
          </table:table-cell>
          <table:table-cell table:formula="of:=[.A70]-20" office:value-type="float" office:value="-17.875" calcext:value-type="float">
            <text:p>-17.875</text:p>
          </table:table-cell>
          <table:table-cell table:formula="of:=0.25*([.B70]^(1/5))+[.C70]^(1/3)" office:value-type="float" office:value="-2.28073458775557" calcext:value-type="float">
            <text:p>-2.28073458775557</text:p>
          </table:table-cell>
          <table:table-cell table:formula="of:=0.125*[.B70]-[.C70]^(1/3)" office:value-type="float" office:value="3.14611063451452" calcext:value-type="float">
            <text:p>3.14611063451452</text:p>
          </table:table-cell>
        </table:table-row>
        <table:table-row table:style-name="ro1">
          <table:table-cell office:value-type="float" office:value="2.15625" calcext:value-type="float">
            <text:p>2.15625</text:p>
          </table:table-cell>
          <table:table-cell table:formula="of:=5*SIN([.A71])" office:value-type="float" office:value="4.16730741017472" calcext:value-type="float">
            <text:p>4.16730741017472</text:p>
          </table:table-cell>
          <table:table-cell table:formula="of:=[.A71]-20" office:value-type="float" office:value="-17.84375" calcext:value-type="float">
            <text:p>-17.84375</text:p>
          </table:table-cell>
          <table:table-cell table:formula="of:=0.25*([.B71]^(1/5))+[.C71]^(1/3)" office:value-type="float" office:value="-2.28054470457648" calcext:value-type="float">
            <text:p>-2.28054470457648</text:p>
          </table:table-cell>
          <table:table-cell table:formula="of:=0.125*[.B71]-[.C71]^(1/3)" office:value-type="float" office:value="3.13404960826721" calcext:value-type="float">
            <text:p>3.13404960826721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table:formula="of:=5*SIN([.A72])" office:value-type="float" office:value="4.07894656629149" calcext:value-type="float">
            <text:p>4.07894656629149</text:p>
          </table:table-cell>
          <table:table-cell table:formula="of:=[.A72]-20" office:value-type="float" office:value="-17.8125" calcext:value-type="float">
            <text:p>-17.8125</text:p>
          </table:table-cell>
          <table:table-cell table:formula="of:=0.25*([.B72]^(1/5))+[.C72]^(1/3)" office:value-type="float" office:value="-2.28044086644171" calcext:value-type="float">
            <text:p>-2.28044086644171</text:p>
          </table:table-cell>
          <table:table-cell table:formula="of:=0.125*[.B72]-[.C72]^(1/3)" office:value-type="float" office:value="3.12147813784223" calcext:value-type="float">
            <text:p>3.12147813784223</text:p>
          </table:table-cell>
        </table:table-row>
        <table:table-row table:style-name="ro1">
          <table:table-cell office:value-type="float" office:value="2.21875" calcext:value-type="float">
            <text:p>2.21875</text:p>
          </table:table-cell>
          <table:table-cell table:formula="of:=5*SIN([.A73])" office:value-type="float" office:value="3.9866027003071" calcext:value-type="float">
            <text:p>3.9866027003071</text:p>
          </table:table-cell>
          <table:table-cell table:formula="of:=[.A73]-20" office:value-type="float" office:value="-17.78125" calcext:value-type="float">
            <text:p>-17.78125</text:p>
          </table:table-cell>
          <table:table-cell table:formula="of:=0.25*([.B73]^(1/5))+[.C73]^(1/3)" office:value-type="float" office:value="-2.28042595783235" calcext:value-type="float">
            <text:p>-2.28042595783235</text:p>
          </table:table-cell>
          <table:table-cell table:formula="of:=0.125*[.B73]-[.C73]^(1/3)" office:value-type="float" office:value="3.10840700338684" calcext:value-type="float">
            <text:p>3.1084070033868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5*SIN([.A74])" office:value-type="float" office:value="3.89036598443961" calcext:value-type="float">
            <text:p>3.89036598443961</text:p>
          </table:table-cell>
          <table:table-cell table:formula="of:=[.A74]-20" office:value-type="float" office:value="-17.75" calcext:value-type="float">
            <text:p>-17.75</text:p>
          </table:table-cell>
          <table:table-cell table:formula="of:=0.25*([.B74]^(1/5))+[.C74]^(1/3)" office:value-type="float" office:value="-2.28050318971743" calcext:value-type="float">
            <text:p>-2.28050318971743</text:p>
          </table:table-cell>
          <table:table-cell table:formula="of:=0.125*[.B74]-[.C74]^(1/3)" office:value-type="float" office:value="3.09484747119303" calcext:value-type="float">
            <text:p>3.09484747119303</text:p>
          </table:table-cell>
        </table:table-row>
        <table:table-row table:style-name="ro1">
          <table:table-cell office:value-type="float" office:value="2.28125" calcext:value-type="float">
            <text:p>2.28125</text:p>
          </table:table-cell>
          <table:table-cell table:formula="of:=5*SIN([.A75])" office:value-type="float" office:value="3.79033039220888" calcext:value-type="float">
            <text:p>3.79033039220888</text:p>
          </table:table-cell>
          <table:table-cell table:formula="of:=[.A75]-20" office:value-type="float" office:value="-17.71875" calcext:value-type="float">
            <text:p>-17.71875</text:p>
          </table:table-cell>
          <table:table-cell table:formula="of:=0.25*([.B75]^(1/5))+[.C75]^(1/3)" office:value-type="float" office:value="-2.28067614157504" calcext:value-type="float">
            <text:p>-2.28067614157504</text:p>
          </table:table-cell>
          <table:table-cell table:formula="of:=0.125*[.B75]-[.C75]^(1/3)" office:value-type="float" office:value="3.08081128269095" calcext:value-type="float">
            <text:p>3.08081128269095</text:p>
          </table:table-cell>
        </table:table-row>
        <table:table-row table:style-name="ro1">
          <table:table-cell office:value-type="float" office:value="2.3125" calcext:value-type="float">
            <text:p>2.3125</text:p>
          </table:table-cell>
          <table:table-cell table:formula="of:=5*SIN([.A76])" office:value-type="float" office:value="3.68659360667309" calcext:value-type="float">
            <text:p>3.68659360667309</text:p>
          </table:table-cell>
          <table:table-cell table:formula="of:=[.A76]-20" office:value-type="float" office:value="-17.6875" calcext:value-type="float">
            <text:p>-17.6875</text:p>
          </table:table-cell>
          <table:table-cell table:formula="of:=0.25*([.B76]^(1/5))+[.C76]^(1/3)" office:value-type="float" office:value="-2.28094881104212" calcext:value-type="float">
            <text:p>-2.28094881104212</text:p>
          </table:table-cell>
          <table:table-cell table:formula="of:=0.125*[.B76]-[.C76]^(1/3)" office:value-type="float" office:value="3.06631064297825" calcext:value-type="float">
            <text:p>3.06631064297825</text:p>
          </table:table-cell>
        </table:table-row>
        <table:table-row table:style-name="ro1">
          <table:table-cell office:value-type="float" office:value="2.34375" calcext:value-type="float">
            <text:p>2.34375</text:p>
          </table:table-cell>
          <table:table-cell table:formula="of:=5*SIN([.A77])" office:value-type="float" office:value="3.5792569250429" calcext:value-type="float">
            <text:p>3.5792569250429</text:p>
          </table:table-cell>
          <table:table-cell table:formula="of:=[.A77]-20" office:value-type="float" office:value="-17.65625" calcext:value-type="float">
            <text:p>-17.65625</text:p>
          </table:table-cell>
          <table:table-cell table:formula="of:=0.25*([.B77]^(1/5))+[.C77]^(1/3)" office:value-type="float" office:value="-2.28132567287616" calcext:value-type="float">
            <text:p>-2.28132567287616</text:p>
          </table:table-cell>
          <table:table-cell table:formula="of:=0.125*[.B77]-[.C77]^(1/3)" office:value-type="float" office:value="3.05135820889676" calcext:value-type="float">
            <text:p>3.05135820889676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formula="of:=5*SIN([.A78])" office:value-type="float" office:value="3.46842515976636" calcext:value-type="float">
            <text:p>3.46842515976636</text:p>
          </table:table-cell>
          <table:table-cell table:formula="of:=[.A78]-20" office:value-type="float" office:value="-17.625" calcext:value-type="float">
            <text:p>-17.625</text:p>
          </table:table-cell>
          <table:table-cell table:formula="of:=0.25*([.B78]^(1/5))+[.C78]^(1/3)" office:value-type="float" office:value="-2.28181174937019" calcext:value-type="float">
            <text:p>-2.28181174937019</text:p>
          </table:table-cell>
          <table:table-cell table:formula="of:=0.125*[.B78]-[.C78]^(1/3)" office:value-type="float" office:value="3.0359670766679" calcext:value-type="float">
            <text:p>3.0359670766679</text:p>
          </table:table-cell>
        </table:table-row>
        <table:table-row table:style-name="ro1">
          <table:table-cell office:value-type="float" office:value="2.40625" calcext:value-type="float">
            <text:p>2.40625</text:p>
          </table:table-cell>
          <table:table-cell table:formula="of:=5*SIN([.A79])" office:value-type="float" office:value="3.35420653618143" calcext:value-type="float">
            <text:p>3.35420653618143</text:p>
          </table:table-cell>
          <table:table-cell table:formula="of:=[.A79]-20" office:value-type="float" office:value="-17.59375" calcext:value-type="float">
            <text:p>-17.59375</text:p>
          </table:table-cell>
          <table:table-cell table:formula="of:=0.25*([.B79]^(1/5))+[.C79]^(1/3)" office:value-type="float" office:value="-2.28241269496791" calcext:value-type="float">
            <text:p>-2.28241269496791</text:p>
          </table:table-cell>
          <table:table-cell table:formula="of:=0.125*[.B79]-[.C79]^(1/3)" office:value-type="float" office:value="3.02015076909908" calcext:value-type="float">
            <text:p>3.02015076909908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table:formula="of:=5*SIN([.A80])" office:value-type="float" office:value="3.23671258683572" calcext:value-type="float">
            <text:p>3.23671258683572</text:p>
          </table:table-cell>
          <table:table-cell table:formula="of:=[.A80]-20" office:value-type="float" office:value="-17.5625" calcext:value-type="float">
            <text:p>-17.5625</text:p>
          </table:table-cell>
          <table:table-cell table:formula="of:=0.25*([.B80]^(1/5))+[.C80]^(1/3)" office:value-type="float" office:value="-2.28313489863625" calcext:value-type="float">
            <text:p>-2.28313489863625</text:p>
          </table:table-cell>
          <table:table-cell table:formula="of:=0.125*[.B80]-[.C80]^(1/3)" office:value-type="float" office:value="3.00392322237352" calcext:value-type="float">
            <text:p>3.00392322237352</text:p>
          </table:table-cell>
        </table:table-row>
        <table:table-row table:style-name="ro1">
          <table:table-cell office:value-type="float" office:value="2.46875" calcext:value-type="float">
            <text:p>2.46875</text:p>
          </table:table-cell>
          <table:table-cell table:formula="of:=5*SIN([.A81])" office:value-type="float" office:value="3.11605804257686" calcext:value-type="float">
            <text:p>3.11605804257686</text:p>
          </table:table-cell>
          <table:table-cell table:formula="of:=[.A81]-20" office:value-type="float" office:value="-17.53125" calcext:value-type="float">
            <text:p>-17.53125</text:p>
          </table:table-cell>
          <table:table-cell table:formula="of:=0.25*([.B81]^(1/5))+[.C81]^(1/3)" office:value-type="float" office:value="-2.28398560864883" calcext:value-type="float">
            <text:p>-2.28398560864883</text:p>
          </table:table-cell>
          <table:table-cell table:formula="of:=0.125*[.B81]-[.C81]^(1/3)" office:value-type="float" office:value="2.98729877243639" calcext:value-type="float">
            <text:p>2.9872987724363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5*SIN([.A82])" office:value-type="float" office:value="2.99236072051978" calcext:value-type="float">
            <text:p>2.99236072051978</text:p>
          </table:table-cell>
          <table:table-cell table:formula="of:=[.A82]-20" office:value-type="float" office:value="-17.5" calcext:value-type="float">
            <text:p>-17.5</text:p>
          </table:table-cell>
          <table:table-cell table:formula="of:=0.25*([.B82]^(1/5))+[.C82]^(1/3)" office:value-type="float" office:value="-2.28497308593592" calcext:value-type="float">
            <text:p>-2.28497308593592</text:p>
          </table:table-cell>
          <table:table-cell table:formula="of:=0.125*[.B82]-[.C82]^(1/3)" office:value-type="float" office:value="2.97029214099052" calcext:value-type="float">
            <text:p>2.97029214099052</text:p>
          </table:table-cell>
        </table:table-row>
        <table:table-row table:style-name="ro1">
          <table:table-cell office:value-type="float" office:value="2.53125" calcext:value-type="float">
            <text:p>2.53125</text:p>
          </table:table-cell>
          <table:table-cell table:formula="of:=5*SIN([.A83])" office:value-type="float" office:value="2.86574140900029" calcext:value-type="float">
            <text:p>2.86574140900029</text:p>
          </table:table-cell>
          <table:table-cell table:formula="of:=[.A83]-20" office:value-type="float" office:value="-17.46875" calcext:value-type="float">
            <text:p>-17.46875</text:p>
          </table:table-cell>
          <table:table-cell table:formula="of:=0.25*([.B83]^(1/5))+[.C83]^(1/3)" office:value-type="float" office:value="-2.28610679424069" calcext:value-type="float">
            <text:p>-2.28610679424069</text:p>
          </table:table-cell>
          <table:table-cell table:formula="of:=0.125*[.B83]-[.C83]^(1/3)" office:value-type="float" office:value="2.95291842111546" calcext:value-type="float">
            <text:p>2.95291842111546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table:formula="of:=5*SIN([.A84])" office:value-type="float" office:value="2.73632374962733" calcext:value-type="float">
            <text:p>2.73632374962733</text:p>
          </table:table-cell>
          <table:table-cell table:formula="of:=[.A84]-20" office:value-type="float" office:value="-17.4375" calcext:value-type="float">
            <text:p>-17.4375</text:p>
          </table:table-cell>
          <table:table-cell table:formula="of:=0.25*([.B84]^(1/5))+[.C84]^(1/3)" office:value-type="float" office:value="-2.28739763825901" calcext:value-type="float">
            <text:p>-2.28739763825901</text:p>
          </table:table-cell>
          <table:table-cell table:formula="of:=0.125*[.B84]-[.C84]^(1/3)" office:value-type="float" office:value="2.9351930625238" calcext:value-type="float">
            <text:p>2.9351930625238</text:p>
          </table:table-cell>
        </table:table-row>
        <table:table-row table:style-name="ro1">
          <table:table-cell office:value-type="float" office:value="2.59375" calcext:value-type="float">
            <text:p>2.59375</text:p>
          </table:table-cell>
          <table:table-cell table:formula="of:=5*SIN([.A85])" office:value-type="float" office:value="2.60423411654901" calcext:value-type="float">
            <text:p>2.60423411654901</text:p>
          </table:table-cell>
          <table:table-cell table:formula="of:=[.A85]-20" office:value-type="float" office:value="-17.40625" calcext:value-type="float">
            <text:p>-17.40625</text:p>
          </table:table-cell>
          <table:table-cell table:formula="of:=0.25*([.B85]^(1/5))+[.C85]^(1/3)" office:value-type="float" office:value="-2.2888582651428" calcext:value-type="float">
            <text:p>-2.2888582651428</text:p>
          </table:table-cell>
          <table:table-cell table:formula="of:=0.125*[.B85]-[.C85]^(1/3)" office:value-type="float" office:value="2.91713185646931" calcext:value-type="float">
            <text:p>2.91713185646931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table:formula="of:=5*SIN([.A86])" office:value-type="float" office:value="2.46960149305045" calcext:value-type="float">
            <text:p>2.46960149305045</text:p>
          </table:table-cell>
          <table:table-cell table:formula="of:=[.A86]-20" office:value-type="float" office:value="-17.375" calcext:value-type="float">
            <text:p>-17.375</text:p>
          </table:table-cell>
          <table:table-cell table:formula="of:=0.25*([.B86]^(1/5))+[.C86]^(1/3)" office:value-type="float" office:value="-2.29050345086957" calcext:value-type="float">
            <text:p>-2.29050345086957</text:p>
          </table:table-cell>
          <table:table-cell table:formula="of:=0.125*[.B86]-[.C86]^(1/3)" office:value-type="float" office:value="2.89875092032145" calcext:value-type="float">
            <text:p>2.89875092032145</text:p>
          </table:table-cell>
        </table:table-row>
        <table:table-row table:style-name="ro1">
          <table:table-cell office:value-type="float" office:value="2.65625" calcext:value-type="float">
            <text:p>2.65625</text:p>
          </table:table-cell>
          <table:table-cell table:formula="of:=5*SIN([.A87])" office:value-type="float" office:value="2.33255734560373" calcext:value-type="float">
            <text:p>2.33255734560373</text:p>
          </table:table-cell>
          <table:table-cell table:formula="of:=[.A87]-20" office:value-type="float" office:value="-17.34375" calcext:value-type="float">
            <text:p>-17.34375</text:p>
          </table:table-cell>
          <table:table-cell table:formula="of:=0.25*([.B87]^(1/5))+[.C87]^(1/3)" office:value-type="float" office:value="-2.29235060207244" calcext:value-type="float">
            <text:p>-2.29235060207244</text:p>
          </table:table-cell>
          <table:table-cell table:formula="of:=0.125*[.B87]-[.C87]^(1/3)" office:value-type="float" office:value="2.88006668182148" calcext:value-type="float">
            <text:p>2.88006668182148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table:formula="of:=5*SIN([.A88])" office:value-type="float" office:value="2.19323549549317" calcext:value-type="float">
            <text:p>2.19323549549317</text:p>
          </table:table-cell>
          <table:table-cell table:formula="of:=[.A88]-20" office:value-type="float" office:value="-17.3125" calcext:value-type="float">
            <text:p>-17.3125</text:p>
          </table:table-cell>
          <table:table-cell table:formula="of:=0.25*([.B88]^(1/5))+[.C88]^(1/3)" office:value-type="float" office:value="-2.29442041771893" calcext:value-type="float">
            <text:p>-2.29442041771893</text:p>
          </table:table-cell>
          <table:table-cell table:formula="of:=0.125*[.B88]-[.C88]^(1/3)" office:value-type="float" office:value="2.8610958630354" calcext:value-type="float">
            <text:p>2.8610958630354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table:formula="of:=5*SIN([.A89])" office:value-type="float" office:value="2.05177198814106" calcext:value-type="float">
            <text:p>2.05177198814106</text:p>
          </table:table-cell>
          <table:table-cell table:formula="of:=[.A89]-20" office:value-type="float" office:value="-17.28125" calcext:value-type="float">
            <text:p>-17.28125</text:p>
          </table:table-cell>
          <table:table-cell table:formula="of:=0.25*([.B89]^(1/5))+[.C89]^(1/3)" office:value-type="float" office:value="-2.29673777646375" calcext:value-type="float">
            <text:p>-2.29673777646375</text:p>
          </table:table-cell>
          <table:table-cell table:formula="of:=0.125*[.B89]-[.C89]^(1/3)" office:value-type="float" office:value="2.84185546401952" calcext:value-type="float">
            <text:p>2.8418554640195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5*SIN([.A90])" office:value-type="float" office:value="1.90830496026166" calcext:value-type="float">
            <text:p>1.90830496026166</text:p>
          </table:table-cell>
          <table:table-cell table:formula="of:=[.A90]-20" office:value-type="float" office:value="-17.25" calcext:value-type="float">
            <text:p>-17.25</text:p>
          </table:table-cell>
          <table:table-cell table:formula="of:=0.25*([.B90]^(1/5))+[.C90]^(1/3)" office:value-type="float" office:value="-2.29933294972458" calcext:value-type="float">
            <text:p>-2.29933294972458</text:p>
          </table:table-cell>
          <table:table-cell table:formula="of:=0.125*[.B90]-[.C90]^(1/3)" office:value-type="float" office:value="2.82236274621452" calcext:value-type="float">
            <text:p>2.82236274621452</text:p>
          </table:table-cell>
        </table:table-row>
        <table:table-row table:style-name="ro1">
          <table:table-cell office:value-type="float" office:value="2.78125" calcext:value-type="float">
            <text:p>2.78125</text:p>
          </table:table-cell>
          <table:table-cell table:formula="of:=5*SIN([.A91])" office:value-type="float" office:value="1.76297450497302" calcext:value-type="float">
            <text:p>1.76297450497302</text:p>
          </table:table-cell>
          <table:table-cell table:formula="of:=[.A91]-20" office:value-type="float" office:value="-17.21875" calcext:value-type="float">
            <text:p>-17.21875</text:p>
          </table:table-cell>
          <table:table-cell table:formula="of:=0.25*([.B91]^(1/5))+[.C91]^(1/3)" office:value-type="float" office:value="-2.30224329686636" calcext:value-type="float">
            <text:p>-2.30224329686636</text:p>
          </table:table-cell>
          <table:table-cell table:formula="of:=0.125*[.B91]-[.C91]^(1/3)" office:value-type="float" office:value="2.80263521558425" calcext:value-type="float">
            <text:p>2.80263521558425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table:formula="of:=5*SIN([.A92])" office:value-type="float" office:value="1.61592253499843" calcext:value-type="float">
            <text:p>1.61592253499843</text:p>
          </table:table-cell>
          <table:table-cell table:formula="of:=[.A92]-20" office:value-type="float" office:value="-17.1875" calcext:value-type="float">
            <text:p>-17.1875</text:p>
          </table:table-cell>
          <table:table-cell table:formula="of:=0.25*([.B92]^(1/5))+[.C92]^(1/3)" office:value-type="float" office:value="-2.30551569491279" calcext:value-type="float">
            <text:p>-2.30551569491279</text:p>
          </table:table-cell>
          <table:table-cell table:formula="of:=0.125*[.B92]-[.C92]^(1/3)" office:value-type="float" office:value="2.78269060551572" calcext:value-type="float">
            <text:p>2.78269060551572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table:formula="of:=5*SIN([.A93])" office:value-type="float" office:value="1.46729264409107" calcext:value-type="float">
            <text:p>1.46729264409107</text:p>
          </table:table-cell>
          <table:table-cell table:formula="of:=[.A93]-20" office:value-type="float" office:value="-17.15625" calcext:value-type="float">
            <text:p>-17.15625</text:p>
          </table:table-cell>
          <table:table-cell table:formula="of:=0.25*([.B93]^(1/5))+[.C93]^(1/3)" office:value-type="float" office:value="-2.30921012566085" calcext:value-type="float">
            <text:p>-2.30921012566085</text:p>
          </table:table-cell>
          <table:table-cell table:formula="of:=0.125*[.B93]-[.C93]^(1/3)" office:value-type="float" office:value="2.76254685949703" calcext:value-type="float">
            <text:p>2.7625468594970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table:formula="of:=5*SIN([.A94])" office:value-type="float" office:value="1.3172299668171" calcext:value-type="float">
            <text:p>1.3172299668171</text:p>
          </table:table-cell>
          <table:table-cell table:formula="of:=[.A94]-20" office:value-type="float" office:value="-17.125" calcext:value-type="float">
            <text:p>-17.125</text:p>
          </table:table-cell>
          <table:table-cell table:formula="of:=0.25*([.B94]^(1/5))+[.C94]^(1/3)" office:value-type="float" office:value="-2.31340516028209" calcext:value-type="float">
            <text:p>-2.31340516028209</text:p>
          </table:table-cell>
          <table:table-cell table:formula="of:=0.125*[.B94]-[.C94]^(1/3)" office:value-type="float" office:value="2.74222211359002" calcext:value-type="float">
            <text:p>2.74222211359002</text:p>
          </table:table-cell>
        </table:table-row>
        <table:table-row table:style-name="ro1">
          <table:table-cell office:value-type="float" office:value="2.90625" calcext:value-type="float">
            <text:p>2.90625</text:p>
          </table:table-cell>
          <table:table-cell table:formula="of:=5*SIN([.A95])" office:value-type="float" office:value="1.16588103683429" calcext:value-type="float">
            <text:p>1.16588103683429</text:p>
          </table:table-cell>
          <table:table-cell table:formula="of:=[.A95]-20" office:value-type="float" office:value="-17.09375" calcext:value-type="float">
            <text:p>-17.09375</text:p>
          </table:table-cell>
          <table:table-cell table:formula="of:=0.25*([.B95]^(1/5))+[.C95]^(1/3)" office:value-type="float" office:value="-2.31820670591159" calcext:value-type="float">
            <text:p>-2.31820670591159</text:p>
          </table:table-cell>
          <table:table-cell table:formula="of:=0.125*[.B95]-[.C95]^(1/3)" office:value-type="float" office:value="2.72173467871497" calcext:value-type="float">
            <text:p>2.72173467871497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table:formula="of:=5*SIN([.A96])" office:value-type="float" office:value="1.01339364380434" calcext:value-type="float">
            <text:p>1.01339364380434</text:p>
          </table:table-cell>
          <table:table-cell table:formula="of:=[.A96]-20" office:value-type="float" office:value="-17.0625" calcext:value-type="float">
            <text:p>-17.0625</text:p>
          </table:table-cell>
          <table:table-cell table:formula="of:=0.25*([.B96]^(1/5))+[.C96]^(1/3)" office:value-type="float" office:value="-2.32376269432793" calcext:value-type="float">
            <text:p>-2.32376269432793</text:p>
          </table:table-cell>
          <table:table-cell table:formula="of:=0.125*[.B96]-[.C96]^(1/3)" office:value-type="float" office:value="2.70110302276438" calcext:value-type="float">
            <text:p>2.70110302276438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table:formula="of:=5*SIN([.A97])" office:value-type="float" office:value="0.859916689078768" calcext:value-type="float">
            <text:p>0.859916689078768</text:p>
          </table:table-cell>
          <table:table-cell table:formula="of:=[.A97]-20" office:value-type="float" office:value="-17.03125" calcext:value-type="float">
            <text:p>-17.03125</text:p>
          </table:table-cell>
          <table:table-cell table:formula="of:=0.25*([.B97]^(1/5))+[.C97]^(1/3)" office:value-type="float" office:value="-2.33028940815459" calcext:value-type="float">
            <text:p>-2.33028940815459</text:p>
          </table:table-cell>
          <table:table-cell table:formula="of:=0.125*[.B97]-[.C97]^(1/3)" office:value-type="float" office:value="2.68034575256361" calcext:value-type="float">
            <text:p>2.68034575256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*SIN([.A98])" office:value-type="float" office:value="0.705600040299336" calcext:value-type="float">
            <text:p>0.705600040299336</text:p>
          </table:table-cell>
          <table:table-cell table:formula="of:=[.A98]-20" office:value-type="float" office:value="-17" calcext:value-type="float">
            <text:p>-17</text:p>
          </table:table-cell>
          <table:table-cell table:formula="of:=0.25*([.B98]^(1/5))+[.C98]^(1/3)" office:value-type="float" office:value="-2.33812283543793" calcext:value-type="float">
            <text:p>-2.33812283543793</text:p>
          </table:table-cell>
          <table:table-cell table:formula="of:=0.125*[.B98]-[.C98]^(1/3)" office:value-type="float" office:value="2.65948159569565" calcext:value-type="float">
            <text:p>2.65948159569565</text:p>
          </table:table-cell>
        </table:table-row>
        <table:table-row table:style-name="ro1">
          <table:table-cell office:value-type="float" office:value="3.03125" calcext:value-type="float">
            <text:p>3.03125</text:p>
          </table:table-cell>
          <table:table-cell table:formula="of:=5*SIN([.A99])" office:value-type="float" office:value="0.550594385054777" calcext:value-type="float">
            <text:p>0.550594385054777</text:p>
          </table:table-cell>
          <table:table-cell table:formula="of:=[.A99]-20" office:value-type="float" office:value="-16.96875" calcext:value-type="float">
            <text:p>-16.96875</text:p>
          </table:table-cell>
          <table:table-cell table:formula="of:=0.25*([.B99]^(1/5))+[.C99]^(1/3)" office:value-type="float" office:value="-2.34783110896016" calcext:value-type="float">
            <text:p>-2.34783110896016</text:p>
          </table:table-cell>
          <table:table-cell table:formula="of:=0.125*[.B99]-[.C99]^(1/3)" office:value-type="float" office:value="2.63852938220808" calcext:value-type="float">
            <text:p>2.63852938220808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table:formula="of:=5*SIN([.A100])" office:value-type="float" office:value="0.395051083736948" calcext:value-type="float">
            <text:p>0.395051083736948</text:p>
          </table:table-cell>
          <table:table-cell table:formula="of:=[.A100]-20" office:value-type="float" office:value="-16.9375" calcext:value-type="float">
            <text:p>-16.9375</text:p>
          </table:table-cell>
          <table:table-cell table:formula="of:=0.25*([.B100]^(1/5))+[.C100]^(1/3)" office:value-type="float" office:value="-2.3605059363401" calcext:value-type="float">
            <text:p>-2.3605059363401</text:p>
          </table:table-cell>
          <table:table-cell table:formula="of:=0.125*[.B100]-[.C100]^(1/3)" office:value-type="float" office:value="2.61750802621986" calcext:value-type="float">
            <text:p>2.61750802621986</text:p>
          </table:table-cell>
        </table:table-row>
        <table:table-row table:style-name="ro1">
          <table:table-cell office:value-type="float" office:value="3.09375" calcext:value-type="float">
            <text:p>3.09375</text:p>
          </table:table-cell>
          <table:table-cell table:formula="of:=5*SIN([.A101])" office:value-type="float" office:value="0.239122021739976" calcext:value-type="float">
            <text:p>0.239122021739976</text:p>
          </table:table-cell>
          <table:table-cell table:formula="of:=[.A101]-20" office:value-type="float" office:value="-16.90625" calcext:value-type="float">
            <text:p>-16.90625</text:p>
          </table:table-cell>
          <table:table-cell table:formula="of:=0.25*([.B101]^(1/5))+[.C101]^(1/3)" office:value-type="float" office:value="-2.37875994675308" calcext:value-type="float">
            <text:p>-2.37875994675308</text:p>
          </table:table-cell>
          <table:table-cell table:formula="of:=0.125*[.B101]-[.C101]^(1/3)" office:value-type="float" office:value="2.59643650744604" calcext:value-type="float">
            <text:p>2.59643650744604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table:formula="of:=5*SIN([.A102])" office:value-type="float" office:value="0.0829594611467395" calcext:value-type="float">
            <text:p>0.0829594611467395</text:p>
          </table:table-cell>
          <table:table-cell table:formula="of:=[.A102]-20" office:value-type="float" office:value="-16.875" calcext:value-type="float">
            <text:p>-16.875</text:p>
          </table:table-cell>
          <table:table-cell table:formula="of:=0.25*([.B102]^(1/5))+[.C102]^(1/3)" office:value-type="float" office:value="-2.4130095504149" calcext:value-type="float">
            <text:p>-2.4130095504149</text:p>
          </table:table-cell>
          <table:table-cell table:formula="of:=0.125*[.B102]-[.C102]^(1/3)" office:value-type="float" office:value="2.57533385265839" calcext:value-type="float">
            <text:p>2.57533385265839</text:p>
          </table:table-cell>
        </table:table-row>
        <table:table-row table:style-name="ro1">
          <table:table-cell office:value-type="float" office:value="3.15625" calcext:value-type="float">
            <text:p>3.15625</text:p>
          </table:table-cell>
          <table:table-cell table:formula="of:=5*SIN([.A103])" office:value-type="float" office:value="-0.0732841079524616" calcext:value-type="float">
            <text:p>-0.0732841079524616</text:p>
          </table:table-cell>
          <table:table-cell table:formula="of:=[.A103]-20" office:value-type="float" office:value="-16.84375" calcext:value-type="float">
            <text:p>-16.84375</text:p>
          </table:table-cell>
          <table:table-cell table:formula="of:=0.25*([.B103]^(1/5))+[.C103]^(1/3)" office:value-type="float" office:value="-2.71161163111365" calcext:value-type="float">
            <text:p>-2.71161163111365</text:p>
          </table:table-cell>
          <table:table-cell table:formula="of:=0.125*[.B103]-[.C103]^(1/3)" office:value-type="float" office:value="2.55421911709999" calcext:value-type="float">
            <text:p>2.55421911709999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table:formula="of:=5*SIN([.A104])" office:value-type="float" office:value="-0.229456116363898" calcext:value-type="float">
            <text:p>-0.229456116363898</text:p>
          </table:table-cell>
          <table:table-cell table:formula="of:=[.A104]-20" office:value-type="float" office:value="-16.8125" calcext:value-type="float">
            <text:p>-16.8125</text:p>
          </table:table-cell>
          <table:table-cell table:formula="of:=0.25*([.B104]^(1/5))+[.C104]^(1/3)" office:value-type="float" office:value="-2.7480363708872" calcext:value-type="float">
            <text:p>-2.7480363708872</text:p>
          </table:table-cell>
          <table:table-cell table:formula="of:=0.125*[.B104]-[.C104]^(1/3)" office:value-type="float" office:value="2.53311136587208" calcext:value-type="float">
            <text:p>2.53311136587208</text:p>
          </table:table-cell>
        </table:table-row>
        <table:table-row table:style-name="ro1">
          <table:table-cell office:value-type="float" office:value="3.21875" calcext:value-type="float">
            <text:p>3.21875</text:p>
          </table:table-cell>
          <table:table-cell table:formula="of:=5*SIN([.A105])" office:value-type="float" office:value="-0.385404064771639" calcext:value-type="float">
            <text:p>-0.385404064771639</text:p>
          </table:table-cell>
          <table:table-cell table:formula="of:=[.A105]-20" office:value-type="float" office:value="-16.78125" calcext:value-type="float">
            <text:p>-16.78125</text:p>
          </table:table-cell>
          <table:table-cell table:formula="of:=0.25*([.B105]^(1/5))+[.C105]^(1/3)" office:value-type="float" office:value="-2.76680180947874" calcext:value-type="float">
            <text:p>-2.76680180947874</text:p>
          </table:table-cell>
          <table:table-cell table:formula="of:=0.125*[.B105]-[.C105]^(1/3)" office:value-type="float" office:value="2.51202965531117" calcext:value-type="float">
            <text:p>2.5120296553111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5*SIN([.A106])" office:value-type="float" office:value="-0.540975672650542" calcext:value-type="float">
            <text:p>-0.540975672650542</text:p>
          </table:table-cell>
          <table:table-cell table:formula="of:=[.A106]-20" office:value-type="float" office:value="-16.75" calcext:value-type="float">
            <text:p>-16.75</text:p>
          </table:table-cell>
          <table:table-cell table:formula="of:=0.25*([.B106]^(1/5))+[.C106]^(1/3)" office:value-type="float" office:value="-2.77970826014269" calcext:value-type="float">
            <text:p>-2.77970826014269</text:p>
          </table:table-cell>
          <table:table-cell table:formula="of:=0.125*[.B106]-[.C106]^(1/3)" office:value-type="float" office:value="2.49099301437471" calcext:value-type="float">
            <text:p>2.49099301437471</text:p>
          </table:table-cell>
        </table:table-row>
        <table:table-row table:style-name="ro1">
          <table:table-cell office:value-type="float" office:value="3.28125" calcext:value-type="float">
            <text:p>3.28125</text:p>
          </table:table-cell>
          <table:table-cell table:formula="of:=5*SIN([.A107])" office:value-type="float" office:value="-0.696019026965606" calcext:value-type="float">
            <text:p>-0.696019026965606</text:p>
          </table:table-cell>
          <table:table-cell table:formula="of:=[.A107]-20" office:value-type="float" office:value="-16.71875" calcext:value-type="float">
            <text:p>-16.71875</text:p>
          </table:table-cell>
          <table:table-cell table:formula="of:=0.25*([.B107]^(1/5))+[.C107]^(1/3)" office:value-type="float" office:value="-2.78954490147191" calcext:value-type="float">
            <text:p>-2.78954490147191</text:p>
          </table:table-cell>
          <table:table-cell table:formula="of:=0.125*[.B107]-[.C107]^(1/3)" office:value-type="float" office:value="2.47002042605348" calcext:value-type="float">
            <text:p>2.47002042605348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table:formula="of:=5*SIN([.A108])" office:value-type="float" office:value="-0.850382730512472" calcext:value-type="float">
            <text:p>-0.850382730512472</text:p>
          </table:table-cell>
          <table:table-cell table:formula="of:=[.A108]-20" office:value-type="float" office:value="-16.6875" calcext:value-type="float">
            <text:p>-16.6875</text:p>
          </table:table-cell>
          <table:table-cell table:formula="of:=0.25*([.B108]^(1/5))+[.C108]^(1/3)" office:value-type="float" office:value="-2.79745513601792" calcext:value-type="float">
            <text:p>-2.79745513601792</text:p>
          </table:table-cell>
          <table:table-cell table:formula="of:=0.125*[.B108]-[.C108]^(1/3)" office:value-type="float" office:value="2.44913080882882" calcext:value-type="float">
            <text:p>2.44913080882882</text:p>
          </table:table-cell>
        </table:table-row>
        <table:table-row table:style-name="ro1">
          <table:table-cell office:value-type="float" office:value="3.34375" calcext:value-type="float">
            <text:p>3.34375</text:p>
          </table:table-cell>
          <table:table-cell table:formula="of:=5*SIN([.A109])" office:value-type="float" office:value="-1.00391604975422" calcext:value-type="float">
            <text:p>-1.00391604975422</text:p>
          </table:table-cell>
          <table:table-cell table:formula="of:=[.A109]-20" office:value-type="float" office:value="-16.65625" calcext:value-type="float">
            <text:p>-16.65625</text:p>
          </table:table-cell>
          <table:table-cell table:formula="of:=0.25*([.B109]^(1/5))+[.C109]^(1/3)" office:value-type="float" office:value="-2.80402800090957" calcext:value-type="float">
            <text:p>-2.80402800090957</text:p>
          </table:table-cell>
          <table:table-cell table:formula="of:=0.125*[.B109]-[.C109]^(1/3)" office:value-type="float" office:value="2.42834299819281" calcext:value-type="float">
            <text:p>2.42834299819281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table:formula="of:=5*SIN([.A110])" office:value-type="float" office:value="-1.15646906201011" calcext:value-type="float">
            <text:p>-1.15646906201011</text:p>
          </table:table-cell>
          <table:table-cell table:formula="of:=[.A110]-20" office:value-type="float" office:value="-16.625" calcext:value-type="float">
            <text:p>-16.625</text:p>
          </table:table-cell>
          <table:table-cell table:formula="of:=0.25*([.B110]^(1/5))+[.C110]^(1/3)" office:value-type="float" office:value="-2.80960962936613" calcext:value-type="float">
            <text:p>-2.80960962936613</text:p>
          </table:table-cell>
          <table:table-cell table:formula="of:=0.125*[.B110]-[.C110]^(1/3)" office:value-type="float" office:value="2.40767572824947" calcext:value-type="float">
            <text:p>2.40767572824947</text:p>
          </table:table-cell>
        </table:table-row>
        <table:table-row table:style-name="ro1">
          <table:table-cell office:value-type="float" office:value="3.40625" calcext:value-type="float">
            <text:p>3.40625</text:p>
          </table:table-cell>
          <table:table-cell table:formula="of:=5*SIN([.A111])" office:value-type="float" office:value="-1.30789280185254" calcext:value-type="float">
            <text:p>-1.30789280185254</text:p>
          </table:table-cell>
          <table:table-cell table:formula="of:=[.A111]-20" office:value-type="float" office:value="-16.59375" calcext:value-type="float">
            <text:p>-16.59375</text:p>
          </table:table-cell>
          <table:table-cell table:formula="of:=0.25*([.B111]^(1/5))+[.C111]^(1/3)" office:value-type="float" office:value="-2.814421851308" calcext:value-type="float">
            <text:p>-2.814421851308</text:p>
          </table:table-cell>
          <table:table-cell table:formula="of:=0.125*[.B111]-[.C111]^(1/3)" office:value-type="float" office:value="2.38714761341491" calcext:value-type="float">
            <text:p>2.38714761341491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table:formula="of:=5*SIN([.A112])" office:value-type="float" office:value="-1.45803940656926" calcext:value-type="float">
            <text:p>-1.45803940656926</text:p>
          </table:table-cell>
          <table:table-cell table:formula="of:=[.A112]-20" office:value-type="float" office:value="-16.5625" calcext:value-type="float">
            <text:p>-16.5625</text:p>
          </table:table-cell>
          <table:table-cell table:formula="of:=0.25*([.B112]^(1/5))+[.C112]^(1/3)" office:value-type="float" office:value="-2.81861589969027" calcext:value-type="float">
            <text:p>-2.81861589969027</text:p>
          </table:table-cell>
          <table:table-cell table:formula="of:=0.125*[.B112]-[.C112]^(1/3)" office:value-type="float" office:value="2.36677713023438" calcext:value-type="float">
            <text:p>2.36677713023438</text:p>
          </table:table-cell>
        </table:table-row>
        <table:table-row table:style-name="ro1">
          <table:table-cell office:value-type="float" office:value="3.46875" calcext:value-type="float">
            <text:p>3.46875</text:p>
          </table:table-cell>
          <table:table-cell table:formula="of:=5*SIN([.A113])" office:value-type="float" office:value="-1.6067622605488" calcext:value-type="float">
            <text:p>-1.6067622605488</text:p>
          </table:table-cell>
          <table:table-cell table:formula="of:=[.A113]-20" office:value-type="float" office:value="-16.53125" calcext:value-type="float">
            <text:p>-16.53125</text:p>
          </table:table-cell>
          <table:table-cell table:formula="of:=0.25*([.B113]^(1/5))+[.C113]^(1/3)" office:value-type="float" office:value="-2.8222997747785" calcext:value-type="float">
            <text:p>-2.8222997747785</text:p>
          </table:table-cell>
          <table:table-cell table:formula="of:=0.125*[.B113]-[.C113]^(1/3)" office:value-type="float" office:value="2.34658259933383" calcext:value-type="float">
            <text:p>2.3465825993338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5*SIN([.A114])" office:value-type="float" office:value="-1.7539161384481" calcext:value-type="float">
            <text:p>-1.7539161384481</text:p>
          </table:table-cell>
          <table:table-cell table:formula="of:=[.A114]-20" office:value-type="float" office:value="-16.5" calcext:value-type="float">
            <text:p>-16.5</text:p>
          </table:table-cell>
          <table:table-cell table:formula="of:=0.25*([.B114]^(1/5))+[.C114]^(1/3)" office:value-type="float" office:value="-2.82555344206293" calcext:value-type="float">
            <text:p>-2.82555344206293</text:p>
          </table:table-cell>
          <table:table-cell table:formula="of:=0.125*[.B114]-[.C114]^(1/3)" office:value-type="float" office:value="2.32658216752373" calcext:value-type="float">
            <text:p>2.32658216752373</text:p>
          </table:table-cell>
        </table:table-row>
        <table:table-row table:style-name="ro1">
          <table:table-cell office:value-type="float" office:value="3.53125" calcext:value-type="float">
            <text:p>3.53125</text:p>
          </table:table-cell>
          <table:table-cell table:formula="of:=5*SIN([.A115])" office:value-type="float" office:value="-1.89935734700264" calcext:value-type="float">
            <text:p>-1.89935734700264</text:p>
          </table:table-cell>
          <table:table-cell table:formula="of:=[.A115]-20" office:value-type="float" office:value="-16.46875" calcext:value-type="float">
            <text:p>-16.46875</text:p>
          </table:table-cell>
          <table:table-cell table:formula="of:=0.25*([.B115]^(1/5))+[.C115]^(1/3)" office:value-type="float" office:value="-2.82843784962575" calcext:value-type="float">
            <text:p>-2.82843784962575</text:p>
          </table:table-cell>
          <table:table-cell table:formula="of:=0.125*[.B115]-[.C115]^(1/3)" office:value-type="float" office:value="2.30679379007265" calcext:value-type="float">
            <text:p>2.30679379007265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table:formula="of:=5*SIN([.A116])" office:value-type="float" office:value="-2.04294386534045" calcext:value-type="float">
            <text:p>-2.04294386534045</text:p>
          </table:table-cell>
          <table:table-cell table:formula="of:=[.A116]-20" office:value-type="float" office:value="-16.4375" calcext:value-type="float">
            <text:p>-16.4375</text:p>
          </table:table-cell>
          <table:table-cell table:formula="of:=0.25*([.B116]^(1/5))+[.C116]^(1/3)" office:value-type="float" office:value="-2.83100056620455" calcext:value-type="float">
            <text:p>-2.83100056620455</text:p>
          </table:table-cell>
          <table:table-cell table:formula="of:=0.125*[.B116]-[.C116]^(1/3)" office:value-type="float" office:value="2.2872352131677" calcext:value-type="float">
            <text:p>2.2872352131677</text:p>
          </table:table-cell>
        </table:table-row>
        <table:table-row table:style-name="ro1">
          <table:table-cell office:value-type="float" office:value="3.59375" calcext:value-type="float">
            <text:p>3.59375</text:p>
          </table:table-cell>
          <table:table-cell table:formula="of:=5*SIN([.A117])" office:value-type="float" office:value="-2.18453548366306" calcext:value-type="float">
            <text:p>-2.18453548366306</text:p>
          </table:table-cell>
          <table:table-cell table:formula="of:=[.A117]-20" office:value-type="float" office:value="-16.40625" calcext:value-type="float">
            <text:p>-16.40625</text:p>
          </table:table-cell>
          <table:table-cell table:formula="of:=0.25*([.B117]^(1/5))+[.C117]^(1/3)" office:value-type="float" office:value="-2.83327945990392" calcext:value-type="float">
            <text:p>-2.83327945990392</text:p>
          </table:table-cell>
          <table:table-cell table:formula="of:=0.125*[.B117]-[.C117]^(1/3)" office:value-type="float" office:value="2.26792395657925" calcext:value-type="float">
            <text:p>2.26792395657925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table:formula="of:=5*SIN([.A118])" office:value-type="float" office:value="-2.32399394015805" calcext:value-type="float">
            <text:p>-2.32399394015805</text:p>
          </table:table-cell>
          <table:table-cell table:formula="of:=[.A118]-20" office:value-type="float" office:value="-16.375" calcext:value-type="float">
            <text:p>-16.375</text:p>
          </table:table-cell>
          <table:table-cell table:formula="of:=0.25*([.B118]^(1/5))+[.C118]^(1/3)" office:value-type="float" office:value="-2.83530518497907" calcext:value-type="float">
            <text:p>-2.83530518497907</text:p>
          </table:table-cell>
          <table:table-cell table:formula="of:=0.125*[.B118]-[.C118]^(1/3)" office:value-type="float" office:value="2.24887729654659" calcext:value-type="float">
            <text:p>2.24887729654659</text:p>
          </table:table-cell>
        </table:table-row>
        <table:table-row table:style-name="ro1">
          <table:table-cell office:value-type="float" office:value="3.65625" calcext:value-type="float">
            <text:p>3.65625</text:p>
          </table:table-cell>
          <table:table-cell table:formula="of:=5*SIN([.A119])" office:value-type="float" office:value="-2.46118305600927" calcext:value-type="float">
            <text:p>-2.46118305600927</text:p>
          </table:table-cell>
          <table:table-cell table:formula="of:=[.A119]-20" office:value-type="float" office:value="-16.34375" calcext:value-type="float">
            <text:p>-16.34375</text:p>
          </table:table-cell>
          <table:table-cell table:formula="of:=0.25*([.B119]^(1/5))+[.C119]^(1/3)" office:value-type="float" office:value="-2.83710291389294" calcext:value-type="float">
            <text:p>-2.83710291389294</text:p>
          </table:table-cell>
          <table:table-cell table:formula="of:=0.125*[.B119]-[.C119]^(1/3)" office:value-type="float" office:value="2.23011224890146" calcext:value-type="float">
            <text:p>2.23011224890146</text:p>
          </table:table-cell>
        </table:table-row>
        <table:table-row table:style-name="ro1">
          <table:table-cell office:value-type="float" office:value="3.6875" calcext:value-type="float">
            <text:p>3.6875</text:p>
          </table:table-cell>
          <table:table-cell table:formula="of:=5*SIN([.A120])" office:value-type="float" office:value="-2.59596886837326" calcext:value-type="float">
            <text:p>-2.59596886837326</text:p>
          </table:table-cell>
          <table:table-cell table:formula="of:=[.A120]-20" office:value-type="float" office:value="-16.3125" calcext:value-type="float">
            <text:p>-16.3125</text:p>
          </table:table-cell>
          <table:table-cell table:formula="of:=0.25*([.B120]^(1/5))+[.C120]^(1/3)" office:value-type="float" office:value="-2.83869357496529" calcext:value-type="float">
            <text:p>-2.83869357496529</text:p>
          </table:table-cell>
          <table:table-cell table:formula="of:=0.125*[.B120]-[.C120]^(1/3)" office:value-type="float" office:value="2.21164555244573" calcext:value-type="float">
            <text:p>2.21164555244573</text:p>
          </table:table-cell>
        </table:table-row>
        <table:table-row table:style-name="ro1">
          <table:table-cell office:value-type="float" office:value="3.71875" calcext:value-type="float">
            <text:p>3.71875</text:p>
          </table:table-cell>
          <table:table-cell table:formula="of:=5*SIN([.A121])" office:value-type="float" office:value="-2.72821976119157" calcext:value-type="float">
            <text:p>-2.72821976119157</text:p>
          </table:table-cell>
          <table:table-cell table:formula="of:=[.A121]-20" office:value-type="float" office:value="-16.28125" calcext:value-type="float">
            <text:p>-16.28125</text:p>
          </table:table-cell>
          <table:table-cell table:formula="of:=0.25*([.B121]^(1/5))+[.C121]^(1/3)" office:value-type="float" office:value="-2.84009475654738" calcext:value-type="float">
            <text:p>-2.84009475654738</text:p>
          </table:table-cell>
          <table:table-cell table:formula="of:=0.125*[.B121]-[.C121]^(1/3)" office:value-type="float" office:value="2.19349365259964" calcext:value-type="float">
            <text:p>2.19349365259964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5*SIN([.A122])" office:value-type="float" office:value="-2.85780659371172" calcext:value-type="float">
            <text:p>-2.85780659371172</text:p>
          </table:table-cell>
          <table:table-cell table:formula="of:=[.A122]-20" office:value-type="float" office:value="-16.25" calcext:value-type="float">
            <text:p>-16.25</text:p>
          </table:table-cell>
          <table:table-cell table:formula="of:=0.25*([.B122]^(1/5))+[.C122]^(1/3)" office:value-type="float" office:value="-2.84132138049028" calcext:value-type="float">
            <text:p>-2.84132138049028</text:p>
          </table:table-cell>
          <table:table-cell table:formula="of:=0.125*[.B122]-[.C122]^(1/3)" office:value-type="float" office:value="2.17567268533648" calcext:value-type="float">
            <text:p>2.17567268533648</text:p>
          </table:table-cell>
        </table:table-row>
        <table:table-row table:style-name="ro1">
          <table:table-cell office:value-type="float" office:value="3.78125" calcext:value-type="float">
            <text:p>3.78125</text:p>
          </table:table-cell>
          <table:table-cell table:formula="of:=5*SIN([.A123])" office:value-type="float" office:value="-2.98460282659086" calcext:value-type="float">
            <text:p>-2.98460282659086</text:p>
          </table:table-cell>
          <table:table-cell table:formula="of:=[.A123]-20" office:value-type="float" office:value="-16.21875" calcext:value-type="float">
            <text:p>-16.21875</text:p>
          </table:table-cell>
          <table:table-cell table:formula="of:=0.25*([.B123]^(1/5))+[.C123]^(1/3)" office:value-type="float" office:value="-2.84238621241023" calcext:value-type="float">
            <text:p>-2.84238621241023</text:p>
          </table:table-cell>
          <table:table-cell table:formula="of:=0.125*[.B123]-[.C123]^(1/3)" office:value-type="float" office:value="2.15819846141932" calcext:value-type="float">
            <text:p>2.15819846141932</text:p>
          </table:table-cell>
        </table:table-row>
        <table:table-row table:style-name="ro1">
          <table:table-cell office:value-type="float" office:value="3.8125" calcext:value-type="float">
            <text:p>3.8125</text:p>
          </table:table-cell>
          <table:table-cell table:formula="of:=5*SIN([.A124])" office:value-type="float" office:value="-3.10848464545937" calcext:value-type="float">
            <text:p>-3.10848464545937</text:p>
          </table:table-cell>
          <table:table-cell table:formula="of:=[.A124]-20" office:value-type="float" office:value="-16.1875" calcext:value-type="float">
            <text:p>-16.1875</text:p>
          </table:table-cell>
          <table:table-cell table:formula="of:=0.25*([.B124]^(1/5))+[.C124]^(1/3)" office:value-type="float" office:value="-2.84330025420604" calcext:value-type="float">
            <text:p>-2.84330025420604</text:p>
          </table:table-cell>
          <table:table-cell table:formula="of:=0.125*[.B124]-[.C124]^(1/3)" office:value-type="float" office:value="2.14108645095538" calcext:value-type="float">
            <text:p>2.14108645095538</text:p>
          </table:table-cell>
        </table:table-row>
        <table:table-row table:style-name="ro1">
          <table:table-cell office:value-type="float" office:value="3.84375" calcext:value-type="float">
            <text:p>3.84375</text:p>
          </table:table-cell>
          <table:table-cell table:formula="of:=5*SIN([.A125])" office:value-type="float" office:value="-3.22933108182341" calcext:value-type="float">
            <text:p>-3.22933108182341</text:p>
          </table:table-cell>
          <table:table-cell table:formula="of:=[.A125]-20" office:value-type="float" office:value="-16.15625" calcext:value-type="float">
            <text:p>-16.15625</text:p>
          </table:table-cell>
          <table:table-cell table:formula="of:=0.25*([.B125]^(1/5))+[.C125]^(1/3)" office:value-type="float" office:value="-2.84407305011755" calcext:value-type="float">
            <text:p>-2.84407305011755</text:p>
          </table:table-cell>
          <table:table-cell table:formula="of:=0.125*[.B125]-[.C125]^(1/3)" office:value-type="float" office:value="2.12435176828296" calcext:value-type="float">
            <text:p>2.12435176828296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table:formula="of:=5*SIN([.A126])" office:value-type="float" office:value="-3.34702413118868" calcext:value-type="float">
            <text:p>-3.34702413118868</text:p>
          </table:table-cell>
          <table:table-cell table:formula="of:=[.A126]-20" office:value-type="float" office:value="-16.125" calcext:value-type="float">
            <text:p>-16.125</text:p>
          </table:table-cell>
          <table:table-cell table:formula="of:=0.25*([.B126]^(1/5))+[.C126]^(1/3)" office:value-type="float" office:value="-2.84471292829094" calcext:value-type="float">
            <text:p>-2.84471292829094</text:p>
          </table:table-cell>
          <table:table-cell table:formula="of:=0.125*[.B126]-[.C126]^(1/3)" office:value-type="float" office:value="2.1080091572057" calcext:value-type="float">
            <text:p>2.1080091572057</text:p>
          </table:table-cell>
        </table:table-row>
        <table:table-row table:style-name="ro1">
          <table:table-cell office:value-type="float" office:value="3.90625" calcext:value-type="float">
            <text:p>3.90625</text:p>
          </table:table-cell>
          <table:table-cell table:formula="of:=5*SIN([.A127])" office:value-type="float" office:value="-3.46144886828976" calcext:value-type="float">
            <text:p>-3.46144886828976</text:p>
          </table:table-cell>
          <table:table-cell table:formula="of:=[.A127]-20" office:value-type="float" office:value="-16.09375" calcext:value-type="float">
            <text:p>-16.09375</text:p>
          </table:table-cell>
          <table:table-cell table:formula="of:=0.25*([.B127]^(1/5))+[.C127]^(1/3)" office:value-type="float" office:value="-2.84522719354603" calcext:value-type="float">
            <text:p>-2.84522719354603</text:p>
          </table:table-cell>
          <table:table-cell table:formula="of:=0.125*[.B127]-[.C127]^(1/3)" office:value-type="float" office:value="2.09207297658868" calcext:value-type="float">
            <text:p>2.09207297658868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table:formula="of:=5*SIN([.A128])" office:value-type="float" office:value="-3.57249355931268" calcext:value-type="float">
            <text:p>-3.57249355931268</text:p>
          </table:table-cell>
          <table:table-cell table:formula="of:=[.A128]-20" office:value-type="float" office:value="-16.0625" calcext:value-type="float">
            <text:p>-16.0625</text:p>
          </table:table-cell>
          <table:table-cell table:formula="of:=0.25*([.B128]^(1/5))+[.C128]^(1/3)" office:value-type="float" office:value="-2.8456222827409" calcext:value-type="float">
            <text:p>-2.8456222827409</text:p>
          </table:table-cell>
          <table:table-cell table:formula="of:=0.125*[.B128]-[.C128]^(1/3)" office:value-type="float" office:value="2.07655718633038" calcext:value-type="float">
            <text:p>2.07655718633038</text:p>
          </table:table-cell>
        </table:table-row>
        <table:table-row table:style-name="ro1">
          <table:table-cell office:value-type="float" office:value="3.96875" calcext:value-type="float">
            <text:p>3.96875</text:p>
          </table:table-cell>
          <table:table-cell table:formula="of:=5*SIN([.A129])" office:value-type="float" office:value="-3.68004977100113" calcext:value-type="float">
            <text:p>-3.68004977100113</text:p>
          </table:table-cell>
          <table:table-cell table:formula="of:=[.A129]-20" office:value-type="float" office:value="-16.03125" calcext:value-type="float">
            <text:p>-16.03125</text:p>
          </table:table-cell>
          <table:table-cell table:formula="of:=0.25*([.B129]^(1/5))+[.C129]^(1/3)" office:value-type="float" office:value="-2.84590389112754" calcext:value-type="float">
            <text:p>-2.84590389112754</text:p>
          </table:table-cell>
          <table:table-cell table:formula="of:=0.125*[.B129]-[.C129]^(1/3)" office:value-type="float" office:value="2.06147533372408" calcext:value-type="float">
            <text:p>2.06147533372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*SIN([.A130])" office:value-type="float" office:value="-3.78401247653964" calcext:value-type="float">
            <text:p>-3.78401247653964</text:p>
          </table:table-cell>
          <table:table-cell table:formula="of:=[.A130]-20" office:value-type="float" office:value="-16" calcext:value-type="float">
            <text:p>-16</text:p>
          </table:table-cell>
          <table:table-cell table:formula="of:=0.25*([.B130]^(1/5))+[.C130]^(1/3)" office:value-type="float" office:value="-2.84607707596389" calcext:value-type="float">
            <text:p>-2.84607707596389</text:p>
          </table:table-cell>
          <table:table-cell table:formula="of:=0.125*[.B130]-[.C130]^(1/3)" office:value-type="float" office:value="2.04684054022229" calcext:value-type="float">
            <text:p>2.04684054022229</text:p>
          </table:table-cell>
        </table:table-row>
        <table:table-row table:style-name="ro1">
          <table:table-cell office:value-type="float" office:value="4.03125" calcext:value-type="float">
            <text:p>4.03125</text:p>
          </table:table-cell>
          <table:table-cell table:formula="of:=5*SIN([.A131])" office:value-type="float" office:value="-3.88428015811054" calcext:value-type="float">
            <text:p>-3.88428015811054</text:p>
          </table:table-cell>
          <table:table-cell table:formula="of:=[.A131]-20" office:value-type="float" office:value="-15.96875" calcext:value-type="float">
            <text:p>-15.96875</text:p>
          </table:table-cell>
          <table:table-cell table:formula="of:=0.25*([.B131]^(1/5))+[.C131]^(1/3)" office:value-type="float" office:value="-2.84614634211565" calcext:value-type="float">
            <text:p>-2.84614634211565</text:p>
          </table:table-cell>
          <table:table-cell table:formula="of:=0.125*[.B131]-[.C131]^(1/3)" office:value-type="float" office:value="2.03266548861682" calcext:value-type="float">
            <text:p>2.03266548861682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table:formula="of:=5*SIN([.A132])" office:value-type="float" office:value="-3.98075490602433" calcext:value-type="float">
            <text:p>-3.98075490602433</text:p>
          </table:table-cell>
          <table:table-cell table:formula="of:=[.A132]-20" office:value-type="float" office:value="-15.9375" calcext:value-type="float">
            <text:p>-15.9375</text:p>
          </table:table-cell>
          <table:table-cell table:formula="of:=0.25*([.B132]^(1/5))+[.C132]^(1/3)" office:value-type="float" office:value="-2.84611571326356" calcext:value-type="float">
            <text:p>-2.84611571326356</text:p>
          </table:table-cell>
          <table:table-cell table:formula="of:=0.125*[.B132]-[.C132]^(1/3)" office:value-type="float" office:value="2.01896241064724" calcext:value-type="float">
            <text:p>2.01896241064724</text:p>
          </table:table-cell>
        </table:table-row>
        <table:table-row table:style-name="ro1">
          <table:table-cell office:value-type="float" office:value="4.09375" calcext:value-type="float">
            <text:p>4.09375</text:p>
          </table:table-cell>
          <table:table-cell table:formula="of:=5*SIN([.A133])" office:value-type="float" office:value="-4.07334251432689" calcext:value-type="float">
            <text:p>-4.07334251432689</text:p>
          </table:table-cell>
          <table:table-cell table:formula="of:=[.A133]-20" office:value-type="float" office:value="-15.90625" calcext:value-type="float">
            <text:p>-15.90625</text:p>
          </table:table-cell>
          <table:table-cell table:formula="of:=0.25*([.B133]^(1/5))+[.C133]^(1/3)" office:value-type="float" office:value="-2.84598879150679" calcext:value-type="float">
            <text:p>-2.84598879150679</text:p>
          </table:table-cell>
          <table:table-cell table:formula="of:=0.125*[.B133]-[.C133]^(1/3)" office:value-type="float" office:value="2.00574307504973" calcext:value-type="float">
            <text:p>2.00574307504973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table:formula="of:=5*SIN([.A134])" office:value-type="float" office:value="-4.16195257278994" calcext:value-type="float">
            <text:p>-4.16195257278994</text:p>
          </table:table-cell>
          <table:table-cell table:formula="of:=[.A134]-20" office:value-type="float" office:value="-15.875" calcext:value-type="float">
            <text:p>-15.875</text:p>
          </table:table-cell>
          <table:table-cell table:formula="of:=0.25*([.B134]^(1/5))+[.C134]^(1/3)" office:value-type="float" office:value="-2.84576880753625" calcext:value-type="float">
            <text:p>-2.84576880753625</text:p>
          </table:table-cell>
          <table:table-cell table:formula="of:=0.125*[.B134]-[.C134]^(1/3)" office:value-type="float" office:value="1.993018776058" calcext:value-type="float">
            <text:p>1.993018776058</text:p>
          </table:table-cell>
        </table:table-row>
        <table:table-row table:style-name="ro1">
          <table:table-cell office:value-type="float" office:value="4.15625" calcext:value-type="float">
            <text:p>4.15625</text:p>
          </table:table-cell>
          <table:table-cell table:formula="of:=5*SIN([.A135])" office:value-type="float" office:value="-4.24649855519513" calcext:value-type="float">
            <text:p>-4.24649855519513</text:p>
          </table:table-cell>
          <table:table-cell table:formula="of:=[.A135]-20" office:value-type="float" office:value="-15.84375" calcext:value-type="float">
            <text:p>-15.84375</text:p>
          </table:table-cell>
          <table:table-cell table:formula="of:=0.25*([.B135]^(1/5))+[.C135]^(1/3)" office:value-type="float" office:value="-2.84545866308618" calcext:value-type="float">
            <text:p>-2.84545866308618</text:p>
          </table:table-cell>
          <table:table-cell table:formula="of:=0.125*[.B135]-[.C135]^(1/3)" office:value-type="float" office:value="1.9808003223675" calcext:value-type="float">
            <text:p>1.9808003223675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table:formula="of:=5*SIN([.A136])" office:value-type="float" office:value="-4.32689790382541" calcext:value-type="float">
            <text:p>-4.32689790382541</text:p>
          </table:table-cell>
          <table:table-cell table:formula="of:=[.A136]-20" office:value-type="float" office:value="-15.8125" calcext:value-type="float">
            <text:p>-15.8125</text:p>
          </table:table-cell>
          <table:table-cell table:formula="of:=0.25*([.B136]^(1/5))+[.C136]^(1/3)" office:value-type="float" office:value="-2.84506096701733" calcext:value-type="float">
            <text:p>-2.84506096701733</text:p>
          </table:table-cell>
          <table:table-cell table:formula="of:=0.125*[.B136]-[.C136]^(1/3)" office:value-type="float" office:value="1.96909802657376" calcext:value-type="float">
            <text:p>1.96909802657376</text:p>
          </table:table-cell>
        </table:table-row>
        <table:table-row table:style-name="ro1">
          <table:table-cell office:value-type="float" office:value="4.21875" calcext:value-type="float">
            <text:p>4.21875</text:p>
          </table:table-cell>
          <table:table-cell table:formula="of:=5*SIN([.A137])" office:value-type="float" office:value="-4.40307211008124" calcext:value-type="float">
            <text:p>-4.40307211008124</text:p>
          </table:table-cell>
          <table:table-cell table:formula="of:=[.A137]-20" office:value-type="float" office:value="-15.78125" calcext:value-type="float">
            <text:p>-15.78125</text:p>
          </table:table-cell>
          <table:table-cell table:formula="of:=0.25*([.B137]^(1/5))+[.C137]^(1/3)" office:value-type="float" office:value="-2.84457806611171" calcext:value-type="float">
            <text:p>-2.84457806611171</text:p>
          </table:table-cell>
          <table:table-cell table:formula="of:=0.125*[.B137]-[.C137]^(1/3)" office:value-type="float" office:value="1.95792169509507" calcext:value-type="float">
            <text:p>1.9579216950950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table:formula="of:=5*SIN([.A138])" office:value-type="float" office:value="-4.47494679114292" calcext:value-type="float">
            <text:p>-4.47494679114292</text:p>
          </table:table-cell>
          <table:table-cell table:formula="of:=[.A138]-20" office:value-type="float" office:value="-15.75" calcext:value-type="float">
            <text:p>-15.75</text:p>
          </table:table-cell>
          <table:table-cell table:formula="of:=0.25*([.B138]^(1/5))+[.C138]^(1/3)" office:value-type="float" office:value="-2.84401207144664" calcext:value-type="float">
            <text:p>-2.84401207144664</text:p>
          </table:table-cell>
          <table:table-cell table:formula="of:=0.125*[.B138]-[.C138]^(1/3)" office:value-type="float" office:value="1.94728061858943" calcext:value-type="float">
            <text:p>1.94728061858943</text:p>
          </table:table-cell>
        </table:table-row>
        <table:table-row table:style-name="ro1">
          <table:table-cell office:value-type="float" office:value="4.28125" calcext:value-type="float">
            <text:p>4.28125</text:p>
          </table:table-cell>
          <table:table-cell table:formula="of:=5*SIN([.A139])" office:value-type="float" office:value="-4.54245176260411" calcext:value-type="float">
            <text:p>-4.54245176260411</text:p>
          </table:table-cell>
          <table:table-cell table:formula="of:=[.A139]-20" office:value-type="float" office:value="-15.71875" calcext:value-type="float">
            <text:p>-15.71875</text:p>
          </table:table-cell>
          <table:table-cell table:formula="of:=0.25*([.B139]^(1/5))+[.C139]^(1/3)" office:value-type="float" office:value="-2.8433648810497" calcext:value-type="float">
            <text:p>-2.8433648810497</text:p>
          </table:table-cell>
          <table:table-cell table:formula="of:=0.125*[.B139]-[.C139]^(1/3)" office:value-type="float" office:value="1.93718356287507" calcext:value-type="float">
            <text:p>1.93718356287507</text:p>
          </table:table-cell>
        </table:table-row>
        <table:table-row table:style-name="ro1">
          <table:table-cell office:value-type="float" office:value="4.3125" calcext:value-type="float">
            <text:p>4.3125</text:p>
          </table:table-cell>
          <table:table-cell table:formula="of:=5*SIN([.A140])" office:value-type="float" office:value="-4.60552110700576" calcext:value-type="float">
            <text:p>-4.60552110700576</text:p>
          </table:table-cell>
          <table:table-cell table:formula="of:=[.A140]-20" office:value-type="float" office:value="-15.6875" calcext:value-type="float">
            <text:p>-15.6875</text:p>
          </table:table-cell>
          <table:table-cell table:formula="of:=0.25*([.B140]^(1/5))+[.C140]^(1/3)" office:value-type="float" office:value="-2.84263819940508" calcext:value-type="float">
            <text:p>-2.84263819940508</text:p>
          </table:table-cell>
          <table:table-cell table:formula="of:=0.125*[.B140]-[.C140]^(1/3)" office:value-type="float" office:value="1.92763876036345" calcext:value-type="float">
            <text:p>1.92763876036345</text:p>
          </table:table-cell>
        </table:table-row>
        <table:table-row table:style-name="ro1">
          <table:table-cell office:value-type="float" office:value="4.34375" calcext:value-type="float">
            <text:p>4.34375</text:p>
          </table:table-cell>
          <table:table-cell table:formula="of:=5*SIN([.A141])" office:value-type="float" office:value="-4.66409323820337" calcext:value-type="float">
            <text:p>-4.66409323820337</text:p>
          </table:table-cell>
          <table:table-cell table:formula="of:=[.A141]-20" office:value-type="float" office:value="-15.65625" calcext:value-type="float">
            <text:p>-15.65625</text:p>
          </table:table-cell>
          <table:table-cell table:formula="of:=0.25*([.B141]^(1/5))+[.C141]^(1/3)" office:value-type="float" office:value="-2.84183355427745" calcext:value-type="float">
            <text:p>-2.84183355427745</text:p>
          </table:table-cell>
          <table:table-cell table:formula="of:=0.125*[.B141]-[.C141]^(1/3)" office:value-type="float" office:value="1.91865390201306" calcext:value-type="float">
            <text:p>1.91865390201306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table:formula="of:=5*SIN([.A142])" office:value-type="float" office:value="-4.71811096150481" calcext:value-type="float">
            <text:p>-4.71811096150481</text:p>
          </table:table-cell>
          <table:table-cell table:formula="of:=[.A142]-20" office:value-type="float" office:value="-15.625" calcext:value-type="float">
            <text:p>-15.625</text:p>
          </table:table-cell>
          <table:table-cell table:formula="of:=0.25*([.B142]^(1/5))+[.C142]^(1/3)" office:value-type="float" office:value="-2.840952311236" calcext:value-type="float">
            <text:p>-2.840952311236</text:p>
          </table:table-cell>
          <table:table-cell table:formula="of:=0.125*[.B142]-[.C142]^(1/3)" office:value-type="float" office:value="1.9102361298119" calcext:value-type="float">
            <text:p>1.9102361298119</text:p>
          </table:table-cell>
        </table:table-row>
        <table:table-row table:style-name="ro1">
          <table:table-cell office:value-type="float" office:value="4.40625" calcext:value-type="float">
            <text:p>4.40625</text:p>
          </table:table-cell>
          <table:table-cell table:formula="of:=5*SIN([.A143])" office:value-type="float" office:value="-4.76752152951997" calcext:value-type="float">
            <text:p>-4.76752152951997</text:p>
          </table:table-cell>
          <table:table-cell table:formula="of:=[.A143]-20" office:value-type="float" office:value="-15.59375" calcext:value-type="float">
            <text:p>-15.59375</text:p>
          </table:table-cell>
          <table:table-cell table:formula="of:=0.25*([.B143]^(1/5))+[.C143]^(1/3)" office:value-type="float" office:value="-2.83999568619391" calcext:value-type="float">
            <text:p>-2.83999568619391</text:p>
          </table:table-cell>
          <table:table-cell table:formula="of:=0.125*[.B143]-[.C143]^(1/3)" office:value-type="float" office:value="1.90239202979601" calcext:value-type="float">
            <text:p>1.90239202979601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table:formula="of:=5*SIN([.A144])" office:value-type="float" office:value="-4.8122766936677" calcext:value-type="float">
            <text:p>-4.8122766936677</text:p>
          </table:table-cell>
          <table:table-cell table:formula="of:=[.A144]-20" office:value-type="float" office:value="-15.5625" calcext:value-type="float">
            <text:p>-15.5625</text:p>
          </table:table-cell>
          <table:table-cell table:formula="of:=0.25*([.B144]^(1/5))+[.C144]^(1/3)" office:value-type="float" office:value="-2.83896475622373" calcext:value-type="float">
            <text:p>-2.83896475622373</text:p>
          </table:table-cell>
          <table:table-cell table:formula="of:=0.125*[.B144]-[.C144]^(1/3)" office:value-type="float" office:value="1.8951276256108" calcext:value-type="float">
            <text:p>1.8951276256108</text:p>
          </table:table-cell>
        </table:table-row>
        <table:table-row table:style-name="ro1">
          <table:table-cell office:value-type="float" office:value="4.46875" calcext:value-type="float">
            <text:p>4.46875</text:p>
          </table:table-cell>
          <table:table-cell table:formula="of:=5*SIN([.A145])" office:value-type="float" office:value="-4.8523327512897" calcext:value-type="float">
            <text:p>-4.8523327512897</text:p>
          </table:table-cell>
          <table:table-cell table:formula="of:=[.A145]-20" office:value-type="float" office:value="-15.53125" calcext:value-type="float">
            <text:p>-15.53125</text:p>
          </table:table-cell>
          <table:table-cell table:formula="of:=0.25*([.B145]^(1/5))+[.C145]^(1/3)" office:value-type="float" office:value="-2.83786046886415" calcext:value-type="float">
            <text:p>-2.83786046886415</text:p>
          </table:table-cell>
          <table:table-cell table:formula="of:=0.125*[.B145]-[.C145]^(1/3)" office:value-type="float" office:value="1.88844837262153" calcext:value-type="float">
            <text:p>1.8884483726215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5*SIN([.A146])" office:value-type="float" office:value="-4.88765058832549" calcext:value-type="float">
            <text:p>-4.88765058832549</text:p>
          </table:table-cell>
          <table:table-cell table:formula="of:=[.A146]-20" office:value-type="float" office:value="-15.5" calcext:value-type="float">
            <text:p>-15.5</text:p>
          </table:table-cell>
          <table:table-cell table:formula="of:=0.25*([.B146]^(1/5))+[.C146]^(1/3)" office:value-type="float" office:value="-2.83668365009692" calcext:value-type="float">
            <text:p>-2.83668365009692</text:p>
          </table:table-cell>
          <table:table-cell table:formula="of:=0.125*[.B146]-[.C146]^(1/3)" office:value-type="float" office:value="1.88235915257864" calcext:value-type="float">
            <text:p>1.88235915257864</text:p>
          </table:table-cell>
        </table:table-row>
        <table:table-row table:style-name="ro1">
          <table:table-cell office:value-type="float" office:value="4.53125" calcext:value-type="float">
            <text:p>4.53125</text:p>
          </table:table-cell>
          <table:table-cell table:formula="of:=5*SIN([.A147])" office:value-type="float" office:value="-4.91819571750653" calcext:value-type="float">
            <text:p>-4.91819571750653</text:p>
          </table:table-cell>
          <table:table-cell table:formula="of:=[.A147]-20" office:value-type="float" office:value="-15.46875" calcext:value-type="float">
            <text:p>-15.46875</text:p>
          </table:table-cell>
          <table:table-cell table:formula="of:=0.25*([.B147]^(1/5))+[.C147]^(1/3)" office:value-type="float" office:value="-2.83543501114158" calcext:value-type="float">
            <text:p>-2.83543501114158</text:p>
          </table:table-cell>
          <table:table-cell table:formula="of:=0.125*[.B147]-[.C147]^(1/3)" office:value-type="float" office:value="1.87686426884317" calcext:value-type="float">
            <text:p>1.87686426884317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table:formula="of:=5*SIN([.A148])" office:value-type="float" office:value="-4.94393831203255" calcext:value-type="float">
            <text:p>-4.94393831203255</text:p>
          </table:table-cell>
          <table:table-cell table:formula="of:=[.A148]-20" office:value-type="float" office:value="-15.4375" calcext:value-type="float">
            <text:p>-15.4375</text:p>
          </table:table-cell>
          <table:table-cell table:formula="of:=0.25*([.B148]^(1/5))+[.C148]^(1/3)" office:value-type="float" office:value="-2.83411515418992" calcext:value-type="float">
            <text:p>-2.83411515418992</text:p>
          </table:table-cell>
          <table:table-cell table:formula="of:=0.125*[.B148]-[.C148]^(1/3)" office:value-type="float" office:value="1.87196744217698" calcext:value-type="float">
            <text:p>1.87196744217698</text:p>
          </table:table-cell>
        </table:table-row>
        <table:table-row table:style-name="ro1">
          <table:table-cell office:value-type="float" office:value="4.59375" calcext:value-type="float">
            <text:p>4.59375</text:p>
          </table:table-cell>
          <table:table-cell table:formula="of:=5*SIN([.A149])" office:value-type="float" office:value="-4.96485323469686" calcext:value-type="float">
            <text:p>-4.96485323469686</text:p>
          </table:table-cell>
          <table:table-cell table:formula="of:=[.A149]-20" office:value-type="float" office:value="-15.40625" calcext:value-type="float">
            <text:p>-15.40625</text:p>
          </table:table-cell>
          <table:table-cell table:formula="of:=0.25*([.B149]^(1/5))+[.C149]^(1/3)" office:value-type="float" office:value="-2.83272457718038" calcext:value-type="float">
            <text:p>-2.83272457718038</text:p>
          </table:table-cell>
          <table:table-cell table:formula="of:=0.125*[.B149]-[.C149]^(1/3)" office:value-type="float" office:value="1.8676718071017" calcext:value-type="float">
            <text:p>1.8676718071017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table:formula="of:=5*SIN([.A150])" office:value-type="float" office:value="-4.9809200624324" calcext:value-type="float">
            <text:p>-4.9809200624324</text:p>
          </table:table-cell>
          <table:table-cell table:formula="of:=[.A150]-20" office:value-type="float" office:value="-15.375" calcext:value-type="float">
            <text:p>-15.375</text:p>
          </table:table-cell>
          <table:table-cell table:formula="of:=0.25*([.B150]^(1/5))+[.C150]^(1/3)" office:value-type="float" office:value="-2.83126367769324" calcext:value-type="float">
            <text:p>-2.83126367769324</text:p>
          </table:table-cell>
          <table:table-cell table:formula="of:=0.125*[.B150]-[.C150]^(1/3)" office:value-type="float" office:value="1.86397990883025" calcext:value-type="float">
            <text:p>1.86397990883025</text:p>
          </table:table-cell>
        </table:table-row>
        <table:table-row table:style-name="ro1">
          <table:table-cell office:value-type="float" office:value="4.65625" calcext:value-type="float">
            <text:p>4.65625</text:p>
          </table:table-cell>
          <table:table-cell table:formula="of:=5*SIN([.A151])" office:value-type="float" office:value="-4.99212310625454" calcext:value-type="float">
            <text:p>-4.99212310625454</text:p>
          </table:table-cell>
          <table:table-cell table:formula="of:=[.A151]-20" office:value-type="float" office:value="-15.34375" calcext:value-type="float">
            <text:p>-15.34375</text:p>
          </table:table-cell>
          <table:table-cell table:formula="of:=0.25*([.B151]^(1/5))+[.C151]^(1/3)" office:value-type="float" office:value="-2.82973275603174" calcext:value-type="float">
            <text:p>-2.82973275603174</text:p>
          </table:table-cell>
          <table:table-cell table:formula="of:=0.125*[.B151]-[.C151]^(1/3)" office:value-type="float" office:value="1.8608937007736" calcext:value-type="float">
            <text:p>1.8608937007736</text:p>
          </table:table-cell>
        </table:table-row>
        <table:table-row table:style-name="ro1">
          <table:table-cell office:value-type="float" office:value="4.6875" calcext:value-type="float">
            <text:p>4.6875</text:p>
          </table:table-cell>
          <table:table-cell table:formula="of:=5*SIN([.A152])" office:value-type="float" office:value="-4.99845142658112" calcext:value-type="float">
            <text:p>-4.99845142658112</text:p>
          </table:table-cell>
          <table:table-cell table:formula="of:=[.A152]-20" office:value-type="float" office:value="-15.3125" calcext:value-type="float">
            <text:p>-15.3125</text:p>
          </table:table-cell>
          <table:table-cell table:formula="of:=0.25*([.B152]^(1/5))+[.C152]^(1/3)" office:value-type="float" office:value="-2.82813201753923" calcext:value-type="float">
            <text:p>-2.82813201753923</text:p>
          </table:table-cell>
          <table:table-cell table:formula="of:=0.125*[.B152]-[.C152]^(1/3)" office:value-type="float" office:value="1.85841454262553" calcext:value-type="float">
            <text:p>1.85841454262553</text:p>
          </table:table-cell>
        </table:table-row>
        <table:table-row table:style-name="ro1">
          <table:table-cell office:value-type="float" office:value="4.71875" calcext:value-type="float">
            <text:p>4.71875</text:p>
          </table:table-cell>
          <table:table-cell table:formula="of:=5*SIN([.A153])" office:value-type="float" office:value="-4.99989884391472" calcext:value-type="float">
            <text:p>-4.99989884391472</text:p>
          </table:table-cell>
          <table:table-cell table:formula="of:=[.A153]-20" office:value-type="float" office:value="-15.28125" calcext:value-type="float">
            <text:p>-15.28125</text:p>
          </table:table-cell>
          <table:table-cell table:formula="of:=0.25*([.B153]^(1/5))+[.C153]^(1/3)" office:value-type="float" office:value="-2.82646157418984" calcext:value-type="float">
            <text:p>-2.82646157418984</text:p>
          </table:table-cell>
          <table:table-cell table:formula="of:=0.125*[.B153]-[.C153]^(1/3)" office:value-type="float" office:value="1.856543199027" calcext:value-type="float">
            <text:p>1.85654319902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formula="of:=5*SIN([.A154])" office:value-type="float" office:value="-4.99646394487689" calcext:value-type="float">
            <text:p>-4.99646394487689</text:p>
          </table:table-cell>
          <table:table-cell table:formula="of:=[.A154]-20" office:value-type="float" office:value="-15.25" calcext:value-type="float">
            <text:p>-15.25</text:p>
          </table:table-cell>
          <table:table-cell table:formula="of:=0.25*([.B154]^(1/5))+[.C154]^(1/3)" office:value-type="float" office:value="-2.82472144547785" calcext:value-type="float">
            <text:p>-2.82472144547785</text:p>
          </table:table-cell>
          <table:table-cell table:formula="of:=0.125*[.B154]-[.C154]^(1/3)" office:value-type="float" office:value="1.85527983881154" calcext:value-type="float">
            <text:p>1.85527983881154</text:p>
          </table:table-cell>
        </table:table-row>
        <table:table-row table:style-name="ro1">
          <table:table-cell office:value-type="float" office:value="4.78125" calcext:value-type="float">
            <text:p>4.78125</text:p>
          </table:table-cell>
          <table:table-cell table:formula="of:=5*SIN([.A155])" office:value-type="float" office:value="-4.98815008358824" calcext:value-type="float">
            <text:p>-4.98815008358824</text:p>
          </table:table-cell>
          <table:table-cell table:formula="of:=[.A155]-20" office:value-type="float" office:value="-15.21875" calcext:value-type="float">
            <text:p>-15.21875</text:p>
          </table:table-cell>
          <table:table-cell table:formula="of:=0.25*([.B155]^(1/5))+[.C155]^(1/3)" office:value-type="float" office:value="-2.82291155862003" calcext:value-type="float">
            <text:p>-2.82291155862003</text:p>
          </table:table-cell>
          <table:table-cell table:formula="of:=0.125*[.B155]-[.C155]^(1/3)" office:value-type="float" office:value="1.85462403483244" calcext:value-type="float">
            <text:p>1.85462403483244</text:p>
          </table:table-cell>
        </table:table-row>
        <table:table-row table:style-name="ro1">
          <table:table-cell office:value-type="float" office:value="4.8125" calcext:value-type="float">
            <text:p>4.8125</text:p>
          </table:table-cell>
          <table:table-cell table:formula="of:=5*SIN([.A156])" office:value-type="float" office:value="-4.97496537839324" calcext:value-type="float">
            <text:p>-4.97496537839324</text:p>
          </table:table-cell>
          <table:table-cell table:formula="of:=[.A156]-20" office:value-type="float" office:value="-15.1875" calcext:value-type="float">
            <text:p>-15.1875</text:p>
          </table:table-cell>
          <table:table-cell table:formula="of:=0.25*([.B156]^(1/5))+[.C156]^(1/3)" office:value-type="float" office:value="-2.82103174807392" calcext:value-type="float">
            <text:p>-2.82103174807392</text:p>
          </table:table-cell>
          <table:table-cell table:formula="of:=0.125*[.B156]-[.C156]^(1/3)" office:value-type="float" office:value="1.85457476437182" calcext:value-type="float">
            <text:p>1.85457476437182</text:p>
          </table:table-cell>
        </table:table-row>
        <table:table-row table:style-name="ro1">
          <table:table-cell office:value-type="float" office:value="4.84375" calcext:value-type="float">
            <text:p>4.84375</text:p>
          </table:table-cell>
          <table:table-cell table:formula="of:=5*SIN([.A157])" office:value-type="float" office:value="-4.95692270393275" calcext:value-type="float">
            <text:p>-4.95692270393275</text:p>
          </table:table-cell>
          <table:table-cell table:formula="of:=[.A157]-20" office:value-type="float" office:value="-15.15625" calcext:value-type="float">
            <text:p>-15.15625</text:p>
          </table:table-cell>
          <table:table-cell table:formula="of:=0.25*([.B157]^(1/5))+[.C157]^(1/3)" office:value-type="float" office:value="-2.81908175436467" calcext:value-type="float">
            <text:p>-2.81908175436467</text:p>
          </table:table-cell>
          <table:table-cell table:formula="of:=0.125*[.B157]-[.C157]^(1/3)" office:value-type="float" office:value="1.85513041013123" calcext:value-type="float">
            <text:p>1.85513041013123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table:formula="of:=5*SIN([.A158])" office:value-type="float" office:value="-4.93403967857221" calcext:value-type="float">
            <text:p>-4.93403967857221</text:p>
          </table:table-cell>
          <table:table-cell table:formula="of:=[.A158]-20" office:value-type="float" office:value="-15.125" calcext:value-type="float">
            <text:p>-15.125</text:p>
          </table:table-cell>
          <table:table-cell table:formula="of:=0.25*([.B158]^(1/5))+[.C158]^(1/3)" office:value-type="float" office:value="-2.81706122220166" calcext:value-type="float">
            <text:p>-2.81706122220166</text:p>
          </table:table-cell>
          <table:table-cell table:formula="of:=0.125*[.B158]-[.C158]^(1/3)" office:value-type="float" office:value="1.85628876180282" calcext:value-type="float">
            <text:p>1.85628876180282</text:p>
          </table:table-cell>
        </table:table-row>
        <table:table-row table:style-name="ro1">
          <table:table-cell office:value-type="float" office:value="4.90625" calcext:value-type="float">
            <text:p>4.90625</text:p>
          </table:table-cell>
          <table:table-cell table:formula="of:=5*SIN([.A159])" office:value-type="float" office:value="-4.90633864719753" calcext:value-type="float">
            <text:p>-4.90633864719753</text:p>
          </table:table-cell>
          <table:table-cell table:formula="of:=[.A159]-20" office:value-type="float" office:value="-15.09375" calcext:value-type="float">
            <text:p>-15.09375</text:p>
          </table:table-cell>
          <table:table-cell table:formula="of:=0.25*([.B159]^(1/5))+[.C159]^(1/3)" office:value-type="float" office:value="-2.81496969785495" calcext:value-type="float">
            <text:p>-2.81496969785495</text:p>
          </table:table-cell>
          <table:table-cell table:formula="of:=0.125*[.B159]-[.C159]^(1/3)" office:value-type="float" office:value="1.85804701821951" calcext:value-type="float">
            <text:p>1.85804701821951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table:formula="of:=5*SIN([.A160])" office:value-type="float" office:value="-4.87384665939578" calcext:value-type="float">
            <text:p>-4.87384665939578</text:p>
          </table:table-cell>
          <table:table-cell table:formula="of:=[.A160]-20" office:value-type="float" office:value="-15.0625" calcext:value-type="float">
            <text:p>-15.0625</text:p>
          </table:table-cell>
          <table:table-cell table:formula="of:=0.25*([.B160]^(1/5))+[.C160]^(1/3)" office:value-type="float" office:value="-2.81280662574891" calcext:value-type="float">
            <text:p>-2.81280662574891</text:p>
          </table:table-cell>
          <table:table-cell table:formula="of:=0.125*[.B160]-[.C160]^(1/3)" office:value-type="float" office:value="1.86040179008204" calcext:value-type="float">
            <text:p>1.86040179008204</text:p>
          </table:table-cell>
        </table:table-row>
        <table:table-row table:style-name="ro1">
          <table:table-cell office:value-type="float" office:value="4.96875" calcext:value-type="float">
            <text:p>4.96875</text:p>
          </table:table-cell>
          <table:table-cell table:formula="of:=5*SIN([.A161])" office:value-type="float" office:value="-4.83659544304163" calcext:value-type="float">
            <text:p>-4.83659544304163</text:p>
          </table:table-cell>
          <table:table-cell table:formula="of:=[.A161]-20" office:value-type="float" office:value="-15.03125" calcext:value-type="float">
            <text:p>-15.03125</text:p>
          </table:table-cell>
          <table:table-cell table:formula="of:=0.25*([.B161]^(1/5))+[.C161]^(1/3)" office:value-type="float" office:value="-2.81057134421719" calcext:value-type="float">
            <text:p>-2.81057134421719</text:p>
          </table:table-cell>
          <table:table-cell table:formula="of:=0.125*[.B161]-[.C161]^(1/3)" office:value-type="float" office:value="1.86334910326036" calcext:value-type="float">
            <text:p>1.86334910326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*SIN([.A162])" office:value-type="float" office:value="-4.79462137331569" calcext:value-type="float">
            <text:p>-4.79462137331569</text:p>
          </table:table-cell>
          <table:table-cell table:formula="of:=[.A162]-20" office:value-type="float" office:value="-15" calcext:value-type="float">
            <text:p>-15</text:p>
          </table:table-cell>
          <table:table-cell table:formula="of:=0.25*([.B162]^(1/5))+[.C162]^(1/3)" office:value-type="float" office:value="-2.80826308034764" calcext:value-type="float">
            <text:p>-2.80826308034764</text:p>
          </table:table-cell>
          <table:table-cell table:formula="of:=0.125*[.B162]-[.C162]^(1/3)" office:value-type="float" office:value="1.86688440266601" calcext:value-type="float">
            <text:p>1.86688440266601</text:p>
          </table:table-cell>
        </table:table-row>
        <table:table-row table:style-name="ro1">
          <table:table-cell office:value-type="float" office:value="5.03125" calcext:value-type="float">
            <text:p>5.03125</text:p>
          </table:table-cell>
          <table:table-cell table:formula="of:=5*SIN([.A163])" office:value-type="float" office:value="-4.74796543718475" calcext:value-type="float">
            <text:p>-4.74796543718475</text:p>
          </table:table-cell>
          <table:table-cell table:formula="of:=[.A163]-20" office:value-type="float" office:value="-14.96875" calcext:value-type="float">
            <text:p>-14.96875</text:p>
          </table:table-cell>
          <table:table-cell table:formula="of:=0.25*([.B163]^(1/5))+[.C163]^(1/3)" office:value-type="float" office:value="-2.80588094382875" calcext:value-type="float">
            <text:p>-2.80588094382875</text:p>
          </table:table-cell>
          <table:table-cell table:formula="of:=0.125*[.B163]-[.C163]^(1/3)" office:value-type="float" office:value="1.87100255669169" calcext:value-type="float">
            <text:p>1.87100255669169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table:formula="of:=5*SIN([.A164])" office:value-type="float" office:value="-4.69667319337866" calcext:value-type="float">
            <text:p>-4.69667319337866</text:p>
          </table:table-cell>
          <table:table-cell table:formula="of:=[.A164]-20" office:value-type="float" office:value="-14.9375" calcext:value-type="float">
            <text:p>-14.9375</text:p>
          </table:table-cell>
          <table:table-cell table:formula="of:=0.25*([.B164]^(1/5))+[.C164]^(1/3)" office:value-type="float" office:value="-2.80342391968913" calcext:value-type="float">
            <text:p>-2.80342391968913</text:p>
          </table:table-cell>
          <table:table-cell table:formula="of:=0.125*[.B164]-[.C164]^(1/3)" office:value-type="float" office:value="1.87569786221384" calcext:value-type="float">
            <text:p>1.87569786221384</text:p>
          </table:table-cell>
        </table:table-row>
        <table:table-row table:style-name="ro1">
          <table:table-cell office:value-type="float" office:value="5.09375" calcext:value-type="float">
            <text:p>5.09375</text:p>
          </table:table-cell>
          <table:table-cell table:formula="of:=5*SIN([.A165])" office:value-type="float" office:value="-4.64079472790306" calcext:value-type="float">
            <text:p>-4.64079472790306</text:p>
          </table:table-cell>
          <table:table-cell table:formula="of:=[.A165]-20" office:value-type="float" office:value="-14.90625" calcext:value-type="float">
            <text:p>-14.90625</text:p>
          </table:table-cell>
          <table:table-cell table:formula="of:=0.25*([.B165]^(1/5))+[.C165]^(1/3)" office:value-type="float" office:value="-2.80089085979802" calcext:value-type="float">
            <text:p>-2.80089085979802</text:p>
          </table:table-cell>
          <table:table-cell table:formula="of:=0.125*[.B165]-[.C165]^(1/3)" office:value-type="float" office:value="1.8809640501532" calcext:value-type="float">
            <text:p>1.8809640501532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table:formula="of:=5*SIN([.A166])" office:value-type="float" office:value="-4.58038460513122" calcext:value-type="float">
            <text:p>-4.58038460513122</text:p>
          </table:table-cell>
          <table:table-cell table:formula="of:=[.A166]-20" office:value-type="float" office:value="-14.875" calcext:value-type="float">
            <text:p>-14.875</text:p>
          </table:table-cell>
          <table:table-cell table:formula="of:=0.25*([.B166]^(1/5))+[.C166]^(1/3)" office:value-type="float" office:value="-2.79828047296712" calcext:value-type="float">
            <text:p>-2.79828047296712</text:p>
          </table:table-cell>
          <table:table-cell table:formula="of:=0.125*[.B166]-[.C166]^(1/3)" office:value-type="float" office:value="1.88679429158796" calcext:value-type="float">
            <text:p>1.88679429158796</text:p>
          </table:table-cell>
        </table:table-row>
        <table:table-row table:style-name="ro1">
          <table:table-cell office:value-type="float" office:value="5.15625" calcext:value-type="float">
            <text:p>5.15625</text:p>
          </table:table-cell>
          <table:table-cell table:formula="of:=5*SIN([.A167])" office:value-type="float" office:value="-4.51550181452284" calcext:value-type="float">
            <text:p>-4.51550181452284</text:p>
          </table:table-cell>
          <table:table-cell table:formula="of:=[.A167]-20" office:value-type="float" office:value="-14.84375" calcext:value-type="float">
            <text:p>-14.84375</text:p>
          </table:table-cell>
          <table:table-cell table:formula="of:=0.25*([.B167]^(1/5))+[.C167]^(1/3)" office:value-type="float" office:value="-2.79559131346115" calcext:value-type="float">
            <text:p>-2.79559131346115</text:p>
          </table:table-cell>
          <table:table-cell table:formula="of:=0.125*[.B167]-[.C167]^(1/3)" office:value-type="float" office:value="1.89318120441354" calcext:value-type="float">
            <text:p>1.89318120441354</text:p>
          </table:table-cell>
        </table:table-row>
        <table:table-row table:style-name="ro1">
          <table:table-cell office:value-type="float" office:value="5.1875" calcext:value-type="float">
            <text:p>5.1875</text:p>
          </table:table-cell>
          <table:table-cell table:formula="of:=5*SIN([.A168])" office:value-type="float" office:value="-4.44620971302188" calcext:value-type="float">
            <text:p>-4.44620971302188</text:p>
          </table:table-cell>
          <table:table-cell table:formula="of:=[.A168]-20" office:value-type="float" office:value="-14.8125" calcext:value-type="float">
            <text:p>-14.8125</text:p>
          </table:table-cell>
          <table:table-cell table:formula="of:=0.25*([.B168]^(1/5))+[.C168]^(1/3)" office:value-type="float" office:value="-2.79282176768402" calcext:value-type="float">
            <text:p>-2.79282176768402</text:p>
          </table:table-cell>
          <table:table-cell table:formula="of:=0.125*[.B168]-[.C168]^(1/3)" office:value-type="float" office:value="1.90011686054253" calcext:value-type="float">
            <text:p>1.90011686054253</text:p>
          </table:table-cell>
        </table:table-row>
        <table:table-row table:style-name="ro1">
          <table:table-cell office:value-type="float" office:value="5.21875" calcext:value-type="float">
            <text:p>5.21875</text:p>
          </table:table-cell>
          <table:table-cell table:formula="of:=5*SIN([.A169])" office:value-type="float" office:value="-4.37257596318954" calcext:value-type="float">
            <text:p>-4.37257596318954</text:p>
          </table:table-cell>
          <table:table-cell table:formula="of:=[.A169]-20" office:value-type="float" office:value="-14.78125" calcext:value-type="float">
            <text:p>-14.78125</text:p>
          </table:table-cell>
          <table:table-cell table:formula="of:=0.25*([.B169]^(1/5))+[.C169]^(1/3)" office:value-type="float" office:value="-2.7899700387594" calcext:value-type="float">
            <text:p>-2.7899700387594</text:p>
          </table:table-cell>
          <table:table-cell table:formula="of:=0.125*[.B169]-[.C169]^(1/3)" office:value-type="float" office:value="1.90759279363766" calcext:value-type="float">
            <text:p>1.90759279363766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table:formula="of:=5*SIN([.A170])" office:value-type="float" office:value="-4.29467246713296" calcext:value-type="float">
            <text:p>-4.29467246713296</text:p>
          </table:table-cell>
          <table:table-cell table:formula="of:=[.A170]-20" office:value-type="float" office:value="-14.75" calcext:value-type="float">
            <text:p>-14.75</text:p>
          </table:table-cell>
          <table:table-cell table:formula="of:=0.25*([.B170]^(1/5))+[.C170]^(1/3)" office:value-type="float" office:value="-2.7870341286647" calcext:value-type="float">
            <text:p>-2.7870341286647</text:p>
          </table:table-cell>
          <table:table-cell table:formula="of:=0.125*[.B170]-[.C170]^(1/3)" office:value-type="float" office:value="1.91560000737039" calcext:value-type="float">
            <text:p>1.91560000737039</text:p>
          </table:table-cell>
        </table:table-row>
        <table:table-row table:style-name="ro1">
          <table:table-cell office:value-type="float" office:value="5.28125" calcext:value-type="float">
            <text:p>5.28125</text:p>
          </table:table-cell>
          <table:table-cell table:formula="of:=5*SIN([.A171])" office:value-type="float" office:value="-4.21257529629398" calcext:value-type="float">
            <text:p>-4.21257529629398</text:p>
          </table:table-cell>
          <table:table-cell table:formula="of:=[.A171]-20" office:value-type="float" office:value="-14.71875" calcext:value-type="float">
            <text:p>-14.71875</text:p>
          </table:table-cell>
          <table:table-cell table:formula="of:=0.25*([.B171]^(1/5))+[.C171]^(1/3)" office:value-type="float" office:value="-2.78401181750387" calcext:value-type="float">
            <text:p>-2.78401181750387</text:p>
          </table:table-cell>
          <table:table-cell table:formula="of:=0.125*[.B171]-[.C171]^(1/3)" office:value-type="float" office:value="1.92412898419691" calcext:value-type="float">
            <text:p>1.92412898419691</text:p>
          </table:table-cell>
        </table:table-row>
        <table:table-row table:style-name="ro1">
          <table:table-cell office:value-type="float" office:value="5.3125" calcext:value-type="float">
            <text:p>5.3125</text:p>
          </table:table-cell>
          <table:table-cell table:formula="of:=5*SIN([.A172])" office:value-type="float" office:value="-4.12636461716673" calcext:value-type="float">
            <text:p>-4.12636461716673</text:p>
          </table:table-cell>
          <table:table-cell table:formula="of:=[.A172]-20" office:value-type="float" office:value="-14.6875" calcext:value-type="float">
            <text:p>-14.6875</text:p>
          </table:table-cell>
          <table:table-cell table:formula="of:=0.25*([.B172]^(1/5))+[.C172]^(1/3)" office:value-type="float" office:value="-2.78090063941332" calcext:value-type="float">
            <text:p>-2.78090063941332</text:p>
          </table:table-cell>
          <table:table-cell table:formula="of:=0.125*[.B172]-[.C172]^(1/3)" office:value-type="float" office:value="1.93316969464306" calcext:value-type="float">
            <text:p>1.93316969464306</text:p>
          </table:table-cell>
        </table:table-row>
        <table:table-row table:style-name="ro1">
          <table:table-cell office:value-type="float" office:value="5.34375" calcext:value-type="float">
            <text:p>5.34375</text:p>
          </table:table-cell>
          <table:table-cell table:formula="of:=5*SIN([.A173])" office:value-type="float" office:value="-4.03612461301634" calcext:value-type="float">
            <text:p>-4.03612461301634</text:p>
          </table:table-cell>
          <table:table-cell table:formula="of:=[.A173]-20" office:value-type="float" office:value="-14.65625" calcext:value-type="float">
            <text:p>-14.65625</text:p>
          </table:table-cell>
          <table:table-cell table:formula="of:=0.25*([.B173]^(1/5))+[.C173]^(1/3)" office:value-type="float" office:value="-2.77769785448069" calcext:value-type="float">
            <text:p>-2.77769785448069</text:p>
          </table:table-cell>
          <table:table-cell table:formula="of:=0.125*[.B173]-[.C173]^(1/3)" office:value-type="float" office:value="1.94271160708915" calcext:value-type="float">
            <text:p>1.94271160708915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table:formula="of:=5*SIN([.A174])" office:value-type="float" office:value="-3.94194340167548" calcext:value-type="float">
            <text:p>-3.94194340167548</text:p>
          </table:table-cell>
          <table:table-cell table:formula="of:=[.A174]-20" office:value-type="float" office:value="-14.625" calcext:value-type="float">
            <text:p>-14.625</text:p>
          </table:table-cell>
          <table:table-cell table:formula="of:=0.25*([.B174]^(1/5))+[.C174]^(1/3)" office:value-type="float" office:value="-2.77440041591211" calcext:value-type="float">
            <text:p>-2.77440041591211</text:p>
          </table:table-cell>
          <table:table-cell table:formula="of:=0.125*[.B174]-[.C174]^(1/3)" office:value-type="float" office:value="1.95274369804494" calcext:value-type="float">
            <text:p>1.95274369804494</text:p>
          </table:table-cell>
        </table:table-row>
        <table:table-row table:style-name="ro1">
          <table:table-cell office:value-type="float" office:value="5.40625" calcext:value-type="float">
            <text:p>5.40625</text:p>
          </table:table-cell>
          <table:table-cell table:formula="of:=5*SIN([.A175])" office:value-type="float" office:value="-3.84391294949874" calcext:value-type="float">
            <text:p>-3.84391294949874</text:p>
          </table:table-cell>
          <table:table-cell table:formula="of:=[.A175]-20" office:value-type="float" office:value="-14.59375" calcext:value-type="float">
            <text:p>-14.59375</text:p>
          </table:table-cell>
          <table:table-cell table:formula="of:=0.25*([.B175]^(1/5))+[.C175]^(1/3)" office:value-type="float" office:value="-2.77100493149992" calcext:value-type="float">
            <text:p>-2.77100493149992</text:p>
          </table:table-cell>
          <table:table-cell table:formula="of:=0.125*[.B175]-[.C175]^(1/3)" office:value-type="float" office:value="1.96325446290503" calcext:value-type="float">
            <text:p>1.96325446290503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table:formula="of:=5*SIN([.A176])" office:value-type="float" office:value="-3.74212898155906" calcext:value-type="float">
            <text:p>-3.74212898155906</text:p>
          </table:table-cell>
          <table:table-cell table:formula="of:=[.A176]-20" office:value-type="float" office:value="-14.5625" calcext:value-type="float">
            <text:p>-14.5625</text:p>
          </table:table-cell>
          <table:table-cell table:formula="of:=0.25*([.B176]^(1/5))+[.C176]^(1/3)" office:value-type="float" office:value="-2.76750761820825" calcext:value-type="float">
            <text:p>-2.76750761820825</text:p>
          </table:table-cell>
          <table:table-cell table:formula="of:=0.125*[.B176]-[.C176]^(1/3)" office:value-type="float" office:value="1.97423192717385" calcext:value-type="float">
            <text:p>1.97423192717385</text:p>
          </table:table-cell>
        </table:table-row>
        <table:table-row table:style-name="ro1">
          <table:table-cell office:value-type="float" office:value="5.46875" calcext:value-type="float">
            <text:p>5.46875</text:p>
          </table:table-cell>
          <table:table-cell table:formula="of:=5*SIN([.A177])" office:value-type="float" office:value="-3.63669088817384" calcext:value-type="float">
            <text:p>-3.63669088817384</text:p>
          </table:table-cell>
          <table:table-cell table:formula="of:=[.A177]-20" office:value-type="float" office:value="-14.53125" calcext:value-type="float">
            <text:p>-14.53125</text:p>
          </table:table-cell>
          <table:table-cell table:formula="of:=0.25*([.B177]^(1/5))+[.C177]^(1/3)" office:value-type="float" office:value="-2.76390424838962" calcext:value-type="float">
            <text:p>-2.76390424838962</text:p>
          </table:table-cell>
          <table:table-cell table:formula="of:=0.125*[.B177]-[.C177]^(1/3)" office:value-type="float" office:value="1.98566365814954" calcext:value-type="float">
            <text:p>1.9856636581495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5*SIN([.A178])" office:value-type="float" office:value="-3.52770162785196" calcext:value-type="float">
            <text:p>-3.52770162785196</text:p>
          </table:table-cell>
          <table:table-cell table:formula="of:=[.A178]-20" office:value-type="float" office:value="-14.5" calcext:value-type="float">
            <text:p>-14.5</text:p>
          </table:table-cell>
          <table:table-cell table:formula="of:=0.25*([.B178]^(1/5))+[.C178]^(1/3)" office:value-type="float" office:value="-2.76019008575026" calcext:value-type="float">
            <text:p>-2.76019008575026</text:p>
          </table:table-cell>
          <table:table-cell table:formula="of:=0.125*[.B178]-[.C178]^(1/3)" office:value-type="float" office:value="1.99753677705516" calcext:value-type="float">
            <text:p>1.99753677705516</text:p>
          </table:table-cell>
        </table:table-row>
        <table:table-row table:style-name="ro1">
          <table:table-cell office:value-type="float" office:value="5.53125" calcext:value-type="float">
            <text:p>5.53125</text:p>
          </table:table-cell>
          <table:table-cell table:formula="of:=5*SIN([.A179])" office:value-type="float" office:value="-3.41526762675654" calcext:value-type="float">
            <text:p>-3.41526762675654</text:p>
          </table:table-cell>
          <table:table-cell table:formula="of:=[.A179]-20" office:value-type="float" office:value="-14.46875" calcext:value-type="float">
            <text:p>-14.46875</text:p>
          </table:table-cell>
          <table:table-cell table:formula="of:=0.25*([.B179]^(1/5))+[.C179]^(1/3)" office:value-type="float" office:value="-2.75635980866007" calcext:value-type="float">
            <text:p>-2.75635980866007</text:p>
          </table:table-cell>
          <table:table-cell table:formula="of:=0.125*[.B179]-[.C179]^(1/3)" office:value-type="float" office:value="2.00983797160544" calcext:value-type="float">
            <text:p>2.00983797160544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table:formula="of:=5*SIN([.A180])" office:value-type="float" office:value="-3.29949867478161" calcext:value-type="float">
            <text:p>-3.29949867478161</text:p>
          </table:table-cell>
          <table:table-cell table:formula="of:=[.A180]-20" office:value-type="float" office:value="-14.4375" calcext:value-type="float">
            <text:p>-14.4375</text:p>
          </table:table-cell>
          <table:table-cell table:formula="of:=0.25*([.B180]^(1/5))+[.C180]^(1/3)" office:value-type="float" office:value="-2.75240741771003" calcext:value-type="float">
            <text:p>-2.75240741771003</text:p>
          </table:table-cell>
          <table:table-cell table:formula="of:=0.125*[.B180]-[.C180]^(1/3)" office:value-type="float" office:value="2.02255350899678" calcext:value-type="float">
            <text:p>2.02255350899678</text:p>
          </table:table-cell>
        </table:table-row>
        <table:table-row table:style-name="ro1">
          <table:table-cell office:value-type="float" office:value="5.59375" calcext:value-type="float">
            <text:p>5.59375</text:p>
          </table:table-cell>
          <table:table-cell table:formula="of:=5*SIN([.A181])" office:value-type="float" office:value="-3.18050781834415" calcext:value-type="float">
            <text:p>-3.18050781834415</text:p>
          </table:table-cell>
          <table:table-cell table:formula="of:=[.A181]-20" office:value-type="float" office:value="-14.40625" calcext:value-type="float">
            <text:p>-14.40625</text:p>
          </table:table-cell>
          <table:table-cell table:formula="of:=0.25*([.B181]^(1/5))+[.C181]^(1/3)" office:value-type="float" office:value="-2.74832612348745" calcext:value-type="float">
            <text:p>-2.74832612348745</text:p>
          </table:table-cell>
          <table:table-cell table:formula="of:=0.125*[.B181]-[.C181]^(1/3)" office:value-type="float" office:value="2.03566924930784" calcext:value-type="float">
            <text:p>2.03566924930784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table:formula="of:=5*SIN([.A182])" office:value-type="float" office:value="-3.05841124999616" calcext:value-type="float">
            <text:p>-3.05841124999616</text:p>
          </table:table-cell>
          <table:table-cell table:formula="of:=[.A182]-20" office:value-type="float" office:value="-14.375" calcext:value-type="float">
            <text:p>-14.375</text:p>
          </table:table-cell>
          <table:table-cell table:formula="of:=0.25*([.B182]^(1/5))+[.C182]^(1/3)" office:value-type="float" office:value="-2.74410820927064" calcext:value-type="float">
            <text:p>-2.74410820927064</text:p>
          </table:table-cell>
          <table:table-cell table:formula="of:=0.125*[.B182]-[.C182]^(1/3)" office:value-type="float" office:value="2.04917065929762" calcext:value-type="float">
            <text:p>2.04917065929762</text:p>
          </table:table-cell>
        </table:table-row>
        <table:table-row table:style-name="ro1">
          <table:table-cell office:value-type="float" office:value="5.65625" calcext:value-type="float">
            <text:p>5.65625</text:p>
          </table:table-cell>
          <table:table-cell table:formula="of:=5*SIN([.A183])" office:value-type="float" office:value="-2.93332819496462" calcext:value-type="float">
            <text:p>-2.93332819496462</text:p>
          </table:table-cell>
          <table:table-cell table:formula="of:=[.A183]-20" office:value-type="float" office:value="-14.34375" calcext:value-type="float">
            <text:p>-14.34375</text:p>
          </table:table-cell>
          <table:table-cell table:formula="of:=0.25*([.B183]^(1/5))+[.C183]^(1/3)" office:value-type="float" office:value="-2.73974486159633" calcext:value-type="float">
            <text:p>-2.73974486159633</text:p>
          </table:table-cell>
          <table:table-cell table:formula="of:=0.125*[.B183]-[.C183]^(1/3)" office:value-type="float" office:value="2.06304282658753" calcext:value-type="float">
            <text:p>2.06304282658753</text:p>
          </table:table-cell>
        </table:table-row>
        <table:table-row table:style-name="ro1">
          <table:table-cell office:value-type="float" office:value="5.6875" calcext:value-type="float">
            <text:p>5.6875</text:p>
          </table:table-cell>
          <table:table-cell table:formula="of:=5*SIN([.A184])" office:value-type="float" office:value="-2.80538079473008" calcext:value-type="float">
            <text:p>-2.80538079473008</text:p>
          </table:table-cell>
          <table:table-cell table:formula="of:=[.A184]-20" office:value-type="float" office:value="-14.3125" calcext:value-type="float">
            <text:p>-14.3125</text:p>
          </table:table-cell>
          <table:table-cell table:formula="of:=0.25*([.B184]^(1/5))+[.C184]^(1/3)" office:value-type="float" office:value="-2.73522595920919" calcext:value-type="float">
            <text:p>-2.73522595920919</text:p>
          </table:table-cell>
          <table:table-cell table:formula="of:=0.125*[.B184]-[.C184]^(1/3)" office:value-type="float" office:value="2.07727047421367" calcext:value-type="float">
            <text:p>2.07727047421367</text:p>
          </table:table-cell>
        </table:table-row>
        <table:table-row table:style-name="ro1">
          <table:table-cell office:value-type="float" office:value="5.71875" calcext:value-type="float">
            <text:p>5.71875</text:p>
          </table:table-cell>
          <table:table-cell table:formula="of:=5*SIN([.A185])" office:value-type="float" office:value="-2.67469398775757" calcext:value-type="float">
            <text:p>-2.67469398775757</text:p>
          </table:table-cell>
          <table:table-cell table:formula="of:=[.A185]-20" office:value-type="float" office:value="-14.28125" calcext:value-type="float">
            <text:p>-14.28125</text:p>
          </table:table-cell>
          <table:table-cell table:formula="of:=0.25*([.B185]^(1/5))+[.C185]^(1/3)" office:value-type="float" office:value="-2.73053980743581" calcext:value-type="float">
            <text:p>-2.73053980743581</text:p>
          </table:table-cell>
          <table:table-cell table:formula="of:=0.125*[.B185]-[.C185]^(1/3)" office:value-type="float" office:value="2.09183797553498" calcext:value-type="float">
            <text:p>2.09183797553498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table:formula="of:=5*SIN([.A186])" office:value-type="float" office:value="-2.54139538749629" calcext:value-type="float">
            <text:p>-2.54139538749629</text:p>
          </table:table-cell>
          <table:table-cell table:formula="of:=[.A186]-20" office:value-type="float" office:value="-14.25" calcext:value-type="float">
            <text:p>-14.25</text:p>
          </table:table-cell>
          <table:table-cell table:formula="of:=0.25*([.B186]^(1/5))+[.C186]^(1/3)" office:value-type="float" office:value="-2.72567280002234" calcext:value-type="float">
            <text:p>-2.72567280002234</text:p>
          </table:table-cell>
          <table:table-cell table:formula="of:=0.125*[.B186]-[.C186]^(1/3)" office:value-type="float" office:value="2.1067293694829" calcext:value-type="float">
            <text:p>2.1067293694829</text:p>
          </table:table-cell>
        </table:table-row>
        <table:table-row table:style-name="ro1">
          <table:table-cell office:value-type="float" office:value="5.78125" calcext:value-type="float">
            <text:p>5.78125</text:p>
          </table:table-cell>
          <table:table-cell table:formula="of:=5*SIN([.A187])" office:value-type="float" office:value="-2.4056151577673" calcext:value-type="float">
            <text:p>-2.4056151577673</text:p>
          </table:table-cell>
          <table:table-cell table:formula="of:=[.A187]-20" office:value-type="float" office:value="-14.21875" calcext:value-type="float">
            <text:p>-14.21875</text:p>
          </table:table-cell>
          <table:table-cell table:formula="of:=0.25*([.B187]^(1/5))+[.C187]^(1/3)" office:value-type="float" office:value="-2.72060898312399" calcext:value-type="float">
            <text:p>-2.72060898312399</text:p>
          </table:table-cell>
          <table:table-cell table:formula="of:=0.125*[.B187]-[.C187]^(1/3)" office:value-type="float" office:value="2.12192837613746" calcext:value-type="float">
            <text:p>2.12192837613746</text:p>
          </table:table-cell>
        </table:table-row>
        <table:table-row table:style-name="ro1">
          <table:table-cell office:value-type="float" office:value="5.8125" calcext:value-type="float">
            <text:p>5.8125</text:p>
          </table:table-cell>
          <table:table-cell table:formula="of:=5*SIN([.A188])" office:value-type="float" office:value="-2.26748588566069" calcext:value-type="float">
            <text:p>-2.26748588566069</text:p>
          </table:table-cell>
          <table:table-cell table:formula="of:=[.A188]-20" office:value-type="float" office:value="-14.1875" calcext:value-type="float">
            <text:p>-14.1875</text:p>
          </table:table-cell>
          <table:table-cell table:formula="of:=0.25*([.B188]^(1/5))+[.C188]^(1/3)" office:value-type="float" office:value="-2.71532948511049" calcext:value-type="float">
            <text:p>-2.71532948511049</text:p>
          </table:table-cell>
          <table:table-cell table:formula="of:=0.125*[.B188]-[.C188]^(1/3)" office:value-type="float" office:value="2.13741841261467" calcext:value-type="float">
            <text:p>2.13741841261467</text:p>
          </table:table-cell>
        </table:table-row>
        <table:table-row table:style-name="ro1">
          <table:table-cell office:value-type="float" office:value="5.84375" calcext:value-type="float">
            <text:p>5.84375</text:p>
          </table:table-cell>
          <table:table-cell table:formula="of:=5*SIN([.A189])" office:value-type="float" office:value="-2.12714245206659" calcext:value-type="float">
            <text:p>-2.12714245206659</text:p>
          </table:table-cell>
          <table:table-cell table:formula="of:=[.A189]-20" office:value-type="float" office:value="-14.15625" calcext:value-type="float">
            <text:p>-14.15625</text:p>
          </table:table-cell>
          <table:table-cell table:formula="of:=0.25*([.B189]^(1/5))+[.C189]^(1/3)" office:value-type="float" office:value="-2.70981175894219" calcext:value-type="float">
            <text:p>-2.70981175894219</text:p>
          </table:table-cell>
          <table:table-cell table:formula="of:=0.125*[.B189]-[.C189]^(1/3)" office:value-type="float" office:value="2.15318260924969" calcext:value-type="float">
            <text:p>2.15318260924969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table:formula="of:=5*SIN([.A190])" office:value-type="float" office:value="-1.98472189996624" calcext:value-type="float">
            <text:p>-1.98472189996624</text:p>
          </table:table-cell>
          <table:table-cell table:formula="of:=[.A190]-20" office:value-type="float" office:value="-14.125" calcext:value-type="float">
            <text:p>-14.125</text:p>
          </table:table-cell>
          <table:table-cell table:formula="of:=0.25*([.B190]^(1/5))+[.C190]^(1/3)" office:value-type="float" office:value="-2.70402855727005" calcext:value-type="float">
            <text:p>-2.70402855727005</text:p>
          </table:table-cell>
          <table:table-cell table:formula="of:=0.125*[.B190]-[.C190]^(1/3)" office:value-type="float" office:value="2.16920382606004" calcext:value-type="float">
            <text:p>2.16920382606004</text:p>
          </table:table-cell>
        </table:table-row>
        <table:table-row table:style-name="ro1">
          <table:table-cell office:value-type="float" office:value="5.90625" calcext:value-type="float">
            <text:p>5.90625</text:p>
          </table:table-cell>
          <table:table-cell table:formula="of:=5*SIN([.A191])" office:value-type="float" office:value="-1.84036330061183" calcext:value-type="float">
            <text:p>-1.84036330061183</text:p>
          </table:table-cell>
          <table:table-cell table:formula="of:=[.A191]-20" office:value-type="float" office:value="-14.09375" calcext:value-type="float">
            <text:p>-14.09375</text:p>
          </table:table-cell>
          <table:table-cell table:formula="of:=0.25*([.B191]^(1/5))+[.C191]^(1/3)" office:value-type="float" office:value="-2.69794651735038" calcext:value-type="float">
            <text:p>-2.69794651735038</text:p>
          </table:table-cell>
          <table:table-cell table:formula="of:=0.125*[.B191]-[.C191]^(1/3)" office:value-type="float" office:value="2.18546466947262" calcext:value-type="float">
            <text:p>2.18546466947262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table:formula="of:=5*SIN([.A192])" office:value-type="float" office:value="-1.69420761772585" calcext:value-type="float">
            <text:p>-1.69420761772585</text:p>
          </table:table-cell>
          <table:table-cell table:formula="of:=[.A192]-20" office:value-type="float" office:value="-14.0625" calcext:value-type="float">
            <text:p>-14.0625</text:p>
          </table:table-cell>
          <table:table-cell table:formula="of:=0.25*([.B192]^(1/5))+[.C192]^(1/3)" office:value-type="float" office:value="-2.69152416085262" calcext:value-type="float">
            <text:p>-2.69152416085262</text:p>
          </table:table-cell>
          <table:table-cell table:formula="of:=0.125*[.B192]-[.C192]^(1/3)" office:value-type="float" office:value="2.20194750929834" calcext:value-type="float">
            <text:p>2.20194750929834</text:p>
          </table:table-cell>
        </table:table-row>
        <table:table-row table:style-name="ro1">
          <table:table-cell office:value-type="float" office:value="5.96875" calcext:value-type="float">
            <text:p>5.96875</text:p>
          </table:table-cell>
          <table:table-cell table:formula="of:=5*SIN([.A193])" office:value-type="float" office:value="-1.54639756985233" calcext:value-type="float">
            <text:p>-1.54639756985233</text:p>
          </table:table-cell>
          <table:table-cell table:formula="of:=[.A193]-20" office:value-type="float" office:value="-14.03125" calcext:value-type="float">
            <text:p>-14.03125</text:p>
          </table:table-cell>
          <table:table-cell table:formula="of:=0.25*([.B193]^(1/5))+[.C193]^(1/3)" office:value-type="float" office:value="-2.68470898862627" calcext:value-type="float">
            <text:p>-2.68470898862627</text:p>
          </table:table-cell>
          <table:table-cell table:formula="of:=0.125*[.B193]-[.C193]^(1/3)" office:value-type="float" office:value="2.21863449593777" calcext:value-type="float">
            <text:p>2.218634495937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*SIN([.A194])" office:value-type="float" office:value="-1.39707749099463" calcext:value-type="float">
            <text:p>-1.39707749099463</text:p>
          </table:table-cell>
          <table:table-cell table:formula="of:=[.A194]-20" office:value-type="float" office:value="-14" calcext:value-type="float">
            <text:p>-14</text:p>
          </table:table-cell>
          <table:table-cell table:formula="of:=0.25*([.B194]^(1/5))+[.C194]^(1/3)" office:value-type="float" office:value="-2.67743312384213" calcext:value-type="float">
            <text:p>-2.67743312384213</text:p>
          </table:table-cell>
          <table:table-cell table:formula="of:=0.125*[.B194]-[.C194]^(1/3)" office:value-type="float" office:value="2.2355075778009" calcext:value-type="float">
            <text:p>2.2355075778009</text:p>
          </table:table-cell>
        </table:table-row>
        <table:table-row table:style-name="ro1">
          <table:table-cell office:value-type="float" office:value="6.03125" calcext:value-type="float">
            <text:p>6.03125</text:p>
          </table:table-cell>
          <table:table-cell table:formula="of:=5*SIN([.A195])" office:value-type="float" office:value="-1.24639318967576" calcext:value-type="float">
            <text:p>-1.24639318967576</text:p>
          </table:table-cell>
          <table:table-cell table:formula="of:=[.A195]-20" office:value-type="float" office:value="-13.96875" calcext:value-type="float">
            <text:p>-13.96875</text:p>
          </table:table-cell>
          <table:table-cell table:formula="of:=0.25*([.B195]^(1/5))+[.C195]^(1/3)" office:value-type="float" office:value="-2.6696065244221" calcext:value-type="float">
            <text:p>-2.6696065244221</text:p>
          </table:table-cell>
          <table:table-cell table:formula="of:=0.125*[.B195]-[.C195]^(1/3)" office:value-type="float" office:value="2.25254851892418" calcext:value-type="float">
            <text:p>2.25254851892418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table:formula="of:=5*SIN([.A196])" office:value-type="float" office:value="-1.09449180655881" calcext:value-type="float">
            <text:p>-1.09449180655881</text:p>
          </table:table-cell>
          <table:table-cell table:formula="of:=[.A196]-20" office:value-type="float" office:value="-13.9375" calcext:value-type="float">
            <text:p>-13.9375</text:p>
          </table:table-cell>
          <table:table-cell table:formula="of:=0.25*([.B196]^(1/5))+[.C196]^(1/3)" office:value-type="float" office:value="-2.66110590821145" calcext:value-type="float">
            <text:p>-2.66110590821145</text:p>
          </table:table-cell>
          <table:table-cell table:formula="of:=0.125*[.B196]-[.C196]^(1/3)" office:value-type="float" office:value="2.26973891676743" calcext:value-type="float">
            <text:p>2.26973891676743</text:p>
          </table:table-cell>
        </table:table-row>
        <table:table-row table:style-name="ro1">
          <table:table-cell office:value-type="float" office:value="6.09375" calcext:value-type="float">
            <text:p>6.09375</text:p>
          </table:table-cell>
          <table:table-cell table:formula="of:=5*SIN([.A197])" office:value-type="float" office:value="-0.941521670766573" calcext:value-type="float">
            <text:p>-0.941521670766573</text:p>
          </table:table-cell>
          <table:table-cell table:formula="of:=[.A197]-20" office:value-type="float" office:value="-13.90625" calcext:value-type="float">
            <text:p>-13.90625</text:p>
          </table:table-cell>
          <table:table-cell table:formula="of:=0.25*([.B197]^(1/5))+[.C197]^(1/3)" office:value-type="float" office:value="-2.65175561569328" calcext:value-type="float">
            <text:p>-2.65175561569328</text:p>
          </table:table-cell>
          <table:table-cell table:formula="of:=0.125*[.B197]-[.C197]^(1/3)" office:value-type="float" office:value="2.28706022017344" calcext:value-type="float">
            <text:p>2.28706022017344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table:formula="of:=5*SIN([.A198])" office:value-type="float" office:value="-0.787632155040715" calcext:value-type="float">
            <text:p>-0.787632155040715</text:p>
          </table:table-cell>
          <table:table-cell table:formula="of:=[.A198]-20" office:value-type="float" office:value="-13.875" calcext:value-type="float">
            <text:p>-13.875</text:p>
          </table:table-cell>
          <table:table-cell table:formula="of:=0.25*([.B198]^(1/5))+[.C198]^(1/3)" office:value-type="float" office:value="-2.64129202624393" calcext:value-type="float">
            <text:p>-2.64129202624393</text:p>
          </table:table-cell>
          <table:table-cell table:formula="of:=0.125*[.B198]-[.C198]^(1/3)" office:value-type="float" office:value="2.30449374747258" calcext:value-type="float">
            <text:p>2.30449374747258</text:p>
          </table:table-cell>
        </table:table-row>
        <table:table-row table:style-name="ro1">
          <table:table-cell office:value-type="float" office:value="6.15625" calcext:value-type="float">
            <text:p>6.15625</text:p>
          </table:table-cell>
          <table:table-cell table:formula="of:=5*SIN([.A199])" office:value-type="float" office:value="-0.632973529881792" calcext:value-type="float">
            <text:p>-0.632973529881792</text:p>
          </table:table-cell>
          <table:table-cell table:formula="of:=[.A199]-20" office:value-type="float" office:value="-13.84375" calcext:value-type="float">
            <text:p>-13.84375</text:p>
          </table:table-cell>
          <table:table-cell table:formula="of:=0.25*([.B199]^(1/5))+[.C199]^(1/3)" office:value-type="float" office:value="-2.62929063362579" calcext:value-type="float">
            <text:p>-2.62929063362579</text:p>
          </table:table-cell>
          <table:table-cell table:formula="of:=0.125*[.B199]-[.C199]^(1/3)" office:value-type="float" office:value="2.32202070471477" calcext:value-type="float">
            <text:p>2.32202070471477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table:formula="of:=5*SIN([.A200])" office:value-type="float" office:value="-0.477696816812673" calcext:value-type="float">
            <text:p>-0.477696816812673</text:p>
          </table:table-cell>
          <table:table-cell table:formula="of:=[.A200]-20" office:value-type="float" office:value="-13.8125" calcext:value-type="float">
            <text:p>-13.8125</text:p>
          </table:table-cell>
          <table:table-cell table:formula="of:=0.25*([.B200]^(1/5))+[.C200]^(1/3)" office:value-type="float" office:value="-2.61499474174041" calcext:value-type="float">
            <text:p>-2.61499474174041</text:p>
          </table:table-cell>
          <table:table-cell table:formula="of:=0.125*[.B200]-[.C200]^(1/3)" office:value-type="float" office:value="2.33962220401108" calcext:value-type="float">
            <text:p>2.33962220401108</text:p>
          </table:table-cell>
        </table:table-row>
        <table:table-row table:style-name="ro1">
          <table:table-cell office:value-type="float" office:value="6.21875" calcext:value-type="float">
            <text:p>6.21875</text:p>
          </table:table-cell>
          <table:table-cell table:formula="of:=5*SIN([.A201])" office:value-type="float" office:value="-0.321953640908582" calcext:value-type="float">
            <text:p>-0.321953640908582</text:p>
          </table:table-cell>
          <table:table-cell table:formula="of:=[.A201]-20" office:value-type="float" office:value="-13.78125" calcext:value-type="float">
            <text:p>-13.78125</text:p>
          </table:table-cell>
          <table:table-cell table:formula="of:=0.25*([.B201]^(1/5))+[.C201]^(1/3)" office:value-type="float" office:value="-2.59681953049987" calcext:value-type="float">
            <text:p>-2.59681953049987</text:p>
          </table:table-cell>
          <table:table-cell table:formula="of:=0.125*[.B201]-[.C201]^(1/3)" office:value-type="float" office:value="2.35727928196697" calcext:value-type="float">
            <text:p>2.35727928196697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table:formula="of:=5*SIN([.A202])" office:value-type="float" office:value="-0.165896082737784" calcext:value-type="float">
            <text:p>-0.165896082737784</text:p>
          </table:table-cell>
          <table:table-cell table:formula="of:=[.A202]-20" office:value-type="float" office:value="-13.75" calcext:value-type="float">
            <text:p>-13.75</text:p>
          </table:table-cell>
          <table:table-cell table:formula="of:=0.25*([.B202]^(1/5))+[.C202]^(1/3)" office:value-type="float" office:value="-2.57025485713518" calcext:value-type="float">
            <text:p>-2.57025485713518</text:p>
          </table:table-cell>
          <table:table-cell table:formula="of:=0.125*[.B202]-[.C202]^(1/3)" office:value-type="float" office:value="2.37497291818917" calcext:value-type="float">
            <text:p>2.37497291818917</text:p>
          </table:table-cell>
        </table:table-row>
        <table:table-row table:style-name="ro1">
          <table:table-cell office:value-type="float" office:value="6.28125" calcext:value-type="float">
            <text:p>6.28125</text:p>
          </table:table-cell>
          <table:table-cell table:formula="of:=5*SIN([.A203])" office:value-type="float" office:value="-0.00967652985749487" calcext:value-type="float">
            <text:p>-0.00967652985749487</text:p>
          </table:table-cell>
          <table:table-cell table:formula="of:=[.A203]-20" office:value-type="float" office:value="-13.71875" calcext:value-type="float">
            <text:p>-13.71875</text:p>
          </table:table-cell>
          <table:table-cell table:formula="of:=0.25*([.B203]^(1/5))+[.C203]^(1/3)" office:value-type="float" office:value="-2.49276803733481" calcext:value-type="float">
            <text:p>-2.49276803733481</text:p>
          </table:table-cell>
          <table:table-cell table:formula="of:=0.125*[.B203]-[.C203]^(1/3)" office:value-type="float" office:value="2.39268405384818" calcext:value-type="float">
            <text:p>2.39268405384818</text:p>
          </table:table-cell>
        </table:table-row>
        <table:table-row table:style-name="ro1">
          <table:table-cell office:value-type="float" office:value="6.3125" calcext:value-type="float">
            <text:p>6.3125</text:p>
          </table:table-cell>
          <table:table-cell table:formula="of:=5*SIN([.A204])" office:value-type="float" office:value="0.146552471989987" calcext:value-type="float">
            <text:p>0.146552471989987</text:p>
          </table:table-cell>
          <table:table-cell table:formula="of:=[.A204]-20" office:value-type="float" office:value="-13.6875" calcext:value-type="float">
            <text:p>-13.6875</text:p>
          </table:table-cell>
          <table:table-cell table:formula="of:=0.25*([.B204]^(1/5))+[.C204]^(1/3)" office:value-type="float" office:value="-2.22180435434252" calcext:value-type="float">
            <text:p>-2.22180435434252</text:p>
          </table:table-cell>
          <table:table-cell table:formula="of:=0.125*[.B204]-[.C204]^(1/3)" office:value-type="float" office:value="2.41039361027825" calcext:value-type="float">
            <text:p>2.41039361027825</text:p>
          </table:table-cell>
        </table:table-row>
        <table:table-row table:style-name="ro1">
          <table:table-cell office:value-type="float" office:value="6.34375" calcext:value-type="float">
            <text:p>6.34375</text:p>
          </table:table-cell>
          <table:table-cell table:formula="of:=5*SIN([.A205])" office:value-type="float" office:value="0.302638367835606" calcext:value-type="float">
            <text:p>0.302638367835606</text:p>
          </table:table-cell>
          <table:table-cell table:formula="of:=[.A205]-20" office:value-type="float" office:value="-13.65625" calcext:value-type="float">
            <text:p>-13.65625</text:p>
          </table:table-cell>
          <table:table-cell table:formula="of:=0.25*([.B205]^(1/5))+[.C205]^(1/3)" office:value-type="float" office:value="-2.19340752215498" calcext:value-type="float">
            <text:p>-2.19340752215498</text:p>
          </table:table-cell>
          <table:table-cell table:formula="of:=0.125*[.B205]-[.C205]^(1/3)" office:value-type="float" office:value="2.4280825075966" calcext:value-type="float">
            <text:p>2.4280825075966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table:formula="of:=5*SIN([.A206])" office:value-type="float" office:value="0.458428742450889" calcext:value-type="float">
            <text:p>0.458428742450889</text:p>
          </table:table-cell>
          <table:table-cell table:formula="of:=[.A206]-20" office:value-type="float" office:value="-13.625" calcext:value-type="float">
            <text:p>-13.625</text:p>
          </table:table-cell>
          <table:table-cell table:formula="of:=0.25*([.B206]^(1/5))+[.C206]^(1/3)" office:value-type="float" office:value="-2.17453617172058" calcext:value-type="float">
            <text:p>-2.17453617172058</text:p>
          </table:table-cell>
          <table:table-cell table:formula="of:=0.125*[.B206]-[.C206]^(1/3)" office:value-type="float" office:value="2.44573168332387" calcext:value-type="float">
            <text:p>2.44573168332387</text:p>
          </table:table-cell>
        </table:table-row>
        <table:table-row table:style-name="ro1">
          <table:table-cell office:value-type="float" office:value="6.40625" calcext:value-type="float">
            <text:p>6.40625</text:p>
          </table:table-cell>
          <table:table-cell table:formula="of:=5*SIN([.A207])" office:value-type="float" office:value="0.613771469178829" calcext:value-type="float">
            <text:p>0.613771469178829</text:p>
          </table:table-cell>
          <table:table-cell table:formula="of:=[.A207]-20" office:value-type="float" office:value="-13.59375" calcext:value-type="float">
            <text:p>-13.59375</text:p>
          </table:table-cell>
          <table:table-cell table:formula="of:=0.25*([.B207]^(1/5))+[.C207]^(1/3)" office:value-type="float" office:value="-2.1598537826971" calcext:value-type="float">
            <text:p>-2.1598537826971</text:p>
          </table:table-cell>
          <table:table-cell table:formula="of:=0.125*[.B207]-[.C207]^(1/3)" office:value-type="float" office:value="2.46332211098736" calcext:value-type="float">
            <text:p>2.46332211098736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table:formula="of:=5*SIN([.A208])" office:value-type="float" office:value="0.768514858482986" calcext:value-type="float">
            <text:p>0.768514858482986</text:p>
          </table:table-cell>
          <table:table-cell table:formula="of:=[.A208]-20" office:value-type="float" office:value="-13.5625" calcext:value-type="float">
            <text:p>-13.5625</text:p>
          </table:table-cell>
          <table:table-cell table:formula="of:=0.25*([.B208]^(1/5))+[.C208]^(1/3)" office:value-type="float" office:value="-2.1475946131863" calcext:value-type="float">
            <text:p>-2.1475946131863</text:p>
          </table:table-cell>
          <table:table-cell table:formula="of:=0.125*[.B208]-[.C208]^(1/3)" office:value-type="float" office:value="2.48083481868919" calcext:value-type="float">
            <text:p>2.48083481868919</text:p>
          </table:table-cell>
        </table:table-row>
        <table:table-row table:style-name="ro1">
          <table:table-cell office:value-type="float" office:value="6.46875" calcext:value-type="float">
            <text:p>6.46875</text:p>
          </table:table-cell>
          <table:table-cell table:formula="of:=5*SIN([.A209])" office:value-type="float" office:value="0.922507806069741" calcext:value-type="float">
            <text:p>0.922507806069741</text:p>
          </table:table-cell>
          <table:table-cell table:formula="of:=[.A209]-20" office:value-type="float" office:value="-13.53125" calcext:value-type="float">
            <text:p>-13.53125</text:p>
          </table:table-cell>
          <table:table-cell table:formula="of:=0.25*([.B209]^(1/5))+[.C209]^(1/3)" office:value-type="float" office:value="-2.13693804841571" calcext:value-type="float">
            <text:p>-2.13693804841571</text:p>
          </table:table-cell>
          <table:table-cell table:formula="of:=0.125*[.B209]-[.C209]^(1/3)" office:value-type="float" office:value="2.49825090762099" calcext:value-type="float">
            <text:p>2.4982509076209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5*SIN([.A210])" office:value-type="float" office:value="1.07559994043908" calcext:value-type="float">
            <text:p>1.07559994043908</text:p>
          </table:table-cell>
          <table:table-cell table:formula="of:=[.A210]-20" office:value-type="float" office:value="-13.5" calcext:value-type="float">
            <text:p>-13.5</text:p>
          </table:table-cell>
          <table:table-cell table:formula="of:=0.25*([.B210]^(1/5))+[.C210]^(1/3)" office:value-type="float" office:value="-2.12743096250802" calcext:value-type="float">
            <text:p>-2.12743096250802</text:p>
          </table:table-cell>
          <table:table-cell table:formula="of:=0.125*[.B210]-[.C210]^(1/3)" office:value-type="float" office:value="2.51555157050718" calcext:value-type="float">
            <text:p>2.51555157050718</text:p>
          </table:table-cell>
        </table:table-row>
        <table:table-row table:style-name="ro1">
          <table:table-cell office:value-type="float" office:value="6.53125" calcext:value-type="float">
            <text:p>6.53125</text:p>
          </table:table-cell>
          <table:table-cell table:formula="of:=5*SIN([.A211])" office:value-type="float" office:value="1.2276417697198" calcext:value-type="float">
            <text:p>1.2276417697198</text:p>
          </table:table-cell>
          <table:table-cell table:formula="of:=[.A211]-20" office:value-type="float" office:value="-13.46875" calcext:value-type="float">
            <text:p>-13.46875</text:p>
          </table:table-cell>
          <table:table-cell table:formula="of:=0.25*([.B211]^(1/5))+[.C211]^(1/3)" office:value-type="float" office:value="-2.11879490993431" calcext:value-type="float">
            <text:p>-2.11879490993431</text:p>
          </table:table-cell>
          <table:table-cell table:formula="of:=0.125*[.B211]-[.C211]^(1/3)" office:value-type="float" office:value="2.53271810995888" calcext:value-type="float">
            <text:p>2.53271810995888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table:formula="of:=5*SIN([.A212])" office:value-type="float" office:value="1.37848482764581" calcext:value-type="float">
            <text:p>1.37848482764581</text:p>
          </table:table-cell>
          <table:table-cell table:formula="of:=[.A212]-20" office:value-type="float" office:value="-13.4375" calcext:value-type="float">
            <text:p>-13.4375</text:p>
          </table:table-cell>
          <table:table-cell table:formula="of:=0.25*([.B212]^(1/5))+[.C212]^(1/3)" office:value-type="float" office:value="-2.11084574628387" calcext:value-type="float">
            <text:p>-2.11084574628387</text:p>
          </table:table-cell>
          <table:table-cell table:formula="of:=0.125*[.B212]-[.C212]^(1/3)" office:value-type="float" office:value="2.54973195672026" calcext:value-type="float">
            <text:p>2.54973195672026</text:p>
          </table:table-cell>
        </table:table-row>
        <table:table-row table:style-name="ro1">
          <table:table-cell office:value-type="float" office:value="6.59375" calcext:value-type="float">
            <text:p>6.59375</text:p>
          </table:table-cell>
          <table:table-cell table:formula="of:=5*SIN([.A213])" office:value-type="float" office:value="1.52798181853088" calcext:value-type="float">
            <text:p>1.52798181853088</text:p>
          </table:table-cell>
          <table:table-cell table:formula="of:=[.A213]-20" office:value-type="float" office:value="-13.40625" calcext:value-type="float">
            <text:p>-13.40625</text:p>
          </table:table-cell>
          <table:table-cell table:formula="of:=0.25*([.B213]^(1/5))+[.C213]^(1/3)" office:value-type="float" office:value="-2.10345496562349" calcext:value-type="float">
            <text:p>-2.10345496562349</text:p>
          </table:table-cell>
          <table:table-cell table:formula="of:=0.125*[.B213]-[.C213]^(1/3)" office:value-type="float" office:value="2.56657468778994" calcext:value-type="float">
            <text:p>2.56657468778994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table:formula="of:=5*SIN([.A214])" office:value-type="float" office:value="1.67598676110043" calcext:value-type="float">
            <text:p>1.67598676110043</text:p>
          </table:table-cell>
          <table:table-cell table:formula="of:=[.A214]-20" office:value-type="float" office:value="-13.375" calcext:value-type="float">
            <text:p>-13.375</text:p>
          </table:table-cell>
          <table:table-cell table:formula="of:=0.25*([.B214]^(1/5))+[.C214]^(1/3)" office:value-type="float" office:value="-2.09652912514351" calcext:value-type="float">
            <text:p>-2.09652912514351</text:p>
          </table:table-cell>
          <table:table-cell table:formula="of:=0.125*[.B214]-[.C214]^(1/3)" office:value-type="float" office:value="2.58322804439925" calcext:value-type="float">
            <text:p>2.58322804439925</text:p>
          </table:table-cell>
        </table:table-row>
        <table:table-row table:style-name="ro1">
          <table:table-cell office:value-type="float" office:value="6.65625" calcext:value-type="float">
            <text:p>6.65625</text:p>
          </table:table-cell>
          <table:table-cell table:formula="of:=5*SIN([.A215])" office:value-type="float" office:value="1.82235513103971" calcext:value-type="float">
            <text:p>1.82235513103971</text:p>
          </table:table-cell>
          <table:table-cell table:formula="of:=[.A215]-20" office:value-type="float" office:value="-13.34375" calcext:value-type="float">
            <text:p>-13.34375</text:p>
          </table:table-cell>
          <table:table-cell table:formula="of:=0.25*([.B215]^(1/5))+[.C215]^(1/3)" office:value-type="float" office:value="-2.08999803406076" calcext:value-type="float">
            <text:p>-2.08999803406076</text:p>
          </table:table-cell>
          <table:table-cell table:formula="of:=0.125*[.B215]-[.C215]^(1/3)" office:value-type="float" office:value="2.59967394983029" calcext:value-type="float">
            <text:p>2.59967394983029</text:p>
          </table:table-cell>
        </table:table-row>
        <table:table-row table:style-name="ro1">
          <table:table-cell office:value-type="float" office:value="6.6875" calcext:value-type="float">
            <text:p>6.6875</text:p>
          </table:table-cell>
          <table:table-cell table:formula="of:=5*SIN([.A216])" office:value-type="float" office:value="1.9669440021194" calcext:value-type="float">
            <text:p>1.9669440021194</text:p>
          </table:table-cell>
          <table:table-cell table:formula="of:=[.A216]-20" office:value-type="float" office:value="-13.3125" calcext:value-type="float">
            <text:p>-13.3125</text:p>
          </table:table-cell>
          <table:table-cell table:formula="of:=0.25*([.B216]^(1/5))+[.C216]^(1/3)" office:value-type="float" office:value="-2.08380756117527" calcext:value-type="float">
            <text:p>-2.08380756117527</text:p>
          </table:table-cell>
          <table:table-cell table:formula="of:=0.125*[.B216]-[.C216]^(1/3)" office:value-type="float" office:value="2.61589452705591" calcext:value-type="float">
            <text:p>2.61589452705591</text:p>
          </table:table-cell>
        </table:table-row>
        <table:table-row table:style-name="ro1">
          <table:table-cell office:value-type="float" office:value="6.71875" calcext:value-type="float">
            <text:p>6.71875</text:p>
          </table:table-cell>
          <table:table-cell table:formula="of:=5*SIN([.A217])" office:value-type="float" office:value="2.10961218576059" calcext:value-type="float">
            <text:p>2.10961218576059</text:p>
          </table:table-cell>
          <table:table-cell table:formula="of:=[.A217]-20" office:value-type="float" office:value="-13.28125" calcext:value-type="float">
            <text:p>-13.28125</text:p>
          </table:table-cell>
          <table:table-cell table:formula="of:=0.25*([.B217]^(1/5))+[.C217]^(1/3)" office:value-type="float" office:value="-2.07791504224045" calcext:value-type="float">
            <text:p>-2.07791504224045</text:p>
          </table:table-cell>
          <table:table-cell table:formula="of:=0.125*[.B217]-[.C217]^(1/3)" office:value-type="float" office:value="2.63187211618485" calcext:value-type="float">
            <text:p>2.6318721161848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table:formula="of:=5*SIN([.A218])" office:value-type="float" office:value="2.25022036890309" calcext:value-type="float">
            <text:p>2.25022036890309</text:p>
          </table:table-cell>
          <table:table-cell table:formula="of:=[.A218]-20" office:value-type="float" office:value="-13.25" calcext:value-type="float">
            <text:p>-13.25</text:p>
          </table:table-cell>
          <table:table-cell table:formula="of:=0.25*([.B218]^(1/5))+[.C218]^(1/3)" office:value-type="float" office:value="-2.07228623081515" calcext:value-type="float">
            <text:p>-2.07228623081515</text:p>
          </table:table-cell>
          <table:table-cell table:formula="of:=0.125*[.B218]-[.C218]^(1/3)" office:value-type="float" office:value="2.64758929169457" calcext:value-type="float">
            <text:p>2.64758929169457</text:p>
          </table:table-cell>
        </table:table-row>
        <table:table-row table:style-name="ro1">
          <table:table-cell office:value-type="float" office:value="6.78125" calcext:value-type="float">
            <text:p>6.78125</text:p>
          </table:table-cell>
          <table:table-cell table:formula="of:=5*SIN([.A219])" office:value-type="float" office:value="2.3886312500422" calcext:value-type="float">
            <text:p>2.3886312500422</text:p>
          </table:table-cell>
          <table:table-cell table:formula="of:=[.A219]-20" office:value-type="float" office:value="-13.21875" calcext:value-type="float">
            <text:p>-13.21875</text:p>
          </table:table-cell>
          <table:table-cell table:formula="of:=0.25*([.B219]^(1/5))+[.C219]^(1/3)" office:value-type="float" office:value="-2.06689320669596" calcext:value-type="float">
            <text:p>-2.06689320669596</text:p>
          </table:table-cell>
          <table:table-cell table:formula="of:=0.125*[.B219]-[.C219]^(1/3)" office:value-type="float" office:value="2.6630288794353" calcext:value-type="float">
            <text:p>2.6630288794353</text:p>
          </table:table-cell>
        </table:table-row>
        <table:table-row table:style-name="ro1">
          <table:table-cell office:value-type="float" office:value="6.8125" calcext:value-type="float">
            <text:p>6.8125</text:p>
          </table:table-cell>
          <table:table-cell table:formula="of:=5*SIN([.A220])" office:value-type="float" office:value="2.52470967330137" calcext:value-type="float">
            <text:p>2.52470967330137</text:p>
          </table:table-cell>
          <table:table-cell table:formula="of:=[.A220]-20" office:value-type="float" office:value="-13.1875" calcext:value-type="float">
            <text:p>-13.1875</text:p>
          </table:table-cell>
          <table:table-cell table:formula="of:=0.25*([.B220]^(1/5))+[.C220]^(1/3)" office:value-type="float" office:value="-2.06171290083959" calcext:value-type="float">
            <text:p>-2.06171290083959</text:p>
          </table:table-cell>
          <table:table-cell table:formula="of:=0.125*[.B220]-[.C220]^(1/3)" office:value-type="float" office:value="2.67817397338847" calcext:value-type="float">
            <text:p>2.67817397338847</text:p>
          </table:table-cell>
        </table:table-row>
        <table:table-row table:style-name="ro1">
          <table:table-cell office:value-type="float" office:value="6.84375" calcext:value-type="float">
            <text:p>6.84375</text:p>
          </table:table-cell>
          <table:table-cell table:formula="of:=5*SIN([.A221])" office:value-type="float" office:value="2.65832276040958" calcext:value-type="float">
            <text:p>2.65832276040958</text:p>
          </table:table-cell>
          <table:table-cell table:formula="of:=[.A221]-20" office:value-type="float" office:value="-13.15625" calcext:value-type="float">
            <text:p>-13.15625</text:p>
          </table:table-cell>
          <table:table-cell table:formula="of:=0.25*([.B221]^(1/5))+[.C221]^(1/3)" office:value-type="float" office:value="-2.05672602992339" calcext:value-type="float">
            <text:p>-2.05672602992339</text:p>
          </table:table-cell>
          <table:table-cell table:formula="of:=0.125*[.B221]-[.C221]^(1/3)" office:value-type="float" office:value="2.69300795216325" calcext:value-type="float">
            <text:p>2.69300795216325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table:formula="of:=5*SIN([.A222])" office:value-type="float" office:value="2.7893400404547" calcext:value-type="float">
            <text:p>2.7893400404547</text:p>
          </table:table-cell>
          <table:table-cell table:formula="of:=[.A222]-20" office:value-type="float" office:value="-13.125" calcext:value-type="float">
            <text:p>-13.125</text:p>
          </table:table-cell>
          <table:table-cell table:formula="of:=0.25*([.B222]^(1/5))+[.C222]^(1/3)" office:value-type="float" office:value="-2.05191631063115" calcext:value-type="float">
            <text:p>-2.05191631063115</text:p>
          </table:table-cell>
          <table:table-cell table:formula="of:=0.125*[.B222]-[.C222]^(1/3)" office:value-type="float" office:value="2.7075144952151" calcext:value-type="float">
            <text:p>2.7075144952151</text:p>
          </table:table-cell>
        </table:table-row>
        <table:table-row table:style-name="ro1">
          <table:table-cell office:value-type="float" office:value="6.90625" calcext:value-type="float">
            <text:p>6.90625</text:p>
          </table:table-cell>
          <table:table-cell table:formula="of:=5*SIN([.A223])" office:value-type="float" office:value="2.91763357728618" calcext:value-type="float">
            <text:p>2.91763357728618</text:p>
          </table:table-cell>
          <table:table-cell table:formula="of:=[.A223]-20" office:value-type="float" office:value="-13.09375" calcext:value-type="float">
            <text:p>-13.09375</text:p>
          </table:table-cell>
          <table:table-cell table:formula="of:=0.25*([.B223]^(1/5))+[.C223]^(1/3)" office:value-type="float" office:value="-2.0472698695607" calcext:value-type="float">
            <text:p>-2.0472698695607</text:p>
          </table:table-cell>
          <table:table-cell table:formula="of:=0.125*[.B223]-[.C223]^(1/3)" office:value-type="float" office:value="2.72167759877046" calcext:value-type="float">
            <text:p>2.72167759877046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table:formula="of:=5*SIN([.A224])" office:value-type="float" office:value="3.04307809444249" calcext:value-type="float">
            <text:p>3.04307809444249</text:p>
          </table:table-cell>
          <table:table-cell table:formula="of:=[.A224]-20" office:value-type="float" office:value="-13.0625" calcext:value-type="float">
            <text:p>-13.0625</text:p>
          </table:table-cell>
          <table:table-cell table:formula="of:=0.25*([.B224]^(1/5))+[.C224]^(1/3)" office:value-type="float" office:value="-2.0427747928409" calcext:value-type="float">
            <text:p>-2.0427747928409</text:p>
          </table:table-cell>
          <table:table-cell table:formula="of:=0.125*[.B224]-[.C224]^(1/3)" office:value-type="float" office:value="2.73548159144202" calcext:value-type="float">
            <text:p>2.73548159144202</text:p>
          </table:table-cell>
        </table:table-row>
        <table:table-row table:style-name="ro1">
          <table:table-cell office:value-type="float" office:value="6.96875" calcext:value-type="float">
            <text:p>6.96875</text:p>
          </table:table-cell>
          <table:table-cell table:formula="of:=5*SIN([.A225])" office:value-type="float" office:value="3.16555109748143" calcext:value-type="float">
            <text:p>3.16555109748143</text:p>
          </table:table-cell>
          <table:table-cell table:formula="of:=[.A225]-20" office:value-type="float" office:value="-13.03125" calcext:value-type="float">
            <text:p>-13.03125</text:p>
          </table:table-cell>
          <table:table-cell table:formula="of:=0.25*([.B225]^(1/5))+[.C225]^(1/3)" office:value-type="float" office:value="-2.03842077740532" calcext:value-type="float">
            <text:p>-2.03842077740532</text:p>
          </table:table-cell>
          <table:table-cell table:formula="of:=0.125*[.B225]-[.C225]^(1/3)" office:value-type="float" office:value="2.74891114951936" calcext:value-type="float">
            <text:p>2.74891114951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*SIN([.A226])" office:value-type="float" office:value="3.28493299359395" calcext:value-type="float">
            <text:p>3.28493299359395</text:p>
          </table:table-cell>
          <table:table-cell table:formula="of:=[.A226]-20" office:value-type="float" office:value="-13" calcext:value-type="float">
            <text:p>-13</text:p>
          </table:table-cell>
          <table:table-cell table:formula="of:=0.25*([.B226]^(1/5))+[.C226]^(1/3)" office:value-type="float" office:value="-2.03419885747897" calcext:value-type="float">
            <text:p>-2.03419885747897</text:p>
          </table:table-cell>
          <table:table-cell table:formula="of:=0.125*[.B226]-[.C226]^(1/3)" office:value-type="float" office:value="2.76195131192" calcext:value-type="float">
            <text:p>2.76195131192</text:p>
          </table:table-cell>
        </table:table-row>
        <table:table-row table:style-name="ro1">
          <table:table-cell office:value-type="float" office:value="7.03125" calcext:value-type="float">
            <text:p>7.03125</text:p>
          </table:table-cell>
          <table:table-cell table:formula="of:=5*SIN([.A227])" office:value-type="float" office:value="3.40110720838443" calcext:value-type="float">
            <text:p>3.40110720838443</text:p>
          </table:table-cell>
          <table:table-cell table:formula="of:=[.A227]-20" office:value-type="float" office:value="-12.96875" calcext:value-type="float">
            <text:p>-12.96875</text:p>
          </table:table-cell>
          <table:table-cell table:formula="of:=0.25*([.B227]^(1/5))+[.C227]^(1/3)" office:value-type="float" office:value="-2.03010118755554" calcext:value-type="float">
            <text:p>-2.03010118755554</text:p>
          </table:table-cell>
          <table:table-cell table:formula="of:=0.125*[.B227]-[.C227]^(1/3)" office:value-type="float" office:value="2.7745874947863" calcext:value-type="float">
            <text:p>2.7745874947863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table:formula="of:=5*SIN([.A228])" office:value-type="float" office:value="3.51396029970364" calcext:value-type="float">
            <text:p>3.51396029970364</text:p>
          </table:table-cell>
          <table:table-cell table:formula="of:=[.A228]-20" office:value-type="float" office:value="-12.9375" calcext:value-type="float">
            <text:p>-12.9375</text:p>
          </table:table-cell>
          <table:table-cell table:formula="of:=0.25*([.B228]^(1/5))+[.C228]^(1/3)" office:value-type="float" office:value="-2.02612086838376" calcext:value-type="float">
            <text:p>-2.02612086838376</text:p>
          </table:table-cell>
          <table:table-cell table:formula="of:=0.125*[.B228]-[.C228]^(1/3)" office:value-type="float" office:value="2.78680550571384" calcext:value-type="float">
            <text:p>2.78680550571384</text:p>
          </table:table-cell>
        </table:table-row>
        <table:table-row table:style-name="ro1">
          <table:table-cell office:value-type="float" office:value="7.09375" calcext:value-type="float">
            <text:p>7.09375</text:p>
          </table:table-cell>
          <table:table-cell table:formula="of:=5*SIN([.A229])" office:value-type="float" office:value="3.62338206842306" calcext:value-type="float">
            <text:p>3.62338206842306</text:p>
          </table:table-cell>
          <table:table-cell table:formula="of:=[.A229]-20" office:value-type="float" office:value="-12.90625" calcext:value-type="float">
            <text:p>-12.90625</text:p>
          </table:table-cell>
          <table:table-cell table:formula="of:=0.25*([.B229]^(1/5))+[.C229]^(1/3)" office:value-type="float" office:value="-2.02225180610686" calcext:value-type="float">
            <text:p>-2.02225180610686</text:p>
          </table:table-cell>
          <table:table-cell table:formula="of:=0.125*[.B229]-[.C229]^(1/3)" office:value-type="float" office:value="2.79859155759759" calcext:value-type="float">
            <text:p>2.79859155759759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table:formula="of:=5*SIN([.A230])" office:value-type="float" office:value="3.72926566604244" calcext:value-type="float">
            <text:p>3.72926566604244</text:p>
          </table:table-cell>
          <table:table-cell table:formula="of:=[.A230]-20" office:value-type="float" office:value="-12.875" calcext:value-type="float">
            <text:p>-12.875</text:p>
          </table:table-cell>
          <table:table-cell table:formula="of:=0.25*([.B230]^(1/5))+[.C230]^(1/3)" office:value-type="float" office:value="-2.01848859724885" calcext:value-type="float">
            <text:p>-2.01848859724885</text:p>
          </table:table-cell>
          <table:table-cell table:formula="of:=0.125*[.B230]-[.C230]^(1/3)" office:value-type="float" office:value="2.8099322820821" calcext:value-type="float">
            <text:p>2.8099322820821</text:p>
          </table:table-cell>
        </table:table-row>
        <table:table-row table:style-name="ro1">
          <table:table-cell office:value-type="float" office:value="7.15625" calcext:value-type="float">
            <text:p>7.15625</text:p>
          </table:table-cell>
          <table:table-cell table:formula="of:=5*SIN([.A231])" office:value-type="float" office:value="3.83150769902558" calcext:value-type="float">
            <text:p>3.83150769902558</text:p>
          </table:table-cell>
          <table:table-cell table:formula="of:=[.A231]-20" office:value-type="float" office:value="-12.84375" calcext:value-type="float">
            <text:p>-12.84375</text:p>
          </table:table-cell>
          <table:table-cell table:formula="of:=0.25*([.B231]^(1/5))+[.C231]^(1/3)" office:value-type="float" office:value="-2.01482643406211" calcext:value-type="float">
            <text:p>-2.01482643406211</text:p>
          </table:table-cell>
          <table:table-cell table:formula="of:=0.125*[.B231]-[.C231]^(1/3)" office:value-type="float" office:value="2.82081474260282" calcext:value-type="float">
            <text:p>2.82081474260282</text:p>
          </table:table-cell>
        </table:table-row>
        <table:table-row table:style-name="ro1">
          <table:table-cell office:value-type="float" office:value="7.1875" calcext:value-type="float">
            <text:p>7.1875</text:p>
          </table:table-cell>
          <table:table-cell table:formula="of:=5*SIN([.A232])" office:value-type="float" office:value="3.93000832976236" calcext:value-type="float">
            <text:p>3.93000832976236</text:p>
          </table:table-cell>
          <table:table-cell table:formula="of:=[.A232]-20" office:value-type="float" office:value="-12.8125" calcext:value-type="float">
            <text:p>-12.8125</text:p>
          </table:table-cell>
          <table:table-cell table:formula="of:=0.25*([.B232]^(1/5))+[.C232]^(1/3)" office:value-type="float" office:value="-2.01126102607039" calcext:value-type="float">
            <text:p>-2.01126102607039</text:p>
          </table:table-cell>
          <table:table-cell table:formula="of:=0.125*[.B232]-[.C232]^(1/3)" office:value-type="float" office:value="2.83122644700559" calcext:value-type="float">
            <text:p>2.83122644700559</text:p>
          </table:table-cell>
        </table:table-row>
        <table:table-row table:style-name="ro1">
          <table:table-cell office:value-type="float" office:value="7.21875" calcext:value-type="float">
            <text:p>7.21875</text:p>
          </table:table-cell>
          <table:table-cell table:formula="of:=5*SIN([.A233])" office:value-type="float" office:value="4.02467137405844" calcext:value-type="float">
            <text:p>4.02467137405844</text:p>
          </table:table-cell>
          <table:table-cell table:formula="of:=[.A233]-20" office:value-type="float" office:value="-12.78125" calcext:value-type="float">
            <text:p>-12.78125</text:p>
          </table:table-cell>
          <table:table-cell table:formula="of:=0.25*([.B233]^(1/5))+[.C233]^(1/3)" office:value-type="float" office:value="-2.00778853460897" calcext:value-type="float">
            <text:p>-2.00778853460897</text:p>
          </table:table-cell>
          <table:table-cell table:formula="of:=0.125*[.B233]-[.C233]^(1/3)" office:value-type="float" office:value="2.84115535973217" calcext:value-type="float">
            <text:p>2.84115535973217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table:formula="of:=5*SIN([.A234])" office:value-type="float" office:value="4.11540439505753" calcext:value-type="float">
            <text:p>4.11540439505753</text:p>
          </table:table-cell>
          <table:table-cell table:formula="of:=[.A234]-20" office:value-type="float" office:value="-12.75" calcext:value-type="float">
            <text:p>-12.75</text:p>
          </table:table-cell>
          <table:table-cell table:formula="of:=0.25*([.B234]^(1/5))+[.C234]^(1/3)" office:value-type="float" office:value="-2.00440551788263" calcext:value-type="float">
            <text:p>-2.00440551788263</text:p>
          </table:table-cell>
          <table:table-cell table:formula="of:=0.125*[.B234]-[.C234]^(1/3)" office:value-type="float" office:value="2.85058991355982" calcext:value-type="float">
            <text:p>2.85058991355982</text:p>
          </table:table-cell>
        </table:table-row>
        <table:table-row table:style-name="ro1">
          <table:table-cell office:value-type="float" office:value="7.28125" calcext:value-type="float">
            <text:p>7.28125</text:p>
          </table:table-cell>
          <table:table-cell table:formula="of:=5*SIN([.A235])" office:value-type="float" office:value="4.20211879350437" calcext:value-type="float">
            <text:p>4.20211879350437</text:p>
          </table:table-cell>
          <table:table-cell table:formula="of:=[.A235]-20" office:value-type="float" office:value="-12.71875" calcext:value-type="float">
            <text:p>-12.71875</text:p>
          </table:table-cell>
          <table:table-cell table:formula="of:=0.25*([.B235]^(1/5))+[.C235]^(1/3)" office:value-type="float" office:value="-2.00110888460196" calcext:value-type="float">
            <text:p>-2.00110888460196</text:p>
          </table:table-cell>
          <table:table-cell table:formula="of:=0.125*[.B235]-[.C235]^(1/3)" office:value-type="float" office:value="2.85951902088337" calcext:value-type="float">
            <text:p>2.85951902088337</text:p>
          </table:table-cell>
        </table:table-row>
        <table:table-row table:style-name="ro1">
          <table:table-cell office:value-type="float" office:value="7.3125" calcext:value-type="float">
            <text:p>7.3125</text:p>
          </table:table-cell>
          <table:table-cell table:formula="of:=5*SIN([.A236])" office:value-type="float" office:value="4.28472989426046" calcext:value-type="float">
            <text:p>4.28472989426046</text:p>
          </table:table-cell>
          <table:table-cell table:formula="of:=[.A236]-20" office:value-type="float" office:value="-12.6875" calcext:value-type="float">
            <text:p>-12.6875</text:p>
          </table:table-cell>
          <table:table-cell table:formula="of:=0.25*([.B236]^(1/5))+[.C236]^(1/3)" office:value-type="float" office:value="-1.99789585466801" calcext:value-type="float">
            <text:p>-1.99789585466801</text:p>
          </table:table-cell>
          <table:table-cell table:formula="of:=0.125*[.B236]-[.C236]^(1/3)" office:value-type="float" office:value="2.86793208452898" calcext:value-type="float">
            <text:p>2.86793208452898</text:p>
          </table:table-cell>
        </table:table-row>
        <table:table-row table:style-name="ro1">
          <table:table-cell office:value-type="float" office:value="7.34375" calcext:value-type="float">
            <text:p>7.34375</text:p>
          </table:table-cell>
          <table:table-cell table:formula="of:=5*SIN([.A237])" office:value-type="float" office:value="4.36315702898784" calcext:value-type="float">
            <text:p>4.36315702898784</text:p>
          </table:table-cell>
          <table:table-cell table:formula="of:=[.A237]-20" office:value-type="float" office:value="-12.65625" calcext:value-type="float">
            <text:p>-12.65625</text:p>
          </table:table-cell>
          <table:table-cell table:formula="of:=0.25*([.B237]^(1/5))+[.C237]^(1/3)" office:value-type="float" office:value="-1.9947639256888" calcext:value-type="float">
            <text:p>-1.9947639256888</text:p>
          </table:table-cell>
          <table:table-cell table:formula="of:=0.125*[.B237]-[.C237]^(1/3)" office:value-type="float" office:value="2.87581900808887" calcext:value-type="float">
            <text:p>2.87581900808887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table:formula="of:=5*SIN([.A238])" office:value-type="float" office:value="4.43732361492038" calcext:value-type="float">
            <text:p>4.43732361492038</text:p>
          </table:table-cell>
          <table:table-cell table:formula="of:=[.A238]-20" office:value-type="float" office:value="-12.625" calcext:value-type="float">
            <text:p>-12.625</text:p>
          </table:table-cell>
          <table:table-cell table:formula="of:=0.25*([.B238]^(1/5))+[.C238]^(1/3)" office:value-type="float" office:value="-1.99171084435405" calcext:value-type="float">
            <text:p>-1.99171084435405</text:p>
          </table:table-cell>
          <table:table-cell table:formula="of:=0.125*[.B238]-[.C238]^(1/3)" office:value-type="float" office:value="2.88317020576697" calcext:value-type="float">
            <text:p>2.88317020576697</text:p>
          </table:table-cell>
        </table:table-row>
        <table:table-row table:style-name="ro1">
          <table:table-cell office:value-type="float" office:value="7.40625" calcext:value-type="float">
            <text:p>7.40625</text:p>
          </table:table-cell>
          <table:table-cell table:formula="of:=5*SIN([.A239])" office:value-type="float" office:value="4.50715722964554" calcext:value-type="float">
            <text:p>4.50715722964554</text:p>
          </table:table-cell>
          <table:table-cell table:formula="of:=[.A239]-20" office:value-type="float" office:value="-12.59375" calcext:value-type="float">
            <text:p>-12.59375</text:p>
          </table:table-cell>
          <table:table-cell table:formula="of:=0.25*([.B239]^(1/5))+[.C239]^(1/3)" office:value-type="float" office:value="-1.9887345818831" calcext:value-type="float">
            <text:p>-1.9887345818831</text:p>
          </table:table-cell>
          <table:table-cell table:formula="of:=0.125*[.B239]-[.C239]^(1/3)" office:value-type="float" office:value="2.88997661172581" calcext:value-type="float">
            <text:p>2.88997661172581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table:formula="of:=5*SIN([.A240])" office:value-type="float" office:value="4.57258968182363" calcext:value-type="float">
            <text:p>4.57258968182363</text:p>
          </table:table-cell>
          <table:table-cell table:formula="of:=[.A240]-20" office:value-type="float" office:value="-12.5625" calcext:value-type="float">
            <text:p>-12.5625</text:p>
          </table:table-cell>
          <table:table-cell table:formula="of:=0.25*([.B240]^(1/5))+[.C240]^(1/3)" office:value-type="float" office:value="-1.98583331290984" calcext:value-type="float">
            <text:p>-1.98583331290984</text:p>
          </table:table-cell>
          <table:table-cell table:formula="of:=0.125*[.B240]-[.C240]^(1/3)" office:value-type="float" office:value="2.89622968892575" calcext:value-type="float">
            <text:p>2.89622968892575</text:p>
          </table:table-cell>
        </table:table-row>
        <table:table-row table:style-name="ro1">
          <table:table-cell office:value-type="float" office:value="7.46875" calcext:value-type="float">
            <text:p>7.46875</text:p>
          </table:table-cell>
          <table:table-cell table:formula="of:=5*SIN([.A241])" office:value-type="float" office:value="4.63355707777552" calcext:value-type="float">
            <text:p>4.63355707777552</text:p>
          </table:table-cell>
          <table:table-cell table:formula="of:=[.A241]-20" office:value-type="float" office:value="-12.53125" calcext:value-type="float">
            <text:p>-12.53125</text:p>
          </table:table-cell>
          <table:table-cell table:formula="of:=0.25*([.B241]^(1/5))+[.C241]^(1/3)" office:value-type="float" office:value="-1.98300539728599" calcext:value-type="float">
            <text:p>-1.98300539728599</text:p>
          </table:table-cell>
          <table:table-cell table:formula="of:=0.125*[.B241]-[.C241]^(1/3)" office:value-type="float" office:value="2.90192143744758" calcext:value-type="float">
            <text:p>2.9019214374475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5*SIN([.A242])" office:value-type="float" office:value="4.68999988387369" calcext:value-type="float">
            <text:p>4.68999988387369</text:p>
          </table:table-cell>
          <table:table-cell table:formula="of:=[.A242]-20" office:value-type="float" office:value="-12.5" calcext:value-type="float">
            <text:p>-12.5</text:p>
          </table:table-cell>
          <table:table-cell table:formula="of:=0.25*([.B242]^(1/5))+[.C242]^(1/3)" office:value-type="float" office:value="-1.98024936437808" calcext:value-type="float">
            <text:p>-1.98024936437808</text:p>
          </table:table-cell>
          <table:table-cell table:formula="of:=0.125*[.B242]-[.C242]^(1/3)" office:value-type="float" office:value="2.9070444022906" calcext:value-type="float">
            <text:p>2.9070444022906</text:p>
          </table:table-cell>
        </table:table-row>
        <table:table-row table:style-name="ro1">
          <table:table-cell office:value-type="float" office:value="7.53125" calcext:value-type="float">
            <text:p>7.53125</text:p>
          </table:table-cell>
          <table:table-cell table:formula="of:=5*SIN([.A243])" office:value-type="float" office:value="4.74186298467584" calcext:value-type="float">
            <text:p>4.74186298467584</text:p>
          </table:table-cell>
          <table:table-cell table:formula="of:=[.A243]-20" office:value-type="float" office:value="-12.46875" calcext:value-type="float">
            <text:p>-12.46875</text:p>
          </table:table-cell>
          <table:table-cell table:formula="of:=0.25*([.B243]^(1/5))+[.C243]^(1/3)" office:value-type="float" office:value="-1.97756389950879" calcext:value-type="float">
            <text:p>-1.97756389950879</text:p>
          </table:table-cell>
          <table:table-cell table:formula="of:=0.125*[.B243]-[.C243]^(1/3)" office:value-type="float" office:value="2.91159168063858" calcext:value-type="float">
            <text:p>2.91159168063858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table:formula="of:=5*SIN([.A244])" office:value-type="float" office:value="4.78909573674416" calcext:value-type="float">
            <text:p>4.78909573674416</text:p>
          </table:table-cell>
          <table:table-cell table:formula="of:=[.A244]-20" office:value-type="float" office:value="-12.4375" calcext:value-type="float">
            <text:p>-12.4375</text:p>
          </table:table-cell>
          <table:table-cell table:formula="of:=0.25*([.B244]^(1/5))+[.C244]^(1/3)" office:value-type="float" office:value="-1.97494783225452" calcext:value-type="float">
            <text:p>-1.97494783225452</text:p>
          </table:table-cell>
          <table:table-cell table:formula="of:=0.125*[.B244]-[.C244]^(1/3)" office:value-type="float" office:value="2.9155569285863" calcext:value-type="float">
            <text:p>2.9155569285863</text:p>
          </table:table-cell>
        </table:table-row>
        <table:table-row table:style-name="ro1">
          <table:table-cell office:value-type="float" office:value="7.59375" calcext:value-type="float">
            <text:p>7.59375</text:p>
          </table:table-cell>
          <table:table-cell table:formula="of:=5*SIN([.A245])" office:value-type="float" office:value="4.8316520180978" calcext:value-type="float">
            <text:p>4.8316520180978</text:p>
          </table:table-cell>
          <table:table-cell table:formula="of:=[.A245]-20" office:value-type="float" office:value="-12.40625" calcext:value-type="float">
            <text:p>-12.40625</text:p>
          </table:table-cell>
          <table:table-cell table:formula="of:=0.25*([.B245]^(1/5))+[.C245]^(1/3)" office:value-type="float" office:value="-1.97240012636094" calcext:value-type="float">
            <text:p>-1.97240012636094</text:p>
          </table:table-cell>
          <table:table-cell table:formula="of:=0.125*[.B245]-[.C245]^(1/3)" office:value-type="float" office:value="2.91893436732028" calcext:value-type="float">
            <text:p>2.91893436732028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table:formula="of:=5*SIN([.A246])" office:value-type="float" office:value="4.86949027325023" calcext:value-type="float">
            <text:p>4.86949027325023</text:p>
          </table:table-cell>
          <table:table-cell table:formula="of:=[.A246]-20" office:value-type="float" office:value="-12.375" calcext:value-type="float">
            <text:p>-12.375</text:p>
          </table:table-cell>
          <table:table-cell table:formula="of:=0.25*([.B246]^(1/5))+[.C246]^(1/3)" office:value-type="float" office:value="-1.96991987107903" calcext:value-type="float">
            <text:p>-1.96991987107903</text:p>
          </table:table-cell>
          <table:table-cell table:formula="of:=0.125*[.B246]-[.C246]^(1/3)" office:value-type="float" office:value="2.92171878874765" calcext:value-type="float">
            <text:p>2.92171878874765</text:p>
          </table:table-cell>
        </table:table-row>
        <table:table-row table:style-name="ro1">
          <table:table-cell office:value-type="float" office:value="7.65625" calcext:value-type="float">
            <text:p>7.65625</text:p>
          </table:table-cell>
          <table:table-cell table:formula="of:=5*SIN([.A247])" office:value-type="float" office:value="4.90257355378741" calcext:value-type="float">
            <text:p>4.90257355378741</text:p>
          </table:table-cell>
          <table:table-cell table:formula="of:=[.A247]-20" office:value-type="float" office:value="-12.34375" calcext:value-type="float">
            <text:p>-12.34375</text:p>
          </table:table-cell>
          <table:table-cell table:formula="of:=0.25*([.B247]^(1/5))+[.C247]^(1/3)" office:value-type="float" office:value="-1.96750627375829" calcext:value-type="float">
            <text:p>-1.96750627375829</text:p>
          </table:table-cell>
          <table:table-cell table:formula="of:=0.125*[.B247]-[.C247]^(1/3)" office:value-type="float" office:value="2.92390556056755" calcext:value-type="float">
            <text:p>2.92390556056755</text:p>
          </table:table-cell>
        </table:table-row>
        <table:table-row table:style-name="ro1">
          <table:table-cell office:value-type="float" office:value="7.6875" calcext:value-type="float">
            <text:p>7.6875</text:p>
          </table:table-cell>
          <table:table-cell table:formula="of:=5*SIN([.A248])" office:value-type="float" office:value="4.93086955444732" calcext:value-type="float">
            <text:p>4.93086955444732</text:p>
          </table:table-cell>
          <table:table-cell table:formula="of:=[.A248]-20" office:value-type="float" office:value="-12.3125" calcext:value-type="float">
            <text:p>-12.3125</text:p>
          </table:table-cell>
          <table:table-cell table:formula="of:=0.25*([.B248]^(1/5))+[.C248]^(1/3)" office:value-type="float" office:value="-1.96515865356186" calcext:value-type="float">
            <text:p>-1.96515865356186</text:p>
          </table:table-cell>
          <table:table-cell table:formula="of:=0.125*[.B248]-[.C248]^(1/3)" office:value-type="float" office:value="2.92549063078021" calcext:value-type="float">
            <text:p>2.92549063078021</text:p>
          </table:table-cell>
        </table:table-row>
        <table:table-row table:style-name="ro1">
          <table:table-cell office:value-type="float" office:value="7.71875" calcext:value-type="float">
            <text:p>7.71875</text:p>
          </table:table-cell>
          <table:table-cell table:formula="of:=5*SIN([.A249])" office:value-type="float" office:value="4.95435064466552" calcext:value-type="float">
            <text:p>4.95435064466552</text:p>
          </table:table-cell>
          <table:table-cell table:formula="of:=[.A249]-20" office:value-type="float" office:value="-12.28125" calcext:value-type="float">
            <text:p>-12.28125</text:p>
          </table:table-cell>
          <table:table-cell table:formula="of:=0.25*([.B249]^(1/5))+[.C249]^(1/3)" office:value-type="float" office:value="-1.96287643619248" calcext:value-type="float">
            <text:p>-1.96287643619248</text:p>
          </table:table-cell>
          <table:table-cell table:formula="of:=0.125*[.B249]-[.C249]^(1/3)" office:value-type="float" office:value="2.92647053162933" calcext:value-type="float">
            <text:p>2.92647053162933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table:formula="of:=5*SIN([.A250])" office:value-type="float" office:value="4.97299389555588" calcext:value-type="float">
            <text:p>4.97299389555588</text:p>
          </table:table-cell>
          <table:table-cell table:formula="of:=[.A250]-20" office:value-type="float" office:value="-12.25" calcext:value-type="float">
            <text:p>-12.25</text:p>
          </table:table-cell>
          <table:table-cell table:formula="of:=0.25*([.B250]^(1/5))+[.C250]^(1/3)" office:value-type="float" office:value="-1.96065914953834" calcext:value-type="float">
            <text:p>-1.96065914953834</text:p>
          </table:table-cell>
          <table:table-cell table:formula="of:=0.125*[.B250]-[.C250]^(1/3)" office:value-type="float" office:value="2.92684238297371" calcext:value-type="float">
            <text:p>2.92684238297371</text:p>
          </table:table-cell>
        </table:table-row>
        <table:table-row table:style-name="ro1">
          <table:table-cell office:value-type="float" office:value="7.78125" calcext:value-type="float">
            <text:p>7.78125</text:p>
          </table:table-cell>
          <table:table-cell table:formula="of:=5*SIN([.A251])" office:value-type="float" office:value="4.9867811023003" calcext:value-type="float">
            <text:p>4.9867811023003</text:p>
          </table:table-cell>
          <table:table-cell table:formula="of:=[.A251]-20" office:value-type="float" office:value="-12.21875" calcext:value-type="float">
            <text:p>-12.21875</text:p>
          </table:table-cell>
          <table:table-cell table:formula="of:=0.25*([.B251]^(1/5))+[.C251]^(1/3)" office:value-type="float" office:value="-1.95850642016566" calcext:value-type="float">
            <text:p>-1.95850642016566</text:p>
          </table:table-cell>
          <table:table-cell table:formula="of:=0.125*[.B251]-[.C251]^(1/3)" office:value-type="float" office:value="2.92660389508516" calcext:value-type="float">
            <text:p>2.92660389508516</text:p>
          </table:table-cell>
        </table:table-row>
        <table:table-row table:style-name="ro1">
          <table:table-cell office:value-type="float" office:value="7.8125" calcext:value-type="float">
            <text:p>7.8125</text:p>
          </table:table-cell>
          <table:table-cell table:formula="of:=5*SIN([.A252])" office:value-type="float" office:value="4.99569880192535" calcext:value-type="float">
            <text:p>4.99569880192535</text:p>
          </table:table-cell>
          <table:table-cell table:formula="of:=[.A252]-20" office:value-type="float" office:value="-12.1875" calcext:value-type="float">
            <text:p>-12.1875</text:p>
          </table:table-cell>
          <table:table-cell table:formula="of:=0.25*([.B252]^(1/5))+[.C252]^(1/3)" office:value-type="float" office:value="-1.95641797060018" calcext:value-type="float">
            <text:p>-1.95641797060018</text:p>
          </table:table-cell>
          <table:table-cell table:formula="of:=0.125*[.B252]-[.C252]^(1/3)" office:value-type="float" office:value="2.92575337086964" calcext:value-type="float">
            <text:p>2.92575337086964</text:p>
          </table:table-cell>
        </table:table-row>
        <table:table-row table:style-name="ro1">
          <table:table-cell office:value-type="float" office:value="7.84375" calcext:value-type="float">
            <text:p>7.84375</text:p>
          </table:table-cell>
          <table:table-cell table:formula="of:=5*SIN([.A253])" office:value-type="float" office:value="4.9997382864487" calcext:value-type="float">
            <text:p>4.9997382864487</text:p>
          </table:table-cell>
          <table:table-cell table:formula="of:=[.A253]-20" office:value-type="float" office:value="-12.15625" calcext:value-type="float">
            <text:p>-12.15625</text:p>
          </table:table-cell>
          <table:table-cell table:formula="of:=0.25*([.B253]^(1/5))+[.C253]^(1/3)" office:value-type="float" office:value="-1.95439361735338" calcext:value-type="float">
            <text:p>-1.95439361735338</text:p>
          </table:table-cell>
          <table:table-cell table:formula="of:=0.125*[.B253]-[.C253]^(1/3)" office:value-type="float" office:value="2.92428970750967" calcext:value-type="float">
            <text:p>2.92428970750967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table:formula="of:=5*SIN([.A254])" office:value-type="float" office:value="4.99889561138225" calcext:value-type="float">
            <text:p>4.99889561138225</text:p>
          </table:table-cell>
          <table:table-cell table:formula="of:=[.A254]-20" office:value-type="float" office:value="-12.125" calcext:value-type="float">
            <text:p>-12.125</text:p>
          </table:table-cell>
          <table:table-cell table:formula="of:=0.25*([.B254]^(1/5))+[.C254]^(1/3)" office:value-type="float" office:value="-1.95243326966199" calcext:value-type="float">
            <text:p>-1.95243326966199</text:p>
          </table:table-cell>
          <table:table-cell table:formula="of:=0.125*[.B254]-[.C254]^(1/3)" office:value-type="float" office:value="2.9222123975263" calcext:value-type="float">
            <text:p>2.9222123975263</text:p>
          </table:table-cell>
        </table:table-row>
        <table:table-row table:style-name="ro1">
          <table:table-cell office:value-type="float" office:value="7.90625" calcext:value-type="float">
            <text:p>7.90625</text:p>
          </table:table-cell>
          <table:table-cell table:formula="of:=5*SIN([.A255])" office:value-type="float" office:value="4.9931715995839" calcext:value-type="float">
            <text:p>4.9931715995839</text:p>
          </table:table-cell>
          <table:table-cell table:formula="of:=[.A255]-20" office:value-type="float" office:value="-12.09375" calcext:value-type="float">
            <text:p>-12.09375</text:p>
          </table:table-cell>
          <table:table-cell table:formula="of:=0.25*([.B255]^(1/5))+[.C255]^(1/3)" office:value-type="float" office:value="-1.9505369289207" calcext:value-type="float">
            <text:p>-1.9505369289207</text:p>
          </table:table-cell>
          <table:table-cell table:formula="of:=0.125*[.B255]-[.C255]^(1/3)" office:value-type="float" office:value="2.91952152925965" calcext:value-type="float">
            <text:p>2.91952152925965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table:formula="of:=5*SIN([.A256])" office:value-type="float" office:value="4.98257184045405" calcext:value-type="float">
            <text:p>4.98257184045405</text:p>
          </table:table-cell>
          <table:table-cell table:formula="of:=[.A256]-20" office:value-type="float" office:value="-12.0625" calcext:value-type="float">
            <text:p>-12.0625</text:p>
          </table:table-cell>
          <table:table-cell table:formula="of:=0.25*([.B256]^(1/5))+[.C256]^(1/3)" office:value-type="float" office:value="-1.94870468879915" calcext:value-type="float">
            <text:p>-1.94870468879915</text:p>
          </table:table-cell>
          <table:table-cell table:formula="of:=0.125*[.B256]-[.C256]^(1/3)" office:value-type="float" office:value="2.91621778676753" calcext:value-type="float">
            <text:p>2.91621778676753</text:p>
          </table:table-cell>
        </table:table-row>
        <table:table-row table:style-name="ro1">
          <table:table-cell office:value-type="float" office:value="7.96875" calcext:value-type="float">
            <text:p>7.96875</text:p>
          </table:table-cell>
          <table:table-cell table:formula="of:=5*SIN([.A257])" office:value-type="float" office:value="4.9671066844776" calcext:value-type="float">
            <text:p>4.9671066844776</text:p>
          </table:table-cell>
          <table:table-cell table:formula="of:=[.A257]-20" office:value-type="float" office:value="-12.03125" calcext:value-type="float">
            <text:p>-12.03125</text:p>
          </table:table-cell>
          <table:table-cell table:formula="of:=0.25*([.B257]^(1/5))+[.C257]^(1/3)" office:value-type="float" office:value="-1.94693673604506" calcext:value-type="float">
            <text:p>-1.94693673604506</text:p>
          </table:table-cell>
          <table:table-cell table:formula="of:=0.125*[.B257]-[.C257]^(1/3)" office:value-type="float" office:value="2.91230244914226" calcext:value-type="float">
            <text:p>2.912302449142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*SIN([.A258])" office:value-type="float" office:value="4.94679123311691" calcext:value-type="float">
            <text:p>4.94679123311691</text:p>
          </table:table-cell>
          <table:table-cell table:formula="of:=[.A258]-20" office:value-type="float" office:value="-12" calcext:value-type="float">
            <text:p>-12</text:p>
          </table:table-cell>
          <table:table-cell table:formula="of:=0.25*([.B258]^(1/5))+[.C258]^(1/3)" office:value-type="float" office:value="-1.94523335198625" calcext:value-type="float">
            <text:p>-1.94523335198625</text:p>
          </table:table-cell>
          <table:table-cell table:formula="of:=0.125*[.B258]-[.C258]^(1/3)" office:value-type="float" office:value="2.90777738924628" calcext:value-type="float">
            <text:p>2.90777738924628</text:p>
          </table:table-cell>
        </table:table-row>
        <table:table-row table:style-name="ro1">
          <table:table-cell office:value-type="float" office:value="8.03125" calcext:value-type="float">
            <text:p>8.03125</text:p>
          </table:table-cell>
          <table:table-cell table:formula="of:=5*SIN([.A259])" office:value-type="float" office:value="4.92164532406548" calcext:value-type="float">
            <text:p>4.92164532406548</text:p>
          </table:table-cell>
          <table:table-cell table:formula="of:=[.A259]-20" office:value-type="float" office:value="-11.96875" calcext:value-type="float">
            <text:p>-11.96875</text:p>
          </table:table-cell>
          <table:table-cell table:formula="of:=0.25*([.B259]^(1/5))+[.C259]^(1/3)" office:value-type="float" office:value="-1.94359491475534" calcext:value-type="float">
            <text:p>-1.94359491475534</text:p>
          </table:table-cell>
          <table:table-cell table:formula="of:=0.125*[.B259]-[.C259]^(1/3)" office:value-type="float" office:value="2.90264507186794" calcext:value-type="float">
            <text:p>2.90264507186794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table:formula="of:=5*SIN([.A260])" office:value-type="float" office:value="4.89169351187676" calcext:value-type="float">
            <text:p>4.89169351187676</text:p>
          </table:table-cell>
          <table:table-cell table:formula="of:=[.A260]-20" office:value-type="float" office:value="-11.9375" calcext:value-type="float">
            <text:p>-11.9375</text:p>
          </table:table-cell>
          <table:table-cell table:formula="of:=0.25*([.B260]^(1/5))+[.C260]^(1/3)" office:value-type="float" office:value="-1.94202190227311" calcext:value-type="float">
            <text:p>-1.94202190227311</text:p>
          </table:table-cell>
          <table:table-cell table:formula="of:=0.125*[.B260]-[.C260]^(1/3)" office:value-type="float" office:value="2.89690855129907" calcext:value-type="float">
            <text:p>2.89690855129907</text:p>
          </table:table-cell>
        </table:table-row>
        <table:table-row table:style-name="ro1">
          <table:table-cell office:value-type="float" office:value="8.09375" calcext:value-type="float">
            <text:p>8.09375</text:p>
          </table:table-cell>
          <table:table-cell table:formula="of:=5*SIN([.A261])" office:value-type="float" office:value="4.85696504398707" calcext:value-type="float">
            <text:p>4.85696504398707</text:p>
          </table:table-cell>
          <table:table-cell table:formula="of:=[.A261]-20" office:value-type="float" office:value="-11.90625" calcext:value-type="float">
            <text:p>-11.90625</text:p>
          </table:table-cell>
          <table:table-cell table:formula="of:=0.25*([.B261]^(1/5))+[.C261]^(1/3)" office:value-type="float" office:value="-1.94051489603905" calcext:value-type="float">
            <text:p>-1.94051489603905</text:p>
          </table:table-cell>
          <table:table-cell table:formula="of:=0.125*[.B261]-[.C261]^(1/3)" office:value-type="float" office:value="2.89057146833689" calcext:value-type="float">
            <text:p>2.89057146833689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table:formula="of:=5*SIN([.A262])" office:value-type="float" office:value="4.81749383215594" calcext:value-type="float">
            <text:p>4.81749383215594</text:p>
          </table:table-cell>
          <table:table-cell table:formula="of:=[.A262]-20" office:value-type="float" office:value="-11.875" calcext:value-type="float">
            <text:p>-11.875</text:p>
          </table:table-cell>
          <table:table-cell table:formula="of:=0.25*([.B262]^(1/5))+[.C262]^(1/3)" office:value-type="float" office:value="-1.93907458579196" calcext:value-type="float">
            <text:p>-1.93907458579196</text:p>
          </table:table-cell>
          <table:table-cell table:formula="of:=0.125*[.B262]-[.C262]^(1/3)" office:value-type="float" office:value="2.88363804671298" calcext:value-type="float">
            <text:p>2.88363804671298</text:p>
          </table:table-cell>
        </table:table-row>
        <table:table-row table:style-name="ro1">
          <table:table-cell office:value-type="float" office:value="8.15625" calcext:value-type="float">
            <text:p>8.15625</text:p>
          </table:table-cell>
          <table:table-cell table:formula="of:=5*SIN([.A263])" office:value-type="float" office:value="4.7733184193519" calcext:value-type="float">
            <text:p>4.7733184193519</text:p>
          </table:table-cell>
          <table:table-cell table:formula="of:=[.A263]-20" office:value-type="float" office:value="-11.84375" calcext:value-type="float">
            <text:p>-11.84375</text:p>
          </table:table-cell>
          <table:table-cell table:formula="of:=0.25*([.B263]^(1/5))+[.C263]^(1/3)" office:value-type="float" office:value="-1.93770177511986" calcext:value-type="float">
            <text:p>-1.93770177511986</text:p>
          </table:table-cell>
          <table:table-cell table:formula="of:=0.125*[.B263]-[.C263]^(1/3)" office:value-type="float" office:value="2.87611308895303" calcext:value-type="float">
            <text:p>2.87611308895303</text:p>
          </table:table-cell>
        </table:table-row>
        <table:table-row table:style-name="ro1">
          <table:table-cell office:value-type="float" office:value="8.1875" calcext:value-type="float">
            <text:p>8.1875</text:p>
          </table:table-cell>
          <table:table-cell table:formula="of:=5*SIN([.A264])" office:value-type="float" office:value="4.72448194211588" calcext:value-type="float">
            <text:p>4.72448194211588</text:p>
          </table:table-cell>
          <table:table-cell table:formula="of:=[.A264]-20" office:value-type="float" office:value="-11.8125" calcext:value-type="float">
            <text:p>-11.8125</text:p>
          </table:table-cell>
          <table:table-cell table:formula="of:=0.25*([.B264]^(1/5))+[.C264]^(1/3)" office:value-type="float" office:value="-1.93639738811649" calcext:value-type="float">
            <text:p>-1.93639738811649</text:p>
          </table:table-cell>
          <table:table-cell table:formula="of:=0.125*[.B264]-[.C264]^(1/3)" office:value-type="float" office:value="2.86800197167123" calcext:value-type="float">
            <text:p>2.86800197167123</text:p>
          </table:table-cell>
        </table:table-row>
        <table:table-row table:style-name="ro1">
          <table:table-cell office:value-type="float" office:value="8.21875" calcext:value-type="float">
            <text:p>8.21875</text:p>
          </table:table-cell>
          <table:table-cell table:formula="of:=5*SIN([.A265])" office:value-type="float" office:value="4.67103208843913" calcext:value-type="float">
            <text:p>4.67103208843913</text:p>
          </table:table-cell>
          <table:table-cell table:formula="of:=[.A265]-20" office:value-type="float" office:value="-11.78125" calcext:value-type="float">
            <text:p>-11.78125</text:p>
          </table:table-cell>
          <table:table-cell table:formula="of:=0.25*([.B265]^(1/5))+[.C265]^(1/3)" office:value-type="float" office:value="-1.93516247720359" calcext:value-type="float">
            <text:p>-1.93516247720359</text:p>
          </table:table-cell>
          <table:table-cell table:formula="of:=0.125*[.B265]-[.C265]^(1/3)" office:value-type="float" office:value="2.85931064030392" calcext:value-type="float">
            <text:p>2.85931064030392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table:formula="of:=5*SIN([.A266])" office:value-type="float" office:value="4.6130210511967" calcext:value-type="float">
            <text:p>4.6130210511967</text:p>
          </table:table-cell>
          <table:table-cell table:formula="of:=[.A266]-20" office:value-type="float" office:value="-11.75" calcext:value-type="float">
            <text:p>-11.75</text:p>
          </table:table-cell>
          <table:table-cell table:formula="of:=0.25*([.B266]^(1/5))+[.C266]^(1/3)" office:value-type="float" office:value="-1.93399823226317" calcext:value-type="float">
            <text:p>-1.93399823226317</text:p>
          </table:table-cell>
          <table:table-cell table:formula="of:=0.125*[.B266]-[.C266]^(1/3)" office:value-type="float" office:value="2.85004560328776" calcext:value-type="float">
            <text:p>2.85004560328776</text:p>
          </table:table-cell>
        </table:table-row>
        <table:table-row table:style-name="ro1">
          <table:table-cell office:value-type="float" office:value="8.28125" calcext:value-type="float">
            <text:p>8.28125</text:p>
          </table:table-cell>
          <table:table-cell table:formula="of:=5*SIN([.A267])" office:value-type="float" office:value="4.55050547718201" calcext:value-type="float">
            <text:p>4.55050547718201</text:p>
          </table:table-cell>
          <table:table-cell table:formula="of:=[.A267]-20" office:value-type="float" office:value="-11.71875" calcext:value-type="float">
            <text:p>-11.71875</text:p>
          </table:table-cell>
          <table:table-cell table:formula="of:=0.25*([.B267]^(1/5))+[.C267]^(1/3)" office:value-type="float" office:value="-1.93290599125441" calcext:value-type="float">
            <text:p>-1.93290599125441</text:p>
          </table:table-cell>
          <table:table-cell table:formula="of:=0.125*[.B267]-[.C267]^(1/3)" office:value-type="float" office:value="2.84021392568793" calcext:value-type="float">
            <text:p>2.84021392568793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table:formula="of:=5*SIN([.A268])" office:value-type="float" office:value="4.48354641179217" calcext:value-type="float">
            <text:p>4.48354641179217</text:p>
          </table:table-cell>
          <table:table-cell table:formula="of:=[.A268]-20" office:value-type="float" office:value="-11.6875" calcext:value-type="float">
            <text:p>-11.6875</text:p>
          </table:table-cell>
          <table:table-cell table:formula="of:=0.25*([.B268]^(1/5))+[.C268]^(1/3)" office:value-type="float" office:value="-1.93188725252558" calcext:value-type="float">
            <text:p>-1.93188725252558</text:p>
          </table:table-cell>
          <table:table-cell table:formula="of:=0.125*[.B268]-[.C268]^(1/3)" office:value-type="float" office:value="2.82982322228273" calcext:value-type="float">
            <text:p>2.82982322228273</text:p>
          </table:table-cell>
        </table:table-row>
        <table:table-row table:style-name="ro1">
          <table:table-cell office:value-type="float" office:value="8.34375" calcext:value-type="float">
            <text:p>8.34375</text:p>
          </table:table-cell>
          <table:table-cell table:formula="of:=5*SIN([.A269])" office:value-type="float" office:value="4.41220923941822" calcext:value-type="float">
            <text:p>4.41220923941822</text:p>
          </table:table-cell>
          <table:table-cell table:formula="of:=[.A269]-20" office:value-type="float" office:value="-11.65625" calcext:value-type="float">
            <text:p>-11.65625</text:p>
          </table:table-cell>
          <table:table-cell table:formula="of:=0.25*([.B269]^(1/5))+[.C269]^(1/3)" office:value-type="float" office:value="-1.93094368907563" calcext:value-type="float">
            <text:p>-1.93094368907563</text:p>
          </table:table-cell>
          <table:table-cell table:formula="of:=0.125*[.B269]-[.C269]^(1/3)" office:value-type="float" office:value="2.81888165011129" calcext:value-type="float">
            <text:p>2.81888165011129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table:formula="of:=5*SIN([.A270])" office:value-type="float" office:value="4.33656361959837" calcext:value-type="float">
            <text:p>4.33656361959837</text:p>
          </table:table-cell>
          <table:table-cell table:formula="of:=[.A270]-20" office:value-type="float" office:value="-11.625" calcext:value-type="float">
            <text:p>-11.625</text:p>
          </table:table-cell>
          <table:table-cell table:formula="of:=0.25*([.B270]^(1/5))+[.C270]^(1/3)" office:value-type="float" office:value="-1.93007716507307" calcext:value-type="float">
            <text:p>-1.93007716507307</text:p>
          </table:table-cell>
          <table:table-cell table:formula="of:=0.125*[.B270]-[.C270]^(1/3)" office:value-type="float" office:value="2.80739790049154" calcext:value-type="float">
            <text:p>2.80739790049154</text:p>
          </table:table-cell>
        </table:table-row>
        <table:table-row table:style-name="ro1">
          <table:table-cell office:value-type="float" office:value="8.40625" calcext:value-type="float">
            <text:p>8.40625</text:p>
          </table:table-cell>
          <table:table-cell table:formula="of:=5*SIN([.A271])" office:value-type="float" office:value="4.25668341899665" calcext:value-type="float">
            <text:p>4.25668341899665</text:p>
          </table:table-cell>
          <table:table-cell table:formula="of:=[.A271]-20" office:value-type="float" office:value="-11.59375" calcext:value-type="float">
            <text:p>-11.59375</text:p>
          </table:table-cell>
          <table:table-cell table:formula="of:=0.25*([.B271]^(1/5))+[.C271]^(1/3)" office:value-type="float" office:value="-1.92928975500583" calcext:value-type="float">
            <text:p>-1.92928975500583</text:p>
          </table:table-cell>
          <table:table-cell table:formula="of:=0.125*[.B271]-[.C271]^(1/3)" office:value-type="float" office:value="2.79538119051646" calcext:value-type="float">
            <text:p>2.79538119051646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table:formula="of:=5*SIN([.A272])" office:value-type="float" office:value="4.17264663927336" calcext:value-type="float">
            <text:p>4.17264663927336</text:p>
          </table:table-cell>
          <table:table-cell table:formula="of:=[.A272]-20" office:value-type="float" office:value="-11.5625" calcext:value-type="float">
            <text:p>-11.5625</text:p>
          </table:table-cell>
          <table:table-cell table:formula="of:=0.25*([.B272]^(1/5))+[.C272]^(1/3)" office:value-type="float" office:value="-1.92858376591673" calcext:value-type="float">
            <text:p>-1.92858376591673</text:p>
          </table:table-cell>
          <table:table-cell table:formula="of:=0.125*[.B272]-[.C272]^(1/3)" office:value-type="float" office:value="2.78284125403674" calcext:value-type="float">
            <text:p>2.78284125403674</text:p>
          </table:table-cell>
        </table:table-row>
        <table:table-row table:style-name="ro1">
          <table:table-cell office:value-type="float" office:value="8.46875" calcext:value-type="float">
            <text:p>8.46875</text:p>
          </table:table-cell>
          <table:table-cell table:formula="of:=5*SIN([.A273])" office:value-type="float" office:value="4.08453534091777" calcext:value-type="float">
            <text:p>4.08453534091777</text:p>
          </table:table-cell>
          <table:table-cell table:formula="of:=[.A273]-20" office:value-type="float" office:value="-11.53125" calcext:value-type="float">
            <text:p>-11.53125</text:p>
          </table:table-cell>
          <table:table-cell table:formula="of:=0.25*([.B273]^(1/5))+[.C273]^(1/3)" office:value-type="float" office:value="-1.92796176328091" calcext:value-type="float">
            <text:p>-1.92796176328091</text:p>
          </table:table-cell>
          <table:table-cell table:formula="of:=0.125*[.B273]-[.C273]^(1/3)" office:value-type="float" office:value="2.76978833213867" calcext:value-type="float">
            <text:p>2.769788332138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5*SIN([.A274])" office:value-type="float" office:value="3.99243556311745" calcext:value-type="float">
            <text:p>3.99243556311745</text:p>
          </table:table-cell>
          <table:table-cell table:formula="of:=[.A274]-20" office:value-type="float" office:value="-11.5" calcext:value-type="float">
            <text:p>-11.5</text:p>
          </table:table-cell>
          <table:table-cell table:formula="of:=0.25*([.B274]^(1/5))+[.C274]^(1/3)" office:value-type="float" office:value="-1.92742660120881" calcext:value-type="float">
            <text:p>-1.92742660120881</text:p>
          </table:table-cell>
          <table:table-cell table:formula="of:=0.125*[.B274]-[.C274]^(1/3)" office:value-type="float" office:value="2.75623316312668" calcext:value-type="float">
            <text:p>2.75623316312668</text:p>
          </table:table-cell>
        </table:table-row>
        <table:table-row table:style-name="ro1">
          <table:table-cell office:value-type="float" office:value="8.53125" calcext:value-type="float">
            <text:p>8.53125</text:p>
          </table:table-cell>
          <table:table-cell table:formula="of:=5*SIN([.A275])" office:value-type="float" office:value="3.89643723974247" calcext:value-type="float">
            <text:p>3.89643723974247</text:p>
          </table:table-cell>
          <table:table-cell table:formula="of:=[.A275]-20" office:value-type="float" office:value="-11.46875" calcext:value-type="float">
            <text:p>-11.46875</text:p>
          </table:table-cell>
          <table:table-cell table:formula="of:=0.25*([.B275]^(1/5))+[.C275]^(1/3)" office:value-type="float" office:value="-1.92698145781961" calcext:value-type="float">
            <text:p>-1.92698145781961</text:p>
          </table:table-cell>
          <table:table-cell table:formula="of:=0.125*[.B275]-[.C275]^(1/3)" office:value-type="float" office:value="2.74218697202016" calcext:value-type="float">
            <text:p>2.74218697202016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table:formula="of:=5*SIN([.A276])" office:value-type="float" office:value="3.79663411152648" calcext:value-type="float">
            <text:p>3.79663411152648</text:p>
          </table:table-cell>
          <table:table-cell table:formula="of:=[.A276]-20" office:value-type="float" office:value="-11.4375" calcext:value-type="float">
            <text:p>-11.4375</text:p>
          </table:table-cell>
          <table:table-cell table:formula="of:=0.25*([.B276]^(1/5))+[.C276]^(1/3)" office:value-type="float" office:value="-1.92662987683591" calcext:value-type="float">
            <text:p>-1.92662987683591</text:p>
          </table:table-cell>
          <table:table-cell table:formula="of:=0.125*[.B276]-[.C276]^(1/3)" office:value-type="float" office:value="2.72766145957487" calcext:value-type="float">
            <text:p>2.72766145957487</text:p>
          </table:table-cell>
        </table:table-row>
        <table:table-row table:style-name="ro1">
          <table:table-cell office:value-type="float" office:value="8.59375" calcext:value-type="float">
            <text:p>8.59375</text:p>
          </table:table-cell>
          <table:table-cell table:formula="of:=5*SIN([.A277])" office:value-type="float" office:value="3.69312363453051" calcext:value-type="float">
            <text:p>3.69312363453051</text:p>
          </table:table-cell>
          <table:table-cell table:formula="of:=[.A277]-20" office:value-type="float" office:value="-11.40625" calcext:value-type="float">
            <text:p>-11.40625</text:p>
          </table:table-cell>
          <table:table-cell table:formula="of:=0.25*([.B277]^(1/5))+[.C277]^(1/3)" office:value-type="float" office:value="-1.92637581671516" calcext:value-type="float">
            <text:p>-1.92637581671516</text:p>
          </table:table-cell>
          <table:table-cell table:formula="of:=0.125*[.B277]-[.C277]^(1/3)" office:value-type="float" office:value="2.71266879083974" calcext:value-type="float">
            <text:p>2.71266879083974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table:formula="of:=5*SIN([.A278])" office:value-type="float" office:value="3.58600688497873" calcext:value-type="float">
            <text:p>3.58600688497873</text:p>
          </table:table-cell>
          <table:table-cell table:formula="of:=[.A278]-20" office:value-type="float" office:value="-11.375" calcext:value-type="float">
            <text:p>-11.375</text:p>
          </table:table-cell>
          <table:table-cell table:formula="of:=0.25*([.B278]^(1/5))+[.C278]^(1/3)" office:value-type="float" office:value="-1.92622370897676" calcext:value-type="float">
            <text:p>-1.92622370897676</text:p>
          </table:table-cell>
          <table:table-cell table:formula="of:=0.125*[.B278]-[.C278]^(1/3)" office:value-type="float" office:value="2.69722158326005" calcext:value-type="float">
            <text:p>2.69722158326005</text:p>
          </table:table-cell>
        </table:table-row>
        <table:table-row table:style-name="ro1">
          <table:table-cell office:value-type="float" office:value="8.65625" calcext:value-type="float">
            <text:p>8.65625</text:p>
          </table:table-cell>
          <table:table-cell table:formula="of:=5*SIN([.A279])" office:value-type="float" office:value="3.47538846055928" calcext:value-type="float">
            <text:p>3.47538846055928</text:p>
          </table:table-cell>
          <table:table-cell table:formula="of:=[.A279]-20" office:value-type="float" office:value="-11.34375" calcext:value-type="float">
            <text:p>-11.34375</text:p>
          </table:table-cell>
          <table:table-cell table:formula="of:=0.25*([.B279]^(1/5))+[.C279]^(1/3)" office:value-type="float" office:value="-1.92617852783399" calcext:value-type="float">
            <text:p>-1.92617852783399</text:p>
          </table:table-cell>
          <table:table-cell table:formula="of:=0.125*[.B279]-[.C279]^(1/3)" office:value-type="float" office:value="2.68133289433883" calcext:value-type="float">
            <text:p>2.68133289433883</text:p>
          </table:table-cell>
        </table:table-row>
        <table:table-row table:style-name="ro1">
          <table:table-cell office:value-type="float" office:value="8.6875" calcext:value-type="float">
            <text:p>8.6875</text:p>
          </table:table-cell>
          <table:table-cell table:formula="of:=5*SIN([.A280])" office:value-type="float" office:value="3.36137637828639" calcext:value-type="float">
            <text:p>3.36137637828639</text:p>
          </table:table-cell>
          <table:table-cell table:formula="of:=[.A280]-20" office:value-type="float" office:value="-11.3125" calcext:value-type="float">
            <text:p>-11.3125</text:p>
          </table:table-cell>
          <table:table-cell table:formula="of:=0.25*([.B280]^(1/5))+[.C280]^(1/3)" office:value-type="float" office:value="-1.92624587383481" calcext:value-type="float">
            <text:p>-1.92624587383481</text:p>
          </table:table-cell>
          <table:table-cell table:formula="of:=0.125*[.B280]-[.C280]^(1/3)" office:value-type="float" office:value="2.66501620886834" calcext:value-type="float">
            <text:p>2.66501620886834</text:p>
          </table:table-cell>
        </table:table-row>
        <table:table-row table:style-name="ro1">
          <table:table-cell office:value-type="float" office:value="8.71875" calcext:value-type="float">
            <text:p>8.71875</text:p>
          </table:table-cell>
          <table:table-cell table:formula="of:=5*SIN([.A281])" office:value-type="float" office:value="3.24408196902357" calcext:value-type="float">
            <text:p>3.24408196902357</text:p>
          </table:table-cell>
          <table:table-cell table:formula="of:=[.A281]-20" office:value-type="float" office:value="-11.28125" calcext:value-type="float">
            <text:p>-11.28125</text:p>
          </table:table-cell>
          <table:table-cell table:formula="of:=0.25*([.B281]^(1/5))+[.C281]^(1/3)" office:value-type="float" office:value="-1.92643207501147" calcext:value-type="float">
            <text:p>-1.92643207501147</text:p>
          </table:table-cell>
          <table:table-cell table:formula="of:=0.125*[.B281]-[.C281]^(1/3)" office:value-type="float" office:value="2.64828542574419" calcext:value-type="float">
            <text:p>2.64828542574419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table:formula="of:=5*SIN([.A282])" office:value-type="float" office:value="3.12361976877096" calcext:value-type="float">
            <text:p>3.12361976877096</text:p>
          </table:table-cell>
          <table:table-cell table:formula="of:=[.A282]-20" office:value-type="float" office:value="-11.25" calcext:value-type="float">
            <text:p>-11.25</text:p>
          </table:table-cell>
          <table:table-cell table:formula="of:=0.25*([.B282]^(1/5))+[.C282]^(1/3)" office:value-type="float" office:value="-1.92674431011404" calcext:value-type="float">
            <text:p>-1.92674431011404</text:p>
          </table:table-cell>
          <table:table-cell table:formula="of:=0.125*[.B282]-[.C282]^(1/3)" office:value-type="float" office:value="2.63115484437495" calcext:value-type="float">
            <text:p>2.63115484437495</text:p>
          </table:table-cell>
        </table:table-row>
        <table:table-row table:style-name="ro1">
          <table:table-cell office:value-type="float" office:value="8.78125" calcext:value-type="float">
            <text:p>8.78125</text:p>
          </table:table-cell>
          <table:table-cell table:formula="of:=5*SIN([.A283])" office:value-type="float" office:value="3.00010740682283" calcext:value-type="float">
            <text:p>3.00010740682283</text:p>
          </table:table-cell>
          <table:table-cell table:formula="of:=[.A283]-20" office:value-type="float" office:value="-11.21875" calcext:value-type="float">
            <text:p>-11.21875</text:p>
          </table:table-cell>
          <table:table-cell table:formula="of:=0.25*([.B283]^(1/5))+[.C283]^(1/3)" office:value-type="float" office:value="-1.9271907599757" calcext:value-type="float">
            <text:p>-1.9271907599757</text:p>
          </table:table-cell>
          <table:table-cell table:formula="of:=0.125*[.B283]-[.C283]^(1/3)" office:value-type="float" office:value="2.61363915070053" calcext:value-type="float">
            <text:p>2.61363915070053</text:p>
          </table:table-cell>
        </table:table-row>
        <table:table-row table:style-name="ro1">
          <table:table-cell office:value-type="float" office:value="8.8125" calcext:value-type="float">
            <text:p>8.8125</text:p>
          </table:table-cell>
          <table:table-cell table:formula="of:=5*SIN([.A284])" office:value-type="float" office:value="2.87366549090457" calcext:value-type="float">
            <text:p>2.87366549090457</text:p>
          </table:table-cell>
          <table:table-cell table:formula="of:=[.A284]-20" office:value-type="float" office:value="-11.1875" calcext:value-type="float">
            <text:p>-11.1875</text:p>
          </table:table-cell>
          <table:table-cell table:formula="of:=0.25*([.B284]^(1/5))+[.C284]^(1/3)" office:value-type="float" office:value="-1.92778079509928" calcext:value-type="float">
            <text:p>-1.92778079509928</text:p>
          </table:table-cell>
          <table:table-cell table:formula="of:=0.125*[.B284]-[.C284]^(1/3)" office:value-type="float" office:value="2.59575340283298" calcext:value-type="float">
            <text:p>2.59575340283298</text:p>
          </table:table-cell>
        </table:table-row>
        <table:table-row table:style-name="ro1">
          <table:table-cell office:value-type="float" office:value="8.84375" calcext:value-type="float">
            <text:p>8.84375</text:p>
          </table:table-cell>
          <table:table-cell table:formula="of:=5*SIN([.A285])" office:value-type="float" office:value="2.74441748940133" calcext:value-type="float">
            <text:p>2.74441748940133</text:p>
          </table:table-cell>
          <table:table-cell table:formula="of:=[.A285]-20" office:value-type="float" office:value="-11.15625" calcext:value-type="float">
            <text:p>-11.15625</text:p>
          </table:table-cell>
          <table:table-cell table:formula="of:=0.25*([.B285]^(1/5))+[.C285]^(1/3)" office:value-type="float" office:value="-1.92852521042864" calcext:value-type="float">
            <text:p>-1.92852521042864</text:p>
          </table:table-cell>
          <table:table-cell table:formula="of:=0.125*[.B285]-[.C285]^(1/3)" office:value-type="float" office:value="2.57751301633368" calcext:value-type="float">
            <text:p>2.57751301633368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table:formula="of:=5*SIN([.A286])" office:value-type="float" office:value="2.6124896107932" calcext:value-type="float">
            <text:p>2.6124896107932</text:p>
          </table:table-cell>
          <table:table-cell table:formula="of:=[.A286]-20" office:value-type="float" office:value="-11.125" calcext:value-type="float">
            <text:p>-11.125</text:p>
          </table:table-cell>
          <table:table-cell table:formula="of:=0.25*([.B286]^(1/5))+[.C286]^(1/3)" office:value-type="float" office:value="-1.92943652237717" calcext:value-type="float">
            <text:p>-1.92943652237717</text:p>
          </table:table-cell>
          <table:table-cell table:formula="of:=0.125*[.B286]-[.C286]^(1/3)" office:value-type="float" office:value="2.55893374914142" calcext:value-type="float">
            <text:p>2.55893374914142</text:p>
          </table:table-cell>
        </table:table-row>
        <table:table-row table:style-name="ro1">
          <table:table-cell office:value-type="float" office:value="8.90625" calcext:value-type="float">
            <text:p>8.90625</text:p>
          </table:table-cell>
          <table:table-cell table:formula="of:=5*SIN([.A287])" office:value-type="float" office:value="2.4780106804148" calcext:value-type="float">
            <text:p>2.4780106804148</text:p>
          </table:table-cell>
          <table:table-cell table:formula="of:=[.A287]-20" office:value-type="float" office:value="-11.09375" calcext:value-type="float">
            <text:p>-11.09375</text:p>
          </table:table-cell>
          <table:table-cell table:formula="of:=0.25*([.B287]^(1/5))+[.C287]^(1/3)" office:value-type="float" office:value="-1.93052934916413" calcext:value-type="float">
            <text:p>-1.93052934916413</text:p>
          </table:table-cell>
          <table:table-cell table:formula="of:=0.125*[.B287]-[.C287]^(1/3)" office:value-type="float" office:value="2.54003168616594" calcext:value-type="float">
            <text:p>2.54003168616594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table:formula="of:=5*SIN([.A288])" office:value-type="float" office:value="2.34111201465948" calcext:value-type="float">
            <text:p>2.34111201465948</text:p>
          </table:table-cell>
          <table:table-cell table:formula="of:=[.A288]-20" office:value-type="float" office:value="-11.0625" calcext:value-type="float">
            <text:p>-11.0625</text:p>
          </table:table-cell>
          <table:table-cell table:formula="of:=0.25*([.B288]^(1/5))+[.C288]^(1/3)" office:value-type="float" office:value="-1.9318209043759" calcext:value-type="float">
            <text:p>-1.9318209043759</text:p>
          </table:table-cell>
          <table:table-cell table:formula="of:=0.125*[.B288]-[.C288]^(1/3)" office:value-type="float" office:value="2.52082322356203" calcext:value-type="float">
            <text:p>2.52082322356203</text:p>
          </table:table-cell>
        </table:table-row>
        <table:table-row table:style-name="ro1">
          <table:table-cell office:value-type="float" office:value="8.96875" calcext:value-type="float">
            <text:p>8.96875</text:p>
          </table:table-cell>
          <table:table-cell table:formula="of:=5*SIN([.A289])" office:value-type="float" office:value="2.20192729275117" calcext:value-type="float">
            <text:p>2.20192729275117</text:p>
          </table:table-cell>
          <table:table-cell table:formula="of:=[.A289]-20" office:value-type="float" office:value="-11.03125" calcext:value-type="float">
            <text:p>-11.03125</text:p>
          </table:table-cell>
          <table:table-cell table:formula="of:=0.25*([.B289]^(1/5))+[.C289]^(1/3)" office:value-type="float" office:value="-1.93333164710254" calcext:value-type="float">
            <text:p>-1.93333164710254</text:p>
          </table:table-cell>
          <table:table-cell table:formula="of:=0.125*[.B289]-[.C289]^(1/3)" office:value-type="float" office:value="2.50132505269964" calcext:value-type="float">
            <text:p>2.501325052699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*SIN([.A290])" office:value-type="float" office:value="2.06059242620878" calcext:value-type="float">
            <text:p>2.06059242620878</text:p>
          </table:table-cell>
          <table:table-cell table:formula="of:=[.A290]-20" office:value-type="float" office:value="-11" calcext:value-type="float">
            <text:p>-11</text:p>
          </table:table-cell>
          <table:table-cell table:formula="of:=0.25*([.B290]^(1/5))+[.C290]^(1/3)" office:value-type="float" office:value="-1.93508615284425" calcext:value-type="float">
            <text:p>-1.93508615284425</text:p>
          </table:table-cell>
          <table:table-cell table:formula="of:=0.125*[.B290]-[.C290]^(1/3)" office:value-type="float" office:value="2.48155414384541" calcext:value-type="float">
            <text:p>2.48155414384541</text:p>
          </table:table-cell>
        </table:table-row>
        <table:table-row table:style-name="ro1">
          <table:table-cell office:value-type="float" office:value="9.03125" calcext:value-type="float">
            <text:p>9.03125</text:p>
          </table:table-cell>
          <table:table-cell table:formula="of:=5*SIN([.A291])" office:value-type="float" office:value="1.91724542613102" calcext:value-type="float">
            <text:p>1.91724542613102</text:p>
          </table:table-cell>
          <table:table-cell table:formula="of:=[.A291]-20" office:value-type="float" office:value="-10.96875" calcext:value-type="float">
            <text:p>-10.96875</text:p>
          </table:table-cell>
          <table:table-cell table:formula="of:=0.25*([.B291]^(1/5))+[.C291]^(1/3)" office:value-type="float" office:value="-1.9371143026005" calcext:value-type="float">
            <text:p>-1.9371143026005</text:p>
          </table:table-cell>
          <table:table-cell table:formula="of:=0.125*[.B291]-[.C291]^(1/3)" office:value-type="float" office:value="2.46152772957191" calcext:value-type="float">
            <text:p>2.46152772957191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table:formula="of:=5*SIN([.A292])" office:value-type="float" office:value="1.77202626843082" calcext:value-type="float">
            <text:p>1.77202626843082</text:p>
          </table:table-cell>
          <table:table-cell table:formula="of:=[.A292]-20" office:value-type="float" office:value="-10.9375" calcext:value-type="float">
            <text:p>-10.9375</text:p>
          </table:table-cell>
          <table:table-cell table:formula="of:=0.25*([.B292]^(1/5))+[.C292]^(1/3)" office:value-type="float" office:value="-1.93945294212577" calcext:value-type="float">
            <text:p>-1.93945294212577</text:p>
          </table:table-cell>
          <table:table-cell table:formula="of:=0.125*[.B292]-[.C292]^(1/3)" office:value-type="float" office:value="2.44126328791035" calcext:value-type="float">
            <text:p>2.44126328791035</text:p>
          </table:table-cell>
        </table:table-row>
        <table:table-row table:style-name="ro1">
          <table:table-cell office:value-type="float" office:value="9.09375" calcext:value-type="float">
            <text:p>9.09375</text:p>
          </table:table-cell>
          <table:table-cell table:formula="of:=5*SIN([.A293])" office:value-type="float" office:value="1.62507675715127" calcext:value-type="float">
            <text:p>1.62507675715127</text:p>
          </table:table-cell>
          <table:table-cell table:formula="of:=[.A293]-20" office:value-type="float" office:value="-10.90625" calcext:value-type="float">
            <text:p>-10.90625</text:p>
          </table:table-cell>
          <table:table-cell table:formula="of:=0.25*([.B293]^(1/5))+[.C293]^(1/3)" office:value-type="float" office:value="-1.94214825614617" calcext:value-type="float">
            <text:p>-1.94214825614617</text:p>
          </table:table-cell>
          <table:table-cell table:formula="of:=0.125*[.B293]-[.C293]^(1/3)" office:value-type="float" office:value="2.42077852526369" calcext:value-type="float">
            <text:p>2.42077852526369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table:formula="of:=5*SIN([.A294])" office:value-type="float" office:value="1.47654038599635" calcext:value-type="float">
            <text:p>1.47654038599635</text:p>
          </table:table-cell>
          <table:table-cell table:formula="of:=[.A294]-20" office:value-type="float" office:value="-10.875" calcext:value-type="float">
            <text:p>-10.875</text:p>
          </table:table-cell>
          <table:table-cell table:formula="of:=0.25*([.B294]^(1/5))+[.C294]^(1/3)" office:value-type="float" office:value="-1.94525926662402" calcext:value-type="float">
            <text:p>-1.94525926662402</text:p>
          </table:table-cell>
          <table:table-cell table:formula="of:=0.125*[.B294]-[.C294]^(1/3)" office:value-type="float" office:value="2.40009135909636" calcext:value-type="float">
            <text:p>2.40009135909636</text:p>
          </table:table-cell>
        </table:table-row>
        <table:table-row table:style-name="ro1">
          <table:table-cell office:value-type="float" office:value="9.15625" calcext:value-type="float">
            <text:p>9.15625</text:p>
          </table:table-cell>
          <table:table-cell table:formula="of:=5*SIN([.A295])" office:value-type="float" office:value="1.32656219821181" calcext:value-type="float">
            <text:p>1.32656219821181</text:p>
          </table:table-cell>
          <table:table-cell table:formula="of:=[.A295]-20" office:value-type="float" office:value="-10.84375" calcext:value-type="float">
            <text:p>-10.84375</text:p>
          </table:table-cell>
          <table:table-cell table:formula="of:=0.25*([.B295]^(1/5))+[.C295]^(1/3)" office:value-type="float" office:value="-1.94886316893083" calcext:value-type="float">
            <text:p>-1.94886316893083</text:p>
          </table:table-cell>
          <table:table-cell table:formula="of:=0.125*[.B295]-[.C295]^(1/3)" office:value-type="float" office:value="2.37921990041789" calcext:value-type="float">
            <text:p>2.37921990041789</text:p>
          </table:table-cell>
        </table:table-row>
        <table:table-row table:style-name="ro1">
          <table:table-cell office:value-type="float" office:value="9.1875" calcext:value-type="float">
            <text:p>9.1875</text:p>
          </table:table-cell>
          <table:table-cell table:formula="of:=5*SIN([.A296])" office:value-type="float" office:value="1.17528864495283" calcext:value-type="float">
            <text:p>1.17528864495283</text:p>
          </table:table-cell>
          <table:table-cell table:formula="of:=[.A296]-20" office:value-type="float" office:value="-10.8125" calcext:value-type="float">
            <text:p>-10.8125</text:p>
          </table:table-cell>
          <table:table-cell table:formula="of:=0.25*([.B296]^(1/5))+[.C296]^(1/3)" office:value-type="float" office:value="-1.95306381745964" calcext:value-type="float">
            <text:p>-1.95306381745964</text:p>
          </table:table-cell>
          <table:table-cell table:formula="of:=0.125*[.B296]-[.C296]^(1/3)" office:value-type="float" office:value="2.35818243607727" calcext:value-type="float">
            <text:p>2.35818243607727</text:p>
          </table:table-cell>
        </table:table-row>
        <table:table-row table:style-name="ro1">
          <table:table-cell office:value-type="float" office:value="9.21875" calcext:value-type="float">
            <text:p>9.21875</text:p>
          </table:table-cell>
          <table:table-cell table:formula="of:=5*SIN([.A297])" office:value-type="float" office:value="1.02286744227702" calcext:value-type="float">
            <text:p>1.02286744227702</text:p>
          </table:table-cell>
          <table:table-cell table:formula="of:=[.A297]-20" office:value-type="float" office:value="-10.78125" calcext:value-type="float">
            <text:p>-10.78125</text:p>
          </table:table-cell>
          <table:table-cell table:formula="of:=0.25*([.B297]^(1/5))+[.C297]^(1/3)" office:value-type="float" office:value="-1.95800592564902" calcext:value-type="float">
            <text:p>-1.95800592564902</text:p>
          </table:table-cell>
          <table:table-cell table:formula="of:=0.125*[.B297]-[.C297]^(1/3)" office:value-type="float" office:value="2.33699741088553" calcext:value-type="float">
            <text:p>2.33699741088553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table:formula="of:=5*SIN([.A298])" office:value-type="float" office:value="0.869447426902168" calcext:value-type="float">
            <text:p>0.869447426902168</text:p>
          </table:table-cell>
          <table:table-cell table:formula="of:=[.A298]-20" office:value-type="float" office:value="-10.75" calcext:value-type="float">
            <text:p>-10.75</text:p>
          </table:table-cell>
          <table:table-cell table:formula="of:=0.25*([.B298]^(1/5))+[.C298]^(1/3)" office:value-type="float" office:value="-1.96390040163325" calcext:value-type="float">
            <text:p>-1.96390040163325</text:p>
          </table:table-cell>
          <table:table-cell table:formula="of:=0.125*[.B298]-[.C298]^(1/3)" office:value-type="float" office:value="2.31568340958382" calcext:value-type="float">
            <text:p>2.31568340958382</text:p>
          </table:table-cell>
        </table:table-row>
        <table:table-row table:style-name="ro1">
          <table:table-cell office:value-type="float" office:value="9.28125" calcext:value-type="float">
            <text:p>9.28125</text:p>
          </table:table-cell>
          <table:table-cell table:formula="of:=5*SIN([.A299])" office:value-type="float" office:value="0.715178410869707" calcext:value-type="float">
            <text:p>0.715178410869707</text:p>
          </table:table-cell>
          <table:table-cell table:formula="of:=[.A299]-20" office:value-type="float" office:value="-10.71875" calcext:value-type="float">
            <text:p>-10.71875</text:p>
          </table:table-cell>
          <table:table-cell table:formula="of:=0.25*([.B299]^(1/5))+[.C299]^(1/3)" office:value-type="float" office:value="-1.97107347547819" calcext:value-type="float">
            <text:p>-1.97107347547819</text:p>
          </table:table-cell>
          <table:table-cell table:formula="of:=0.125*[.B299]-[.C299]^(1/3)" office:value-type="float" office:value="2.29425913867474" calcext:value-type="float">
            <text:p>2.29425913867474</text:p>
          </table:table-cell>
        </table:table-row>
        <table:table-row table:style-name="ro1">
          <table:table-cell office:value-type="float" office:value="9.3125" calcext:value-type="float">
            <text:p>9.3125</text:p>
          </table:table-cell>
          <table:table-cell table:formula="of:=5*SIN([.A300])" office:value-type="float" office:value="0.560211035255804" calcext:value-type="float">
            <text:p>0.560211035255804</text:p>
          </table:table-cell>
          <table:table-cell table:formula="of:=[.A300]-20" office:value-type="float" office:value="-10.6875" calcext:value-type="float">
            <text:p>-10.6875</text:p>
          </table:table-cell>
          <table:table-cell table:formula="of:=0.25*([.B300]^(1/5))+[.C300]^(1/3)" office:value-type="float" office:value="-1.98007336468194" calcext:value-type="float">
            <text:p>-1.98007336468194</text:p>
          </table:table-cell>
          <table:table-cell table:formula="of:=0.125*[.B300]-[.C300]^(1/3)" office:value-type="float" office:value="2.27274340813456" calcext:value-type="float">
            <text:p>2.27274340813456</text:p>
          </table:table-cell>
        </table:table-row>
        <table:table-row table:style-name="ro1">
          <table:table-cell office:value-type="float" office:value="9.34375" calcext:value-type="float">
            <text:p>9.34375</text:p>
          </table:table-cell>
          <table:table-cell table:formula="of:=5*SIN([.A301])" office:value-type="float" office:value="0.404696623072908" calcext:value-type="float">
            <text:p>0.404696623072908</text:p>
          </table:table-cell>
          <table:table-cell table:formula="of:=[.A301]-20" office:value-type="float" office:value="-10.65625" calcext:value-type="float">
            <text:p>-10.65625</text:p>
          </table:table-cell>
          <table:table-cell table:formula="of:=0.25*([.B301]^(1/5))+[.C301]^(1/3)" office:value-type="float" office:value="-1.99194323925901" calcext:value-type="float">
            <text:p>-1.99194323925901</text:p>
          </table:table-cell>
          <table:table-cell table:formula="of:=0.125*[.B301]-[.C301]^(1/3)" office:value-type="float" office:value="2.25115511302425" calcext:value-type="float">
            <text:p>2.25115511302425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table:formula="of:=5*SIN([.A302])" office:value-type="float" office:value="0.248787031505393" calcext:value-type="float">
            <text:p>0.248787031505393</text:p>
          </table:table-cell>
          <table:table-cell table:formula="of:=[.A302]-20" office:value-type="float" office:value="-10.625" calcext:value-type="float">
            <text:p>-10.625</text:p>
          </table:table-cell>
          <table:table-cell table:formula="of:=0.25*([.B302]^(1/5))+[.C302]^(1/3)" office:value-type="float" office:value="-2.00913447476175" calcext:value-type="float">
            <text:p>-2.00913447476175</text:p>
          </table:table-cell>
          <table:table-cell table:formula="of:=0.125*[.B302]-[.C302]^(1/3)" office:value-type="float" office:value="2.22951321501726" calcext:value-type="float">
            <text:p>2.22951321501726</text:p>
          </table:table-cell>
        </table:table-row>
        <table:table-row table:style-name="ro1">
          <table:table-cell office:value-type="float" office:value="9.40625" calcext:value-type="float">
            <text:p>9.40625</text:p>
          </table:table-cell>
          <table:table-cell table:formula="of:=5*SIN([.A303])" office:value-type="float" office:value="0.0926345036235972" calcext:value-type="float">
            <text:p>0.0926345036235972</text:p>
          </table:table-cell>
          <table:table-cell table:formula="of:=[.A303]-20" office:value-type="float" office:value="-10.59375" calcext:value-type="float">
            <text:p>-10.59375</text:p>
          </table:table-cell>
          <table:table-cell table:formula="of:=0.25*([.B303]^(1/5))+[.C303]^(1/3)" office:value-type="float" office:value="-2.04091338205341" calcext:value-type="float">
            <text:p>-2.04091338205341</text:p>
          </table:table-cell>
          <table:table-cell table:formula="of:=0.125*[.B303]-[.C303]^(1/3)" office:value-type="float" office:value="2.20783672386203" calcext:value-type="float">
            <text:p>2.20783672386203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table:formula="of:=5*SIN([.A304])" office:value-type="float" office:value="-0.0636084802789543" calcext:value-type="float">
            <text:p>-0.0636084802789543</text:p>
          </table:table-cell>
          <table:table-cell table:formula="of:=[.A304]-20" office:value-type="float" office:value="-10.5625" calcext:value-type="float">
            <text:p>-10.5625</text:p>
          </table:table-cell>
          <table:table-cell table:formula="of:=0.25*([.B304]^(1/5))+[.C304]^(1/3)" office:value-type="float" office:value="-2.3381887816931" calcext:value-type="float">
            <text:p>-2.3381887816931</text:p>
          </table:table-cell>
          <table:table-cell table:formula="of:=0.125*[.B304]-[.C304]^(1/3)" office:value-type="float" office:value="2.18614467879741" calcext:value-type="float">
            <text:p>2.18614467879741</text:p>
          </table:table-cell>
        </table:table-row>
        <table:table-row table:style-name="ro1">
          <table:table-cell office:value-type="float" office:value="9.46875" calcext:value-type="float">
            <text:p>9.46875</text:p>
          </table:table-cell>
          <table:table-cell table:formula="of:=5*SIN([.A305])" office:value-type="float" office:value="-0.219789351579967" calcext:value-type="float">
            <text:p>-0.219789351579967</text:p>
          </table:table-cell>
          <table:table-cell table:formula="of:=[.A305]-20" office:value-type="float" office:value="-10.53125" calcext:value-type="float">
            <text:p>-10.53125</text:p>
          </table:table-cell>
          <table:table-cell table:formula="of:=0.25*([.B305]^(1/5))+[.C305]^(1/3)" office:value-type="float" office:value="-2.37657640869503" calcext:value-type="float">
            <text:p>-2.37657640869503</text:p>
          </table:table-cell>
          <table:table-cell table:formula="of:=0.125*[.B305]-[.C305]^(1/3)" office:value-type="float" office:value="2.16445612993911" calcext:value-type="float">
            <text:p>2.16445612993911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5*SIN([.A306])" office:value-type="float" office:value="-0.375755602309047" calcext:value-type="float">
            <text:p>-0.375755602309047</text:p>
          </table:table-cell>
          <table:table-cell table:formula="of:=[.A306]-20" office:value-type="float" office:value="-10.5" calcext:value-type="float">
            <text:p>-10.5</text:p>
          </table:table-cell>
          <table:table-cell table:formula="of:=0.25*([.B306]^(1/5))+[.C306]^(1/3)" office:value-type="float" office:value="-2.39531128349001" calcext:value-type="float">
            <text:p>-2.39531128349001</text:p>
          </table:table-cell>
          <table:table-cell table:formula="of:=0.125*[.B306]-[.C306]^(1/3)" office:value-type="float" office:value="2.14279011965531" calcext:value-type="float">
            <text:p>2.14279011965531</text:p>
          </table:table-cell>
        </table:table-row>
        <table:table-row table:style-name="ro1">
          <table:table-cell office:value-type="float" office:value="9.53125" calcext:value-type="float">
            <text:p>9.53125</text:p>
          </table:table-cell>
          <table:table-cell table:formula="of:=5*SIN([.A307])" office:value-type="float" office:value="-0.531354934069147" calcext:value-type="float">
            <text:p>-0.531354934069147</text:p>
          </table:table-cell>
          <table:table-cell table:formula="of:=[.A307]-20" office:value-type="float" office:value="-10.46875" calcext:value-type="float">
            <text:p>-10.46875</text:p>
          </table:table-cell>
          <table:table-cell table:formula="of:=0.25*([.B307]^(1/5))+[.C307]^(1/3)" office:value-type="float" office:value="-2.40788627606663" calcext:value-type="float">
            <text:p>-2.40788627606663</text:p>
          </table:table-cell>
          <table:table-cell table:formula="of:=0.125*[.B307]-[.C307]^(1/3)" office:value-type="float" office:value="2.12116566394968" calcext:value-type="float">
            <text:p>2.12116566394968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table:formula="of:=5*SIN([.A308])" office:value-type="float" office:value="-0.686435406753366" calcext:value-type="float">
            <text:p>-0.686435406753366</text:p>
          </table:table-cell>
          <table:table-cell table:formula="of:=[.A308]-20" office:value-type="float" office:value="-10.4375" calcext:value-type="float">
            <text:p>-10.4375</text:p>
          </table:table-cell>
          <table:table-cell table:formula="of:=0.25*([.B308]^(1/5))+[.C308]^(1/3)" office:value-type="float" office:value="-2.41728437230089" calcext:value-type="float">
            <text:p>-2.41728437230089</text:p>
          </table:table-cell>
          <table:table-cell table:formula="of:=0.125*[.B308]-[.C308]^(1/3)" office:value-type="float" office:value="2.0996017338699" calcext:value-type="float">
            <text:p>2.0996017338699</text:p>
          </table:table-cell>
        </table:table-row>
        <table:table-row table:style-name="ro1">
          <table:table-cell office:value-type="float" office:value="9.59375" calcext:value-type="float">
            <text:p>9.59375</text:p>
          </table:table-cell>
          <table:table-cell table:formula="of:=5*SIN([.A309])" office:value-type="float" office:value="-0.840845586911887" calcext:value-type="float">
            <text:p>-0.840845586911887</text:p>
          </table:table-cell>
          <table:table-cell table:formula="of:=[.A309]-20" office:value-type="float" office:value="-10.40625" calcext:value-type="float">
            <text:p>-10.40625</text:p>
          </table:table-cell>
          <table:table-cell table:formula="of:=0.25*([.B309]^(1/5))+[.C309]^(1/3)" office:value-type="float" office:value="-2.42470409816298" calcext:value-type="float">
            <text:p>-2.42470409816298</text:p>
          </table:table-cell>
          <table:table-cell table:formula="of:=0.125*[.B309]-[.C309]^(1/3)" office:value-type="float" office:value="2.07811723696001" calcext:value-type="float">
            <text:p>2.07811723696001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table:formula="of:=5*SIN([.A310])" office:value-type="float" office:value="-0.994434695624168" calcext:value-type="float">
            <text:p>-0.994434695624168</text:p>
          </table:table-cell>
          <table:table-cell table:formula="of:=[.A310]-20" office:value-type="float" office:value="-10.375" calcext:value-type="float">
            <text:p>-10.375</text:p>
          </table:table-cell>
          <table:table-cell table:formula="of:=0.25*([.B310]^(1/5))+[.C310]^(1/3)" office:value-type="float" office:value="-2.43075644897982" calcext:value-type="float">
            <text:p>-2.43075644897982</text:p>
          </table:table-cell>
          <table:table-cell table:formula="of:=0.125*[.B310]-[.C310]^(1/3)" office:value-type="float" office:value="2.0567309987744" calcext:value-type="float">
            <text:p>2.0567309987744</text:p>
          </table:table-cell>
        </table:table-row>
        <table:table-row table:style-name="ro1">
          <table:table-cell office:value-type="float" office:value="9.65625" calcext:value-type="float">
            <text:p>9.65625</text:p>
          </table:table-cell>
          <table:table-cell table:formula="of:=5*SIN([.A311])" office:value-type="float" office:value="-1.147052755732" calcext:value-type="float">
            <text:p>-1.147052755732</text:p>
          </table:table-cell>
          <table:table-cell table:formula="of:=[.A311]-20" office:value-type="float" office:value="-10.34375" calcext:value-type="float">
            <text:p>-10.34375</text:p>
          </table:table-cell>
          <table:table-cell table:formula="of:=0.25*([.B311]^(1/5))+[.C311]^(1/3)" office:value-type="float" office:value="-2.43579811073659" calcext:value-type="float">
            <text:p>-2.43579811073659</text:p>
          </table:table-cell>
          <table:table-cell table:formula="of:=0.125*[.B311]-[.C311]^(1/3)" office:value-type="float" office:value="2.03546174447183" calcext:value-type="float">
            <text:p>2.03546174447183</text:p>
          </table:table-cell>
        </table:table-row>
        <table:table-row table:style-name="ro1">
          <table:table-cell office:value-type="float" office:value="9.6875" calcext:value-type="float">
            <text:p>9.6875</text:p>
          </table:table-cell>
          <table:table-cell table:formula="of:=5*SIN([.A312])" office:value-type="float" office:value="-1.29855073828966" calcext:value-type="float">
            <text:p>-1.29855073828966</text:p>
          </table:table-cell>
          <table:table-cell table:formula="of:=[.A312]-20" office:value-type="float" office:value="-10.3125" calcext:value-type="float">
            <text:p>-10.3125</text:p>
          </table:table-cell>
          <table:table-cell table:formula="of:=0.25*([.B312]^(1/5))+[.C312]^(1/3)" office:value-type="float" office:value="-2.44005664078179" calcext:value-type="float">
            <text:p>-2.44005664078179</text:p>
          </table:table-cell>
          <table:table-cell table:formula="of:=0.125*[.B312]-[.C312]^(1/3)" office:value-type="float" office:value="2.0143280805072" calcext:value-type="float">
            <text:p>2.0143280805072</text:p>
          </table:table-cell>
        </table:table-row>
        <table:table-row table:style-name="ro1">
          <table:table-cell office:value-type="float" office:value="9.71875" calcext:value-type="float">
            <text:p>9.71875</text:p>
          </table:table-cell>
          <table:table-cell table:formula="of:=5*SIN([.A313])" office:value-type="float" office:value="-1.44878070808814" calcext:value-type="float">
            <text:p>-1.44878070808814</text:p>
          </table:table-cell>
          <table:table-cell table:formula="of:=[.A313]-20" office:value-type="float" office:value="-10.28125" calcext:value-type="float">
            <text:p>-10.28125</text:p>
          </table:table-cell>
          <table:table-cell table:formula="of:=0.25*([.B313]^(1/5))+[.C313]^(1/3)" office:value-type="float" office:value="-2.44368665864159" calcext:value-type="float">
            <text:p>-2.44368665864159</text:p>
          </table:table-cell>
          <table:table-cell table:formula="of:=0.125*[.B313]-[.C313]^(1/3)" office:value-type="float" office:value="1.99334847643901" calcext:value-type="float">
            <text:p>1.99334847643901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table:formula="of:=5*SIN([.A314])" office:value-type="float" office:value="-1.59759596811137" calcext:value-type="float">
            <text:p>-1.59759596811137</text:p>
          </table:table-cell>
          <table:table-cell table:formula="of:=[.A314]-20" office:value-type="float" office:value="-10.25" calcext:value-type="float">
            <text:p>-10.25</text:p>
          </table:table-cell>
          <table:table-cell table:formula="of:=0.25*([.B314]^(1/5))+[.C314]^(1/3)" office:value-type="float" office:value="-2.44679829860906" calcext:value-type="float">
            <text:p>-2.44679829860906</text:p>
          </table:table-cell>
          <table:table-cell table:formula="of:=0.125*[.B314]-[.C314]^(1/3)" office:value-type="float" office:value="1.97254124687039" calcext:value-type="float">
            <text:p>1.97254124687039</text:p>
          </table:table-cell>
        </table:table-row>
        <table:table-row table:style-name="ro1">
          <table:table-cell office:value-type="float" office:value="9.78125" calcext:value-type="float">
            <text:p>9.78125</text:p>
          </table:table-cell>
          <table:table-cell table:formula="of:=5*SIN([.A315])" office:value-type="float" office:value="-1.74485120278338" calcext:value-type="float">
            <text:p>-1.74485120278338</text:p>
          </table:table-cell>
          <table:table-cell table:formula="of:=[.A315]-20" office:value-type="float" office:value="-10.21875" calcext:value-type="float">
            <text:p>-10.21875</text:p>
          </table:table-cell>
          <table:table-cell table:formula="of:=0.25*([.B315]^(1/5))+[.C315]^(1/3)" office:value-type="float" office:value="-2.44947293849965" calcext:value-type="float">
            <text:p>-2.44947293849965</text:p>
          </table:table-cell>
          <table:table-cell table:formula="of:=0.125*[.B315]-[.C315]^(1/3)" office:value-type="float" office:value="1.95192453354113" calcext:value-type="float">
            <text:p>1.95192453354113</text:p>
          </table:table-cell>
        </table:table-row>
        <table:table-row table:style-name="ro1">
          <table:table-cell office:value-type="float" office:value="9.8125" calcext:value-type="float">
            <text:p>9.8125</text:p>
          </table:table-cell>
          <table:table-cell table:formula="of:=5*SIN([.A316])" office:value-type="float" office:value="-1.89040261986648" calcext:value-type="float">
            <text:p>-1.89040261986648</text:p>
          </table:table-cell>
          <table:table-cell table:formula="of:=[.A316]-20" office:value-type="float" office:value="-10.1875" calcext:value-type="float">
            <text:p>-10.1875</text:p>
          </table:table-cell>
          <table:table-cell table:formula="of:=0.25*([.B316]^(1/5))+[.C316]^(1/3)" office:value-type="float" office:value="-2.45177249803505" calcext:value-type="float">
            <text:p>-2.45177249803505</text:p>
          </table:table-cell>
          <table:table-cell table:formula="of:=0.125*[.B316]-[.C316]^(1/3)" office:value-type="float" office:value="1.9315162875884" calcext:value-type="float">
            <text:p>1.9315162875884</text:p>
          </table:table-cell>
        </table:table-row>
        <table:table-row table:style-name="ro1">
          <table:table-cell office:value-type="float" office:value="9.84375" calcext:value-type="float">
            <text:p>9.84375</text:p>
          </table:table-cell>
          <table:table-cell table:formula="of:=5*SIN([.A317])" office:value-type="float" office:value="-2.03410809087192" calcext:value-type="float">
            <text:p>-2.03410809087192</text:p>
          </table:table-cell>
          <table:table-cell table:formula="of:=[.A317]-20" office:value-type="float" office:value="-10.15625" calcext:value-type="float">
            <text:p>-10.15625</text:p>
          </table:table-cell>
          <table:table-cell table:formula="of:=0.25*([.B317]^(1/5))+[.C317]^(1/3)" office:value-type="float" office:value="-2.453745235604" calcext:value-type="float">
            <text:p>-2.453745235604</text:p>
          </table:table-cell>
          <table:table-cell table:formula="of:=0.125*[.B317]-[.C317]^(1/3)" office:value-type="float" office:value="1.91133425199327" calcext:value-type="float">
            <text:p>1.91133425199327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table:formula="of:=5*SIN([.A318])" office:value-type="float" office:value="-2.17582728984599" calcext:value-type="float">
            <text:p>-2.17582728984599</text:p>
          </table:table-cell>
          <table:table-cell table:formula="of:=[.A318]-20" office:value-type="float" office:value="-10.125" calcext:value-type="float">
            <text:p>-10.125</text:p>
          </table:table-cell>
          <table:table-cell table:formula="of:=0.25*([.B318]^(1/5))+[.C318]^(1/3)" office:value-type="float" office:value="-2.45542952141852" calcext:value-type="float">
            <text:p>-2.45542952141852</text:p>
          </table:table-cell>
          <table:table-cell table:formula="of:=0.125*[.B318]-[.C318]^(1/3)" office:value-type="float" office:value="1.89139594423036" calcext:value-type="float">
            <text:p>1.89139594423036</text:p>
          </table:table-cell>
        </table:table-row>
        <table:table-row table:style-name="ro1">
          <table:table-cell office:value-type="float" office:value="9.90625" calcext:value-type="float">
            <text:p>9.90625</text:p>
          </table:table-cell>
          <table:table-cell table:formula="of:=5*SIN([.A319])" office:value-type="float" office:value="-2.31542183039592" calcext:value-type="float">
            <text:p>-2.31542183039592</text:p>
          </table:table-cell>
          <table:table-cell table:formula="of:=[.A319]-20" office:value-type="float" office:value="-10.09375" calcext:value-type="float">
            <text:p>-10.09375</text:p>
          </table:table-cell>
          <table:table-cell table:formula="of:=0.25*([.B319]^(1/5))+[.C319]^(1/3)" office:value-type="float" office:value="-2.45685638299906" calcext:value-type="float">
            <text:p>-2.45685638299906</text:p>
          </table:table-cell>
          <table:table-cell table:formula="of:=0.125*[.B319]-[.C319]^(1/3)" office:value-type="float" office:value="1.87171863913749" calcext:value-type="float">
            <text:p>1.87171863913749</text:p>
          </table:table-cell>
        </table:table-row>
        <table:table-row table:style-name="ro1">
          <table:table-cell office:value-type="float" office:value="9.9375" calcext:value-type="float">
            <text:p>9.9375</text:p>
          </table:table-cell>
          <table:table-cell table:formula="of:=5*SIN([.A320])" office:value-type="float" office:value="-2.4527554008218" calcext:value-type="float">
            <text:p>-2.4527554008218</text:p>
          </table:table-cell>
          <table:table-cell table:formula="of:=[.A320]-20" office:value-type="float" office:value="-10.0625" calcext:value-type="float">
            <text:p>-10.0625</text:p>
          </table:table-cell>
          <table:table-cell table:formula="of:=0.25*([.B320]^(1/5))+[.C320]^(1/3)" office:value-type="float" office:value="-2.45805127507789" calcext:value-type="float">
            <text:p>-2.45805127507789</text:p>
          </table:table-cell>
          <table:table-cell table:formula="of:=0.125*[.B320]-[.C320]^(1/3)" office:value-type="float" office:value="1.85231935202193" calcext:value-type="float">
            <text:p>1.85231935202193</text:p>
          </table:table-cell>
        </table:table-row>
        <table:table-row table:style-name="ro1">
          <table:table-cell office:value-type="float" office:value="9.96875" calcext:value-type="float">
            <text:p>9.96875</text:p>
          </table:table-cell>
          <table:table-cell table:formula="of:=5*SIN([.A321])" office:value-type="float" office:value="-2.58769389722271" calcext:value-type="float">
            <text:p>-2.58769389722271</text:p>
          </table:table-cell>
          <table:table-cell table:formula="of:=[.A321]-20" office:value-type="float" office:value="-10.03125" calcext:value-type="float">
            <text:p>-10.03125</text:p>
          </table:table-cell>
          <table:table-cell table:formula="of:=0.25*([.B321]^(1/5))+[.C321]^(1/3)" office:value-type="float" office:value="-2.45903534242422" calcext:value-type="float">
            <text:p>-2.45903534242422</text:p>
          </table:table-cell>
          <table:table-cell table:formula="of:=0.125*[.B321]-[.C321]^(1/3)" office:value-type="float" office:value="1.83321482202" calcext:value-type="float">
            <text:p>1.83321482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*SIN([.A322])" office:value-type="float" office:value="-2.72010555444685" calcext:value-type="float">
            <text:p>-2.72010555444685</text:p>
          </table:table-cell>
          <table:table-cell table:formula="of:=[.A322]-20" office:value-type="float" office:value="-10" calcext:value-type="float">
            <text:p>-10</text:p>
          </table:table-cell>
          <table:table-cell table:formula="of:=0.25*([.B322]^(1/5))+[.C322]^(1/3)" office:value-type="float" office:value="-2.45982634122619" calcext:value-type="float">
            <text:p>-2.45982634122619</text:p>
          </table:table-cell>
          <table:table-cell table:formula="of:=0.125*[.B322]-[.C322]^(1/3)" office:value-type="float" office:value="1.81442149572603" calcext:value-type="float">
            <text:p>1.81442149572603</text:p>
          </table:table-cell>
        </table:table-row>
        <table:table-row table:style-name="ro1">
          <table:table-cell office:value-type="float" office:value="10.03125" calcext:value-type="float">
            <text:p>10.03125</text:p>
          </table:table-cell>
          <table:table-cell table:formula="of:=5*SIN([.A323])" office:value-type="float" office:value="-2.84986107475801" calcext:value-type="float">
            <text:p>-2.84986107475801</text:p>
          </table:table-cell>
          <table:table-cell table:formula="of:=[.A323]-20" office:value-type="float" office:value="-9.96875" calcext:value-type="float">
            <text:p>-9.96875</text:p>
          </table:table-cell>
          <table:table-cell table:formula="of:=0.25*([.B323]^(1/5))+[.C323]^(1/3)" office:value-type="float" office:value="-2.46043932460141" calcext:value-type="float">
            <text:p>-2.46043932460141</text:p>
          </table:table-cell>
          <table:table-cell table:formula="of:=0.125*[.B323]-[.C323]^(1/3)" office:value-type="float" office:value="1.79595551110676" calcext:value-type="float">
            <text:p>1.79595551110676</text:p>
          </table:table-cell>
        </table:table-row>
        <table:table-row table:style-name="ro1">
          <table:table-cell office:value-type="float" office:value="10.0625" calcext:value-type="float">
            <text:p>10.0625</text:p>
          </table:table-cell>
          <table:table-cell table:formula="of:=5*SIN([.A324])" office:value-type="float" office:value="-2.97683375409258" calcext:value-type="float">
            <text:p>-2.97683375409258</text:p>
          </table:table-cell>
          <table:table-cell table:formula="of:=[.A324]-20" office:value-type="float" office:value="-9.9375" calcext:value-type="float">
            <text:p>-9.9375</text:p>
          </table:table-cell>
          <table:table-cell table:formula="of:=0.25*([.B324]^(1/5))+[.C324]^(1/3)" office:value-type="float" office:value="-2.4608871614677" calcext:value-type="float">
            <text:p>-2.4608871614677</text:p>
          </table:table-cell>
          <table:table-cell table:formula="of:=0.125*[.B324]-[.C324]^(1/3)" office:value-type="float" office:value="1.77783268171695" calcext:value-type="float">
            <text:p>1.77783268171695</text:p>
          </table:table-cell>
        </table:table-row>
        <table:table-row table:style-name="ro1">
          <table:table-cell office:value-type="float" office:value="10.09375" calcext:value-type="float">
            <text:p>10.09375</text:p>
          </table:table-cell>
          <table:table-cell table:formula="of:=5*SIN([.A325])" office:value-type="float" office:value="-3.10089960578397" calcext:value-type="float">
            <text:p>-3.10089960578397</text:p>
          </table:table-cell>
          <table:table-cell table:formula="of:=[.A325]-20" office:value-type="float" office:value="-9.90625" calcext:value-type="float">
            <text:p>-9.90625</text:p>
          </table:table-cell>
          <table:table-cell table:formula="of:=0.25*([.B325]^(1/5))+[.C325]^(1/3)" office:value-type="float" office:value="-2.46118093532475" calcext:value-type="float">
            <text:p>-2.46118093532475</text:p>
          </table:table-cell>
          <table:table-cell table:formula="of:=0.125*[.B325]-[.C325]^(1/3)" office:value-type="float" office:value="1.76006848123143" calcext:value-type="float">
            <text:p>1.76006848123143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table:formula="of:=5*SIN([.A326])" office:value-type="float" office:value="-3.22193748163341" calcext:value-type="float">
            <text:p>-3.22193748163341</text:p>
          </table:table-cell>
          <table:table-cell table:formula="of:=[.A326]-20" office:value-type="float" office:value="-9.875" calcext:value-type="float">
            <text:p>-9.875</text:p>
          </table:table-cell>
          <table:table-cell table:formula="of:=0.25*([.B326]^(1/5))+[.C326]^(1/3)" office:value-type="float" office:value="-2.46133025494892" calcext:value-type="float">
            <text:p>-2.46133025494892</text:p>
          </table:table-cell>
          <table:table-cell table:formula="of:=0.125*[.B326]-[.C326]^(1/3)" office:value-type="float" office:value="1.74267802830893" calcext:value-type="float">
            <text:p>1.74267802830893</text:p>
          </table:table-cell>
        </table:table-row>
        <table:table-row table:style-name="ro1">
          <table:table-cell office:value-type="float" office:value="10.15625" calcext:value-type="float">
            <text:p>10.15625</text:p>
          </table:table-cell>
          <table:table-cell table:formula="of:=5*SIN([.A327])" office:value-type="float" office:value="-3.33982919020921" calcext:value-type="float">
            <text:p>-3.33982919020921</text:p>
          </table:table-cell>
          <table:table-cell table:formula="of:=[.A327]-20" office:value-type="float" office:value="-9.84375" calcext:value-type="float">
            <text:p>-9.84375</text:p>
          </table:table-cell>
          <table:table-cell table:formula="of:=0.25*([.B327]^(1/5))+[.C327]^(1/3)" office:value-type="float" office:value="-2.46134349944161" calcext:value-type="float">
            <text:p>-2.46134349944161</text:p>
          </table:table-cell>
          <table:table-cell table:formula="of:=0.125*[.B327]-[.C327]^(1/3)" office:value-type="float" office:value="1.7256760718022" calcext:value-type="float">
            <text:p>1.7256760718022</text:p>
          </table:table-cell>
        </table:table-row>
        <table:table-row table:style-name="ro1">
          <table:table-cell office:value-type="float" office:value="10.1875" calcext:value-type="float">
            <text:p>10.1875</text:p>
          </table:table-cell>
          <table:table-cell table:formula="of:=5*SIN([.A328])" office:value-type="float" office:value="-3.45445961225857" calcext:value-type="float">
            <text:p>-3.45445961225857</text:p>
          </table:table-cell>
          <table:table-cell table:formula="of:=[.A328]-20" office:value-type="float" office:value="-9.8125" calcext:value-type="float">
            <text:p>-9.8125</text:p>
          </table:table-cell>
          <table:table-cell table:formula="of:=0.25*([.B328]^(1/5))+[.C328]^(1/3)" office:value-type="float" office:value="-2.46122801364875" calcext:value-type="float">
            <text:p>-2.46122801364875</text:p>
          </table:table-cell>
          <table:table-cell table:formula="of:=0.125*[.B328]-[.C328]^(1/3)" office:value-type="float" office:value="1.70907697632914" calcext:value-type="float">
            <text:p>1.70907697632914</text:p>
          </table:table-cell>
        </table:table-row>
        <table:table-row table:style-name="ro1">
          <table:table-cell office:value-type="float" office:value="10.21875" calcext:value-type="float">
            <text:p>10.21875</text:p>
          </table:table-cell>
          <table:table-cell table:formula="of:=5*SIN([.A329])" office:value-type="float" office:value="-3.56571681311969" calcext:value-type="float">
            <text:p>-3.56571681311969</text:p>
          </table:table-cell>
          <table:table-cell table:formula="of:=[.A329]-20" office:value-type="float" office:value="-9.78125" calcext:value-type="float">
            <text:p>-9.78125</text:p>
          </table:table-cell>
          <table:table-cell table:formula="of:=0.25*([.B329]^(1/5))+[.C329]^(1/3)" office:value-type="float" office:value="-2.46099026556988" calcext:value-type="float">
            <text:p>-2.46099026556988</text:p>
          </table:table-cell>
          <table:table-cell table:formula="of:=0.125*[.B329]-[.C329]^(1/3)" office:value-type="float" office:value="1.69289470821878" calcext:value-type="float">
            <text:p>1.69289470821878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table:formula="of:=5*SIN([.A330])" office:value-type="float" office:value="-3.67349215202398" calcext:value-type="float">
            <text:p>-3.67349215202398</text:p>
          </table:table-cell>
          <table:table-cell table:formula="of:=[.A330]-20" office:value-type="float" office:value="-9.75" calcext:value-type="float">
            <text:p>-9.75</text:p>
          </table:table-cell>
          <table:table-cell table:formula="of:=0.25*([.B330]^(1/5))+[.C330]^(1/3)" office:value-type="float" office:value="-2.46063597430759" calcext:value-type="float">
            <text:p>-2.46063597430759</text:p>
          </table:table-cell>
          <table:table-cell table:formula="of:=0.125*[.B330]-[.C330]^(1/3)" office:value-type="float" office:value="1.67714282184596" calcext:value-type="float">
            <text:p>1.67714282184596</text:p>
          </table:table-cell>
        </table:table-row>
        <table:table-row table:style-name="ro1">
          <table:table-cell office:value-type="float" office:value="10.28125" calcext:value-type="float">
            <text:p>10.28125</text:p>
          </table:table-cell>
          <table:table-cell table:formula="of:=5*SIN([.A331])" office:value-type="float" office:value="-3.77768038818198" calcext:value-type="float">
            <text:p>-3.77768038818198</text:p>
          </table:table-cell>
          <table:table-cell table:formula="of:=[.A331]-20" office:value-type="float" office:value="-9.71875" calcext:value-type="float">
            <text:p>-9.71875</text:p>
          </table:table-cell>
          <table:table-cell table:formula="of:=0.25*([.B331]^(1/5))+[.C331]^(1/3)" office:value-type="float" office:value="-2.4601702149349" calcext:value-type="float">
            <text:p>-2.4601702149349</text:p>
          </table:table-cell>
          <table:table-cell table:formula="of:=0.125*[.B331]-[.C331]^(1/3)" office:value-type="float" office:value="1.66183444636809" calcext:value-type="float">
            <text:p>1.66183444636809</text:p>
          </table:table-cell>
        </table:table-row>
        <table:table-row table:style-name="ro1">
          <table:table-cell office:value-type="float" office:value="10.3125" calcext:value-type="float">
            <text:p>10.3125</text:p>
          </table:table-cell>
          <table:table-cell table:formula="of:=5*SIN([.A332])" office:value-type="float" office:value="-3.87817978354919" calcext:value-type="float">
            <text:p>-3.87817978354919</text:p>
          </table:table-cell>
          <table:table-cell table:formula="of:=[.A332]-20" office:value-type="float" office:value="-9.6875" calcext:value-type="float">
            <text:p>-9.6875</text:p>
          </table:table-cell>
          <table:table-cell table:formula="of:=0.25*([.B332]^(1/5))+[.C332]^(1/3)" office:value-type="float" office:value="-2.45959750509523" calcext:value-type="float">
            <text:p>-2.45959750509523</text:p>
          </table:table-cell>
          <table:table-cell table:formula="of:=0.125*[.B332]-[.C332]^(1/3)" office:value-type="float" office:value="1.64698227287675" calcext:value-type="float">
            <text:p>1.64698227287675</text:p>
          </table:table-cell>
        </table:table-row>
        <table:table-row table:style-name="ro1">
          <table:table-cell office:value-type="float" office:value="10.34375" calcext:value-type="float">
            <text:p>10.34375</text:p>
          </table:table-cell>
          <table:table-cell table:formula="of:=5*SIN([.A333])" office:value-type="float" office:value="-3.97489220217153" calcext:value-type="float">
            <text:p>-3.97489220217153</text:p>
          </table:table-cell>
          <table:table-cell table:formula="of:=[.A333]-20" office:value-type="float" office:value="-9.65625" calcext:value-type="float">
            <text:p>-9.65625</text:p>
          </table:table-cell>
          <table:table-cell table:formula="of:=0.25*([.B333]^(1/5))+[.C333]^(1/3)" office:value-type="float" office:value="-2.45892187701041" calcext:value-type="float">
            <text:p>-2.45892187701041</text:p>
          </table:table-cell>
          <table:table-cell table:formula="of:=0.125*[.B333]-[.C333]^(1/3)" office:value-type="float" office:value="1.63259854197693" calcext:value-type="float">
            <text:p>1.63259854197693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table:formula="of:=5*SIN([.A334])" office:value-type="float" office:value="-4.06772320601346" calcext:value-type="float">
            <text:p>-4.06772320601346</text:p>
          </table:table-cell>
          <table:table-cell table:formula="of:=[.A334]-20" office:value-type="float" office:value="-9.625" calcext:value-type="float">
            <text:p>-9.625</text:p>
          </table:table-cell>
          <table:table-cell table:formula="of:=0.25*([.B334]^(1/5))+[.C334]^(1/3)" office:value-type="float" office:value="-2.45814693773163" calcext:value-type="float">
            <text:p>-2.45814693773163</text:p>
          </table:table-cell>
          <table:table-cell table:formula="of:=0.125*[.B334]-[.C334]^(1/3)" office:value-type="float" office:value="1.61869503180582" calcext:value-type="float">
            <text:p>1.61869503180582</text:p>
          </table:table-cell>
        </table:table-row>
        <table:table-row table:style-name="ro1">
          <table:table-cell office:value-type="float" office:value="10.40625" calcext:value-type="float">
            <text:p>10.40625</text:p>
          </table:table-cell>
          <table:table-cell table:formula="of:=5*SIN([.A335])" office:value-type="float" office:value="-4.15658214717509" calcext:value-type="float">
            <text:p>-4.15658214717509</text:p>
          </table:table-cell>
          <table:table-cell table:formula="of:=[.A335]-20" office:value-type="float" office:value="-9.59375" calcext:value-type="float">
            <text:p>-9.59375</text:p>
          </table:table-cell>
          <table:table-cell table:formula="of:=0.25*([.B335]^(1/5))+[.C335]^(1/3)" office:value-type="float" office:value="-2.45727591984052" calcext:value-type="float">
            <text:p>-2.45727591984052</text:p>
          </table:table-cell>
          <table:table-cell table:formula="of:=0.125*[.B335]-[.C335]^(1/3)" office:value-type="float" office:value="1.60528304650293" calcext:value-type="float">
            <text:p>1.60528304650293</text:p>
          </table:table-cell>
        </table:table-row>
        <table:table-row table:style-name="ro1">
          <table:table-cell office:value-type="float" office:value="10.4375" calcext:value-type="float">
            <text:p>10.4375</text:p>
          </table:table-cell>
          <table:table-cell table:formula="of:=5*SIN([.A336])" office:value-type="float" office:value="-4.24138225640833" calcext:value-type="float">
            <text:p>-4.24138225640833</text:p>
          </table:table-cell>
          <table:table-cell table:formula="of:=[.A336]-20" office:value-type="float" office:value="-9.5625" calcext:value-type="float">
            <text:p>-9.5625</text:p>
          </table:table-cell>
          <table:table-cell table:formula="of:=0.25*([.B336]^(1/5))+[.C336]^(1/3)" office:value-type="float" office:value="-2.45631172433392" calcext:value-type="float">
            <text:p>-2.45631172433392</text:p>
          </table:table-cell>
          <table:table-cell table:formula="of:=0.125*[.B336]-[.C336]^(1/3)" office:value-type="float" office:value="1.59237340514284" calcext:value-type="float">
            <text:p>1.59237340514284</text:p>
          </table:table-cell>
        </table:table-row>
        <table:table-row table:style-name="ro1">
          <table:table-cell office:value-type="float" office:value="10.46875" calcext:value-type="float">
            <text:p>10.46875</text:p>
          </table:table-cell>
          <table:table-cell table:formula="of:=5*SIN([.A337])" office:value-type="float" office:value="-4.32204072784561" calcext:value-type="float">
            <text:p>-4.32204072784561</text:p>
          </table:table-cell>
          <table:table-cell table:formula="of:=[.A337]-20" office:value-type="float" office:value="-9.53125" calcext:value-type="float">
            <text:p>-9.53125</text:p>
          </table:table-cell>
          <table:table-cell table:formula="of:=0.25*([.B337]^(1/5))+[.C337]^(1/3)" office:value-type="float" office:value="-2.45525695706513" calcext:value-type="float">
            <text:p>-2.45525695706513</text:p>
          </table:table-cell>
          <table:table-cell table:formula="of:=0.125*[.B337]-[.C337]^(1/3)" office:value-type="float" office:value="1.57997643114133" calcext:value-type="float">
            <text:p>1.5799764311413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5*SIN([.A338])" office:value-type="float" office:value="-4.39847879985835" calcext:value-type="float">
            <text:p>-4.39847879985835</text:p>
          </table:table-cell>
          <table:table-cell table:formula="of:=[.A338]-20" office:value-type="float" office:value="-9.5" calcext:value-type="float">
            <text:p>-9.5</text:p>
          </table:table-cell>
          <table:table-cell table:formula="of:=0.25*([.B338]^(1/5))+[.C338]^(1/3)" office:value-type="float" office:value="-2.45411395983642" calcext:value-type="float">
            <text:p>-2.45411395983642</text:p>
          </table:table-cell>
          <table:table-cell table:formula="of:=0.125*[.B338]-[.C338]^(1/3)" office:value-type="float" office:value="1.56810194214515" calcext:value-type="float">
            <text:p>1.56810194214515</text:p>
          </table:table-cell>
        </table:table-row>
        <table:table-row table:style-name="ro1">
          <table:table-cell office:value-type="float" office:value="10.53125" calcext:value-type="float">
            <text:p>10.53125</text:p>
          </table:table-cell>
          <table:table-cell table:formula="of:=5*SIN([.A339])" office:value-type="float" office:value="-4.47062183196642" calcext:value-type="float">
            <text:p>-4.47062183196642</text:p>
          </table:table-cell>
          <table:table-cell table:formula="of:=[.A339]-20" office:value-type="float" office:value="-9.46875" calcext:value-type="float">
            <text:p>-9.46875</text:p>
          </table:table-cell>
          <table:table-cell table:formula="of:=0.25*([.B339]^(1/5))+[.C339]^(1/3)" office:value-type="float" office:value="-2.45288483702235" calcext:value-type="float">
            <text:p>-2.45288483702235</text:p>
          </table:table-cell>
          <table:table-cell table:formula="of:=0.125*[.B339]-[.C339]^(1/3)" office:value-type="float" office:value="1.55675924041555" calcext:value-type="float">
            <text:p>1.55675924041555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table:formula="of:=5*SIN([.A340])" office:value-type="float" office:value="-4.53839937772324" calcext:value-type="float">
            <text:p>-4.53839937772324</text:p>
          </table:table-cell>
          <table:table-cell table:formula="of:=[.A340]-20" office:value-type="float" office:value="-9.4375" calcext:value-type="float">
            <text:p>-9.4375</text:p>
          </table:table-cell>
          <table:table-cell table:formula="of:=0.25*([.B340]^(1/5))+[.C340]^(1/3)" office:value-type="float" office:value="-2.45157147843467" calcext:value-type="float">
            <text:p>-2.45157147843467</text:p>
          </table:table-cell>
          <table:table-cell table:formula="of:=0.125*[.B340]-[.C340]^(1/3)" office:value-type="float" office:value="1.54595710371464" calcext:value-type="float">
            <text:p>1.54595710371464</text:p>
          </table:table-cell>
        </table:table-row>
        <table:table-row table:style-name="ro1">
          <table:table-cell office:value-type="float" office:value="10.59375" calcext:value-type="float">
            <text:p>10.59375</text:p>
          </table:table-cell>
          <table:table-cell table:formula="of:=5*SIN([.A341])" office:value-type="float" office:value="-4.60174525350559" calcext:value-type="float">
            <text:p>-4.60174525350559</text:p>
          </table:table-cell>
          <table:table-cell table:formula="of:=[.A341]-20" office:value-type="float" office:value="-9.40625" calcext:value-type="float">
            <text:p>-9.40625</text:p>
          </table:table-cell>
          <table:table-cell table:formula="of:=0.25*([.B341]^(1/5))+[.C341]^(1/3)" office:value-type="float" office:value="-2.45017557900638" calcext:value-type="float">
            <text:p>-2.45017557900638</text:p>
          </table:table-cell>
          <table:table-cell table:formula="of:=0.125*[.B341]-[.C341]^(1/3)" office:value-type="float" office:value="1.53570377670369" calcext:value-type="float">
            <text:p>1.53570377670369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table:formula="of:=5*SIN([.A342])" office:value-type="float" office:value="-4.66059760314077" calcext:value-type="float">
            <text:p>-4.66059760314077</text:p>
          </table:table-cell>
          <table:table-cell table:formula="of:=[.A342]-20" office:value-type="float" office:value="-9.375" calcext:value-type="float">
            <text:p>-9.375</text:p>
          </table:table-cell>
          <table:table-cell table:formula="of:=0.25*([.B342]^(1/5))+[.C342]^(1/3)" office:value-type="float" office:value="-2.44869865576718" calcext:value-type="float">
            <text:p>-2.44869865576718</text:p>
          </table:table-cell>
          <table:table-cell table:formula="of:=0.125*[.B342]-[.C342]^(1/3)" office:value-type="float" office:value="1.52600696286178" calcext:value-type="float">
            <text:p>1.52600696286178</text:p>
          </table:table-cell>
        </table:table-row>
        <table:table-row table:style-name="ro1">
          <table:table-cell office:value-type="float" office:value="10.65625" calcext:value-type="float">
            <text:p>10.65625</text:p>
          </table:table-cell>
          <table:table-cell table:formula="of:=5*SIN([.A343])" office:value-type="float" office:value="-4.71489895830809" calcext:value-type="float">
            <text:p>-4.71489895830809</text:p>
          </table:table-cell>
          <table:table-cell table:formula="of:=[.A343]-20" office:value-type="float" office:value="-9.34375" calcext:value-type="float">
            <text:p>-9.34375</text:p>
          </table:table-cell>
          <table:table-cell table:formula="of:=0.25*([.B343]^(1/5))+[.C343]^(1/3)" office:value-type="float" office:value="-2.4471420624973" calcext:value-type="float">
            <text:p>-2.4471420624973</text:p>
          </table:table-cell>
          <table:table-cell table:formula="of:=0.125*[.B343]-[.C343]^(1/3)" office:value-type="float" office:value="1.51687381693244" calcext:value-type="float">
            <text:p>1.51687381693244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table:formula="of:=5*SIN([.A344])" office:value-type="float" office:value="-4.76459629465574" calcext:value-type="float">
            <text:p>-4.76459629465574</text:p>
          </table:table-cell>
          <table:table-cell table:formula="of:=[.A344]-20" office:value-type="float" office:value="-9.3125" calcext:value-type="float">
            <text:p>-9.3125</text:p>
          </table:table-cell>
          <table:table-cell table:formula="of:=0.25*([.B344]^(1/5))+[.C344]^(1/3)" office:value-type="float" office:value="-2.44550700237901" calcext:value-type="float">
            <text:p>-2.44550700237901</text:p>
          </table:table-cell>
          <table:table-cell table:formula="of:=0.125*[.B344]-[.C344]^(1/3)" office:value-type="float" office:value="1.50831093790601" calcext:value-type="float">
            <text:p>1.50831093790601</text:p>
          </table:table-cell>
        </table:table-row>
        <table:table-row table:style-name="ro1">
          <table:table-cell office:value-type="float" office:value="10.71875" calcext:value-type="float">
            <text:p>10.71875</text:p>
          </table:table-cell>
          <table:table-cell table:formula="of:=5*SIN([.A345])" office:value-type="float" office:value="-4.80964108357816" calcext:value-type="float">
            <text:p>-4.80964108357816</text:p>
          </table:table-cell>
          <table:table-cell table:formula="of:=[.A345]-20" office:value-type="float" office:value="-9.28125" calcext:value-type="float">
            <text:p>-9.28125</text:p>
          </table:table-cell>
          <table:table-cell table:formula="of:=0.25*([.B345]^(1/5))+[.C345]^(1/3)" office:value-type="float" office:value="-2.44379453890921" calcext:value-type="float">
            <text:p>-2.44379453890921</text:p>
          </table:table-cell>
          <table:table-cell table:formula="of:=0.125*[.B345]-[.C345]^(1/3)" office:value-type="float" office:value="1.50032436254427" calcext:value-type="float">
            <text:p>1.5003243625442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table:formula="of:=5*SIN([.A346])" office:value-type="float" office:value="-4.84998933960339" calcext:value-type="float">
            <text:p>-4.84998933960339</text:p>
          </table:table-cell>
          <table:table-cell table:formula="of:=[.A346]-20" office:value-type="float" office:value="-9.25" calcext:value-type="float">
            <text:p>-9.25</text:p>
          </table:table-cell>
          <table:table-cell table:formula="of:=0.25*([.B346]^(1/5))+[.C346]^(1/3)" office:value-type="float" office:value="-2.44200560529114" calcext:value-type="float">
            <text:p>-2.44200560529114</text:p>
          </table:table-cell>
          <table:table-cell table:formula="of:=0.125*[.B346]-[.C346]^(1/3)" office:value-type="float" office:value="1.49291955945378" calcext:value-type="float">
            <text:p>1.49291955945378</text:p>
          </table:table-cell>
        </table:table-row>
        <table:table-row table:style-name="ro1">
          <table:table-cell office:value-type="float" office:value="10.78125" calcext:value-type="float">
            <text:p>10.78125</text:p>
          </table:table-cell>
          <table:table-cell table:formula="of:=5*SIN([.A347])" office:value-type="float" office:value="-4.88560166334414" calcext:value-type="float">
            <text:p>-4.88560166334414</text:p>
          </table:table-cell>
          <table:table-cell table:formula="of:=[.A347]-20" office:value-type="float" office:value="-9.21875" calcext:value-type="float">
            <text:p>-9.21875</text:p>
          </table:table-cell>
          <table:table-cell table:formula="of:=0.25*([.B347]^(1/5))+[.C347]^(1/3)" office:value-type="float" office:value="-2.44014101248612" calcext:value-type="float">
            <text:p>-2.44014101248612</text:p>
          </table:table-cell>
          <table:table-cell table:formula="of:=0.125*[.B347]-[.C347]^(1/3)" office:value-type="float" office:value="1.48610142371377" calcext:value-type="float">
            <text:p>1.48610142371377</text:p>
          </table:table-cell>
        </table:table-row>
        <table:table-row table:style-name="ro1">
          <table:table-cell office:value-type="float" office:value="10.8125" calcext:value-type="float">
            <text:p>10.8125</text:p>
          </table:table-cell>
          <table:table-cell table:formula="of:=5*SIN([.A348])" office:value-type="float" office:value="-4.91644327997063" calcext:value-type="float">
            <text:p>-4.91644327997063</text:p>
          </table:table-cell>
          <table:table-cell table:formula="of:=[.A348]-20" office:value-type="float" office:value="-9.1875" calcext:value-type="float">
            <text:p>-9.1875</text:p>
          </table:table-cell>
          <table:table-cell table:formula="of:=0.25*([.B348]^(1/5))+[.C348]^(1/3)" office:value-type="float" office:value="-2.4382014560747" calcext:value-type="float">
            <text:p>-2.4382014560747</text:p>
          </table:table-cell>
          <table:table-cell table:formula="of:=0.125*[.B348]-[.C348]^(1/3)" office:value-type="float" office:value="1.47987427206369" calcext:value-type="float">
            <text:p>1.47987427206369</text:p>
          </table:table-cell>
        </table:table-row>
        <table:table-row table:style-name="ro1">
          <table:table-cell office:value-type="float" office:value="10.84375" calcext:value-type="float">
            <text:p>10.84375</text:p>
          </table:table-cell>
          <table:table-cell table:formula="of:=5*SIN([.A349])" office:value-type="float" office:value="-4.9424840731676" calcext:value-type="float">
            <text:p>-4.9424840731676</text:p>
          </table:table-cell>
          <table:table-cell table:formula="of:=[.A349]-20" office:value-type="float" office:value="-9.15625" calcext:value-type="float">
            <text:p>-9.15625</text:p>
          </table:table-cell>
          <table:table-cell table:formula="of:=0.25*([.B349]^(1/5))+[.C349]^(1/3)" office:value-type="float" office:value="-2.43618752205058" calcext:value-type="float">
            <text:p>-2.43618752205058</text:p>
          </table:table-cell>
          <table:table-cell table:formula="of:=0.125*[.B349]-[.C349]^(1/3)" office:value-type="float" office:value="1.47424183865521" calcext:value-type="float">
            <text:p>1.47424183865521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table:formula="of:=5*SIN([.A350])" office:value-type="float" office:value="-4.96369861454243" calcext:value-type="float">
            <text:p>-4.96369861454243</text:p>
          </table:table-cell>
          <table:table-cell table:formula="of:=[.A350]-20" office:value-type="float" office:value="-9.125" calcext:value-type="float">
            <text:p>-9.125</text:p>
          </table:table-cell>
          <table:table-cell table:formula="of:=0.25*([.B350]^(1/5))+[.C350]^(1/3)" office:value-type="float" office:value="-2.43409969164876" calcext:value-type="float">
            <text:p>-2.43409969164876</text:p>
          </table:table-cell>
          <table:table-cell table:formula="of:=0.125*[.B350]-[.C350]^(1/3)" office:value-type="float" office:value="1.46920727137281" calcext:value-type="float">
            <text:p>1.46920727137281</text:p>
          </table:table-cell>
        </table:table-row>
        <table:table-row table:style-name="ro1">
          <table:table-cell office:value-type="float" office:value="10.90625" calcext:value-type="float">
            <text:p>10.90625</text:p>
          </table:table-cell>
          <table:table-cell table:formula="of:=5*SIN([.A351])" office:value-type="float" office:value="-4.98006618845548" calcext:value-type="float">
            <text:p>-4.98006618845548</text:p>
          </table:table-cell>
          <table:table-cell table:formula="of:=[.A351]-20" office:value-type="float" office:value="-9.09375" calcext:value-type="float">
            <text:p>-9.09375</text:p>
          </table:table-cell>
          <table:table-cell table:formula="of:=0.25*([.B351]^(1/5))+[.C351]^(1/3)" office:value-type="float" office:value="-2.43193834529007" calcext:value-type="float">
            <text:p>-2.43193834529007</text:p>
          </table:table-cell>
          <table:table-cell table:formula="of:=0.125*[.B351]-[.C351]^(1/3)" office:value-type="float" office:value="1.46477312872647" calcext:value-type="float">
            <text:p>1.46477312872647</text:p>
          </table:table-cell>
        </table:table-row>
        <table:table-row table:style-name="ro1">
          <table:table-cell office:value-type="float" office:value="10.9375" calcext:value-type="float">
            <text:p>10.9375</text:p>
          </table:table-cell>
          <table:table-cell table:formula="of:=5*SIN([.A352])" office:value-type="float" office:value="-4.99157081224859" calcext:value-type="float">
            <text:p>-4.99157081224859</text:p>
          </table:table-cell>
          <table:table-cell table:formula="of:=[.A352]-20" office:value-type="float" office:value="-9.0625" calcext:value-type="float">
            <text:p>-9.0625</text:p>
          </table:table-cell>
          <table:table-cell table:formula="of:=0.25*([.B352]^(1/5))+[.C352]^(1/3)" office:value-type="float" office:value="-2.42970376570774" calcext:value-type="float">
            <text:p>-2.42970376570774</text:p>
          </table:table-cell>
          <table:table-cell table:formula="of:=0.125*[.B352]-[.C352]^(1/3)" office:value-type="float" office:value="1.46094137731958" calcext:value-type="float">
            <text:p>1.46094137731958</text:p>
          </table:table-cell>
        </table:table-row>
        <table:table-row table:style-name="ro1">
          <table:table-cell office:value-type="float" office:value="10.96875" calcext:value-type="float">
            <text:p>10.96875</text:p>
          </table:table-cell>
          <table:table-cell table:formula="of:=5*SIN([.A353])" office:value-type="float" office:value="-4.99820125185185" calcext:value-type="float">
            <text:p>-4.99820125185185</text:p>
          </table:table-cell>
          <table:table-cell table:formula="of:=[.A353]-20" office:value-type="float" office:value="-9.03125" calcext:value-type="float">
            <text:p>-9.03125</text:p>
          </table:table-cell>
          <table:table-cell table:formula="of:=0.25*([.B353]^(1/5))+[.C353]^(1/3)" office:value-type="float" office:value="-2.4273961403075" calcext:value-type="float">
            <text:p>-2.4273961403075</text:p>
          </table:table-cell>
          <table:table-cell table:formula="of:=0.125*[.B353]-[.C353]^(1/3)" office:value-type="float" office:value="1.45771338989451" calcext:value-type="float">
            <text:p>1.45771338989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*SIN([.A354])" office:value-type="float" office:value="-4.99995103275352" calcext:value-type="float">
            <text:p>-4.99995103275352</text:p>
          </table:table-cell>
          <table:table-cell table:formula="of:=[.A354]-20" office:value-type="float" office:value="-9" calcext:value-type="float">
            <text:p>-9</text:p>
          </table:table-cell>
          <table:table-cell table:formula="of:=0.25*([.B354]^(1/5))+[.C354]^(1/3)" office:value-type="float" office:value="-2.42501556279894" calcext:value-type="float">
            <text:p>-2.42501556279894</text:p>
          </table:table-cell>
          <table:table-cell table:formula="of:=0.125*[.B354]-[.C354]^(1/3)" office:value-type="float" office:value="1.45508994395771" calcext:value-type="float">
            <text:p>1.45508994395771</text:p>
          </table:table-cell>
        </table:table-row>
        <table:table-row table:style-name="ro1">
          <table:table-cell office:value-type="float" office:value="11.03125" calcext:value-type="float">
            <text:p>11.03125</text:p>
          </table:table-cell>
          <table:table-cell table:formula="of:=5*SIN([.A355])" office:value-type="float" office:value="-4.99681844632223" calcext:value-type="float">
            <text:p>-4.99681844632223</text:p>
          </table:table-cell>
          <table:table-cell table:formula="of:=[.A355]-20" office:value-type="float" office:value="-8.96875" calcext:value-type="float">
            <text:p>-8.96875</text:p>
          </table:table-cell>
          <table:table-cell table:formula="of:=0.25*([.B355]^(1/5))+[.C355]^(1/3)" office:value-type="float" office:value="-2.42256203412446" calcext:value-type="float">
            <text:p>-2.42256203412446</text:p>
          </table:table-cell>
          <table:table-cell table:formula="of:=0.125*[.B355]-[.C355]^(1/3)" office:value-type="float" office:value="1.45307122098574" calcext:value-type="float">
            <text:p>1.45307122098574</text:p>
          </table:table-cell>
        </table:table-row>
        <table:table-row table:style-name="ro1">
          <table:table-cell office:value-type="float" office:value="11.0625" calcext:value-type="float">
            <text:p>11.0625</text:p>
          </table:table-cell>
          <table:table-cell table:formula="of:=5*SIN([.A356])" office:value-type="float" office:value="-4.98880655147549" calcext:value-type="float">
            <text:p>-4.98880655147549</text:p>
          </table:table-cell>
          <table:table-cell table:formula="of:=[.A356]-20" office:value-type="float" office:value="-8.9375" calcext:value-type="float">
            <text:p>-8.9375</text:p>
          </table:table-cell>
          <table:table-cell table:formula="of:=0.25*([.B356]^(1/5))+[.C356]^(1/3)" office:value-type="float" office:value="-2.42003546270047" calcext:value-type="float">
            <text:p>-2.42003546270047</text:p>
          </table:table-cell>
          <table:table-cell table:formula="of:=0.125*[.B356]-[.C356]^(1/3)" office:value-type="float" office:value="1.45165680621292" calcext:value-type="float">
            <text:p>1.45165680621292</text:p>
          </table:table-cell>
        </table:table-row>
        <table:table-row table:style-name="ro1">
          <table:table-cell office:value-type="float" office:value="11.09375" calcext:value-type="float">
            <text:p>11.09375</text:p>
          </table:table-cell>
          <table:table-cell table:formula="of:=5*SIN([.A357])" office:value-type="float" office:value="-4.97592317169263" calcext:value-type="float">
            <text:p>-4.97592317169263</text:p>
          </table:table-cell>
          <table:table-cell table:formula="of:=[.A357]-20" office:value-type="float" office:value="-8.90625" calcext:value-type="float">
            <text:p>-8.90625</text:p>
          </table:table-cell>
          <table:table-cell table:formula="of:=0.25*([.B357]^(1/5))+[.C357]^(1/3)" office:value-type="float" office:value="-2.41743566397466" calcext:value-type="float">
            <text:p>-2.41743566397466</text:p>
          </table:table-cell>
          <table:table-cell table:formula="of:=0.125*[.B357]-[.C357]^(1/3)" office:value-type="float" office:value="1.45084568900085" calcext:value-type="float">
            <text:p>1.45084568900085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table:formula="of:=5*SIN([.A358])" office:value-type="float" office:value="-4.9581808873754" calcext:value-type="float">
            <text:p>-4.9581808873754</text:p>
          </table:table-cell>
          <table:table-cell table:formula="of:=[.A358]-20" office:value-type="float" office:value="-8.875" calcext:value-type="float">
            <text:p>-8.875</text:p>
          </table:table-cell>
          <table:table-cell table:formula="of:=0.25*([.B358]^(1/5))+[.C358]^(1/3)" office:value-type="float" office:value="-2.41476235929247" calcext:value-type="float">
            <text:p>-2.41476235929247</text:p>
          </table:table-cell>
          <table:table-cell table:formula="of:=0.125*[.B358]-[.C358]^(1/3)" office:value-type="float" office:value="1.4506362637895" calcext:value-type="float">
            <text:p>1.4506362637895</text:p>
          </table:table-cell>
        </table:table-row>
        <table:table-row table:style-name="ro1">
          <table:table-cell office:value-type="float" office:value="11.15625" calcext:value-type="float">
            <text:p>11.15625</text:p>
          </table:table-cell>
          <table:table-cell table:formula="of:=5*SIN([.A359])" office:value-type="float" office:value="-4.93559702356332" calcext:value-type="float">
            <text:p>-4.93559702356332</text:p>
          </table:table-cell>
          <table:table-cell table:formula="of:=[.A359]-20" office:value-type="float" office:value="-8.84375" calcext:value-type="float">
            <text:p>-8.84375</text:p>
          </table:table-cell>
          <table:table-cell table:formula="of:=0.25*([.B359]^(1/5))+[.C359]^(1/3)" office:value-type="float" office:value="-2.41201517405489" calcext:value-type="float">
            <text:p>-2.41201517405489</text:p>
          </table:table-cell>
          <table:table-cell table:formula="of:=0.125*[.B359]-[.C359]^(1/3)" office:value-type="float" office:value="1.45102633162881" calcext:value-type="float">
            <text:p>1.45102633162881</text:p>
          </table:table-cell>
        </table:table-row>
        <table:table-row table:style-name="ro1">
          <table:table-cell office:value-type="float" office:value="11.1875" calcext:value-type="float">
            <text:p>11.1875</text:p>
          </table:table-cell>
          <table:table-cell table:formula="of:=5*SIN([.A360])" office:value-type="float" office:value="-4.90819363301616" calcext:value-type="float">
            <text:p>-4.90819363301616</text:p>
          </table:table-cell>
          <table:table-cell table:formula="of:=[.A360]-20" office:value-type="float" office:value="-8.8125" calcext:value-type="float">
            <text:p>-8.8125</text:p>
          </table:table-cell>
          <table:table-cell table:formula="of:=0.25*([.B360]^(1/5))+[.C360]^(1/3)" office:value-type="float" office:value="-2.40919363513806" calcext:value-type="float">
            <text:p>-2.40919363513806</text:p>
          </table:table-cell>
          <table:table-cell table:formula="of:=0.125*[.B360]-[.C360]^(1/3)" office:value-type="float" office:value="1.45201310228932" calcext:value-type="float">
            <text:p>1.45201310228932</text:p>
          </table:table-cell>
        </table:table-row>
        <table:table-row table:style-name="ro1">
          <table:table-cell office:value-type="float" office:value="11.21875" calcext:value-type="float">
            <text:p>11.21875</text:p>
          </table:table-cell>
          <table:table-cell table:formula="of:=5*SIN([.A361])" office:value-type="float" office:value="-4.87599747467974" calcext:value-type="float">
            <text:p>-4.87599747467974</text:p>
          </table:table-cell>
          <table:table-cell table:formula="of:=[.A361]-20" office:value-type="float" office:value="-8.78125" calcext:value-type="float">
            <text:p>-8.78125</text:p>
          </table:table-cell>
          <table:table-cell table:formula="of:=0.25*([.B361]^(1/5))+[.C361]^(1/3)" office:value-type="float" office:value="-2.40629716753319" calcext:value-type="float">
            <text:p>-2.40629716753319</text:p>
          </table:table-cell>
          <table:table-cell table:formula="of:=0.125*[.B361]-[.C361]^(1/3)" office:value-type="float" office:value="1.45359319694989" calcext:value-type="float">
            <text:p>1.45359319694989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formula="of:=5*SIN([.A362])" office:value-type="float" office:value="-4.83903998755631" calcext:value-type="float">
            <text:p>-4.83903998755631</text:p>
          </table:table-cell>
          <table:table-cell table:formula="of:=[.A362]-20" office:value-type="float" office:value="-8.75" calcext:value-type="float">
            <text:p>-8.75</text:p>
          </table:table-cell>
          <table:table-cell table:formula="of:=0.25*([.B362]^(1/5))+[.C362]^(1/3)" office:value-type="float" office:value="-2.40332509015152" calcext:value-type="float">
            <text:p>-2.40332509015152</text:p>
          </table:table-cell>
          <table:table-cell table:formula="of:=0.125*[.B362]-[.C362]^(1/3)" office:value-type="float" office:value="1.45576265145974" calcext:value-type="float">
            <text:p>1.45576265145974</text:p>
          </table:table-cell>
        </table:table-row>
        <table:table-row table:style-name="ro1">
          <table:table-cell office:value-type="float" office:value="11.28125" calcext:value-type="float">
            <text:p>11.28125</text:p>
          </table:table-cell>
          <table:table-cell table:formula="of:=5*SIN([.A363])" office:value-type="float" office:value="-4.79735726000485" calcext:value-type="float">
            <text:p>-4.79735726000485</text:p>
          </table:table-cell>
          <table:table-cell table:formula="of:=[.A363]-20" office:value-type="float" office:value="-8.71875" calcext:value-type="float">
            <text:p>-8.71875</text:p>
          </table:table-cell>
          <table:table-cell table:formula="of:=0.25*([.B363]^(1/5))+[.C363]^(1/3)" office:value-type="float" office:value="-2.40027661072405" calcext:value-type="float">
            <text:p>-2.40027661072405</text:p>
          </table:table-cell>
          <table:table-cell table:formula="of:=0.125*[.B363]-[.C363]^(1/3)" office:value-type="float" office:value="1.45851692017166" calcext:value-type="float">
            <text:p>1.45851692017166</text:p>
          </table:table-cell>
        </table:table-row>
        <table:table-row table:style-name="ro1">
          <table:table-cell office:value-type="float" office:value="11.3125" calcext:value-type="float">
            <text:p>11.3125</text:p>
          </table:table-cell>
          <table:table-cell table:formula="of:=5*SIN([.A364])" office:value-type="float" office:value="-4.75098999450147" calcext:value-type="float">
            <text:p>-4.75098999450147</text:p>
          </table:table-cell>
          <table:table-cell table:formula="of:=[.A364]-20" office:value-type="float" office:value="-8.6875" calcext:value-type="float">
            <text:p>-8.6875</text:p>
          </table:table-cell>
          <table:table-cell table:formula="of:=0.25*([.B364]^(1/5))+[.C364]^(1/3)" office:value-type="float" office:value="-2.3971508197089" calcext:value-type="float">
            <text:p>-2.3971508197089</text:p>
          </table:table-cell>
          <table:table-cell table:formula="of:=0.125*[.B364]-[.C364]^(1/3)" office:value-type="float" office:value="1.46185088034269" calcext:value-type="float">
            <text:p>1.46185088034269</text:p>
          </table:table-cell>
        </table:table-row>
        <table:table-row table:style-name="ro1">
          <table:table-cell office:value-type="float" office:value="11.34375" calcext:value-type="float">
            <text:p>11.34375</text:p>
          </table:table-cell>
          <table:table-cell table:formula="of:=5*SIN([.A365])" office:value-type="float" office:value="-4.69998346789404" calcext:value-type="float">
            <text:p>-4.69998346789404</text:p>
          </table:table-cell>
          <table:table-cell table:formula="of:=[.A365]-20" office:value-type="float" office:value="-8.65625" calcext:value-type="float">
            <text:p>-8.65625</text:p>
          </table:table-cell>
          <table:table-cell table:formula="of:=0.25*([.B365]^(1/5))+[.C365]^(1/3)" office:value-type="float" office:value="-2.39394668309875" calcext:value-type="float">
            <text:p>-2.39394668309875</text:p>
          </table:table-cell>
          <table:table-cell table:formula="of:=0.125*[.B365]-[.C365]^(1/3)" office:value-type="float" office:value="1.46575883709788" calcext:value-type="float">
            <text:p>1.46575883709788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table:formula="of:=5*SIN([.A366])" office:value-type="float" office:value="-4.64438748719022" calcext:value-type="float">
            <text:p>-4.64438748719022</text:p>
          </table:table-cell>
          <table:table-cell table:formula="of:=[.A366]-20" office:value-type="float" office:value="-8.625" calcext:value-type="float">
            <text:p>-8.625</text:p>
          </table:table-cell>
          <table:table-cell table:formula="of:=0.25*([.B366]^(1/5))+[.C366]^(1/3)" office:value-type="float" office:value="-2.39066303399842" calcext:value-type="float">
            <text:p>-2.39066303399842</text:p>
          </table:table-cell>
          <table:table-cell table:formula="of:=0.125*[.B366]-[.C366]^(1/3)" office:value-type="float" office:value="1.4702345289524" calcext:value-type="float">
            <text:p>1.4702345289524</text:p>
          </table:table-cell>
        </table:table-row>
        <table:table-row table:style-name="ro1">
          <table:table-cell office:value-type="float" office:value="11.40625" calcext:value-type="float">
            <text:p>11.40625</text:p>
          </table:table-cell>
          <table:table-cell table:formula="of:=5*SIN([.A367])" office:value-type="float" office:value="-4.58425634092168" calcext:value-type="float">
            <text:p>-4.58425634092168</text:p>
          </table:table-cell>
          <table:table-cell table:formula="of:=[.A367]-20" office:value-type="float" office:value="-8.59375" calcext:value-type="float">
            <text:p>-8.59375</text:p>
          </table:table-cell>
          <table:table-cell table:formula="of:=0.25*([.B367]^(1/5))+[.C367]^(1/3)" office:value-type="float" office:value="-2.38729856281436" calcext:value-type="float">
            <text:p>-2.38729856281436</text:p>
          </table:table-cell>
          <table:table-cell table:formula="of:=0.125*[.B367]-[.C367]^(1/3)" office:value-type="float" office:value="1.4752711338864" calcext:value-type="float">
            <text:p>1.4752711338864</text:p>
          </table:table-cell>
        </table:table-row>
        <table:table-row table:style-name="ro1">
          <table:table-cell office:value-type="float" office:value="11.4375" calcext:value-type="float">
            <text:p>11.4375</text:p>
          </table:table-cell>
          <table:table-cell table:formula="of:=5*SIN([.A368])" office:value-type="float" office:value="-4.51964874613232" calcext:value-type="float">
            <text:p>-4.51964874613232</text:p>
          </table:table-cell>
          <table:table-cell table:formula="of:=[.A368]-20" office:value-type="float" office:value="-8.5625" calcext:value-type="float">
            <text:p>-8.5625</text:p>
          </table:table-cell>
          <table:table-cell table:formula="of:=0.25*([.B368]^(1/5))+[.C368]^(1/3)" office:value-type="float" office:value="-2.38385180586579" calcext:value-type="float">
            <text:p>-2.38385180586579</text:p>
          </table:table-cell>
          <table:table-cell table:formula="of:=0.125*[.B368]-[.C368]^(1/3)" office:value-type="float" office:value="1.480861275967" calcext:value-type="float">
            <text:p>1.480861275967</text:p>
          </table:table-cell>
        </table:table-row>
        <table:table-row table:style-name="ro1">
          <table:table-cell office:value-type="float" office:value="11.46875" calcext:value-type="float">
            <text:p>11.46875</text:p>
          </table:table-cell>
          <table:table-cell table:formula="of:=5*SIN([.A369])" office:value-type="float" office:value="-4.45062779104202" calcext:value-type="float">
            <text:p>-4.45062779104202</text:p>
          </table:table-cell>
          <table:table-cell table:formula="of:=[.A369]-20" office:value-type="float" office:value="-8.53125" calcext:value-type="float">
            <text:p>-8.53125</text:p>
          </table:table-cell>
          <table:table-cell table:formula="of:=0.25*([.B369]^(1/5))+[.C369]^(1/3)" office:value-type="float" office:value="-2.3803211321872" calcext:value-type="float">
            <text:p>-2.3803211321872</text:p>
          </table:table-cell>
          <table:table-cell table:formula="of:=0.125*[.B369]-[.C369]^(1/3)" office:value-type="float" office:value="1.48699703251053" calcext:value-type="float">
            <text:p>1.4869970325105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5*SIN([.A370])" office:value-type="float" office:value="-4.37726087344214" calcext:value-type="float">
            <text:p>-4.37726087344214</text:p>
          </table:table-cell>
          <table:table-cell table:formula="of:=[.A370]-20" office:value-type="float" office:value="-8.5" calcext:value-type="float">
            <text:p>-8.5</text:p>
          </table:table-cell>
          <table:table-cell table:formula="of:=0.25*([.B370]^(1/5))+[.C370]^(1/3)" office:value-type="float" office:value="-2.37670472824417" calcext:value-type="float">
            <text:p>-2.37670472824417</text:p>
          </table:table-cell>
          <table:table-cell table:formula="of:=0.125*[.B370]-[.C370]^(1/3)" office:value-type="float" office:value="1.49366994177841" calcext:value-type="float">
            <text:p>1.49366994177841</text:p>
          </table:table-cell>
        </table:table-row>
        <table:table-row table:style-name="ro1">
          <table:table-cell office:value-type="float" office:value="11.53125" calcext:value-type="float">
            <text:p>11.53125</text:p>
          </table:table-cell>
          <table:table-cell table:formula="of:=5*SIN([.A371])" office:value-type="float" office:value="-4.29961963488266" calcext:value-type="float">
            <text:p>-4.29961963488266</text:p>
          </table:table-cell>
          <table:table-cell table:formula="of:=[.A371]-20" office:value-type="float" office:value="-8.46875" calcext:value-type="float">
            <text:p>-8.46875</text:p>
          </table:table-cell>
          <table:table-cell table:formula="of:=0.25*([.B371]^(1/5))+[.C371]^(1/3)" office:value-type="float" office:value="-2.37300058022558" calcext:value-type="float">
            <text:p>-2.37300058022558</text:p>
          </table:table-cell>
          <table:table-cell table:formula="of:=0.125*[.B371]-[.C371]^(1/3)" office:value-type="float" office:value="1.50087101119889" calcext:value-type="float">
            <text:p>1.50087101119889</text:p>
          </table:table-cell>
        </table:table-row>
        <table:table-row table:style-name="ro1">
          <table:table-cell office:value-type="float" office:value="11.5625" calcext:value-type="float">
            <text:p>11.5625</text:p>
          </table:table-cell>
          <table:table-cell table:formula="of:=5*SIN([.A372])" office:value-type="float" office:value="-4.21777989071543" calcext:value-type="float">
            <text:p>-4.21777989071543</text:p>
          </table:table-cell>
          <table:table-cell table:formula="of:=[.A372]-20" office:value-type="float" office:value="-8.4375" calcext:value-type="float">
            <text:p>-8.4375</text:p>
          </table:table-cell>
          <table:table-cell table:formula="of:=0.25*([.B372]^(1/5))+[.C372]^(1/3)" office:value-type="float" office:value="-2.3692064535027" calcext:value-type="float">
            <text:p>-2.3692064535027</text:p>
          </table:table-cell>
          <table:table-cell table:formula="of:=0.125*[.B372]-[.C372]^(1/3)" office:value-type="float" office:value="1.50859072610675" calcext:value-type="float">
            <text:p>1.50859072610675</text:p>
          </table:table-cell>
        </table:table-row>
        <table:table-row table:style-name="ro1">
          <table:table-cell office:value-type="float" office:value="11.59375" calcext:value-type="float">
            <text:p>11.59375</text:p>
          </table:table-cell>
          <table:table-cell table:formula="of:=5*SIN([.A373])" office:value-type="float" office:value="-4.13182155606179" calcext:value-type="float">
            <text:p>-4.13182155606179</text:p>
          </table:table-cell>
          <table:table-cell table:formula="of:=[.A373]-20" office:value-type="float" office:value="-8.40625" calcext:value-type="float">
            <text:p>-8.40625</text:p>
          </table:table-cell>
          <table:table-cell table:formula="of:=0.25*([.B373]^(1/5))+[.C373]^(1/3)" office:value-type="float" office:value="-2.36531986875569" calcext:value-type="float">
            <text:p>-2.36531986875569</text:p>
          </table:table-cell>
          <table:table-cell table:formula="of:=0.125*[.B373]-[.C373]^(1/3)" office:value-type="float" office:value="1.51681905899229" calcext:value-type="float">
            <text:p>1.51681905899229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table:formula="of:=5*SIN([.A374])" office:value-type="float" office:value="-4.0418285677768" calcext:value-type="float">
            <text:p>-4.0418285677768</text:p>
          </table:table-cell>
          <table:table-cell table:formula="of:=[.A374]-20" office:value-type="float" office:value="-8.375" calcext:value-type="float">
            <text:p>-8.375</text:p>
          </table:table-cell>
          <table:table-cell table:formula="of:=0.25*([.B374]^(1/5))+[.C374]^(1/3)" office:value-type="float" office:value="-2.36133807415518" calcext:value-type="float">
            <text:p>-2.36133807415518</text:p>
          </table:table-cell>
          <table:table-cell table:formula="of:=0.125*[.B374]-[.C374]^(1/3)" office:value-type="float" office:value="1.52554547925074" calcext:value-type="float">
            <text:p>1.52554547925074</text:p>
          </table:table-cell>
        </table:table-row>
        <table:table-row table:style-name="ro1">
          <table:table-cell office:value-type="float" office:value="11.65625" calcext:value-type="float">
            <text:p>11.65625</text:p>
          </table:table-cell>
          <table:table-cell table:formula="of:=5*SIN([.A375])" office:value-type="float" office:value="-3.9478888024863" calcext:value-type="float">
            <text:p>-3.9478888024863</text:p>
          </table:table-cell>
          <table:table-cell table:formula="of:=[.A375]-20" office:value-type="float" office:value="-8.34375" calcext:value-type="float">
            <text:p>-8.34375</text:p>
          </table:table-cell>
          <table:table-cell table:formula="of:=0.25*([.B375]^(1/5))+[.C375]^(1/3)" office:value-type="float" office:value="-2.35725801284433" calcext:value-type="float">
            <text:p>-2.35725801284433</text:p>
          </table:table-cell>
          <table:table-cell table:formula="of:=0.125*[.B375]-[.C375]^(1/3)" office:value-type="float" office:value="1.53475896342245" calcext:value-type="float">
            <text:p>1.53475896342245</text:p>
          </table:table-cell>
        </table:table-row>
        <table:table-row table:style-name="ro1">
          <table:table-cell office:value-type="float" office:value="11.6875" calcext:value-type="float">
            <text:p>11.6875</text:p>
          </table:table-cell>
          <table:table-cell table:formula="of:=5*SIN([.A376])" office:value-type="float" office:value="-3.85009399077693" calcext:value-type="float">
            <text:p>-3.85009399077693</text:p>
          </table:table-cell>
          <table:table-cell table:formula="of:=[.A376]-20" office:value-type="float" office:value="-8.3125" calcext:value-type="float">
            <text:p>-8.3125</text:p>
          </table:table-cell>
          <table:table-cell table:formula="of:=0.25*([.B376]^(1/5))+[.C376]^(1/3)" office:value-type="float" office:value="-2.35307628478637" calcext:value-type="float">
            <text:p>-2.35307628478637</text:p>
          </table:table-cell>
          <table:table-cell table:formula="of:=0.125*[.B376]-[.C376]^(1/3)" office:value-type="float" office:value="1.54444800591386" calcext:value-type="float">
            <text:p>1.54444800591386</text:p>
          </table:table-cell>
        </table:table-row>
        <table:table-row table:style-name="ro1">
          <table:table-cell office:value-type="float" office:value="11.71875" calcext:value-type="float">
            <text:p>11.71875</text:p>
          </table:table-cell>
          <table:table-cell table:formula="of:=5*SIN([.A377])" office:value-type="float" office:value="-3.74853962762271" calcext:value-type="float">
            <text:p>-3.74853962762271</text:p>
          </table:table-cell>
          <table:table-cell table:formula="of:=[.A377]-20" office:value-type="float" office:value="-8.28125" calcext:value-type="float">
            <text:p>-8.28125</text:p>
          </table:table-cell>
          <table:table-cell table:formula="of:=0.25*([.B377]^(1/5))+[.C377]^(1/3)" office:value-type="float" office:value="-2.34878910181098" calcext:value-type="float">
            <text:p>-2.34878910181098</text:p>
          </table:table-cell>
          <table:table-cell table:formula="of:=0.125*[.B377]-[.C377]^(1/3)" office:value-type="float" office:value="1.55460063018878" calcext:value-type="float">
            <text:p>1.55460063018878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table:formula="of:=5*SIN([.A378])" office:value-type="float" office:value="-3.64332487913585" calcext:value-type="float">
            <text:p>-3.64332487913585</text:p>
          </table:table-cell>
          <table:table-cell table:formula="of:=[.A378]-20" office:value-type="float" office:value="-8.25" calcext:value-type="float">
            <text:p>-8.25</text:p>
          </table:table-cell>
          <table:table-cell table:formula="of:=0.25*([.B378]^(1/5))+[.C378]^(1/3)" office:value-type="float" office:value="-2.34439223439425" calcext:value-type="float">
            <text:p>-2.34439223439425</text:p>
          </table:table-cell>
          <table:table-cell table:formula="of:=0.125*[.B378]-[.C378]^(1/3)" office:value-type="float" office:value="1.56520440041911" calcext:value-type="float">
            <text:p>1.56520440041911</text:p>
          </table:table-cell>
        </table:table-row>
        <table:table-row table:style-name="ro1">
          <table:table-cell office:value-type="float" office:value="11.78125" calcext:value-type="float">
            <text:p>11.78125</text:p>
          </table:table-cell>
          <table:table-cell table:formula="of:=5*SIN([.A379])" office:value-type="float" office:value="-3.53455248573274" calcext:value-type="float">
            <text:p>-3.53455248573274</text:p>
          </table:table-cell>
          <table:table-cell table:formula="of:=[.A379]-20" office:value-type="float" office:value="-8.21875" calcext:value-type="float">
            <text:p>-8.21875</text:p>
          </table:table-cell>
          <table:table-cell table:formula="of:=0.25*([.B379]^(1/5))+[.C379]^(1/3)" office:value-type="float" office:value="-2.33988094831738" calcext:value-type="float">
            <text:p>-2.33988094831738</text:p>
          </table:table-cell>
          <table:table-cell table:formula="of:=0.125*[.B379]-[.C379]^(1/3)" office:value-type="float" office:value="1.57624643358356" calcext:value-type="float">
            <text:p>1.57624643358356</text:p>
          </table:table-cell>
        </table:table-row>
        <table:table-row table:style-name="ro1">
          <table:table-cell office:value-type="float" office:value="11.8125" calcext:value-type="float">
            <text:p>11.8125</text:p>
          </table:table-cell>
          <table:table-cell table:formula="of:=5*SIN([.A380])" office:value-type="float" office:value="-3.42232866180962" calcext:value-type="float">
            <text:p>-3.42232866180962</text:p>
          </table:table-cell>
          <table:table-cell table:formula="of:=[.A380]-20" office:value-type="float" office:value="-8.1875" calcext:value-type="float">
            <text:p>-8.1875</text:p>
          </table:table-cell>
          <table:table-cell table:formula="of:=0.25*([.B380]^(1/5))+[.C380]^(1/3)" office:value-type="float" office:value="-2.33524992883695" calcext:value-type="float">
            <text:p>-2.33524992883695</text:p>
          </table:table-cell>
          <table:table-cell table:formula="of:=0.125*[.B380]-[.C380]^(1/3)" office:value-type="float" office:value="1.58771341200244" calcext:value-type="float">
            <text:p>1.58771341200244</text:p>
          </table:table-cell>
        </table:table-row>
        <table:table-row table:style-name="ro1">
          <table:table-cell office:value-type="float" office:value="11.84375" calcext:value-type="float">
            <text:p>11.84375</text:p>
          </table:table-cell>
          <table:table-cell table:formula="of:=5*SIN([.A381])" office:value-type="float" office:value="-3.3067629920261" calcext:value-type="float">
            <text:p>-3.3067629920261</text:p>
          </table:table-cell>
          <table:table-cell table:formula="of:=[.A381]-20" office:value-type="float" office:value="-8.15625" calcext:value-type="float">
            <text:p>-8.15625</text:p>
          </table:table-cell>
          <table:table-cell table:formula="of:=0.25*([.B381]^(1/5))+[.C381]^(1/3)" office:value-type="float" office:value="-2.33049318931861" calcext:value-type="float">
            <text:p>-2.33049318931861</text:p>
          </table:table-cell>
          <table:table-cell table:formula="of:=0.125*[.B381]-[.C381]^(1/3)" office:value-type="float" office:value="1.59959159629658" calcext:value-type="float">
            <text:p>1.59959159629658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table:formula="of:=5*SIN([.A382])" office:value-type="float" office:value="-3.18796832429754" calcext:value-type="float">
            <text:p>-3.18796832429754</text:p>
          </table:table-cell>
          <table:table-cell table:formula="of:=[.A382]-20" office:value-type="float" office:value="-8.125" calcext:value-type="float">
            <text:p>-8.125</text:p>
          </table:table-cell>
          <table:table-cell table:formula="of:=0.25*([.B382]^(1/5))+[.C382]^(1/3)" office:value-type="float" office:value="-2.32560396037072" calcext:value-type="float">
            <text:p>-2.32560396037072</text:p>
          </table:table-cell>
          <table:table-cell table:formula="of:=0.125*[.B382]-[.C382]^(1/3)" office:value-type="float" office:value="1.61186683875734" calcext:value-type="float">
            <text:p>1.61186683875734</text:p>
          </table:table-cell>
        </table:table-row>
        <table:table-row table:style-name="ro1">
          <table:table-cell office:value-type="float" office:value="11.90625" calcext:value-type="float">
            <text:p>11.90625</text:p>
          </table:table-cell>
          <table:table-cell table:formula="of:=5*SIN([.A383])" office:value-type="float" office:value="-3.06606065960099" calcext:value-type="float">
            <text:p>-3.06606065960099</text:p>
          </table:table-cell>
          <table:table-cell table:formula="of:=[.A383]-20" office:value-type="float" office:value="-8.09375" calcext:value-type="float">
            <text:p>-8.09375</text:p>
          </table:table-cell>
          <table:table-cell table:formula="of:=0.25*([.B383]^(1/5))+[.C383]^(1/3)" office:value-type="float" office:value="-2.32057455427057" calcext:value-type="float">
            <text:p>-2.32057455427057</text:p>
          </table:table-cell>
          <table:table-cell table:formula="of:=0.125*[.B383]-[.C383]^(1/3)" office:value-type="float" office:value="1.62452459711491" calcext:value-type="float">
            <text:p>1.62452459711491</text:p>
          </table:table-cell>
        </table:table-row>
        <table:table-row table:style-name="ro1">
          <table:table-cell office:value-type="float" office:value="11.9375" calcext:value-type="float">
            <text:p>11.9375</text:p>
          </table:table-cell>
          <table:table-cell table:formula="of:=5*SIN([.A384])" office:value-type="float" office:value="-2.94115903870223" calcext:value-type="float">
            <text:p>-2.94115903870223</text:p>
          </table:table-cell>
          <table:table-cell table:formula="of:=[.A384]-20" office:value-type="float" office:value="-8.0625" calcext:value-type="float">
            <text:p>-8.0625</text:p>
          </table:table-cell>
          <table:table-cell table:formula="of:=0.25*([.B384]^(1/5))+[.C384]^(1/3)" office:value-type="float" office:value="-2.31539619776198" calcext:value-type="float">
            <text:p>-2.31539619776198</text:p>
          </table:table-cell>
          <table:table-cell table:formula="of:=0.125*[.B384]-[.C384]^(1/3)" office:value-type="float" office:value="1.63754994869142" calcext:value-type="float">
            <text:p>1.63754994869142</text:p>
          </table:table-cell>
        </table:table-row>
        <table:table-row table:style-name="ro1">
          <table:table-cell office:value-type="float" office:value="11.96875" calcext:value-type="float">
            <text:p>11.96875</text:p>
          </table:table-cell>
          <table:table-cell table:formula="of:=5*SIN([.A385])" office:value-type="float" office:value="-2.81338542591445" calcext:value-type="float">
            <text:p>-2.81338542591445</text:p>
          </table:table-cell>
          <table:table-cell table:formula="of:=[.A385]-20" office:value-type="float" office:value="-8.03125" calcext:value-type="float">
            <text:p>-8.03125</text:p>
          </table:table-cell>
          <table:table-cell table:formula="of:=0.25*([.B385]^(1/5))+[.C385]^(1/3)" office:value-type="float" office:value="-2.3100588239109" calcext:value-type="float">
            <text:p>-2.3100588239109</text:p>
          </table:table-cell>
          <table:table-cell table:formula="of:=0.125*[.B385]-[.C385]^(1/3)" office:value-type="float" office:value="1.65092760492484" calcext:value-type="float">
            <text:p>1.65092760492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*SIN([.A386])" office:value-type="float" office:value="-2.68286459000217" calcext:value-type="float">
            <text:p>-2.68286459000217</text:p>
          </table:table-cell>
          <table:table-cell table:formula="of:=[.A386]-20" office:value-type="float" office:value="-8" calcext:value-type="float">
            <text:p>-8</text:p>
          </table:table-cell>
          <table:table-cell table:formula="of:=0.25*([.B386]^(1/5))+[.C386]^(1/3)" office:value-type="float" office:value="-2.30455081031397" calcext:value-type="float">
            <text:p>-2.30455081031397</text:p>
          </table:table-cell>
          <table:table-cell table:formula="of:=0.125*[.B386]-[.C386]^(1/3)" office:value-type="float" office:value="1.66464192624973" calcext:value-type="float">
            <text:p>1.66464192624973</text:p>
          </table:table-cell>
        </table:table-row>
        <table:table-row table:style-name="ro1">
          <table:table-cell office:value-type="float" office:value="12.03125" calcext:value-type="float">
            <text:p>12.03125</text:p>
          </table:table-cell>
          <table:table-cell table:formula="of:=5*SIN([.A387])" office:value-type="float" office:value="-2.54972398234671" calcext:value-type="float">
            <text:p>-2.54972398234671</text:p>
          </table:table-cell>
          <table:table-cell table:formula="of:=[.A387]-20" office:value-type="float" office:value="-7.96875" calcext:value-type="float">
            <text:p>-7.96875</text:p>
          </table:table-cell>
          <table:table-cell table:formula="of:=0.25*([.B387]^(1/5))+[.C387]^(1/3)" office:value-type="float" office:value="-2.29885864606707" calcext:value-type="float">
            <text:p>-2.29885864606707</text:p>
          </table:table-cell>
          <table:table-cell table:formula="of:=0.125*[.B387]-[.C387]^(1/3)" office:value-type="float" office:value="1.67867693732016" calcext:value-type="float">
            <text:p>1.67867693732016</text:p>
          </table:table-cell>
        </table:table-row>
        <table:table-row table:style-name="ro1">
          <table:table-cell office:value-type="float" office:value="12.0625" calcext:value-type="float">
            <text:p>12.0625</text:p>
          </table:table-cell>
          <table:table-cell table:formula="of:=5*SIN([.A388])" office:value-type="float" office:value="-2.414093612492" calcext:value-type="float">
            <text:p>-2.414093612492</text:p>
          </table:table-cell>
          <table:table-cell table:formula="of:=[.A388]-20" office:value-type="float" office:value="-7.9375" calcext:value-type="float">
            <text:p>-7.9375</text:p>
          </table:table-cell>
          <table:table-cell table:formula="of:=0.25*([.B388]^(1/5))+[.C388]^(1/3)" office:value-type="float" office:value="-2.29296650272706" calcext:value-type="float">
            <text:p>-2.29296650272706</text:p>
          </table:table-cell>
          <table:table-cell table:formula="of:=0.125*[.B388]-[.C388]^(1/3)" office:value-type="float" office:value="1.69301634255995" calcext:value-type="float">
            <text:p>1.69301634255995</text:p>
          </table:table-cell>
        </table:table-row>
        <table:table-row table:style-name="ro1">
          <table:table-cell office:value-type="float" office:value="12.09375" calcext:value-type="float">
            <text:p>12.09375</text:p>
          </table:table-cell>
          <table:table-cell table:formula="of:=5*SIN([.A389])" office:value-type="float" office:value="-2.27610592119251" calcext:value-type="float">
            <text:p>-2.27610592119251</text:p>
          </table:table-cell>
          <table:table-cell table:formula="of:=[.A389]-20" office:value-type="float" office:value="-7.90625" calcext:value-type="float">
            <text:p>-7.90625</text:p>
          </table:table-cell>
          <table:table-cell table:formula="of:=0.25*([.B389]^(1/5))+[.C389]^(1/3)" office:value-type="float" office:value="-2.28685567375544" calcext:value-type="float">
            <text:p>-2.28685567375544</text:p>
          </table:table-cell>
          <table:table-cell table:formula="of:=0.125*[.B389]-[.C389]^(1/3)" office:value-type="float" office:value="1.707643542025" calcext:value-type="float">
            <text:p>1.707643542025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table:formula="of:=5*SIN([.A390])" office:value-type="float" office:value="-2.13589565108712" calcext:value-type="float">
            <text:p>-2.13589565108712</text:p>
          </table:table-cell>
          <table:table-cell table:formula="of:=[.A390]-20" office:value-type="float" office:value="-7.875" calcext:value-type="float">
            <text:p>-7.875</text:p>
          </table:table-cell>
          <table:table-cell table:formula="of:=0.25*([.B390]^(1/5))+[.C390]^(1/3)" office:value-type="float" office:value="-2.28050383047746" calcext:value-type="float">
            <text:p>-2.28050383047746</text:p>
          </table:table-cell>
          <table:table-cell table:formula="of:=0.125*[.B390]-[.C390]^(1/3)" office:value-type="float" office:value="1.72254164756231" calcext:value-type="float">
            <text:p>1.72254164756231</text:p>
          </table:table-cell>
        </table:table-row>
        <table:table-row table:style-name="ro1">
          <table:table-cell office:value-type="float" office:value="12.15625" calcext:value-type="float">
            <text:p>12.15625</text:p>
          </table:table-cell>
          <table:table-cell table:formula="of:=5*SIN([.A391])" office:value-type="float" office:value="-1.99359971512517" calcext:value-type="float">
            <text:p>-1.99359971512517</text:p>
          </table:table-cell>
          <table:table-cell table:formula="of:=[.A391]-20" office:value-type="float" office:value="-7.84375" calcext:value-type="float">
            <text:p>-7.84375</text:p>
          </table:table-cell>
          <table:table-cell table:formula="of:=0.25*([.B391]^(1/5))+[.C391]^(1/3)" office:value-type="float" office:value="-2.27388401674493" calcext:value-type="float">
            <text:p>-2.27388401674493</text:p>
          </table:table-cell>
          <table:table-cell table:formula="of:=0.125*[.B391]-[.C391]^(1/3)" office:value-type="float" office:value="1.73769349924983" calcext:value-type="float">
            <text:p>1.73769349924983</text:p>
          </table:table-cell>
        </table:table-row>
        <table:table-row table:style-name="ro1">
          <table:table-cell office:value-type="float" office:value="12.1875" calcext:value-type="float">
            <text:p>12.1875</text:p>
          </table:table-cell>
          <table:table-cell table:formula="of:=5*SIN([.A392])" office:value-type="float" office:value="-1.84935706287333" calcext:value-type="float">
            <text:p>-1.84935706287333</text:p>
          </table:table-cell>
          <table:table-cell table:formula="of:=[.A392]-20" office:value-type="float" office:value="-7.8125" calcext:value-type="float">
            <text:p>-7.8125</text:p>
          </table:table-cell>
          <table:table-cell table:formula="of:=0.25*([.B392]^(1/5))+[.C392]^(1/3)" office:value-type="float" office:value="-2.26696326273202" calcext:value-type="float">
            <text:p>-2.26696326273202</text:p>
          </table:table-cell>
          <table:table-cell table:formula="of:=0.125*[.B392]-[.C392]^(1/3)" office:value-type="float" office:value="1.75308168210108" calcext:value-type="float">
            <text:p>1.75308168210108</text:p>
          </table:table-cell>
        </table:table-row>
        <table:table-row table:style-name="ro1">
          <table:table-cell office:value-type="float" office:value="12.21875" calcext:value-type="float">
            <text:p>12.21875</text:p>
          </table:table-cell>
          <table:table-cell table:formula="of:=5*SIN([.A393])" office:value-type="float" office:value="-1.70330854483369" calcext:value-type="float">
            <text:p>-1.70330854483369</text:p>
          </table:table-cell>
          <table:table-cell table:formula="of:=[.A393]-20" office:value-type="float" office:value="-7.78125" calcext:value-type="float">
            <text:p>-7.78125</text:p>
          </table:table-cell>
          <table:table-cell table:formula="of:=0.25*([.B393]^(1/5))+[.C393]^(1/3)" office:value-type="float" office:value="-2.25970062860965" calcext:value-type="float">
            <text:p>-2.25970062860965</text:p>
          </table:table-cell>
          <table:table-cell table:formula="of:=0.125*[.B393]-[.C393]^(1/3)" office:value-type="float" office:value="1.76868854301821" calcext:value-type="float">
            <text:p>1.76868854301821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table:formula="of:=5*SIN([.A394])" office:value-type="float" office:value="-1.55559677490564" calcext:value-type="float">
            <text:p>-1.55559677490564</text:p>
          </table:table-cell>
          <table:table-cell table:formula="of:=[.A394]-20" office:value-type="float" office:value="-7.75" calcext:value-type="float">
            <text:p>-7.75</text:p>
          </table:table-cell>
          <table:table-cell table:formula="of:=0.25*([.B394]^(1/5))+[.C394]^(1/3)" office:value-type="float" office:value="-2.25204436817382" calcext:value-type="float">
            <text:p>-2.25204436817382</text:p>
          </table:table-cell>
          <table:table-cell table:formula="of:=0.125*[.B394]-[.C394]^(1/3)" office:value-type="float" office:value="1.784496207977" calcext:value-type="float">
            <text:p>1.784496207977</text:p>
          </table:table-cell>
        </table:table-row>
        <table:table-row table:style-name="ro1">
          <table:table-cell office:value-type="float" office:value="12.28125" calcext:value-type="float">
            <text:p>12.28125</text:p>
          </table:table-cell>
          <table:table-cell table:formula="of:=5*SIN([.A395])" office:value-type="float" office:value="-1.40636599112579" calcext:value-type="float">
            <text:p>-1.40636599112579</text:p>
          </table:table-cell>
          <table:table-cell table:formula="of:=[.A395]-20" office:value-type="float" office:value="-7.71875" calcext:value-type="float">
            <text:p>-7.71875</text:p>
          </table:table-cell>
          <table:table-cell table:formula="of:=0.25*([.B395]^(1/5))+[.C395]^(1/3)" office:value-type="float" office:value="-2.2439276843569" calcext:value-type="float">
            <text:p>-2.2439276843569</text:p>
          </table:table-cell>
          <table:table-cell table:formula="of:=0.125*[.B395]-[.C395]^(1/3)" office:value-type="float" office:value="1.8004865994269" calcext:value-type="float">
            <text:p>1.8004865994269</text:p>
          </table:table-cell>
        </table:table-row>
        <table:table-row table:style-name="ro1">
          <table:table-cell office:value-type="float" office:value="12.3125" calcext:value-type="float">
            <text:p>12.3125</text:p>
          </table:table-cell>
          <table:table-cell table:formula="of:=5*SIN([.A396])" office:value-type="float" office:value="-1.25576191482201" calcext:value-type="float">
            <text:p>-1.25576191482201</text:p>
          </table:table-cell>
          <table:table-cell table:formula="of:=[.A396]-20" office:value-type="float" office:value="-7.6875" calcext:value-type="float">
            <text:p>-7.6875</text:p>
          </table:table-cell>
          <table:table-cell table:formula="of:=0.25*([.B396]^(1/5))+[.C396]^(1/3)" office:value-type="float" office:value="-2.23526213370584" calcext:value-type="float">
            <text:p>-2.23526213370584</text:p>
          </table:table-cell>
          <table:table-cell table:formula="of:=0.125*[.B396]-[.C396]^(1/3)" office:value-type="float" office:value="1.81664145388928" calcext:value-type="float">
            <text:p>1.81664145388928</text:p>
          </table:table-cell>
        </table:table-row>
        <table:table-row table:style-name="ro1">
          <table:table-cell office:value-type="float" office:value="12.34375" calcext:value-type="float">
            <text:p>12.34375</text:p>
          </table:table-cell>
          <table:table-cell table:formula="of:=5*SIN([.A397])" office:value-type="float" office:value="-1.10393160831904" calcext:value-type="float">
            <text:p>-1.10393160831904</text:p>
          </table:table-cell>
          <table:table-cell table:formula="of:=[.A397]-20" office:value-type="float" office:value="-7.65625" calcext:value-type="float">
            <text:p>-7.65625</text:p>
          </table:table-cell>
          <table:table-cell table:formula="of:=0.25*([.B397]^(1/5))+[.C397]^(1/3)" office:value-type="float" office:value="-2.22592689875335" calcext:value-type="float">
            <text:p>-2.22592689875335</text:p>
          </table:table-cell>
          <table:table-cell table:formula="of:=0.125*[.B397]-[.C397]^(1/3)" office:value-type="float" office:value="1.83294233973643" calcext:value-type="float">
            <text:p>1.83294233973643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table:formula="of:=5*SIN([.A398])" office:value-type="float" office:value="-0.951023331334564" calcext:value-type="float">
            <text:p>-0.951023331334564</text:p>
          </table:table-cell>
          <table:table-cell table:formula="of:=[.A398]-20" office:value-type="float" office:value="-7.625" calcext:value-type="float">
            <text:p>-7.625</text:p>
          </table:table-cell>
          <table:table-cell table:formula="of:=0.25*([.B398]^(1/5))+[.C398]^(1/3)" office:value-type="float" office:value="-2.21575032385938" calcext:value-type="float">
            <text:p>-2.21575032385938</text:p>
          </table:table-cell>
          <table:table-cell table:formula="of:=0.125*[.B398]-[.C398]^(1/3)" office:value-type="float" office:value="1.84937067513427" calcext:value-type="float">
            <text:p>1.84937067513427</text:p>
          </table:table-cell>
        </table:table-row>
        <table:table-row table:style-name="ro1">
          <table:table-cell office:value-type="float" office:value="12.40625" calcext:value-type="float">
            <text:p>12.40625</text:p>
          </table:table-cell>
          <table:table-cell table:formula="of:=5*SIN([.A399])" office:value-type="float" office:value="-0.797186396206165" calcext:value-type="float">
            <text:p>-0.797186396206165</text:p>
          </table:table-cell>
          <table:table-cell table:formula="of:=[.A399]-20" office:value-type="float" office:value="-7.59375" calcext:value-type="float">
            <text:p>-7.59375</text:p>
          </table:table-cell>
          <table:table-cell table:formula="of:=0.25*([.B399]^(1/5))+[.C399]^(1/3)" office:value-type="float" office:value="-2.2044757587012" calcext:value-type="float">
            <text:p>-2.2044757587012</text:p>
          </table:table-cell>
          <table:table-cell table:formula="of:=0.125*[.B399]-[.C399]^(1/3)" office:value-type="float" office:value="1.8659077461309" calcext:value-type="float">
            <text:p>1.8659077461309</text:p>
          </table:table-cell>
        </table:table-row>
        <table:table-row table:style-name="ro1">
          <table:table-cell office:value-type="float" office:value="12.4375" calcext:value-type="float">
            <text:p>12.4375</text:p>
          </table:table-cell>
          <table:table-cell table:formula="of:=5*SIN([.A400])" office:value-type="float" office:value="-0.642571022090342" calcext:value-type="float">
            <text:p>-0.642571022090342</text:p>
          </table:table-cell>
          <table:table-cell table:formula="of:=[.A400]-20" office:value-type="float" office:value="-7.5625" calcext:value-type="float">
            <text:p>-7.5625</text:p>
          </table:table-cell>
          <table:table-cell table:formula="of:=0.25*([.B400]^(1/5))+[.C400]^(1/3)" office:value-type="float" office:value="-2.19169204369951" calcext:value-type="float">
            <text:p>-2.19169204369951</text:p>
          </table:table-cell>
          <table:table-cell table:formula="of:=0.125*[.B400]-[.C400]^(1/3)" office:value-type="float" office:value="1.88253472487363" calcext:value-type="float">
            <text:p>1.88253472487363</text:p>
          </table:table-cell>
        </table:table-row>
        <table:table-row table:style-name="ro1">
          <table:table-cell office:value-type="float" office:value="12.46875" calcext:value-type="float">
            <text:p>12.46875</text:p>
          </table:table-cell>
          <table:table-cell table:formula="of:=5*SIN([.A401])" office:value-type="float" office:value="-0.487328188276052" calcext:value-type="float">
            <text:p>-0.487328188276052</text:p>
          </table:table-cell>
          <table:table-cell table:formula="of:=[.A401]-20" office:value-type="float" office:value="-7.53125" calcext:value-type="float">
            <text:p>-7.53125</text:p>
          </table:table-cell>
          <table:table-cell table:formula="of:=0.25*([.B401]^(1/5))+[.C401]^(1/3)" office:value-type="float" office:value="-2.17667185080407" calcext:value-type="float">
            <text:p>-2.17667185080407</text:p>
          </table:table-cell>
          <table:table-cell table:formula="of:=0.125*[.B401]-[.C401]^(1/3)" office:value-type="float" office:value="1.8992326879364" calcext:value-type="float">
            <text:p>1.899232687936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5*SIN([.A402])" office:value-type="float" office:value="-0.331609486756003" calcext:value-type="float">
            <text:p>-0.331609486756003</text:p>
          </table:table-cell>
          <table:table-cell table:formula="of:=[.A402]-20" office:value-type="float" office:value="-7.5" calcext:value-type="float">
            <text:p>-7.5</text:p>
          </table:table-cell>
          <table:table-cell table:formula="of:=0.25*([.B402]^(1/5))+[.C402]^(1/3)" office:value-type="float" office:value="-2.15791120980962" calcext:value-type="float">
            <text:p>-2.15791120980962</text:p>
          </table:table-cell>
          <table:table-cell table:formula="of:=0.125*[.B402]-[.C402]^(1/3)" office:value-type="float" office:value="1.91598263473993" calcext:value-type="float">
            <text:p>1.91598263473993</text:p>
          </table:table-cell>
        </table:table-row>
        <table:table-row table:style-name="ro1">
          <table:table-cell office:value-type="float" office:value="12.53125" calcext:value-type="float">
            <text:p>12.53125</text:p>
          </table:table-cell>
          <table:table-cell table:formula="of:=5*SIN([.A403])" office:value-type="float" office:value="-0.175566974199641" calcext:value-type="float">
            <text:p>-0.175566974199641</text:p>
          </table:table-cell>
          <table:table-cell table:formula="of:=[.A403]-20" office:value-type="float" office:value="-7.46875" calcext:value-type="float">
            <text:p>-7.46875</text:p>
          </table:table-cell>
          <table:table-cell table:formula="of:=0.25*([.B403]^(1/5))+[.C403]^(1/3)" office:value-type="float" office:value="-2.13124546389568" calcext:value-type="float">
            <text:p>-2.13124546389568</text:p>
          </table:table-cell>
          <table:table-cell table:formula="of:=0.125*[.B403]-[.C403]^(1/3)" office:value-type="float" office:value="1.93276550604643" calcext:value-type="float">
            <text:p>1.93276550604643</text:p>
          </table:table-cell>
        </table:table-row>
        <table:table-row table:style-name="ro1">
          <table:table-cell office:value-type="float" office:value="12.5625" calcext:value-type="float">
            <text:p>12.5625</text:p>
          </table:table-cell>
          <table:table-cell table:formula="of:=5*SIN([.A404])" office:value-type="float" office:value="-0.0193530234723918" calcext:value-type="float">
            <text:p>-0.0193530234723918</text:p>
          </table:table-cell>
          <table:table-cell table:formula="of:=[.A404]-20" office:value-type="float" office:value="-7.4375" calcext:value-type="float">
            <text:p>-7.4375</text:p>
          </table:table-cell>
          <table:table-cell table:formula="of:=0.25*([.B404]^(1/5))+[.C404]^(1/3)" office:value-type="float" office:value="-2.06555816835713" calcext:value-type="float">
            <text:p>-2.06555816835713</text:p>
          </table:table-cell>
          <table:table-cell table:formula="of:=0.125*[.B404]-[.C404]^(1/3)" office:value-type="float" office:value="1.94956220251088" calcext:value-type="float">
            <text:p>1.94956220251088</text:p>
          </table:table-cell>
        </table:table-row>
        <table:table-row table:style-name="ro1">
          <table:table-cell office:value-type="float" office:value="12.59375" calcext:value-type="float">
            <text:p>12.59375</text:p>
          </table:table-cell>
          <table:table-cell table:formula="of:=5*SIN([.A405])" office:value-type="float" office:value="0.136879825153852" calcext:value-type="float">
            <text:p>0.136879825153852</text:p>
          </table:table-cell>
          <table:table-cell table:formula="of:=[.A405]-20" office:value-type="float" office:value="-7.40625" calcext:value-type="float">
            <text:p>-7.40625</text:p>
          </table:table-cell>
          <table:table-cell table:formula="of:=0.25*([.B405]^(1/5))+[.C405]^(1/3)" office:value-type="float" office:value="-1.78128283962733" calcext:value-type="float">
            <text:p>-1.78128283962733</text:p>
          </table:table-cell>
          <table:table-cell table:formula="of:=0.125*[.B405]-[.C405]^(1/3)" office:value-type="float" office:value="1.96635360327072" calcext:value-type="float">
            <text:p>1.96635360327072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table:formula="of:=5*SIN([.A406])" office:value-type="float" office:value="0.292979012953721" calcext:value-type="float">
            <text:p>0.292979012953721</text:p>
          </table:table-cell>
          <table:table-cell table:formula="of:=[.A406]-20" office:value-type="float" office:value="-7.375" calcext:value-type="float">
            <text:p>-7.375</text:p>
          </table:table-cell>
          <table:table-cell table:formula="of:=0.25*([.B406]^(1/5))+[.C406]^(1/3)" office:value-type="float" office:value="-1.75092592246825" calcext:value-type="float">
            <text:p>-1.75092592246825</text:p>
          </table:table-cell>
          <table:table-cell table:formula="of:=0.125*[.B406]-[.C406]^(1/3)" office:value-type="float" office:value="1.98312058455585" calcext:value-type="float">
            <text:p>1.98312058455585</text:p>
          </table:table-cell>
        </table:table-row>
        <table:table-row table:style-name="ro1">
          <table:table-cell office:value-type="float" office:value="12.65625" calcext:value-type="float">
            <text:p>12.65625</text:p>
          </table:table-cell>
          <table:table-cell table:formula="of:=5*SIN([.A407])" office:value-type="float" office:value="0.448792111719374" calcext:value-type="float">
            <text:p>0.448792111719374</text:p>
          </table:table-cell>
          <table:table-cell table:formula="of:=[.A407]-20" office:value-type="float" office:value="-7.34375" calcext:value-type="float">
            <text:p>-7.34375</text:p>
          </table:table-cell>
          <table:table-cell table:formula="of:=0.25*([.B407]^(1/5))+[.C407]^(1/3)" office:value-type="float" office:value="-1.7307600079559" calcext:value-type="float">
            <text:p>-1.7307600079559</text:p>
          </table:table-cell>
          <table:table-cell table:formula="of:=0.125*[.B407]-[.C407]^(1/3)" office:value-type="float" office:value="1.99984403830057" calcext:value-type="float">
            <text:p>1.99984403830057</text:p>
          </table:table-cell>
        </table:table-row>
        <table:table-row table:style-name="ro1">
          <table:table-cell office:value-type="float" office:value="12.6875" calcext:value-type="float">
            <text:p>12.6875</text:p>
          </table:table-cell>
          <table:table-cell table:formula="of:=5*SIN([.A408])" office:value-type="float" office:value="0.604166972604058" calcext:value-type="float">
            <text:p>0.604166972604058</text:p>
          </table:table-cell>
          <table:table-cell table:formula="of:=[.A408]-20" office:value-type="float" office:value="-7.3125" calcext:value-type="float">
            <text:p>-7.3125</text:p>
          </table:table-cell>
          <table:table-cell table:formula="of:=0.25*([.B408]^(1/5))+[.C408]^(1/3)" office:value-type="float" office:value="-1.71495125047666" calcext:value-type="float">
            <text:p>-1.71495125047666</text:p>
          </table:table-cell>
          <table:table-cell table:formula="of:=0.125*[.B408]-[.C408]^(1/3)" office:value-type="float" office:value="2.01650489073958" calcext:value-type="float">
            <text:p>2.01650489073958</text:p>
          </table:table-cell>
        </table:table-row>
        <table:table-row table:style-name="ro1">
          <table:table-cell office:value-type="float" office:value="12.71875" calcext:value-type="float">
            <text:p>12.71875</text:p>
          </table:table-cell>
          <table:table-cell table:formula="of:=5*SIN([.A409])" office:value-type="float" office:value="0.758951874692873" calcext:value-type="float">
            <text:p>0.758951874692873</text:p>
          </table:table-cell>
          <table:table-cell table:formula="of:=[.A409]-20" office:value-type="float" office:value="-7.28125" calcext:value-type="float">
            <text:p>-7.28125</text:p>
          </table:table-cell>
          <table:table-cell table:formula="of:=0.25*([.B409]^(1/5))+[.C409]^(1/3)" office:value-type="float" office:value="-1.70163250613619" calcext:value-type="float">
            <text:p>-1.70163250613619</text:p>
          </table:table-cell>
          <table:table-cell table:formula="of:=0.125*[.B409]-[.C409]^(1/3)" office:value-type="float" office:value="2.03308412096956" calcext:value-type="float">
            <text:p>2.03308412096956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table:formula="of:=5*SIN([.A410])" office:value-type="float" office:value="0.91299567315567" calcext:value-type="float">
            <text:p>0.91299567315567</text:p>
          </table:table-cell>
          <table:table-cell table:formula="of:=[.A410]-20" office:value-type="float" office:value="-7.25" calcext:value-type="float">
            <text:p>-7.25</text:p>
          </table:table-cell>
          <table:table-cell table:formula="of:=0.25*([.B410]^(1/5))+[.C410]^(1/3)" office:value-type="float" office:value="-1.68994835047355" calcext:value-type="float">
            <text:p>-1.68994835047355</text:p>
          </table:table-cell>
          <table:table-cell table:formula="of:=0.125*[.B410]-[.C410]^(1/3)" office:value-type="float" office:value="2.04956277945836" calcext:value-type="float">
            <text:p>2.04956277945836</text:p>
          </table:table-cell>
        </table:table-row>
        <table:table-row table:style-name="ro1">
          <table:table-cell office:value-type="float" office:value="12.78125" calcext:value-type="float">
            <text:p>12.78125</text:p>
          </table:table-cell>
          <table:table-cell table:formula="of:=5*SIN([.A411])" office:value-type="float" office:value="1.06614794683742" calcext:value-type="float">
            <text:p>1.06614794683742</text:p>
          </table:table-cell>
          <table:table-cell table:formula="of:=[.A411]-20" office:value-type="float" office:value="-7.21875" calcext:value-type="float">
            <text:p>-7.21875</text:p>
          </table:table-cell>
          <table:table-cell table:formula="of:=0.25*([.B411]^(1/5))+[.C411]^(1/3)" office:value-type="float" office:value="-1.67943030674253" calcext:value-type="float">
            <text:p>-1.67943030674253</text:p>
          </table:table-cell>
          <table:table-cell table:formula="of:=0.125*[.B411]-[.C411]^(1/3)" office:value-type="float" office:value="2.06592200648366" calcext:value-type="float">
            <text:p>2.06592200648366</text:p>
          </table:table-cell>
        </table:table-row>
        <table:table-row table:style-name="ro1">
          <table:table-cell office:value-type="float" office:value="12.8125" calcext:value-type="float">
            <text:p>12.8125</text:p>
          </table:table-cell>
          <table:table-cell table:formula="of:=5*SIN([.A412])" office:value-type="float" office:value="1.2182591451419" calcext:value-type="float">
            <text:p>1.2182591451419</text:p>
          </table:table-cell>
          <table:table-cell table:formula="of:=[.A412]-20" office:value-type="float" office:value="-7.1875" calcext:value-type="float">
            <text:p>-7.1875</text:p>
          </table:table-cell>
          <table:table-cell table:formula="of:=0.25*([.B412]^(1/5))+[.C412]^(1/3)" office:value-type="float" office:value="-1.66979204241404" calcext:value-type="float">
            <text:p>-1.66979204241404</text:p>
          </table:table-cell>
          <table:table-cell table:formula="of:=0.125*[.B412]-[.C412]^(1/3)" office:value-type="float" office:value="2.08214305048315" calcext:value-type="float">
            <text:p>2.08214305048315</text:p>
          </table:table-cell>
        </table:table-row>
        <table:table-row table:style-name="ro1">
          <table:table-cell office:value-type="float" office:value="12.84375" calcext:value-type="float">
            <text:p>12.84375</text:p>
          </table:table-cell>
          <table:table-cell table:formula="of:=5*SIN([.A413])" office:value-type="float" office:value="1.36918073406534" calcext:value-type="float">
            <text:p>1.36918073406534</text:p>
          </table:table-cell>
          <table:table-cell table:formula="of:=[.A413]-20" office:value-type="float" office:value="-7.15625" calcext:value-type="float">
            <text:p>-7.15625</text:p>
          </table:table-cell>
          <table:table-cell table:formula="of:=0.25*([.B413]^(1/5))+[.C413]^(1/3)" office:value-type="float" office:value="-1.66084491384646" calcext:value-type="float">
            <text:p>-1.66084491384646</text:p>
          </table:table-cell>
          <table:table-cell table:formula="of:=0.125*[.B413]-[.C413]^(1/3)" office:value-type="float" office:value="2.09820728629817" calcext:value-type="float">
            <text:p>2.09820728629817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table:formula="of:=5*SIN([.A414])" office:value-type="float" office:value="1.51876534123733" calcext:value-type="float">
            <text:p>1.51876534123733</text:p>
          </table:table-cell>
          <table:table-cell table:formula="of:=[.A414]-20" office:value-type="float" office:value="-7.125" calcext:value-type="float">
            <text:p>-7.125</text:p>
          </table:table-cell>
          <table:table-cell table:formula="of:=0.25*([.B414]^(1/5))+[.C414]^(1/3)" office:value-type="float" office:value="-1.65245764267423" calcext:value-type="float">
            <text:p>-1.65245764267423</text:p>
          </table:table-cell>
          <table:table-cell table:formula="of:=0.125*[.B414]-[.C414]^(1/3)" office:value-type="float" office:value="2.11409623329307" calcext:value-type="float">
            <text:p>2.11409623329307</text:p>
          </table:table-cell>
        </table:table-row>
        <table:table-row table:style-name="ro1">
          <table:table-cell office:value-type="float" office:value="12.90625" calcext:value-type="float">
            <text:p>12.90625</text:p>
          </table:table-cell>
          <table:table-cell table:formula="of:=5*SIN([.A415])" office:value-type="float" office:value="1.66686689982747" calcext:value-type="float">
            <text:p>1.66686689982747</text:p>
          </table:table-cell>
          <table:table-cell table:formula="of:=[.A415]-20" office:value-type="float" office:value="-7.09375" calcext:value-type="float">
            <text:p>-7.09375</text:p>
          </table:table-cell>
          <table:table-cell table:formula="of:=0.25*([.B415]^(1/5))+[.C415]^(1/3)" office:value-type="float" office:value="-1.6445349722165" calcext:value-type="float">
            <text:p>-1.6445349722165</text:p>
          </table:table-cell>
          <table:table-cell table:formula="of:=0.125*[.B415]-[.C415]^(1/3)" office:value-type="float" office:value="2.1297915733326" calcext:value-type="float">
            <text:p>2.1297915733326</text:p>
          </table:table-cell>
        </table:table-row>
        <table:table-row table:style-name="ro1">
          <table:table-cell office:value-type="float" office:value="12.9375" calcext:value-type="float">
            <text:p>12.9375</text:p>
          </table:table-cell>
          <table:table-cell table:formula="of:=5*SIN([.A416])" office:value-type="float" office:value="1.81334079117712" calcext:value-type="float">
            <text:p>1.81334079117712</text:p>
          </table:table-cell>
          <table:table-cell table:formula="of:=[.A416]-20" office:value-type="float" office:value="-7.0625" calcext:value-type="float">
            <text:p>-7.0625</text:p>
          </table:table-cell>
          <table:table-cell table:formula="of:=0.25*([.B416]^(1/5))+[.C416]^(1/3)" office:value-type="float" office:value="-1.63700546598131" calcext:value-type="float">
            <text:p>-1.63700546598131</text:p>
          </table:table-cell>
          <table:table-cell table:formula="of:=0.125*[.B416]-[.C416]^(1/3)" office:value-type="float" office:value="2.14527516859964" calcext:value-type="float">
            <text:p>2.14527516859964</text:p>
          </table:table-cell>
        </table:table-row>
        <table:table-row table:style-name="ro1">
          <table:table-cell office:value-type="float" office:value="12.96875" calcext:value-type="float">
            <text:p>12.96875</text:p>
          </table:table-cell>
          <table:table-cell table:formula="of:=5*SIN([.A417])" office:value-type="float" office:value="1.95804398601706" calcext:value-type="float">
            <text:p>1.95804398601706</text:p>
          </table:table-cell>
          <table:table-cell table:formula="of:=[.A417]-20" office:value-type="float" office:value="-7.03125" calcext:value-type="float">
            <text:p>-7.03125</text:p>
          </table:table-cell>
          <table:table-cell table:formula="of:=0.25*([.B417]^(1/5))+[.C417]^(1/3)" office:value-type="float" office:value="-1.62981410180564" calcext:value-type="float">
            <text:p>-1.62981410180564</text:p>
          </table:table-cell>
          <table:table-cell table:formula="of:=0.125*[.B417]-[.C417]^(1/3)" office:value-type="float" office:value="2.16052907923602" calcext:value-type="float">
            <text:p>2.16052907923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*SIN([.A418])" office:value-type="float" office:value="2.1008351841332" calcext:value-type="float">
            <text:p>2.1008351841332</text:p>
          </table:table-cell>
          <table:table-cell table:formula="of:=[.A418]-20" office:value-type="float" office:value="-7" calcext:value-type="float">
            <text:p>-7</text:p>
          </table:table-cell>
          <table:table-cell table:formula="of:=0.25*([.B418]^(1/5))+[.C418]^(1/3)" office:value-type="float" office:value="-1.62291755553761" calcext:value-type="float">
            <text:p>-1.62291755553761</text:p>
          </table:table-cell>
          <table:table-cell table:formula="of:=0.125*[.B418]-[.C418]^(1/3)" office:value-type="float" office:value="2.17553558078904" calcext:value-type="float">
            <text:p>2.17553558078904</text:p>
          </table:table-cell>
        </table:table-row>
        <table:table-row table:style-name="ro1">
          <table:table-cell office:value-type="float" office:value="13.03125" calcext:value-type="float">
            <text:p>13.03125</text:p>
          </table:table-cell>
          <table:table-cell table:formula="of:=5*SIN([.A419])" office:value-type="float" office:value="2.24157495234379" calcext:value-type="float">
            <text:p>2.24157495234379</text:p>
          </table:table-cell>
          <table:table-cell table:formula="of:=[.A419]-20" office:value-type="float" office:value="-6.96875" calcext:value-type="float">
            <text:p>-6.96875</text:p>
          </table:table-cell>
          <table:table-cell table:formula="of:=0.25*([.B419]^(1/5))+[.C419]^(1/3)" office:value-type="float" office:value="-1.61628107668571" calcext:value-type="float">
            <text:p>-1.61628107668571</text:p>
          </table:table-cell>
          <table:table-cell table:formula="of:=0.125*[.B419]-[.C419]^(1/3)" office:value-type="float" office:value="2.19027718144674" calcext:value-type="float">
            <text:p>2.19027718144674</text:p>
          </table:table-cell>
        </table:table-row>
        <table:table-row table:style-name="ro1">
          <table:table-cell office:value-type="float" office:value="13.0625" calcext:value-type="float">
            <text:p>13.0625</text:p>
          </table:table-cell>
          <table:table-cell table:formula="of:=5*SIN([.A420])" office:value-type="float" office:value="2.38012586065354" calcext:value-type="float">
            <text:p>2.38012586065354</text:p>
          </table:table-cell>
          <table:table-cell table:formula="of:=[.A420]-20" office:value-type="float" office:value="-6.9375" calcext:value-type="float">
            <text:p>-6.9375</text:p>
          </table:table-cell>
          <table:table-cell table:formula="of:=0.25*([.B420]^(1/5))+[.C420]^(1/3)" office:value-type="float" office:value="-1.60987634925887" calcext:value-type="float">
            <text:p>-1.60987634925887</text:p>
          </table:table-cell>
          <table:table-cell table:formula="of:=0.125*[.B420]-[.C420]^(1/3)" office:value-type="float" office:value="2.20473663904497" calcext:value-type="float">
            <text:p>2.20473663904497</text:p>
          </table:table-cell>
        </table:table-row>
        <table:table-row table:style-name="ro1">
          <table:table-cell office:value-type="float" office:value="13.09375" calcext:value-type="float">
            <text:p>13.09375</text:p>
          </table:table-cell>
          <table:table-cell table:formula="of:=5*SIN([.A421])" office:value-type="float" office:value="2.51635261645176" calcext:value-type="float">
            <text:p>2.51635261645176</text:p>
          </table:table-cell>
          <table:table-cell table:formula="of:=[.A421]-20" office:value-type="float" office:value="-6.90625" calcext:value-type="float">
            <text:p>-6.90625</text:p>
          </table:table-cell>
          <table:table-cell table:formula="of:=0.25*([.B421]^(1/5))+[.C421]^(1/3)" office:value-type="float" office:value="-1.60367998552813" calcext:value-type="float">
            <text:p>-1.60367998552813</text:p>
          </table:table-cell>
          <table:table-cell table:formula="of:=0.125*[.B421]-[.C421]^(1/3)" office:value-type="float" office:value="2.21889697782979" calcext:value-type="float">
            <text:p>2.21889697782979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table:formula="of:=5*SIN([.A422])" office:value-type="float" office:value="2.65012219662319" calcext:value-type="float">
            <text:p>2.65012219662319</text:p>
          </table:table-cell>
          <table:table-cell table:formula="of:=[.A422]-20" office:value-type="float" office:value="-6.875" calcext:value-type="float">
            <text:p>-6.875</text:p>
          </table:table-cell>
          <table:table-cell table:formula="of:=0.25*([.B422]^(1/5))+[.C422]^(1/3)" office:value-type="float" office:value="-1.59767243957885" calcext:value-type="float">
            <text:p>-1.59767243957885</text:p>
          </table:table-cell>
          <table:table-cell table:formula="of:=0.125*[.B422]-[.C422]^(1/3)" office:value-type="float" office:value="2.2327415049586" calcext:value-type="float">
            <text:p>2.2327415049586</text:p>
          </table:table-cell>
        </table:table-row>
        <table:table-row table:style-name="ro1">
          <table:table-cell office:value-type="float" office:value="13.15625" calcext:value-type="float">
            <text:p>13.15625</text:p>
          </table:table-cell>
          <table:table-cell table:formula="of:=5*SIN([.A423])" office:value-type="float" office:value="2.78130397744293" calcext:value-type="float">
            <text:p>2.78130397744293</text:p>
          </table:table-cell>
          <table:table-cell table:formula="of:=[.A423]-20" office:value-type="float" office:value="-6.84375" calcext:value-type="float">
            <text:p>-6.84375</text:p>
          </table:table-cell>
          <table:table-cell table:formula="of:=0.25*([.B423]^(1/5))+[.C423]^(1/3)" office:value-type="float" office:value="-1.5918372070674" calcext:value-type="float">
            <text:p>-1.5918372070674</text:p>
          </table:table-cell>
          <table:table-cell table:formula="of:=0.125*[.B423]-[.C423]^(1/3)" office:value-type="float" office:value="2.24625382672408" calcext:value-type="float">
            <text:p>2.24625382672408</text:p>
          </table:table-cell>
        </table:table-row>
        <table:table-row table:style-name="ro1">
          <table:table-cell office:value-type="float" office:value="13.1875" calcext:value-type="float">
            <text:p>13.1875</text:p>
          </table:table-cell>
          <table:table-cell table:formula="of:=5*SIN([.A424])" office:value-type="float" office:value="2.90976986212817" calcext:value-type="float">
            <text:p>2.90976986212817</text:p>
          </table:table-cell>
          <table:table-cell table:formula="of:=[.A424]-20" office:value-type="float" office:value="-6.8125" calcext:value-type="float">
            <text:p>-6.8125</text:p>
          </table:table-cell>
          <table:table-cell table:formula="of:=0.25*([.B424]^(1/5))+[.C424]^(1/3)" office:value-type="float" office:value="-1.58616022485297" calcext:value-type="float">
            <text:p>-1.58616022485297</text:p>
          </table:table-cell>
          <table:table-cell table:formula="of:=0.125*[.B424]-[.C424]^(1/3)" office:value-type="float" office:value="2.25941786448497" calcext:value-type="float">
            <text:p>2.25941786448497</text:p>
          </table:table-cell>
        </table:table-row>
        <table:table-row table:style-name="ro1">
          <table:table-cell office:value-type="float" office:value="13.21875" calcext:value-type="float">
            <text:p>13.21875</text:p>
          </table:table-cell>
          <table:table-cell table:formula="of:=5*SIN([.A425])" office:value-type="float" office:value="3.03539440592264" calcext:value-type="float">
            <text:p>3.03539440592264</text:p>
          </table:table-cell>
          <table:table-cell table:formula="of:=[.A425]-20" office:value-type="float" office:value="-6.78125" calcext:value-type="float">
            <text:p>-6.78125</text:p>
          </table:table-cell>
          <table:table-cell table:formula="of:=0.25*([.B425]^(1/5))+[.C425]^(1/3)" office:value-type="float" office:value="-1.58062941320119" calcext:value-type="float">
            <text:p>-1.58062941320119</text:p>
          </table:table-cell>
          <table:table-cell table:formula="of:=0.125*[.B425]-[.C425]^(1/3)" office:value-type="float" office:value="2.27221787028804" calcext:value-type="float">
            <text:p>2.27221787028804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table:formula="of:=5*SIN([.A426])" office:value-type="float" office:value="3.15805493859119" calcext:value-type="float">
            <text:p>3.15805493859119</text:p>
          </table:table-cell>
          <table:table-cell table:formula="of:=[.A426]-20" office:value-type="float" office:value="-6.75" calcext:value-type="float">
            <text:p>-6.75</text:p>
          </table:table-cell>
          <table:table-cell table:formula="of:=0.25*([.B426]^(1/5))+[.C426]^(1/3)" office:value-type="float" office:value="-1.57523432161348" calcext:value-type="float">
            <text:p>-1.57523432161348</text:p>
          </table:table-cell>
          <table:table-cell table:formula="of:=0.125*[.B426]-[.C426]^(1/3)" office:value-type="float" office:value="2.28463844216621" calcext:value-type="float">
            <text:p>2.28463844216621</text:p>
          </table:table-cell>
        </table:table-row>
        <table:table-row table:style-name="ro1">
          <table:table-cell office:value-type="float" office:value="13.28125" calcext:value-type="float">
            <text:p>13.28125</text:p>
          </table:table-cell>
          <table:table-cell table:formula="of:=5*SIN([.A427])" office:value-type="float" office:value="3.27763168420527" calcext:value-type="float">
            <text:p>3.27763168420527</text:p>
          </table:table-cell>
          <table:table-cell table:formula="of:=[.A427]-20" office:value-type="float" office:value="-6.71875" calcext:value-type="float">
            <text:p>-6.71875</text:p>
          </table:table-cell>
          <table:table-cell table:formula="of:=0.25*([.B427]^(1/5))+[.C427]^(1/3)" office:value-type="float" office:value="-1.56996585125113" calcext:value-type="float">
            <text:p>-1.56996585125113</text:p>
          </table:table-cell>
          <table:table-cell table:formula="of:=0.125*[.B427]-[.C427]^(1/3)" office:value-type="float" office:value="2.29666453909755" calcext:value-type="float">
            <text:p>2.29666453909755</text:p>
          </table:table-cell>
        </table:table-row>
        <table:table-row table:style-name="ro1">
          <table:table-cell office:value-type="float" office:value="13.3125" calcext:value-type="float">
            <text:p>13.3125</text:p>
          </table:table-cell>
          <table:table-cell table:formula="of:=5*SIN([.A428])" office:value-type="float" office:value="3.39400787810202" calcext:value-type="float">
            <text:p>3.39400787810202</text:p>
          </table:table-cell>
          <table:table-cell table:formula="of:=[.A428]-20" office:value-type="float" office:value="-6.6875" calcext:value-type="float">
            <text:p>-6.6875</text:p>
          </table:table-cell>
          <table:table-cell table:formula="of:=0.25*([.B428]^(1/5))+[.C428]^(1/3)" office:value-type="float" office:value="-1.56481603483641" calcext:value-type="float">
            <text:p>-1.56481603483641</text:p>
          </table:table-cell>
          <table:table-cell table:formula="of:=0.125*[.B428]-[.C428]^(1/3)" office:value-type="float" office:value="2.30828149561084" calcext:value-type="float">
            <text:p>2.30828149561084</text:p>
          </table:table-cell>
        </table:table-row>
        <table:table-row table:style-name="ro1">
          <table:table-cell office:value-type="float" office:value="13.34375" calcext:value-type="float">
            <text:p>13.34375</text:p>
          </table:table-cell>
          <table:table-cell table:formula="of:=5*SIN([.A429])" office:value-type="float" office:value="3.50706988090304" calcext:value-type="float">
            <text:p>3.50706988090304</text:p>
          </table:table-cell>
          <table:table-cell table:formula="of:=[.A429]-20" office:value-type="float" office:value="-6.65625" calcext:value-type="float">
            <text:p>-6.65625</text:p>
          </table:table-cell>
          <table:table-cell table:formula="of:=0.25*([.B429]^(1/5))+[.C429]^(1/3)" office:value-type="float" office:value="-1.55977786027862" calcext:value-type="float">
            <text:p>-1.55977786027862</text:p>
          </table:table-cell>
          <table:table-cell table:formula="of:=0.125*[.B429]-[.C429]^(1/3)" office:value-type="float" office:value="2.31947503602316" calcext:value-type="float">
            <text:p>2.31947503602316</text:p>
          </table:table-cell>
        </table:table-row>
        <table:table-row table:style-name="ro1">
          <table:table-cell office:value-type="float" office:value="13.375" calcext:value-type="float">
            <text:p>13.375</text:p>
          </table:table-cell>
          <table:table-cell table:formula="of:=5*SIN([.A430])" office:value-type="float" office:value="3.61670728948129" calcext:value-type="float">
            <text:p>3.61670728948129</text:p>
          </table:table-cell>
          <table:table-cell table:formula="of:=[.A430]-20" office:value-type="float" office:value="-6.625" calcext:value-type="float">
            <text:p>-6.625</text:p>
          </table:table-cell>
          <table:table-cell table:formula="of:=0.25*([.B430]^(1/5))+[.C430]^(1/3)" office:value-type="float" office:value="-1.55484512798039" calcext:value-type="float">
            <text:p>-1.55484512798039</text:p>
          </table:table-cell>
          <table:table-cell table:formula="of:=0.125*[.B430]-[.C430]^(1/3)" office:value-type="float" office:value="2.3302312882957" calcext:value-type="float">
            <text:p>2.3302312882957</text:p>
          </table:table-cell>
        </table:table-row>
        <table:table-row table:style-name="ro1">
          <table:table-cell office:value-type="float" office:value="13.40625" calcext:value-type="float">
            <text:p>13.40625</text:p>
          </table:table-cell>
          <table:table-cell table:formula="of:=5*SIN([.A431])" office:value-type="float" office:value="3.72281304476788" calcext:value-type="float">
            <text:p>3.72281304476788</text:p>
          </table:table-cell>
          <table:table-cell table:formula="of:=[.A431]-20" office:value-type="float" office:value="-6.59375" calcext:value-type="float">
            <text:p>-6.59375</text:p>
          </table:table-cell>
          <table:table-cell table:formula="of:=0.25*([.B431]^(1/5))+[.C431]^(1/3)" office:value-type="float" office:value="-1.55001233438366" calcext:value-type="float">
            <text:p>-1.55001233438366</text:p>
          </table:table-cell>
          <table:table-cell table:formula="of:=0.125*[.B431]-[.C431]^(1/3)" office:value-type="float" office:value="2.34053679749429" calcext:value-type="float">
            <text:p>2.34053679749429</text:p>
          </table:table-cell>
        </table:table-row>
        <table:table-row table:style-name="ro1">
          <table:table-cell office:value-type="float" office:value="13.4375" calcext:value-type="float">
            <text:p>13.4375</text:p>
          </table:table-cell>
          <table:table-cell table:formula="of:=5*SIN([.A432])" office:value-type="float" office:value="3.8252835362934" calcext:value-type="float">
            <text:p>3.8252835362934</text:p>
          </table:table-cell>
          <table:table-cell table:formula="of:=[.A432]-20" office:value-type="float" office:value="-6.5625" calcext:value-type="float">
            <text:p>-6.5625</text:p>
          </table:table-cell>
          <table:table-cell table:formula="of:=0.25*([.B432]^(1/5))+[.C432]^(1/3)" office:value-type="float" office:value="-1.54527457617395" calcext:value-type="float">
            <text:p>-1.54527457617395</text:p>
          </table:table-cell>
          <table:table-cell table:formula="of:=0.125*[.B432]-[.C432]^(1/3)" office:value-type="float" office:value="2.3503785388413" calcext:value-type="float">
            <text:p>2.3503785388413</text:p>
          </table:table-cell>
        </table:table-row>
        <table:table-row table:style-name="ro1">
          <table:table-cell office:value-type="float" office:value="13.46875" calcext:value-type="float">
            <text:p>13.46875</text:p>
          </table:table-cell>
          <table:table-cell table:formula="of:=5*SIN([.A433])" office:value-type="float" office:value="3.92401870336184" calcext:value-type="float">
            <text:p>3.92401870336184</text:p>
          </table:table-cell>
          <table:table-cell table:formula="of:=[.A433]-20" office:value-type="float" office:value="-6.53125" calcext:value-type="float">
            <text:p>-6.53125</text:p>
          </table:table-cell>
          <table:table-cell table:formula="of:=0.25*([.B433]^(1/5))+[.C433]^(1/3)" office:value-type="float" office:value="-1.54062747090645" calcext:value-type="float">
            <text:p>-1.54062747090645</text:p>
          </table:table-cell>
          <table:table-cell table:formula="of:=0.125*[.B433]-[.C433]^(1/3)" office:value-type="float" office:value="2.35974393034637" calcext:value-type="float">
            <text:p>2.3597439303463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5*SIN([.A434])" office:value-type="float" office:value="4.0189221327581" calcext:value-type="float">
            <text:p>4.0189221327581</text:p>
          </table:table-cell>
          <table:table-cell table:formula="of:=[.A434]-20" office:value-type="float" office:value="-6.5" calcext:value-type="float">
            <text:p>-6.5</text:p>
          </table:table-cell>
          <table:table-cell table:formula="of:=0.25*([.B434]^(1/5))+[.C434]^(1/3)" office:value-type="float" office:value="-1.53606709080394" calcext:value-type="float">
            <text:p>-1.53606709080394</text:p>
          </table:table-cell>
          <table:table-cell table:formula="of:=0.125*[.B434]-[.C434]^(1/3)" office:value-type="float" office:value="2.36862084500339" calcext:value-type="float">
            <text:p>2.36862084500339</text:p>
          </table:table-cell>
        </table:table-row>
        <table:table-row table:style-name="ro1">
          <table:table-cell office:value-type="float" office:value="13.53125" calcext:value-type="float">
            <text:p>13.53125</text:p>
          </table:table-cell>
          <table:table-cell table:formula="of:=5*SIN([.A435])" office:value-type="float" office:value="4.10990115289394" calcext:value-type="float">
            <text:p>4.10990115289394</text:p>
          </table:table-cell>
          <table:table-cell table:formula="of:=[.A435]-20" office:value-type="float" office:value="-6.46875" calcext:value-type="float">
            <text:p>-6.46875</text:p>
          </table:table-cell>
          <table:table-cell table:formula="of:=0.25*([.B435]^(1/5))+[.C435]^(1/3)" office:value-type="float" office:value="-1.5315899072085" calcext:value-type="float">
            <text:p>-1.5315899072085</text:p>
          </table:table-cell>
          <table:table-cell table:formula="of:=0.125*[.B435]-[.C435]^(1/3)" office:value-type="float" office:value="2.37699762254195" calcext:value-type="float">
            <text:p>2.37699762254195</text:p>
          </table:table-cell>
        </table:table-row>
        <table:table-row table:style-name="ro1">
          <table:table-cell office:value-type="float" office:value="13.5625" calcext:value-type="float">
            <text:p>13.5625</text:p>
          </table:table-cell>
          <table:table-cell table:formula="of:=5*SIN([.A436])" office:value-type="float" office:value="4.19686692430012" calcext:value-type="float">
            <text:p>4.19686692430012</text:p>
          </table:table-cell>
          <table:table-cell table:formula="of:=[.A436]-20" office:value-type="float" office:value="-6.4375" calcext:value-type="float">
            <text:p>-6.4375</text:p>
          </table:table-cell>
          <table:table-cell table:formula="of:=0.25*([.B436]^(1/5))+[.C436]^(1/3)" office:value-type="float" office:value="-1.52719274371826" calcext:value-type="float">
            <text:p>-1.52719274371826</text:p>
          </table:table-cell>
          <table:table-cell table:formula="of:=0.125*[.B436]-[.C436]^(1/3)" office:value-type="float" office:value="2.38486308072174" calcext:value-type="float">
            <text:p>2.38486308072174</text:p>
          </table:table-cell>
        </table:table-row>
        <table:table-row table:style-name="ro1">
          <table:table-cell office:value-type="float" office:value="13.59375" calcext:value-type="float">
            <text:p>13.59375</text:p>
          </table:table-cell>
          <table:table-cell table:formula="of:=5*SIN([.A437])" office:value-type="float" office:value="4.2797345263767" calcext:value-type="float">
            <text:p>4.2797345263767</text:p>
          </table:table-cell>
          <table:table-cell table:formula="of:=[.A437]-20" office:value-type="float" office:value="-6.40625" calcext:value-type="float">
            <text:p>-6.40625</text:p>
          </table:table-cell>
          <table:table-cell table:formula="of:=0.25*([.B437]^(1/5))+[.C437]^(1/3)" office:value-type="float" office:value="-1.52287273645687" calcext:value-type="float">
            <text:p>-1.52287273645687</text:p>
          </table:table-cell>
          <table:table-cell table:formula="of:=0.125*[.B437]-[.C437]^(1/3)" office:value-type="float" office:value="2.39220652615873" calcext:value-type="float">
            <text:p>2.39220652615873</text:p>
          </table:table-cell>
        </table:table-row>
        <table:table-row table:style-name="ro1">
          <table:table-cell office:value-type="float" office:value="13.625" calcext:value-type="float">
            <text:p>13.625</text:p>
          </table:table-cell>
          <table:table-cell table:formula="of:=5*SIN([.A438])" office:value-type="float" office:value="4.35842304031653" calcext:value-type="float">
            <text:p>4.35842304031653</text:p>
          </table:table-cell>
          <table:table-cell table:formula="of:=[.A438]-20" office:value-type="float" office:value="-6.375" calcext:value-type="float">
            <text:p>-6.375</text:p>
          </table:table-cell>
          <table:table-cell table:formula="of:=0.25*([.B438]^(1/5))+[.C438]^(1/3)" office:value-type="float" office:value="-1.51862730024215" calcext:value-type="float">
            <text:p>-1.51862730024215</text:p>
          </table:table-cell>
          <table:table-cell table:formula="of:=0.125*[.B438]-[.C438]^(1/3)" office:value-type="float" office:value="2.39901776467266" calcext:value-type="float">
            <text:p>2.39901776467266</text:p>
          </table:table-cell>
        </table:table-row>
        <table:table-row table:style-name="ro1">
          <table:table-cell office:value-type="float" office:value="13.65625" calcext:value-type="float">
            <text:p>13.65625</text:p>
          </table:table-cell>
          <table:table-cell table:formula="of:=5*SIN([.A439])" office:value-type="float" office:value="4.43285562812112" calcext:value-type="float">
            <text:p>4.43285562812112</text:p>
          </table:table-cell>
          <table:table-cell table:formula="of:=[.A439]-20" office:value-type="float" office:value="-6.34375" calcext:value-type="float">
            <text:p>-6.34375</text:p>
          </table:table-cell>
          <table:table-cell table:formula="of:=0.25*([.B439]^(1/5))+[.C439]^(1/3)" office:value-type="float" office:value="-1.51445409966685" calcext:value-type="float">
            <text:p>-1.51445409966685</text:p>
          </table:table-cell>
          <table:table-cell table:formula="of:=0.125*[.B439]-[.C439]^(1/3)" office:value-type="float" office:value="2.40528711114568" calcext:value-type="float">
            <text:p>2.40528711114568</text:p>
          </table:table-cell>
        </table:table-row>
        <table:table-row table:style-name="ro1">
          <table:table-cell office:value-type="float" office:value="13.6875" calcext:value-type="float">
            <text:p>13.6875</text:p>
          </table:table-cell>
          <table:table-cell table:formula="of:=5*SIN([.A440])" office:value-type="float" office:value="4.50295960763162" calcext:value-type="float">
            <text:p>4.50295960763162</text:p>
          </table:table-cell>
          <table:table-cell table:formula="of:=[.A440]-20" office:value-type="float" office:value="-6.3125" calcext:value-type="float">
            <text:p>-6.3125</text:p>
          </table:table-cell>
          <table:table-cell table:formula="of:=0.25*([.B440]^(1/5))+[.C440]^(1/3)" office:value-type="float" office:value="-1.51035102429612" calcext:value-type="float">
            <text:p>-1.51035102429612</text:p>
          </table:table-cell>
          <table:table-cell table:formula="of:=0.125*[.B440]-[.C440]^(1/3)" office:value-type="float" office:value="2.41100539888238" calcext:value-type="float">
            <text:p>2.41100539888238</text:p>
          </table:table-cell>
        </table:table-row>
        <table:table-row table:style-name="ro1">
          <table:table-cell office:value-type="float" office:value="13.71875" calcext:value-type="float">
            <text:p>13.71875</text:p>
          </table:table-cell>
          <table:table-cell table:formula="of:=5*SIN([.A441])" office:value-type="float" office:value="4.56866652350172" calcext:value-type="float">
            <text:p>4.56866652350172</text:p>
          </table:table-cell>
          <table:table-cell table:formula="of:=[.A441]-20" office:value-type="float" office:value="-6.28125" calcext:value-type="float">
            <text:p>-6.28125</text:p>
          </table:table-cell>
          <table:table-cell table:formula="of:=0.25*([.B441]^(1/5))+[.C441]^(1/3)" office:value-type="float" office:value="-1.50631616733727" calcext:value-type="float">
            <text:p>-1.50631616733727</text:p>
          </table:table-cell>
          <table:table-cell table:formula="of:=0.125*[.B441]-[.C441]^(1/3)" office:value-type="float" office:value="2.41616398846224" calcext:value-type="float">
            <text:p>2.41616398846224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table:formula="of:=5*SIN([.A442])" office:value-type="float" office:value="4.62991221404314" calcext:value-type="float">
            <text:p>4.62991221404314</text:p>
          </table:table-cell>
          <table:table-cell table:formula="of:=[.A442]-20" office:value-type="float" office:value="-6.25" calcext:value-type="float">
            <text:p>-6.25</text:p>
          </table:table-cell>
          <table:table-cell table:formula="of:=0.25*([.B442]^(1/5))+[.C442]^(1/3)" office:value-type="float" office:value="-1.50234780725669" calcext:value-type="float">
            <text:p>-1.50234780725669</text:p>
          </table:table-cell>
          <table:table-cell table:formula="of:=0.125*[.B442]-[.C442]^(1/3)" office:value-type="float" office:value="2.42075477607559" calcext:value-type="float">
            <text:p>2.42075477607559</text:p>
          </table:table-cell>
        </table:table-row>
        <table:table-row table:style-name="ro1">
          <table:table-cell office:value-type="float" office:value="13.78125" calcext:value-type="float">
            <text:p>13.78125</text:p>
          </table:table-cell>
          <table:table-cell table:formula="of:=5*SIN([.A443])" office:value-type="float" office:value="4.68663687387841" calcext:value-type="float">
            <text:p>4.68663687387841</text:p>
          </table:table-cell>
          <table:table-cell table:formula="of:=[.A443]-20" office:value-type="float" office:value="-6.21875" calcext:value-type="float">
            <text:p>-6.21875</text:p>
          </table:table-cell>
          <table:table-cell table:formula="of:=0.25*([.B443]^(1/5))+[.C443]^(1/3)" office:value-type="float" office:value="-1.49844439191384" calcext:value-type="float">
            <text:p>-1.49844439191384</text:p>
          </table:table-cell>
          <table:table-cell table:formula="of:=0.125*[.B443]-[.C443]^(1/3)" office:value-type="float" office:value="2.42477020133508" calcext:value-type="float">
            <text:p>2.42477020133508</text:p>
          </table:table-cell>
        </table:table-row>
        <table:table-row table:style-name="ro1">
          <table:table-cell office:value-type="float" office:value="13.8125" calcext:value-type="float">
            <text:p>13.8125</text:p>
          </table:table-cell>
          <table:table-cell table:formula="of:=5*SIN([.A444])" office:value-type="float" office:value="4.73878511233985" calcext:value-type="float">
            <text:p>4.73878511233985</text:p>
          </table:table-cell>
          <table:table-cell table:formula="of:=[.A444]-20" office:value-type="float" office:value="-6.1875" calcext:value-type="float">
            <text:p>-6.1875</text:p>
          </table:table-cell>
          <table:table-cell table:formula="of:=0.25*([.B444]^(1/5))+[.C444]^(1/3)" office:value-type="float" office:value="-1.49460452485894" calcext:value-type="float">
            <text:p>-1.49460452485894</text:p>
          </table:table-cell>
          <table:table-cell table:formula="of:=0.125*[.B444]-[.C444]^(1/3)" office:value-type="float" office:value="2.42820325455497" calcext:value-type="float">
            <text:p>2.42820325455497</text:p>
          </table:table-cell>
        </table:table-row>
        <table:table-row table:style-name="ro1">
          <table:table-cell office:value-type="float" office:value="13.84375" calcext:value-type="float">
            <text:p>13.84375</text:p>
          </table:table-cell>
          <table:table-cell table:formula="of:=5*SIN([.A445])" office:value-type="float" office:value="4.78630600755757" calcext:value-type="float">
            <text:p>4.78630600755757</text:p>
          </table:table-cell>
          <table:table-cell table:formula="of:=[.A445]-20" office:value-type="float" office:value="-6.15625" calcext:value-type="float">
            <text:p>-6.15625</text:p>
          </table:table-cell>
          <table:table-cell table:formula="of:=0.25*([.B445]^(1/5))+[.C445]^(1/3)" office:value-type="float" office:value="-1.49082695350272" calcext:value-type="float">
            <text:p>-1.49082695350272</text:p>
          </table:table-cell>
          <table:table-cell table:formula="of:=0.125*[.B445]-[.C445]^(1/3)" office:value-type="float" office:value="2.43104748349103" calcext:value-type="float">
            <text:p>2.43104748349103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table:formula="of:=5*SIN([.A446])" office:value-type="float" office:value="4.82915315618383" calcext:value-type="float">
            <text:p>4.82915315618383</text:p>
          </table:table-cell>
          <table:table-cell table:formula="of:=[.A446]-20" office:value-type="float" office:value="-6.125" calcext:value-type="float">
            <text:p>-6.125</text:p>
          </table:table-cell>
          <table:table-cell table:formula="of:=0.25*([.B446]^(1/5))+[.C446]^(1/3)" office:value-type="float" office:value="-1.48711055891708" calcext:value-type="float">
            <text:p>-1.48711055891708</text:p>
          </table:table-cell>
          <table:table-cell table:formula="of:=0.125*[.B446]-[.C446]^(1/3)" office:value-type="float" office:value="2.43329699953446" calcext:value-type="float">
            <text:p>2.43329699953446</text:p>
          </table:table-cell>
        </table:table-row>
        <table:table-row table:style-name="ro1">
          <table:table-cell office:value-type="float" office:value="13.90625" calcext:value-type="float">
            <text:p>13.90625</text:p>
          </table:table-cell>
          <table:table-cell table:formula="of:=5*SIN([.A447])" office:value-type="float" office:value="4.86728471870511" calcext:value-type="float">
            <text:p>4.86728471870511</text:p>
          </table:table-cell>
          <table:table-cell table:formula="of:=[.A447]-20" office:value-type="float" office:value="-6.09375" calcext:value-type="float">
            <text:p>-6.09375</text:p>
          </table:table-cell>
          <table:table-cell table:formula="of:=0.25*([.B447]^(1/5))+[.C447]^(1/3)" office:value-type="float" office:value="-1.48345434706697" calcext:value-type="float">
            <text:p>-1.48345434706697</text:p>
          </table:table-cell>
          <table:table-cell table:formula="of:=0.125*[.B447]-[.C447]^(1/3)" office:value-type="float" office:value="2.43494648335384" calcext:value-type="float">
            <text:p>2.43494648335384</text:p>
          </table:table-cell>
        </table:table-row>
        <table:table-row table:style-name="ro1">
          <table:table-cell office:value-type="float" office:value="13.9375" calcext:value-type="float">
            <text:p>13.9375</text:p>
          </table:table-cell>
          <table:table-cell table:formula="of:=5*SIN([.A448])" office:value-type="float" office:value="4.90066346029774" calcext:value-type="float">
            <text:p>4.90066346029774</text:p>
          </table:table-cell>
          <table:table-cell table:formula="of:=[.A448]-20" office:value-type="float" office:value="-6.0625" calcext:value-type="float">
            <text:p>-6.0625</text:p>
          </table:table-cell>
          <table:table-cell table:formula="of:=0.25*([.B448]^(1/5))+[.C448]^(1/3)" office:value-type="float" office:value="-1.47985744130812" calcext:value-type="float">
            <text:p>-1.47985744130812</text:p>
          </table:table-cell>
          <table:table-cell table:formula="of:=0.125*[.B448]-[.C448]^(1/3)" office:value-type="float" office:value="2.43599118997939" calcext:value-type="float">
            <text:p>2.43599118997939</text:p>
          </table:table-cell>
        </table:table-row>
        <table:table-row table:style-name="ro1">
          <table:table-cell office:value-type="float" office:value="13.96875" calcext:value-type="float">
            <text:p>13.96875</text:p>
          </table:table-cell>
          <table:table-cell table:formula="of:=5*SIN([.A449])" office:value-type="float" office:value="4.92925678718697" calcext:value-type="float">
            <text:p>4.92925678718697</text:p>
          </table:table-cell>
          <table:table-cell table:formula="of:=[.A449]-20" office:value-type="float" office:value="-6.03125" calcext:value-type="float">
            <text:p>-6.03125</text:p>
          </table:table-cell>
          <table:table-cell table:formula="of:=0.25*([.B449]^(1/5))+[.C449]^(1/3)" office:value-type="float" office:value="-1.47631907601386" calcext:value-type="float">
            <text:p>-1.47631907601386</text:p>
          </table:table-cell>
          <table:table-cell table:formula="of:=0.125*[.B449]-[.C449]^(1/3)" office:value-type="float" office:value="2.43642695332471" calcext:value-type="float">
            <text:p>2.436426953324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*SIN([.A450])" office:value-type="float" office:value="4.95303677847435" calcext:value-type="float">
            <text:p>4.95303677847435</text:p>
          </table:table-cell>
          <table:table-cell table:formula="of:=[.A450]-20" office:value-type="float" office:value="-6" calcext:value-type="float">
            <text:p>-6</text:p>
          </table:table-cell>
          <table:table-cell table:formula="of:=0.25*([.B450]^(1/5))+[.C450]^(1/3)" office:value-type="float" office:value="-1.47283859121835" calcext:value-type="float">
            <text:p>-1.47283859121835</text:p>
          </table:table-cell>
          <table:table-cell table:formula="of:=0.125*[.B450]-[.C450]^(1/3)" office:value-type="float" office:value="2.43625019014143" calcext:value-type="float">
            <text:p>2.43625019014143</text:p>
          </table:table-cell>
        </table:table-row>
        <table:table-row table:style-name="ro1">
          <table:table-cell office:value-type="float" office:value="14.03125" calcext:value-type="float">
            <text:p>14.03125</text:p>
          </table:table-cell>
          <table:table-cell table:formula="of:=5*SIN([.A451])" office:value-type="float" office:value="4.97198021340194" calcext:value-type="float">
            <text:p>4.97198021340194</text:p>
          </table:table-cell>
          <table:table-cell table:formula="of:=[.A451]-20" office:value-type="float" office:value="-5.96875" calcext:value-type="float">
            <text:p>-5.96875</text:p>
          </table:table-cell>
          <table:table-cell table:formula="of:=0.25*([.B451]^(1/5))+[.C451]^(1/3)" office:value-type="float" office:value="-1.46941542818438" calcext:value-type="float">
            <text:p>-1.46941542818438</text:p>
          </table:table-cell>
          <table:table-cell table:formula="of:=0.125*[.B451]-[.C451]^(1/3)" office:value-type="float" office:value="2.43545790340295" calcext:value-type="float">
            <text:p>2.43545790340295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table:formula="of:=5*SIN([.A452])" office:value-type="float" office:value="4.986068594027" calcext:value-type="float">
            <text:p>4.986068594027</text:p>
          </table:table-cell>
          <table:table-cell table:formula="of:=[.A452]-20" office:value-type="float" office:value="-5.9375" calcext:value-type="float">
            <text:p>-5.9375</text:p>
          </table:table-cell>
          <table:table-cell table:formula="of:=0.25*([.B452]^(1/5))+[.C452]^(1/3)" office:value-type="float" office:value="-1.46604912582128" calcext:value-type="float">
            <text:p>-1.46604912582128</text:p>
          </table:table-cell>
          <table:table-cell table:formula="of:=0.125*[.B452]-[.C452]^(1/3)" office:value-type="float" office:value="2.43404768511381" calcext:value-type="float">
            <text:p>2.43404768511381</text:p>
          </table:table-cell>
        </table:table-row>
        <table:table-row table:style-name="ro1">
          <table:table-cell office:value-type="float" office:value="14.09375" calcext:value-type="float">
            <text:p>14.09375</text:p>
          </table:table-cell>
          <table:table-cell table:formula="of:=5*SIN([.A453])" office:value-type="float" office:value="4.99528816328493" calcext:value-type="float">
            <text:p>4.99528816328493</text:p>
          </table:table-cell>
          <table:table-cell table:formula="of:=[.A453]-20" office:value-type="float" office:value="-5.90625" calcext:value-type="float">
            <text:p>-5.90625</text:p>
          </table:table-cell>
          <table:table-cell table:formula="of:=0.25*([.B453]^(1/5))+[.C453]^(1/3)" office:value-type="float" office:value="-1.46273931789429" calcext:value-type="float">
            <text:p>-1.46273931789429</text:p>
          </table:table-cell>
          <table:table-cell table:formula="of:=0.125*[.B453]-[.C453]^(1/3)" office:value-type="float" office:value="2.43201771854204" calcext:value-type="float">
            <text:p>2.43201771854204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table:formula="of:=5*SIN([.A454])" office:value-type="float" office:value="4.99962991842282" calcext:value-type="float">
            <text:p>4.99962991842282</text:p>
          </table:table-cell>
          <table:table-cell table:formula="of:=[.A454]-20" office:value-type="float" office:value="-5.875" calcext:value-type="float">
            <text:p>-5.875</text:p>
          </table:table-cell>
          <table:table-cell table:formula="of:=0.25*([.B454]^(1/5))+[.C454]^(1/3)" office:value-type="float" office:value="-1.45948573098052" calcext:value-type="float">
            <text:p>-1.45948573098052</text:p>
          </table:table-cell>
          <table:table-cell table:formula="of:=0.125*[.B454]-[.C454]^(1/3)" office:value-type="float" office:value="2.4293667798722" calcext:value-type="float">
            <text:p>2.4293667798722</text:p>
          </table:table-cell>
        </table:table-row>
        <table:table-row table:style-name="ro1">
          <table:table-cell office:value-type="float" office:value="14.15625" calcext:value-type="float">
            <text:p>14.15625</text:p>
          </table:table-cell>
          <table:table-cell table:formula="of:=5*SIN([.A455])" office:value-type="float" office:value="4.99908961979045" calcext:value-type="float">
            <text:p>4.99908961979045</text:p>
          </table:table-cell>
          <table:table-cell table:formula="of:=[.A455]-20" office:value-type="float" office:value="-5.84375" calcext:value-type="float">
            <text:p>-5.84375</text:p>
          </table:table-cell>
          <table:table-cell table:formula="of:=0.25*([.B455]^(1/5))+[.C455]^(1/3)" office:value-type="float" office:value="-1.45628818313902" calcext:value-type="float">
            <text:p>-1.45628818313902</text:p>
          </table:table-cell>
          <table:table-cell table:formula="of:=0.125*[.B455]-[.C455]^(1/3)" office:value-type="float" office:value="2.42609423927744" calcext:value-type="float">
            <text:p>2.42609423927744</text:p>
          </table:table-cell>
        </table:table-row>
        <table:table-row table:style-name="ro1">
          <table:table-cell office:value-type="float" office:value="14.1875" calcext:value-type="float">
            <text:p>14.1875</text:p>
          </table:table-cell>
          <table:table-cell table:formula="of:=5*SIN([.A456])" office:value-type="float" office:value="4.99366779498027" calcext:value-type="float">
            <text:p>4.99366779498027</text:p>
          </table:table-cell>
          <table:table-cell table:formula="of:=[.A456]-20" office:value-type="float" office:value="-5.8125" calcext:value-type="float">
            <text:p>-5.8125</text:p>
          </table:table-cell>
          <table:table-cell table:formula="of:=0.25*([.B456]^(1/5))+[.C456]^(1/3)" office:value-type="float" office:value="-1.45314658327441" calcext:value-type="float">
            <text:p>-1.45314658327441</text:p>
          </table:table-cell>
          <table:table-cell table:formula="of:=0.125*[.B456]-[.C456]^(1/3)" office:value-type="float" office:value="2.42220006140949" calcext:value-type="float">
            <text:p>2.42220006140949</text:p>
          </table:table-cell>
        </table:table-row>
        <table:table-row table:style-name="ro1">
          <table:table-cell office:value-type="float" office:value="14.21875" calcext:value-type="float">
            <text:p>14.21875</text:p>
          </table:table-cell>
          <table:table-cell table:formula="of:=5*SIN([.A457])" office:value-type="float" office:value="4.9833697383122" calcext:value-type="float">
            <text:p>4.9833697383122</text:p>
          </table:table-cell>
          <table:table-cell table:formula="of:=[.A457]-20" office:value-type="float" office:value="-5.78125" calcext:value-type="float">
            <text:p>-5.78125</text:p>
          </table:table-cell>
          <table:table-cell table:formula="of:=0.25*([.B457]^(1/5))+[.C457]^(1/3)" office:value-type="float" office:value="-1.4500609311843" calcext:value-type="float">
            <text:p>-1.4500609311843</text:p>
          </table:table-cell>
          <table:table-cell table:formula="of:=0.125*[.B457]-[.C457]^(1/3)" office:value-type="float" office:value="2.41768480530611" calcext:value-type="float">
            <text:p>2.41768480530611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table:formula="of:=5*SIN([.A458])" office:value-type="float" office:value="4.96820550566381" calcext:value-type="float">
            <text:p>4.96820550566381</text:p>
          </table:table-cell>
          <table:table-cell table:formula="of:=[.A458]-20" office:value-type="float" office:value="-5.75" calcext:value-type="float">
            <text:p>-5.75</text:p>
          </table:table-cell>
          <table:table-cell table:formula="of:=0.25*([.B458]^(1/5))+[.C458]^(1/3)" office:value-type="float" office:value="-1.44703131829174" calcext:value-type="float">
            <text:p>-1.44703131829174</text:p>
          </table:table-cell>
          <table:table-cell table:formula="of:=0.125*[.B458]-[.C458]^(1/3)" office:value-type="float" office:value="2.41254962371595" calcext:value-type="float">
            <text:p>2.41254962371595</text:p>
          </table:table-cell>
        </table:table-row>
        <table:table-row table:style-name="ro1">
          <table:table-cell office:value-type="float" office:value="14.28125" calcext:value-type="float">
            <text:p>14.28125</text:p>
          </table:table-cell>
          <table:table-cell table:formula="of:=5*SIN([.A459])" office:value-type="float" office:value="4.94818990465094" calcext:value-type="float">
            <text:p>4.94818990465094</text:p>
          </table:table-cell>
          <table:table-cell table:formula="of:=[.A459]-20" office:value-type="float" office:value="-5.71875" calcext:value-type="float">
            <text:p>-5.71875</text:p>
          </table:table-cell>
          <table:table-cell table:formula="of:=0.25*([.B459]^(1/5))+[.C459]^(1/3)" office:value-type="float" office:value="-1.44405792907469" calcext:value-type="float">
            <text:p>-1.44405792907469</text:p>
          </table:table-cell>
          <table:table-cell table:formula="of:=0.125*[.B459]-[.C459]^(1/3)" office:value-type="float" office:value="2.40679626184154" calcext:value-type="float">
            <text:p>2.40679626184154</text:p>
          </table:table-cell>
        </table:table-row>
        <table:table-row table:style-name="ro1">
          <table:table-cell office:value-type="float" office:value="14.3125" calcext:value-type="float">
            <text:p>14.3125</text:p>
          </table:table-cell>
          <table:table-cell table:formula="of:=5*SIN([.A460])" office:value-type="float" office:value="4.92334248016832" calcext:value-type="float">
            <text:p>4.92334248016832</text:p>
          </table:table-cell>
          <table:table-cell table:formula="of:=[.A460]-20" office:value-type="float" office:value="-5.6875" calcext:value-type="float">
            <text:p>-5.6875</text:p>
          </table:table-cell>
          <table:table-cell table:formula="of:=0.25*([.B460]^(1/5))+[.C460]^(1/3)" office:value-type="float" office:value="-1.44114104321569" calcext:value-type="float">
            <text:p>-1.44114104321569</text:p>
          </table:table-cell>
          <table:table-cell table:formula="of:=0.125*[.B460]-[.C460]^(1/3)" office:value-type="float" office:value="2.40042705550143" calcext:value-type="float">
            <text:p>2.40042705550143</text:p>
          </table:table-cell>
        </table:table-row>
        <table:table-row table:style-name="ro1">
          <table:table-cell office:value-type="float" office:value="14.34375" calcext:value-type="float">
            <text:p>14.34375</text:p>
          </table:table-cell>
          <table:table-cell table:formula="of:=5*SIN([.A461])" office:value-type="float" office:value="4.89368749530427" calcext:value-type="float">
            <text:p>4.89368749530427</text:p>
          </table:table-cell>
          <table:table-cell table:formula="of:=[.A461]-20" office:value-type="float" office:value="-5.65625" calcext:value-type="float">
            <text:p>-5.65625</text:p>
          </table:table-cell>
          <table:table-cell table:formula="of:=0.25*([.B461]^(1/5))+[.C461]^(1/3)" office:value-type="float" office:value="-1.43828103850679" calcext:value-type="float">
            <text:p>-1.43828103850679</text:p>
          </table:table-cell>
          <table:table-cell table:formula="of:=0.125*[.B461]-[.C461]^(1/3)" office:value-type="float" office:value="2.39344492871343" calcext:value-type="float">
            <text:p>2.39344492871343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table:formula="of:=5*SIN([.A462])" office:value-type="float" office:value="4.85925390764827" calcext:value-type="float">
            <text:p>4.85925390764827</text:p>
          </table:table-cell>
          <table:table-cell table:formula="of:=[.A462]-20" office:value-type="float" office:value="-5.625" calcext:value-type="float">
            <text:p>-5.625</text:p>
          </table:table-cell>
          <table:table-cell table:formula="of:=0.25*([.B462]^(1/5))+[.C462]^(1/3)" office:value-type="float" office:value="-1.43547839455741" calcext:value-type="float">
            <text:p>-1.43547839455741</text:p>
          </table:table-cell>
          <table:table-cell table:formula="of:=0.125*[.B462]-[.C462]^(1/3)" office:value-type="float" office:value="2.38585339070107" calcext:value-type="float">
            <text:p>2.38585339070107</text:p>
          </table:table-cell>
        </table:table-row>
        <table:table-row table:style-name="ro1">
          <table:table-cell office:value-type="float" office:value="14.40625" calcext:value-type="float">
            <text:p>14.40625</text:p>
          </table:table-cell>
          <table:table-cell table:formula="of:=5*SIN([.A463])" office:value-type="float" office:value="4.82007534101431" calcext:value-type="float">
            <text:p>4.82007534101431</text:p>
          </table:table-cell>
          <table:table-cell table:formula="of:=[.A463]-20" office:value-type="float" office:value="-5.59375" calcext:value-type="float">
            <text:p>-5.59375</text:p>
          </table:table-cell>
          <table:table-cell table:formula="of:=0.25*([.B463]^(1/5))+[.C463]^(1/3)" office:value-type="float" office:value="-1.43273369736722" calcext:value-type="float">
            <text:p>-1.43273369736722</text:p>
          </table:table-cell>
          <table:table-cell table:formula="of:=0.125*[.B463]-[.C463]^(1/3)" office:value-type="float" office:value="2.37765653232617" calcext:value-type="float">
            <text:p>2.37765653232617</text:p>
          </table:table-cell>
        </table:table-row>
        <table:table-row table:style-name="ro1">
          <table:table-cell office:value-type="float" office:value="14.4375" calcext:value-type="float">
            <text:p>14.4375</text:p>
          </table:table-cell>
          <table:table-cell table:formula="of:=5*SIN([.A464])" office:value-type="float" office:value="4.77619005260785" calcext:value-type="float">
            <text:p>4.77619005260785</text:p>
          </table:table-cell>
          <table:table-cell table:formula="of:=[.A464]-20" office:value-type="float" office:value="-5.5625" calcext:value-type="float">
            <text:p>-5.5625</text:p>
          </table:table-cell>
          <table:table-cell table:formula="of:=0.25*([.B464]^(1/5))+[.C464]^(1/3)" office:value-type="float" office:value="-1.43004764484198" calcext:value-type="float">
            <text:p>-1.43004764484198</text:p>
          </table:table-cell>
          <table:table-cell table:formula="of:=0.125*[.B464]-[.C464]^(1/3)" office:value-type="float" office:value="2.36885902195117" calcext:value-type="float">
            <text:p>2.36885902195117</text:p>
          </table:table-cell>
        </table:table-row>
        <table:table-row table:style-name="ro1">
          <table:table-cell office:value-type="float" office:value="14.46875" calcext:value-type="float">
            <text:p>14.46875</text:p>
          </table:table-cell>
          <table:table-cell table:formula="of:=5*SIN([.A465])" office:value-type="float" office:value="4.72764089566827" calcext:value-type="float">
            <text:p>4.72764089566827</text:p>
          </table:table-cell>
          <table:table-cell table:formula="of:=[.A465]-20" office:value-type="float" office:value="-5.53125" calcext:value-type="float">
            <text:p>-5.53125</text:p>
          </table:table-cell>
          <table:table-cell table:formula="of:=0.25*([.B465]^(1/5))+[.C465]^(1/3)" office:value-type="float" office:value="-1.42742105334849" calcext:value-type="float">
            <text:p>-1.42742105334849</text:p>
          </table:table-cell>
          <table:table-cell table:formula="of:=0.125*[.B465]-[.C465]^(1/3)" office:value-type="float" office:value="2.35946610073479" calcext:value-type="float">
            <text:p>2.3594661007347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5*SIN([.A466])" office:value-type="float" office:value="4.67447527762342" calcext:value-type="float">
            <text:p>4.67447527762342</text:p>
          </table:table-cell>
          <table:table-cell table:formula="of:=[.A466]-20" office:value-type="float" office:value="-5.5" calcext:value-type="float">
            <text:p>-5.5</text:p>
          </table:table-cell>
          <table:table-cell table:formula="of:=0.25*([.B466]^(1/5))+[.C466]^(1/3)" office:value-type="float" office:value="-1.42485486542638" calcext:value-type="float">
            <text:p>-1.42485486542638</text:p>
          </table:table-cell>
          <table:table-cell table:formula="of:=0.125*[.B466]-[.C466]^(1/3)" office:value-type="float" office:value="2.34948357736596" calcext:value-type="float">
            <text:p>2.34948357736596</text:p>
          </table:table-cell>
        </table:table-row>
        <table:table-row table:style-name="ro1">
          <table:table-cell office:value-type="float" office:value="14.53125" calcext:value-type="float">
            <text:p>14.53125</text:p>
          </table:table-cell>
          <table:table-cell table:formula="of:=5*SIN([.A467])" office:value-type="float" office:value="4.61674511379709" calcext:value-type="float">
            <text:p>4.61674511379709</text:p>
          </table:table-cell>
          <table:table-cell table:formula="of:=[.A467]-20" office:value-type="float" office:value="-5.46875" calcext:value-type="float">
            <text:p>-5.46875</text:p>
          </table:table-cell>
          <table:table-cell table:formula="of:=0.25*([.B467]^(1/5))+[.C467]^(1/3)" office:value-type="float" office:value="-1.4223501587992" calcext:value-type="float">
            <text:p>-1.4223501587992</text:p>
          </table:table-cell>
          <table:table-cell table:formula="of:=0.125*[.B467]-[.C467]^(1/3)" office:value-type="float" office:value="2.33891782224086" calcext:value-type="float">
            <text:p>2.33891782224086</text:p>
          </table:table-cell>
        </table:table-row>
        <table:table-row table:style-name="ro1">
          <table:table-cell office:value-type="float" office:value="14.5625" calcext:value-type="float">
            <text:p>14.5625</text:p>
          </table:table-cell>
          <table:table-cell table:formula="of:=5*SIN([.A468])" office:value-type="float" office:value="4.55450677671456" calcext:value-type="float">
            <text:p>4.55450677671456</text:p>
          </table:table-cell>
          <table:table-cell table:formula="of:=[.A468]-20" office:value-type="float" office:value="-5.4375" calcext:value-type="float">
            <text:p>-5.4375</text:p>
          </table:table-cell>
          <table:table-cell table:formula="of:=0.25*([.B468]^(1/5))+[.C468]^(1/3)" office:value-type="float" office:value="-1.41990815685734" calcext:value-type="float">
            <text:p>-1.41990815685734</text:p>
          </table:table-cell>
          <table:table-cell table:formula="of:=0.125*[.B468]-[.C468]^(1/3)" office:value-type="float" office:value="2.32777576108874" calcext:value-type="float">
            <text:p>2.32777576108874</text:p>
          </table:table-cell>
        </table:table-row>
        <table:table-row table:style-name="ro1">
          <table:table-cell office:value-type="float" office:value="14.59375" calcext:value-type="float">
            <text:p>14.59375</text:p>
          </table:table-cell>
          <table:table-cell table:formula="of:=5*SIN([.A469])" office:value-type="float" office:value="4.48782104105579" calcext:value-type="float">
            <text:p>4.48782104105579</text:p>
          </table:table-cell>
          <table:table-cell table:formula="of:=[.A469]-20" office:value-type="float" office:value="-5.40625" calcext:value-type="float">
            <text:p>-5.40625</text:p>
          </table:table-cell>
          <table:table-cell table:formula="of:=0.25*([.B469]^(1/5))+[.C469]^(1/3)" office:value-type="float" office:value="-1.41753024082086" calcext:value-type="float">
            <text:p>-1.41753024082086</text:p>
          </table:table-cell>
          <table:table-cell table:formula="of:=0.125*[.B469]-[.C469]^(1/3)" office:value-type="float" office:value="2.31606486805269" calcext:value-type="float">
            <text:p>2.31606486805269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table:formula="of:=5*SIN([.A470])" office:value-type="float" office:value="4.41675302430998" calcext:value-type="float">
            <text:p>4.41675302430998</text:p>
          </table:table-cell>
          <table:table-cell table:formula="of:=[.A470]-20" office:value-type="float" office:value="-5.375" calcext:value-type="float">
            <text:p>-5.375</text:p>
          </table:table-cell>
          <table:table-cell table:formula="of:=0.25*([.B470]^(1/5))+[.C470]^(1/3)" office:value-type="float" office:value="-1.41521796383364" calcext:value-type="float">
            <text:p>-1.41521796383364</text:p>
          </table:table-cell>
          <table:table-cell table:formula="of:=0.125*[.B470]-[.C470]^(1/3)" office:value-type="float" office:value="2.30379315823211" calcext:value-type="float">
            <text:p>2.30379315823211</text:p>
          </table:table-cell>
        </table:table-row>
        <table:table-row table:style-name="ro1">
          <table:table-cell office:value-type="float" office:value="14.65625" calcext:value-type="float">
            <text:p>14.65625</text:p>
          </table:table-cell>
          <table:table-cell table:formula="of:=5*SIN([.A471])" office:value-type="float" office:value="4.34137212318943" calcext:value-type="float">
            <text:p>4.34137212318943</text:p>
          </table:table-cell>
          <table:table-cell table:formula="of:=[.A471]-20" office:value-type="float" office:value="-5.34375" calcext:value-type="float">
            <text:p>-5.34375</text:p>
          </table:table-cell>
          <table:table-cell table:formula="of:=0.25*([.B471]^(1/5))+[.C471]^(1/3)" office:value-type="float" office:value="-1.41297306729309" calcext:value-type="float">
            <text:p>-1.41297306729309</text:p>
          </table:table-cell>
          <table:table-cell table:formula="of:=0.125*[.B471]-[.C471]^(1/3)" office:value-type="float" office:value="2.2909691796939" calcext:value-type="float">
            <text:p>2.2909691796939</text:p>
          </table:table-cell>
        </table:table-row>
        <table:table-row table:style-name="ro1">
          <table:table-cell office:value-type="float" office:value="14.6875" calcext:value-type="float">
            <text:p>14.6875</text:p>
          </table:table-cell>
          <table:table-cell table:formula="of:=5*SIN([.A472])" office:value-type="float" office:value="4.26175194586486" calcext:value-type="float">
            <text:p>4.26175194586486</text:p>
          </table:table-cell>
          <table:table-cell table:formula="of:=[.A472]-20" office:value-type="float" office:value="-5.3125" calcext:value-type="float">
            <text:p>-5.3125</text:p>
          </table:table-cell>
          <table:table-cell table:formula="of:=0.25*([.B472]^(1/5))+[.C472]^(1/3)" office:value-type="float" office:value="-1.41079749978422" calcext:value-type="float">
            <text:p>-1.41079749978422</text:p>
          </table:table-cell>
          <table:table-cell table:formula="of:=0.125*[.B472]-[.C472]^(1/3)" office:value-type="float" office:value="2.27760200496033" calcext:value-type="float">
            <text:p>2.27760200496033</text:p>
          </table:table-cell>
        </table:table-row>
        <table:table-row table:style-name="ro1">
          <table:table-cell office:value-type="float" office:value="14.71875" calcext:value-type="float">
            <text:p>14.71875</text:p>
          </table:table-cell>
          <table:table-cell table:formula="of:=5*SIN([.A473])" office:value-type="float" office:value="4.17797024008824" calcext:value-type="float">
            <text:p>4.17797024008824</text:p>
          </table:table-cell>
          <table:table-cell table:formula="of:=[.A473]-20" office:value-type="float" office:value="-5.28125" calcext:value-type="float">
            <text:p>-5.28125</text:p>
          </table:table-cell>
          <table:table-cell table:formula="of:=0.25*([.B473]^(1/5))+[.C473]^(1/3)" office:value-type="float" office:value="-1.40869343906753" calcext:value-type="float">
            <text:p>-1.40869343906753</text:p>
          </table:table-cell>
          <table:table-cell table:formula="of:=0.125*[.B473]-[.C473]^(1/3)" office:value-type="float" office:value="2.26370122198168" calcext:value-type="float">
            <text:p>2.26370122198168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table:formula="of:=5*SIN([.A474])" office:value-type="float" office:value="4.09010881727347" calcext:value-type="float">
            <text:p>4.09010881727347</text:p>
          </table:table-cell>
          <table:table-cell table:formula="of:=[.A474]-20" office:value-type="float" office:value="-5.25" calcext:value-type="float">
            <text:p>-5.25</text:p>
          </table:table-cell>
          <table:table-cell table:formula="of:=0.25*([.B474]^(1/5))+[.C474]^(1/3)" office:value-type="float" office:value="-1.40666331766972" calcext:value-type="float">
            <text:p>-1.40666331766972</text:p>
          </table:table-cell>
          <table:table-cell table:formula="of:=0.125*[.B474]-[.C474]^(1/3)" office:value-type="float" office:value="2.24927692460241" calcext:value-type="float">
            <text:p>2.24927692460241</text:p>
          </table:table-cell>
        </table:table-row>
        <table:table-row table:style-name="ro1">
          <table:table-cell office:value-type="float" office:value="14.78125" calcext:value-type="float">
            <text:p>14.78125</text:p>
          </table:table-cell>
          <table:table-cell table:formula="of:=5*SIN([.A475])" office:value-type="float" office:value="3.9982534726089" calcext:value-type="float">
            <text:p>3.9982534726089</text:p>
          </table:table-cell>
          <table:table-cell table:formula="of:=[.A475]-20" office:value-type="float" office:value="-5.21875" calcext:value-type="float">
            <text:p>-5.21875</text:p>
          </table:table-cell>
          <table:table-cell table:formula="of:=0.25*([.B475]^(1/5))+[.C475]^(1/3)" office:value-type="float" office:value="-1.40470985275212" calcext:value-type="float">
            <text:p>-1.40470985275212</text:p>
          </table:table-cell>
          <table:table-cell table:formula="of:=0.125*[.B475]-[.C475]^(1/3)" office:value-type="float" office:value="2.23433970253006" calcext:value-type="float">
            <text:p>2.23433970253006</text:p>
          </table:table-cell>
        </table:table-row>
        <table:table-row table:style-name="ro1">
          <table:table-cell office:value-type="float" office:value="14.8125" calcext:value-type="float">
            <text:p>14.8125</text:p>
          </table:table-cell>
          <table:table-cell table:formula="of:=5*SIN([.A476])" office:value-type="float" office:value="3.90249390127977" calcext:value-type="float">
            <text:p>3.90249390127977</text:p>
          </table:table-cell>
          <table:table-cell table:formula="of:=[.A476]-20" office:value-type="float" office:value="-5.1875" calcext:value-type="float">
            <text:p>-5.1875</text:p>
          </table:table-cell>
          <table:table-cell table:formula="of:=0.25*([.B476]^(1/5))+[.C476]^(1/3)" office:value-type="float" office:value="-1.40283608109063" calcext:value-type="float">
            <text:p>-1.40283608109063</text:p>
          </table:table-cell>
          <table:table-cell table:formula="of:=0.125*[.B476]-[.C476]^(1/3)" office:value-type="float" office:value="2.21890063081673" calcext:value-type="float">
            <text:p>2.21890063081673</text:p>
          </table:table-cell>
        </table:table-row>
        <table:table-row table:style-name="ro1">
          <table:table-cell office:value-type="float" office:value="14.84375" calcext:value-type="float">
            <text:p>14.84375</text:p>
          </table:table-cell>
          <table:table-cell table:formula="of:=5*SIN([.A477])" office:value-type="float" office:value="3.80292361088243" calcext:value-type="float">
            <text:p>3.80292361088243</text:p>
          </table:table-cell>
          <table:table-cell table:formula="of:=[.A477]-20" office:value-type="float" office:value="-5.15625" calcext:value-type="float">
            <text:p>-5.15625</text:p>
          </table:table-cell>
          <table:table-cell table:formula="of:=0.25*([.B477]^(1/5))+[.C477]^(1/3)" office:value-type="float" office:value="-1.40104540020343" calcext:value-type="float">
            <text:p>-1.40104540020343</text:p>
          </table:table-cell>
          <table:table-cell table:formula="of:=0.125*[.B477]-[.C477]^(1/3)" office:value-type="float" office:value="2.2029712588631" calcext:value-type="float">
            <text:p>2.2029712588631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table:formula="of:=5*SIN([.A478])" office:value-type="float" office:value="3.69963983011572" calcext:value-type="float">
            <text:p>3.69963983011572</text:p>
          </table:table-cell>
          <table:table-cell table:formula="of:=[.A478]-20" office:value-type="float" office:value="-5.125" calcext:value-type="float">
            <text:p>-5.125</text:p>
          </table:table-cell>
          <table:table-cell table:formula="of:=0.25*([.B478]^(1/5))+[.C478]^(1/3)" office:value-type="float" office:value="-1.39934161692366" calcext:value-type="float">
            <text:p>-1.39934161692366</text:p>
          </table:table-cell>
          <table:table-cell table:formula="of:=0.125*[.B478]-[.C478]^(1/3)" office:value-type="float" office:value="2.18656359895583" calcext:value-type="float">
            <text:p>2.18656359895583</text:p>
          </table:table-cell>
        </table:table-row>
        <table:table-row table:style-name="ro1">
          <table:table-cell office:value-type="float" office:value="14.90625" calcext:value-type="float">
            <text:p>14.90625</text:p>
          </table:table-cell>
          <table:table-cell table:formula="of:=5*SIN([.A479])" office:value-type="float" office:value="3.59274341383879" calcext:value-type="float">
            <text:p>3.59274341383879</text:p>
          </table:table-cell>
          <table:table-cell table:formula="of:=[.A479]-20" office:value-type="float" office:value="-5.09375" calcext:value-type="float">
            <text:p>-5.09375</text:p>
          </table:table-cell>
          <table:table-cell table:formula="of:=0.25*([.B479]^(1/5))+[.C479]^(1/3)" office:value-type="float" office:value="-1.3977290050518" calcext:value-type="float">
            <text:p>-1.3977290050518</text:p>
          </table:table-cell>
          <table:table-cell table:formula="of:=0.125*[.B479]-[.C479]^(1/3)" office:value-type="float" office:value="2.16969011434934" calcext:value-type="float">
            <text:p>2.16969011434934</text:p>
          </table:table-cell>
        </table:table-row>
        <table:table-row table:style-name="ro1">
          <table:table-cell office:value-type="float" office:value="14.9375" calcext:value-type="float">
            <text:p>14.9375</text:p>
          </table:table-cell>
          <table:table-cell table:formula="of:=5*SIN([.A480])" office:value-type="float" office:value="3.48233874458809" calcext:value-type="float">
            <text:p>3.48233874458809</text:p>
          </table:table-cell>
          <table:table-cell table:formula="of:=[.A480]-20" office:value-type="float" office:value="-5.0625" calcext:value-type="float">
            <text:p>-5.0625</text:p>
          </table:table-cell>
          <table:table-cell table:formula="of:=0.25*([.B480]^(1/5))+[.C480]^(1/3)" office:value-type="float" office:value="-1.39621237416527" calcext:value-type="float">
            <text:p>-1.39621237416527</text:p>
          </table:table-cell>
          <table:table-cell table:formula="of:=0.125*[.B480]-[.C480]^(1/3)" office:value-type="float" office:value="2.15236370690351" calcext:value-type="float">
            <text:p>2.15236370690351</text:p>
          </table:table-cell>
        </table:table-row>
        <table:table-row table:style-name="ro1">
          <table:table-cell office:value-type="float" office:value="14.96875" calcext:value-type="float">
            <text:p>14.96875</text:p>
          </table:table-cell>
          <table:table-cell table:formula="of:=5*SIN([.A481])" office:value-type="float" office:value="3.36853363064953" calcext:value-type="float">
            <text:p>3.36853363064953</text:p>
          </table:table-cell>
          <table:table-cell table:formula="of:=[.A481]-20" office:value-type="float" office:value="-5.03125" calcext:value-type="float">
            <text:p>-5.03125</text:p>
          </table:table-cell>
          <table:table-cell table:formula="of:=0.25*([.B481]^(1/5))+[.C481]^(1/3)" office:value-type="float" office:value="-1.39479715224732" calcext:value-type="float">
            <text:p>-1.39479715224732</text:p>
          </table:table-cell>
          <table:table-cell table:formula="of:=0.125*[.B481]-[.C481]^(1/3)" office:value-type="float" office:value="2.13459770428935" calcext:value-type="float">
            <text:p>2.134597704289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*SIN([.A482])" office:value-type="float" office:value="3.25143920078558" calcext:value-type="float">
            <text:p>3.25143920078558</text:p>
          </table:table-cell>
          <table:table-cell table:formula="of:=[.A482]-20" office:value-type="float" office:value="-5" calcext:value-type="float">
            <text:p>-5</text:p>
          </table:table-cell>
          <table:table-cell table:formula="of:=0.25*([.B482]^(1/5))+[.C482]^(1/3)" office:value-type="float" office:value="-1.39348948557841" calcext:value-type="float">
            <text:p>-1.39348948557841</text:p>
          </table:table-cell>
          <table:table-cell table:formula="of:=0.125*[.B482]-[.C482]^(1/3)" office:value-type="float" office:value="2.1164058467749" calcext:value-type="float">
            <text:p>2.1164058467749</text:p>
          </table:table-cell>
        </table:table-row>
        <table:table-row table:style-name="ro1">
          <table:table-cell office:value-type="float" office:value="15.03125" calcext:value-type="float">
            <text:p>15.03125</text:p>
          </table:table-cell>
          <table:table-cell table:formula="of:=5*SIN([.A483])" office:value-type="float" office:value="3.13116979571988" calcext:value-type="float">
            <text:p>3.13116979571988</text:p>
          </table:table-cell>
          <table:table-cell table:formula="of:=[.A483]-20" office:value-type="float" office:value="-4.96875" calcext:value-type="float">
            <text:p>-4.96875</text:p>
          </table:table-cell>
          <table:table-cell table:formula="of:=0.25*([.B483]^(1/5))+[.C483]^(1/3)" office:value-type="float" office:value="-1.39229636038879" calcext:value-type="float">
            <text:p>-1.39229636038879</text:p>
          </table:table-cell>
          <table:table-cell table:formula="of:=0.125*[.B483]-[.C483]^(1/3)" office:value-type="float" office:value="2.09780227360426" calcext:value-type="float">
            <text:p>2.09780227360426</text:p>
          </table:table-cell>
        </table:table-row>
        <table:table-row table:style-name="ro1">
          <table:table-cell office:value-type="float" office:value="15.0625" calcext:value-type="float">
            <text:p>15.0625</text:p>
          </table:table-cell>
          <table:table-cell table:formula="of:=5*SIN([.A484])" office:value-type="float" office:value="3.00784285648545" calcext:value-type="float">
            <text:p>3.00784285648545</text:p>
          </table:table-cell>
          <table:table-cell table:formula="of:=[.A484]-20" office:value-type="float" office:value="-4.9375" calcext:value-type="float">
            <text:p>-4.9375</text:p>
          </table:table-cell>
          <table:table-cell table:formula="of:=0.25*([.B484]^(1/5))+[.C484]^(1/3)" office:value-type="float" office:value="-1.39122575221415" calcext:value-type="float">
            <text:p>-1.39122575221415</text:p>
          </table:table-cell>
          <table:table-cell table:formula="of:=0.125*[.B484]-[.C484]^(1/3)" office:value-type="float" office:value="2.07880150898295" calcext:value-type="float">
            <text:p>2.07880150898295</text:p>
          </table:table-cell>
        </table:table-row>
        <table:table-row table:style-name="ro1">
          <table:table-cell office:value-type="float" office:value="15.09375" calcext:value-type="float">
            <text:p>15.09375</text:p>
          </table:table-cell>
          <table:table-cell table:formula="of:=5*SIN([.A485])" office:value-type="float" office:value="2.88157880974559" calcext:value-type="float">
            <text:p>2.88157880974559</text:p>
          </table:table-cell>
          <table:table-cell table:formula="of:=[.A485]-20" office:value-type="float" office:value="-4.90625" calcext:value-type="float">
            <text:p>-4.90625</text:p>
          </table:table-cell>
          <table:table-cell table:formula="of:=0.25*([.B485]^(1/5))+[.C485]^(1/3)" office:value-type="float" office:value="-1.39028681089668" calcext:value-type="float">
            <text:p>-1.39028681089668</text:p>
          </table:table-cell>
          <table:table-cell table:formula="of:=0.125*[.B485]-[.C485]^(1/3)" office:value-type="float" office:value="2.05941844768301" calcext:value-type="float">
            <text:p>2.05941844768301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table:formula="of:=5*SIN([.A486])" office:value-type="float" office:value="2.75250095019918" calcext:value-type="float">
            <text:p>2.75250095019918</text:p>
          </table:table-cell>
          <table:table-cell table:formula="of:=[.A486]-20" office:value-type="float" office:value="-4.875" calcext:value-type="float">
            <text:p>-4.875</text:p>
          </table:table-cell>
          <table:table-cell table:formula="of:=0.25*([.B486]^(1/5))+[.C486]^(1/3)" office:value-type="float" office:value="-1.389490091986" calcext:value-type="float">
            <text:p>-1.389490091986</text:p>
          </table:table-cell>
          <table:table-cell table:formula="of:=0.125*[.B486]-[.C486]^(1/3)" office:value-type="float" office:value="2.03966834028198" calcext:value-type="float">
            <text:p>2.03966834028198</text:p>
          </table:table-cell>
        </table:table-row>
        <table:table-row table:style-name="ro1">
          <table:table-cell office:value-type="float" office:value="15.15625" calcext:value-type="float">
            <text:p>15.15625</text:p>
          </table:table-cell>
          <table:table-cell table:formula="of:=5*SIN([.A487])" office:value-type="float" office:value="2.6207353201856" calcext:value-type="float">
            <text:p>2.6207353201856</text:p>
          </table:table-cell>
          <table:table-cell table:formula="of:=[.A487]-20" office:value-type="float" office:value="-4.84375" calcext:value-type="float">
            <text:p>-4.84375</text:p>
          </table:table-cell>
          <table:table-cell table:formula="of:=0.25*([.B487]^(1/5))+[.C487]^(1/3)" office:value-type="float" office:value="-1.38884784931169" calcext:value-type="float">
            <text:p>-1.38884784931169</text:p>
          </table:table-cell>
          <table:table-cell table:formula="of:=0.125*[.B487]-[.C487]^(1/3)" office:value-type="float" office:value="2.01956677804995" calcext:value-type="float">
            <text:p>2.01956677804995</text:p>
          </table:table-cell>
        </table:table-row>
        <table:table-row table:style-name="ro1">
          <table:table-cell office:value-type="float" office:value="15.1875" calcext:value-type="float">
            <text:p>15.1875</text:p>
          </table:table-cell>
          <table:table-cell table:formula="of:=5*SIN([.A488])" office:value-type="float" office:value="2.48641058660645" calcext:value-type="float">
            <text:p>2.48641058660645</text:p>
          </table:table-cell>
          <table:table-cell table:formula="of:=[.A488]-20" office:value-type="float" office:value="-4.8125" calcext:value-type="float">
            <text:p>-4.8125</text:p>
          </table:table-cell>
          <table:table-cell table:formula="of:=0.25*([.B488]^(1/5))+[.C488]^(1/3)" office:value-type="float" office:value="-1.38837440933692" calcext:value-type="float">
            <text:p>-1.38837440933692</text:p>
          </table:table-cell>
          <table:table-cell table:formula="of:=0.125*[.B488]-[.C488]^(1/3)" office:value-type="float" office:value="1.99912967749926" calcext:value-type="float">
            <text:p>1.99912967749926</text:p>
          </table:table-cell>
        </table:table-row>
        <table:table-row table:style-name="ro1">
          <table:table-cell office:value-type="float" office:value="15.21875" calcext:value-type="float">
            <text:p>15.21875</text:p>
          </table:table-cell>
          <table:table-cell table:formula="of:=5*SIN([.A489])" office:value-type="float" office:value="2.34965791528454" calcext:value-type="float">
            <text:p>2.34965791528454</text:p>
          </table:table-cell>
          <table:table-cell table:formula="of:=[.A489]-20" office:value-type="float" office:value="-4.78125" calcext:value-type="float">
            <text:p>-4.78125</text:p>
          </table:table-cell>
          <table:table-cell table:formula="of:=0.25*([.B489]^(1/5))+[.C489]^(1/3)" office:value-type="float" office:value="-1.38808665654993" calcext:value-type="float">
            <text:p>-1.38808665654993</text:p>
          </table:table-cell>
          <table:table-cell table:formula="of:=0.125*[.B489]-[.C489]^(1/3)" office:value-type="float" office:value="1.9783732646119" calcext:value-type="float">
            <text:p>1.9783732646119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table:formula="of:=5*SIN([.A490])" office:value-type="float" office:value="2.2106108428827" calcext:value-type="float">
            <text:p>2.2106108428827</text:p>
          </table:table-cell>
          <table:table-cell table:formula="of:=[.A490]-20" office:value-type="float" office:value="-4.75" calcext:value-type="float">
            <text:p>-4.75</text:p>
          </table:table-cell>
          <table:table-cell table:formula="of:=0.25*([.B490]^(1/5))+[.C490]^(1/3)" office:value-type="float" office:value="-1.38800467223406" calcext:value-type="float">
            <text:p>-1.38800467223406</text:p>
          </table:table-cell>
          <table:table-cell table:formula="of:=0.125*[.B490]-[.C490]^(1/3)" office:value-type="float" office:value="1.95731405875982" calcext:value-type="float">
            <text:p>1.95731405875982</text:p>
          </table:table-cell>
        </table:table-row>
        <table:table-row table:style-name="ro1">
          <table:table-cell office:value-type="float" office:value="15.28125" calcext:value-type="float">
            <text:p>15.28125</text:p>
          </table:table-cell>
          <table:table-cell table:formula="of:=5*SIN([.A491])" office:value-type="float" office:value="2.06940514650745" calcext:value-type="float">
            <text:p>2.06940514650745</text:p>
          </table:table-cell>
          <table:table-cell table:formula="of:=[.A491]-20" office:value-type="float" office:value="-4.71875" calcext:value-type="float">
            <text:p>-4.71875</text:p>
          </table:table-cell>
          <table:table-cell table:formula="of:=0.25*([.B491]^(1/5))+[.C491]^(1/3)" office:value-type="float" office:value="-1.38815258922597" calcext:value-type="float">
            <text:p>-1.38815258922597</text:p>
          </table:table-cell>
          <table:table-cell table:formula="of:=0.125*[.B491]-[.C491]^(1/3)" office:value-type="float" office:value="1.9359688563337" calcext:value-type="float">
            <text:p>1.9359688563337</text:p>
          </table:table-cell>
        </table:table-row>
        <table:table-row table:style-name="ro1">
          <table:table-cell office:value-type="float" office:value="15.3125" calcext:value-type="float">
            <text:p>15.3125</text:p>
          </table:table-cell>
          <table:table-cell table:formula="of:=5*SIN([.A492])" office:value-type="float" office:value="1.926178711125" calcext:value-type="float">
            <text:p>1.926178711125</text:p>
          </table:table-cell>
          <table:table-cell table:formula="of:=[.A492]-20" office:value-type="float" office:value="-4.6875" calcext:value-type="float">
            <text:p>-4.6875</text:p>
          </table:table-cell>
          <table:table-cell table:formula="of:=0.25*([.B492]^(1/5))+[.C492]^(1/3)" office:value-type="float" office:value="-1.38855975751823" calcext:value-type="float">
            <text:p>-1.38855975751823</text:p>
          </table:table-cell>
          <table:table-cell table:formula="of:=0.125*[.B492]-[.C492]^(1/3)" office:value-type="float" office:value="1.91435471409605" calcext:value-type="float">
            <text:p>1.91435471409605</text:p>
          </table:table-cell>
        </table:table-row>
        <table:table-row table:style-name="ro1">
          <table:table-cell office:value-type="float" office:value="15.34375" calcext:value-type="float">
            <text:p>15.34375</text:p>
          </table:table-cell>
          <table:table-cell table:formula="of:=5*SIN([.A493])" office:value-type="float" office:value="1.78107139491892" calcext:value-type="float">
            <text:p>1.78107139491892</text:p>
          </table:table-cell>
          <table:table-cell table:formula="of:=[.A493]-20" office:value-type="float" office:value="-4.65625" calcext:value-type="float">
            <text:p>-4.65625</text:p>
          </table:table-cell>
          <table:table-cell table:formula="of:=0.25*([.B493]^(1/5))+[.C493]^(1/3)" office:value-type="float" office:value="-1.3892623684307" calcext:value-type="float">
            <text:p>-1.3892623684307</text:p>
          </table:table-cell>
          <table:table-cell table:formula="of:=0.125*[.B493]-[.C493]^(1/3)" office:value-type="float" office:value="1.89248893227471" calcext:value-type="float">
            <text:p>1.89248893227471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table:formula="of:=5*SIN([.A494])" office:value-type="float" office:value="1.63422489272096" calcext:value-type="float">
            <text:p>1.63422489272096</text:p>
          </table:table-cell>
          <table:table-cell table:formula="of:=[.A494]-20" office:value-type="float" office:value="-4.625" calcext:value-type="float">
            <text:p>-4.625</text:p>
          </table:table-cell>
          <table:table-cell table:formula="of:=0.25*([.B494]^(1/5))+[.C494]^(1/3)" office:value-type="float" office:value="-1.39030577478368" calcext:value-type="float">
            <text:p>-1.39030577478368</text:p>
          </table:table-cell>
          <table:table-cell table:formula="of:=0.125*[.B494]-[.C494]^(1/3)" office:value-type="float" office:value="1.8703890374131" calcext:value-type="float">
            <text:p>1.8703890374131</text:p>
          </table:table-cell>
        </table:table-row>
        <table:table-row table:style-name="ro1">
          <table:table-cell office:value-type="float" office:value="15.40625" calcext:value-type="float">
            <text:p>15.40625</text:p>
          </table:table-cell>
          <table:table-cell table:formula="of:=5*SIN([.A495])" office:value-type="float" office:value="1.48578259764851" calcext:value-type="float">
            <text:p>1.48578259764851</text:p>
          </table:table-cell>
          <table:table-cell table:formula="of:=[.A495]-20" office:value-type="float" office:value="-4.59375" calcext:value-type="float">
            <text:p>-4.59375</text:p>
          </table:table-cell>
          <table:table-cell table:formula="of:=0.25*([.B495]^(1/5))+[.C495]^(1/3)" office:value-type="float" office:value="-1.39174790288671" calcext:value-type="float">
            <text:p>-1.39174790288671</text:p>
          </table:table-cell>
          <table:table-cell table:formula="of:=0.125*[.B495]-[.C495]^(1/3)" office:value-type="float" office:value="1.84807276499381" calcext:value-type="float">
            <text:p>1.84807276499381</text:p>
          </table:table-cell>
        </table:table-row>
        <table:table-row table:style-name="ro1">
          <table:table-cell office:value-type="float" office:value="15.4375" calcext:value-type="float">
            <text:p>15.4375</text:p>
          </table:table-cell>
          <table:table-cell table:formula="of:=5*SIN([.A496])" office:value-type="float" office:value="1.33588946108359" calcext:value-type="float">
            <text:p>1.33588946108359</text:p>
          </table:table-cell>
          <table:table-cell table:formula="of:=[.A496]-20" office:value-type="float" office:value="-4.5625" calcext:value-type="float">
            <text:p>-4.5625</text:p>
          </table:table-cell>
          <table:table-cell table:formula="of:=0.25*([.B496]^(1/5))+[.C496]^(1/3)" office:value-type="float" office:value="-1.3936644450441" calcext:value-type="float">
            <text:p>-1.3936644450441</text:p>
          </table:table-cell>
          <table:table-cell table:formula="of:=0.125*[.B496]-[.C496]^(1/3)" office:value-type="float" office:value="1.82555804185232" calcext:value-type="float">
            <text:p>1.82555804185232</text:p>
          </table:table-cell>
        </table:table-row>
        <table:table-row table:style-name="ro1">
          <table:table-cell office:value-type="float" office:value="15.46875" calcext:value-type="float">
            <text:p>15.46875</text:p>
          </table:table-cell>
          <table:table-cell table:formula="of:=5*SIN([.A497])" office:value-type="float" office:value="1.18469185113033" calcext:value-type="float">
            <text:p>1.18469185113033</text:p>
          </table:table-cell>
          <table:table-cell table:formula="of:=[.A497]-20" office:value-type="float" office:value="-4.53125" calcext:value-type="float">
            <text:p>-4.53125</text:p>
          </table:table-cell>
          <table:table-cell table:formula="of:=0.25*([.B497]^(1/5))+[.C497]^(1/3)" office:value-type="float" office:value="-1.39615709349545" calcext:value-type="float">
            <text:p>-1.39615709349545</text:p>
          </table:table-cell>
          <table:table-cell table:formula="of:=0.125*[.B497]-[.C497]^(1/3)" office:value-type="float" office:value="1.80286296839785" calcext:value-type="float">
            <text:p>1.8028629683978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5*SIN([.A498])" office:value-type="float" office:value="1.03233740968898" calcext:value-type="float">
            <text:p>1.03233740968898</text:p>
          </table:table-cell>
          <table:table-cell table:formula="of:=[.A498]-20" office:value-type="float" office:value="-4.5" calcext:value-type="float">
            <text:p>-4.5</text:p>
          </table:table-cell>
          <table:table-cell table:formula="of:=0.25*([.B498]^(1/5))+[.C498]^(1/3)" office:value-type="float" office:value="-1.39936727130368" calcext:value-type="float">
            <text:p>-1.39936727130368</text:p>
          </table:table-cell>
          <table:table-cell table:formula="of:=0.125*[.B498]-[.C498]^(1/3)" office:value-type="float" office:value="1.78000580065844" calcext:value-type="float">
            <text:p>1.78000580065844</text:p>
          </table:table-cell>
        </table:table-row>
        <table:table-row table:style-name="ro1">
          <table:table-cell office:value-type="float" office:value="15.53125" calcext:value-type="float">
            <text:p>15.53125</text:p>
          </table:table-cell>
          <table:table-cell table:formula="of:=5*SIN([.A499])" office:value-type="float" office:value="0.878974908286124" calcext:value-type="float">
            <text:p>0.878974908286124</text:p>
          </table:table-cell>
          <table:table-cell table:formula="of:=[.A499]-20" office:value-type="float" office:value="-4.46875" calcext:value-type="float">
            <text:p>-4.46875</text:p>
          </table:table-cell>
          <table:table-cell table:formula="of:=0.25*([.B499]^(1/5))+[.C499]^(1/3)" office:value-type="float" office:value="-1.40350052234188" calcext:value-type="float">
            <text:p>-1.40350052234188</text:p>
          </table:table-cell>
          <table:table-cell table:formula="of:=0.125*[.B499]-[.C499]^(1/3)" office:value-type="float" office:value="1.75700493216773" calcext:value-type="float">
            <text:p>1.75700493216773</text:p>
          </table:table-cell>
        </table:table-row>
        <table:table-row table:style-name="ro1">
          <table:table-cell office:value-type="float" office:value="15.5625" calcext:value-type="float">
            <text:p>15.5625</text:p>
          </table:table-cell>
          <table:table-cell table:formula="of:=5*SIN([.A500])" office:value-type="float" office:value="0.724754102801767" calcext:value-type="float">
            <text:p>0.724754102801767</text:p>
          </table:table-cell>
          <table:table-cell table:formula="of:=[.A500]-20" office:value-type="float" office:value="-4.4375" calcext:value-type="float">
            <text:p>-4.4375</text:p>
          </table:table-cell>
          <table:table-cell table:formula="of:=0.25*([.B500]^(1/5))+[.C500]^(1/3)" office:value-type="float" office:value="-1.40887352779487" calcext:value-type="float">
            <text:p>-1.40887352779487</text:p>
          </table:table-cell>
          <table:table-cell table:formula="of:=0.125*[.B500]-[.C500]^(1/3)" office:value-type="float" office:value="1.73387887571083" calcext:value-type="float">
            <text:p>1.73387887571083</text:p>
          </table:table-cell>
        </table:table-row>
        <table:table-row table:style-name="ro1">
          <table:table-cell office:value-type="float" office:value="15.59375" calcext:value-type="float">
            <text:p>15.59375</text:p>
          </table:table-cell>
          <table:table-cell table:formula="of:=5*SIN([.A501])" office:value-type="float" office:value="0.569825587235299" calcext:value-type="float">
            <text:p>0.569825587235299</text:p>
          </table:table-cell>
          <table:table-cell table:formula="of:=[.A501]-20" office:value-type="float" office:value="-4.40625" calcext:value-type="float">
            <text:p>-4.40625</text:p>
          </table:table-cell>
          <table:table-cell table:formula="of:=0.25*([.B501]^(1/5))+[.C501]^(1/3)" office:value-type="float" office:value="-1.41601535661813" calcext:value-type="float">
            <text:p>-1.41601535661813</text:p>
          </table:table-cell>
          <table:table-cell table:formula="of:=0.125*[.B501]-[.C501]^(1/3)" office:value-type="float" office:value="1.71064624494684" calcext:value-type="float">
            <text:p>1.71064624494684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table:formula="of:=5*SIN([.A502])" office:value-type="float" office:value="0.414340646652991" calcext:value-type="float">
            <text:p>0.414340646652991</text:p>
          </table:table-cell>
          <table:table-cell table:formula="of:=[.A502]-20" office:value-type="float" office:value="-4.375" calcext:value-type="float">
            <text:p>-4.375</text:p>
          </table:table-cell>
          <table:table-cell table:formula="of:=0.25*([.B502]^(1/5))+[.C502]^(1/3)" office:value-type="float" office:value="-1.42592338743992" calcext:value-type="float">
            <text:p>-1.42592338743992</text:p>
          </table:table-cell>
          <table:table-cell table:formula="of:=0.125*[.B502]-[.C502]^(1/3)" office:value-type="float" office:value="1.68732573592592" calcext:value-type="float">
            <text:p>1.68732573592592</text:p>
          </table:table-cell>
        </table:table-row>
        <table:table-row table:style-name="ro1">
          <table:table-cell office:value-type="float" office:value="15.65625" calcext:value-type="float">
            <text:p>15.65625</text:p>
          </table:table-cell>
          <table:table-cell table:formula="of:=5*SIN([.A503])" office:value-type="float" office:value="0.258451109460701" calcext:value-type="float">
            <text:p>0.258451109460701</text:p>
          </table:table-cell>
          <table:table-cell table:formula="of:=[.A503]-20" office:value-type="float" office:value="-4.34375" calcext:value-type="float">
            <text:p>-4.34375</text:p>
          </table:table-cell>
          <table:table-cell table:formula="of:=0.25*([.B503]^(1/5))+[.C503]^(1/3)" office:value-type="float" office:value="-1.44090117785562" calcext:value-type="float">
            <text:p>-1.44090117785562</text:p>
          </table:table-cell>
          <table:table-cell table:formula="of:=0.125*[.B503]-[.C503]^(1/3)" office:value-type="float" office:value="1.66393610851853" calcext:value-type="float">
            <text:p>1.66393610851853</text:p>
          </table:table-cell>
        </table:table-row>
        <table:table-row table:style-name="ro1">
          <table:table-cell office:value-type="float" office:value="15.6875" calcext:value-type="float">
            <text:p>15.6875</text:p>
          </table:table-cell>
          <table:table-cell table:formula="of:=5*SIN([.A504])" office:value-type="float" office:value="0.102309199146008" calcext:value-type="float">
            <text:p>0.102309199146008</text:p>
          </table:table-cell>
          <table:table-cell table:formula="of:=[.A504]-20" office:value-type="float" office:value="-4.3125" calcext:value-type="float">
            <text:p>-4.3125</text:p>
          </table:table-cell>
          <table:table-cell table:formula="of:=0.25*([.B504]^(1/5))+[.C504]^(1/3)" office:value-type="float" office:value="-1.46924631596479" calcext:value-type="float">
            <text:p>-1.46924631596479</text:p>
          </table:table-cell>
          <table:table-cell table:formula="of:=0.125*[.B504]-[.C504]^(1/3)" office:value-type="float" office:value="1.64049616777486" calcext:value-type="float">
            <text:p>1.64049616777486</text:p>
          </table:table-cell>
        </table:table-row>
        <table:table-row table:style-name="ro1">
          <table:table-cell office:value-type="float" office:value="15.71875" calcext:value-type="float">
            <text:p>15.71875</text:p>
          </table:table-cell>
          <table:table-cell table:formula="of:=5*SIN([.A505])" office:value-type="float" office:value="-0.0539326143654365" calcext:value-type="float">
            <text:p>-0.0539326143654365</text:p>
          </table:table-cell>
          <table:table-cell table:formula="of:=[.A505]-20" office:value-type="float" office:value="-4.28125" calcext:value-type="float">
            <text:p>-4.28125</text:p>
          </table:table-cell>
          <table:table-cell table:formula="of:=0.25*([.B505]^(1/5))+[.C505]^(1/3)" office:value-type="float" office:value="-1.76318157890727" calcext:value-type="float">
            <text:p>-1.76318157890727</text:p>
          </table:table-cell>
          <table:table-cell table:formula="of:=0.125*[.B505]-[.C505]^(1/3)" office:value-type="float" office:value="1.61702474523239" calcext:value-type="float">
            <text:p>1.61702474523239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table:formula="of:=5*SIN([.A506])" office:value-type="float" office:value="-0.210121763594204" calcext:value-type="float">
            <text:p>-0.210121763594204</text:p>
          </table:table-cell>
          <table:table-cell table:formula="of:=[.A506]-20" office:value-type="float" office:value="-4.25" calcext:value-type="float">
            <text:p>-4.25</text:p>
          </table:table-cell>
          <table:table-cell table:formula="of:=0.25*([.B506]^(1/5))+[.C506]^(1/3)" office:value-type="float" office:value="-1.80279879069411" calcext:value-type="float">
            <text:p>-1.80279879069411</text:p>
          </table:table-cell>
          <table:table-cell table:formula="of:=0.125*[.B506]-[.C506]^(1/3)" office:value-type="float" office:value="1.59354068018947" calcext:value-type="float">
            <text:p>1.59354068018947</text:p>
          </table:table-cell>
        </table:table-row>
        <table:table-row table:style-name="ro1">
          <table:table-cell office:value-type="float" office:value="15.78125" calcext:value-type="float">
            <text:p>15.78125</text:p>
          </table:table-cell>
          <table:table-cell table:formula="of:=5*SIN([.A507])" office:value-type="float" office:value="-0.366105732486645" calcext:value-type="float">
            <text:p>-0.366105732486645</text:p>
          </table:table-cell>
          <table:table-cell table:formula="of:=[.A507]-20" office:value-type="float" office:value="-4.21875" calcext:value-type="float">
            <text:p>-4.21875</text:p>
          </table:table-cell>
          <table:table-cell table:formula="of:=0.25*([.B507]^(1/5))+[.C507]^(1/3)" office:value-type="float" office:value="-1.82031095097589" calcext:value-type="float">
            <text:p>-1.82031095097589</text:p>
          </table:table-cell>
          <table:table-cell table:formula="of:=0.125*[.B507]-[.C507]^(1/3)" office:value-type="float" office:value="1.57006280096308" calcext:value-type="float">
            <text:p>1.57006280096308</text:p>
          </table:table-cell>
        </table:table-row>
        <table:table-row table:style-name="ro1">
          <table:table-cell office:value-type="float" office:value="15.8125" calcext:value-type="float">
            <text:p>15.8125</text:p>
          </table:table-cell>
          <table:table-cell table:formula="of:=5*SIN([.A508])" office:value-type="float" office:value="-0.521732205344228" calcext:value-type="float">
            <text:p>-0.521732205344228</text:p>
          </table:table-cell>
          <table:table-cell table:formula="of:=[.A508]-20" office:value-type="float" office:value="-4.1875" calcext:value-type="float">
            <text:p>-4.1875</text:p>
          </table:table-cell>
          <table:table-cell table:formula="of:=0.25*([.B508]^(1/5))+[.C508]^(1/3)" office:value-type="float" office:value="-1.83132391141875" calcext:value-type="float">
            <text:p>-1.83132391141875</text:p>
          </table:table-cell>
          <table:table-cell table:formula="of:=0.125*[.B508]-[.C508]^(1/3)" office:value-type="float" office:value="1.5466099061487" calcext:value-type="float">
            <text:p>1.5466099061487</text:p>
          </table:table-cell>
        </table:table-row>
        <table:table-row table:style-name="ro1">
          <table:table-cell office:value-type="float" office:value="15.84375" calcext:value-type="float">
            <text:p>15.84375</text:p>
          </table:table-cell>
          <table:table-cell table:formula="of:=5*SIN([.A509])" office:value-type="float" office:value="-0.676849215557229" calcext:value-type="float">
            <text:p>-0.676849215557229</text:p>
          </table:table-cell>
          <table:table-cell table:formula="of:=[.A509]-20" office:value-type="float" office:value="-4.15625" calcext:value-type="float">
            <text:p>-4.15625</text:p>
          </table:table-cell>
          <table:table-cell table:formula="of:=0.25*([.B509]^(1/5))+[.C509]^(1/3)" office:value-type="float" office:value="-1.83903381802841" calcext:value-type="float">
            <text:p>-1.83903381802841</text:p>
          </table:table-cell>
          <table:table-cell table:formula="of:=0.125*[.B509]-[.C509]^(1/3)" office:value-type="float" office:value="1.52320074590025" calcext:value-type="float">
            <text:p>1.52320074590025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table:formula="of:=5*SIN([.A510])" office:value-type="float" office:value="-0.831305293997555" calcext:value-type="float">
            <text:p>-0.831305293997555</text:p>
          </table:table-cell>
          <table:table-cell table:formula="of:=[.A510]-20" office:value-type="float" office:value="-4.125" calcext:value-type="float">
            <text:p>-4.125</text:p>
          </table:table-cell>
          <table:table-cell table:formula="of:=0.25*([.B510]^(1/5))+[.C510]^(1/3)" office:value-type="float" office:value="-1.84469785140072" calcext:value-type="float">
            <text:p>-1.84469785140072</text:p>
          </table:table-cell>
          <table:table-cell table:formula="of:=0.125*[.B510]-[.C510]^(1/3)" office:value-type="float" office:value="1.49985400324822" calcext:value-type="float">
            <text:p>1.49985400324822</text:p>
          </table:table-cell>
        </table:table-row>
        <table:table-row table:style-name="ro1">
          <table:table-cell office:value-type="float" office:value="15.90625" calcext:value-type="float">
            <text:p>15.90625</text:p>
          </table:table-cell>
          <table:table-cell table:formula="of:=5*SIN([.A511])" office:value-type="float" office:value="-0.984949616925769" calcext:value-type="float">
            <text:p>-0.984949616925769</text:p>
          </table:table-cell>
          <table:table-cell table:formula="of:=[.A511]-20" office:value-type="float" office:value="-4.09375" calcext:value-type="float">
            <text:p>-4.09375</text:p>
          </table:table-cell>
          <table:table-cell table:formula="of:=0.25*([.B511]^(1/5))+[.C511]^(1/3)" office:value-type="float" office:value="-1.84894988680966" calcext:value-type="float">
            <text:p>-1.84894988680966</text:p>
          </table:table-cell>
          <table:table-cell table:formula="of:=0.125*[.B511]-[.C511]^(1/3)" office:value-type="float" office:value="1.47658827547372" calcext:value-type="float">
            <text:p>1.47658827547372</text:p>
          </table:table-cell>
        </table:table-row>
        <table:table-row table:style-name="ro1">
          <table:table-cell office:value-type="float" office:value="15.9375" calcext:value-type="float">
            <text:p>15.9375</text:p>
          </table:table-cell>
          <table:table-cell table:formula="of:=5*SIN([.A512])" office:value-type="float" office:value="-1.13763215326792" calcext:value-type="float">
            <text:p>-1.13763215326792</text:p>
          </table:table-cell>
          <table:table-cell table:formula="of:=[.A512]-20" office:value-type="float" office:value="-4.0625" calcext:value-type="float">
            <text:p>-4.0625</text:p>
          </table:table-cell>
          <table:table-cell table:formula="of:=0.25*([.B512]^(1/5))+[.C512]^(1/3)" office:value-type="float" office:value="-1.85215738553138" calcext:value-type="float">
            <text:p>-1.85215738553138</text:p>
          </table:table-cell>
          <table:table-cell table:formula="of:=0.125*[.B512]-[.C512]^(1/3)" office:value-type="float" office:value="1.45342205555649" calcext:value-type="float">
            <text:p>1.45342205555649</text:p>
          </table:table-cell>
        </table:table-row>
        <table:table-row table:style-name="ro1">
          <table:table-cell office:value-type="float" office:value="15.96875" calcext:value-type="float">
            <text:p>15.96875</text:p>
          </table:table-cell>
          <table:table-cell table:formula="of:=5*SIN([.A513])" office:value-type="float" office:value="-1.28920381111833" calcext:value-type="float">
            <text:p>-1.28920381111833</text:p>
          </table:table-cell>
          <table:table-cell table:formula="of:=[.A513]-20" office:value-type="float" office:value="-4.03125" calcext:value-type="float">
            <text:p>-4.03125</text:p>
          </table:table-cell>
          <table:table-cell table:formula="of:=0.25*([.B513]^(1/5))+[.C513]^(1/3)" office:value-type="float" office:value="-1.8545536085922" calcext:value-type="float">
            <text:p>-1.8545536085922</text:p>
          </table:table-cell>
          <table:table-cell table:formula="of:=0.125*[.B513]-[.C513]^(1/3)" office:value-type="float" office:value="1.43037371371443" calcext:value-type="float">
            <text:p>1.430373713714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*SIN([.A514])" office:value-type="float" office:value="-1.43951658332533" calcext:value-type="float">
            <text:p>-1.43951658332533</text:p>
          </table:table-cell>
          <table:table-cell table:formula="of:=[.A514]-20" office:value-type="float" office:value="-4" calcext:value-type="float">
            <text:p>-4</text:p>
          </table:table-cell>
          <table:table-cell table:formula="of:=0.25*([.B514]^(1/5))+[.C514]^(1/3)" office:value-type="float" office:value="-1.85629643360406" calcext:value-type="float">
            <text:p>-1.85629643360406</text:p>
          </table:table-cell>
          <table:table-cell table:formula="of:=0.125*[.B514]-[.C514]^(1/3)" office:value-type="float" office:value="1.40746147905253" calcext:value-type="float">
            <text:p>1.40746147905253</text:p>
          </table:table-cell>
        </table:table-row>
        <table:table-row table:style-name="ro1">
          <table:table-cell office:value-type="float" office:value="16.03125" calcext:value-type="float">
            <text:p>16.03125</text:p>
          </table:table-cell>
          <table:table-cell table:formula="of:=5*SIN([.A515])" office:value-type="float" office:value="-1.58842369201769" calcext:value-type="float">
            <text:p>-1.58842369201769</text:p>
          </table:table-cell>
          <table:table-cell table:formula="of:=[.A515]-20" office:value-type="float" office:value="-3.96875" calcext:value-type="float">
            <text:p>-3.96875</text:p>
          </table:table-cell>
          <table:table-cell table:formula="of:=0.25*([.B515]^(1/5))+[.C515]^(1/3)" office:value-type="float" office:value="-1.85749794865015" calcext:value-type="float">
            <text:p>-1.85749794865015</text:p>
          </table:table-cell>
          <table:table-cell table:formula="of:=0.125*[.B515]-[.C515]^(1/3)" office:value-type="float" office:value="1.38470342133852" calcext:value-type="float">
            <text:p>1.38470342133852</text:p>
          </table:table-cell>
        </table:table-row>
        <table:table-row table:style-name="ro1">
          <table:table-cell office:value-type="float" office:value="16.0625" calcext:value-type="float">
            <text:p>16.0625</text:p>
          </table:table-cell>
          <table:table-cell table:formula="of:=5*SIN([.A516])" office:value-type="float" office:value="-1.73577973193079" calcext:value-type="float">
            <text:p>-1.73577973193079</text:p>
          </table:table-cell>
          <table:table-cell table:formula="of:=[.A516]-20" office:value-type="float" office:value="-3.9375" calcext:value-type="float">
            <text:p>-3.9375</text:p>
          </table:table-cell>
          <table:table-cell table:formula="of:=0.25*([.B516]^(1/5))+[.C516]^(1/3)" office:value-type="float" office:value="-1.85824073441937" calcext:value-type="float">
            <text:p>-1.85824073441937</text:p>
          </table:table-cell>
          <table:table-cell table:formula="of:=0.125*[.B516]-[.C516]^(1/3)" office:value-type="float" office:value="1.36211743292275" calcext:value-type="float">
            <text:p>1.36211743292275</text:p>
          </table:table-cell>
        </table:table-row>
        <table:table-row table:style-name="ro1">
          <table:table-cell office:value-type="float" office:value="16.09375" calcext:value-type="float">
            <text:p>16.09375</text:p>
          </table:table-cell>
          <table:table-cell table:formula="of:=5*SIN([.A517])" office:value-type="float" office:value="-1.88144081239231" calcext:value-type="float">
            <text:p>-1.88144081239231</text:p>
          </table:table-cell>
          <table:table-cell table:formula="of:=[.A517]-20" office:value-type="float" office:value="-3.90625" calcext:value-type="float">
            <text:p>-3.90625</text:p>
          </table:table-cell>
          <table:table-cell table:formula="of:=0.25*([.B517]^(1/5))+[.C517]^(1/3)" office:value-type="float" office:value="-1.85858745413927" calcext:value-type="float">
            <text:p>-1.85858745413927</text:p>
          </table:table-cell>
          <table:table-cell table:formula="of:=0.125*[.B517]-[.C517]^(1/3)" office:value-type="float" office:value="1.33972121081955" calcext:value-type="float">
            <text:p>1.33972121081955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table:formula="of:=5*SIN([.A518])" office:value-type="float" office:value="-2.02526469782909" calcext:value-type="float">
            <text:p>-2.02526469782909</text:p>
          </table:table-cell>
          <table:table-cell table:formula="of:=[.A518]-20" office:value-type="float" office:value="-3.875" calcext:value-type="float">
            <text:p>-3.875</text:p>
          </table:table-cell>
          <table:table-cell table:formula="of:=0.25*([.B518]^(1/5))+[.C518]^(1/3)" office:value-type="float" office:value="-1.85858681431008" calcext:value-type="float">
            <text:p>-1.85858681431008</text:p>
          </table:table-cell>
          <table:table-cell table:formula="of:=0.125*[.B518]-[.C518]^(1/3)" office:value-type="float" office:value="1.31753223896706" calcext:value-type="float">
            <text:p>1.31753223896706</text:p>
          </table:table-cell>
        </table:table-row>
        <table:table-row table:style-name="ro1">
          <table:table-cell office:value-type="float" office:value="16.15625" calcext:value-type="float">
            <text:p>16.15625</text:p>
          </table:table-cell>
          <table:table-cell table:formula="of:=5*SIN([.A519])" office:value-type="float" office:value="-2.16711094665774" calcext:value-type="float">
            <text:p>-2.16711094665774</text:p>
          </table:table-cell>
          <table:table-cell table:formula="of:=[.A519]-20" office:value-type="float" office:value="-3.84375" calcext:value-type="float">
            <text:p>-3.84375</text:p>
          </table:table-cell>
          <table:table-cell table:formula="of:=0.25*([.B519]^(1/5))+[.C519]^(1/3)" office:value-type="float" office:value="-1.8582774350801" calcext:value-type="float">
            <text:p>-1.8582774350801</text:p>
          </table:table-cell>
          <table:table-cell table:formula="of:=0.125*[.B519]-[.C519]^(1/3)" office:value-type="float" office:value="1.29556777068235" calcext:value-type="float">
            <text:p>1.29556777068235</text:p>
          </table:table-cell>
        </table:table-row>
        <table:table-row table:style-name="ro1">
          <table:table-cell office:value-type="float" office:value="16.1875" calcext:value-type="float">
            <text:p>16.1875</text:p>
          </table:table-cell>
          <table:table-cell table:formula="of:=5*SIN([.A520])" office:value-type="float" office:value="-2.30684104842344" calcext:value-type="float">
            <text:p>-2.30684104842344</text:p>
          </table:table-cell>
          <table:table-cell table:formula="of:=[.A520]-20" office:value-type="float" office:value="-3.8125" calcext:value-type="float">
            <text:p>-3.8125</text:p>
          </table:table-cell>
          <table:table-cell table:formula="of:=0.25*([.B520]^(1/5))+[.C520]^(1/3)" office:value-type="float" office:value="-1.85769045593256" calcext:value-type="float">
            <text:p>-1.85769045593256</text:p>
          </table:table-cell>
          <table:table-cell table:formula="of:=0.125*[.B520]-[.C520]^(1/3)" office:value-type="float" office:value="1.27384481132863" calcext:value-type="float">
            <text:p>1.27384481132863</text:p>
          </table:table-cell>
        </table:table-row>
        <table:table-row table:style-name="ro1">
          <table:table-cell office:value-type="float" office:value="16.21875" calcext:value-type="float">
            <text:p>16.21875</text:p>
          </table:table-cell>
          <table:table-cell table:formula="of:=5*SIN([.A521])" office:value-type="float" office:value="-2.44431855905307" calcext:value-type="float">
            <text:p>-2.44431855905307</text:p>
          </table:table-cell>
          <table:table-cell table:formula="of:=[.A521]-20" office:value-type="float" office:value="-3.78125" calcext:value-type="float">
            <text:p>-3.78125</text:p>
          </table:table-cell>
          <table:table-cell table:formula="of:=0.25*([.B521]^(1/5))+[.C521]^(1/3)" office:value-type="float" office:value="-1.85685134424721" calcext:value-type="float">
            <text:p>-1.85685134424721</text:p>
          </table:table-cell>
          <table:table-cell table:formula="of:=0.125*[.B521]-[.C521]^(1/3)" office:value-type="float" office:value="1.2523801012108" calcext:value-type="float">
            <text:p>1.2523801012108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table:formula="of:=5*SIN([.A522])" office:value-type="float" office:value="-2.57940923409055" calcext:value-type="float">
            <text:p>-2.57940923409055</text:p>
          </table:table-cell>
          <table:table-cell table:formula="of:=[.A522]-20" office:value-type="float" office:value="-3.75" calcext:value-type="float">
            <text:p>-3.75</text:p>
          </table:table-cell>
          <table:table-cell table:formula="of:=0.25*([.B522]^(1/5))+[.C522]^(1/3)" office:value-type="float" office:value="-1.85578118372262" calcext:value-type="float">
            <text:p>-1.85578118372262</text:p>
          </table:table-cell>
          <table:table-cell table:formula="of:=0.125*[.B522]-[.C522]^(1/3)" office:value-type="float" office:value="1.23119009871561" calcext:value-type="float">
            <text:p>1.23119009871561</text:p>
          </table:table-cell>
        </table:table-row>
        <table:table-row table:style-name="ro1">
          <table:table-cell office:value-type="float" office:value="16.28125" calcext:value-type="float">
            <text:p>16.28125</text:p>
          </table:table-cell>
          <table:table-cell table:formula="of:=5*SIN([.A523])" office:value-type="float" office:value="-2.71198115978421" calcext:value-type="float">
            <text:p>-2.71198115978421</text:p>
          </table:table-cell>
          <table:table-cell table:formula="of:=[.A523]-20" office:value-type="float" office:value="-3.71875" calcext:value-type="float">
            <text:p>-3.71875</text:p>
          </table:table-cell>
          <table:table-cell table:formula="of:=0.25*([.B523]^(1/5))+[.C523]^(1/3)" office:value-type="float" office:value="-1.85449761315395" calcext:value-type="float">
            <text:p>-1.85449761315395</text:p>
          </table:table-cell>
          <table:table-cell table:formula="of:=0.125*[.B523]-[.C523]^(1/3)" office:value-type="float" office:value="1.21029096371226" calcext:value-type="float">
            <text:p>1.21029096371226</text:p>
          </table:table-cell>
        </table:table-row>
        <table:table-row table:style-name="ro1">
          <table:table-cell office:value-type="float" office:value="16.3125" calcext:value-type="float">
            <text:p>16.3125</text:p>
          </table:table-cell>
          <table:table-cell table:formula="of:=5*SIN([.A524])" office:value-type="float" office:value="-2.8419048818984" calcext:value-type="float">
            <text:p>-2.8419048818984</text:p>
          </table:table-cell>
          <table:table-cell table:formula="of:=[.A524]-20" office:value-type="float" office:value="-3.6875" calcext:value-type="float">
            <text:p>-3.6875</text:p>
          </table:table-cell>
          <table:table-cell table:formula="of:=0.25*([.B524]^(1/5))+[.C524]^(1/3)" office:value-type="float" office:value="-1.85301552402957" calcext:value-type="float">
            <text:p>-1.85301552402957</text:p>
          </table:table-cell>
          <table:table-cell table:formula="of:=0.125*[.B524]-[.C524]^(1/3)" office:value-type="float" office:value="1.18969854122911" calcext:value-type="float">
            <text:p>1.18969854122911</text:p>
          </table:table-cell>
        </table:table-row>
        <table:table-row table:style-name="ro1">
          <table:table-cell office:value-type="float" office:value="16.34375" calcext:value-type="float">
            <text:p>16.34375</text:p>
          </table:table-cell>
          <table:table-cell table:formula="of:=5*SIN([.A525])" office:value-type="float" office:value="-2.96905353212332" calcext:value-type="float">
            <text:p>-2.96905353212332</text:p>
          </table:table-cell>
          <table:table-cell table:formula="of:=[.A525]-20" office:value-type="float" office:value="-3.65625" calcext:value-type="float">
            <text:p>-3.65625</text:p>
          </table:table-cell>
          <table:table-cell table:formula="of:=0.25*([.B525]^(1/5))+[.C525]^(1/3)" office:value-type="float" office:value="-1.85134758795693" calcext:value-type="float">
            <text:p>-1.85134758795693</text:p>
          </table:table-cell>
          <table:table-cell table:formula="of:=0.125*[.B525]-[.C525]^(1/3)" office:value-type="float" office:value="1.16942834542184" calcext:value-type="float">
            <text:p>1.16942834542184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table:formula="of:=5*SIN([.A526])" office:value-type="float" office:value="-3.09330295195977" calcext:value-type="float">
            <text:p>-3.09330295195977</text:p>
          </table:table-cell>
          <table:table-cell table:formula="of:=[.A526]-20" office:value-type="float" office:value="-3.625" calcext:value-type="float">
            <text:p>-3.625</text:p>
          </table:table-cell>
          <table:table-cell table:formula="of:=0.25*([.B526]^(1/5))+[.C526]^(1/3)" office:value-type="float" office:value="-1.84950466159428" calcext:value-type="float">
            <text:p>-1.84950466159428</text:p>
          </table:table-cell>
          <table:table-cell table:formula="of:=0.125*[.B526]-[.C526]^(1/3)" office:value-type="float" office:value="1.14949554384795" calcext:value-type="float">
            <text:p>1.14949554384795</text:p>
          </table:table-cell>
        </table:table-row>
        <table:table-row table:style-name="ro1">
          <table:table-cell office:value-type="float" office:value="16.40625" calcext:value-type="float">
            <text:p>16.40625</text:p>
          </table:table-cell>
          <table:table-cell table:formula="of:=5*SIN([.A527])" office:value-type="float" office:value="-3.21453181395783" calcext:value-type="float">
            <text:p>-3.21453181395783</text:p>
          </table:table-cell>
          <table:table-cell table:formula="of:=[.A527]-20" office:value-type="float" office:value="-3.59375" calcext:value-type="float">
            <text:p>-3.59375</text:p>
          </table:table-cell>
          <table:table-cell table:formula="of:=0.25*([.B527]^(1/5))+[.C527]^(1/3)" office:value-type="float" office:value="-1.84749610182186" calcext:value-type="float">
            <text:p>-1.84749610182186</text:p>
          </table:table-cell>
          <table:table-cell table:formula="of:=0.125*[.B527]-[.C527]^(1/3)" office:value-type="float" office:value="1.12991494206238" calcext:value-type="float">
            <text:p>1.12991494206238</text:p>
          </table:table-cell>
        </table:table-row>
        <table:table-row table:style-name="ro1">
          <table:table-cell office:value-type="float" office:value="16.4375" calcext:value-type="float">
            <text:p>16.4375</text:p>
          </table:table-cell>
          <table:table-cell table:formula="of:=5*SIN([.A528])" office:value-type="float" office:value="-3.33262174019103" calcext:value-type="float">
            <text:p>-3.33262174019103</text:p>
          </table:table-cell>
          <table:table-cell table:formula="of:=[.A528]-20" office:value-type="float" office:value="-3.5625" calcext:value-type="float">
            <text:p>-3.5625</text:p>
          </table:table-cell>
          <table:table-cell table:formula="of:=0.25*([.B528]^(1/5))+[.C528]^(1/3)" office:value-type="float" office:value="-1.845330014079" calcext:value-type="float">
            <text:p>-1.845330014079</text:p>
          </table:table-cell>
          <table:table-cell table:formula="of:=0.125*[.B528]-[.C528]^(1/3)" office:value-type="float" office:value="1.11070096854852" calcext:value-type="float">
            <text:p>1.11070096854852</text:p>
          </table:table-cell>
        </table:table-row>
        <table:table-row table:style-name="ro1">
          <table:table-cell office:value-type="float" office:value="16.46875" calcext:value-type="float">
            <text:p>16.46875</text:p>
          </table:table-cell>
          <table:table-cell table:formula="of:=5*SIN([.A529])" office:value-type="float" office:value="-3.44745741785044" calcext:value-type="float">
            <text:p>-3.44745741785044</text:p>
          </table:table-cell>
          <table:table-cell table:formula="of:=[.A529]-20" office:value-type="float" office:value="-3.53125" calcext:value-type="float">
            <text:p>-3.53125</text:p>
          </table:table-cell>
          <table:table-cell table:formula="of:=0.25*([.B529]^(1/5))+[.C529]^(1/3)" office:value-type="float" office:value="-1.84301345021423" calcext:value-type="float">
            <text:p>-1.84301345021423</text:p>
          </table:table-cell>
          <table:table-cell table:formula="of:=0.125*[.B529]-[.C529]^(1/3)" office:value-type="float" office:value="1.09186765999864" calcext:value-type="float">
            <text:p>1.0918676599986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5*SIN([.A530])" office:value-type="float" office:value="-3.55892671184562" calcext:value-type="float">
            <text:p>-3.55892671184562</text:p>
          </table:table-cell>
          <table:table-cell table:formula="of:=[.A530]-20" office:value-type="float" office:value="-3.5" calcext:value-type="float">
            <text:p>-3.5</text:p>
          </table:table-cell>
          <table:table-cell table:formula="of:=0.25*([.B530]^(1/5))+[.C530]^(1/3)" office:value-type="float" office:value="-1.84055256769447" calcext:value-type="float">
            <text:p>-1.84055256769447</text:p>
          </table:table-cell>
          <table:table-cell table:formula="of:=0.125*[.B530]-[.C530]^(1/3)" office:value-type="float" office:value="1.07342864695713" calcext:value-type="float">
            <text:p>1.07342864695713</text:p>
          </table:table-cell>
        </table:table-row>
        <table:table-row table:style-name="ro1">
          <table:table-cell office:value-type="float" office:value="16.53125" calcext:value-type="float">
            <text:p>16.53125</text:p>
          </table:table-cell>
          <table:table-cell table:formula="of:=5*SIN([.A531])" office:value-type="float" office:value="-3.66692077430263" calcext:value-type="float">
            <text:p>-3.66692077430263</text:p>
          </table:table-cell>
          <table:table-cell table:formula="of:=[.A531]-20" office:value-type="float" office:value="-3.46875" calcext:value-type="float">
            <text:p>-3.46875</text:p>
          </table:table-cell>
          <table:table-cell table:formula="of:=0.25*([.B531]^(1/5))+[.C531]^(1/3)" office:value-type="float" office:value="-1.83795275888402" calcext:value-type="float">
            <text:p>-1.83795275888402</text:p>
          </table:table-cell>
          <table:table-cell table:formula="of:=0.125*[.B531]-[.C531]^(1/3)" office:value-type="float" office:value="1.05539713983995" calcext:value-type="float">
            <text:p>1.05539713983995</text:p>
          </table:table-cell>
        </table:table-row>
        <table:table-row table:style-name="ro1">
          <table:table-cell office:value-type="float" office:value="16.5625" calcext:value-type="float">
            <text:p>16.5625</text:p>
          </table:table-cell>
          <table:table-cell table:formula="of:=5*SIN([.A532])" office:value-type="float" office:value="-3.77133415085218" calcext:value-type="float">
            <text:p>-3.77133415085218</text:p>
          </table:table-cell>
          <table:table-cell table:formula="of:=[.A532]-20" office:value-type="float" office:value="-3.4375" calcext:value-type="float">
            <text:p>-3.4375</text:p>
          </table:table-cell>
          <table:table-cell table:formula="of:=0.25*([.B532]^(1/5))+[.C532]^(1/3)" office:value-type="float" office:value="-1.83521875688478" calcext:value-type="float">
            <text:p>-1.83521875688478</text:p>
          </table:table-cell>
          <table:table-cell table:formula="of:=0.125*[.B532]-[.C532]^(1/3)" office:value-type="float" office:value="1.0377859153429" calcext:value-type="float">
            <text:p>1.0377859153429</text:p>
          </table:table-cell>
        </table:table-row>
        <table:table-row table:style-name="ro1">
          <table:table-cell office:value-type="float" office:value="16.59375" calcext:value-type="float">
            <text:p>16.59375</text:p>
          </table:table-cell>
          <table:table-cell table:formula="of:=5*SIN([.A533])" office:value-type="float" office:value="-3.87206488360399" calcext:value-type="float">
            <text:p>-3.87206488360399</text:p>
          </table:table-cell>
          <table:table-cell table:formula="of:=[.A533]-20" office:value-type="float" office:value="-3.40625" calcext:value-type="float">
            <text:p>-3.40625</text:p>
          </table:table-cell>
          <table:table-cell table:formula="of:=0.25*([.B533]^(1/5))+[.C533]^(1/3)" office:value-type="float" office:value="-1.83235472283454" calcext:value-type="float">
            <text:p>-1.83235472283454</text:p>
          </table:table-cell>
          <table:table-cell table:formula="of:=0.125*[.B533]-[.C533]^(1/3)" office:value-type="float" office:value="1.02060730325111" calcext:value-type="float">
            <text:p>1.02060730325111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table:formula="of:=5*SIN([.A534])" office:value-type="float" office:value="-3.96901461070696" calcext:value-type="float">
            <text:p>-3.96901461070696</text:p>
          </table:table-cell>
          <table:table-cell table:formula="of:=[.A534]-20" office:value-type="float" office:value="-3.375" calcext:value-type="float">
            <text:p>-3.375</text:p>
          </table:table-cell>
          <table:table-cell table:formula="of:=0.25*([.B534]^(1/5))+[.C534]^(1/3)" office:value-type="float" office:value="-1.82936431839923" calcext:value-type="float">
            <text:p>-1.82936431839923</text:p>
          </table:table-cell>
          <table:table-cell table:formula="of:=0.125*[.B534]-[.C534]^(1/3)" office:value-type="float" office:value="1.00387317366163" calcext:value-type="float">
            <text:p>1.00387317366163</text:p>
          </table:table-cell>
        </table:table-row>
        <table:table-row table:style-name="ro1">
          <table:table-cell office:value-type="float" office:value="16.65625" calcext:value-type="float">
            <text:p>16.65625</text:p>
          </table:table-cell>
          <table:table-cell table:formula="of:=5*SIN([.A535])" office:value-type="float" office:value="-4.06208866239784" calcext:value-type="float">
            <text:p>-4.06208866239784</text:p>
          </table:table-cell>
          <table:table-cell table:formula="of:=[.A535]-20" office:value-type="float" office:value="-3.34375" calcext:value-type="float">
            <text:p>-3.34375</text:p>
          </table:table-cell>
          <table:table-cell table:formula="of:=0.25*([.B535]^(1/5))+[.C535]^(1/3)" office:value-type="float" office:value="-1.82625076633803" calcext:value-type="float">
            <text:p>-1.82625076633803</text:p>
          </table:table-cell>
          <table:table-cell table:formula="of:=0.125*[.B535]-[.C535]^(1/3)" office:value-type="float" office:value="0.987594924630492" calcext:value-type="float">
            <text:p>0.987594924630492</text:p>
          </table:table-cell>
        </table:table-row>
        <table:table-row table:style-name="ro1">
          <table:table-cell office:value-type="float" office:value="16.6875" calcext:value-type="float">
            <text:p>16.6875</text:p>
          </table:table-cell>
          <table:table-cell table:formula="of:=5*SIN([.A536])" office:value-type="float" office:value="-4.15119615344464" calcext:value-type="float">
            <text:p>-4.15119615344464</text:p>
          </table:table-cell>
          <table:table-cell table:formula="of:=[.A536]-20" office:value-type="float" office:value="-3.3125" calcext:value-type="float">
            <text:p>-3.3125</text:p>
          </table:table-cell>
          <table:table-cell table:formula="of:=0.25*([.B536]^(1/5))+[.C536]^(1/3)" office:value-type="float" office:value="-1.82301690138208" calcext:value-type="float">
            <text:p>-1.82301690138208</text:p>
          </table:table-cell>
          <table:table-cell table:formula="of:=0.125*[.B536]-[.C536]^(1/3)" office:value-type="float" office:value="0.971783470255343" calcext:value-type="float">
            <text:p>0.971783470255343</text:p>
          </table:table-cell>
        </table:table-row>
        <table:table-row table:style-name="ro1">
          <table:table-cell office:value-type="float" office:value="16.71875" calcext:value-type="float">
            <text:p>16.71875</text:p>
          </table:table-cell>
          <table:table-cell table:formula="of:=5*SIN([.A537])" office:value-type="float" office:value="-4.23625007189452" calcext:value-type="float">
            <text:p>-4.23625007189452</text:p>
          </table:table-cell>
          <table:table-cell table:formula="of:=[.A537]-20" office:value-type="float" office:value="-3.28125" calcext:value-type="float">
            <text:p>-3.28125</text:p>
          </table:table-cell>
          <table:table-cell table:formula="of:=0.25*([.B537]^(1/5))+[.C537]^(1/3)" office:value-type="float" office:value="-1.81966521318497" calcext:value-type="float">
            <text:p>-1.81966521318497</text:p>
          </table:table-cell>
          <table:table-cell table:formula="of:=0.125*[.B537]-[.C537]^(1/3)" office:value-type="float" office:value="0.956449229203967" calcext:value-type="float">
            <text:p>0.956449229203967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table:formula="of:=5*SIN([.A538])" office:value-type="float" office:value="-4.31716736403953" calcext:value-type="float">
            <text:p>-4.31716736403953</text:p>
          </table:table-cell>
          <table:table-cell table:formula="of:=[.A538]-20" office:value-type="float" office:value="-3.25" calcext:value-type="float">
            <text:p>-3.25</text:p>
          </table:table-cell>
          <table:table-cell table:formula="of:=0.25*([.B538]^(1/5))+[.C538]^(1/3)" office:value-type="float" office:value="-1.81619788273666" calcext:value-type="float">
            <text:p>-1.81619788273666</text:p>
          </table:table-cell>
          <table:table-cell table:formula="of:=0.125*[.B538]-[.C538]^(1/3)" office:value-type="float" office:value="0.941602113698744" calcext:value-type="float">
            <text:p>0.941602113698744</text:p>
          </table:table-cell>
        </table:table-row>
        <table:table-row table:style-name="ro1">
          <table:table-cell office:value-type="float" office:value="16.78125" calcext:value-type="float">
            <text:p>16.78125</text:p>
          </table:table-cell>
          <table:table-cell table:formula="of:=5*SIN([.A539])" office:value-type="float" office:value="-4.39386901551706" calcext:value-type="float">
            <text:p>-4.39386901551706</text:p>
          </table:table-cell>
          <table:table-cell table:formula="of:=[.A539]-20" office:value-type="float" office:value="-3.21875" calcext:value-type="float">
            <text:p>-3.21875</text:p>
          </table:table-cell>
          <table:table-cell table:formula="of:=0.25*([.B539]^(1/5))+[.C539]^(1/3)" office:value-type="float" office:value="-1.81261681335002" calcext:value-type="float">
            <text:p>-1.81261681335002</text:p>
          </table:table-cell>
          <table:table-cell table:formula="of:=0.125*[.B539]-[.C539]^(1/3)" office:value-type="float" office:value="0.92725151896649" calcext:value-type="float">
            <text:p>0.92725151896649</text:p>
          </table:table-cell>
        </table:table-row>
        <table:table-row table:style-name="ro1">
          <table:table-cell office:value-type="float" office:value="16.8125" calcext:value-type="float">
            <text:p>16.8125</text:p>
          </table:table-cell>
          <table:table-cell table:formula="of:=5*SIN([.A540])" office:value-type="float" office:value="-4.46628012846608" calcext:value-type="float">
            <text:p>-4.46628012846608</text:p>
          </table:table-cell>
          <table:table-cell table:formula="of:=[.A540]-20" office:value-type="float" office:value="-3.1875" calcext:value-type="float">
            <text:p>-3.1875</text:p>
          </table:table-cell>
          <table:table-cell table:formula="of:=0.25*([.B540]^(1/5))+[.C540]^(1/3)" office:value-type="float" office:value="-1.80892365711023" calcext:value-type="float">
            <text:p>-1.80892365711023</text:p>
          </table:table-cell>
          <table:table-cell table:formula="of:=0.125*[.B540]-[.C540]^(1/3)" office:value-type="float" office:value="0.913406313162574" calcext:value-type="float">
            <text:p>0.913406313162574</text:p>
          </table:table-cell>
        </table:table-row>
        <table:table-row table:style-name="ro1">
          <table:table-cell office:value-type="float" office:value="16.84375" calcext:value-type="float">
            <text:p>16.84375</text:p>
          </table:table-cell>
          <table:table-cell table:formula="of:=5*SIN([.A541])" office:value-type="float" office:value="-4.53432999466366" calcext:value-type="float">
            <text:p>-4.53432999466366</text:p>
          </table:table-cell>
          <table:table-cell table:formula="of:=[.A541]-20" office:value-type="float" office:value="-3.15625" calcext:value-type="float">
            <text:p>-3.15625</text:p>
          </table:table-cell>
          <table:table-cell table:formula="of:=0.25*([.B541]^(1/5))+[.C541]^(1/3)" office:value-type="float" office:value="-1.80511983750625" calcext:value-type="float">
            <text:p>-1.80511983750625</text:p>
          </table:table-cell>
          <table:table-cell table:formula="of:=0.125*[.B541]-[.C541]^(1/3)" office:value-type="float" office:value="0.900074827777696" calcext:value-type="float">
            <text:p>0.900074827777696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table:formula="of:=5*SIN([.A542])" office:value-type="float" office:value="-4.59795216457026" calcext:value-type="float">
            <text:p>-4.59795216457026</text:p>
          </table:table-cell>
          <table:table-cell table:formula="of:=[.A542]-20" office:value-type="float" office:value="-3.125" calcext:value-type="float">
            <text:p>-3.125</text:p>
          </table:table-cell>
          <table:table-cell table:formula="of:=0.25*([.B542]^(1/5))+[.C542]^(1/3)" office:value-type="float" office:value="-1.80120656882805" calcext:value-type="float">
            <text:p>-1.80120656882805</text:p>
          </table:table-cell>
          <table:table-cell table:formula="of:=0.125*[.B542]-[.C542]^(1/3)" office:value-type="float" office:value="0.887264848535151" calcext:value-type="float">
            <text:p>0.887264848535151</text:p>
          </table:table-cell>
        </table:table-row>
        <table:table-row table:style-name="ro1">
          <table:table-cell office:value-type="float" office:value="16.90625" calcext:value-type="float">
            <text:p>16.90625</text:p>
          </table:table-cell>
          <table:table-cell table:formula="of:=5*SIN([.A543])" office:value-type="float" office:value="-4.65708451221666" calcext:value-type="float">
            <text:p>-4.65708451221666</text:p>
          </table:table-cell>
          <table:table-cell table:formula="of:=[.A543]-20" office:value-type="float" office:value="-3.09375" calcext:value-type="float">
            <text:p>-3.09375</text:p>
          </table:table-cell>
          <table:table-cell table:formula="of:=0.25*([.B543]^(1/5))+[.C543]^(1/3)" office:value-type="float" office:value="-1.79718487280664" calcext:value-type="float">
            <text:p>-1.79718487280664</text:p>
          </table:table-cell>
          <table:table-cell table:formula="of:=0.125*[.B543]-[.C543]^(1/3)" office:value-type="float" office:value="0.874983606785781" calcext:value-type="float">
            <text:p>0.874983606785781</text:p>
          </table:table-cell>
        </table:table-row>
        <table:table-row table:style-name="ro1">
          <table:table-cell office:value-type="float" office:value="16.9375" calcext:value-type="float">
            <text:p>16.9375</text:p>
          </table:table-cell>
          <table:table-cell table:formula="of:=5*SIN([.A544])" office:value-type="float" office:value="-4.71166929586888" calcext:value-type="float">
            <text:p>-4.71166929586888</text:p>
          </table:table-cell>
          <table:table-cell table:formula="of:=[.A544]-20" office:value-type="float" office:value="-3.0625" calcext:value-type="float">
            <text:p>-3.0625</text:p>
          </table:table-cell>
          <table:table-cell table:formula="of:=0.25*([.B544]^(1/5))+[.C544]^(1/3)" office:value-type="float" office:value="-1.79305559288728" calcext:value-type="float">
            <text:p>-1.79305559288728</text:p>
          </table:table-cell>
          <table:table-cell table:formula="of:=0.125*[.B544]-[.C544]^(1/3)" office:value-type="float" office:value="0.863237771407316" calcext:value-type="float">
            <text:p>0.863237771407316</text:p>
          </table:table-cell>
        </table:table-row>
        <table:table-row table:style-name="ro1">
          <table:table-cell office:value-type="float" office:value="16.96875" calcext:value-type="float">
            <text:p>16.96875</text:p>
          </table:table-cell>
          <table:table-cell table:formula="of:=5*SIN([.A545])" office:value-type="float" office:value="-4.76165321441199" calcext:value-type="float">
            <text:p>-4.76165321441199</text:p>
          </table:table-cell>
          <table:table-cell table:formula="of:=[.A545]-20" office:value-type="float" office:value="-3.03125" calcext:value-type="float">
            <text:p>-3.03125</text:p>
          </table:table-cell>
          <table:table-cell table:formula="of:=0.25*([.B545]^(1/5))+[.C545]^(1/3)" office:value-type="float" office:value="-1.7888194064577" calcext:value-type="float">
            <text:p>-1.7888194064577</text:p>
          </table:table-cell>
          <table:table-cell table:formula="of:=0.125*[.B545]-[.C545]^(1/3)" office:value-type="float" office:value="0.852033441214102" calcext:value-type="float">
            <text:p>0.852033441214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*SIN([.A546])" office:value-type="float" office:value="-4.80698745939778" calcext:value-type="float">
            <text:p>-4.80698745939778</text:p>
          </table:table-cell>
          <table:table-cell table:formula="of:=[.A546]-20" office:value-type="float" office:value="-3" calcext:value-type="float">
            <text:p>-3</text:p>
          </table:table-cell>
          <table:table-cell table:formula="of:=0.25*([.B546]^(1/5))+[.C546]^(1/3)" office:value-type="float" office:value="-1.78447683529622" calcext:value-type="float">
            <text:p>-1.78447683529622</text:p>
          </table:table-cell>
          <table:table-cell table:formula="of:=0.125*[.B546]-[.C546]^(1/3)" office:value-type="float" office:value="0.841376137882685" calcext:value-type="float">
            <text:p>0.841376137882685</text:p>
          </table:table-cell>
        </table:table-row>
        <table:table-row table:style-name="ro1">
          <table:table-cell office:value-type="float" office:value="17.03125" calcext:value-type="float">
            <text:p>17.03125</text:p>
          </table:table-cell>
          <table:table-cell table:formula="of:=5*SIN([.A547])" office:value-type="float" office:value="-4.84762776270537" calcext:value-type="float">
            <text:p>-4.84762776270537</text:p>
          </table:table-cell>
          <table:table-cell table:formula="of:=[.A547]-20" office:value-type="float" office:value="-2.96875" calcext:value-type="float">
            <text:p>-2.96875</text:p>
          </table:table-cell>
          <table:table-cell table:formula="of:=0.25*([.B547]^(1/5))+[.C547]^(1/3)" office:value-type="float" office:value="-1.78002825445917" calcext:value-type="float">
            <text:p>-1.78002825445917</text:p>
          </table:table-cell>
          <table:table-cell table:formula="of:=0.125*[.B547]-[.C547]^(1/3)" office:value-type="float" office:value="0.831270799398037" calcext:value-type="float">
            <text:p>0.831270799398037</text:p>
          </table:table-cell>
        </table:table-row>
        <table:table-row table:style-name="ro1">
          <table:table-cell office:value-type="float" office:value="17.0625" calcext:value-type="float">
            <text:p>17.0625</text:p>
          </table:table-cell>
          <table:table-cell table:formula="of:=5*SIN([.A548])" office:value-type="float" office:value="-4.88353443976823" calcext:value-type="float">
            <text:p>-4.88353443976823</text:p>
          </table:table-cell>
          <table:table-cell table:formula="of:=[.A548]-20" office:value-type="float" office:value="-2.9375" calcext:value-type="float">
            <text:p>-2.9375</text:p>
          </table:table-cell>
          <table:table-cell table:formula="of:=0.25*([.B548]^(1/5))+[.C548]^(1/3)" office:value-type="float" office:value="-1.77547389978861" calcext:value-type="float">
            <text:p>-1.77547389978861</text:p>
          </table:table-cell>
          <table:table-cell table:formula="of:=0.125*[.B548]-[.C548]^(1/3)" office:value-type="float" office:value="0.821721774024581" calcext:value-type="float">
            <text:p>0.821721774024581</text:p>
          </table:table-cell>
        </table:table-row>
        <table:table-row table:style-name="ro1">
          <table:table-cell office:value-type="float" office:value="17.09375" calcext:value-type="float">
            <text:p>17.09375</text:p>
          </table:table-cell>
          <table:table-cell table:formula="of:=5*SIN([.A549])" office:value-type="float" office:value="-4.91467242832557" calcext:value-type="float">
            <text:p>-4.91467242832557</text:p>
          </table:table-cell>
          <table:table-cell table:formula="of:=[.A549]-20" office:value-type="float" office:value="-2.90625" calcext:value-type="float">
            <text:p>-2.90625</text:p>
          </table:table-cell>
          <table:table-cell table:formula="of:=0.25*([.B549]^(1/5))+[.C549]^(1/3)" office:value-type="float" office:value="-1.7708138741899" calcext:value-type="float">
            <text:p>-1.7708138741899</text:p>
          </table:table-cell>
          <table:table-cell table:formula="of:=0.125*[.B549]-[.C549]^(1/3)" office:value-type="float" office:value="0.812732814805519" calcext:value-type="float">
            <text:p>0.812732814805519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table:formula="of:=5*SIN([.A550])" office:value-type="float" office:value="-4.94101132265998" calcext:value-type="float">
            <text:p>-4.94101132265998</text:p>
          </table:table-cell>
          <table:table-cell table:formula="of:=[.A550]-20" office:value-type="float" office:value="-2.875" calcext:value-type="float">
            <text:p>-2.875</text:p>
          </table:table-cell>
          <table:table-cell table:formula="of:=0.25*([.B550]^(1/5))+[.C550]^(1/3)" office:value-type="float" office:value="-1.76604815280218" calcext:value-type="float">
            <text:p>-1.76604815280218</text:p>
          </table:table-cell>
          <table:table-cell table:formula="of:=0.125*[.B550]-[.C550]^(1/3)" office:value-type="float" office:value="0.804307074593285" calcext:value-type="float">
            <text:p>0.804307074593285</text:p>
          </table:table-cell>
        </table:table-row>
        <table:table-row table:style-name="ro1">
          <table:table-cell office:value-type="float" office:value="17.15625" calcext:value-type="float">
            <text:p>17.15625</text:p>
          </table:table-cell>
          <table:table-cell table:formula="of:=5*SIN([.A551])" office:value-type="float" office:value="-4.96252540328813" calcext:value-type="float">
            <text:p>-4.96252540328813</text:p>
          </table:table-cell>
          <table:table-cell table:formula="of:=[.A551]-20" office:value-type="float" office:value="-2.84375" calcext:value-type="float">
            <text:p>-2.84375</text:p>
          </table:table-cell>
          <table:table-cell table:formula="of:=0.25*([.B551]^(1/5))+[.C551]^(1/3)" office:value-type="float" office:value="-1.76117658716214" calcext:value-type="float">
            <text:p>-1.76117658716214</text:p>
          </table:table-cell>
          <table:table-cell table:formula="of:=0.125*[.B551]-[.C551]^(1/3)" office:value-type="float" office:value="0.79644710161325" calcext:value-type="float">
            <text:p>0.79644710161325</text:p>
          </table:table-cell>
        </table:table-row>
        <table:table-row table:style-name="ro1">
          <table:table-cell office:value-type="float" office:value="17.1875" calcext:value-type="float">
            <text:p>17.1875</text:p>
          </table:table-cell>
          <table:table-cell table:formula="of:=5*SIN([.A552])" office:value-type="float" office:value="-4.97919366207537" calcext:value-type="float">
            <text:p>-4.97919366207537</text:p>
          </table:table-cell>
          <table:table-cell table:formula="of:=[.A552]-20" office:value-type="float" office:value="-2.8125" calcext:value-type="float">
            <text:p>-2.8125</text:p>
          </table:table-cell>
          <table:table-cell table:formula="of:=0.25*([.B552]^(1/5))+[.C552]^(1/3)" office:value-type="float" office:value="-1.75619890844246" calcext:value-type="float">
            <text:p>-1.75619890844246</text:p>
          </table:table-cell>
          <table:table-cell table:formula="of:=0.125*[.B552]-[.C552]^(1/3)" office:value-type="float" office:value="0.789154835562122" calcext:value-type="float">
            <text:p>0.789154835562122</text:p>
          </table:table-cell>
        </table:table-row>
        <table:table-row table:style-name="ro1">
          <table:table-cell office:value-type="float" office:value="17.21875" calcext:value-type="float">
            <text:p>17.21875</text:p>
          </table:table-cell>
          <table:table-cell table:formula="of:=5*SIN([.A553])" office:value-type="float" office:value="-4.99099982274987" calcext:value-type="float">
            <text:p>-4.99099982274987</text:p>
          </table:table-cell>
          <table:table-cell table:formula="of:=[.A553]-20" office:value-type="float" office:value="-2.78125" calcext:value-type="float">
            <text:p>-2.78125</text:p>
          </table:table-cell>
          <table:table-cell table:formula="of:=0.25*([.B553]^(1/5))+[.C553]^(1/3)" office:value-type="float" office:value="-1.75111472982897" calcext:value-type="float">
            <text:p>-1.75111472982897</text:p>
          </table:table-cell>
          <table:table-cell table:formula="of:=0.125*[.B553]-[.C553]^(1/3)" office:value-type="float" office:value="0.78243160424173" calcext:value-type="float">
            <text:p>0.7824316042417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table:formula="of:=5*SIN([.A554])" office:value-type="float" office:value="-4.99793235679609" calcext:value-type="float">
            <text:p>-4.99793235679609</text:p>
          </table:table-cell>
          <table:table-cell table:formula="of:=[.A554]-20" office:value-type="float" office:value="-2.75" calcext:value-type="float">
            <text:p>-2.75</text:p>
          </table:table-cell>
          <table:table-cell table:formula="of:=0.25*([.B554]^(1/5))+[.C554]^(1/3)" office:value-type="float" office:value="-1.74592354808641" calcext:value-type="float">
            <text:p>-1.74592354808641</text:p>
          </table:table-cell>
          <table:table-cell table:formula="of:=0.125*[.B554]-[.C554]^(1/3)" office:value-type="float" office:value="0.776278120728183" calcext:value-type="float">
            <text:p>0.776278120728183</text:p>
          </table:table-cell>
        </table:table-row>
        <table:table-row table:style-name="ro1">
          <table:table-cell office:value-type="float" office:value="17.28125" calcext:value-type="float">
            <text:p>17.28125</text:p>
          </table:table-cell>
          <table:table-cell table:formula="of:=5*SIN([.A555])" office:value-type="float" office:value="-4.99998449471216" calcext:value-type="float">
            <text:p>-4.99998449471216</text:p>
          </table:table-cell>
          <table:table-cell table:formula="of:=[.A555]-20" office:value-type="float" office:value="-2.71875" calcext:value-type="float">
            <text:p>-2.71875</text:p>
          </table:table-cell>
          <table:table-cell table:formula="of:=0.25*([.B555]^(1/5))+[.C555]^(1/3)" office:value-type="float" office:value="-1.74062474434859" calcext:value-type="float">
            <text:p>-1.74062474434859</text:p>
          </table:table-cell>
          <table:table-cell table:formula="of:=0.125*[.B555]-[.C555]^(1/3)" office:value-type="float" office:value="0.770694481075586" calcext:value-type="float">
            <text:p>0.770694481075586</text:p>
          </table:table-cell>
        </table:table-row>
        <table:table-row table:style-name="ro1">
          <table:table-cell office:value-type="float" office:value="17.3125" calcext:value-type="float">
            <text:p>17.3125</text:p>
          </table:table-cell>
          <table:table-cell table:formula="of:=5*SIN([.A556])" office:value-type="float" office:value="-4.99715423262026" calcext:value-type="float">
            <text:p>-4.99715423262026</text:p>
          </table:table-cell>
          <table:table-cell table:formula="of:=[.A556]-20" office:value-type="float" office:value="-2.6875" calcext:value-type="float">
            <text:p>-2.6875</text:p>
          </table:table-cell>
          <table:table-cell table:formula="of:=0.25*([.B556]^(1/5))+[.C556]^(1/3)" office:value-type="float" office:value="-1.73521758415705" calcext:value-type="float">
            <text:p>-1.73521758415705</text:p>
          </table:table-cell>
          <table:table-cell table:formula="of:=0.125*[.B556]-[.C556]^(1/3)" office:value-type="float" office:value="0.765680162552777" calcext:value-type="float">
            <text:p>0.765680162552777</text:p>
          </table:table-cell>
        </table:table-row>
        <table:table-row table:style-name="ro1">
          <table:table-cell office:value-type="float" office:value="17.34375" calcext:value-type="float">
            <text:p>17.34375</text:p>
          </table:table-cell>
          <table:table-cell table:formula="of:=5*SIN([.A557])" office:value-type="float" office:value="-4.98944433422327" calcext:value-type="float">
            <text:p>-4.98944433422327</text:p>
          </table:table-cell>
          <table:table-cell table:formula="of:=[.A557]-20" office:value-type="float" office:value="-2.65625" calcext:value-type="float">
            <text:p>-2.65625</text:p>
          </table:table-cell>
          <table:table-cell table:formula="of:=0.25*([.B557]^(1/5))+[.C557]^(1/3)" office:value-type="float" office:value="-1.72970121676034" calcext:value-type="float">
            <text:p>-1.72970121676034</text:p>
          </table:table-cell>
          <table:table-cell table:formula="of:=0.125*[.B557]-[.C557]^(1/3)" office:value-type="float" office:value="0.761234022410708" calcext:value-type="float">
            <text:p>0.761234022410708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table:formula="of:=5*SIN([.A558])" office:value-type="float" office:value="-4.97686232810614" calcext:value-type="float">
            <text:p>-4.97686232810614</text:p>
          </table:table-cell>
          <table:table-cell table:formula="of:=[.A558]-20" office:value-type="float" office:value="-2.625" calcext:value-type="float">
            <text:p>-2.625</text:p>
          </table:table-cell>
          <table:table-cell table:formula="of:=0.25*([.B558]^(1/5))+[.C558]^(1/3)" office:value-type="float" office:value="-1.72407467367509" calcext:value-type="float">
            <text:p>-1.72407467367509</text:p>
          </table:table-cell>
          <table:table-cell table:formula="of:=0.125*[.B558]-[.C558]^(1/3)" office:value-type="float" office:value="0.757354297177293" calcext:value-type="float">
            <text:p>0.757354297177293</text:p>
          </table:table-cell>
        </table:table-row>
        <table:table-row table:style-name="ro1">
          <table:table-cell office:value-type="float" office:value="17.40625" calcext:value-type="float">
            <text:p>17.40625</text:p>
          </table:table-cell>
          <table:table-cell table:formula="of:=5*SIN([.A559])" office:value-type="float" office:value="-4.95942050038432" calcext:value-type="float">
            <text:p>-4.95942050038432</text:p>
          </table:table-cell>
          <table:table-cell table:formula="of:=[.A559]-20" office:value-type="float" office:value="-2.59375" calcext:value-type="float">
            <text:p>-2.59375</text:p>
          </table:table-cell>
          <table:table-cell table:formula="of:=0.25*([.B559]^(1/5))+[.C559]^(1/3)" office:value-type="float" office:value="-1.71833686649892" calcext:value-type="float">
            <text:p>-1.71833686649892</text:p>
          </table:table-cell>
          <table:table-cell table:formula="of:=0.125*[.B559]-[.C559]^(1/3)" office:value-type="float" office:value="0.754038602475713" calcext:value-type="float">
            <text:p>0.754038602475713</text:p>
          </table:table-cell>
        </table:table-row>
        <table:table-row table:style-name="ro1">
          <table:table-cell office:value-type="float" office:value="17.4375" calcext:value-type="float">
            <text:p>17.4375</text:p>
          </table:table-cell>
          <table:table-cell table:formula="of:=5*SIN([.A560])" office:value-type="float" office:value="-4.9371358827066" calcext:value-type="float">
            <text:p>-4.9371358827066</text:p>
          </table:table-cell>
          <table:table-cell table:formula="of:=[.A560]-20" office:value-type="float" office:value="-2.5625" calcext:value-type="float">
            <text:p>-2.5625</text:p>
          </table:table-cell>
          <table:table-cell table:formula="of:=0.25*([.B560]^(1/5))+[.C560]^(1/3)" office:value-type="float" office:value="-1.71248658395403" calcext:value-type="float">
            <text:p>-1.71248658395403</text:p>
          </table:table-cell>
          <table:table-cell table:formula="of:=0.125*[.B560]-[.C560]^(1/3)" office:value-type="float" office:value="0.751283933361282" calcext:value-type="float">
            <text:p>0.751283933361282</text:p>
          </table:table-cell>
        </table:table-row>
        <table:table-row table:style-name="ro1">
          <table:table-cell office:value-type="float" office:value="17.46875" calcext:value-type="float">
            <text:p>17.46875</text:p>
          </table:table-cell>
          <table:table-cell table:formula="of:=5*SIN([.A561])" office:value-type="float" office:value="-4.91003023562396" calcext:value-type="float">
            <text:p>-4.91003023562396</text:p>
          </table:table-cell>
          <table:table-cell table:formula="of:=[.A561]-20" office:value-type="float" office:value="-2.53125" calcext:value-type="float">
            <text:p>-2.53125</text:p>
          </table:table-cell>
          <table:table-cell table:formula="of:=0.25*([.B561]^(1/5))+[.C561]^(1/3)" office:value-type="float" office:value="-1.70652248812841" calcext:value-type="float">
            <text:p>-1.70652248812841</text:p>
          </table:table-cell>
          <table:table-cell table:formula="of:=0.125*[.B561]-[.C561]^(1/3)" office:value-type="float" office:value="0.749086665171109" calcext:value-type="float">
            <text:p>0.74908666517110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5*SIN([.A562])" office:value-type="float" office:value="-4.87813002734079" calcext:value-type="float">
            <text:p>-4.87813002734079</text:p>
          </table:table-cell>
          <table:table-cell table:formula="of:=[.A562]-20" office:value-type="float" office:value="-2.5" calcext:value-type="float">
            <text:p>-2.5</text:p>
          </table:table-cell>
          <table:table-cell table:formula="of:=0.25*([.B562]^(1/5))+[.C562]^(1/3)" office:value-type="float" office:value="-1.70044310986923" calcext:value-type="float">
            <text:p>-1.70044310986923</text:p>
          </table:table-cell>
          <table:table-cell table:formula="of:=0.125*[.B562]-[.C562]^(1/3)" office:value-type="float" office:value="0.747442554879855" calcext:value-type="float">
            <text:p>0.747442554879855</text:p>
          </table:table-cell>
        </table:table-row>
        <table:table-row table:style-name="ro1">
          <table:table-cell office:value-type="float" office:value="17.53125" calcext:value-type="float">
            <text:p>17.53125</text:p>
          </table:table-cell>
          <table:table-cell table:formula="of:=5*SIN([.A563])" office:value-type="float" office:value="-4.84146640786911" calcext:value-type="float">
            <text:p>-4.84146640786911</text:p>
          </table:table-cell>
          <table:table-cell table:formula="of:=[.A563]-20" office:value-type="float" office:value="-2.46875" calcext:value-type="float">
            <text:p>-2.46875</text:p>
          </table:table-cell>
          <table:table-cell table:formula="of:=0.25*([.B563]^(1/5))+[.C563]^(1/3)" office:value-type="float" office:value="-1.69424684326897" calcext:value-type="float">
            <text:p>-1.69424684326897</text:p>
          </table:table-cell>
          <table:table-cell table:formula="of:=0.125*[.B563]-[.C563]^(1/3)" office:value-type="float" office:value="0.746346742953917" calcext:value-type="float">
            <text:p>0.746346742953917</text:p>
          </table:table-cell>
        </table:table-row>
        <table:table-row table:style-name="ro1">
          <table:table-cell office:value-type="float" office:value="17.5625" calcext:value-type="float">
            <text:p>17.5625</text:p>
          </table:table-cell>
          <table:table-cell table:formula="of:=5*SIN([.A564])" office:value-type="float" office:value="-4.80007517861116" calcext:value-type="float">
            <text:p>-4.80007517861116</text:p>
          </table:table-cell>
          <table:table-cell table:formula="of:=[.A564]-20" office:value-type="float" office:value="-2.4375" calcext:value-type="float">
            <text:p>-2.4375</text:p>
          </table:table-cell>
          <table:table-cell table:formula="of:=0.25*([.B564]^(1/5))+[.C564]^(1/3)" office:value-type="float" office:value="-1.68793193916969" calcext:value-type="float">
            <text:p>-1.68793193916969</text:p>
          </table:table-cell>
          <table:table-cell table:formula="of:=0.125*[.B564]-[.C564]^(1/3)" office:value-type="float" office:value="0.745793755695427" calcext:value-type="float">
            <text:p>0.745793755695427</text:p>
          </table:table-cell>
        </table:table-row>
        <table:table-row table:style-name="ro1">
          <table:table-cell office:value-type="float" office:value="17.59375" calcext:value-type="float">
            <text:p>17.59375</text:p>
          </table:table-cell>
          <table:table-cell table:formula="of:=5*SIN([.A565])" office:value-type="float" office:value="-4.75399675739987" calcext:value-type="float">
            <text:p>-4.75399675739987</text:p>
          </table:table-cell>
          <table:table-cell table:formula="of:=[.A565]-20" office:value-type="float" office:value="-2.40625" calcext:value-type="float">
            <text:p>-2.40625</text:p>
          </table:table-cell>
          <table:table-cell table:formula="of:=0.25*([.B565]^(1/5))+[.C565]^(1/3)" office:value-type="float" office:value="-1.68149649759309" calcext:value-type="float">
            <text:p>-1.68149649759309</text:p>
          </table:table-cell>
          <table:table-cell table:formula="of:=0.125*[.B565]-[.C565]^(1/3)" office:value-type="float" office:value="0.745777508066357" calcext:value-type="float">
            <text:p>0.745777508066357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table:formula="of:=5*SIN([.A566])" office:value-type="float" office:value="-4.70327613903161" calcext:value-type="float">
            <text:p>-4.70327613903161</text:p>
          </table:table-cell>
          <table:table-cell table:formula="of:=[.A566]-20" office:value-type="float" office:value="-2.375" calcext:value-type="float">
            <text:p>-2.375</text:p>
          </table:table-cell>
          <table:table-cell table:formula="of:=0.25*([.B566]^(1/5))+[.C566]^(1/3)" office:value-type="float" office:value="-1.6749384589842" calcext:value-type="float">
            <text:p>-1.6749384589842</text:p>
          </table:table-cell>
          <table:table-cell table:formula="of:=0.125*[.B566]-[.C566]^(1/3)" office:value-type="float" office:value="0.746291306982021" calcext:value-type="float">
            <text:p>0.746291306982021</text:p>
          </table:table-cell>
        </table:table-row>
        <table:table-row table:style-name="ro1">
          <table:table-cell office:value-type="float" office:value="17.65625" calcext:value-type="float">
            <text:p>17.65625</text:p>
          </table:table-cell>
          <table:table-cell table:formula="of:=5*SIN([.A567])" office:value-type="float" office:value="-4.64796285132946" calcext:value-type="float">
            <text:p>-4.64796285132946</text:p>
          </table:table-cell>
          <table:table-cell table:formula="of:=[.A567]-20" office:value-type="float" office:value="-2.34375" calcext:value-type="float">
            <text:p>-2.34375</text:p>
          </table:table-cell>
          <table:table-cell table:formula="of:=0.25*([.B567]^(1/5))+[.C567]^(1/3)" office:value-type="float" office:value="-1.6682555941326" calcext:value-type="float">
            <text:p>-1.6682555941326</text:p>
          </table:table-cell>
          <table:table-cell table:formula="of:=0.125*[.B567]-[.C567]^(1/3)" office:value-type="float" office:value="0.747327855062081" calcext:value-type="float">
            <text:p>0.747327855062081</text:p>
          </table:table-cell>
        </table:table-row>
        <table:table-row table:style-name="ro1">
          <table:table-cell office:value-type="float" office:value="17.6875" calcext:value-type="float">
            <text:p>17.6875</text:p>
          </table:table-cell>
          <table:table-cell table:formula="of:=5*SIN([.A568])" office:value-type="float" office:value="-4.58811090678019" calcext:value-type="float">
            <text:p>-4.58811090678019</text:p>
          </table:table-cell>
          <table:table-cell table:formula="of:=[.A568]-20" office:value-type="float" office:value="-2.3125" calcext:value-type="float">
            <text:p>-2.3125</text:p>
          </table:table-cell>
          <table:table-cell table:formula="of:=0.25*([.B568]^(1/5))+[.C568]^(1/3)" office:value-type="float" office:value="-1.66144549260782" calcext:value-type="float">
            <text:p>-1.66144549260782</text:p>
          </table:table-cell>
          <table:table-cell table:formula="of:=0.125*[.B568]-[.C568]^(1/3)" office:value-type="float" office:value="0.748879254826029" calcext:value-type="float">
            <text:p>0.748879254826029</text:p>
          </table:table-cell>
        </table:table-row>
        <table:table-row table:style-name="ro1">
          <table:table-cell office:value-type="float" office:value="17.71875" calcext:value-type="float">
            <text:p>17.71875</text:p>
          </table:table-cell>
          <table:table-cell table:formula="of:=5*SIN([.A569])" office:value-type="float" office:value="-4.52377874979193" calcext:value-type="float">
            <text:p>-4.52377874979193</text:p>
          </table:table-cell>
          <table:table-cell table:formula="of:=[.A569]-20" office:value-type="float" office:value="-2.28125" calcext:value-type="float">
            <text:p>-2.28125</text:p>
          </table:table-cell>
          <table:table-cell table:formula="of:=0.25*([.B569]^(1/5))+[.C569]^(1/3)" office:value-type="float" office:value="-1.65450554951182" calcext:value-type="float">
            <text:p>-1.65450554951182</text:p>
          </table:table-cell>
          <table:table-cell table:formula="of:=0.125*[.B569]-[.C569]^(1/3)" office:value-type="float" office:value="0.750937013318868" calcext:value-type="float">
            <text:p>0.750937013318868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table:formula="of:=5*SIN([.A570])" office:value-type="float" office:value="-4.45502919962427" calcext:value-type="float">
            <text:p>-4.45502919962427</text:p>
          </table:table-cell>
          <table:table-cell table:formula="of:=[.A570]-20" office:value-type="float" office:value="-2.25" calcext:value-type="float">
            <text:p>-2.25</text:p>
          </table:table-cell>
          <table:table-cell table:formula="of:=0.25*([.B570]^(1/5))+[.C570]^(1/3)" office:value-type="float" office:value="-1.64743295031238" calcext:value-type="float">
            <text:p>-1.64743295031238</text:p>
          </table:table-cell>
          <table:table-cell table:formula="of:=0.125*[.B570]-[.C570]^(1/3)" office:value-type="float" office:value="0.753492047151415" calcext:value-type="float">
            <text:p>0.753492047151415</text:p>
          </table:table-cell>
        </table:table-row>
        <table:table-row table:style-name="ro1">
          <table:table-cell office:value-type="float" office:value="17.78125" calcext:value-type="float">
            <text:p>17.78125</text:p>
          </table:table-cell>
          <table:table-cell table:formula="of:=5*SIN([.A571])" office:value-type="float" office:value="-4.38192938904623" calcext:value-type="float">
            <text:p>-4.38192938904623</text:p>
          </table:table-cell>
          <table:table-cell table:formula="of:=[.A571]-20" office:value-type="float" office:value="-2.21875" calcext:value-type="float">
            <text:p>-2.21875</text:p>
          </table:table-cell>
          <table:table-cell table:formula="of:=0.25*([.B571]^(1/5))+[.C571]^(1/3)" office:value-type="float" office:value="-1.64022465347214" calcext:value-type="float">
            <text:p>-1.64022465347214</text:p>
          </table:table-cell>
          <table:table-cell table:formula="of:=0.125*[.B571]-[.C571]^(1/3)" office:value-type="float" office:value="0.756534687938263" calcext:value-type="float">
            <text:p>0.756534687938263</text:p>
          </table:table-cell>
        </table:table-row>
        <table:table-row table:style-name="ro1">
          <table:table-cell office:value-type="float" office:value="17.8125" calcext:value-type="float">
            <text:p>17.8125</text:p>
          </table:table-cell>
          <table:table-cell table:formula="of:=5*SIN([.A572])" office:value-type="float" office:value="-4.30455069878233" calcext:value-type="float">
            <text:p>-4.30455069878233</text:p>
          </table:table-cell>
          <table:table-cell table:formula="of:=[.A572]-20" office:value-type="float" office:value="-2.1875" calcext:value-type="float">
            <text:p>-2.1875</text:p>
          </table:table-cell>
          <table:table-cell table:formula="of:=0.25*([.B572]^(1/5))+[.C572]^(1/3)" office:value-type="float" office:value="-1.6328773705298" calcext:value-type="float">
            <text:p>-1.6328773705298</text:p>
          </table:table-cell>
          <table:table-cell table:formula="of:=0.125*[.B572]-[.C572]^(1/3)" office:value-type="float" office:value="0.760054688114985" calcext:value-type="float">
            <text:p>0.760054688114985</text:p>
          </table:table-cell>
        </table:table-row>
        <table:table-row table:style-name="ro1">
          <table:table-cell office:value-type="float" office:value="17.84375" calcext:value-type="float">
            <text:p>17.84375</text:p>
          </table:table-cell>
          <table:table-cell table:formula="of:=5*SIN([.A573])" office:value-type="float" office:value="-4.22296868781046" calcext:value-type="float">
            <text:p>-4.22296868781046</text:p>
          </table:table-cell>
          <table:table-cell table:formula="of:=[.A573]-20" office:value-type="float" office:value="-2.15625" calcext:value-type="float">
            <text:p>-2.15625</text:p>
          </table:table-cell>
          <table:table-cell table:formula="of:=0.25*([.B573]^(1/5))+[.C573]^(1/3)" office:value-type="float" office:value="-1.62538754321681" calcext:value-type="float">
            <text:p>-1.62538754321681</text:p>
          </table:table-cell>
          <table:table-cell table:formula="of:=0.125*[.B573]-[.C573]^(1/3)" office:value-type="float" office:value="0.764041227114598" calcext:value-type="float">
            <text:p>0.764041227114598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table:formula="of:=5*SIN([.A574])" office:value-type="float" office:value="-4.13726301957988" calcext:value-type="float">
            <text:p>-4.13726301957988</text:p>
          </table:table-cell>
          <table:table-cell table:formula="of:=[.A574]-20" office:value-type="float" office:value="-2.125" calcext:value-type="float">
            <text:p>-2.125</text:p>
          </table:table-cell>
          <table:table-cell table:formula="of:=0.25*([.B574]^(1/5))+[.C574]^(1/3)" office:value-type="float" office:value="-1.61775131710301" calcext:value-type="float">
            <text:p>-1.61775131710301</text:p>
          </table:table-cell>
          <table:table-cell table:formula="of:=0.125*[.B574]-[.C574]^(1/3)" office:value-type="float" office:value="0.768482917881633" calcext:value-type="float">
            <text:p>0.768482917881633</text:p>
          </table:table-cell>
        </table:table-row>
        <table:table-row table:style-name="ro1">
          <table:table-cell office:value-type="float" office:value="17.90625" calcext:value-type="float">
            <text:p>17.90625</text:p>
          </table:table-cell>
          <table:table-cell table:formula="of:=5*SIN([.A575])" office:value-type="float" office:value="-4.04751738422116" calcext:value-type="float">
            <text:p>-4.04751738422116</text:p>
          </table:table-cell>
          <table:table-cell table:formula="of:=[.A575]-20" office:value-type="float" office:value="-2.09375" calcext:value-type="float">
            <text:p>-2.09375</text:p>
          </table:table-cell>
          <table:table-cell table:formula="of:=0.25*([.B575]^(1/5))+[.C575]^(1/3)" office:value-type="float" office:value="-1.60996451115238" calcext:value-type="float">
            <text:p>-1.60996451115238</text:p>
          </table:table-cell>
          <table:table-cell table:formula="of:=0.125*[.B575]-[.C575]^(1/3)" office:value-type="float" office:value="0.773367813700368" calcext:value-type="float">
            <text:p>0.773367813700368</text:p>
          </table:table-cell>
        </table:table-row>
        <table:table-row table:style-name="ro1">
          <table:table-cell office:value-type="float" office:value="17.9375" calcext:value-type="float">
            <text:p>17.9375</text:p>
          </table:table-cell>
          <table:table-cell table:formula="of:=5*SIN([.A576])" office:value-type="float" office:value="-3.95381941682422" calcext:value-type="float">
            <text:p>-3.95381941682422</text:p>
          </table:table-cell>
          <table:table-cell table:formula="of:=[.A576]-20" office:value-type="float" office:value="-2.0625" calcext:value-type="float">
            <text:p>-2.0625</text:p>
          </table:table-cell>
          <table:table-cell table:formula="of:=0.25*([.B576]^(1/5))+[.C576]^(1/3)" office:value-type="float" office:value="-1.6020225824282" calcext:value-type="float">
            <text:p>-1.6020225824282</text:p>
          </table:table-cell>
          <table:table-cell table:formula="of:=0.125*[.B576]-[.C576]^(1/3)" office:value-type="float" office:value="0.778683415311845" calcext:value-type="float">
            <text:p>0.778683415311845</text:p>
          </table:table-cell>
        </table:table-row>
        <table:table-row table:style-name="ro1">
          <table:table-cell office:value-type="float" office:value="17.96875" calcext:value-type="float">
            <text:p>17.96875</text:p>
          </table:table-cell>
          <table:table-cell table:formula="of:=5*SIN([.A577])" office:value-type="float" office:value="-3.85626061186415" calcext:value-type="float">
            <text:p>-3.85626061186415</text:p>
          </table:table-cell>
          <table:table-cell table:formula="of:=[.A577]-20" office:value-type="float" office:value="-2.03125" calcext:value-type="float">
            <text:p>-2.03125</text:p>
          </table:table-cell>
          <table:table-cell table:formula="of:=0.25*([.B577]^(1/5))+[.C577]^(1/3)" office:value-type="float" office:value="-1.59392058500755" calcext:value-type="float">
            <text:p>-1.59392058500755</text:p>
          </table:table-cell>
          <table:table-cell table:formula="of:=0.125*[.B577]-[.C577]^(1/3)" office:value-type="float" office:value="0.784416678292203" calcext:value-type="float">
            <text:p>0.7844166782922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5*SIN([.A578])" office:value-type="float" office:value="-3.75493623385838" calcext:value-type="float">
            <text:p>-3.75493623385838</text:p>
          </table:table-cell>
          <table:table-cell table:formula="of:=[.A578]-20" office:value-type="float" office:value="-2" calcext:value-type="float">
            <text:p>-2</text:p>
          </table:table-cell>
          <table:table-cell table:formula="of:=0.25*([.B578]^(1/5))+[.C578]^(1/3)" office:value-type="float" office:value="-1.58565312193539" calcext:value-type="float">
            <text:p>-1.58565312193539</text:p>
          </table:table-cell>
          <table:table-cell table:formula="of:=0.125*[.B578]-[.C578]^(1/3)" office:value-type="float" office:value="0.790554020662576" calcext:value-type="float">
            <text:p>0.790554020662576</text:p>
          </table:table-cell>
        </table:table-row>
        <table:table-row table:style-name="ro1">
          <table:table-cell office:value-type="float" office:value="18.03125" calcext:value-type="float">
            <text:p>18.03125</text:p>
          </table:table-cell>
          <table:table-cell table:formula="of:=5*SIN([.A579])" office:value-type="float" office:value="-3.64994522434255" calcext:value-type="float">
            <text:p>-3.64994522434255</text:p>
          </table:table-cell>
          <table:table-cell table:formula="of:=[.A579]-20" office:value-type="float" office:value="-1.96875" calcext:value-type="float">
            <text:p>-1.96875</text:p>
          </table:table-cell>
          <table:table-cell table:formula="of:=0.25*([.B579]^(1/5))+[.C579]^(1/3)" office:value-type="float" office:value="-1.57721428875246" calcext:value-type="float">
            <text:p>-1.57721428875246</text:p>
          </table:table-cell>
          <table:table-cell table:formula="of:=0.125*[.B579]-[.C579]^(1/3)" office:value-type="float" office:value="0.797081330698328" calcext:value-type="float">
            <text:p>0.797081330698328</text:p>
          </table:table-cell>
        </table:table-row>
        <table:table-row table:style-name="ro1">
          <table:table-cell office:value-type="float" office:value="18.0625" calcext:value-type="float">
            <text:p>18.0625</text:p>
          </table:table-cell>
          <table:table-cell table:formula="of:=5*SIN([.A580])" office:value-type="float" office:value="-3.54139010525571" calcext:value-type="float">
            <text:p>-3.54139010525571</text:p>
          </table:table-cell>
          <table:table-cell table:formula="of:=[.A580]-20" office:value-type="float" office:value="-1.9375" calcext:value-type="float">
            <text:p>-1.9375</text:p>
          </table:table-cell>
          <table:table-cell table:formula="of:=0.25*([.B580]^(1/5))+[.C580]^(1/3)" office:value-type="float" office:value="-1.56859760674592" calcext:value-type="float">
            <text:p>-1.56859760674592</text:p>
          </table:table-cell>
          <table:table-cell table:formula="of:=0.125*[.B580]-[.C580]^(1/3)" office:value-type="float" office:value="0.803983974902698" calcext:value-type="float">
            <text:p>0.803983974902698</text:p>
          </table:table-cell>
        </table:table-row>
        <table:table-row table:style-name="ro1">
          <table:table-cell office:value-type="float" office:value="18.09375" calcext:value-type="float">
            <text:p>18.09375</text:p>
          </table:table-cell>
          <table:table-cell table:formula="of:=5*SIN([.A581])" office:value-type="float" office:value="-3.42937687882944" calcext:value-type="float">
            <text:p>-3.42937687882944</text:p>
          </table:table-cell>
          <table:table-cell table:formula="of:=[.A581]-20" office:value-type="float" office:value="-1.90625" calcext:value-type="float">
            <text:p>-1.90625</text:p>
          </table:table-cell>
          <table:table-cell table:formula="of:=0.25*([.B581]^(1/5))+[.C581]^(1/3)" office:value-type="float" office:value="-1.55979594356544" calcext:value-type="float">
            <text:p>-1.55979594356544</text:p>
          </table:table-cell>
          <table:table-cell table:formula="of:=0.125*[.B581]-[.C581]^(1/3)" office:value-type="float" office:value="0.811246806106895" calcext:value-type="float">
            <text:p>0.811246806106895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table:formula="of:=5*SIN([.A582])" office:value-type="float" office:value="-3.31401492407846" calcext:value-type="float">
            <text:p>-3.31401492407846</text:p>
          </table:table-cell>
          <table:table-cell table:formula="of:=[.A582]-20" office:value-type="float" office:value="-1.875" calcext:value-type="float">
            <text:p>-1.875</text:p>
          </table:table-cell>
          <table:table-cell table:formula="of:=0.25*([.B582]^(1/5))+[.C582]^(1/3)" office:value-type="float" office:value="-1.55080141817573" calcext:value-type="float">
            <text:p>-1.55080141817573</text:p>
          </table:table-cell>
          <table:table-cell table:formula="of:=0.125*[.B582]-[.C582]^(1/3)" office:value-type="float" office:value="0.818854171655428" calcext:value-type="float">
            <text:p>0.818854171655428</text:p>
          </table:table-cell>
        </table:table-row>
        <table:table-row table:style-name="ro1">
          <table:table-cell office:value-type="float" office:value="18.15625" calcext:value-type="float">
            <text:p>18.15625</text:p>
          </table:table-cell>
          <table:table-cell table:formula="of:=5*SIN([.A583])" office:value-type="float" office:value="-3.19541688999385" calcext:value-type="float">
            <text:p>-3.19541688999385</text:p>
          </table:table-cell>
          <table:table-cell table:formula="of:=[.A583]-20" office:value-type="float" office:value="-1.84375" calcext:value-type="float">
            <text:p>-1.84375</text:p>
          </table:table-cell>
          <table:table-cell table:formula="of:=0.25*([.B583]^(1/5))+[.C583]^(1/3)" office:value-type="float" office:value="-1.54160528621506" calcext:value-type="float">
            <text:p>-1.54160528621506</text:p>
          </table:table-cell>
          <table:table-cell table:formula="of:=0.125*[.B583]-[.C583]^(1/3)" office:value-type="float" office:value="0.826789921631773" calcext:value-type="float">
            <text:p>0.826789921631773</text:p>
          </table:table-cell>
        </table:table-row>
        <table:table-row table:style-name="ro1">
          <table:table-cell office:value-type="float" office:value="18.1875" calcext:value-type="float">
            <text:p>18.1875</text:p>
          </table:table-cell>
          <table:table-cell table:formula="of:=5*SIN([.A584])" office:value-type="float" office:value="-3.07369858554326" calcext:value-type="float">
            <text:p>-3.07369858554326</text:p>
          </table:table-cell>
          <table:table-cell table:formula="of:=[.A584]-20" office:value-type="float" office:value="-1.8125" calcext:value-type="float">
            <text:p>-1.8125</text:p>
          </table:table-cell>
          <table:table-cell table:formula="of:=0.25*([.B584]^(1/5))+[.C584]^(1/3)" office:value-type="float" office:value="-1.5321978006051" calcext:value-type="float">
            <text:p>-1.5321978006051</text:p>
          </table:table-cell>
          <table:table-cell table:formula="of:=0.125*[.B584]-[.C584]^(1/3)" office:value-type="float" office:value="0.835037417075421" calcext:value-type="float">
            <text:p>0.835037417075421</text:p>
          </table:table-cell>
        </table:table-row>
        <table:table-row table:style-name="ro1">
          <table:table-cell office:value-type="float" office:value="18.21875" calcext:value-type="float">
            <text:p>18.21875</text:p>
          </table:table-cell>
          <table:table-cell table:formula="of:=5*SIN([.A585])" office:value-type="float" office:value="-2.94897886658539" calcext:value-type="float">
            <text:p>-2.94897886658539</text:p>
          </table:table-cell>
          <table:table-cell table:formula="of:=[.A585]-20" office:value-type="float" office:value="-1.78125" calcext:value-type="float">
            <text:p>-1.78125</text:p>
          </table:table-cell>
          <table:table-cell table:formula="of:=0.25*([.B585]^(1/5))+[.C585]^(1/3)" office:value-type="float" office:value="-1.5225680405744" calcext:value-type="float">
            <text:p>-1.5225680405744</text:p>
          </table:table-cell>
          <table:table-cell table:formula="of:=0.125*[.B585]-[.C585]^(1/3)" office:value-type="float" office:value="0.843579538136796" calcext:value-type="float">
            <text:p>0.84357953813679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table:formula="of:=5*SIN([.A586])" office:value-type="float" office:value="-2.82137951980928" calcext:value-type="float">
            <text:p>-2.82137951980928</text:p>
          </table:table-cell>
          <table:table-cell table:formula="of:=[.A586]-20" office:value-type="float" office:value="-1.75" calcext:value-type="float">
            <text:p>-1.75</text:p>
          </table:table-cell>
          <table:table-cell table:formula="of:=0.25*([.B586]^(1/5))+[.C586]^(1/3)" office:value-type="float" office:value="-1.51270369991024" calcext:value-type="float">
            <text:p>-1.51270369991024</text:p>
          </table:table-cell>
          <table:table-cell table:formula="of:=0.125*[.B586]-[.C586]^(1/3)" office:value-type="float" office:value="0.852398692111456" calcext:value-type="float">
            <text:p>0.852398692111456</text:p>
          </table:table-cell>
        </table:table-row>
        <table:table-row table:style-name="ro1">
          <table:table-cell office:value-type="float" office:value="18.28125" calcext:value-type="float">
            <text:p>18.28125</text:p>
          </table:table-cell>
          <table:table-cell table:formula="of:=5*SIN([.A587])" office:value-type="float" office:value="-2.69102514381165" calcext:value-type="float">
            <text:p>-2.69102514381165</text:p>
          </table:table-cell>
          <table:table-cell table:formula="of:=[.A587]-20" office:value-type="float" office:value="-1.71875" calcext:value-type="float">
            <text:p>-1.71875</text:p>
          </table:table-cell>
          <table:table-cell table:formula="of:=0.25*([.B587]^(1/5))+[.C587]^(1/3)" office:value-type="float" office:value="-1.50259082193101" calcext:value-type="float">
            <text:p>-1.50259082193101</text:p>
          </table:table-cell>
          <table:table-cell table:formula="of:=0.125*[.B587]-[.C587]^(1/3)" office:value-type="float" office:value="0.86147682128924" calcext:value-type="float">
            <text:p>0.86147682128924</text:p>
          </table:table-cell>
        </table:table-row>
        <table:table-row table:style-name="ro1">
          <table:table-cell office:value-type="float" office:value="18.3125" calcext:value-type="float">
            <text:p>18.3125</text:p>
          </table:table-cell>
          <table:table-cell table:formula="of:=5*SIN([.A588])" office:value-type="float" office:value="-2.55804302742852" calcext:value-type="float">
            <text:p>-2.55804302742852</text:p>
          </table:table-cell>
          <table:table-cell table:formula="of:=[.A588]-20" office:value-type="float" office:value="-1.6875" calcext:value-type="float">
            <text:p>-1.6875</text:p>
          </table:table-cell>
          <table:table-cell table:formula="of:=0.25*([.B588]^(1/5))+[.C588]^(1/3)" office:value-type="float" office:value="-1.49221346388906" calcext:value-type="float">
            <text:p>-1.49221346388906</text:p>
          </table:table-cell>
          <table:table-cell table:formula="of:=0.125*[.B588]-[.C588]^(1/3)" office:value-type="float" office:value="0.870795410547585" calcext:value-type="float">
            <text:p>0.870795410547585</text:p>
          </table:table-cell>
        </table:table-row>
        <table:table-row table:style-name="ro1">
          <table:table-cell office:value-type="float" office:value="18.34375" calcext:value-type="float">
            <text:p>18.34375</text:p>
          </table:table-cell>
          <table:table-cell table:formula="of:=5*SIN([.A589])" office:value-type="float" office:value="-2.42256302543979" calcext:value-type="float">
            <text:p>-2.42256302543979</text:p>
          </table:table-cell>
          <table:table-cell table:formula="of:=[.A589]-20" office:value-type="float" office:value="-1.65625" calcext:value-type="float">
            <text:p>-1.65625</text:p>
          </table:table-cell>
          <table:table-cell table:formula="of:=0.25*([.B589]^(1/5))+[.C589]^(1/3)" office:value-type="float" office:value="-1.48155326650507" calcext:value-type="float">
            <text:p>-1.48155326650507</text:p>
          </table:table-cell>
          <table:table-cell table:formula="of:=0.125*[.B589]-[.C589]^(1/3)" office:value-type="float" office:value="0.880335494610868" calcext:value-type="float">
            <text:p>0.880335494610868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table:formula="of:=5*SIN([.A590])" office:value-type="float" office:value="-2.28471743176828" calcext:value-type="float">
            <text:p>-2.28471743176828</text:p>
          </table:table-cell>
          <table:table-cell table:formula="of:=[.A590]-20" office:value-type="float" office:value="-1.625" calcext:value-type="float">
            <text:p>-1.625</text:p>
          </table:table-cell>
          <table:table-cell table:formula="of:=0.25*([.B590]^(1/5))+[.C590]^(1/3)" office:value-type="float" office:value="-1.47058889385529" calcext:value-type="float">
            <text:p>-1.47058889385529</text:p>
          </table:table-cell>
          <table:table-cell table:formula="of:=0.125*[.B590]-[.C590]^(1/3)" office:value-type="float" office:value="0.890077664889344" calcext:value-type="float">
            <text:p>0.890077664889344</text:p>
          </table:table-cell>
        </table:table-row>
        <table:table-row table:style-name="ro1">
          <table:table-cell office:value-type="float" office:value="18.40625" calcext:value-type="float">
            <text:p>18.40625</text:p>
          </table:table-cell>
          <table:table-cell table:formula="of:=5*SIN([.A591])" office:value-type="float" office:value="-2.14464085029692" calcext:value-type="float">
            <text:p>-2.14464085029692</text:p>
          </table:table-cell>
          <table:table-cell table:formula="of:=[.A591]-20" office:value-type="float" office:value="-1.59375" calcext:value-type="float">
            <text:p>-1.59375</text:p>
          </table:table-cell>
          <table:table-cell table:formula="of:=0.25*([.B591]^(1/5))+[.C591]^(1/3)" office:value-type="float" office:value="-1.45929529280786" calcext:value-type="float">
            <text:p>-1.45929529280786</text:p>
          </table:table-cell>
          <table:table-cell table:formula="of:=0.125*[.B591]-[.C591]^(1/3)" office:value-type="float" office:value="0.9000020758017" calcext:value-type="float">
            <text:p>0.9000020758017</text:p>
          </table:table-cell>
        </table:table-row>
        <table:table-row table:style-name="ro1">
          <table:table-cell office:value-type="float" office:value="18.4375" calcext:value-type="float">
            <text:p>18.4375</text:p>
          </table:table-cell>
          <table:table-cell table:formula="of:=5*SIN([.A592])" office:value-type="float" office:value="-2.00247006343039" calcext:value-type="float">
            <text:p>-2.00247006343039</text:p>
          </table:table-cell>
          <table:table-cell table:formula="of:=[.A592]-20" office:value-type="float" office:value="-1.5625" calcext:value-type="float">
            <text:p>-1.5625</text:p>
          </table:table-cell>
          <table:table-cell table:formula="of:=0.25*([.B592]^(1/5))+[.C592]^(1/3)" office:value-type="float" office:value="-1.44764269608111" calcext:value-type="float">
            <text:p>-1.44764269608111</text:p>
          </table:table-cell>
          <table:table-cell table:formula="of:=0.125*[.B592]-[.C592]^(1/3)" office:value-type="float" office:value="0.910088450474396" calcext:value-type="float">
            <text:p>0.910088450474396</text:p>
          </table:table-cell>
        </table:table-row>
        <table:table-row table:style-name="ro1">
          <table:table-cell office:value-type="float" office:value="18.46875" calcext:value-type="float">
            <text:p>18.46875</text:p>
          </table:table-cell>
          <table:table-cell table:formula="of:=5*SIN([.A593])" office:value-type="float" office:value="-1.85834389852938" calcext:value-type="float">
            <text:p>-1.85834389852938</text:p>
          </table:table-cell>
          <table:table-cell table:formula="of:=[.A593]-20" office:value-type="float" office:value="-1.53125" calcext:value-type="float">
            <text:p>-1.53125</text:p>
          </table:table-cell>
          <table:table-cell table:formula="of:=0.25*([.B593]^(1/5))+[.C593]^(1/3)" office:value-type="float" office:value="-1.43559525248473" calcext:value-type="float">
            <text:p>-1.43559525248473</text:p>
          </table:table-cell>
          <table:table-cell table:formula="of:=0.125*[.B593]-[.C593]^(1/3)" office:value-type="float" office:value="0.920316085698439" calcext:value-type="float">
            <text:p>0.92031608569843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5*SIN([.A594])" office:value-type="float" office:value="-1.71240309234806" calcext:value-type="float">
            <text:p>-1.71240309234806</text:p>
          </table:table-cell>
          <table:table-cell table:formula="of:=[.A594]-20" office:value-type="float" office:value="-1.5" calcext:value-type="float">
            <text:p>-1.5</text:p>
          </table:table-cell>
          <table:table-cell table:formula="of:=0.25*([.B594]^(1/5))+[.C594]^(1/3)" office:value-type="float" office:value="-1.42310910044998" calcext:value-type="float">
            <text:p>-1.42310910044998</text:p>
          </table:table-cell>
          <table:table-cell table:formula="of:=0.125*[.B594]-[.C594]^(1/3)" office:value-type="float" office:value="0.930663856009824" calcext:value-type="float">
            <text:p>0.930663856009824</text:p>
          </table:table-cell>
        </table:table-row>
        <table:table-row table:style-name="ro1">
          <table:table-cell office:value-type="float" office:value="18.53125" calcext:value-type="float">
            <text:p>18.53125</text:p>
          </table:table-cell>
          <table:table-cell table:formula="of:=5*SIN([.A595])" office:value-type="float" office:value="-1.56479015360701" calcext:value-type="float">
            <text:p>-1.56479015360701</text:p>
          </table:table-cell>
          <table:table-cell table:formula="of:=[.A595]-20" office:value-type="float" office:value="-1.46875" calcext:value-type="float">
            <text:p>-1.46875</text:p>
          </table:table-cell>
          <table:table-cell table:formula="of:=0.25*([.B595]^(1/5))+[.C595]^(1/3)" office:value-type="float" office:value="-1.41012958444152" calcext:value-type="float">
            <text:p>-1.41012958444152</text:p>
          </table:table-cell>
          <table:table-cell table:formula="of:=0.125*[.B595]-[.C595]^(1/3)" office:value-type="float" office:value="0.941110216743209" calcext:value-type="float">
            <text:p>0.941110216743209</text:p>
          </table:table-cell>
        </table:table-row>
        <table:table-row table:style-name="ro1">
          <table:table-cell office:value-type="float" office:value="18.5625" calcext:value-type="float">
            <text:p>18.5625</text:p>
          </table:table-cell>
          <table:table-cell table:formula="of:=5*SIN([.A596])" office:value-type="float" office:value="-1.41564922383588" calcext:value-type="float">
            <text:p>-1.41564922383588</text:p>
          </table:table-cell>
          <table:table-cell table:formula="of:=[.A596]-20" office:value-type="float" office:value="-1.4375" calcext:value-type="float">
            <text:p>-1.4375</text:p>
          </table:table-cell>
          <table:table-cell table:formula="of:=0.25*([.B596]^(1/5))+[.C596]^(1/3)" office:value-type="float" office:value="-1.39658710382202" calcext:value-type="float">
            <text:p>-1.39658710382202</text:p>
          </table:table-cell>
          <table:table-cell table:formula="of:=0.125*[.B596]-[.C596]^(1/3)" office:value-type="float" office:value="0.951633205889015" calcext:value-type="float">
            <text:p>0.951633205889015</text:p>
          </table:table-cell>
        </table:table-row>
        <table:table-row table:style-name="ro1">
          <table:table-cell office:value-type="float" office:value="18.59375" calcext:value-type="float">
            <text:p>18.59375</text:p>
          </table:table-cell>
          <table:table-cell table:formula="of:=5*SIN([.A597])" office:value-type="float" office:value="-1.26512593662163" calcext:value-type="float">
            <text:p>-1.26512593662163</text:p>
          </table:table-cell>
          <table:table-cell table:formula="of:=[.A597]-20" office:value-type="float" office:value="-1.40625" calcext:value-type="float">
            <text:p>-1.40625</text:p>
          </table:table-cell>
          <table:table-cell table:formula="of:=0.25*([.B597]^(1/5))+[.C597]^(1/3)" office:value-type="float" office:value="-1.3823906857167" calcext:value-type="float">
            <text:p>-1.3823906857167</text:p>
          </table:table-cell>
          <table:table-cell table:formula="of:=0.125*[.B597]-[.C597]^(1/3)" office:value-type="float" office:value="0.962210444561588" calcext:value-type="float">
            <text:p>0.962210444561588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table:formula="of:=5*SIN([.A598])" office:value-type="float" office:value="-1.1133672753998" calcext:value-type="float">
            <text:p>-1.1133672753998</text:p>
          </table:table-cell>
          <table:table-cell table:formula="of:=[.A598]-20" office:value-type="float" office:value="-1.375" calcext:value-type="float">
            <text:p>-1.375</text:p>
          </table:table-cell>
          <table:table-cell table:formula="of:=0.25*([.B598]^(1/5))+[.C598]^(1/3)" office:value-type="float" office:value="-1.3674175725572" calcext:value-type="float">
            <text:p>-1.3674175725572</text:p>
          </table:table-cell>
          <table:table-cell table:formula="of:=0.125*[.B598]-[.C598]^(1/3)" office:value-type="float" office:value="0.972819135859683" calcext:value-type="float">
            <text:p>0.972819135859683</text:p>
          </table:table-cell>
        </table:table-row>
        <table:table-row table:style-name="ro1">
          <table:table-cell office:value-type="float" office:value="18.65625" calcext:value-type="float">
            <text:p>18.65625</text:p>
          </table:table-cell>
          <table:table-cell table:formula="of:=5*SIN([.A599])" office:value-type="float" office:value="-0.960521429927682" calcext:value-type="float">
            <text:p>-0.960521429927682</text:p>
          </table:table-cell>
          <table:table-cell table:formula="of:=[.A599]-20" office:value-type="float" office:value="-1.34375" calcext:value-type="float">
            <text:p>-1.34375</text:p>
          </table:table-cell>
          <table:table-cell table:formula="of:=0.25*([.B599]^(1/5))+[.C599]^(1/3)" office:value-type="float" office:value="-1.3514953815649" calcext:value-type="float">
            <text:p>-1.3514953815649</text:p>
          </table:table-cell>
          <table:table-cell table:formula="of:=0.125*[.B599]-[.C599]^(1/3)" office:value-type="float" office:value="0.983436061869566" calcext:value-type="float">
            <text:p>0.983436061869566</text:p>
          </table:table-cell>
        </table:table-row>
        <table:table-row table:style-name="ro1">
          <table:table-cell office:value-type="float" office:value="18.6875" calcext:value-type="float">
            <text:p>18.6875</text:p>
          </table:table-cell>
          <table:table-cell table:formula="of:=5*SIN([.A600])" office:value-type="float" office:value="-0.806737651579555" calcext:value-type="float">
            <text:p>-0.806737651579555</text:p>
          </table:table-cell>
          <table:table-cell table:formula="of:=[.A600]-20" office:value-type="float" office:value="-1.3125" calcext:value-type="float">
            <text:p>-1.3125</text:p>
          </table:table-cell>
          <table:table-cell table:formula="of:=0.25*([.B600]^(1/5))+[.C600]^(1/3)" office:value-type="float" office:value="-1.33436928315171" calcext:value-type="float">
            <text:p>-1.33436928315171</text:p>
          </table:table-cell>
          <table:table-cell table:formula="of:=0.125*[.B600]-[.C600]^(1/3)" office:value-type="float" office:value="0.994037578524528" calcext:value-type="float">
            <text:p>0.994037578524528</text:p>
          </table:table-cell>
        </table:table-row>
        <table:table-row table:style-name="ro1">
          <table:table-cell office:value-type="float" office:value="18.71875" calcext:value-type="float">
            <text:p>18.71875</text:p>
          </table:table-cell>
          <table:table-cell table:formula="of:=5*SIN([.A601])" office:value-type="float" office:value="-0.652166107605218" calcext:value-type="float">
            <text:p>-0.652166107605218</text:p>
          </table:table-cell>
          <table:table-cell table:formula="of:=[.A601]-20" office:value-type="float" office:value="-1.28125" calcext:value-type="float">
            <text:p>-1.28125</text:p>
          </table:table-cell>
          <table:table-cell table:formula="of:=0.25*([.B601]^(1/5))+[.C601]^(1/3)" office:value-type="float" office:value="-1.31563567770096" calcext:value-type="float">
            <text:p>-1.31563567770096</text:p>
          </table:table-cell>
          <table:table-cell table:formula="of:=0.125*[.B601]-[.C601]^(1/3)" office:value-type="float" office:value="1.0045996079915" calcext:value-type="float">
            <text:p>1.004599607991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table:formula="of:=5*SIN([.A602])" office:value-type="float" office:value="-0.496957734494241" calcext:value-type="float">
            <text:p>-0.496957734494241</text:p>
          </table:table-cell>
          <table:table-cell table:formula="of:=[.A602]-20" office:value-type="float" office:value="-1.25" calcext:value-type="float">
            <text:p>-1.25</text:p>
          </table:table-cell>
          <table:table-cell table:formula="of:=0.25*([.B602]^(1/5))+[.C602]^(1/3)" office:value-type="float" office:value="-1.29458949429968" calcext:value-type="float">
            <text:p>-1.29458949429968</text:p>
          </table:table-cell>
          <table:table-cell table:formula="of:=0.125*[.B602]-[.C602]^(1/3)" office:value-type="float" office:value="1.01509762820416" calcext:value-type="float">
            <text:p>1.01509762820416</text:p>
          </table:table-cell>
        </table:table-row>
        <table:table-row table:style-name="ro1">
          <table:table-cell office:value-type="float" office:value="18.78125" calcext:value-type="float">
            <text:p>18.78125</text:p>
          </table:table-cell>
          <table:table-cell table:formula="of:=5*SIN([.A603])" office:value-type="float" office:value="-0.341264090589039" calcext:value-type="float">
            <text:p>-0.341264090589039</text:p>
          </table:table-cell>
          <table:table-cell table:formula="of:=[.A603]-20" office:value-type="float" office:value="-1.21875" calcext:value-type="float">
            <text:p>-1.21875</text:p>
          </table:table-cell>
          <table:table-cell table:formula="of:=0.25*([.B603]^(1/5))+[.C603]^(1/3)" office:value-type="float" office:value="-1.26979605255566" calcext:value-type="float">
            <text:p>-1.26979605255566</text:p>
          </table:table-cell>
          <table:table-cell table:formula="of:=0.125*[.B603]-[.C603]^(1/3)" office:value-type="float" office:value="1.02550665910085" calcext:value-type="float">
            <text:p>1.02550665910085</text:p>
          </table:table-cell>
        </table:table-row>
        <table:table-row table:style-name="ro1">
          <table:table-cell office:value-type="float" office:value="18.8125" calcext:value-type="float">
            <text:p>18.8125</text:p>
          </table:table-cell>
          <table:table-cell table:formula="of:=5*SIN([.A604])" office:value-type="float" office:value="-0.185237208090721" calcext:value-type="float">
            <text:p>-0.185237208090721</text:p>
          </table:table-cell>
          <table:table-cell table:formula="of:=[.A604]-20" office:value-type="float" office:value="-1.1875" calcext:value-type="float">
            <text:p>-1.1875</text:p>
          </table:table-cell>
          <table:table-cell table:formula="of:=0.25*([.B604]^(1/5))+[.C604]^(1/3)" office:value-type="float" office:value="-1.2373932005223" calcext:value-type="float">
            <text:p>-1.2373932005223</text:p>
          </table:table-cell>
          <table:table-cell table:formula="of:=0.125*[.B604]-[.C604]^(1/3)" office:value-type="float" office:value="1.03580124505238" calcext:value-type="float">
            <text:p>1.03580124505238</text:p>
          </table:table-cell>
        </table:table-row>
        <table:table-row table:style-name="ro1">
          <table:table-cell office:value-type="float" office:value="18.84375" calcext:value-type="float">
            <text:p>18.84375</text:p>
          </table:table-cell>
          <table:table-cell table:formula="of:=5*SIN([.A605])" office:value-type="float" office:value="-0.0290294446022287" calcext:value-type="float">
            <text:p>-0.0290294446022287</text:p>
          </table:table-cell>
          <table:table-cell table:formula="of:=[.A605]-20" office:value-type="float" office:value="-1.15625" calcext:value-type="float">
            <text:p>-1.15625</text:p>
          </table:table-cell>
          <table:table-cell table:formula="of:=0.25*([.B605]^(1/5))+[.C605]^(1/3)" office:value-type="float" office:value="-1.17275491114203" calcext:value-type="float">
            <text:p>-1.17275491114203</text:p>
          </table:table-cell>
          <table:table-cell table:formula="of:=0.125*[.B605]-[.C605]^(1/3)" office:value-type="float" office:value="1.04595543287682" calcext:value-type="float">
            <text:p>1.04595543287682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table:formula="of:=5*SIN([.A606])" office:value-type="float" office:value="0.12720666564628" calcext:value-type="float">
            <text:p>0.12720666564628</text:p>
          </table:table-cell>
          <table:table-cell table:formula="of:=[.A606]-20" office:value-type="float" office:value="-1.125" calcext:value-type="float">
            <text:p>-1.125</text:p>
          </table:table-cell>
          <table:table-cell table:formula="of:=0.25*([.B606]^(1/5))+[.C606]^(1/3)" office:value-type="float" office:value="-0.874525149212625" calcext:value-type="float">
            <text:p>-0.874525149212625</text:p>
          </table:table-cell>
          <table:table-cell table:formula="of:=0.125*[.B606]-[.C606]^(1/3)" office:value-type="float" office:value="1.05594274473174" calcext:value-type="float">
            <text:p>1.05594274473174</text:p>
          </table:table-cell>
        </table:table-row>
        <table:table-row table:style-name="ro1">
          <table:table-cell office:value-type="float" office:value="18.90625" calcext:value-type="float">
            <text:p>18.90625</text:p>
          </table:table-cell>
          <table:table-cell table:formula="of:=5*SIN([.A607])" office:value-type="float" office:value="0.283318560744517" calcext:value-type="float">
            <text:p>0.283318560744517</text:p>
          </table:table-cell>
          <table:table-cell table:formula="of:=[.A607]-20" office:value-type="float" office:value="-1.09375" calcext:value-type="float">
            <text:p>-1.09375</text:p>
          </table:table-cell>
          <table:table-cell table:formula="of:=0.25*([.B607]^(1/5))+[.C607]^(1/3)" office:value-type="float" office:value="-0.836056122935122" calcext:value-type="float">
            <text:p>-0.836056122935122</text:p>
          </table:table-cell>
          <table:table-cell table:formula="of:=0.125*[.B607]-[.C607]^(1/3)" office:value-type="float" office:value="1.0657361450452" calcext:value-type="float">
            <text:p>1.0657361450452</text:p>
          </table:table-cell>
        </table:table-row>
        <table:table-row table:style-name="ro1">
          <table:table-cell office:value-type="float" office:value="18.9375" calcext:value-type="float">
            <text:p>18.9375</text:p>
          </table:table-cell>
          <table:table-cell table:formula="of:=5*SIN([.A608])" office:value-type="float" office:value="0.43915380007618" calcext:value-type="float">
            <text:p>0.43915380007618</text:p>
          </table:table-cell>
          <table:table-cell table:formula="of:=[.A608]-20" office:value-type="float" office:value="-1.0625" calcext:value-type="float">
            <text:p>-1.0625</text:p>
          </table:table-cell>
          <table:table-cell table:formula="of:=0.25*([.B608]^(1/5))+[.C608]^(1/3)" office:value-type="float" office:value="-0.808351538810505" calcext:value-type="float">
            <text:p>-0.808351538810505</text:p>
          </table:table-cell>
          <table:table-cell table:formula="of:=0.125*[.B608]-[.C608]^(1/3)" office:value-type="float" office:value="1.07530800048886" calcext:value-type="float">
            <text:p>1.07530800048886</text:p>
          </table:table-cell>
        </table:table-row>
        <table:table-row table:style-name="ro1">
          <table:table-cell office:value-type="float" office:value="18.96875" calcext:value-type="float">
            <text:p>18.96875</text:p>
          </table:table-cell>
          <table:table-cell table:formula="of:=5*SIN([.A609])" office:value-type="float" office:value="0.594560213174629" calcext:value-type="float">
            <text:p>0.594560213174629</text:p>
          </table:table-cell>
          <table:table-cell table:formula="of:=[.A609]-20" office:value-type="float" office:value="-1.03125" calcext:value-type="float">
            <text:p>-1.03125</text:p>
          </table:table-cell>
          <table:table-cell table:formula="of:=0.25*([.B609]^(1/5))+[.C609]^(1/3)" office:value-type="float" office:value="-0.785000674484331" calcext:value-type="float">
            <text:p>-0.785000674484331</text:p>
          </table:table-cell>
          <table:table-cell table:formula="of:=0.125*[.B609]-[.C609]^(1/3)" office:value-type="float" office:value="1.08463003180238" calcext:value-type="float">
            <text:p>1.084630031802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*SIN([.A610])" office:value-type="float" office:value="0.749386048314762" calcext:value-type="float">
            <text:p>0.749386048314762</text:p>
          </table:table-cell>
          <table:table-cell table:formula="of:=[.A610]-20" office:value-type="float" office:value="-1" calcext:value-type="float">
            <text:p>-1</text:p>
          </table:table-cell>
          <table:table-cell table:formula="of:=0.25*([.B610]^(1/5))+[.C610]^(1/3)" office:value-type="float" office:value="-0.76401677644324" calcext:value-type="float">
            <text:p>-0.76401677644324</text:p>
          </table:table-cell>
          <table:table-cell table:formula="of:=0.125*[.B610]-[.C610]^(1/3)" office:value-type="float" office:value="1.09367325603935" calcext:value-type="float">
            <text:p>1.09367325603935</text:p>
          </table:table-cell>
        </table:table-row>
        <table:table-row table:style-name="ro1">
          <table:table-cell office:value-type="float" office:value="19.03125" calcext:value-type="float">
            <text:p>19.03125</text:p>
          </table:table-cell>
          <table:table-cell table:formula="of:=5*SIN([.A611])" office:value-type="float" office:value="0.903480120696001" calcext:value-type="float">
            <text:p>0.903480120696001</text:p>
          </table:table-cell>
          <table:table-cell table:formula="of:=[.A611]-20" office:value-type="float" office:value="-0.96875" calcext:value-type="float">
            <text:p>-0.96875</text:p>
          </table:table-cell>
          <table:table-cell table:formula="of:=0.25*([.B611]^(1/5))+[.C611]^(1/3)" office:value-type="float" office:value="-0.744496795377543" calcext:value-type="float">
            <text:p>-0.744496795377543</text:p>
          </table:table-cell>
          <table:table-cell table:formula="of:=0.125*[.B611]-[.C611]^(1/3)" office:value-type="float" office:value="1.1024079175071" calcext:value-type="float">
            <text:p>1.1024079175071</text:p>
          </table:table-cell>
        </table:table-row>
        <table:table-row table:style-name="ro1">
          <table:table-cell office:value-type="float" office:value="19.0625" calcext:value-type="float">
            <text:p>19.0625</text:p>
          </table:table-cell>
          <table:table-cell table:formula="of:=5*SIN([.A612])" office:value-type="float" office:value="1.05669196007168" calcext:value-type="float">
            <text:p>1.05669196007168</text:p>
          </table:table-cell>
          <table:table-cell table:formula="of:=[.A612]-20" office:value-type="float" office:value="-0.9375" calcext:value-type="float">
            <text:p>-0.9375</text:p>
          </table:table-cell>
          <table:table-cell table:formula="of:=0.25*([.B612]^(1/5))+[.C612]^(1/3)" office:value-type="float" office:value="-0.725944488567137" calcext:value-type="float">
            <text:p>-0.725944488567137</text:p>
          </table:table-cell>
          <table:table-cell table:formula="of:=0.125*[.B612]-[.C612]^(1/3)" office:value-type="float" office:value="1.11080340530118" calcext:value-type="float">
            <text:p>1.11080340530118</text:p>
          </table:table-cell>
        </table:table-row>
        <table:table-row table:style-name="ro1">
          <table:table-cell office:value-type="float" office:value="19.09375" calcext:value-type="float">
            <text:p>19.09375</text:p>
          </table:table-cell>
          <table:table-cell table:formula="of:=5*SIN([.A613])" office:value-type="float" office:value="1.20887195768071" calcext:value-type="float">
            <text:p>1.20887195768071</text:p>
          </table:table-cell>
          <table:table-cell table:formula="of:=[.A613]-20" office:value-type="float" office:value="-0.90625" calcext:value-type="float">
            <text:p>-0.90625</text:p>
          </table:table-cell>
          <table:table-cell table:formula="of:=0.25*([.B613]^(1/5))+[.C613]^(1/3)" office:value-type="float" office:value="-0.708052573379497" calcext:value-type="float">
            <text:p>-0.708052573379497</text:p>
          </table:table-cell>
          <table:table-cell table:formula="of:=0.125*[.B613]-[.C613]^(1/3)" office:value-type="float" office:value="1.11882815486704" calcext:value-type="float">
            <text:p>1.11882815486704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table:formula="of:=5*SIN([.A614])" office:value-type="float" office:value="1.35987151233794" calcext:value-type="float">
            <text:p>1.35987151233794</text:p>
          </table:table-cell>
          <table:table-cell table:formula="of:=[.A614]-20" office:value-type="float" office:value="-0.875" calcext:value-type="float">
            <text:p>-0.875</text:p>
          </table:table-cell>
          <table:table-cell table:formula="of:=0.25*([.B614]^(1/5))+[.C614]^(1/3)" office:value-type="float" office:value="-0.690613804409747" calcext:value-type="float">
            <text:p>-0.690613804409747</text:p>
          </table:table-cell>
          <table:table-cell table:formula="of:=0.125*[.B614]-[.C614]^(1/3)" office:value-type="float" office:value="1.12644953042844" calcext:value-type="float">
            <text:p>1.12644953042844</text:p>
          </table:table-cell>
        </table:table-row>
        <table:table-row table:style-name="ro1">
          <table:table-cell office:value-type="float" office:value="19.15625" calcext:value-type="float">
            <text:p>19.15625</text:p>
          </table:table-cell>
          <table:table-cell table:formula="of:=5*SIN([.A615])" office:value-type="float" office:value="1.50954317554077" calcext:value-type="float">
            <text:p>1.50954317554077</text:p>
          </table:table-cell>
          <table:table-cell table:formula="of:=[.A615]-20" office:value-type="float" office:value="-0.84375" calcext:value-type="float">
            <text:p>-0.84375</text:p>
          </table:table-cell>
          <table:table-cell table:formula="of:=0.25*([.B615]^(1/5))+[.C615]^(1/3)" office:value-type="float" office:value="-0.67347874238245" calcext:value-type="float">
            <text:p>-0.67347874238245</text:p>
          </table:table-cell>
          <table:table-cell table:formula="of:=0.125*[.B615]-[.C615]^(1/3)" office:value-type="float" office:value="1.13363368436375" calcext:value-type="float">
            <text:p>1.13363368436375</text:p>
          </table:table-cell>
        </table:table-row>
        <table:table-row table:style-name="ro1">
          <table:table-cell office:value-type="float" office:value="19.1875" calcext:value-type="float">
            <text:p>19.1875</text:p>
          </table:table-cell>
          <table:table-cell table:formula="of:=5*SIN([.A616])" office:value-type="float" office:value="1.65774079545004" calcext:value-type="float">
            <text:p>1.65774079545004</text:p>
          </table:table-cell>
          <table:table-cell table:formula="of:=[.A616]-20" office:value-type="float" office:value="-0.8125" calcext:value-type="float">
            <text:p>-0.8125</text:p>
          </table:table-cell>
          <table:table-cell table:formula="of:=0.25*([.B616]^(1/5))+[.C616]^(1/3)" office:value-type="float" office:value="-0.656533420613791" calcext:value-type="float">
            <text:p>-0.656533420613791</text:p>
          </table:table-cell>
          <table:table-cell table:formula="of:=0.125*[.B616]-[.C616]^(1/3)" office:value-type="float" office:value="1.14034538863557" calcext:value-type="float">
            <text:p>1.14034538863557</text:p>
          </table:table-cell>
        </table:table-row>
        <table:table-row table:style-name="ro1">
          <table:table-cell office:value-type="float" office:value="19.21875" calcext:value-type="float">
            <text:p>19.21875</text:p>
          </table:table-cell>
          <table:table-cell table:formula="of:=5*SIN([.A617])" office:value-type="float" office:value="1.80431965960487" calcext:value-type="float">
            <text:p>1.80431965960487</text:p>
          </table:table-cell>
          <table:table-cell table:formula="of:=[.A617]-20" office:value-type="float" office:value="-0.78125" calcext:value-type="float">
            <text:p>-0.78125</text:p>
          </table:table-cell>
          <table:table-cell table:formula="of:=0.25*([.B617]^(1/5))+[.C617]^(1/3)" office:value-type="float" office:value="-0.639686516840052" calcext:value-type="float">
            <text:p>-0.639686516840052</text:p>
          </table:table-cell>
          <table:table-cell table:formula="of:=0.125*[.B617]-[.C617]^(1/3)" office:value-type="float" office:value="1.14654783211071" calcext:value-type="float">
            <text:p>1.1465478321107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table:formula="of:=5*SIN([.A618])" office:value-type="float" office:value="1.94913663623189" calcext:value-type="float">
            <text:p>1.94913663623189</text:p>
          </table:table-cell>
          <table:table-cell table:formula="of:=[.A618]-20" office:value-type="float" office:value="-0.75" calcext:value-type="float">
            <text:p>-0.75</text:p>
          </table:table-cell>
          <table:table-cell table:formula="of:=0.25*([.B618]^(1/5))+[.C618]^(1/3)" office:value-type="float" office:value="-0.622861463954737" calcext:value-type="float">
            <text:p>-0.622861463954737</text:p>
          </table:table-cell>
          <table:table-cell table:formula="of:=0.125*[.B618]-[.C618]^(1/3)" office:value-type="float" office:value="1.15220237594506" calcext:value-type="float">
            <text:p>1.15220237594506</text:p>
          </table:table-cell>
        </table:table-row>
        <table:table-row table:style-name="ro1">
          <table:table-cell office:value-type="float" office:value="19.28125" calcext:value-type="float">
            <text:p>19.28125</text:p>
          </table:table-cell>
          <table:table-cell table:formula="of:=5*SIN([.A619])" office:value-type="float" office:value="2.09205031401101" calcext:value-type="float">
            <text:p>2.09205031401101</text:p>
          </table:table-cell>
          <table:table-cell table:formula="of:=[.A619]-20" office:value-type="float" office:value="-0.71875" calcext:value-type="float">
            <text:p>-0.71875</text:p>
          </table:table-cell>
          <table:table-cell table:formula="of:=0.25*([.B619]^(1/5))+[.C619]^(1/3)" office:value-type="float" office:value="-0.605991291916681" calcext:value-type="float">
            <text:p>-0.605991291916681</text:p>
          </table:table-cell>
          <table:table-cell table:formula="of:=0.125*[.B619]-[.C619]^(1/3)" office:value-type="float" office:value="1.15726825700536" calcext:value-type="float">
            <text:p>1.15726825700536</text:p>
          </table:table-cell>
        </table:table-row>
        <table:table-row table:style-name="ro1">
          <table:table-cell office:value-type="float" office:value="19.3125" calcext:value-type="float">
            <text:p>19.3125</text:p>
          </table:table-cell>
          <table:table-cell table:formula="of:=5*SIN([.A620])" office:value-type="float" office:value="2.23292114016117" calcext:value-type="float">
            <text:p>2.23292114016117</text:p>
          </table:table-cell>
          <table:table-cell table:formula="of:=[.A620]-20" office:value-type="float" office:value="-0.6875" calcext:value-type="float">
            <text:p>-0.6875</text:p>
          </table:table-cell>
          <table:table-cell table:formula="of:=0.25*([.B620]^(1/5))+[.C620]^(1/3)" office:value-type="float" office:value="-0.589015047183552" calcext:value-type="float">
            <text:p>-0.589015047183552</text:p>
          </table:table-cell>
          <table:table-cell table:formula="of:=0.125*[.B620]-[.C620]^(1/3)" office:value-type="float" office:value="1.16170222635166" calcext:value-type="float">
            <text:p>1.16170222635166</text:p>
          </table:table-cell>
        </table:table-row>
        <table:table-row table:style-name="ro1">
          <table:table-cell office:value-type="float" office:value="19.34375" calcext:value-type="float">
            <text:p>19.34375</text:p>
          </table:table-cell>
          <table:table-cell table:formula="of:=5*SIN([.A621])" office:value-type="float" office:value="2.37161155671123" calcext:value-type="float">
            <text:p>2.37161155671123</text:p>
          </table:table-cell>
          <table:table-cell table:formula="of:=[.A621]-20" office:value-type="float" office:value="-0.65625" calcext:value-type="float">
            <text:p>-0.65625</text:p>
          </table:table-cell>
          <table:table-cell table:formula="of:=0.25*([.B621]^(1/5))+[.C621]^(1/3)" office:value-type="float" office:value="-0.571875144205999" calcext:value-type="float">
            <text:p>-0.571875144205999</text:p>
          </table:table-cell>
          <table:table-cell table:formula="of:=0.125*[.B621]-[.C621]^(1/3)" office:value-type="float" office:value="1.16545810581052" calcext:value-type="float">
            <text:p>1.16545810581052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table:formula="of:=5*SIN([.A622])" office:value-type="float" office:value="2.50798613482307" calcext:value-type="float">
            <text:p>2.50798613482307</text:p>
          </table:table-cell>
          <table:table-cell table:formula="of:=[.A622]-20" office:value-type="float" office:value="-0.625" calcext:value-type="float">
            <text:p>-0.625</text:p>
          </table:table-cell>
          <table:table-cell table:formula="of:=0.25*([.B622]^(1/5))+[.C622]^(1/3)" office:value-type="float" office:value="-0.554515262679156" calcext:value-type="float">
            <text:p>-0.554515262679156</text:p>
          </table:table-cell>
          <table:table-cell table:formula="of:=0.125*[.B622]-[.C622]^(1/3)" office:value-type="float" office:value="1.16848624019123" calcext:value-type="float">
            <text:p>1.16848624019123</text:p>
          </table:table-cell>
        </table:table-row>
        <table:table-row table:style-name="ro1">
          <table:table-cell office:value-type="float" office:value="19.40625" calcext:value-type="float">
            <text:p>19.40625</text:p>
          </table:table-cell>
          <table:table-cell table:formula="of:=5*SIN([.A623])" office:value-type="float" office:value="2.64191170703545" calcext:value-type="float">
            <text:p>2.64191170703545</text:p>
          </table:table-cell>
          <table:table-cell table:formula="of:=[.A623]-20" office:value-type="float" office:value="-0.59375" calcext:value-type="float">
            <text:p>-0.59375</text:p>
          </table:table-cell>
          <table:table-cell table:formula="of:=0.25*([.B623]^(1/5))+[.C623]^(1/3)" office:value-type="float" office:value="-0.536878540871445" calcext:value-type="float">
            <text:p>-0.536878540871445</text:p>
          </table:table-cell>
          <table:table-cell table:formula="of:=0.125*[.B623]-[.C623]^(1/3)" office:value-type="float" office:value="1.17073281507917" calcext:value-type="float">
            <text:p>1.17073281507917</text:p>
          </table:table-cell>
        </table:table-row>
        <table:table-row table:style-name="ro1">
          <table:table-cell office:value-type="float" office:value="19.4375" calcext:value-type="float">
            <text:p>19.4375</text:p>
          </table:table-cell>
          <table:table-cell table:formula="of:=5*SIN([.A624])" office:value-type="float" office:value="2.77325749729988" calcext:value-type="float">
            <text:p>2.77325749729988</text:p>
          </table:table-cell>
          <table:table-cell table:formula="of:=[.A624]-20" office:value-type="float" office:value="-0.5625" calcext:value-type="float">
            <text:p>-0.5625</text:p>
          </table:table-cell>
          <table:table-cell table:formula="of:=0.25*([.B624]^(1/5))+[.C624]^(1/3)" office:value-type="float" office:value="-0.518905886847799" calcext:value-type="float">
            <text:p>-0.518905886847799</text:p>
          </table:table-cell>
          <table:table-cell table:formula="of:=0.125*[.B624]-[.C624]^(1/3)" office:value-type="float" office:value="1.17213899938614" calcext:value-type="float">
            <text:p>1.17213899938614</text:p>
          </table:table-cell>
        </table:table-row>
        <table:table-row table:style-name="ro1">
          <table:table-cell office:value-type="float" office:value="19.46875" calcext:value-type="float">
            <text:p>19.46875</text:p>
          </table:table-cell>
          <table:table-cell table:formula="of:=5*SIN([.A625])" office:value-type="float" office:value="2.90189524868114" calcext:value-type="float">
            <text:p>2.90189524868114</text:p>
          </table:table-cell>
          <table:table-cell table:formula="of:=[.A625]-20" office:value-type="float" office:value="-0.53125" calcext:value-type="float">
            <text:p>-0.53125</text:p>
          </table:table-cell>
          <table:table-cell table:formula="of:=0.25*([.B625]^(1/5))+[.C625]^(1/3)" office:value-type="float" office:value="-0.500534262726601" calcext:value-type="float">
            <text:p>-0.500534262726601</text:p>
          </table:table-cell>
          <table:table-cell table:formula="of:=0.125*[.B625]-[.C625]^(1/3)" office:value-type="float" office:value="1.17263985640451" calcext:value-type="float">
            <text:p>1.172639856404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5*SIN([.A626])" office:value-type="float" office:value="3.02769934859801" calcext:value-type="float">
            <text:p>3.02769934859801</text:p>
          </table:table-cell>
          <table:table-cell table:formula="of:=[.A626]-20" office:value-type="float" office:value="-0.5" calcext:value-type="float">
            <text:p>-0.5</text:p>
          </table:table-cell>
          <table:table-cell table:formula="of:=0.25*([.B626]^(1/5))+[.C626]^(1/3)" office:value-type="float" office:value="-0.481694804445311" calcext:value-type="float">
            <text:p>-0.481694804445311</text:p>
          </table:table-cell>
          <table:table-cell table:formula="of:=0.125*[.B626]-[.C626]^(1/3)" office:value-type="float" office:value="1.17216294455885" calcext:value-type="float">
            <text:p>1.17216294455885</text:p>
          </table:table-cell>
        </table:table-row>
        <table:table-row table:style-name="ro1">
          <table:table-cell office:value-type="float" office:value="19.53125" calcext:value-type="float">
            <text:p>19.53125</text:p>
          </table:table-cell>
          <table:table-cell table:formula="of:=5*SIN([.A627])" office:value-type="float" office:value="3.15054695148185" calcext:value-type="float">
            <text:p>3.15054695148185</text:p>
          </table:table-cell>
          <table:table-cell table:formula="of:=[.A627]-20" office:value-type="float" office:value="-0.46875" calcext:value-type="float">
            <text:p>-0.46875</text:p>
          </table:table-cell>
          <table:table-cell table:formula="of:=0.25*([.B627]^(1/5))+[.C627]^(1/3)" office:value-type="float" office:value="-0.462310624755556" calcext:value-type="float">
            <text:p>-0.462310624755556</text:p>
          </table:table-cell>
          <table:table-cell table:formula="of:=0.125*[.B627]-[.C627]^(1/3)" office:value-type="float" office:value="1.1706264954237" calcext:value-type="float">
            <text:p>1.1706264954237</text:p>
          </table:table-cell>
        </table:table-row>
        <table:table-row table:style-name="ro1">
          <table:table-cell office:value-type="float" office:value="19.5625" calcext:value-type="float">
            <text:p>19.5625</text:p>
          </table:table-cell>
          <table:table-cell table:formula="of:=5*SIN([.A628])" office:value-type="float" office:value="3.27031809873322" calcext:value-type="float">
            <text:p>3.27031809873322</text:p>
          </table:table-cell>
          <table:table-cell table:formula="of:=[.A628]-20" office:value-type="float" office:value="-0.4375" calcext:value-type="float">
            <text:p>-0.4375</text:p>
          </table:table-cell>
          <table:table-cell table:formula="of:=0.25*([.B628]^(1/5))+[.C628]^(1/3)" office:value-type="float" office:value="-0.442294108131924" calcext:value-type="float">
            <text:p>-0.442294108131924</text:p>
          </table:table-cell>
          <table:table-cell table:formula="of:=0.125*[.B628]-[.C628]^(1/3)" office:value-type="float" office:value="1.16793700531057" calcext:value-type="float">
            <text:p>1.16793700531057</text:p>
          </table:table-cell>
        </table:table-row>
        <table:table-row table:style-name="ro1">
          <table:table-cell office:value-type="float" office:value="19.59375" calcext:value-type="float">
            <text:p>19.59375</text:p>
          </table:table-cell>
          <table:table-cell table:formula="of:=5*SIN([.A629])" office:value-type="float" office:value="3.38689583585936" calcext:value-type="float">
            <text:p>3.38689583585936</text:p>
          </table:table-cell>
          <table:table-cell table:formula="of:=[.A629]-20" office:value-type="float" office:value="-0.40625" calcext:value-type="float">
            <text:p>-0.40625</text:p>
          </table:table-cell>
          <table:table-cell table:formula="of:=0.25*([.B629]^(1/5))+[.C629]^(1/3)" office:value-type="float" office:value="-0.421543434246927" calcext:value-type="float">
            <text:p>-0.421543434246927</text:p>
          </table:table-cell>
          <table:table-cell table:formula="of:=0.125*[.B629]-[.C629]^(1/3)" office:value-type="float" office:value="1.16398599658426" calcext:value-type="float">
            <text:p>1.16398599658426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table:formula="of:=5*SIN([.A630])" office:value-type="float" office:value="3.50016632667833" calcext:value-type="float">
            <text:p>3.50016632667833</text:p>
          </table:table-cell>
          <table:table-cell table:formula="of:=[.A630]-20" office:value-type="float" office:value="-0.375" calcext:value-type="float">
            <text:p>-0.375</text:p>
          </table:table-cell>
          <table:table-cell table:formula="of:=0.25*([.B630]^(1/5))+[.C630]^(1/3)" office:value-type="float" office:value="-0.399937943277567" calcext:value-type="float">
            <text:p>-0.399937943277567</text:p>
          </table:table-cell>
          <table:table-cell table:formula="of:=0.125*[.B630]-[.C630]^(1/3)" office:value-type="float" office:value="1.1586455759885" calcext:value-type="float">
            <text:p>1.1586455759885</text:p>
          </table:table-cell>
        </table:table-row>
        <table:table-row table:style-name="ro1">
          <table:table-cell office:value-type="float" office:value="19.65625" calcext:value-type="float">
            <text:p>19.65625</text:p>
          </table:table-cell>
          <table:table-cell table:formula="of:=5*SIN([.A631])" office:value-type="float" office:value="3.61001896447808" calcext:value-type="float">
            <text:p>3.61001896447808</text:p>
          </table:table-cell>
          <table:table-cell table:formula="of:=[.A631]-20" office:value-type="float" office:value="-0.34375" calcext:value-type="float">
            <text:p>-0.34375</text:p>
          </table:table-cell>
          <table:table-cell table:formula="of:=0.25*([.B631]^(1/5))+[.C631]^(1/3)" office:value-type="float" office:value="-0.377331746062195" calcext:value-type="float">
            <text:p>-0.377331746062195</text:p>
          </table:table-cell>
          <table:table-cell table:formula="of:=0.125*[.B631]-[.C631]^(1/3)" office:value-type="float" office:value="1.15176220322361" calcext:value-type="float">
            <text:p>1.15176220322361</text:p>
          </table:table-cell>
        </table:table-row>
        <table:table-row table:style-name="ro1">
          <table:table-cell office:value-type="float" office:value="19.6875" calcext:value-type="float">
            <text:p>19.6875</text:p>
          </table:table-cell>
          <table:table-cell table:formula="of:=5*SIN([.A632])" office:value-type="float" office:value="3.71634648002202" calcext:value-type="float">
            <text:p>3.71634648002202</text:p>
          </table:table-cell>
          <table:table-cell table:formula="of:=[.A632]-20" office:value-type="float" office:value="-0.3125" calcext:value-type="float">
            <text:p>-0.3125</text:p>
          </table:table-cell>
          <table:table-cell table:formula="of:=0.25*([.B632]^(1/5))+[.C632]^(1/3)" office:value-type="float" office:value="-0.353544615919392" calcext:value-type="float">
            <text:p>-0.353544615919392</text:p>
          </table:table-cell>
          <table:table-cell table:formula="of:=0.125*[.B632]-[.C632]^(1/3)" office:value-type="float" office:value="1.14314771415148" calcext:value-type="float">
            <text:p>1.14314771415148</text:p>
          </table:table-cell>
        </table:table-row>
        <table:table-row table:style-name="ro1">
          <table:table-cell office:value-type="float" office:value="19.71875" calcext:value-type="float">
            <text:p>19.71875</text:p>
          </table:table-cell>
          <table:table-cell table:formula="of:=5*SIN([.A633])" office:value-type="float" office:value="3.81904504629564" calcext:value-type="float">
            <text:p>3.81904504629564</text:p>
          </table:table-cell>
          <table:table-cell table:formula="of:=[.A633]-20" office:value-type="float" office:value="-0.28125" calcext:value-type="float">
            <text:p>-0.28125</text:p>
          </table:table-cell>
          <table:table-cell table:formula="of:=0.25*([.B633]^(1/5))+[.C633]^(1/3)" office:value-type="float" office:value="-0.328348537173703" calcext:value-type="float">
            <text:p>-0.328348537173703</text:p>
          </table:table-cell>
          <table:table-cell table:formula="of:=0.125*[.B633]-[.C633]^(1/3)" office:value-type="float" office:value="1.13256597933918" calcext:value-type="float">
            <text:p>1.13256597933918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table:formula="of:=5*SIN([.A634])" office:value-type="float" office:value="3.91801437989178" calcext:value-type="float">
            <text:p>3.91801437989178</text:p>
          </table:table-cell>
          <table:table-cell table:formula="of:=[.A634]-20" office:value-type="float" office:value="-0.25" calcext:value-type="float">
            <text:p>-0.25</text:p>
          </table:table-cell>
          <table:table-cell table:formula="of:=0.25*([.B634]^(1/5))+[.C634]^(1/3)" office:value-type="float" office:value="-0.301447030585659" calcext:value-type="float">
            <text:p>-0.301447030585659</text:p>
          </table:table-cell>
          <table:table-cell table:formula="of:=0.125*[.B634]-[.C634]^(1/3)" office:value-type="float" office:value="1.11971232243391" calcext:value-type="float">
            <text:p>1.11971232243391</text:p>
          </table:table-cell>
        </table:table-row>
        <table:table-row table:style-name="ro1">
          <table:table-cell office:value-type="float" office:value="19.78125" calcext:value-type="float">
            <text:p>19.78125</text:p>
          </table:table-cell>
          <table:table-cell table:formula="of:=5*SIN([.A635])" office:value-type="float" office:value="4.01315783893573" calcext:value-type="float">
            <text:p>4.01315783893573</text:p>
          </table:table-cell>
          <table:table-cell table:formula="of:=[.A635]-20" office:value-type="float" office:value="-0.21875" calcext:value-type="float">
            <text:p>-0.21875</text:p>
          </table:table-cell>
          <table:table-cell table:formula="of:=0.25*([.B635]^(1/5))+[.C635]^(1/3)" office:value-type="float" office:value="-0.272441849937133" calcext:value-type="float">
            <text:p>-0.272441849937133</text:p>
          </table:table-cell>
          <table:table-cell table:formula="of:=0.125*[.B635]-[.C635]^(1/3)" office:value-type="float" office:value="1.10418029591077" calcext:value-type="float">
            <text:p>1.10418029591077</text:p>
          </table:table-cell>
        </table:table-row>
        <table:table-row table:style-name="ro1">
          <table:table-cell office:value-type="float" office:value="19.8125" calcext:value-type="float">
            <text:p>19.8125</text:p>
          </table:table-cell>
          <table:table-cell table:formula="of:=5*SIN([.A636])" office:value-type="float" office:value="4.10438251745434" calcext:value-type="float">
            <text:p>4.10438251745434</text:p>
          </table:table-cell>
          <table:table-cell table:formula="of:=[.A636]-20" office:value-type="float" office:value="-0.1875" calcext:value-type="float">
            <text:p>-0.1875</text:p>
          </table:table-cell>
          <table:table-cell table:formula="of:=0.25*([.B636]^(1/5))+[.C636]^(1/3)" office:value-type="float" office:value="-0.240776168991658" calcext:value-type="float">
            <text:p>-0.240776168991658</text:p>
          </table:table-cell>
          <table:table-cell table:formula="of:=0.125*[.B636]-[.C636]^(1/3)" office:value-type="float" office:value="1.08540493595846" calcext:value-type="float">
            <text:p>1.08540493595846</text:p>
          </table:table-cell>
        </table:table-row>
        <table:table-row table:style-name="ro1">
          <table:table-cell office:value-type="float" office:value="19.84375" calcext:value-type="float">
            <text:p>19.84375</text:p>
          </table:table-cell>
          <table:table-cell table:formula="of:=5*SIN([.A637])" office:value-type="float" office:value="4.19159933609715" calcext:value-type="float">
            <text:p>4.19159933609715</text:p>
          </table:table-cell>
          <table:table-cell table:formula="of:=[.A637]-20" office:value-type="float" office:value="-0.15625" calcext:value-type="float">
            <text:p>-0.15625</text:p>
          </table:table-cell>
          <table:table-cell table:formula="of:=0.25*([.B637]^(1/5))+[.C637]^(1/3)" office:value-type="float" office:value="-0.205630349860032" calcext:value-type="float">
            <text:p>-0.205630349860032</text:p>
          </table:table-cell>
          <table:table-cell table:formula="of:=0.125*[.B637]-[.C637]^(1/3)" office:value-type="float" office:value="1.06255858952011" calcext:value-type="float">
            <text:p>1.06255858952011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table:formula="of:=5*SIN([.A638])" office:value-type="float" office:value="4.27472312912084" calcext:value-type="float">
            <text:p>4.27472312912084</text:p>
          </table:table-cell>
          <table:table-cell table:formula="of:=[.A638]-20" office:value-type="float" office:value="-0.125" calcext:value-type="float">
            <text:p>-0.125</text:p>
          </table:table-cell>
          <table:table-cell table:formula="of:=0.25*([.B638]^(1/5))+[.C638]^(1/3)" office:value-type="float" office:value="-0.165711368857964" calcext:value-type="float">
            <text:p>-0.165711368857964</text:p>
          </table:table-cell>
          <table:table-cell table:formula="of:=0.125*[.B638]-[.C638]^(1/3)" office:value-type="float" office:value="1.03434039114011" calcext:value-type="float">
            <text:p>1.03434039114011</text:p>
          </table:table-cell>
        </table:table-row>
        <table:table-row table:style-name="ro1">
          <table:table-cell office:value-type="float" office:value="19.90625" calcext:value-type="float">
            <text:p>19.90625</text:p>
          </table:table-cell>
          <table:table-cell table:formula="of:=5*SIN([.A639])" office:value-type="float" office:value="4.35367272755217" calcext:value-type="float">
            <text:p>4.35367272755217</text:p>
          </table:table-cell>
          <table:table-cell table:formula="of:=[.A639]-20" office:value-type="float" office:value="-0.09375" calcext:value-type="float">
            <text:p>-0.09375</text:p>
          </table:table-cell>
          <table:table-cell table:formula="of:=0.25*([.B639]^(1/5))+[.C639]^(1/3)" office:value-type="float" office:value="-0.118765748150947" calcext:value-type="float">
            <text:p>-0.118765748150947</text:p>
          </table:table-cell>
          <table:table-cell table:formula="of:=0.125*[.B639]-[.C639]^(1/3)" office:value-type="float" office:value="0.998489239152056" calcext:value-type="float">
            <text:p>0.998489239152056</text:p>
          </table:table-cell>
        </table:table-row>
        <table:table-row table:style-name="ro1">
          <table:table-cell office:value-type="float" office:value="19.9375" calcext:value-type="float">
            <text:p>19.9375</text:p>
          </table:table-cell>
          <table:table-cell table:formula="of:=5*SIN([.A640])" office:value-type="float" office:value="4.42837103844805" calcext:value-type="float">
            <text:p>4.42837103844805</text:p>
          </table:table-cell>
          <table:table-cell table:formula="of:=[.A640]-20" office:value-type="float" office:value="-0.0625" calcext:value-type="float">
            <text:p>-0.0625</text:p>
          </table:table-cell>
          <table:table-cell table:formula="of:=0.25*([.B640]^(1/5))+[.C640]^(1/3)" office:value-type="float" office:value="-0.0601923637856476" calcext:value-type="float">
            <text:p>-0.0601923637856476</text:p>
          </table:table-cell>
          <table:table-cell table:formula="of:=0.125*[.B640]-[.C640]^(1/3)" office:value-type="float" office:value="0.950396642798056" calcext:value-type="float">
            <text:p>0.950396642798056</text:p>
          </table:table-cell>
        </table:table-row>
        <table:table-row table:style-name="ro1">
          <table:table-cell office:value-type="float" office:value="19.96875" calcext:value-type="float">
            <text:p>19.96875</text:p>
          </table:table-cell>
          <table:table-cell table:formula="of:=5*SIN([.A641])" office:value-type="float" office:value="4.49874512017555" calcext:value-type="float">
            <text:p>4.49874512017555</text:p>
          </table:table-cell>
          <table:table-cell table:formula="of:=[.A641]-20" office:value-type="float" office:value="-0.03125" calcext:value-type="float">
            <text:p>-0.03125</text:p>
          </table:table-cell>
          <table:table-cell table:formula="of:=0.25*([.B641]^(1/5))+[.C641]^(1/3)" office:value-type="float" office:value="0.0227409084716705" calcext:value-type="float">
            <text:p>0.0227409084716705</text:p>
          </table:table-cell>
          <table:table-cell table:formula="of:=0.125*[.B641]-[.C641]^(1/3)" office:value-type="float" office:value="0.877323402495663" calcext:value-type="float">
            <text:p>0.877323402495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*SIN([.A642])" office:value-type="float" office:value="4.56472625363814" calcext:value-type="float">
            <text:p>4.56472625363814</text:p>
          </table:table-cell>
          <table:table-cell table:formula="of:=[.A642]-20" office:value-type="float" office:value="0" calcext:value-type="float">
            <text:p>0</text:p>
          </table:table-cell>
          <table:table-cell table:formula="of:=0.25*([.B642]^(1/5))+[.C642]^(1/3)" office:value-type="float" office:value="0.338706051681284" calcext:value-type="float">
            <text:p>0.338706051681284</text:p>
          </table:table-cell>
          <table:table-cell table:formula="of:=0.125*[.B642]-[.C642]^(1/3)" office:value-type="float" office:value="0.570590781704767" calcext:value-type="float">
            <text:p>0.570590781704767</text:p>
          </table:table-cell>
        </table:table-row>
        <table:table-row table:style-name="ro1">
          <table:table-cell office:value-type="float" office:value="20.03125" calcext:value-type="float">
            <text:p>20.03125</text:p>
          </table:table-cell>
          <table:table-cell table:formula="of:=5*SIN([.A643])" office:value-type="float" office:value="4.62625000937869" calcext:value-type="float">
            <text:p>4.62625000937869</text:p>
          </table:table-cell>
          <table:table-cell table:formula="of:=[.A643]-20" office:value-type="float" office:value="0.03125" calcext:value-type="float">
            <text:p>0.03125</text:p>
          </table:table-cell>
          <table:table-cell table:formula="of:=0.25*([.B643]^(1/5))+[.C643]^(1/3)" office:value-type="float" office:value="0.654594452879491" calcext:value-type="float">
            <text:p>0.654594452879491</text:p>
          </table:table-cell>
          <table:table-cell table:formula="of:=0.125*[.B643]-[.C643]^(1/3)" office:value-type="float" office:value="0.263300988698618" calcext:value-type="float">
            <text:p>0.263300988698618</text:p>
          </table:table-cell>
        </table:table-row>
        <table:table-row table:style-name="ro1">
          <table:table-cell office:value-type="float" office:value="20.0625" calcext:value-type="float">
            <text:p>20.0625</text:p>
          </table:table-cell>
          <table:table-cell table:formula="of:=5*SIN([.A644])" office:value-type="float" office:value="4.68325631049382" calcext:value-type="float">
            <text:p>4.68325631049382</text:p>
          </table:table-cell>
          <table:table-cell table:formula="of:=[.A644]-20" office:value-type="float" office:value="0.0625" calcext:value-type="float">
            <text:p>0.0625</text:p>
          </table:table-cell>
          <table:table-cell table:formula="of:=0.25*([.B644]^(1/5))+[.C644]^(1/3)" office:value-type="float" office:value="0.737297327677818" calcext:value-type="float">
            <text:p>0.737297327677818</text:p>
          </table:table-cell>
          <table:table-cell table:formula="of:=0.125*[.B644]-[.C644]^(1/3)" office:value-type="float" office:value="0.188556775819677" calcext:value-type="float">
            <text:p>0.188556775819677</text:p>
          </table:table-cell>
        </table:table-row>
        <table:table-row table:style-name="ro1">
          <table:table-cell office:value-type="float" office:value="20.09375" calcext:value-type="float">
            <text:p>20.09375</text:p>
          </table:table-cell>
          <table:table-cell table:formula="of:=5*SIN([.A645])" office:value-type="float" office:value="4.73568949129788" calcext:value-type="float">
            <text:p>4.73568949129788</text:p>
          </table:table-cell>
          <table:table-cell table:formula="of:=[.A645]-20" office:value-type="float" office:value="0.09375" calcext:value-type="float">
            <text:p>0.09375</text:p>
          </table:table-cell>
          <table:table-cell table:formula="of:=0.25*([.B645]^(1/5))+[.C645]^(1/3)" office:value-type="float" office:value="0.795486142678141" calcext:value-type="float">
            <text:p>0.795486142678141</text:p>
          </table:table-cell>
          <table:table-cell table:formula="of:=0.125*[.B645]-[.C645]^(1/3)" office:value-type="float" office:value="0.1376810382042" calcext:value-type="float">
            <text:p>0.1376810382042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table:formula="of:=5*SIN([.A646])" office:value-type="float" office:value="4.78349835167963" calcext:value-type="float">
            <text:p>4.78349835167963</text:p>
          </table:table-cell>
          <table:table-cell table:formula="of:=[.A646]-20" office:value-type="float" office:value="0.125" calcext:value-type="float">
            <text:p>0.125</text:p>
          </table:table-cell>
          <table:table-cell table:formula="of:=0.25*([.B646]^(1/5))+[.C646]^(1/3)" office:value-type="float" office:value="0.841892154007204" calcext:value-type="float">
            <text:p>0.841892154007204</text:p>
          </table:table-cell>
          <table:table-cell table:formula="of:=0.125*[.B646]-[.C646]^(1/3)" office:value-type="float" office:value="0.0979372939599535" calcext:value-type="float">
            <text:p>0.0979372939599535</text:p>
          </table:table-cell>
        </table:table-row>
        <table:table-row table:style-name="ro1">
          <table:table-cell office:value-type="float" office:value="20.15625" calcext:value-type="float">
            <text:p>20.15625</text:p>
          </table:table-cell>
          <table:table-cell table:formula="of:=5*SIN([.A647])" office:value-type="float" office:value="4.82663620709824" calcext:value-type="float">
            <text:p>4.82663620709824</text:p>
          </table:table-cell>
          <table:table-cell table:formula="of:=[.A647]-20" office:value-type="float" office:value="0.15625" calcext:value-type="float">
            <text:p>0.15625</text:p>
          </table:table-cell>
          <table:table-cell table:formula="of:=0.25*([.B647]^(1/5))+[.C647]^(1/3)" office:value-type="float" office:value="0.881115254625611" calcext:value-type="float">
            <text:p>0.881115254625611</text:p>
          </table:table-cell>
          <table:table-cell table:formula="of:=0.125*[.B647]-[.C647]^(1/3)" office:value-type="float" office:value="0.0647208533793087" calcext:value-type="float">
            <text:p>0.0647208533793087</text:p>
          </table:table-cell>
        </table:table-row>
        <table:table-row table:style-name="ro1">
          <table:table-cell office:value-type="float" office:value="20.1875" calcext:value-type="float">
            <text:p>20.1875</text:p>
          </table:table-cell>
          <table:table-cell table:formula="of:=5*SIN([.A648])" office:value-type="float" office:value="4.86506093416995" calcext:value-type="float">
            <text:p>4.86506093416995</text:p>
          </table:table-cell>
          <table:table-cell table:formula="of:=[.A648]-20" office:value-type="float" office:value="0.1875" calcext:value-type="float">
            <text:p>0.1875</text:p>
          </table:table-cell>
          <table:table-cell table:formula="of:=0.25*([.B648]^(1/5))+[.C648]^(1/3)" office:value-type="float" office:value="0.915407312300373" calcext:value-type="float">
            <text:p>0.915407312300373</text:p>
          </table:table-cell>
          <table:table-cell table:formula="of:=0.125*[.B648]-[.C648]^(1/3)" office:value-type="float" office:value="0.0357754954945773" calcext:value-type="float">
            <text:p>0.0357754954945773</text:p>
          </table:table-cell>
        </table:table-row>
        <table:table-row table:style-name="ro1">
          <table:table-cell office:value-type="float" office:value="20.21875" calcext:value-type="float">
            <text:p>20.21875</text:p>
          </table:table-cell>
          <table:table-cell table:formula="of:=5*SIN([.A649])" office:value-type="float" office:value="4.89873501180085" calcext:value-type="float">
            <text:p>4.89873501180085</text:p>
          </table:table-cell>
          <table:table-cell table:formula="of:=[.A649]-20" office:value-type="float" office:value="0.21875" calcext:value-type="float">
            <text:p>0.21875</text:p>
          </table:table-cell>
          <table:table-cell table:formula="of:=0.25*([.B649]^(1/5))+[.C649]^(1/3)" office:value-type="float" office:value="0.946059339947037" calcext:value-type="float">
            <text:p>0.946059339947037</text:p>
          </table:table-cell>
          <table:table-cell table:formula="of:=0.125*[.B649]-[.C649]^(1/3)" office:value-type="float" office:value="0.00980631043129865" calcext:value-type="float">
            <text:p>0.00980631043129865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table:formula="of:=5*SIN([.A650])" office:value-type="float" office:value="4.9276255578256" calcext:value-type="float">
            <text:p>4.9276255578256</text:p>
          </table:table-cell>
          <table:table-cell table:formula="of:=[.A650]-20" office:value-type="float" office:value="0.25" calcext:value-type="float">
            <text:p>0.25</text:p>
          </table:table-cell>
          <table:table-cell table:formula="of:=0.25*([.B650]^(1/5))+[.C650]^(1/3)" office:value-type="float" office:value="0.973888536253478" calcext:value-type="float">
            <text:p>0.973888536253478</text:p>
          </table:table-cell>
          <table:table-cell table:formula="of:=0.125*[.B650]-[.C650]^(1/3)" office:value-type="float" office:value="-0.0140073302192368" calcext:value-type="float">
            <text:p>-0.0140073302192368</text:p>
          </table:table-cell>
        </table:table-row>
        <table:table-row table:style-name="ro1">
          <table:table-cell office:value-type="float" office:value="20.28125" calcext:value-type="float">
            <text:p>20.28125</text:p>
          </table:table-cell>
          <table:table-cell table:formula="of:=5*SIN([.A651])" office:value-type="float" office:value="4.95170436111628" calcext:value-type="float">
            <text:p>4.95170436111628</text:p>
          </table:table-cell>
          <table:table-cell table:formula="of:=[.A651]-20" office:value-type="float" office:value="0.28125" calcext:value-type="float">
            <text:p>0.28125</text:p>
          </table:table-cell>
          <table:table-cell table:formula="of:=0.25*([.B651]^(1/5))+[.C651]^(1/3)" office:value-type="float" office:value="0.999448825099295" calcext:value-type="float">
            <text:p>0.999448825099295</text:p>
          </table:table-cell>
          <table:table-cell table:formula="of:=0.125*[.B651]-[.C651]^(1/3)" office:value-type="float" office:value="-0.0362223034126892" calcext:value-type="float">
            <text:p>-0.0362223034126892</text:p>
          </table:table-cell>
        </table:table-row>
        <table:table-row table:style-name="ro1">
          <table:table-cell office:value-type="float" office:value="20.3125" calcext:value-type="float">
            <text:p>20.3125</text:p>
          </table:table-cell>
          <table:table-cell table:formula="of:=5*SIN([.A652])" office:value-type="float" office:value="4.97094790913011" calcext:value-type="float">
            <text:p>4.97094790913011</text:p>
          </table:table-cell>
          <table:table-cell table:formula="of:=[.A652]-20" office:value-type="float" office:value="0.3125" calcext:value-type="float">
            <text:p>0.3125</text:p>
          </table:table-cell>
          <table:table-cell table:formula="of:=0.25*([.B652]^(1/5))+[.C652]^(1/3)" office:value-type="float" office:value="1.02313504431795" calcext:value-type="float">
            <text:p>1.02313504431795</text:p>
          </table:table-cell>
          <table:table-cell table:formula="of:=0.125*[.B652]-[.C652]^(1/3)" office:value-type="float" office:value="-0.0572359155074635" calcext:value-type="float">
            <text:p>-0.0572359155074635</text:p>
          </table:table-cell>
        </table:table-row>
        <table:table-row table:style-name="ro1">
          <table:table-cell office:value-type="float" office:value="20.34375" calcext:value-type="float">
            <text:p>20.34375</text:p>
          </table:table-cell>
          <table:table-cell table:formula="of:=5*SIN([.A653])" office:value-type="float" office:value="4.98533741086901" calcext:value-type="float">
            <text:p>4.98533741086901</text:p>
          </table:table-cell>
          <table:table-cell table:formula="of:=[.A653]-20" office:value-type="float" office:value="0.34375" calcext:value-type="float">
            <text:p>0.34375</text:p>
          </table:table-cell>
          <table:table-cell table:formula="of:=0.25*([.B653]^(1/5))+[.C653]^(1/3)" office:value-type="float" office:value="1.04523970621523" calcext:value-type="float">
            <text:p>1.04523970621523</text:p>
          </table:table-cell>
          <table:table-cell table:formula="of:=0.125*[.B653]-[.C653]^(1/3)" office:value-type="float" office:value="-0.0773426563052209" calcext:value-type="float">
            <text:p>-0.0773426563052209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table:formula="of:=5*SIN([.A654])" office:value-type="float" office:value="4.99485881522873" calcext:value-type="float">
            <text:p>4.99485881522873</text:p>
          </table:table-cell>
          <table:table-cell table:formula="of:=[.A654]-20" office:value-type="float" office:value="0.375" calcext:value-type="float">
            <text:p>0.375</text:p>
          </table:table-cell>
          <table:table-cell table:formula="of:=0.25*([.B654]^(1/5))+[.C654]^(1/3)" office:value-type="float" office:value="1.06598623687479" calcext:value-type="float">
            <text:p>1.06598623687479</text:p>
          </table:table-cell>
          <table:table-cell table:formula="of:=0.125*[.B654]-[.C654]^(1/3)" office:value-type="float" office:value="-0.0967674332501127" calcext:value-type="float">
            <text:p>-0.0967674332501127</text:p>
          </table:table-cell>
        </table:table-row>
        <table:table-row table:style-name="ro1">
          <table:table-cell office:value-type="float" office:value="20.40625" calcext:value-type="float">
            <text:p>20.40625</text:p>
          </table:table-cell>
          <table:table-cell table:formula="of:=5*SIN([.A655])" office:value-type="float" office:value="4.9995028247195" calcext:value-type="float">
            <text:p>4.9995028247195</text:p>
          </table:table-cell>
          <table:table-cell table:formula="of:=[.A655]-20" office:value-type="float" office:value="0.40625" calcext:value-type="float">
            <text:p>0.40625</text:p>
          </table:table-cell>
          <table:table-cell table:formula="of:=0.25*([.B655]^(1/5))+[.C655]^(1/3)" office:value-type="float" office:value="1.08554957251948" calcext:value-type="float">
            <text:p>1.08554957251948</text:p>
          </table:table-cell>
          <table:table-cell table:formula="of:=0.125*[.B655]-[.C655]^(1/3)" office:value-type="float" office:value="-0.115686164011905" calcext:value-type="float">
            <text:p>-0.115686164011905</text:p>
          </table:table-cell>
        </table:table-row>
        <table:table-row table:style-name="ro1">
          <table:table-cell office:value-type="float" office:value="20.4375" calcext:value-type="float">
            <text:p>20.4375</text:p>
          </table:table-cell>
          <table:table-cell table:formula="of:=5*SIN([.A656])" office:value-type="float" office:value="4.99926490454486" calcext:value-type="float">
            <text:p>4.99926490454486</text:p>
          </table:table-cell>
          <table:table-cell table:formula="of:=[.A656]-20" office:value-type="float" office:value="0.4375" calcext:value-type="float">
            <text:p>0.4375</text:p>
          </table:table-cell>
          <table:table-cell table:formula="of:=0.25*([.B656]^(1/5))+[.C656]^(1/3)" office:value-type="float" office:value="1.10406951540769" calcext:value-type="float">
            <text:p>1.10406951540769</text:p>
          </table:table-cell>
          <table:table-cell table:formula="of:=0.125*[.B656]-[.C656]^(1/3)" office:value-type="float" office:value="-0.134239129900809" calcext:value-type="float">
            <text:p>-0.134239129900809</text:p>
          </table:table-cell>
        </table:table-row>
        <table:table-row table:style-name="ro1">
          <table:table-cell office:value-type="float" office:value="20.46875" calcext:value-type="float">
            <text:p>20.46875</text:p>
          </table:table-cell>
          <table:table-cell table:formula="of:=5*SIN([.A657])" office:value-type="float" office:value="4.99414528702982" calcext:value-type="float">
            <text:p>4.99414528702982</text:p>
          </table:table-cell>
          <table:table-cell table:formula="of:=[.A657]-20" office:value-type="float" office:value="0.46875" calcext:value-type="float">
            <text:p>0.46875</text:p>
          </table:table-cell>
          <table:table-cell table:formula="of:=0.25*([.B657]^(1/5))+[.C657]^(1/3)" office:value-type="float" office:value="1.12165972478059" calcext:value-type="float">
            <text:p>1.12165972478059</text:p>
          </table:table-cell>
          <table:table-cell table:formula="of:=0.125*[.B657]-[.C657]^(1/3)" office:value-type="float" office:value="-0.152539965609738" calcext:value-type="float">
            <text:p>-0.15253996560973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5*SIN([.A658])" office:value-type="float" office:value="4.984148971394" calcext:value-type="float">
            <text:p>4.984148971394</text:p>
          </table:table-cell>
          <table:table-cell table:formula="of:=[.A658]-20" office:value-type="float" office:value="0.5" calcext:value-type="float">
            <text:p>0.5</text:p>
          </table:table-cell>
          <table:table-cell table:formula="of:=0.25*([.B658]^(1/5))+[.C658]^(1/3)" office:value-type="float" office:value="1.13841396214609" calcext:value-type="float">
            <text:p>1.13841396214609</text:p>
          </table:table-cell>
          <table:table-cell table:formula="of:=0.125*[.B658]-[.C658]^(1/3)" office:value-type="float" office:value="-0.17068190455985" calcext:value-type="float">
            <text:p>-0.17068190455985</text:p>
          </table:table-cell>
        </table:table-row>
        <table:table-row table:style-name="ro1">
          <table:table-cell office:value-type="float" office:value="20.53125" calcext:value-type="float">
            <text:p>20.53125</text:p>
          </table:table-cell>
          <table:table-cell table:formula="of:=5*SIN([.A659])" office:value-type="float" office:value="4.96928571886998" calcext:value-type="float">
            <text:p>4.96928571886998</text:p>
          </table:table-cell>
          <table:table-cell table:formula="of:=[.A659]-20" office:value-type="float" office:value="0.53125" calcext:value-type="float">
            <text:p>0.53125</text:p>
          </table:table-cell>
          <table:table-cell table:formula="of:=0.25*([.B659]^(1/5))+[.C659]^(1/3)" office:value-type="float" office:value="1.15441054650999" calcext:value-type="float">
            <text:p>1.15441054650999</text:p>
          </table:table-cell>
          <table:table-cell table:formula="of:=0.125*[.B659]-[.C659]^(1/3)" office:value-type="float" office:value="-0.188742235460624" calcext:value-type="float">
            <text:p>-0.188742235460624</text:p>
          </table:table-cell>
        </table:table-row>
        <table:table-row table:style-name="ro1">
          <table:table-cell office:value-type="float" office:value="20.5625" calcext:value-type="float">
            <text:p>20.5625</text:p>
          </table:table-cell>
          <table:table-cell table:formula="of:=5*SIN([.A660])" office:value-type="float" office:value="4.94957004317162" calcext:value-type="float">
            <text:p>4.94957004317162</text:p>
          </table:table-cell>
          <table:table-cell table:formula="of:=[.A660]-20" office:value-type="float" office:value="0.5625" calcext:value-type="float">
            <text:p>0.5625</text:p>
          </table:table-cell>
          <table:table-cell table:formula="of:=0.25*([.B660]^(1/5))+[.C660]^(1/3)" office:value-type="float" office:value="1.16971560628661" calcext:value-type="float">
            <text:p>1.16971560628661</text:p>
          </table:table-cell>
          <table:table-cell table:formula="of:=0.125*[.B660]-[.C660]^(1/3)" office:value-type="float" office:value="-0.206785556827204" calcext:value-type="float">
            <text:p>-0.206785556827204</text:p>
          </table:table-cell>
        </table:table-row>
        <table:table-row table:style-name="ro1">
          <table:table-cell office:value-type="float" office:value="20.59375" calcext:value-type="float">
            <text:p>20.59375</text:p>
          </table:table-cell>
          <table:table-cell table:formula="of:=5*SIN([.A661])" office:value-type="float" office:value="4.92502119632165" calcext:value-type="float">
            <text:p>4.92502119632165</text:p>
          </table:table-cell>
          <table:table-cell table:formula="of:=[.A661]-20" office:value-type="float" office:value="0.59375" calcext:value-type="float">
            <text:p>0.59375</text:p>
          </table:table-cell>
          <table:table-cell table:formula="of:=0.25*([.B661]^(1/5))+[.C661]^(1/3)" office:value-type="float" office:value="1.18438550057182" calcext:value-type="float">
            <text:p>1.18438550057182</text:p>
          </table:table-cell>
          <table:table-cell table:formula="of:=0.125*[.B661]-[.C661]^(1/3)" office:value-type="float" office:value="-0.224866202159534" calcext:value-type="float">
            <text:p>-0.224866202159534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table:formula="of:=5*SIN([.A662])" office:value-type="float" office:value="4.89566314985244" calcext:value-type="float">
            <text:p>4.89566314985244</text:p>
          </table:table-cell>
          <table:table-cell table:formula="of:=[.A662]-20" office:value-type="float" office:value="0.625" calcext:value-type="float">
            <text:p>0.625</text:p>
          </table:table-cell>
          <table:table-cell table:formula="of:=0.25*([.B662]^(1/5))+[.C662]^(1/3)" office:value-type="float" office:value="1.19846865356961" calcext:value-type="float">
            <text:p>1.19846865356961</text:p>
          </table:table-cell>
          <table:table-cell table:formula="of:=0.125*[.B662]-[.C662]^(1/3)" office:value-type="float" office:value="-0.243030079606794" calcext:value-type="float">
            <text:p>-0.243030079606794</text:p>
          </table:table-cell>
        </table:table-row>
        <table:table-row table:style-name="ro1">
          <table:table-cell office:value-type="float" office:value="20.65625" calcext:value-type="float">
            <text:p>20.65625</text:p>
          </table:table-cell>
          <table:table-cell table:formula="of:=5*SIN([.A663])" office:value-type="float" office:value="4.86152457139812" calcext:value-type="float">
            <text:p>4.86152457139812</text:p>
          </table:table-cell>
          <table:table-cell table:formula="of:=[.A663]-20" office:value-type="float" office:value="0.65625" calcext:value-type="float">
            <text:p>0.65625</text:p>
          </table:table-cell>
          <table:table-cell table:formula="of:=0.25*([.B663]^(1/5))+[.C663]^(1/3)" office:value-type="float" office:value="1.21200696580709" calcext:value-type="float">
            <text:p>1.21200696580709</text:p>
          </table:table-cell>
          <table:table-cell table:formula="of:=0.125*[.B663]-[.C663]^(1/3)" office:value-type="float" office:value="-0.261316089796847" calcext:value-type="float">
            <text:p>-0.261316089796847</text:p>
          </table:table-cell>
        </table:table-row>
        <table:table-row table:style-name="ro1">
          <table:table-cell office:value-type="float" office:value="20.6875" calcext:value-type="float">
            <text:p>20.6875</text:p>
          </table:table-cell>
          <table:table-cell table:formula="of:=5*SIN([.A664])" office:value-type="float" office:value="4.82263879670124" calcext:value-type="float">
            <text:p>4.82263879670124</text:p>
          </table:table-cell>
          <table:table-cell table:formula="of:=[.A664]-20" office:value-type="float" office:value="0.6875" calcext:value-type="float">
            <text:p>0.6875</text:p>
          </table:table-cell>
          <table:table-cell table:formula="of:=0.25*([.B664]^(1/5))+[.C664]^(1/3)" office:value-type="float" office:value="1.22503691449301" calcext:value-type="float">
            <text:p>1.22503691449301</text:p>
          </table:table-cell>
          <table:table-cell table:formula="of:=0.125*[.B664]-[.C664]^(1/3)" office:value-type="float" office:value="-0.279757234243861" calcext:value-type="float">
            <text:p>-0.279757234243861</text:p>
          </table:table-cell>
        </table:table-row>
        <table:table-row table:style-name="ro1">
          <table:table-cell office:value-type="float" office:value="20.71875" calcext:value-type="float">
            <text:p>20.71875</text:p>
          </table:table-cell>
          <table:table-cell table:formula="of:=5*SIN([.A665])" office:value-type="float" office:value="4.77904379706087" calcext:value-type="float">
            <text:p>4.77904379706087</text:p>
          </table:table-cell>
          <table:table-cell table:formula="of:=[.A665]-20" office:value-type="float" office:value="0.71875" calcext:value-type="float">
            <text:p>0.71875</text:p>
          </table:table-cell>
          <table:table-cell table:formula="of:=0.25*([.B665]^(1/5))+[.C665]^(1/3)" office:value-type="float" office:value="1.23759042173339" calcext:value-type="float">
            <text:p>1.23759042173339</text:p>
          </table:table-cell>
          <table:table-cell table:formula="of:=0.125*[.B665]-[.C665]^(1/3)" office:value-type="float" office:value="-0.298381493121377" calcext:value-type="float">
            <text:p>-0.298381493121377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table:formula="of:=5*SIN([.A666])" office:value-type="float" office:value="4.73078214225435" calcext:value-type="float">
            <text:p>4.73078214225435</text:p>
          </table:table-cell>
          <table:table-cell table:formula="of:=[.A666]-20" office:value-type="float" office:value="0.75" calcext:value-type="float">
            <text:p>0.75</text:p>
          </table:table-cell>
          <table:table-cell table:formula="of:=0.25*([.B666]^(1/5))+[.C666]^(1/3)" office:value-type="float" office:value="1.24969554674681" calcext:value-type="float">
            <text:p>1.24969554674681</text:p>
          </table:table-cell>
          <table:table-cell table:formula="of:=0.125*[.B666]-[.C666]^(1/3)" office:value-type="float" office:value="-0.317212528634276" calcext:value-type="float">
            <text:p>-0.317212528634276</text:p>
          </table:table-cell>
        </table:table-row>
        <table:table-row table:style-name="ro1">
          <table:table-cell office:value-type="float" office:value="20.78125" calcext:value-type="float">
            <text:p>20.78125</text:p>
          </table:table-cell>
          <table:table-cell table:formula="of:=5*SIN([.A667])" office:value-type="float" office:value="4.67790095896859" calcext:value-type="float">
            <text:p>4.67790095896859</text:p>
          </table:table-cell>
          <table:table-cell table:formula="of:=[.A667]-20" office:value-type="float" office:value="0.78125" calcext:value-type="float">
            <text:p>0.78125</text:p>
          </table:table-cell>
          <table:table-cell table:formula="of:=0.25*([.B667]^(1/5))+[.C667]^(1/3)" office:value-type="float" office:value="1.26137704276689" calcext:value-type="float">
            <text:p>1.26137704276689</text:p>
          </table:table-cell>
          <table:table-cell table:formula="of:=0.125*[.B667]-[.C667]^(1/3)" office:value-type="float" office:value="-0.336270254789024" calcext:value-type="float">
            <text:p>-0.336270254789024</text:p>
          </table:table-cell>
        </table:table-row>
        <table:table-row table:style-name="ro1">
          <table:table-cell office:value-type="float" office:value="20.8125" calcext:value-type="float">
            <text:p>20.8125</text:p>
          </table:table-cell>
          <table:table-cell table:formula="of:=5*SIN([.A668])" office:value-type="float" office:value="4.62045188478164" calcext:value-type="float">
            <text:p>4.62045188478164</text:p>
          </table:table-cell>
          <table:table-cell table:formula="of:=[.A668]-20" office:value-type="float" office:value="0.8125" calcext:value-type="float">
            <text:p>0.8125</text:p>
          </table:table-cell>
          <table:table-cell table:formula="of:=0.25*([.B668]^(1/5))+[.C668]^(1/3)" office:value-type="float" office:value="1.27265680854066" calcext:value-type="float">
            <text:p>1.27265680854066</text:p>
          </table:table-cell>
          <table:table-cell table:formula="of:=0.125*[.B668]-[.C668]^(1/3)" office:value-type="float" office:value="-0.355571303606607" calcext:value-type="float">
            <text:p>-0.355571303606607</text:p>
          </table:table-cell>
        </table:table-row>
        <table:table-row table:style-name="ro1">
          <table:table-cell office:value-type="float" office:value="20.84375" calcext:value-type="float">
            <text:p>20.84375</text:p>
          </table:table-cell>
          <table:table-cell table:formula="of:=5*SIN([.A669])" office:value-type="float" office:value="4.55849101773953" calcext:value-type="float">
            <text:p>4.55849101773953</text:p>
          </table:table-cell>
          <table:table-cell table:formula="of:=[.A669]-20" office:value-type="float" office:value="0.84375" calcext:value-type="float">
            <text:p>0.84375</text:p>
          </table:table-cell>
          <table:table-cell table:formula="of:=0.25*([.B669]^(1/5))+[.C669]^(1/3)" office:value-type="float" office:value="1.28355425668338" calcext:value-type="float">
            <text:p>1.28355425668338</text:p>
          </table:table-cell>
          <table:table-cell table:formula="of:=0.125*[.B669]-[.C669]^(1/3)" office:value-type="float" office:value="-0.375129410203713" calcext:value-type="float">
            <text:p>-0.375129410203713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table:formula="of:=5*SIN([.A670])" office:value-type="float" office:value="4.49207886157744" calcext:value-type="float">
            <text:p>4.49207886157744</text:p>
          </table:table-cell>
          <table:table-cell table:formula="of:=[.A670]-20" office:value-type="float" office:value="0.875" calcext:value-type="float">
            <text:p>0.875</text:p>
          </table:table-cell>
          <table:table-cell table:formula="of:=0.25*([.B670]^(1/5))+[.C670]^(1/3)" office:value-type="float" office:value="1.29408661563721" calcext:value-type="float">
            <text:p>1.29408661563721</text:p>
          </table:table-cell>
          <table:table-cell table:formula="of:=0.125*[.B670]-[.C670]^(1/3)" office:value-type="float" office:value="-0.394955733689015" calcext:value-type="float">
            <text:p>-0.394955733689015</text:p>
          </table:table-cell>
        </table:table-row>
        <table:table-row table:style-name="ro1">
          <table:table-cell office:value-type="float" office:value="20.90625" calcext:value-type="float">
            <text:p>20.90625</text:p>
          </table:table-cell>
          <table:table-cell table:formula="of:=5*SIN([.A671])" office:value-type="float" office:value="4.42128026663882" calcext:value-type="float">
            <text:p>4.42128026663882</text:p>
          </table:table-cell>
          <table:table-cell table:formula="of:=[.A671]-20" office:value-type="float" office:value="0.90625" calcext:value-type="float">
            <text:p>0.90625</text:p>
          </table:table-cell>
          <table:table-cell table:formula="of:=0.25*([.B671]^(1/5))+[.C671]^(1/3)" office:value-type="float" office:value="1.3042691779444" calcext:value-type="float">
            <text:p>1.3042691779444</text:p>
          </table:table-cell>
          <table:table-cell table:formula="of:=0.125*[.B671]-[.C671]^(1/3)" office:value-type="float" office:value="-0.415059126827097" calcext:value-type="float">
            <text:p>-0.415059126827097</text:p>
          </table:table-cell>
        </table:table-row>
        <table:table-row table:style-name="ro1">
          <table:table-cell office:value-type="float" office:value="20.9375" calcext:value-type="float">
            <text:p>20.9375</text:p>
          </table:table-cell>
          <table:table-cell table:formula="of:=5*SIN([.A672])" office:value-type="float" office:value="4.34616436655016" calcext:value-type="float">
            <text:p>4.34616436655016</text:p>
          </table:table-cell>
          <table:table-cell table:formula="of:=[.A672]-20" office:value-type="float" office:value="0.9375" calcext:value-type="float">
            <text:p>0.9375</text:p>
          </table:table-cell>
          <table:table-cell table:formula="of:=0.25*([.B672]^(1/5))+[.C672]^(1/3)" office:value-type="float" office:value="1.31411550454493" calcext:value-type="float">
            <text:p>1.31411550454493</text:p>
          </table:table-cell>
          <table:table-cell table:formula="of:=0.125*[.B672]-[.C672]^(1/3)" office:value-type="float" office:value="-0.435446364473446" calcext:value-type="float">
            <text:p>-0.435446364473446</text:p>
          </table:table-cell>
        </table:table-row>
        <table:table-row table:style-name="ro1">
          <table:table-cell office:value-type="float" office:value="20.96875" calcext:value-type="float">
            <text:p>20.96875</text:p>
          </table:table-cell>
          <table:table-cell table:formula="of:=5*SIN([.A673])" office:value-type="float" office:value="4.26680451071316" calcext:value-type="float">
            <text:p>4.26680451071316</text:p>
          </table:table-cell>
          <table:table-cell table:formula="of:=[.A673]-20" office:value-type="float" office:value="0.96875" calcext:value-type="float">
            <text:p>0.96875</text:p>
          </table:table-cell>
          <table:table-cell table:formula="of:=0.25*([.B673]^(1/5))+[.C673]^(1/3)" office:value-type="float" office:value="1.32363759254237" calcext:value-type="float">
            <text:p>1.32363759254237</text:p>
          </table:table-cell>
          <table:table-cell table:formula="of:=0.125*[.B673]-[.C673]^(1/3)" office:value-type="float" office:value="-0.456122338580957" calcext:value-type="float">
            <text:p>-0.4561223385809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5*SIN([.A674])" office:value-type="float" office:value="4.18327819268028" calcext:value-type="float">
            <text:p>4.18327819268028</text:p>
          </table:table-cell>
          <table:table-cell table:formula="of:=[.A674]-20" office:value-type="float" office:value="1" calcext:value-type="float">
            <text:p>1</text:p>
          </table:table-cell>
          <table:table-cell table:formula="of:=0.25*([.B674]^(1/5))+[.C674]^(1/3)" office:value-type="float" office:value="1.33284601213924" calcext:value-type="float">
            <text:p>1.33284601213924</text:p>
          </table:table-cell>
          <table:table-cell table:formula="of:=0.125*[.B674]-[.C674]^(1/3)" office:value-type="float" office:value="-0.477090225914965" calcext:value-type="float">
            <text:p>-0.477090225914965</text:p>
          </table:table-cell>
        </table:table-row>
        <table:table-row table:style-name="ro1">
          <table:table-cell office:value-type="float" office:value="21.03125" calcext:value-type="float">
            <text:p>21.03125</text:p>
          </table:table-cell>
          <table:table-cell table:formula="of:=5*SIN([.A675])" office:value-type="float" office:value="4.09566697448362" calcext:value-type="float">
            <text:p>4.09566697448362</text:p>
          </table:table-cell>
          <table:table-cell table:formula="of:=[.A675]-20" office:value-type="float" office:value="1.03125" calcext:value-type="float">
            <text:p>1.03125</text:p>
          </table:table-cell>
          <table:table-cell table:formula="of:=0.25*([.B675]^(1/5))+[.C675]^(1/3)" office:value-type="float" office:value="1.34175001707675" calcext:value-type="float">
            <text:p>1.34175001707675</text:p>
          </table:table-cell>
          <table:table-cell table:formula="of:=0.125*[.B675]-[.C675]^(1/3)" office:value-type="float" office:value="-0.498351633345095" calcext:value-type="float">
            <text:p>-0.498351633345095</text:p>
          </table:table-cell>
        </table:table-row>
        <table:table-row table:style-name="ro1">
          <table:table-cell office:value-type="float" office:value="21.0625" calcext:value-type="float">
            <text:p>21.0625</text:p>
          </table:table-cell>
          <table:table-cell table:formula="of:=5*SIN([.A676])" office:value-type="float" office:value="4.00405640699097" calcext:value-type="float">
            <text:p>4.00405640699097</text:p>
          </table:table-cell>
          <table:table-cell table:formula="of:=[.A676]-20" office:value-type="float" office:value="1.0625" calcext:value-type="float">
            <text:p>1.0625</text:p>
          </table:table-cell>
          <table:table-cell table:formula="of:=0.25*([.B676]^(1/5))+[.C676]^(1/3)" office:value-type="float" office:value="1.35035763181329" calcext:value-type="float">
            <text:p>1.35035763181329</text:p>
          </table:table-cell>
          <table:table-cell table:formula="of:=0.125*[.B676]-[.C676]^(1/3)" office:value-type="float" office:value="-0.519906724605466" calcext:value-type="float">
            <text:p>-0.519906724605466</text:p>
          </table:table-cell>
        </table:table-row>
        <table:table-row table:style-name="ro1">
          <table:table-cell office:value-type="float" office:value="21.09375" calcext:value-type="float">
            <text:p>21.09375</text:p>
          </table:table-cell>
          <table:table-cell table:formula="of:=5*SIN([.A677])" office:value-type="float" office:value="3.90853594636681" calcext:value-type="float">
            <text:p>3.90853594636681</text:p>
          </table:table-cell>
          <table:table-cell table:formula="of:=[.A677]-20" office:value-type="float" office:value="1.09375" calcext:value-type="float">
            <text:p>1.09375</text:p>
          </table:table-cell>
          <table:table-cell table:formula="of:=0.25*([.B677]^(1/5))+[.C677]^(1/3)" office:value-type="float" office:value="1.35867571776174" calcext:value-type="float">
            <text:p>1.35867571776174</text:p>
          </table:table-cell>
          <table:table-cell table:formula="of:=0.125*[.B677]-[.C677]^(1/3)" office:value-type="float" office:value="-0.541754331656288" calcext:value-type="float">
            <text:p>-0.541754331656288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table:formula="of:=5*SIN([.A678])" office:value-type="float" office:value="3.80919886671995" calcext:value-type="float">
            <text:p>3.80919886671995</text:p>
          </table:table-cell>
          <table:table-cell table:formula="of:=[.A678]-20" office:value-type="float" office:value="1.125" calcext:value-type="float">
            <text:p>1.125</text:p>
          </table:table-cell>
          <table:table-cell table:formula="of:=0.25*([.B678]^(1/5))+[.C678]^(1/3)" office:value-type="float" office:value="1.3667100201126" calcext:value-type="float">
            <text:p>1.3667100201126</text:p>
          </table:table-cell>
          <table:table-cell table:formula="of:=0.125*[.B678]-[.C678]^(1/3)" office:value-type="float" office:value="-0.563892053185958" calcext:value-type="float">
            <text:p>-0.563892053185958</text:p>
          </table:table-cell>
        </table:table-row>
        <table:table-row table:style-name="ro1">
          <table:table-cell office:value-type="float" office:value="21.15625" calcext:value-type="float">
            <text:p>21.15625</text:p>
          </table:table-cell>
          <table:table-cell table:formula="of:=5*SIN([.A679])" office:value-type="float" office:value="3.70614216902289" calcext:value-type="float">
            <text:p>3.70614216902289</text:p>
          </table:table-cell>
          <table:table-cell table:formula="of:=[.A679]-20" office:value-type="float" office:value="1.15625" calcext:value-type="float">
            <text:p>1.15625</text:p>
          </table:table-cell>
          <table:table-cell table:formula="of:=0.25*([.B679]^(1/5))+[.C679]^(1/3)" office:value-type="float" office:value="1.37446519604505" calcext:value-type="float">
            <text:p>1.37446519604505</text:p>
          </table:table-cell>
          <table:table-cell table:formula="of:=0.125*[.B679]-[.C679]^(1/3)" office:value-type="float" office:value="-0.586316342324241" calcext:value-type="float">
            <text:p>-0.586316342324241</text:p>
          </table:table-cell>
        </table:table-row>
        <table:table-row table:style-name="ro1">
          <table:table-cell office:value-type="float" office:value="21.1875" calcext:value-type="float">
            <text:p>21.1875</text:p>
          </table:table-cell>
          <table:table-cell table:formula="of:=5*SIN([.A680])" office:value-type="float" office:value="3.59946648639201" calcext:value-type="float">
            <text:p>3.59946648639201</text:p>
          </table:table-cell>
          <table:table-cell table:formula="of:=[.A680]-20" office:value-type="float" office:value="1.1875" calcext:value-type="float">
            <text:p>1.1875</text:p>
          </table:table-cell>
          <table:table-cell table:formula="of:=0.25*([.B680]^(1/5))+[.C680]^(1/3)" office:value-type="float" office:value="1.38194482442415" calcext:value-type="float">
            <text:p>1.38194482442415</text:p>
          </table:table-cell>
          <table:table-cell table:formula="of:=0.125*[.B680]-[.C680]^(1/3)" office:value-type="float" office:value="-0.609022585264722" calcext:value-type="float">
            <text:p>-0.609022585264722</text:p>
          </table:table-cell>
        </table:table-row>
        <table:table-row table:style-name="ro1">
          <table:table-cell office:value-type="float" office:value="21.21875" calcext:value-type="float">
            <text:p>21.21875</text:p>
          </table:table-cell>
          <table:table-cell table:formula="of:=5*SIN([.A681])" office:value-type="float" office:value="3.4892759858211" calcext:value-type="float">
            <text:p>3.4892759858211</text:p>
          </table:table-cell>
          <table:table-cell table:formula="of:=[.A681]-20" office:value-type="float" office:value="1.21875" calcext:value-type="float">
            <text:p>1.21875</text:p>
          </table:table-cell>
          <table:table-cell table:formula="of:=0.25*([.B681]^(1/5))+[.C681]^(1/3)" office:value-type="float" office:value="1.38915139634964" calcext:value-type="float">
            <text:p>1.38915139634964</text:p>
          </table:table-cell>
          <table:table-cell table:formula="of:=0.125*[.B681]-[.C681]^(1/3)" office:value-type="float" office:value="-0.632005172196841" calcext:value-type="float">
            <text:p>-0.63200517219684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table:formula="of:=5*SIN([.A682])" office:value-type="float" office:value="3.37567826646401" calcext:value-type="float">
            <text:p>3.37567826646401</text:p>
          </table:table-cell>
          <table:table-cell table:formula="of:=[.A682]-20" office:value-type="float" office:value="1.25" calcext:value-type="float">
            <text:p>1.25</text:p>
          </table:table-cell>
          <table:table-cell table:formula="of:=0.25*([.B682]^(1/5))+[.C682]^(1/3)" office:value-type="float" office:value="1.3960862851077" calcext:value-type="float">
            <text:p>1.3960862851077</text:p>
          </table:table-cell>
          <table:table-cell table:formula="of:=0.125*[.B682]-[.C682]^(1/3)" office:value-type="float" office:value="-0.655257561707941" calcext:value-type="float">
            <text:p>-0.655257561707941</text:p>
          </table:table-cell>
        </table:table-row>
        <table:table-row table:style-name="ro1">
          <table:table-cell office:value-type="float" office:value="21.28125" calcext:value-type="float">
            <text:p>21.28125</text:p>
          </table:table-cell>
          <table:table-cell table:formula="of:=5*SIN([.A683])" office:value-type="float" office:value="3.25878425456589" calcext:value-type="float">
            <text:p>3.25878425456589</text:p>
          </table:table-cell>
          <table:table-cell table:formula="of:=[.A683]-20" office:value-type="float" office:value="1.28125" calcext:value-type="float">
            <text:p>1.28125</text:p>
          </table:table-cell>
          <table:table-cell table:formula="of:=0.25*([.B683]^(1/5))+[.C683]^(1/3)" office:value-type="float" office:value="1.40274969311657" calcext:value-type="float">
            <text:p>1.40274969311657</text:p>
          </table:table-cell>
          <table:table-cell table:formula="of:=0.125*[.B683]-[.C683]^(1/3)" office:value-type="float" office:value="-0.678772339621417" calcext:value-type="float">
            <text:p>-0.678772339621417</text:p>
          </table:table-cell>
        </table:table-row>
        <table:table-row table:style-name="ro1">
          <table:table-cell office:value-type="float" office:value="21.3125" calcext:value-type="float">
            <text:p>21.3125</text:p>
          </table:table-cell>
          <table:table-cell table:formula="of:=5*SIN([.A684])" office:value-type="float" office:value="3.13870809514564" calcext:value-type="float">
            <text:p>3.13870809514564</text:p>
          </table:table-cell>
          <table:table-cell table:formula="of:=[.A684]-20" office:value-type="float" office:value="1.3125" calcext:value-type="float">
            <text:p>1.3125</text:p>
          </table:table-cell>
          <table:table-cell table:formula="of:=0.25*([.B684]^(1/5))+[.C684]^(1/3)" office:value-type="float" office:value="1.40914057226289" calcext:value-type="float">
            <text:p>1.40914057226289</text:p>
          </table:table-cell>
          <table:table-cell table:formula="of:=0.125*[.B684]-[.C684]^(1/3)" office:value-type="float" office:value="-0.702541273078767" calcext:value-type="float">
            <text:p>-0.702541273078767</text:p>
          </table:table-cell>
        </table:table-row>
        <table:table-row table:style-name="ro1">
          <table:table-cell office:value-type="float" office:value="21.34375" calcext:value-type="float">
            <text:p>21.34375</text:p>
          </table:table-cell>
          <table:table-cell table:formula="of:=5*SIN([.A685])" office:value-type="float" office:value="3.01556704053522" calcext:value-type="float">
            <text:p>3.01556704053522</text:p>
          </table:table-cell>
          <table:table-cell table:formula="of:=[.A685]-20" office:value-type="float" office:value="1.34375" calcext:value-type="float">
            <text:p>1.34375</text:p>
          </table:table-cell>
          <table:table-cell table:formula="of:=0.25*([.B685]^(1/5))+[.C685]^(1/3)" office:value-type="float" office:value="1.41525651248179" calcext:value-type="float">
            <text:p>1.41525651248179</text:p>
          </table:table-cell>
          <table:table-cell table:formula="of:=0.125*[.B685]-[.C685]^(1/3)" office:value-type="float" office:value="-0.726555360543624" calcext:value-type="float">
            <text:p>-0.726555360543624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table:formula="of:=5*SIN([.A686])" office:value-type="float" office:value="2.88948133588471" calcext:value-type="float">
            <text:p>2.88948133588471</text:p>
          </table:table-cell>
          <table:table-cell table:formula="of:=[.A686]-20" office:value-type="float" office:value="1.375" calcext:value-type="float">
            <text:p>1.375</text:p>
          </table:table-cell>
          <table:table-cell table:formula="of:=0.25*([.B686]^(1/5))+[.C686]^(1/3)" office:value-type="float" office:value="1.42109359136739" calcext:value-type="float">
            <text:p>1.42109359136739</text:p>
          </table:table-cell>
          <table:table-cell table:formula="of:=0.125*[.B686]-[.C686]^(1/3)" office:value-type="float" office:value="-0.750804878299069" calcext:value-type="float">
            <text:p>-0.750804878299069</text:p>
          </table:table-cell>
        </table:table-row>
        <table:table-row table:style-name="ro1">
          <table:table-cell office:value-type="float" office:value="21.40625" calcext:value-type="float">
            <text:p>21.40625</text:p>
          </table:table-cell>
          <table:table-cell table:formula="of:=5*SIN([.A687])" office:value-type="float" office:value="2.76057410174499" calcext:value-type="float">
            <text:p>2.76057410174499</text:p>
          </table:table-cell>
          <table:table-cell table:formula="of:=[.A687]-20" office:value-type="float" office:value="1.40625" calcext:value-type="float">
            <text:p>1.40625</text:p>
          </table:table-cell>
          <table:table-cell table:formula="of:=0.25*([.B687]^(1/5))+[.C687]^(1/3)" office:value-type="float" office:value="1.42664617476045" calcext:value-type="float">
            <text:p>1.42664617476045</text:p>
          </table:table-cell>
          <table:table-cell table:formula="of:=0.125*[.B687]-[.C687]^(1/3)" office:value-type="float" office:value="-0.775279423921167" calcext:value-type="float">
            <text:p>-0.775279423921167</text:p>
          </table:table-cell>
        </table:table-row>
        <table:table-row table:style-name="ro1">
          <table:table-cell office:value-type="float" office:value="21.4375" calcext:value-type="float">
            <text:p>21.4375</text:p>
          </table:table-cell>
          <table:table-cell table:formula="of:=5*SIN([.A688])" office:value-type="float" office:value="2.62897121384262" calcext:value-type="float">
            <text:p>2.62897121384262</text:p>
          </table:table-cell>
          <table:table-cell table:formula="of:=[.A688]-20" office:value-type="float" office:value="1.4375" calcext:value-type="float">
            <text:p>1.4375</text:p>
          </table:table-cell>
          <table:table-cell table:formula="of:=0.25*([.B688]^(1/5))+[.C688]^(1/3)" office:value-type="float" office:value="1.43190665425893" calcext:value-type="float">
            <text:p>1.43190665425893</text:p>
          </table:table-cell>
          <table:table-cell table:formula="of:=0.125*[.B688]-[.C688]^(1/3)" office:value-type="float" office:value="-0.799967957138173" calcext:value-type="float">
            <text:p>-0.799967957138173</text:p>
          </table:table-cell>
        </table:table-row>
        <table:table-row table:style-name="ro1">
          <table:table-cell office:value-type="float" office:value="21.46875" calcext:value-type="float">
            <text:p>21.46875</text:p>
          </table:table-cell>
          <table:table-cell table:formula="of:=5*SIN([.A689])" office:value-type="float" office:value="2.49480118016429" calcext:value-type="float">
            <text:p>2.49480118016429</text:p>
          </table:table-cell>
          <table:table-cell table:formula="of:=[.A689]-20" office:value-type="float" office:value="1.46875" calcext:value-type="float">
            <text:p>1.46875</text:p>
          </table:table-cell>
          <table:table-cell table:formula="of:=0.25*([.B689]^(1/5))+[.C689]^(1/3)" office:value-type="float" office:value="1.43686510183526" calcext:value-type="float">
            <text:p>1.43686510183526</text:p>
          </table:table-cell>
          <table:table-cell table:formula="of:=0.125*[.B689]-[.C689]^(1/3)" office:value-type="float" office:value="-0.82485883842355" calcext:value-type="float">
            <text:p>-0.8248588384235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5*SIN([.A690])" office:value-type="float" office:value="2.35819501547098" calcext:value-type="float">
            <text:p>2.35819501547098</text:p>
          </table:table-cell>
          <table:table-cell table:formula="of:=[.A690]-20" office:value-type="float" office:value="1.5" calcext:value-type="float">
            <text:p>1.5</text:p>
          </table:table-cell>
          <table:table-cell table:formula="of:=0.25*([.B690]^(1/5))+[.C690]^(1/3)" office:value-type="float" office:value="1.44150881325855" calcext:value-type="float">
            <text:p>1.44150881325855</text:p>
          </table:table-cell>
          <table:table-cell table:formula="of:=0.125*[.B690]-[.C690]^(1/3)" office:value-type="float" office:value="-0.849939865619459" calcext:value-type="float">
            <text:p>-0.849939865619459</text:p>
          </table:table-cell>
        </table:table-row>
        <table:table-row table:style-name="ro1">
          <table:table-cell office:value-type="float" office:value="21.53125" calcext:value-type="float">
            <text:p>21.53125</text:p>
          </table:table-cell>
          <table:table-cell table:formula="of:=5*SIN([.A691])" office:value-type="float" office:value="2.21928611336428" calcext:value-type="float">
            <text:p>2.21928611336428</text:p>
          </table:table-cell>
          <table:table-cell table:formula="of:=[.A691]-20" office:value-type="float" office:value="1.53125" calcext:value-type="float">
            <text:p>1.53125</text:p>
          </table:table-cell>
          <table:table-cell table:formula="of:=0.25*([.B691]^(1/5))+[.C691]^(1/3)" office:value-type="float" office:value="1.44582169923266" calcext:value-type="float">
            <text:p>1.44582169923266</text:p>
          </table:table-cell>
          <table:table-cell table:formula="of:=0.125*[.B691]-[.C691]^(1/3)" office:value-type="float" office:value="-0.875198308844077" calcext:value-type="float">
            <text:p>-0.875198308844077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table:formula="of:=5*SIN([.A692])" office:value-type="float" office:value="2.07821011602977" calcext:value-type="float">
            <text:p>2.07821011602977</text:p>
          </table:table-cell>
          <table:table-cell table:formula="of:=[.A692]-20" office:value-type="float" office:value="1.5625" calcext:value-type="float">
            <text:p>1.5625</text:p>
          </table:table-cell>
          <table:table-cell table:formula="of:=0.25*([.B692]^(1/5))+[.C692]^(1/3)" office:value-type="float" office:value="1.44978346341252" calcext:value-type="float">
            <text:p>1.44978346341252</text:p>
          </table:table-cell>
          <table:table-cell table:formula="of:=0.125*[.B692]-[.C692]^(1/3)" office:value-type="float" office:value="-0.900620943899474" calcext:value-type="float">
            <text:p>-0.900620943899474</text:p>
          </table:table-cell>
        </table:table-row>
        <table:table-row table:style-name="ro1">
          <table:table-cell office:value-type="float" office:value="21.59375" calcext:value-type="float">
            <text:p>21.59375</text:p>
          </table:table-cell>
          <table:table-cell table:formula="of:=5*SIN([.A693])" office:value-type="float" office:value="1.93510478178475" calcext:value-type="float">
            <text:p>1.93510478178475</text:p>
          </table:table-cell>
          <table:table-cell table:formula="of:=[.A693]-20" office:value-type="float" office:value="1.59375" calcext:value-type="float">
            <text:p>1.59375</text:p>
          </table:table-cell>
          <table:table-cell table:formula="of:=0.25*([.B693]^(1/5))+[.C693]^(1/3)" office:value-type="float" office:value="1.45336847512383" calcext:value-type="float">
            <text:p>1.45336847512383</text:p>
          </table:table-cell>
          <table:table-cell table:formula="of:=0.125*[.B693]-[.C693]^(1/3)" office:value-type="float" office:value="-0.926194084365722" calcext:value-type="float">
            <text:p>-0.926194084365722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table:formula="of:=5*SIN([.A694])" office:value-type="float" office:value="1.79010985055957" calcext:value-type="float">
            <text:p>1.79010985055957</text:p>
          </table:table-cell>
          <table:table-cell table:formula="of:=[.A694]-20" office:value-type="float" office:value="1.625" calcext:value-type="float">
            <text:p>1.625</text:p>
          </table:table-cell>
          <table:table-cell table:formula="of:=0.25*([.B694]^(1/5))+[.C694]^(1/3)" office:value-type="float" office:value="1.45654419335987" calcext:value-type="float">
            <text:p>1.45654419335987</text:p>
          </table:table-cell>
          <table:table-cell table:formula="of:=0.125*[.B694]-[.C694]^(1/3)" office:value-type="float" office:value="-0.951903612540433" calcext:value-type="float">
            <text:p>-0.951903612540433</text:p>
          </table:table-cell>
        </table:table-row>
        <table:table-row table:style-name="ro1">
          <table:table-cell office:value-type="float" office:value="21.65625" calcext:value-type="float">
            <text:p>21.65625</text:p>
          </table:table-cell>
          <table:table-cell table:formula="of:=5*SIN([.A695])" office:value-type="float" office:value="1.64336690744397" calcext:value-type="float">
            <text:p>1.64336690744397</text:p>
          </table:table-cell>
          <table:table-cell table:formula="of:=[.A695]-20" office:value-type="float" office:value="1.65625" calcext:value-type="float">
            <text:p>1.65625</text:p>
          </table:table-cell>
          <table:table-cell table:formula="of:=0.25*([.B695]^(1/5))+[.C695]^(1/3)" office:value-type="float" office:value="1.45926891188267" calcext:value-type="float">
            <text:p>1.45926891188267</text:p>
          </table:table-cell>
          <table:table-cell table:formula="of:=0.125*[.B695]-[.C695]^(1/3)" office:value-type="float" office:value="-0.977735009360346" calcext:value-type="float">
            <text:p>-0.977735009360346</text:p>
          </table:table-cell>
        </table:table-row>
        <table:table-row table:style-name="ro1">
          <table:table-cell office:value-type="float" office:value="21.6875" calcext:value-type="float">
            <text:p>21.6875</text:p>
          </table:table-cell>
          <table:table-cell table:formula="of:=5*SIN([.A696])" office:value-type="float" office:value="1.49501924443164" calcext:value-type="float">
            <text:p>1.49501924443164</text:p>
          </table:table-cell>
          <table:table-cell table:formula="of:=[.A696]-20" office:value-type="float" office:value="1.6875" calcext:value-type="float">
            <text:p>1.6875</text:p>
          </table:table-cell>
          <table:table-cell table:formula="of:=0.25*([.B696]^(1/5))+[.C696]^(1/3)" office:value-type="float" office:value="1.46148844252873" calcext:value-type="float">
            <text:p>1.46148844252873</text:p>
          </table:table-cell>
          <table:table-cell table:formula="of:=0.125*[.B696]-[.C696]^(1/3)" office:value-type="float" office:value="-1.00367338342219" calcext:value-type="float">
            <text:p>-1.00367338342219</text:p>
          </table:table-cell>
        </table:table-row>
        <table:table-row table:style-name="ro1">
          <table:table-cell office:value-type="float" office:value="21.71875" calcext:value-type="float">
            <text:p>21.71875</text:p>
          </table:table-cell>
          <table:table-cell table:formula="of:=5*SIN([.A697])" office:value-type="float" office:value="1.34521172049801" calcext:value-type="float">
            <text:p>1.34521172049801</text:p>
          </table:table-cell>
          <table:table-cell table:formula="of:=[.A697]-20" office:value-type="float" office:value="1.71875" calcext:value-type="float">
            <text:p>1.71875</text:p>
          </table:table-cell>
          <table:table-cell table:formula="of:=0.25*([.B697]^(1/5))+[.C697]^(1/3)" office:value-type="float" office:value="1.46313107227862" calcext:value-type="float">
            <text:p>1.46313107227862</text:p>
          </table:table-cell>
          <table:table-cell table:formula="of:=0.125*[.B697]-[.C697]^(1/3)" office:value-type="float" office:value="-1.02970349920345" calcext:value-type="float">
            <text:p>-1.02970349920345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table:formula="of:=5*SIN([.A698])" office:value-type="float" office:value="1.19409062014791" calcext:value-type="float">
            <text:p>1.19409062014791</text:p>
          </table:table-cell>
          <table:table-cell table:formula="of:=[.A698]-20" office:value-type="float" office:value="1.75" calcext:value-type="float">
            <text:p>1.75</text:p>
          </table:table-cell>
          <table:table-cell table:formula="of:=0.25*([.B698]^(1/5))+[.C698]^(1/3)" office:value-type="float" office:value="1.46409958164928" calcext:value-type="float">
            <text:p>1.46409958164928</text:p>
          </table:table-cell>
          <table:table-cell table:formula="of:=0.125*[.B698]-[.C698]^(1/3)" office:value-type="float" office:value="-1.05580980456913" calcext:value-type="float">
            <text:p>-1.05580980456913</text:p>
          </table:table-cell>
        </table:table-row>
        <table:table-row table:style-name="ro1">
          <table:table-cell office:value-type="float" office:value="21.78125" calcext:value-type="float">
            <text:p>21.78125</text:p>
          </table:table-cell>
          <table:table-cell table:formula="of:=5*SIN([.A699])" office:value-type="float" office:value="1.04180351057129" calcext:value-type="float">
            <text:p>1.04180351057129</text:p>
          </table:table-cell>
          <table:table-cell table:formula="of:=[.A699]-20" office:value-type="float" office:value="1.78125" calcext:value-type="float">
            <text:p>1.78125</text:p>
          </table:table-cell>
          <table:table-cell table:formula="of:=0.25*([.B699]^(1/5))+[.C699]^(1/3)" office:value-type="float" office:value="1.46425797309115" calcext:value-type="float">
            <text:p>1.46425797309115</text:p>
          </table:table-cell>
          <table:table-cell table:formula="of:=0.125*[.B699]-[.C699]^(1/3)" office:value-type="float" office:value="-1.08197645763856" calcext:value-type="float">
            <text:p>-1.08197645763856</text:p>
          </table:table-cell>
        </table:table-row>
        <table:table-row table:style-name="ro1">
          <table:table-cell office:value-type="float" office:value="21.8125" calcext:value-type="float">
            <text:p>21.8125</text:p>
          </table:table-cell>
          <table:table-cell table:formula="of:=5*SIN([.A700])" office:value-type="float" office:value="0.888499097546286" calcext:value-type="float">
            <text:p>0.888499097546286</text:p>
          </table:table-cell>
          <table:table-cell table:formula="of:=[.A700]-20" office:value-type="float" office:value="1.8125" calcext:value-type="float">
            <text:p>1.8125</text:p>
          </table:table-cell>
          <table:table-cell table:formula="of:=0.25*([.B700]^(1/5))+[.C700]^(1/3)" office:value-type="float" office:value="1.46340799217386" calcext:value-type="float">
            <text:p>1.46340799217386</text:p>
          </table:table-cell>
          <table:table-cell table:formula="of:=0.125*[.B700]-[.C700]^(1/3)" office:value-type="float" office:value="-1.10818735307504" calcext:value-type="float">
            <text:p>-1.10818735307504</text:p>
          </table:table-cell>
        </table:table-row>
        <table:table-row table:style-name="ro1">
          <table:table-cell office:value-type="float" office:value="21.84375" calcext:value-type="float">
            <text:p>21.84375</text:p>
          </table:table-cell>
          <table:table-cell table:formula="of:=5*SIN([.A701])" office:value-type="float" office:value="0.734327080230599" calcext:value-type="float">
            <text:p>0.734327080230599</text:p>
          </table:table-cell>
          <table:table-cell table:formula="of:=[.A701]-20" office:value-type="float" office:value="1.84375" calcext:value-type="float">
            <text:p>1.84375</text:p>
          </table:table-cell>
          <table:table-cell table:formula="of:=0.25*([.B701]^(1/5))+[.C701]^(1/3)" office:value-type="float" office:value="1.46124411971285" calcext:value-type="float">
            <text:p>1.46124411971285</text:p>
          </table:table-cell>
          <table:table-cell table:formula="of:=0.125*[.B701]-[.C701]^(1/3)" office:value-type="float" office:value="-1.13442614785218" calcext:value-type="float">
            <text:p>-1.13442614785218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table:formula="of:=5*SIN([.A702])" office:value-type="float" office:value="0.579438004982797" calcext:value-type="float">
            <text:p>0.579438004982797</text:p>
          </table:table-cell>
          <table:table-cell table:formula="of:=[.A702]-20" office:value-type="float" office:value="1.875" calcext:value-type="float">
            <text:p>1.875</text:p>
          </table:table-cell>
          <table:table-cell table:formula="of:=0.25*([.B702]^(1/5))+[.C702]^(1/3)" office:value-type="float" office:value="1.45725741050035" calcext:value-type="float">
            <text:p>1.45725741050035</text:p>
          </table:table-cell>
          <table:table-cell table:formula="of:=0.125*[.B702]-[.C702]^(1/3)" office:value-type="float" office:value="-1.16067628654239" calcext:value-type="float">
            <text:p>-1.16067628654239</text:p>
          </table:table-cell>
        </table:table-row>
        <table:table-row table:style-name="ro1">
          <table:table-cell office:value-type="float" office:value="21.90625" calcext:value-type="float">
            <text:p>21.90625</text:p>
          </table:table-cell>
          <table:table-cell table:formula="of:=5*SIN([.A703])" office:value-type="float" office:value="0.42398311835635" calcext:value-type="float">
            <text:p>0.42398311835635</text:p>
          </table:table-cell>
          <table:table-cell table:formula="of:=[.A703]-20" office:value-type="float" office:value="1.90625" calcext:value-type="float">
            <text:p>1.90625</text:p>
          </table:table-cell>
          <table:table-cell table:formula="of:=0.25*([.B703]^(1/5))+[.C703]^(1/3)" office:value-type="float" office:value="1.45049532802078" calcext:value-type="float">
            <text:p>1.45049532802078</text:p>
          </table:table-cell>
          <table:table-cell table:formula="of:=0.125*[.B703]-[.C703]^(1/3)" office:value-type="float" office:value="-1.18692102616603" calcext:value-type="float">
            <text:p>-1.18692102616603</text:p>
          </table:table-cell>
        </table:table-row>
        <table:table-row table:style-name="ro1">
          <table:table-cell office:value-type="float" office:value="21.9375" calcext:value-type="float">
            <text:p>21.9375</text:p>
          </table:table-cell>
          <table:table-cell table:formula="of:=5*SIN([.A704])" office:value-type="float" office:value="0.268114219409938" calcext:value-type="float">
            <text:p>0.268114219409938</text:p>
          </table:table-cell>
          <table:table-cell table:formula="of:=[.A704]-20" office:value-type="float" office:value="1.9375" calcext:value-type="float">
            <text:p>1.9375</text:p>
          </table:table-cell>
          <table:table-cell table:formula="of:=0.25*([.B704]^(1/5))+[.C704]^(1/3)" office:value-type="float" office:value="1.43879162914103" calcext:value-type="float">
            <text:p>1.43879162914103</text:p>
          </table:table-cell>
          <table:table-cell table:formula="of:=0.125*[.B704]-[.C704]^(1/3)" office:value-type="float" office:value="-1.21314346063342" calcext:value-type="float">
            <text:p>-1.21314346063342</text:p>
          </table:table-cell>
        </table:table-row>
        <table:table-row table:style-name="ro1">
          <table:table-cell office:value-type="float" office:value="21.96875" calcext:value-type="float">
            <text:p>21.96875</text:p>
          </table:table-cell>
          <table:table-cell table:formula="of:=5*SIN([.A705])" office:value-type="float" office:value="0.111983511478243" calcext:value-type="float">
            <text:p>0.111983511478243</text:p>
          </table:table-cell>
          <table:table-cell table:formula="of:=[.A705]-20" office:value-type="float" office:value="1.96875" calcext:value-type="float">
            <text:p>1.96875</text:p>
          </table:table-cell>
          <table:table-cell table:formula="of:=0.25*([.B705]^(1/5))+[.C705]^(1/3)" office:value-type="float" office:value="1.41467517300892" calcext:value-type="float">
            <text:p>1.41467517300892</text:p>
          </table:table-cell>
          <table:table-cell table:formula="of:=0.125*[.B705]-[.C705]^(1/3)" office:value-type="float" office:value="-1.23932654480637" calcext:value-type="float">
            <text:p>-1.239326544806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5*SIN([.A706])" office:value-type="float" office:value="-0.0442565464520194" calcext:value-type="float">
            <text:p>-0.0442565464520194</text:p>
          </table:table-cell>
          <table:table-cell table:formula="of:=[.A706]-20" office:value-type="float" office:value="2" calcext:value-type="float">
            <text:p>2</text:p>
          </table:table-cell>
          <table:table-cell table:formula="of:=0.25*([.B706]^(1/5))+[.C706]^(1/3)" office:value-type="float" office:value="1.12591157271783" calcext:value-type="float">
            <text:p>1.12591157271783</text:p>
          </table:table-cell>
          <table:table-cell table:formula="of:=0.125*[.B706]-[.C706]^(1/3)" office:value-type="float" office:value="-1.26545311820138" calcext:value-type="float">
            <text:p>-1.26545311820138</text:p>
          </table:table-cell>
        </table:table-row>
        <table:table-row table:style-name="ro1">
          <table:table-cell office:value-type="float" office:value="22.03125" calcext:value-type="float">
            <text:p>22.03125</text:p>
          </table:table-cell>
          <table:table-cell table:formula="of:=5*SIN([.A707])" office:value-type="float" office:value="-0.200453388615717" calcext:value-type="float">
            <text:p>-0.200453388615717</text:p>
          </table:table-cell>
          <table:table-cell table:formula="of:=[.A707]-20" office:value-type="float" office:value="2.03125" calcext:value-type="float">
            <text:p>2.03125</text:p>
          </table:table-cell>
          <table:table-cell table:formula="of:=0.25*([.B707]^(1/5))+[.C707]^(1/3)" office:value-type="float" office:value="1.08517226153583" calcext:value-type="float">
            <text:p>1.08517226153583</text:p>
          </table:table-cell>
          <table:table-cell table:formula="of:=0.125*[.B707]-[.C707]^(1/3)" office:value-type="float" office:value="-1.29150592835219" calcext:value-type="float">
            <text:p>-1.29150592835219</text:p>
          </table:table-cell>
        </table:table-row>
        <table:table-row table:style-name="ro1">
          <table:table-cell office:value-type="float" office:value="22.0625" calcext:value-type="float">
            <text:p>22.0625</text:p>
          </table:table-cell>
          <table:table-cell table:formula="of:=5*SIN([.A708])" office:value-type="float" office:value="-0.35645449144718" calcext:value-type="float">
            <text:p>-0.35645449144718</text:p>
          </table:table-cell>
          <table:table-cell table:formula="of:=[.A708]-20" office:value-type="float" office:value="2.0625" calcext:value-type="float">
            <text:p>2.0625</text:p>
          </table:table-cell>
          <table:table-cell table:formula="of:=0.25*([.B708]^(1/5))+[.C708]^(1/3)" office:value-type="float" office:value="1.06951558279035" calcext:value-type="float">
            <text:p>1.06951558279035</text:p>
          </table:table-cell>
          <table:table-cell table:formula="of:=0.125*[.B708]-[.C708]^(1/3)" office:value-type="float" office:value="-1.31746765384577" calcext:value-type="float">
            <text:p>-1.31746765384577</text:p>
          </table:table-cell>
        </table:table-row>
        <table:table-row table:style-name="ro1">
          <table:table-cell office:value-type="float" office:value="22.09375" calcext:value-type="float">
            <text:p>22.09375</text:p>
          </table:table-cell>
          <table:table-cell table:formula="of:=5*SIN([.A709])" office:value-type="float" office:value="-0.512107522516875" calcext:value-type="float">
            <text:p>-0.512107522516875</text:p>
          </table:table-cell>
          <table:table-cell table:formula="of:=[.A709]-20" office:value-type="float" office:value="2.09375" calcext:value-type="float">
            <text:p>2.09375</text:p>
          </table:table-cell>
          <table:table-cell table:formula="of:=0.25*([.B709]^(1/5))+[.C709]^(1/3)" office:value-type="float" office:value="1.06062588825436" calcext:value-type="float">
            <text:p>1.06062588825436</text:p>
          </table:table-cell>
          <table:table-cell table:formula="of:=0.125*[.B709]-[.C709]^(1/3)" office:value-type="float" office:value="-1.34332092704262" calcext:value-type="float">
            <text:p>-1.34332092704262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table:formula="of:=5*SIN([.A710])" office:value-type="float" office:value="-0.667260489281437" calcext:value-type="float">
            <text:p>-0.667260489281437</text:p>
          </table:table-cell>
          <table:table-cell table:formula="of:=[.A710]-20" office:value-type="float" office:value="2.125" calcext:value-type="float">
            <text:p>2.125</text:p>
          </table:table-cell>
          <table:table-cell table:formula="of:=0.25*([.B710]^(1/5))+[.C710]^(1/3)" office:value-type="float" office:value="1.05507276444317" calcext:value-type="float">
            <text:p>1.05507276444317</text:p>
          </table:table-cell>
          <table:table-cell table:formula="of:=0.125*[.B710]-[.C710]^(1/3)" office:value-type="float" office:value="-1.3690483564893" calcext:value-type="float">
            <text:p>-1.3690483564893</text:p>
          </table:table-cell>
        </table:table-row>
        <table:table-row table:style-name="ro1">
          <table:table-cell office:value-type="float" office:value="22.15625" calcext:value-type="float">
            <text:p>22.15625</text:p>
          </table:table-cell>
          <table:table-cell table:formula="of:=5*SIN([.A711])" office:value-type="float" office:value="-0.821761887501808" calcext:value-type="float">
            <text:p>-0.821761887501808</text:p>
          </table:table-cell>
          <table:table-cell table:formula="of:=[.A711]-20" office:value-type="float" office:value="2.15625" calcext:value-type="float">
            <text:p>2.15625</text:p>
          </table:table-cell>
          <table:table-cell table:formula="of:=0.25*([.B711]^(1/5))+[.C711]^(1/3)" office:value-type="float" office:value="1.05153736264157" calcext:value-type="float">
            <text:p>1.05153736264157</text:p>
          </table:table-cell>
          <table:table-cell table:formula="of:=0.125*[.B711]-[.C711]^(1/3)" office:value-type="float" office:value="-1.39463254902863" calcext:value-type="float">
            <text:p>-1.39463254902863</text:p>
          </table:table-cell>
        </table:table-row>
        <table:table-row table:style-name="ro1">
          <table:table-cell office:value-type="float" office:value="22.1875" calcext:value-type="float">
            <text:p>22.1875</text:p>
          </table:table-cell>
          <table:table-cell table:formula="of:=5*SIN([.A712])" office:value-type="float" office:value="-0.975460849184556" calcext:value-type="float">
            <text:p>-0.975460849184556</text:p>
          </table:table-cell>
          <table:table-cell table:formula="of:=[.A712]-20" office:value-type="float" office:value="2.1875" calcext:value-type="float">
            <text:p>2.1875</text:p>
          </table:table-cell>
          <table:table-cell table:formula="of:=0.25*([.B712]^(1/5))+[.C712]^(1/3)" office:value-type="float" office:value="1.04936270682672" calcext:value-type="float">
            <text:p>1.04936270682672</text:p>
          </table:table-cell>
          <table:table-cell table:formula="of:=0.125*[.B712]-[.C712]^(1/3)" office:value-type="float" office:value="-1.42005613161085" calcext:value-type="float">
            <text:p>-1.42005613161085</text:p>
          </table:table-cell>
        </table:table-row>
        <table:table-row table:style-name="ro1">
          <table:table-cell office:value-type="float" office:value="22.21875" calcext:value-type="float">
            <text:p>22.21875</text:p>
          </table:table-cell>
          <table:table-cell table:formula="of:=5*SIN([.A713])" office:value-type="float" office:value="-1.12820728990191" calcext:value-type="float">
            <text:p>-1.12820728990191</text:p>
          </table:table-cell>
          <table:table-cell table:formula="of:=[.A713]-20" office:value-type="float" office:value="2.21875" calcext:value-type="float">
            <text:p>2.21875</text:p>
          </table:table-cell>
          <table:table-cell table:formula="of:=0.25*([.B713]^(1/5))+[.C713]^(1/3)" office:value-type="float" office:value="1.04817101984419" calcext:value-type="float">
            <text:p>1.04817101984419</text:p>
          </table:table-cell>
          <table:table-cell table:formula="of:=0.125*[.B713]-[.C713]^(1/3)" office:value-type="float" office:value="-1.44530177280678" calcext:value-type="float">
            <text:p>-1.44530177280678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table:formula="of:=5*SIN([.A714])" office:value-type="float" office:value="-1.27985205534667" calcext:value-type="float">
            <text:p>-1.27985205534667</text:p>
          </table:table-cell>
          <table:table-cell table:formula="of:=[.A714]-20" office:value-type="float" office:value="2.25" calcext:value-type="float">
            <text:p>2.25</text:p>
          </table:table-cell>
          <table:table-cell table:formula="of:=0.25*([.B714]^(1/5))+[.C714]^(1/3)" office:value-type="float" office:value="1.04772398851894" calcext:value-type="float">
            <text:p>1.04772398851894</text:p>
          </table:table-cell>
          <table:table-cell table:formula="of:=0.125*[.B714]-[.C714]^(1/3)" office:value-type="float" office:value="-1.47035220402278" calcext:value-type="float">
            <text:p>-1.47035220402278</text:p>
          </table:table-cell>
        </table:table-row>
        <table:table-row table:style-name="ro1">
          <table:table-cell office:value-type="float" office:value="22.28125" calcext:value-type="float">
            <text:p>22.28125</text:p>
          </table:table-cell>
          <table:table-cell table:formula="of:=5*SIN([.A715])" office:value-type="float" office:value="-1.43024706697881" calcext:value-type="float">
            <text:p>-1.43024706697881</text:p>
          </table:table-cell>
          <table:table-cell table:formula="of:=[.A715]-20" office:value-type="float" office:value="2.28125" calcext:value-type="float">
            <text:p>2.28125</text:p>
          </table:table-cell>
          <table:table-cell table:formula="of:=0.25*([.B715]^(1/5))+[.C715]^(1/3)" office:value-type="float" office:value="1.04786117184322" calcext:value-type="float">
            <text:p>1.04786117184322</text:p>
          </table:table-cell>
          <table:table-cell table:formula="of:=0.125*[.B715]-[.C715]^(1/3)" office:value-type="float" office:value="-1.49519024041521" calcext:value-type="float">
            <text:p>-1.49519024041521</text:p>
          </table:table-cell>
        </table:table-row>
        <table:table-row table:style-name="ro1">
          <table:table-cell office:value-type="float" office:value="22.3125" calcext:value-type="float">
            <text:p>22.3125</text:p>
          </table:table-cell>
          <table:table-cell table:formula="of:=5*SIN([.A716])" office:value-type="float" office:value="-1.57924546662173" calcext:value-type="float">
            <text:p>-1.57924546662173</text:p>
          </table:table-cell>
          <table:table-cell table:formula="of:=[.A716]-20" office:value-type="float" office:value="2.3125" calcext:value-type="float">
            <text:p>2.3125</text:p>
          </table:table-cell>
          <table:table-cell table:formula="of:=0.25*([.B716]^(1/5))+[.C716]^(1/3)" office:value-type="float" office:value="1.04846921178641" calcext:value-type="float">
            <text:p>1.04846921178641</text:p>
          </table:table-cell>
          <table:table-cell table:formula="of:=0.125*[.B716]-[.C716]^(1/3)" office:value-type="float" office:value="-1.51979880150127" calcext:value-type="float">
            <text:p>-1.51979880150127</text:p>
          </table:table-cell>
        </table:table-row>
        <table:table-row table:style-name="ro1">
          <table:table-cell office:value-type="float" office:value="22.34375" calcext:value-type="float">
            <text:p>22.34375</text:p>
          </table:table-cell>
          <table:table-cell table:formula="of:=5*SIN([.A717])" office:value-type="float" office:value="-1.72670175986673" calcext:value-type="float">
            <text:p>-1.72670175986673</text:p>
          </table:table-cell>
          <table:table-cell table:formula="of:=[.A717]-20" office:value-type="float" office:value="2.34375" calcext:value-type="float">
            <text:p>2.34375</text:p>
          </table:table-cell>
          <table:table-cell table:formula="of:=0.25*([.B717]^(1/5))+[.C717]^(1/3)" office:value-type="float" office:value="1.04946497598048" calcext:value-type="float">
            <text:p>1.04946497598048</text:p>
          </table:table-cell>
          <table:table-cell table:formula="of:=0.125*[.B717]-[.C717]^(1/3)" office:value-type="float" office:value="-1.5441609314616" calcext:value-type="float">
            <text:p>-1.5441609314616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table:formula="of:=5*SIN([.A718])" office:value-type="float" office:value="-1.87247195814581" calcext:value-type="float">
            <text:p>-1.87247195814581</text:p>
          </table:table-cell>
          <table:table-cell table:formula="of:=[.A718]-20" office:value-type="float" office:value="2.375" calcext:value-type="float">
            <text:p>2.375</text:p>
          </table:table-cell>
          <table:table-cell table:formula="of:=0.25*([.B718]^(1/5))+[.C718]^(1/3)" office:value-type="float" office:value="1.050785666947" calcext:value-type="float">
            <text:p>1.050785666947</text:p>
          </table:table-cell>
          <table:table-cell table:formula="of:=0.125*[.B718]-[.C718]^(1/3)" office:value-type="float" office:value="-1.5682598191292" calcext:value-type="float">
            <text:p>-1.5682598191292</text:p>
          </table:table-cell>
        </table:table-row>
        <table:table-row table:style-name="ro1">
          <table:table-cell office:value-type="float" office:value="22.40625" calcext:value-type="float">
            <text:p>22.40625</text:p>
          </table:table-cell>
          <table:table-cell table:formula="of:=5*SIN([.A719])" office:value-type="float" office:value="-2.01641371933412" calcext:value-type="float">
            <text:p>-2.01641371933412</text:p>
          </table:table-cell>
          <table:table-cell table:formula="of:=[.A719]-20" office:value-type="float" office:value="2.40625" calcext:value-type="float">
            <text:p>2.40625</text:p>
          </table:table-cell>
          <table:table-cell table:formula="of:=0.25*([.B719]^(1/5))+[.C719]^(1/3)" office:value-type="float" office:value="1.05238269346143" calcext:value-type="float">
            <text:p>1.05238269346143</text:p>
          </table:table-cell>
          <table:table-cell table:formula="of:=0.125*[.B719]-[.C719]^(1/3)" office:value-type="float" office:value="-1.59207881765811" calcext:value-type="float">
            <text:p>-1.59207881765811</text:p>
          </table:table-cell>
        </table:table-row>
        <table:table-row table:style-name="ro1">
          <table:table-cell office:value-type="float" office:value="22.4375" calcext:value-type="float">
            <text:p>22.4375</text:p>
          </table:table-cell>
          <table:table-cell table:formula="of:=5*SIN([.A720])" office:value-type="float" office:value="-2.1583864867446" calcext:value-type="float">
            <text:p>-2.1583864867446</text:p>
          </table:table-cell>
          <table:table-cell table:formula="of:=[.A720]-20" office:value-type="float" office:value="2.4375" calcext:value-type="float">
            <text:p>2.4375</text:p>
          </table:table-cell>
          <table:table-cell table:formula="of:=0.25*([.B720]^(1/5))+[.C720]^(1/3)" office:value-type="float" office:value="1.05421770149757" calcext:value-type="float">
            <text:p>1.05421770149757</text:p>
          </table:table-cell>
          <table:table-cell table:formula="of:=0.125*[.B720]-[.C720]^(1/3)" office:value-type="float" office:value="-1.6156014638649" calcext:value-type="float">
            <text:p>-1.6156014638649</text:p>
          </table:table-cell>
        </table:table-row>
        <table:table-row table:style-name="ro1">
          <table:table-cell office:value-type="float" office:value="22.46875" calcext:value-type="float">
            <text:p>22.46875</text:p>
          </table:table-cell>
          <table:table-cell table:formula="of:=5*SIN([.A721])" office:value-type="float" office:value="-2.29825162637917" calcext:value-type="float">
            <text:p>-2.29825162637917</text:p>
          </table:table-cell>
          <table:table-cell table:formula="of:=[.A721]-20" office:value-type="float" office:value="2.46875" calcext:value-type="float">
            <text:p>2.46875</text:p>
          </table:table-cell>
          <table:table-cell table:formula="of:=0.25*([.B721]^(1/5))+[.C721]^(1/3)" office:value-type="float" office:value="1.05625990806633" calcext:value-type="float">
            <text:p>1.05625990806633</text:p>
          </table:table-cell>
          <table:table-cell table:formula="of:=0.125*[.B721]-[.C721]^(1/3)" office:value-type="float" office:value="-1.63881149723495" calcext:value-type="float">
            <text:p>-1.6388114972349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5*SIN([.A722])" office:value-type="float" office:value="-2.43587256230255" calcext:value-type="float">
            <text:p>-2.43587256230255</text:p>
          </table:table-cell>
          <table:table-cell table:formula="of:=[.A722]-20" office:value-type="float" office:value="2.5" calcext:value-type="float">
            <text:p>2.5</text:p>
          </table:table-cell>
          <table:table-cell table:formula="of:=0.25*([.B722]^(1/5))+[.C722]^(1/3)" office:value-type="float" office:value="1.05848425430635" calcext:value-type="float">
            <text:p>1.05848425430635</text:p>
          </table:table-cell>
          <table:table-cell table:formula="of:=0.125*[.B722]-[.C722]^(1/3)" office:value-type="float" office:value="-1.66169287858527" calcext:value-type="float">
            <text:p>-1.66169287858527</text:p>
          </table:table-cell>
        </table:table-row>
        <table:table-row table:style-name="ro1">
          <table:table-cell office:value-type="float" office:value="22.53125" calcext:value-type="float">
            <text:p>22.53125</text:p>
          </table:table-cell>
          <table:table-cell table:formula="of:=5*SIN([.A723])" office:value-type="float" office:value="-2.57111491000626" calcext:value-type="float">
            <text:p>-2.57111491000626</text:p>
          </table:table-cell>
          <table:table-cell table:formula="of:=[.A723]-20" office:value-type="float" office:value="2.53125" calcext:value-type="float">
            <text:p>2.53125</text:p>
          </table:table-cell>
          <table:table-cell table:formula="of:=0.25*([.B723]^(1/5))+[.C723]^(1/3)" office:value-type="float" office:value="1.06087009205527" calcext:value-type="float">
            <text:p>1.06087009205527</text:p>
          </table:table-cell>
          <table:table-cell table:formula="of:=0.125*[.B723]-[.C723]^(1/3)" office:value-type="float" office:value="-1.68422980837489" calcext:value-type="float">
            <text:p>-1.68422980837489</text:p>
          </table:table-cell>
        </table:table-row>
        <table:table-row table:style-name="ro1">
          <table:table-cell office:value-type="float" office:value="22.5625" calcext:value-type="float">
            <text:p>22.5625</text:p>
          </table:table-cell>
          <table:table-cell table:formula="of:=5*SIN([.A724])" office:value-type="float" office:value="-2.70384660763286" calcext:value-type="float">
            <text:p>-2.70384660763286</text:p>
          </table:table-cell>
          <table:table-cell table:formula="of:=[.A724]-20" office:value-type="float" office:value="2.5625" calcext:value-type="float">
            <text:p>2.5625</text:p>
          </table:table-cell>
          <table:table-cell table:formula="of:=0.25*([.B724]^(1/5))+[.C724]^(1/3)" office:value-type="float" office:value="1.06340022838885" calcext:value-type="float">
            <text:p>1.06340022838885</text:p>
          </table:table-cell>
          <table:table-cell table:formula="of:=0.125*[.B724]-[.C724]^(1/3)" office:value-type="float" office:value="-1.70640674465371" calcext:value-type="float">
            <text:p>-1.70640674465371</text:p>
          </table:table-cell>
        </table:table-row>
        <table:table-row table:style-name="ro1">
          <table:table-cell office:value-type="float" office:value="22.59375" calcext:value-type="float">
            <text:p>22.59375</text:p>
          </table:table-cell>
          <table:table-cell table:formula="of:=5*SIN([.A725])" office:value-type="float" office:value="-2.83393804493213" calcext:value-type="float">
            <text:p>-2.83393804493213</text:p>
          </table:table-cell>
          <table:table-cell table:formula="of:=[.A725]-20" office:value-type="float" office:value="2.59375" calcext:value-type="float">
            <text:p>2.59375</text:p>
          </table:table-cell>
          <table:table-cell table:formula="of:=0.25*([.B725]^(1/5))+[.C725]^(1/3)" office:value-type="float" office:value="1.06606021668697" calcext:value-type="float">
            <text:p>1.06606021668697</text:p>
          </table:table-cell>
          <table:table-cell table:formula="of:=0.125*[.B725]-[.C725]^(1/3)" office:value-type="float" office:value="-1.72820842064027" calcext:value-type="float">
            <text:p>-1.72820842064027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table:formula="of:=5*SIN([.A726])" office:value-type="float" office:value="-2.96126218982322" calcext:value-type="float">
            <text:p>-2.96126218982322</text:p>
          </table:table-cell>
          <table:table-cell table:formula="of:=[.A726]-20" office:value-type="float" office:value="2.625" calcext:value-type="float">
            <text:p>2.625</text:p>
          </table:table-cell>
          <table:table-cell table:formula="of:=0.25*([.B726]^(1/5))+[.C726]^(1/3)" office:value-type="float" office:value="1.06883782138992" calcext:value-type="float">
            <text:p>1.06883782138992</text:p>
          </table:table-cell>
          <table:table-cell table:formula="of:=0.125*[.B726]-[.C726]^(1/3)" office:value-type="float" office:value="-1.74961986191846" calcext:value-type="float">
            <text:p>-1.74961986191846</text:p>
          </table:table-cell>
        </table:table-row>
        <table:table-row table:style-name="ro1">
          <table:table-cell office:value-type="float" office:value="22.65625" calcext:value-type="float">
            <text:p>22.65625</text:p>
          </table:table-cell>
          <table:table-cell table:formula="of:=5*SIN([.A727])" office:value-type="float" office:value="-3.08569471243938" calcext:value-type="float">
            <text:p>-3.08569471243938</text:p>
          </table:table-cell>
          <table:table-cell table:formula="of:=[.A727]-20" office:value-type="float" office:value="2.65625" calcext:value-type="float">
            <text:p>2.65625</text:p>
          </table:table-cell>
          <table:table-cell table:formula="of:=0.25*([.B727]^(1/5))+[.C727]^(1/3)" office:value-type="float" office:value="1.07172260761559" calcext:value-type="float">
            <text:p>1.07172260761559</text:p>
          </table:table-cell>
          <table:table-cell table:formula="of:=0.125*[.B727]-[.C727]^(1/3)" office:value-type="float" office:value="-1.77062640324354" calcext:value-type="float">
            <text:p>-1.77062640324354</text:p>
          </table:table-cell>
        </table:table-row>
        <table:table-row table:style-name="ro1">
          <table:table-cell office:value-type="float" office:value="22.6875" calcext:value-type="float">
            <text:p>22.6875</text:p>
          </table:table-cell>
          <table:table-cell table:formula="of:=5*SIN([.A728])" office:value-type="float" office:value="-3.20711410653392" calcext:value-type="float">
            <text:p>-3.20711410653392</text:p>
          </table:table-cell>
          <table:table-cell table:formula="of:=[.A728]-20" office:value-type="float" office:value="2.6875" calcext:value-type="float">
            <text:p>2.6875</text:p>
          </table:table-cell>
          <table:table-cell table:formula="of:=0.25*([.B728]^(1/5))+[.C728]^(1/3)" office:value-type="float" office:value="1.07470562215743" calcext:value-type="float">
            <text:p>1.07470562215743</text:p>
          </table:table-cell>
          <table:table-cell table:formula="of:=0.125*[.B728]-[.C728]^(1/3)" office:value-type="float" office:value="-1.79121370494705" calcext:value-type="float">
            <text:p>-1.79121370494705</text:p>
          </table:table-cell>
        </table:table-row>
        <table:table-row table:style-name="ro1">
          <table:table-cell office:value-type="float" office:value="22.71875" calcext:value-type="float">
            <text:p>22.71875</text:p>
          </table:table-cell>
          <table:table-cell table:formula="of:=5*SIN([.A729])" office:value-type="float" office:value="-3.32540180812904" calcext:value-type="float">
            <text:p>-3.32540180812904</text:p>
          </table:table-cell>
          <table:table-cell table:formula="of:=[.A729]-20" office:value-type="float" office:value="2.71875" calcext:value-type="float">
            <text:p>2.71875</text:p>
          </table:table-cell>
          <table:table-cell table:formula="of:=0.25*([.B729]^(1/5))+[.C729]^(1/3)" office:value-type="float" office:value="1.07777914244244" calcext:value-type="float">
            <text:p>1.07777914244244</text:p>
          </table:table-cell>
          <table:table-cell table:formula="of:=0.125*[.B729]-[.C729]^(1/3)" office:value-type="float" office:value="-1.81136776893074" calcext:value-type="float">
            <text:p>-1.81136776893074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table:formula="of:=5*SIN([.A730])" office:value-type="float" office:value="-3.44044231129149" calcext:value-type="float">
            <text:p>-3.44044231129149</text:p>
          </table:table-cell>
          <table:table-cell table:formula="of:=[.A730]-20" office:value-type="float" office:value="2.75" calcext:value-type="float">
            <text:p>2.75</text:p>
          </table:table-cell>
          <table:table-cell table:formula="of:=0.25*([.B730]^(1/5))+[.C730]^(1/3)" office:value-type="float" office:value="1.08093647676768" calcext:value-type="float">
            <text:p>1.08093647676768</text:p>
          </table:table-cell>
          <table:table-cell table:formula="of:=0.125*[.B730]-[.C730]^(1/3)" office:value-type="float" office:value="-1.83107495423913" calcext:value-type="float">
            <text:p>-1.83107495423913</text:p>
          </table:table-cell>
        </table:table-row>
        <table:table-row table:style-name="ro1">
          <table:table-cell office:value-type="float" office:value="22.78125" calcext:value-type="float">
            <text:p>22.78125</text:p>
          </table:table-cell>
          <table:table-cell table:formula="of:=5*SIN([.A731])" office:value-type="float" office:value="-3.5521232809222" calcext:value-type="float">
            <text:p>-3.5521232809222</text:p>
          </table:table-cell>
          <table:table-cell table:formula="of:=[.A731]-20" office:value-type="float" office:value="2.78125" calcext:value-type="float">
            <text:p>2.78125</text:p>
          </table:table-cell>
          <table:table-cell table:formula="of:=0.25*([.B731]^(1/5))+[.C731]^(1/3)" office:value-type="float" office:value="1.08417180373971" calcext:value-type="float">
            <text:p>1.08417180373971</text:p>
          </table:table-cell>
          <table:table-cell table:formula="of:=0.125*[.B731]-[.C731]^(1/3)" office:value-type="float" office:value="-1.85032199220074" calcext:value-type="float">
            <text:p>-1.85032199220074</text:p>
          </table:table-cell>
        </table:table-row>
        <table:table-row table:style-name="ro1">
          <table:table-cell office:value-type="float" office:value="22.8125" calcext:value-type="float">
            <text:p>22.8125</text:p>
          </table:table-cell>
          <table:table-cell table:formula="of:=5*SIN([.A732])" office:value-type="float" office:value="-3.6603356624496" calcext:value-type="float">
            <text:p>-3.6603356624496</text:p>
          </table:table-cell>
          <table:table-cell table:formula="of:=[.A732]-20" office:value-type="float" office:value="2.8125" calcext:value-type="float">
            <text:p>2.8125</text:p>
          </table:table-cell>
          <table:table-cell table:formula="of:=0.25*([.B732]^(1/5))+[.C732]^(1/3)" office:value-type="float" office:value="1.08748004204523" calcext:value-type="float">
            <text:p>1.08748004204523</text:p>
          </table:table-cell>
          <table:table-cell table:formula="of:=0.125*[.B732]-[.C732]^(1/3)" office:value-type="float" office:value="-1.86909600112774" calcext:value-type="float">
            <text:p>-1.86909600112774</text:p>
          </table:table-cell>
        </table:table-row>
        <table:table-row table:style-name="ro1">
          <table:table-cell office:value-type="float" office:value="22.84375" calcext:value-type="float">
            <text:p>22.84375</text:p>
          </table:table-cell>
          <table:table-cell table:formula="of:=5*SIN([.A733])" office:value-type="float" office:value="-3.76497378831951" calcext:value-type="float">
            <text:p>-3.76497378831951</text:p>
          </table:table-cell>
          <table:table-cell table:formula="of:=[.A733]-20" office:value-type="float" office:value="2.84375" calcext:value-type="float">
            <text:p>2.84375</text:p>
          </table:table-cell>
          <table:table-cell table:formula="of:=0.25*([.B733]^(1/5))+[.C733]^(1/3)" office:value-type="float" office:value="1.09085674394754" calcext:value-type="float">
            <text:p>1.09085674394754</text:p>
          </table:table-cell>
          <table:table-cell table:formula="of:=0.125*[.B733]-[.C733]^(1/3)" office:value-type="float" office:value="-1.88738450056421" calcext:value-type="float">
            <text:p>-1.88738450056421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table:formula="of:=5*SIN([.A734])" office:value-type="float" office:value="-3.86593548117776" calcext:value-type="float">
            <text:p>-3.86593548117776</text:p>
          </table:table-cell>
          <table:table-cell table:formula="of:=[.A734]-20" office:value-type="float" office:value="2.875" calcext:value-type="float">
            <text:p>2.875</text:p>
          </table:table-cell>
          <table:table-cell table:formula="of:=0.25*([.B734]^(1/5))+[.C734]^(1/3)" office:value-type="float" office:value="1.09429800752985" calcext:value-type="float">
            <text:p>1.09429800752985</text:p>
          </table:table-cell>
          <table:table-cell table:formula="of:=0.125*[.B734]-[.C734]^(1/3)" office:value-type="float" office:value="-1.905175425073" calcext:value-type="float">
            <text:p>-1.905175425073</text:p>
          </table:table-cell>
        </table:table-row>
        <table:table-row table:style-name="ro1">
          <table:table-cell office:value-type="float" office:value="22.90625" calcext:value-type="float">
            <text:p>22.90625</text:p>
          </table:table-cell>
          <table:table-cell table:formula="of:=5*SIN([.A735])" office:value-type="float" office:value="-3.96312215364462" calcext:value-type="float">
            <text:p>-3.96312215364462</text:p>
          </table:table-cell>
          <table:table-cell table:formula="of:=[.A735]-20" office:value-type="float" office:value="2.90625" calcext:value-type="float">
            <text:p>2.90625</text:p>
          </table:table-cell>
          <table:table-cell table:formula="of:=0.25*([.B735]^(1/5))+[.C735]^(1/3)" office:value-type="float" office:value="1.09780040388997" calcext:value-type="float">
            <text:p>1.09780040388997</text:p>
          </table:table-cell>
          <table:table-cell table:formula="of:=0.125*[.B735]-[.C735]^(1/3)" office:value-type="float" office:value="-1.92245713755179" calcext:value-type="float">
            <text:p>-1.92245713755179</text:p>
          </table:table-cell>
        </table:table-row>
        <table:table-row table:style-name="ro1">
          <table:table-cell office:value-type="float" office:value="22.9375" calcext:value-type="float">
            <text:p>22.9375</text:p>
          </table:table-cell>
          <table:table-cell table:formula="of:=5*SIN([.A736])" office:value-type="float" office:value="-4.05643890458371" calcext:value-type="float">
            <text:p>-4.05643890458371</text:p>
          </table:table-cell>
          <table:table-cell table:formula="of:=[.A736]-20" office:value-type="float" office:value="2.9375" calcext:value-type="float">
            <text:p>2.9375</text:p>
          </table:table-cell>
          <table:table-cell table:formula="of:=0.25*([.B736]^(1/5))+[.C736]^(1/3)" office:value-type="float" office:value="1.1013609163633" calcext:value-type="float">
            <text:p>1.1013609163633</text:p>
          </table:table-cell>
          <table:table-cell table:formula="of:=0.125*[.B736]-[.C736]^(1/3)" office:value-type="float" office:value="-1.93921844206857" calcext:value-type="float">
            <text:p>-1.93921844206857</text:p>
          </table:table-cell>
        </table:table-row>
        <table:table-row table:style-name="ro1">
          <table:table-cell office:value-type="float" office:value="22.96875" calcext:value-type="float">
            <text:p>22.96875</text:p>
          </table:table-cell>
          <table:table-cell table:formula="of:=5*SIN([.A737])" office:value-type="float" office:value="-4.14579461177135" calcext:value-type="float">
            <text:p>-4.14579461177135</text:p>
          </table:table-cell>
          <table:table-cell table:formula="of:=[.A737]-20" office:value-type="float" office:value="2.96875" calcext:value-type="float">
            <text:p>2.96875</text:p>
          </table:table-cell>
          <table:table-cell table:formula="of:=0.25*([.B737]^(1/5))+[.C737]^(1/3)" office:value-type="float" office:value="1.10497688950097" calcext:value-type="float">
            <text:p>1.10497688950097</text:p>
          </table:table-cell>
          <table:table-cell table:formula="of:=0.125*[.B737]-[.C737]^(1/3)" office:value-type="float" office:value="-1.95544859620763" calcext:value-type="float">
            <text:p>-1.955448596207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5*SIN([.A738])" office:value-type="float" office:value="-4.23110202087585" calcext:value-type="float">
            <text:p>-4.23110202087585</text:p>
          </table:table-cell>
          <table:table-cell table:formula="of:=[.A738]-20" office:value-type="float" office:value="3" calcext:value-type="float">
            <text:p>3</text:p>
          </table:table-cell>
          <table:table-cell table:formula="of:=0.25*([.B738]^(1/5))+[.C738]^(1/3)" office:value-type="float" office:value="1.10864598602" calcext:value-type="float">
            <text:p>1.10864598602</text:p>
          </table:table-cell>
          <table:table-cell table:formula="of:=0.125*[.B738]-[.C738]^(1/3)" office:value-type="float" office:value="-1.97113732291689" calcext:value-type="float">
            <text:p>-1.97113732291689</text:p>
          </table:table-cell>
        </table:table-row>
        <table:table-row table:style-name="ro1">
          <table:table-cell office:value-type="float" office:value="23.03125" calcext:value-type="float">
            <text:p>23.03125</text:p>
          </table:table-cell>
          <table:table-cell table:formula="of:=5*SIN([.A739])" office:value-type="float" office:value="-4.31227783065993" calcext:value-type="float">
            <text:p>-4.31227783065993</text:p>
          </table:table-cell>
          <table:table-cell table:formula="of:=[.A739]-20" office:value-type="float" office:value="3.03125" calcext:value-type="float">
            <text:p>3.03125</text:p>
          </table:table-cell>
          <table:table-cell table:formula="of:=0.25*([.B739]^(1/5))+[.C739]^(1/3)" office:value-type="float" office:value="1.11236615031546" calcext:value-type="float">
            <text:p>1.11236615031546</text:p>
          </table:table-cell>
          <table:table-cell table:formula="of:=0.125*[.B739]-[.C739]^(1/3)" office:value-type="float" office:value="-1.98627482184809" calcext:value-type="float">
            <text:p>-1.98627482184809</text:p>
          </table:table-cell>
        </table:table-row>
        <table:table-row table:style-name="ro1">
          <table:table-cell office:value-type="float" office:value="23.0625" calcext:value-type="float">
            <text:p>23.0625</text:p>
          </table:table-cell>
          <table:table-cell table:formula="of:=5*SIN([.A740])" office:value-type="float" office:value="-4.3892427743229" calcext:value-type="float">
            <text:p>-4.3892427743229</text:p>
          </table:table-cell>
          <table:table-cell table:formula="of:=[.A740]-20" office:value-type="float" office:value="3.0625" calcext:value-type="float">
            <text:p>3.0625</text:p>
          </table:table-cell>
          <table:table-cell table:formula="of:=0.25*([.B740]^(1/5))+[.C740]^(1/3)" office:value-type="float" office:value="1.11613557741096" calcext:value-type="float">
            <text:p>1.11613557741096</text:p>
          </table:table-cell>
          <table:table-cell table:formula="of:=0.125*[.B740]-[.C740]^(1/3)" office:value-type="float" office:value="-2.00085178018129" calcext:value-type="float">
            <text:p>-2.00085178018129</text:p>
          </table:table-cell>
        </table:table-row>
        <table:table-row table:style-name="ro1">
          <table:table-cell office:value-type="float" office:value="23.09375" calcext:value-type="float">
            <text:p>23.09375</text:p>
          </table:table-cell>
          <table:table-cell table:formula="of:=5*SIN([.A741])" office:value-type="float" office:value="-4.46192169690339" calcext:value-type="float">
            <text:p>-4.46192169690339</text:p>
          </table:table-cell>
          <table:table-cell table:formula="of:=[.A741]-20" office:value-type="float" office:value="3.09375" calcext:value-type="float">
            <text:p>3.09375</text:p>
          </table:table-cell>
          <table:table-cell table:formula="of:=0.25*([.B741]^(1/5))+[.C741]^(1/3)" office:value-type="float" office:value="1.11995268644606" calcext:value-type="float">
            <text:p>1.11995268644606</text:p>
          </table:table-cell>
          <table:table-cell table:formula="of:=0.125*[.B741]-[.C741]^(1/3)" office:value-type="float" office:value="-2.01485938292579" calcext:value-type="float">
            <text:p>-2.01485938292579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table:formula="of:=5*SIN([.A742])" office:value-type="float" office:value="-4.53024362866688" calcext:value-type="float">
            <text:p>-4.53024362866688</text:p>
          </table:table-cell>
          <table:table-cell table:formula="of:=[.A742]-20" office:value-type="float" office:value="3.125" calcext:value-type="float">
            <text:p>3.125</text:p>
          </table:table-cell>
          <table:table-cell table:formula="of:=0.25*([.B742]^(1/5))+[.C742]^(1/3)" office:value-type="float" office:value="1.12381609797299" calcext:value-type="float">
            <text:p>1.12381609797299</text:p>
          </table:table-cell>
          <table:table-cell table:formula="of:=0.125*[.B742]-[.C742]^(1/3)" office:value-type="float" office:value="-2.02828932268979" calcext:value-type="float">
            <text:p>-2.02828932268979</text:p>
          </table:table-cell>
        </table:table-row>
        <table:table-row table:style-name="ro1">
          <table:table-cell office:value-type="float" office:value="23.15625" calcext:value-type="float">
            <text:p>23.15625</text:p>
          </table:table-cell>
          <table:table-cell table:formula="of:=5*SIN([.A743])" office:value-type="float" office:value="-4.59414185440645" calcext:value-type="float">
            <text:p>-4.59414185440645</text:p>
          </table:table-cell>
          <table:table-cell table:formula="of:=[.A743]-20" office:value-type="float" office:value="3.15625" calcext:value-type="float">
            <text:p>3.15625</text:p>
          </table:table-cell>
          <table:table-cell table:formula="of:=0.25*([.B743]^(1/5))+[.C743]^(1/3)" office:value-type="float" office:value="1.1277246144715" calcext:value-type="float">
            <text:p>1.1277246144715</text:p>
          </table:table-cell>
          <table:table-cell table:formula="of:=0.125*[.B743]-[.C743]^(1/3)" office:value-type="float" office:value="-2.04113380891146" calcext:value-type="float">
            <text:p>-2.04113380891146</text:p>
          </table:table-cell>
        </table:table-row>
        <table:table-row table:style-name="ro1">
          <table:table-cell office:value-type="float" office:value="23.1875" calcext:value-type="float">
            <text:p>23.1875</text:p>
          </table:table-cell>
          <table:table-cell table:formula="of:=5*SIN([.A744])" office:value-type="float" office:value="-4.65355397858903" calcext:value-type="float">
            <text:p>-4.65355397858903</text:p>
          </table:table-cell>
          <table:table-cell table:formula="of:=[.A744]-20" office:value-type="float" office:value="3.1875" calcext:value-type="float">
            <text:p>3.1875</text:p>
          </table:table-cell>
          <table:table-cell table:formula="of:=0.25*([.B744]^(1/5))+[.C744]^(1/3)" office:value-type="float" office:value="1.13167720359991" calcext:value-type="float">
            <text:p>1.13167720359991</text:p>
          </table:table-cell>
          <table:table-cell table:formula="of:=0.125*[.B744]-[.C744]^(1/3)" office:value-type="float" office:value="-2.05338557654446" calcext:value-type="float">
            <text:p>-2.05338557654446</text:p>
          </table:table-cell>
        </table:table-row>
        <table:table-row table:style-name="ro1">
          <table:table-cell office:value-type="float" office:value="23.21875" calcext:value-type="float">
            <text:p>23.21875</text:p>
          </table:table-cell>
          <table:table-cell table:formula="of:=5*SIN([.A745])" office:value-type="float" office:value="-4.7084219862836" calcext:value-type="float">
            <text:p>-4.7084219862836</text:p>
          </table:table-cell>
          <table:table-cell table:formula="of:=[.A745]-20" office:value-type="float" office:value="3.21875" calcext:value-type="float">
            <text:p>3.21875</text:p>
          </table:table-cell>
          <table:table-cell table:formula="of:=0.25*([.B745]^(1/5))+[.C745]^(1/3)" office:value-type="float" office:value="1.13567298378664" calcext:value-type="float">
            <text:p>1.13567298378664</text:p>
          </table:table-cell>
          <table:table-cell table:formula="of:=0.125*[.B745]-[.C745]^(1/3)" office:value-type="float" office:value="-2.06503789419157" calcext:value-type="float">
            <text:p>-2.06503789419157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table:formula="of:=5*SIN([.A746])" office:value-type="float" office:value="-4.75869229981177" calcext:value-type="float">
            <text:p>-4.75869229981177</text:p>
          </table:table-cell>
          <table:table-cell table:formula="of:=[.A746]-20" office:value-type="float" office:value="3.25" calcext:value-type="float">
            <text:p>3.25</text:p>
          </table:table-cell>
          <table:table-cell table:formula="of:=0.25*([.B746]^(1/5))+[.C746]^(1/3)" office:value-type="float" office:value="1.13971121183714" calcext:value-type="float">
            <text:p>1.13971121183714</text:p>
          </table:table-cell>
          <table:table-cell table:formula="of:=0.125*[.B746]-[.C746]^(1/3)" office:value-type="float" office:value="-2.07608457168016" calcext:value-type="float">
            <text:p>-2.07608457168016</text:p>
          </table:table-cell>
        </table:table-row>
        <table:table-row table:style-name="ro1">
          <table:table-cell office:value-type="float" office:value="23.28125" calcext:value-type="float">
            <text:p>23.28125</text:p>
          </table:table-cell>
          <table:table-cell table:formula="of:=5*SIN([.A747])" office:value-type="float" office:value="-4.80431583106548" calcext:value-type="float">
            <text:p>-4.80431583106548</text:p>
          </table:table-cell>
          <table:table-cell table:formula="of:=[.A747]-20" office:value-type="float" office:value="3.28125" calcext:value-type="float">
            <text:p>3.28125</text:p>
          </table:table-cell>
          <table:table-cell table:formula="of:=0.25*([.B747]^(1/5))+[.C747]^(1/3)" office:value-type="float" office:value="1.14379127228754" calcext:value-type="float">
            <text:p>1.14379127228754</text:p>
          </table:table-cell>
          <table:table-cell table:formula="of:=0.125*[.B747]-[.C747]^(1/3)" office:value-type="float" office:value="-2.08651996707397" calcext:value-type="float">
            <text:p>-2.08651996707397</text:p>
          </table:table-cell>
        </table:table-row>
        <table:table-row table:style-name="ro1">
          <table:table-cell office:value-type="float" office:value="23.3125" calcext:value-type="float">
            <text:p>23.3125</text:p>
          </table:table-cell>
          <table:table-cell table:formula="of:=5*SIN([.A748])" office:value-type="float" office:value="-4.8452480294407" calcext:value-type="float">
            <text:p>-4.8452480294407</text:p>
          </table:table-cell>
          <table:table-cell table:formula="of:=[.A748]-20" office:value-type="float" office:value="3.3125" calcext:value-type="float">
            <text:p>3.3125</text:p>
          </table:table-cell>
          <table:table-cell table:formula="of:=0.25*([.B748]^(1/5))+[.C748]^(1/3)" office:value-type="float" office:value="1.14791266828294" calcext:value-type="float">
            <text:p>1.14791266828294</text:p>
          </table:table-cell>
          <table:table-cell table:formula="of:=0.125*[.B748]-[.C748]^(1/3)" office:value-type="float" office:value="-2.09633899311601" calcext:value-type="float">
            <text:p>-2.09633899311601</text:p>
          </table:table-cell>
        </table:table-row>
        <table:table-row table:style-name="ro1">
          <table:table-cell office:value-type="float" office:value="23.34375" calcext:value-type="float">
            <text:p>23.34375</text:p>
          </table:table-cell>
          <table:table-cell table:formula="of:=5*SIN([.A749])" office:value-type="float" office:value="-4.88144892534035" calcext:value-type="float">
            <text:p>-4.88144892534035</text:p>
          </table:table-cell>
          <table:table-cell table:formula="of:=[.A749]-20" office:value-type="float" office:value="3.34375" calcext:value-type="float">
            <text:p>3.34375</text:p>
          </table:table-cell>
          <table:table-cell table:formula="of:=0.25*([.B749]^(1/5))+[.C749]^(1/3)" office:value-type="float" office:value="1.15207501379652" calcext:value-type="float">
            <text:p>1.15207501379652</text:p>
          </table:table-cell>
          <table:table-cell table:formula="of:=0.125*[.B749]-[.C749]^(1/3)" office:value-type="float" office:value="-2.10553712309777" calcext:value-type="float">
            <text:p>-2.10553712309777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table:formula="of:=5*SIN([.A750])" office:value-type="float" office:value="-4.91288316920393" calcext:value-type="float">
            <text:p>-4.91288316920393</text:p>
          </table:table-cell>
          <table:table-cell table:formula="of:=[.A750]-20" office:value-type="float" office:value="3.375" calcext:value-type="float">
            <text:p>3.375</text:p>
          </table:table-cell>
          <table:table-cell table:formula="of:=0.25*([.B750]^(1/5))+[.C750]^(1/3)" office:value-type="float" office:value="1.15627802703742" calcext:value-type="float">
            <text:p>1.15627802703742</text:p>
          </table:table-cell>
          <table:table-cell table:formula="of:=0.125*[.B750]-[.C750]^(1/3)" office:value-type="float" office:value="-2.11411039615049" calcext:value-type="float">
            <text:p>-2.11411039615049</text:p>
          </table:table-cell>
        </table:table-row>
        <table:table-row table:style-name="ro1">
          <table:table-cell office:value-type="float" office:value="23.40625" calcext:value-type="float">
            <text:p>23.40625</text:p>
          </table:table-cell>
          <table:table-cell table:formula="of:=5*SIN([.A751])" office:value-type="float" office:value="-4.93952006602575" calcext:value-type="float">
            <text:p>-4.93952006602575</text:p>
          </table:table-cell>
          <table:table-cell table:formula="of:=[.A751]-20" office:value-type="float" office:value="3.40625" calcext:value-type="float">
            <text:p>3.40625</text:p>
          </table:table-cell>
          <table:table-cell table:formula="of:=0.25*([.B751]^(1/5))+[.C751]^(1/3)" office:value-type="float" office:value="1.16052152492199" calcext:value-type="float">
            <text:p>1.16052152492199</text:p>
          </table:table-cell>
          <table:table-cell table:formula="of:=0.125*[.B751]-[.C751]^(1/3)" office:value-type="float" office:value="-2.12205542195483" calcext:value-type="float">
            <text:p>-2.12205542195483</text:p>
          </table:table-cell>
        </table:table-row>
        <table:table-row table:style-name="ro1">
          <table:table-cell office:value-type="float" office:value="23.4375" calcext:value-type="float">
            <text:p>23.4375</text:p>
          </table:table-cell>
          <table:table-cell table:formula="of:=5*SIN([.A752])" office:value-type="float" office:value="-4.9613336053281" calcext:value-type="float">
            <text:p>-4.9613336053281</text:p>
          </table:table-cell>
          <table:table-cell table:formula="of:=[.A752]-20" office:value-type="float" office:value="3.4375" calcext:value-type="float">
            <text:p>3.4375</text:p>
          </table:table-cell>
          <table:table-cell table:formula="of:=0.25*([.B752]^(1/5))+[.C752]^(1/3)" office:value-type="float" office:value="1.16480541850535" calcext:value-type="float">
            <text:p>1.16480541850535</text:p>
          </table:table-cell>
          <table:table-cell table:formula="of:=0.125*[.B752]-[.C752]^(1/3)" office:value-type="float" office:value="-2.12936938486543" calcext:value-type="float">
            <text:p>-2.12936938486543</text:p>
          </table:table-cell>
        </table:table-row>
        <table:table-row table:style-name="ro1">
          <table:table-cell office:value-type="float" office:value="23.46875" calcext:value-type="float">
            <text:p>23.46875</text:p>
          </table:table-cell>
          <table:table-cell table:formula="of:=5*SIN([.A753])" office:value-type="float" office:value="-4.97830248656003" calcext:value-type="float">
            <text:p>-4.97830248656003</text:p>
          </table:table-cell>
          <table:table-cell table:formula="of:=[.A753]-20" office:value-type="float" office:value="3.46875" calcext:value-type="float">
            <text:p>3.46875</text:p>
          </table:table-cell>
          <table:table-cell table:formula="of:=0.25*([.B753]^(1/5))+[.C753]^(1/3)" office:value-type="float" office:value="1.16912970928993" calcext:value-type="float">
            <text:p>1.16912970928993</text:p>
          </table:table-cell>
          <table:table-cell table:formula="of:=0.125*[.B753]-[.C753]^(1/3)" office:value-type="float" office:value="-2.13605004744778" calcext:value-type="float">
            <text:p>-2.1360500474477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5*SIN([.A754])" office:value-type="float" office:value="-4.99041013989698" calcext:value-type="float">
            <text:p>-4.99041013989698</text:p>
          </table:table-cell>
          <table:table-cell table:formula="of:=[.A754]-20" office:value-type="float" office:value="3.5" calcext:value-type="float">
            <text:p>3.5</text:p>
          </table:table-cell>
          <table:table-cell table:formula="of:=0.25*([.B754]^(1/5))+[.C754]^(1/3)" office:value-type="float" office:value="1.17349448634377" calcext:value-type="float">
            <text:p>1.17349448634377</text:p>
          </table:table-cell>
          <table:table-cell table:formula="of:=0.125*[.B754]-[.C754]^(1/3)" office:value-type="float" office:value="-2.14209575342495" calcext:value-type="float">
            <text:p>-2.14209575342495</text:p>
          </table:table-cell>
        </table:table-row>
        <table:table-row table:style-name="ro1">
          <table:table-cell office:value-type="float" office:value="23.53125" calcext:value-type="float">
            <text:p>23.53125</text:p>
          </table:table-cell>
          <table:table-cell table:formula="of:=5*SIN([.A755])" office:value-type="float" office:value="-4.99764474242095" calcext:value-type="float">
            <text:p>-4.99764474242095</text:p>
          </table:table-cell>
          <table:table-cell table:formula="of:=[.A755]-20" office:value-type="float" office:value="3.53125" calcext:value-type="float">
            <text:p>3.53125</text:p>
          </table:table-cell>
          <table:table-cell table:formula="of:=0.25*([.B755]^(1/5))+[.C755]^(1/3)" office:value-type="float" office:value="1.17789992417675" calcext:value-type="float">
            <text:p>1.17789992417675</text:p>
          </table:table-cell>
          <table:table-cell table:formula="of:=0.125*[.B755]-[.C755]^(1/3)" office:value-type="float" office:value="-2.14750543003257" calcext:value-type="float">
            <text:p>-2.14750543003257</text:p>
          </table:table-cell>
        </table:table-row>
        <table:table-row table:style-name="ro1">
          <table:table-cell office:value-type="float" office:value="23.5625" calcext:value-type="float">
            <text:p>23.5625</text:p>
          </table:table-cell>
          <table:table-cell table:formula="of:=5*SIN([.A756])" office:value-type="float" office:value="-4.99999922966533" calcext:value-type="float">
            <text:p>-4.99999922966533</text:p>
          </table:table-cell>
          <table:table-cell table:formula="of:=[.A756]-20" office:value-type="float" office:value="3.5625" calcext:value-type="float">
            <text:p>3.5625</text:p>
          </table:table-cell>
          <table:table-cell table:formula="of:=0.25*([.B756]^(1/5))+[.C756]^(1/3)" office:value-type="float" office:value="1.18234628133563" calcext:value-type="float">
            <text:p>1.18234628133563</text:p>
          </table:table-cell>
          <table:table-cell table:formula="of:=0.125*[.B756]-[.C756]^(1/3)" office:value-type="float" office:value="-2.15227858978057" calcext:value-type="float">
            <text:p>-2.15227858978057</text:p>
          </table:table-cell>
        </table:table-row>
        <table:table-row table:style-name="ro1">
          <table:table-cell office:value-type="float" office:value="23.59375" calcext:value-type="float">
            <text:p>23.59375</text:p>
          </table:table-cell>
          <table:table-cell table:formula="of:=5*SIN([.A757])" office:value-type="float" office:value="-4.9974713025133" calcext:value-type="float">
            <text:p>-4.9974713025133</text:p>
          </table:table-cell>
          <table:table-cell table:formula="of:=[.A757]-20" office:value-type="float" office:value="3.59375" calcext:value-type="float">
            <text:p>3.59375</text:p>
          </table:table-cell>
          <table:table-cell table:formula="of:=0.25*([.B757]^(1/5))+[.C757]^(1/3)" office:value-type="float" office:value="1.18683389969115" calcext:value-type="float">
            <text:p>1.18683389969115</text:p>
          </table:table-cell>
          <table:table-cell table:formula="of:=0.125*[.B757]-[.C757]^(1/3)" office:value-type="float" office:value="-2.15641533162127" calcext:value-type="float">
            <text:p>-2.15641533162127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table:formula="of:=5*SIN([.A758])" office:value-type="float" office:value="-4.99006342944282" calcext:value-type="float">
            <text:p>-4.99006342944282</text:p>
          </table:table-cell>
          <table:table-cell table:formula="of:=[.A758]-20" office:value-type="float" office:value="3.625" calcext:value-type="float">
            <text:p>3.625</text:p>
          </table:table-cell>
          <table:table-cell table:formula="of:=0.25*([.B758]^(1/5))+[.C758]^(1/3)" office:value-type="float" office:value="1.19136320440163" calcext:value-type="float">
            <text:p>1.19136320440163</text:p>
          </table:table-cell>
          <table:table-cell table:formula="of:=0.125*[.B758]-[.C758]^(1/3)" office:value-type="float" office:value="-2.15991634152328" calcext:value-type="float">
            <text:p>-2.15991634152328</text:p>
          </table:table-cell>
        </table:table-row>
        <table:table-row table:style-name="ro1">
          <table:table-cell office:value-type="float" office:value="23.65625" calcext:value-type="float">
            <text:p>23.65625</text:p>
          </table:table-cell>
          <table:table-cell table:formula="of:=5*SIN([.A759])" office:value-type="float" office:value="-4.97778284411622" calcext:value-type="float">
            <text:p>-4.97778284411622</text:p>
          </table:table-cell>
          <table:table-cell table:formula="of:=[.A759]-20" office:value-type="float" office:value="3.65625" calcext:value-type="float">
            <text:p>3.65625</text:p>
          </table:table-cell>
          <table:table-cell table:formula="of:=0.25*([.B759]^(1/5))+[.C759]^(1/3)" office:value-type="float" office:value="1.19593470454857" calcext:value-type="float">
            <text:p>1.19593470454857</text:p>
          </table:table-cell>
          <table:table-cell table:formula="of:=0.125*[.B759]-[.C759]^(1/3)" office:value-type="float" office:value="-2.16278289245179" calcext:value-type="float">
            <text:p>-2.16278289245179</text:p>
          </table:table-cell>
        </table:table-row>
        <table:table-row table:style-name="ro1">
          <table:table-cell office:value-type="float" office:value="23.6875" calcext:value-type="float">
            <text:p>23.6875</text:p>
          </table:table-cell>
          <table:table-cell table:formula="of:=5*SIN([.A760])" office:value-type="float" office:value="-4.96064153831667" calcext:value-type="float">
            <text:p>-4.96064153831667</text:p>
          </table:table-cell>
          <table:table-cell table:formula="of:=[.A760]-20" office:value-type="float" office:value="3.6875" calcext:value-type="float">
            <text:p>3.6875</text:p>
          </table:table-cell>
          <table:table-cell table:formula="of:=0.25*([.B760]^(1/5))+[.C760]^(1/3)" office:value-type="float" office:value="1.20054899445039" calcext:value-type="float">
            <text:p>1.20054899445039</text:p>
          </table:table-cell>
          <table:table-cell table:formula="of:=0.125*[.B760]-[.C760]^(1/3)" office:value-type="float" office:value="-2.165016843756" calcext:value-type="float">
            <text:p>-2.165016843756</text:p>
          </table:table-cell>
        </table:table-row>
        <table:table-row table:style-name="ro1">
          <table:table-cell office:value-type="float" office:value="23.71875" calcext:value-type="float">
            <text:p>23.71875</text:p>
          </table:table-cell>
          <table:table-cell table:formula="of:=5*SIN([.A761])" office:value-type="float" office:value="-4.9386562502384" calcext:value-type="float">
            <text:p>-4.9386562502384</text:p>
          </table:table-cell>
          <table:table-cell table:formula="of:=[.A761]-20" office:value-type="float" office:value="3.71875" calcext:value-type="float">
            <text:p>3.71875</text:p>
          </table:table-cell>
          <table:table-cell table:formula="of:=0.25*([.B761]^(1/5))+[.C761]^(1/3)" office:value-type="float" office:value="1.20520675567122" calcext:value-type="float">
            <text:p>1.20520675567122</text:p>
          </table:table-cell>
          <table:table-cell table:formula="of:=0.125*[.B761]-[.C761]^(1/3)" office:value-type="float" office:value="-2.16662063996508" calcext:value-type="float">
            <text:p>-2.16662063996508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table:formula="of:=5*SIN([.A762])" office:value-type="float" office:value="-4.91184844814212" calcext:value-type="float">
            <text:p>-4.91184844814212</text:p>
          </table:table-cell>
          <table:table-cell table:formula="of:=[.A762]-20" office:value-type="float" office:value="3.75" calcext:value-type="float">
            <text:p>3.75</text:p>
          </table:table-cell>
          <table:table-cell table:formula="of:=0.25*([.B762]^(1/5))+[.C762]^(1/3)" office:value-type="float" office:value="1.20990875975339" calcext:value-type="float">
            <text:p>1.20990875975339</text:p>
          </table:table-cell>
          <table:table-cell table:formula="of:=0.125*[.B762]-[.C762]^(1/3)" office:value-type="float" office:value="-2.16759730899469" calcext:value-type="float">
            <text:p>-2.16759730899469</text:p>
          </table:table-cell>
        </table:table-row>
        <table:table-row table:style-name="ro1">
          <table:table-cell office:value-type="float" office:value="23.78125" calcext:value-type="float">
            <text:p>23.78125</text:p>
          </table:table-cell>
          <table:table-cell table:formula="of:=5*SIN([.A763])" office:value-type="float" office:value="-4.88024430939163" calcext:value-type="float">
            <text:p>-4.88024430939163</text:p>
          </table:table-cell>
          <table:table-cell table:formula="of:=[.A763]-20" office:value-type="float" office:value="3.78125" calcext:value-type="float">
            <text:p>3.78125</text:p>
          </table:table-cell>
          <table:table-cell table:formula="of:=0.25*([.B763]^(1/5))+[.C763]^(1/3)" office:value-type="float" office:value="1.21465587171405" calcext:value-type="float">
            <text:p>1.21465587171405</text:p>
          </table:table-cell>
          <table:table-cell table:formula="of:=0.125*[.B763]-[.C763]^(1/3)" office:value-type="float" office:value="-2.16795045976639" calcext:value-type="float">
            <text:p>-2.16795045976639</text:p>
          </table:table-cell>
        </table:table-row>
        <table:table-row table:style-name="ro1">
          <table:table-cell office:value-type="float" office:value="23.8125" calcext:value-type="float">
            <text:p>23.8125</text:p>
          </table:table-cell>
          <table:table-cell table:formula="of:=5*SIN([.A764])" office:value-type="float" office:value="-4.84387469489209" calcext:value-type="float">
            <text:p>-4.84387469489209</text:p>
          </table:table-cell>
          <table:table-cell table:formula="of:=[.A764]-20" office:value-type="float" office:value="3.8125" calcext:value-type="float">
            <text:p>3.8125</text:p>
          </table:table-cell>
          <table:table-cell table:formula="of:=0.25*([.B764]^(1/5))+[.C764]^(1/3)" office:value-type="float" office:value="1.2194490543598" calcext:value-type="float">
            <text:p>1.2194490543598</text:p>
          </table:table-cell>
          <table:table-cell table:formula="of:=0.125*[.B764]-[.C764]^(1/3)" office:value-type="float" office:value="-2.16768427924307" calcext:value-type="float">
            <text:p>-2.16768427924307</text:p>
          </table:table-cell>
        </table:table-row>
        <table:table-row table:style-name="ro1">
          <table:table-cell office:value-type="float" office:value="23.84375" calcext:value-type="float">
            <text:p>23.84375</text:p>
          </table:table-cell>
          <table:table-cell table:formula="of:=5*SIN([.A765])" office:value-type="float" office:value="-4.80277511895488" calcext:value-type="float">
            <text:p>-4.80277511895488</text:p>
          </table:table-cell>
          <table:table-cell table:formula="of:=[.A765]-20" office:value-type="float" office:value="3.84375" calcext:value-type="float">
            <text:p>3.84375</text:p>
          </table:table-cell>
          <table:table-cell table:formula="of:=0.25*([.B765]^(1/5))+[.C765]^(1/3)" office:value-type="float" office:value="1.22428937348805" calcext:value-type="float">
            <text:p>1.22428937348805</text:p>
          </table:table-cell>
          <table:table-cell table:formula="of:=0.125*[.B765]-[.C765]^(1/3)" office:value-type="float" office:value="-2.16680352888393" calcext:value-type="float">
            <text:p>-2.16680352888393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table:formula="of:=5*SIN([.A766])" office:value-type="float" office:value="-4.7569857146184" calcext:value-type="float">
            <text:p>-4.7569857146184</text:p>
          </table:table-cell>
          <table:table-cell table:formula="of:=[.A766]-20" office:value-type="float" office:value="3.875" calcext:value-type="float">
            <text:p>3.875</text:p>
          </table:table-cell>
          <table:table-cell table:formula="of:=0.25*([.B766]^(1/5))+[.C766]^(1/3)" office:value-type="float" office:value="1.22917800406059" calcext:value-type="float">
            <text:p>1.22917800406059</text:p>
          </table:table-cell>
          <table:table-cell table:formula="of:=0.125*[.B766]-[.C766]^(1/3)" office:value-type="float" office:value="-2.165313540523" calcext:value-type="float">
            <text:p>-2.165313540523</text:p>
          </table:table-cell>
        </table:table-row>
        <table:table-row table:style-name="ro1">
          <table:table-cell office:value-type="float" office:value="23.90625" calcext:value-type="float">
            <text:p>23.90625</text:p>
          </table:table-cell>
          <table:table-cell table:formula="of:=5*SIN([.A767])" office:value-type="float" office:value="-4.70655119445894" calcext:value-type="float">
            <text:p>-4.70655119445894</text:p>
          </table:table-cell>
          <table:table-cell table:formula="of:=[.A767]-20" office:value-type="float" office:value="3.90625" calcext:value-type="float">
            <text:p>3.90625</text:p>
          </table:table-cell>
          <table:table-cell table:formula="of:=0.25*([.B767]^(1/5))+[.C767]^(1/3)" office:value-type="float" office:value="1.23411623745436" calcext:value-type="float">
            <text:p>1.23411623745436</text:p>
          </table:table-cell>
          <table:table-cell table:formula="of:=0.125*[.B767]-[.C767]^(1/3)" office:value-type="float" office:value="-2.16322021167596" calcext:value-type="float">
            <text:p>-2.16322021167596</text:p>
          </table:table-cell>
        </table:table-row>
        <table:table-row table:style-name="ro1">
          <table:table-cell office:value-type="float" office:value="23.9375" calcext:value-type="float">
            <text:p>23.9375</text:p>
          </table:table-cell>
          <table:table-cell table:formula="of:=5*SIN([.A768])" office:value-type="float" office:value="-4.65152080692956" calcext:value-type="float">
            <text:p>-4.65152080692956</text:p>
          </table:table-cell>
          <table:table-cell table:formula="of:=[.A768]-20" office:value-type="float" office:value="3.9375" calcext:value-type="float">
            <text:p>3.9375</text:p>
          </table:table-cell>
          <table:table-cell table:formula="of:=0.25*([.B768]^(1/5))+[.C768]^(1/3)" office:value-type="float" office:value="1.23910548991697" calcext:value-type="float">
            <text:p>1.23910548991697</text:p>
          </table:table-cell>
          <table:table-cell table:formula="of:=0.125*[.B768]-[.C768]^(1/3)" office:value-type="float" office:value="-2.16053000028029" calcext:value-type="float">
            <text:p>-2.16053000028029</text:p>
          </table:table-cell>
        </table:table-row>
        <table:table-row table:style-name="ro1">
          <table:table-cell office:value-type="float" office:value="23.96875" calcext:value-type="float">
            <text:p>23.96875</text:p>
          </table:table-cell>
          <table:table-cell table:formula="of:=5*SIN([.A769])" office:value-type="float" office:value="-4.59194828826978" calcext:value-type="float">
            <text:p>-4.59194828826978</text:p>
          </table:table-cell>
          <table:table-cell table:formula="of:=[.A769]-20" office:value-type="float" office:value="3.96875" calcext:value-type="float">
            <text:p>3.96875</text:p>
          </table:table-cell>
          <table:table-cell table:formula="of:=0.25*([.B769]^(1/5))+[.C769]^(1/3)" office:value-type="float" office:value="1.24414731238162" calcext:value-type="float">
            <text:p>1.24414731238162</text:p>
          </table:table-cell>
          <table:table-cell table:formula="of:=0.125*[.B769]-[.C769]^(1/3)" office:value-type="float" office:value="-2.15724991887445" calcext:value-type="float">
            <text:p>-2.157249918874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*SIN([.A770])" office:value-type="float" office:value="-4.52789181003312" calcext:value-type="float">
            <text:p>-4.52789181003312</text:p>
          </table:table-cell>
          <table:table-cell table:formula="of:=[.A770]-20" office:value-type="float" office:value="4" calcext:value-type="float">
            <text:p>4</text:p>
          </table:table-cell>
          <table:table-cell table:formula="of:=0.25*([.B770]^(1/5))+[.C770]^(1/3)" office:value-type="float" office:value="1.24924340182778" calcext:value-type="float">
            <text:p>1.24924340182778</text:p>
          </table:table-cell>
          <table:table-cell table:formula="of:=0.125*[.B770]-[.C770]^(1/3)" office:value-type="float" office:value="-2.15338752822234" calcext:value-type="float">
            <text:p>-2.15338752822234</text:p>
          </table:table-cell>
        </table:table-row>
        <table:table-row table:style-name="ro1">
          <table:table-cell office:value-type="float" office:value="24.03125" calcext:value-type="float">
            <text:p>24.03125</text:p>
          </table:table-cell>
          <table:table-cell table:formula="of:=5*SIN([.A771])" office:value-type="float" office:value="-4.45941392228352" calcext:value-type="float">
            <text:p>-4.45941392228352</text:p>
          </table:table-cell>
          <table:table-cell table:formula="of:=[.A771]-20" office:value-type="float" office:value="4.03125" calcext:value-type="float">
            <text:p>4.03125</text:p>
          </table:table-cell>
          <table:table-cell table:formula="of:=0.25*([.B771]^(1/5))+[.C771]^(1/3)" office:value-type="float" office:value="1.25439561441282" calcext:value-type="float">
            <text:p>1.25439561441282</text:p>
          </table:table-cell>
          <table:table-cell table:formula="of:=0.125*[.B771]-[.C771]^(1/3)" office:value-type="float" office:value="-2.14895093038966" calcext:value-type="float">
            <text:p>-2.14895093038966</text:p>
          </table:table-cell>
        </table:table-row>
        <table:table-row table:style-name="ro1">
          <table:table-cell office:value-type="float" office:value="24.0625" calcext:value-type="float">
            <text:p>24.0625</text:p>
          </table:table-cell>
          <table:table-cell table:formula="of:=5*SIN([.A772])" office:value-type="float" office:value="-4.38658149251629" calcext:value-type="float">
            <text:p>-4.38658149251629</text:p>
          </table:table-cell>
          <table:table-cell table:formula="of:=[.A772]-20" office:value-type="float" office:value="4.0625" calcext:value-type="float">
            <text:p>4.0625</text:p>
          </table:table-cell>
          <table:table-cell table:formula="of:=0.25*([.B772]^(1/5))+[.C772]^(1/3)" office:value-type="float" office:value="1.25960598064644" calcext:value-type="float">
            <text:p>1.25960598064644</text:p>
          </table:table-cell>
          <table:table-cell table:formula="of:=0.125*[.B772]-[.C772]^(1/3)" office:value-type="float" office:value="-2.14394876127951" calcext:value-type="float">
            <text:p>-2.14394876127951</text:p>
          </table:table-cell>
        </table:table-row>
        <table:table-row table:style-name="ro1">
          <table:table-cell office:value-type="float" office:value="24.09375" calcext:value-type="float">
            <text:p>24.09375</text:p>
          </table:table-cell>
          <table:table-cell table:formula="of:=5*SIN([.A773])" office:value-type="float" office:value="-4.30946564036309" calcext:value-type="float">
            <text:p>-4.30946564036309</text:p>
          </table:table-cell>
          <table:table-cell table:formula="of:=[.A773]-20" office:value-type="float" office:value="4.09375" calcext:value-type="float">
            <text:p>4.09375</text:p>
          </table:table-cell>
          <table:table-cell table:formula="of:=0.25*([.B773]^(1/5))+[.C773]^(1/3)" office:value-type="float" office:value="1.26487672293723" calcext:value-type="float">
            <text:p>1.26487672293723</text:p>
          </table:table-cell>
          <table:table-cell table:formula="of:=0.125*[.B773]-[.C773]^(1/3)" office:value-type="float" office:value="-2.13839018263483" calcext:value-type="float">
            <text:p>-2.13839018263483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table:formula="of:=5*SIN([.A774])" office:value-type="float" office:value="-4.22814166814489" calcext:value-type="float">
            <text:p>-4.22814166814489</text:p>
          </table:table-cell>
          <table:table-cell table:formula="of:=[.A774]-20" office:value-type="float" office:value="4.125" calcext:value-type="float">
            <text:p>4.125</text:p>
          </table:table-cell>
          <table:table-cell table:formula="of:=0.25*([.B774]^(1/5))+[.C774]^(1/3)" office:value-type="float" office:value="1.27021027591115" calcext:value-type="float">
            <text:p>1.27021027591115</text:p>
          </table:table-cell>
          <table:table-cell table:formula="of:=0.125*[.B774]-[.C774]^(1/3)" office:value-type="float" office:value="-2.13228487351602" calcext:value-type="float">
            <text:p>-2.13228487351602</text:p>
          </table:table-cell>
        </table:table-row>
        <table:table-row table:style-name="ro1">
          <table:table-cell office:value-type="float" office:value="24.15625" calcext:value-type="float">
            <text:p>24.15625</text:p>
          </table:table-cell>
          <table:table-cell table:formula="of:=5*SIN([.A775])" office:value-type="float" office:value="-4.14268898734047" calcext:value-type="float">
            <text:p>-4.14268898734047</text:p>
          </table:table-cell>
          <table:table-cell table:formula="of:=[.A775]-20" office:value-type="float" office:value="4.15625" calcext:value-type="float">
            <text:p>4.15625</text:p>
          </table:table-cell>
          <table:table-cell table:formula="of:=0.25*([.B775]^(1/5))+[.C775]^(1/3)" office:value-type="float" office:value="1.27560930998951" calcext:value-type="float">
            <text:p>1.27560930998951</text:p>
          </table:table-cell>
          <table:table-cell table:formula="of:=0.125*[.B775]-[.C775]^(1/3)" office:value-type="float" office:value="-2.12564302126246" calcext:value-type="float">
            <text:p>-2.12564302126246</text:p>
          </table:table-cell>
        </table:table-row>
        <table:table-row table:style-name="ro1">
          <table:table-cell office:value-type="float" office:value="24.1875" calcext:value-type="float">
            <text:p>24.1875</text:p>
          </table:table-cell>
          <table:table-cell table:formula="of:=5*SIN([.A776])" office:value-type="float" office:value="-4.05319104104246" calcext:value-type="float">
            <text:p>-4.05319104104246</text:p>
          </table:table-cell>
          <table:table-cell table:formula="of:=[.A776]-20" office:value-type="float" office:value="4.1875" calcext:value-type="float">
            <text:p>4.1875</text:p>
          </table:table-cell>
          <table:table-cell table:formula="of:=0.25*([.B776]^(1/5))+[.C776]^(1/3)" office:value-type="float" office:value="1.28107675882356" calcext:value-type="float">
            <text:p>1.28107675882356</text:p>
          </table:table-cell>
          <table:table-cell table:formula="of:=0.125*[.B776]-[.C776]^(1/3)" office:value-type="float" office:value="-2.11847531194704" calcext:value-type="float">
            <text:p>-2.11847531194704</text:p>
          </table:table-cell>
        </table:table-row>
        <table:table-row table:style-name="ro1">
          <table:table-cell office:value-type="float" office:value="24.21875" calcext:value-type="float">
            <text:p>24.21875</text:p>
          </table:table-cell>
          <table:table-cell table:formula="of:=5*SIN([.A777])" office:value-type="float" office:value="-3.95973522247664" calcext:value-type="float">
            <text:p>-3.95973522247664</text:p>
          </table:table-cell>
          <table:table-cell table:formula="of:=[.A777]-20" office:value-type="float" office:value="4.21875" calcext:value-type="float">
            <text:p>4.21875</text:p>
          </table:table-cell>
          <table:table-cell table:formula="of:=0.25*([.B777]^(1/5))+[.C777]^(1/3)" office:value-type="float" office:value="1.28661585132089" calcext:value-type="float">
            <text:p>1.28661585132089</text:p>
          </table:table-cell>
          <table:table-cell table:formula="of:=0.125*[.B777]-[.C777]^(1/3)" office:value-type="float" office:value="-2.11079292033349" calcext:value-type="float">
            <text:p>-2.11079292033349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table:formula="of:=5*SIN([.A778])" office:value-type="float" office:value="-3.86241278966385" calcext:value-type="float">
            <text:p>-3.86241278966385</text:p>
          </table:table-cell>
          <table:table-cell table:formula="of:=[.A778]-20" office:value-type="float" office:value="4.25" calcext:value-type="float">
            <text:p>4.25</text:p>
          </table:table-cell>
          <table:table-cell table:formula="of:=0.25*([.B778]^(1/5))+[.C778]^(1/3)" office:value-type="float" office:value="1.29223014917433" calcext:value-type="float">
            <text:p>1.29223014917433</text:p>
          </table:table-cell>
          <table:table-cell table:formula="of:=0.125*[.B778]-[.C778]^(1/3)" office:value-type="float" office:value="-2.10260749934672" calcext:value-type="float">
            <text:p>-2.10260749934672</text:p>
          </table:table-cell>
        </table:table-row>
        <table:table-row table:style-name="ro1">
          <table:table-cell office:value-type="float" office:value="24.28125" calcext:value-type="float">
            <text:p>24.28125</text:p>
          </table:table-cell>
          <table:table-cell table:formula="of:=5*SIN([.A779])" office:value-type="float" office:value="-3.76131877630816" calcext:value-type="float">
            <text:p>-3.76131877630816</text:p>
          </table:table-cell>
          <table:table-cell table:formula="of:=[.A779]-20" office:value-type="float" office:value="4.28125" calcext:value-type="float">
            <text:p>4.28125</text:p>
          </table:table-cell>
          <table:table-cell table:formula="of:=0.25*([.B779]^(1/5))+[.C779]^(1/3)" office:value-type="float" office:value="1.29792359102791" calcext:value-type="float">
            <text:p>1.29792359102791</text:p>
          </table:table-cell>
          <table:table-cell table:formula="of:=0.125*[.B779]-[.C779]^(1/3)" office:value-type="float" office:value="-2.09393116906659" calcext:value-type="float">
            <text:p>-2.09393116906659</text:p>
          </table:table-cell>
        </table:table-row>
        <table:table-row table:style-name="ro1">
          <table:table-cell office:value-type="float" office:value="24.3125" calcext:value-type="float">
            <text:p>24.3125</text:p>
          </table:table-cell>
          <table:table-cell table:formula="of:=5*SIN([.A780])" office:value-type="float" office:value="-3.65655189899801" calcext:value-type="float">
            <text:p>-3.65655189899801</text:p>
          </table:table-cell>
          <table:table-cell table:formula="of:=[.A780]-20" office:value-type="float" office:value="4.3125" calcext:value-type="float">
            <text:p>4.3125</text:p>
          </table:table-cell>
          <table:table-cell table:formula="of:=0.25*([.B780]^(1/5))+[.C780]^(1/3)" office:value-type="float" office:value="1.30370054470417" calcext:value-type="float">
            <text:p>1.30370054470417</text:p>
          </table:table-cell>
          <table:table-cell table:formula="of:=0.125*[.B780]-[.C780]^(1/3)" office:value-type="float" office:value="-2.08477650525636" calcext:value-type="float">
            <text:p>-2.08477650525636</text:p>
          </table:table-cell>
        </table:table-row>
        <table:table-row table:style-name="ro1">
          <table:table-cell office:value-type="float" office:value="24.34375" calcext:value-type="float">
            <text:p>24.34375</text:p>
          </table:table-cell>
          <table:table-cell table:formula="of:=5*SIN([.A781])" office:value-type="float" office:value="-3.54821446081116" calcext:value-type="float">
            <text:p>-3.54821446081116</text:p>
          </table:table-cell>
          <table:table-cell table:formula="of:=[.A781]-20" office:value-type="float" office:value="4.34375" calcext:value-type="float">
            <text:p>4.34375</text:p>
          </table:table-cell>
          <table:table-cell table:formula="of:=0.25*([.B781]^(1/5))+[.C781]^(1/3)" office:value-type="float" office:value="1.30956586929367" calcext:value-type="float">
            <text:p>1.30956586929367</text:p>
          </table:table-cell>
          <table:table-cell table:formula="of:=0.125*[.B781]-[.C781]^(1/3)" office:value-type="float" office:value="-2.07515652743733" calcext:value-type="float">
            <text:p>-2.07515652743733</text:p>
          </table:table-cell>
        </table:table-row>
        <table:table-row table:style-name="ro1">
          <table:table-cell office:value-type="float" office:value="24.375" calcext:value-type="float">
            <text:p>24.375</text:p>
          </table:table-cell>
          <table:table-cell table:formula="of:=5*SIN([.A782])" office:value-type="float" office:value="-3.43641225141751" calcext:value-type="float">
            <text:p>-3.43641225141751</text:p>
          </table:table-cell>
          <table:table-cell table:formula="of:=[.A782]-20" office:value-type="float" office:value="4.375" calcext:value-type="float">
            <text:p>4.375</text:p>
          </table:table-cell>
          <table:table-cell table:formula="of:=0.25*([.B782]^(1/5))+[.C782]^(1/3)" office:value-type="float" office:value="1.31552498940244" calcext:value-type="float">
            <text:p>1.31552498940244</text:p>
          </table:table-cell>
          <table:table-cell table:formula="of:=0.125*[.B782]-[.C782]^(1/3)" office:value-type="float" office:value="-2.06508468652148" calcext:value-type="float">
            <text:p>-2.06508468652148</text:p>
          </table:table-cell>
        </table:table-row>
        <table:table-row table:style-name="ro1">
          <table:table-cell office:value-type="float" office:value="24.40625" calcext:value-type="float">
            <text:p>24.40625</text:p>
          </table:table-cell>
          <table:table-cell table:formula="of:=5*SIN([.A783])" office:value-type="float" office:value="-3.32125444377719" calcext:value-type="float">
            <text:p>-3.32125444377719</text:p>
          </table:table-cell>
          <table:table-cell table:formula="of:=[.A783]-20" office:value-type="float" office:value="4.40625" calcext:value-type="float">
            <text:p>4.40625</text:p>
          </table:table-cell>
          <table:table-cell table:formula="of:=0.25*([.B783]^(1/5))+[.C783]^(1/3)" office:value-type="float" office:value="1.32158398451027" calcext:value-type="float">
            <text:p>1.32158398451027</text:p>
          </table:table-cell>
          <table:table-cell table:formula="of:=0.125*[.B783]-[.C783]^(1/3)" office:value-type="float" office:value="-2.05457485201458" calcext:value-type="float">
            <text:p>-2.05457485201458</text:p>
          </table:table-cell>
        </table:table-row>
        <table:table-row table:style-name="ro1">
          <table:table-cell office:value-type="float" office:value="24.4375" calcext:value-type="float">
            <text:p>24.4375</text:p>
          </table:table-cell>
          <table:table-cell table:formula="of:=5*SIN([.A784])" office:value-type="float" office:value="-3.20285348753513" calcext:value-type="float">
            <text:p>-3.20285348753513</text:p>
          </table:table-cell>
          <table:table-cell table:formula="of:=[.A784]-20" office:value-type="float" office:value="4.4375" calcext:value-type="float">
            <text:p>4.4375</text:p>
          </table:table-cell>
          <table:table-cell table:formula="of:=0.25*([.B784]^(1/5))+[.C784]^(1/3)" office:value-type="float" office:value="1.32774969727447" calcext:value-type="float">
            <text:p>1.32774969727447</text:p>
          </table:table-cell>
          <table:table-cell table:formula="of:=0.125*[.B784]-[.C784]^(1/3)" office:value-type="float" office:value="-2.0436412988025" calcext:value-type="float">
            <text:p>-2.0436412988025</text:p>
          </table:table-cell>
        </table:table-row>
        <table:table-row table:style-name="ro1">
          <table:table-cell office:value-type="float" office:value="24.46875" calcext:value-type="float">
            <text:p>24.46875</text:p>
          </table:table-cell>
          <table:table-cell table:formula="of:=5*SIN([.A785])" office:value-type="float" office:value="-3.08132499921578" calcext:value-type="float">
            <text:p>-3.08132499921578</text:p>
          </table:table-cell>
          <table:table-cell table:formula="of:=[.A785]-20" office:value-type="float" office:value="4.46875" calcext:value-type="float">
            <text:p>4.46875</text:p>
          </table:table-cell>
          <table:table-cell table:formula="of:=0.25*([.B785]^(1/5))+[.C785]^(1/3)" office:value-type="float" office:value="1.33402986581059" calcext:value-type="float">
            <text:p>1.33402986581059</text:p>
          </table:table-cell>
          <table:table-cell table:formula="of:=0.125*[.B785]-[.C785]^(1/3)" office:value-type="float" office:value="-2.03229869353394" calcext:value-type="float">
            <text:p>-2.0322986935339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5*SIN([.A786])" office:value-type="float" office:value="-2.95678764932562" calcext:value-type="float">
            <text:p>-2.95678764932562</text:p>
          </table:table-cell>
          <table:table-cell table:formula="of:=[.A786]-20" office:value-type="float" office:value="4.5" calcext:value-type="float">
            <text:p>4.5</text:p>
          </table:table-cell>
          <table:table-cell table:formula="of:=0.25*([.B786]^(1/5))+[.C786]^(1/3)" office:value-type="float" office:value="1.34043328662725" calcext:value-type="float">
            <text:p>1.34043328662725</text:p>
          </table:table-cell>
          <table:table-cell table:formula="of:=0.125*[.B786]-[.C786]^(1/3)" office:value-type="float" office:value="-2.02056208061302" calcext:value-type="float">
            <text:p>-2.02056208061302</text:p>
          </table:table-cell>
        </table:table-row>
        <table:table-row table:style-name="ro1">
          <table:table-cell office:value-type="float" office:value="24.53125" calcext:value-type="float">
            <text:p>24.53125</text:p>
          </table:table-cell>
          <table:table-cell table:formula="of:=5*SIN([.A787])" office:value-type="float" office:value="-2.82936304647339" calcext:value-type="float">
            <text:p>-2.82936304647339</text:p>
          </table:table-cell>
          <table:table-cell table:formula="of:=[.A787]-20" office:value-type="float" office:value="4.53125" calcext:value-type="float">
            <text:p>4.53125</text:p>
          </table:table-cell>
          <table:table-cell table:formula="of:=0.25*([.B787]^(1/5))+[.C787]^(1/3)" office:value-type="float" office:value="1.34697001718617" calcext:value-type="float">
            <text:p>1.34697001718617</text:p>
          </table:table-cell>
          <table:table-cell table:formula="of:=0.125*[.B787]-[.C787]^(1/3)" office:value-type="float" office:value="-2.00844686781573" calcext:value-type="float">
            <text:p>-2.00844686781573</text:p>
          </table:table-cell>
        </table:table-row>
        <table:table-row table:style-name="ro1">
          <table:table-cell office:value-type="float" office:value="24.5625" calcext:value-type="float">
            <text:p>24.5625</text:p>
          </table:table-cell>
          <table:table-cell table:formula="of:=5*SIN([.A788])" office:value-type="float" office:value="-2.69917561862134" calcext:value-type="float">
            <text:p>-2.69917561862134</text:p>
          </table:table-cell>
          <table:table-cell table:formula="of:=[.A788]-20" office:value-type="float" office:value="4.5625" calcext:value-type="float">
            <text:p>4.5625</text:p>
          </table:table-cell>
          <table:table-cell table:formula="of:=0.25*([.B788]^(1/5))+[.C788]^(1/3)" office:value-type="float" office:value="1.3536516303034" calcext:value-type="float">
            <text:p>1.3536516303034</text:p>
          </table:table-cell>
          <table:table-cell table:formula="of:=0.125*[.B788]-[.C788]^(1/3)" office:value-type="float" office:value="-1.99596881154454" calcext:value-type="float">
            <text:p>-1.99596881154454</text:p>
          </table:table-cell>
        </table:table-row>
        <table:table-row table:style-name="ro1">
          <table:table-cell office:value-type="float" office:value="24.59375" calcext:value-type="float">
            <text:p>24.59375</text:p>
          </table:table-cell>
          <table:table-cell table:formula="of:=5*SIN([.A789])" office:value-type="float" office:value="-2.56635249158346" calcext:value-type="float">
            <text:p>-2.56635249158346</text:p>
          </table:table-cell>
          <table:table-cell table:formula="of:=[.A789]-20" office:value-type="float" office:value="4.59375" calcext:value-type="float">
            <text:p>4.59375</text:p>
          </table:table-cell>
          <table:table-cell table:formula="of:=0.25*([.B789]^(1/5))+[.C789]^(1/3)" office:value-type="float" office:value="1.3604915372752" calcext:value-type="float">
            <text:p>1.3604915372752</text:p>
          </table:table-cell>
          <table:table-cell table:formula="of:=0.125*[.B789]-[.C789]^(1/3)" office:value-type="float" office:value="-1.98314400173568" calcext:value-type="float">
            <text:p>-1.98314400173568</text:p>
          </table:table-cell>
        </table:table-row>
        <table:table-row table:style-name="ro1">
          <table:table-cell office:value-type="float" office:value="24.625" calcext:value-type="float">
            <text:p>24.625</text:p>
          </table:table-cell>
          <table:table-cell table:formula="of:=5*SIN([.A790])" office:value-type="float" office:value="-2.43102336488924" calcext:value-type="float">
            <text:p>-2.43102336488924</text:p>
          </table:table-cell>
          <table:table-cell table:formula="of:=[.A790]-20" office:value-type="float" office:value="4.625" calcext:value-type="float">
            <text:p>4.625</text:p>
          </table:table-cell>
          <table:table-cell table:formula="of:=0.25*([.B790]^(1/5))+[.C790]^(1/3)" office:value-type="float" office:value="1.36750540344565" calcext:value-type="float">
            <text:p>1.36750540344565</text:p>
          </table:table-cell>
          <table:table-cell table:formula="of:=0.125*[.B790]-[.C790]^(1/3)" office:value-type="float" office:value="-1.96998884643413" calcext:value-type="float">
            <text:p>-1.96998884643413</text:p>
          </table:table-cell>
        </table:table-row>
        <table:table-row table:style-name="ro1">
          <table:table-cell office:value-type="float" office:value="24.65625" calcext:value-type="float">
            <text:p>24.65625</text:p>
          </table:table-cell>
          <table:table-cell table:formula="of:=5*SIN([.A791])" office:value-type="float" office:value="-2.29332038513434" calcext:value-type="float">
            <text:p>-2.29332038513434</text:p>
          </table:table-cell>
          <table:table-cell table:formula="of:=[.A791]-20" office:value-type="float" office:value="4.65625" calcext:value-type="float">
            <text:p>4.65625</text:p>
          </table:table-cell>
          <table:table-cell table:formula="of:=0.25*([.B791]^(1/5))+[.C791]^(1/3)" office:value-type="float" office:value="1.37471169014106" calcext:value-type="float">
            <text:p>1.37471169014106</text:p>
          </table:table-cell>
          <table:table-cell table:formula="of:=0.125*[.B791]-[.C791]^(1/3)" office:value-type="float" office:value="-1.95652005605164" calcext:value-type="float">
            <text:p>-1.95652005605164</text:p>
          </table:table-cell>
        </table:table-row>
        <table:table-row table:style-name="ro1">
          <table:table-cell office:value-type="float" office:value="24.6875" calcext:value-type="float">
            <text:p>24.6875</text:p>
          </table:table-cell>
          <table:table-cell table:formula="of:=5*SIN([.A792])" office:value-type="float" office:value="-2.15337801694163" calcext:value-type="float">
            <text:p>-2.15337801694163</text:p>
          </table:table-cell>
          <table:table-cell table:formula="of:=[.A792]-20" office:value-type="float" office:value="4.6875" calcext:value-type="float">
            <text:p>4.6875</text:p>
          </table:table-cell>
          <table:table-cell table:formula="of:=0.25*([.B792]^(1/5))+[.C792]^(1/3)" office:value-type="float" office:value="1.38213237248525" calcext:value-type="float">
            <text:p>1.38213237248525</text:p>
          </table:table-cell>
          <table:table-cell table:formula="of:=0.125*[.B792]-[.C792]^(1/3)" office:value-type="float" office:value="-1.94275462732313" calcext:value-type="float">
            <text:p>-1.94275462732313</text:p>
          </table:table-cell>
        </table:table-row>
        <table:table-row table:style-name="ro1">
          <table:table-cell office:value-type="float" office:value="24.71875" calcext:value-type="float">
            <text:p>24.71875</text:p>
          </table:table-cell>
          <table:table-cell table:formula="of:=5*SIN([.A793])" office:value-type="float" office:value="-2.01133291165878" calcext:value-type="float">
            <text:p>-2.01133291165878</text:p>
          </table:table-cell>
          <table:table-cell table:formula="of:=[.A793]-20" office:value-type="float" office:value="4.71875" calcext:value-type="float">
            <text:p>4.71875</text:p>
          </table:table-cell>
          <table:table-cell table:formula="of:=0.25*([.B793]^(1/5))+[.C793]^(1/3)" office:value-type="float" office:value="1.38979390701317" calcext:value-type="float">
            <text:p>1.38979390701317</text:p>
          </table:table-cell>
          <table:table-cell table:formula="of:=0.125*[.B793]-[.C793]^(1/3)" office:value-type="float" office:value="-1.92870982697762" calcext:value-type="float">
            <text:p>-1.92870982697762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table:formula="of:=5*SIN([.A794])" office:value-type="float" office:value="-1.86732377392057" calcext:value-type="float">
            <text:p>-1.86732377392057</text:p>
          </table:table-cell>
          <table:table-cell table:formula="of:=[.A794]-20" office:value-type="float" office:value="4.75" calcext:value-type="float">
            <text:p>4.75</text:p>
          </table:table-cell>
          <table:table-cell table:formula="of:=0.25*([.B794]^(1/5))+[.C794]^(1/3)" office:value-type="float" office:value="1.39772856228493" calcext:value-type="float">
            <text:p>1.39772856228493</text:p>
          </table:table-cell>
          <table:table-cell table:formula="of:=0.125*[.B794]-[.C794]^(1/3)" office:value-type="float" office:value="-1.91440317513955" calcext:value-type="float">
            <text:p>-1.91440317513955</text:p>
          </table:table-cell>
        </table:table-row>
        <table:table-row table:style-name="ro1">
          <table:table-cell office:value-type="float" office:value="24.78125" calcext:value-type="float">
            <text:p>24.78125</text:p>
          </table:table-cell>
          <table:table-cell table:formula="of:=5*SIN([.A795])" office:value-type="float" office:value="-1.72149122620612" calcext:value-type="float">
            <text:p>-1.72149122620612</text:p>
          </table:table-cell>
          <table:table-cell table:formula="of:=[.A795]-20" office:value-type="float" office:value="4.78125" calcext:value-type="float">
            <text:p>4.78125</text:p>
          </table:table-cell>
          <table:table-cell table:formula="of:=0.25*([.B795]^(1/5))+[.C795]^(1/3)" office:value-type="float" office:value="1.40597629097933" calcext:value-type="float">
            <text:p>1.40597629097933</text:p>
          </table:table-cell>
          <table:table-cell table:formula="of:=0.125*[.B795]-[.C795]^(1/3)" office:value-type="float" office:value="-1.8998524284771" calcext:value-type="float">
            <text:p>-1.8998524284771</text:p>
          </table:table-cell>
        </table:table-row>
        <table:table-row table:style-name="ro1">
          <table:table-cell office:value-type="float" office:value="24.8125" calcext:value-type="float">
            <text:p>24.8125</text:p>
          </table:table-cell>
          <table:table-cell table:formula="of:=5*SIN([.A796])" office:value-type="float" office:value="-1.57397767152346" calcext:value-type="float">
            <text:p>-1.57397767152346</text:p>
          </table:table-cell>
          <table:table-cell table:formula="of:=[.A796]-20" office:value-type="float" office:value="4.8125" calcext:value-type="float">
            <text:p>4.8125</text:p>
          </table:table-cell>
          <table:table-cell table:formula="of:=0.25*([.B796]^(1/5))+[.C796]^(1/3)" office:value-type="float" office:value="1.41458743443437" calcext:value-type="float">
            <text:p>1.41458743443437</text:p>
          </table:table-cell>
          <table:table-cell table:formula="of:=0.125*[.B796]-[.C796]^(1/3)" office:value-type="float" office:value="-1.88507556311389" calcext:value-type="float">
            <text:p>-1.88507556311389</text:p>
          </table:table-cell>
        </table:table-row>
        <table:table-row table:style-name="ro1">
          <table:table-cell office:value-type="float" office:value="24.84375" calcext:value-type="float">
            <text:p>24.84375</text:p>
          </table:table-cell>
          <table:table-cell table:formula="of:=5*SIN([.A797])" office:value-type="float" office:value="-1.42492715435538" calcext:value-type="float">
            <text:p>-1.42492715435538</text:p>
          </table:table-cell>
          <table:table-cell table:formula="of:=[.A797]-20" office:value-type="float" office:value="4.84375" calcext:value-type="float">
            <text:p>4.84375</text:p>
          </table:table-cell>
          <table:table-cell table:formula="of:=0.25*([.B797]^(1/5))+[.C797]^(1/3)" office:value-type="float" office:value="1.42362675280196" calcext:value-type="float">
            <text:p>1.42362675280196</text:p>
          </table:table-cell>
          <table:table-cell table:formula="of:=0.125*[.B797]-[.C797]^(1/3)" office:value-type="float" office:value="-1.87009075732117" calcext:value-type="float">
            <text:p>-1.87009075732117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table:formula="of:=5*SIN([.A798])" office:value-type="float" office:value="-1.27448522000248" calcext:value-type="float">
            <text:p>-1.27448522000248</text:p>
          </table:table-cell>
          <table:table-cell table:formula="of:=[.A798]-20" office:value-type="float" office:value="4.875" calcext:value-type="float">
            <text:p>4.875</text:p>
          </table:table-cell>
          <table:table-cell table:formula="of:=0.25*([.B798]^(1/5))+[.C798]^(1/3)" office:value-type="float" office:value="1.43317965591424" calcext:value-type="float">
            <text:p>1.43317965591424</text:p>
          </table:table-cell>
          <table:table-cell table:formula="of:=0.125*[.B798]-[.C798]^(1/3)" office:value-type="float" office:value="-1.85491637400739" calcext:value-type="float">
            <text:p>-1.85491637400739</text:p>
          </table:table-cell>
        </table:table-row>
        <table:table-row table:style-name="ro1">
          <table:table-cell office:value-type="float" office:value="24.90625" calcext:value-type="float">
            <text:p>24.90625</text:p>
          </table:table-cell>
          <table:table-cell table:formula="of:=5*SIN([.A799])" office:value-type="float" office:value="-1.12279877246061" calcext:value-type="float">
            <text:p>-1.12279877246061</text:p>
          </table:table-cell>
          <table:table-cell table:formula="of:=[.A799]-20" office:value-type="float" office:value="4.90625" calcext:value-type="float">
            <text:p>4.90625</text:p>
          </table:table-cell>
          <table:table-cell table:formula="of:=0.25*([.B799]^(1/5))+[.C799]^(1/3)" office:value-type="float" office:value="1.44336227535814" calcext:value-type="float">
            <text:p>1.44336227535814</text:p>
          </table:table-cell>
          <table:table-cell table:formula="of:=0.125*[.B799]-[.C799]^(1/3)" office:value-type="float" office:value="-1.83957094302239" calcext:value-type="float">
            <text:p>-1.83957094302239</text:p>
          </table:table-cell>
        </table:table-row>
        <table:table-row table:style-name="ro1">
          <table:table-cell office:value-type="float" office:value="24.9375" calcext:value-type="float">
            <text:p>24.9375</text:p>
          </table:table-cell>
          <table:table-cell table:formula="of:=5*SIN([.A800])" office:value-type="float" office:value="-0.970015930971628" calcext:value-type="float">
            <text:p>-0.970015930971628</text:p>
          </table:table-cell>
          <table:table-cell table:formula="of:=[.A800]-20" office:value-type="float" office:value="4.9375" calcext:value-type="float">
            <text:p>4.9375</text:p>
          </table:table-cell>
          <table:table-cell table:formula="of:=0.25*([.B800]^(1/5))+[.C800]^(1/3)" office:value-type="float" office:value="1.45433866669379" calcext:value-type="float">
            <text:p>1.45433866669379</text:p>
          </table:table-cell>
          <table:table-cell table:formula="of:=0.125*[.B800]-[.C800]^(1/3)" office:value-type="float" office:value="-1.82407314329372" calcext:value-type="float">
            <text:p>-1.82407314329372</text:p>
          </table:table-cell>
        </table:table-row>
        <table:table-row table:style-name="ro1">
          <table:table-cell office:value-type="float" office:value="24.96875" calcext:value-type="float">
            <text:p>24.96875</text:p>
          </table:table-cell>
          <table:table-cell table:formula="of:=5*SIN([.A801])" office:value-type="float" office:value="-0.81628588538749" calcext:value-type="float">
            <text:p>-0.81628588538749</text:p>
          </table:table-cell>
          <table:table-cell table:formula="of:=[.A801]-20" office:value-type="float" office:value="4.96875" calcext:value-type="float">
            <text:p>4.96875</text:p>
          </table:table-cell>
          <table:table-cell table:formula="of:=0.25*([.B801]^(1/5))+[.C801]^(1/3)" office:value-type="float" office:value="1.46635231495053" calcext:value-type="float">
            <text:p>1.46635231495053</text:p>
          </table:table-cell>
          <table:table-cell table:formula="of:=0.125*[.B801]-[.C801]^(1/3)" office:value-type="float" office:value="-1.80844178481272" calcext:value-type="float">
            <text:p>-1.808441784812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5*SIN([.A802])" office:value-type="float" office:value="-0.661758750488865" calcext:value-type="float">
            <text:p>-0.661758750488865</text:p>
          </table:table-cell>
          <table:table-cell table:formula="of:=[.A802]-20" office:value-type="float" office:value="5" calcext:value-type="float">
            <text:p>5</text:p>
          </table:table-cell>
          <table:table-cell table:formula="of:=0.25*([.B802]^(1/5))+[.C802]^(1/3)" office:value-type="float" office:value="1.47978939488256" calcext:value-type="float">
            <text:p>1.47978939488256</text:p>
          </table:table-cell>
          <table:table-cell table:formula="of:=0.125*[.B802]-[.C802]^(1/3)" office:value-type="float" office:value="-1.79269579048781" calcext:value-type="float">
            <text:p>-1.79269579048781</text:p>
          </table:table-cell>
        </table:table-row>
        <table:table-row table:style-name="ro1">
          <table:table-cell office:value-type="float" office:value="25.03125" calcext:value-type="float">
            <text:p>25.03125</text:p>
          </table:table-cell>
          <table:table-cell table:formula="of:=5*SIN([.A803])" office:value-type="float" office:value="-0.506585419400614" calcext:value-type="float">
            <text:p>-0.506585419400614</text:p>
          </table:table-cell>
          <table:table-cell table:formula="of:=[.A803]-20" office:value-type="float" office:value="5.03125" calcext:value-type="float">
            <text:p>5.03125</text:p>
          </table:table-cell>
          <table:table-cell table:formula="of:=0.25*([.B803]^(1/5))+[.C803]^(1/3)" office:value-type="float" office:value="1.49532306223259" calcext:value-type="float">
            <text:p>1.49532306223259</text:p>
          </table:table-cell>
          <table:table-cell table:formula="of:=0.125*[.B803]-[.C803]^(1/3)" office:value-type="float" office:value="-1.77685417788323" calcext:value-type="float">
            <text:p>-1.77685417788323</text:p>
          </table:table-cell>
        </table:table-row>
        <table:table-row table:style-name="ro1">
          <table:table-cell office:value-type="float" office:value="25.0625" calcext:value-type="float">
            <text:p>25.0625</text:p>
          </table:table-cell>
          <table:table-cell table:formula="of:=5*SIN([.A804])" office:value-type="float" office:value="-0.350917416247211" calcext:value-type="float">
            <text:p>-0.350917416247211</text:p>
          </table:table-cell>
          <table:table-cell table:formula="of:=[.A804]-20" office:value-type="float" office:value="5.0625" calcext:value-type="float">
            <text:p>5.0625</text:p>
          </table:table-cell>
          <table:table-cell table:formula="of:=0.25*([.B804]^(1/5))+[.C804]^(1/3)" office:value-type="float" office:value="1.51431196575281" calcext:value-type="float">
            <text:p>1.51431196575281</text:p>
          </table:table-cell>
          <table:table-cell table:formula="of:=0.125*[.B804]-[.C804]^(1/3)" office:value-type="float" office:value="-1.7609360408609" calcext:value-type="float">
            <text:p>-1.7609360408609</text:p>
          </table:table-cell>
        </table:table-row>
        <table:table-row table:style-name="ro1">
          <table:table-cell office:value-type="float" office:value="25.09375" calcext:value-type="float">
            <text:p>25.09375</text:p>
          </table:table-cell>
          <table:table-cell table:formula="of:=5*SIN([.A805])" office:value-type="float" office:value="-0.194906748192008" calcext:value-type="float">
            <text:p>-0.194906748192008</text:p>
          </table:table-cell>
          <table:table-cell table:formula="of:=[.A805]-20" office:value-type="float" office:value="5.09375" calcext:value-type="float">
            <text:p>5.09375</text:p>
          </table:table-cell>
          <table:table-cell table:formula="of:=0.25*([.B805]^(1/5))+[.C805]^(1/3)" office:value-type="float" office:value="1.54033469011897" calcext:value-type="float">
            <text:p>1.54033469011897</text:p>
          </table:table-cell>
          <table:table-cell table:formula="of:=0.125*[.B805]-[.C805]^(1/3)" office:value-type="float" office:value="-1.74496053114349" calcext:value-type="float">
            <text:p>-1.74496053114349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table:formula="of:=5*SIN([.A806])" office:value-type="float" office:value="-0.0387057570048148" calcext:value-type="float">
            <text:p>-0.0387057570048148</text:p>
          </table:table-cell>
          <table:table-cell table:formula="of:=[.A806]-20" office:value-type="float" office:value="5.125" calcext:value-type="float">
            <text:p>5.125</text:p>
          </table:table-cell>
          <table:table-cell table:formula="of:=0.25*([.B806]^(1/5))+[.C806]^(1/3)" office:value-type="float" office:value="1.59364328877515" calcext:value-type="float">
            <text:p>1.59364328877515</text:p>
          </table:table-cell>
          <table:table-cell table:formula="of:=0.125*[.B806]-[.C806]^(1/3)" office:value-type="float" office:value="-1.72894683981697" calcext:value-type="float">
            <text:p>-1.72894683981697</text:p>
          </table:table-cell>
        </table:table-row>
        <table:table-row table:style-name="ro1">
          <table:table-cell office:value-type="float" office:value="25.15625" calcext:value-type="float">
            <text:p>25.15625</text:p>
          </table:table-cell>
          <table:table-cell table:formula="of:=5*SIN([.A807])" office:value-type="float" office:value="0.117533029697246" calcext:value-type="float">
            <text:p>0.117533029697246</text:p>
          </table:table-cell>
          <table:table-cell table:formula="of:=[.A807]-20" office:value-type="float" office:value="5.15625" calcext:value-type="float">
            <text:p>5.15625</text:p>
          </table:table-cell>
          <table:table-cell table:formula="of:=0.25*([.B807]^(1/5))+[.C807]^(1/3)" office:value-type="float" office:value="1.8905249047433" calcext:value-type="float">
            <text:p>1.8905249047433</text:p>
          </table:table-cell>
          <table:table-cell table:formula="of:=0.125*[.B807]-[.C807]^(1/3)" office:value-type="float" office:value="-1.71291417879064" calcext:value-type="float">
            <text:p>-1.71291417879064</text:p>
          </table:table-cell>
        </table:table-row>
        <table:table-row table:style-name="ro1">
          <table:table-cell office:value-type="float" office:value="25.1875" calcext:value-type="float">
            <text:p>25.1875</text:p>
          </table:table-cell>
          <table:table-cell table:formula="of:=5*SIN([.A808])" office:value-type="float" office:value="0.273657047390375" calcext:value-type="float">
            <text:p>0.273657047390375</text:p>
          </table:table-cell>
          <table:table-cell table:formula="of:=[.A808]-20" office:value-type="float" office:value="5.1875" calcext:value-type="float">
            <text:p>5.1875</text:p>
          </table:table-cell>
          <table:table-cell table:formula="of:=0.25*([.B808]^(1/5))+[.C808]^(1/3)" office:value-type="float" office:value="1.92401070680169" calcext:value-type="float">
            <text:p>1.92401070680169</text:p>
          </table:table-cell>
          <table:table-cell table:formula="of:=0.125*[.B808]-[.C808]^(1/3)" office:value-type="float" office:value="-1.69688176223296" calcext:value-type="float">
            <text:p>-1.69688176223296</text:p>
          </table:table-cell>
        </table:table-row>
        <table:table-row table:style-name="ro1">
          <table:table-cell office:value-type="float" office:value="25.21875" calcext:value-type="float">
            <text:p>25.21875</text:p>
          </table:table-cell>
          <table:table-cell table:formula="of:=5*SIN([.A809])" office:value-type="float" office:value="0.429513843620762" calcext:value-type="float">
            <text:p>0.429513843620762</text:p>
          </table:table-cell>
          <table:table-cell table:formula="of:=[.A809]-20" office:value-type="float" office:value="5.21875" calcext:value-type="float">
            <text:p>5.21875</text:p>
          </table:table-cell>
          <table:table-cell table:formula="of:=0.25*([.B809]^(1/5))+[.C809]^(1/3)" office:value-type="float" office:value="1.9456809666473" calcext:value-type="float">
            <text:p>1.9456809666473</text:p>
          </table:table-cell>
          <table:table-cell table:formula="of:=0.125*[.B809]-[.C809]^(1/3)" office:value-type="float" office:value="-1.68086878800136" calcext:value-type="float">
            <text:p>-1.68086878800136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table:formula="of:=5*SIN([.A810])" office:value-type="float" office:value="0.58495122687182" calcext:value-type="float">
            <text:p>0.58495122687182</text:p>
          </table:table-cell>
          <table:table-cell table:formula="of:=[.A810]-20" office:value-type="float" office:value="5.25" calcext:value-type="float">
            <text:p>5.25</text:p>
          </table:table-cell>
          <table:table-cell table:formula="of:=0.25*([.B810]^(1/5))+[.C810]^(1/3)" office:value-type="float" office:value="1.96258963152347" calcext:value-type="float">
            <text:p>1.96258963152347</text:p>
          </table:table-cell>
          <table:table-cell table:formula="of:=0.125*[.B810]-[.C810]^(1/3)" office:value-type="float" office:value="-1.66489441908425" calcext:value-type="float">
            <text:p>-1.66489441908425</text:p>
          </table:table-cell>
        </table:table-row>
        <table:table-row table:style-name="ro1">
          <table:table-cell office:value-type="float" office:value="25.28125" calcext:value-type="float">
            <text:p>25.28125</text:p>
          </table:table-cell>
          <table:table-cell table:formula="of:=5*SIN([.A811])" office:value-type="float" office:value="0.73981741517662" calcext:value-type="float">
            <text:p>0.73981741517662</text:p>
          </table:table-cell>
          <table:table-cell table:formula="of:=[.A811]-20" office:value-type="float" office:value="5.28125" calcext:value-type="float">
            <text:p>5.28125</text:p>
          </table:table-cell>
          <table:table-cell table:formula="of:=0.25*([.B811]^(1/5))+[.C811]^(1/3)" office:value-type="float" office:value="1.97683242730598" calcext:value-type="float">
            <text:p>1.97683242730598</text:p>
          </table:table-cell>
          <table:table-cell table:formula="of:=0.125*[.B811]-[.C811]^(1/3)" office:value-type="float" office:value="-1.64897776507358" calcext:value-type="float">
            <text:p>-1.64897776507358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table:formula="of:=5*SIN([.A812])" office:value-type="float" office:value="0.893961184330403" calcext:value-type="float">
            <text:p>0.893961184330403</text:p>
          </table:table-cell>
          <table:table-cell table:formula="of:=[.A812]-20" office:value-type="float" office:value="5.3125" calcext:value-type="float">
            <text:p>5.3125</text:p>
          </table:table-cell>
          <table:table-cell table:formula="of:=0.25*([.B812]^(1/5))+[.C812]^(1/3)" office:value-type="float" office:value="1.98934072285111" calcext:value-type="float">
            <text:p>1.98934072285111</text:p>
          </table:table-cell>
          <table:table-cell table:formula="of:=0.125*[.B812]-[.C812]^(1/3)" office:value-type="float" office:value="-1.63313786368592" calcext:value-type="float">
            <text:p>-1.63313786368592</text:p>
          </table:table-cell>
        </table:table-row>
        <table:table-row table:style-name="ro1">
          <table:table-cell office:value-type="float" office:value="25.34375" calcext:value-type="float">
            <text:p>25.34375</text:p>
          </table:table-cell>
          <table:table-cell table:formula="of:=5*SIN([.A813])" office:value-type="float" office:value="1.04723201555845" calcext:value-type="float">
            <text:p>1.04723201555845</text:p>
          </table:table-cell>
          <table:table-cell table:formula="of:=[.A813]-20" office:value-type="float" office:value="5.34375" calcext:value-type="float">
            <text:p>5.34375</text:p>
          </table:table-cell>
          <table:table-cell table:formula="of:=0.25*([.B813]^(1/5))+[.C813]^(1/3)" office:value-type="float" office:value="2.00061587186666" calcext:value-type="float">
            <text:p>2.00061587186666</text:p>
          </table:table-cell>
          <table:table-cell table:formula="of:=0.125*[.B813]-[.C813]^(1/3)" office:value-type="float" office:value="-1.61739366235041" calcext:value-type="float">
            <text:p>-1.61739366235041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table:formula="of:=5*SIN([.A814])" office:value-type="float" office:value="1.19948024249512" calcext:value-type="float">
            <text:p>1.19948024249512</text:p>
          </table:table-cell>
          <table:table-cell table:formula="of:=[.A814]-20" office:value-type="float" office:value="5.375" calcext:value-type="float">
            <text:p>5.375</text:p>
          </table:table-cell>
          <table:table-cell table:formula="of:=0.25*([.B814]^(1/5))+[.C814]^(1/3)" office:value-type="float" office:value="2.01096088780638" calcext:value-type="float">
            <text:p>2.01096088780638</text:p>
          </table:table-cell>
          <table:table-cell table:formula="of:=0.125*[.B814]-[.C814]^(1/3)" office:value-type="float" office:value="-1.60176399988147" calcext:value-type="float">
            <text:p>-1.60176399988147</text:p>
          </table:table-cell>
        </table:table-row>
        <table:table-row table:style-name="ro1">
          <table:table-cell office:value-type="float" office:value="25.40625" calcext:value-type="float">
            <text:p>25.40625</text:p>
          </table:table-cell>
          <table:table-cell table:formula="of:=5*SIN([.A815])" office:value-type="float" office:value="1.3505571973305" calcext:value-type="float">
            <text:p>1.3505571973305</text:p>
          </table:table-cell>
          <table:table-cell table:formula="of:=[.A815]-20" office:value-type="float" office:value="5.40625" calcext:value-type="float">
            <text:p>5.40625</text:p>
          </table:table-cell>
          <table:table-cell table:formula="of:=0.25*([.B815]^(1/5))+[.C815]^(1/3)" office:value-type="float" office:value="2.02057383751607" calcext:value-type="float">
            <text:p>2.02057383751607</text:p>
          </table:table-cell>
          <table:table-cell table:formula="of:=0.125*[.B815]-[.C815]^(1/3)" office:value-type="float" office:value="-1.58626758825441" calcext:value-type="float">
            <text:p>-1.58626758825441</text:p>
          </table:table-cell>
        </table:table-row>
        <table:table-row table:style-name="ro1">
          <table:table-cell office:value-type="float" office:value="25.4375" calcext:value-type="float">
            <text:p>25.4375</text:p>
          </table:table-cell>
          <table:table-cell table:formula="of:=5*SIN([.A816])" office:value-type="float" office:value="1.50031535598201" calcext:value-type="float">
            <text:p>1.50031535598201</text:p>
          </table:table-cell>
          <table:table-cell table:formula="of:=[.A816]-20" office:value-type="float" office:value="5.4375" calcext:value-type="float">
            <text:p>5.4375</text:p>
          </table:table-cell>
          <table:table-cell table:formula="of:=0.25*([.B816]^(1/5))+[.C816]^(1/3)" office:value-type="float" office:value="2.02959175566231" calcext:value-type="float">
            <text:p>2.02959175566231</text:p>
          </table:table-cell>
          <table:table-cell table:formula="of:=0.125*[.B816]-[.C816]^(1/3)" office:value-type="float" office:value="-1.57092299450166" calcext:value-type="float">
            <text:p>-1.57092299450166</text:p>
          </table:table-cell>
        </table:table-row>
        <table:table-row table:style-name="ro1">
          <table:table-cell office:value-type="float" office:value="25.46875" calcext:value-type="float">
            <text:p>25.46875</text:p>
          </table:table-cell>
          <table:table-cell table:formula="of:=5*SIN([.A817])" office:value-type="float" office:value="1.64860848214917" calcext:value-type="float">
            <text:p>1.64860848214917</text:p>
          </table:table-cell>
          <table:table-cell table:formula="of:=[.A817]-20" office:value-type="float" office:value="5.46875" calcext:value-type="float">
            <text:p>5.46875</text:p>
          </table:table-cell>
          <table:table-cell table:formula="of:=0.25*([.B817]^(1/5))+[.C817]^(1/3)" office:value-type="float" office:value="2.03811363221036" calcext:value-type="float">
            <text:p>2.03811363221036</text:p>
          </table:table-cell>
          <table:table-cell table:formula="of:=0.125*[.B817]-[.C817]^(1/3)" office:value-type="float" office:value="-1.55574862274758" calcext:value-type="float">
            <text:p>-1.5557486227475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5*SIN([.A818])" office:value-type="float" office:value="1.79529177011084" calcext:value-type="float">
            <text:p>1.79529177011084</text:p>
          </table:table-cell>
          <table:table-cell table:formula="of:=[.A818]-20" office:value-type="float" office:value="5.5" calcext:value-type="float">
            <text:p>5.5</text:p>
          </table:table-cell>
          <table:table-cell table:formula="of:=0.25*([.B818]^(1/5))+[.C818]^(1/3)" office:value-type="float" office:value="2.04621344282118" calcext:value-type="float">
            <text:p>2.04621344282118</text:p>
          </table:table-cell>
          <table:table-cell table:formula="of:=0.125*[.B818]-[.C818]^(1/3)" office:value-type="float" office:value="-1.54076269639918" calcext:value-type="float">
            <text:p>-1.54076269639918</text:p>
          </table:table-cell>
        </table:table-row>
        <table:table-row table:style-name="ro1">
          <table:table-cell office:value-type="float" office:value="25.53125" calcext:value-type="float">
            <text:p>25.53125</text:p>
          </table:table-cell>
          <table:table-cell table:formula="of:=5*SIN([.A819])" office:value-type="float" office:value="1.94022198612559" calcext:value-type="float">
            <text:p>1.94022198612559</text:p>
          </table:table-cell>
          <table:table-cell table:formula="of:=[.A819]-20" office:value-type="float" office:value="5.53125" calcext:value-type="float">
            <text:p>5.53125</text:p>
          </table:table-cell>
          <table:table-cell table:formula="of:=0.25*([.B819]^(1/5))+[.C819]^(1/3)" office:value-type="float" office:value="2.05394800507155" calcext:value-type="float">
            <text:p>2.05394800507155</text:p>
          </table:table-cell>
          <table:table-cell table:formula="of:=0.125*[.B819]-[.C819]^(1/3)" office:value-type="float" office:value="-1.52598324051055" calcext:value-type="float">
            <text:p>-1.52598324051055</text:p>
          </table:table-cell>
        </table:table-row>
        <table:table-row table:style-name="ro1">
          <table:table-cell office:value-type="float" office:value="25.5625" calcext:value-type="float">
            <text:p>25.5625</text:p>
          </table:table-cell>
          <table:table-cell table:formula="of:=5*SIN([.A820])" office:value-type="float" office:value="2.08325760829699" calcext:value-type="float">
            <text:p>2.08325760829699</text:p>
          </table:table-cell>
          <table:table-cell table:formula="of:=[.A820]-20" office:value-type="float" office:value="5.5625" calcext:value-type="float">
            <text:p>5.5625</text:p>
          </table:table-cell>
          <table:table-cell table:formula="of:=0.25*([.B820]^(1/5))+[.C820]^(1/3)" office:value-type="float" office:value="2.06136195448988" calcext:value-type="float">
            <text:p>2.06136195448988</text:p>
          </table:table-cell>
          <table:table-cell table:formula="of:=0.125*[.B820]-[.C820]^(1/3)" office:value-type="float" office:value="-1.51142806433807" calcext:value-type="float">
            <text:p>-1.51142806433807</text:p>
          </table:table-cell>
        </table:table-row>
        <table:table-row table:style-name="ro1">
          <table:table-cell office:value-type="float" office:value="25.59375" calcext:value-type="float">
            <text:p>25.59375</text:p>
          </table:table-cell>
          <table:table-cell table:formula="of:=5*SIN([.A821])" office:value-type="float" office:value="2.22425896476733" calcext:value-type="float">
            <text:p>2.22425896476733</text:p>
          </table:table-cell>
          <table:table-cell table:formula="of:=[.A821]-20" office:value-type="float" office:value="5.59375" calcext:value-type="float">
            <text:p>5.59375</text:p>
          </table:table-cell>
          <table:table-cell table:formula="of:=0.25*([.B821]^(1/5))+[.C821]^(1/3)" office:value-type="float" office:value="2.06849102616915" calcext:value-type="float">
            <text:p>2.06849102616915</text:p>
          </table:table-cell>
          <table:table-cell table:formula="of:=0.125*[.B821]-[.C821]^(1/3)" office:value-type="float" office:value="-1.49711474410347" calcext:value-type="float">
            <text:p>-1.49711474410347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table:formula="of:=5*SIN([.A822])" office:value-type="float" office:value="2.36308837010486" calcext:value-type="float">
            <text:p>2.36308837010486</text:p>
          </table:table-cell>
          <table:table-cell table:formula="of:=[.A822]-20" office:value-type="float" office:value="5.625" calcext:value-type="float">
            <text:p>5.625</text:p>
          </table:table-cell>
          <table:table-cell table:formula="of:=0.25*([.B822]^(1/5))+[.C822]^(1/3)" office:value-type="float" office:value="2.07536429310568" calcext:value-type="float">
            <text:p>2.07536429310568</text:p>
          </table:table-cell>
          <table:table-cell table:formula="of:=0.125*[.B822]-[.C822]^(1/3)" office:value-type="float" office:value="-1.48306060598192" calcext:value-type="float">
            <text:p>-1.48306060598192</text:p>
          </table:table-cell>
        </table:table-row>
        <table:table-row table:style-name="ro1">
          <table:table-cell office:value-type="float" office:value="25.65625" calcext:value-type="float">
            <text:p>25.65625</text:p>
          </table:table-cell>
          <table:table-cell table:formula="of:=5*SIN([.A823])" office:value-type="float" office:value="2.49961025975123" calcext:value-type="float">
            <text:p>2.49961025975123</text:p>
          </table:table-cell>
          <table:table-cell table:formula="of:=[.A823]-20" office:value-type="float" office:value="5.65625" calcext:value-type="float">
            <text:p>5.65625</text:p>
          </table:table-cell>
          <table:table-cell table:formula="of:=0.25*([.B823]^(1/5))+[.C823]^(1/3)" office:value-type="float" office:value="2.08200573718116" calcext:value-type="float">
            <text:p>2.08200573718116</text:p>
          </table:table-cell>
          <table:table-cell table:formula="of:=0.125*[.B823]-[.C823]^(1/3)" office:value-type="float" office:value="-1.4692827093315" calcext:value-type="float">
            <text:p>-1.4692827093315</text:p>
          </table:table-cell>
        </table:table-row>
        <table:table-row table:style-name="ro1">
          <table:table-cell office:value-type="float" office:value="25.6875" calcext:value-type="float">
            <text:p>25.6875</text:p>
          </table:table-cell>
          <table:table-cell table:formula="of:=5*SIN([.A824])" office:value-type="float" office:value="2.63369132239803" calcext:value-type="float">
            <text:p>2.63369132239803</text:p>
          </table:table-cell>
          <table:table-cell table:formula="of:=[.A824]-20" office:value-type="float" office:value="5.6875" calcext:value-type="float">
            <text:p>5.6875</text:p>
          </table:table-cell>
          <table:table-cell table:formula="of:=0.25*([.B824]^(1/5))+[.C824]^(1/3)" office:value-type="float" office:value="2.0884353791468" calcext:value-type="float">
            <text:p>2.0884353791468</text:p>
          </table:table-cell>
          <table:table-cell table:formula="of:=0.125*[.B824]-[.C824]^(1/3)" office:value-type="float" office:value="-1.45579783018064" calcext:value-type="float">
            <text:p>-1.45579783018064</text:p>
          </table:table-cell>
        </table:table-row>
        <table:table-row table:style-name="ro1">
          <table:table-cell office:value-type="float" office:value="25.71875" calcext:value-type="float">
            <text:p>25.71875</text:p>
          </table:table-cell>
          <table:table-cell table:formula="of:=5*SIN([.A825])" office:value-type="float" office:value="2.76520063016296" calcext:value-type="float">
            <text:p>2.76520063016296</text:p>
          </table:table-cell>
          <table:table-cell table:formula="of:=[.A825]-20" office:value-type="float" office:value="5.71875" calcext:value-type="float">
            <text:p>5.71875</text:p>
          </table:table-cell>
          <table:table-cell table:formula="of:=0.25*([.B825]^(1/5))+[.C825]^(1/3)" office:value-type="float" office:value="2.09467010890618" calcext:value-type="float">
            <text:p>2.09467010890618</text:p>
          </table:table-cell>
          <table:table-cell table:formula="of:=0.125*[.B825]-[.C825]^(1/3)" office:value-type="float" office:value="-1.4426224449898" calcext:value-type="float">
            <text:p>-1.4426224449898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table:formula="of:=5*SIN([.A826])" office:value-type="float" office:value="2.89400976643875" calcext:value-type="float">
            <text:p>2.89400976643875</text:p>
          </table:table-cell>
          <table:table-cell table:formula="of:=[.A826]-20" office:value-type="float" office:value="5.75" calcext:value-type="float">
            <text:p>5.75</text:p>
          </table:table-cell>
          <table:table-cell table:formula="of:=0.25*([.B826]^(1/5))+[.C826]^(1/3)" office:value-type="float" office:value="2.10072430708424" calcext:value-type="float">
            <text:p>2.10072430708424</text:p>
          </table:table-cell>
          <table:table-cell table:formula="of:=0.125*[.B826]-[.C826]^(1/3)" office:value-type="float" office:value="-1.42977271470313" calcext:value-type="float">
            <text:p>-1.42977271470313</text:p>
          </table:table-cell>
        </table:table-row>
        <table:table-row table:style-name="ro1">
          <table:table-cell office:value-type="float" office:value="25.78125" calcext:value-type="float">
            <text:p>25.78125</text:p>
          </table:table-cell>
          <table:table-cell table:formula="of:=5*SIN([.A827])" office:value-type="float" office:value="3.01999295128975" calcext:value-type="float">
            <text:p>3.01999295128975</text:p>
          </table:table-cell>
          <table:table-cell table:formula="of:=[.A827]-20" office:value-type="float" office:value="5.78125" calcext:value-type="float">
            <text:p>5.78125</text:p>
          </table:table-cell>
          <table:table-cell table:formula="of:=0.25*([.B827]^(1/5))+[.C827]^(1/3)" office:value-type="float" office:value="2.10661031808892" calcext:value-type="float">
            <text:p>2.10661031808892</text:p>
          </table:table-cell>
          <table:table-cell table:formula="of:=0.125*[.B827]-[.C827]^(1/3)" office:value-type="float" office:value="-1.41726446910586" calcext:value-type="float">
            <text:p>-1.41726446910586</text:p>
          </table:table-cell>
        </table:table-row>
        <table:table-row table:style-name="ro1">
          <table:table-cell office:value-type="float" office:value="25.8125" calcext:value-type="float">
            <text:p>25.8125</text:p>
          </table:table-cell>
          <table:table-cell table:formula="of:=5*SIN([.A828])" office:value-type="float" office:value="3.14302716427391" calcext:value-type="float">
            <text:p>3.14302716427391</text:p>
          </table:table-cell>
          <table:table-cell table:formula="of:=[.A828]-20" office:value-type="float" office:value="5.8125" calcext:value-type="float">
            <text:p>5.8125</text:p>
          </table:table-cell>
          <table:table-cell table:formula="of:=0.25*([.B828]^(1/5))+[.C828]^(1/3)" office:value-type="float" office:value="2.11233881547106" calcext:value-type="float">
            <text:p>2.11233881547106</text:p>
          </table:table-cell>
          <table:table-cell table:formula="of:=0.125*[.B828]-[.C828]^(1/3)" office:value-type="float" office:value="-1.40511319150271" calcext:value-type="float">
            <text:p>-1.40511319150271</text:p>
          </table:table-cell>
        </table:table-row>
        <table:table-row table:style-name="ro1">
          <table:table-cell office:value-type="float" office:value="25.84375" calcext:value-type="float">
            <text:p>25.84375</text:p>
          </table:table-cell>
          <table:table-cell table:formula="of:=5*SIN([.A829])" office:value-type="float" office:value="3.26299226457019" calcext:value-type="float">
            <text:p>3.26299226457019</text:p>
          </table:table-cell>
          <table:table-cell table:formula="of:=[.A829]-20" office:value-type="float" office:value="5.84375" calcext:value-type="float">
            <text:p>5.84375</text:p>
          </table:table-cell>
          <table:table-cell table:formula="of:=0.25*([.B829]^(1/5))+[.C829]^(1/3)" office:value-type="float" office:value="2.1179190878342" calcext:value-type="float">
            <text:p>2.1179190878342</text:p>
          </table:table-cell>
          <table:table-cell table:formula="of:=0.125*[.B829]-[.C829]^(1/3)" office:value-type="float" office:value="-1.39333400373236" calcext:value-type="float">
            <text:p>-1.39333400373236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table:formula="of:=5*SIN([.A830])" office:value-type="float" office:value="3.37977110829399" calcext:value-type="float">
            <text:p>3.37977110829399</text:p>
          </table:table-cell>
          <table:table-cell table:formula="of:=[.A830]-20" office:value-type="float" office:value="5.875" calcext:value-type="float">
            <text:p>5.875</text:p>
          </table:table-cell>
          <table:table-cell table:formula="of:=0.25*([.B830]^(1/5))+[.C830]^(1/3)" office:value-type="float" office:value="2.12335926523127" calcext:value-type="float">
            <text:p>2.12335926523127</text:p>
          </table:table-cell>
          <table:table-cell table:formula="of:=0.125*[.B830]-[.C830]^(1/3)" office:value-type="float" office:value="-1.3819416515326" calcext:value-type="float">
            <text:p>-1.3819416515326</text:p>
          </table:table-cell>
        </table:table-row>
        <table:table-row table:style-name="ro1">
          <table:table-cell office:value-type="float" office:value="25.90625" calcext:value-type="float">
            <text:p>25.90625</text:p>
          </table:table-cell>
          <table:table-cell table:formula="of:=5*SIN([.A831])" office:value-type="float" office:value="3.49324966288618" calcext:value-type="float">
            <text:p>3.49324966288618</text:p>
          </table:table-cell>
          <table:table-cell table:formula="of:=[.A831]-20" office:value-type="float" office:value="5.90625" calcext:value-type="float">
            <text:p>5.90625</text:p>
          </table:table-cell>
          <table:table-cell table:formula="of:=0.25*([.B831]^(1/5))+[.C831]^(1/3)" office:value-type="float" office:value="2.12866650036038" calcext:value-type="float">
            <text:p>2.12866650036038</text:p>
          </table:table-cell>
          <table:table-cell table:formula="of:=0.125*[.B831]-[.C831]^(1/3)" office:value-type="float" office:value="-1.37095049027065" calcext:value-type="float">
            <text:p>-1.37095049027065</text:p>
          </table:table-cell>
        </table:table-row>
        <table:table-row table:style-name="ro1">
          <table:table-cell office:value-type="float" office:value="25.9375" calcext:value-type="float">
            <text:p>25.9375</text:p>
          </table:table-cell>
          <table:table-cell table:formula="of:=5*SIN([.A832])" office:value-type="float" office:value="3.60331711846395" calcext:value-type="float">
            <text:p>3.60331711846395</text:p>
          </table:table-cell>
          <table:table-cell table:formula="of:=[.A832]-20" office:value-type="float" office:value="5.9375" calcext:value-type="float">
            <text:p>5.9375</text:p>
          </table:table-cell>
          <table:table-cell table:formula="of:=0.25*([.B832]^(1/5))+[.C832]^(1/3)" office:value-type="float" office:value="2.13384711499496" calcext:value-type="float">
            <text:p>2.13384711499496</text:p>
          </table:table-cell>
          <table:table-cell table:formula="of:=0.125*[.B832]-[.C832]^(1/3)" office:value-type="float" office:value="-1.36037447105244" calcext:value-type="float">
            <text:p>-1.36037447105244</text:p>
          </table:table-cell>
        </table:table-row>
        <table:table-row table:style-name="ro1">
          <table:table-cell office:value-type="float" office:value="25.96875" calcext:value-type="float">
            <text:p>25.96875</text:p>
          </table:table-cell>
          <table:table-cell table:formula="of:=5*SIN([.A833])" office:value-type="float" office:value="3.70986599602482" calcext:value-type="float">
            <text:p>3.70986599602482</text:p>
          </table:table-cell>
          <table:table-cell table:formula="of:=[.A833]-20" office:value-type="float" office:value="5.96875" calcext:value-type="float">
            <text:p>5.96875</text:p>
          </table:table-cell>
          <table:table-cell table:formula="of:=0.25*([.B833]^(1/5))+[.C833]^(1/3)" office:value-type="float" office:value="2.13890671936498" calcext:value-type="float">
            <text:p>2.13890671936498</text:p>
          </table:table-cell>
          <table:table-cell table:formula="of:=0.125*[.B833]-[.C833]^(1/3)" office:value-type="float" office:value="-1.35022712722461" calcext:value-type="float">
            <text:p>-1.35022712722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*SIN([.A834])" office:value-type="float" office:value="3.81279225239801" calcext:value-type="float">
            <text:p>3.81279225239801</text:p>
          </table:table-cell>
          <table:table-cell table:formula="of:=[.A834]-20" office:value-type="float" office:value="6" calcext:value-type="float">
            <text:p>6</text:p>
          </table:table-cell>
          <table:table-cell table:formula="of:=0.25*([.B834]^(1/5))+[.C834]^(1/3)" office:value-type="float" office:value="2.1438503102693" calcext:value-type="float">
            <text:p>2.1438503102693</text:p>
          </table:table-cell>
          <table:table-cell table:formula="of:=0.125*[.B834]-[.C834]^(1/3)" office:value-type="float" office:value="-1.34052156128239" calcext:value-type="float">
            <text:p>-1.34052156128239</text:p>
          </table:table-cell>
        </table:table-row>
        <table:table-row table:style-name="ro1">
          <table:table-cell office:value-type="float" office:value="26.03125" calcext:value-type="float">
            <text:p>26.03125</text:p>
          </table:table-cell>
          <table:table-cell table:formula="of:=5*SIN([.A835])" office:value-type="float" office:value="3.91199538184086" calcext:value-type="float">
            <text:p>3.91199538184086</text:p>
          </table:table-cell>
          <table:table-cell table:formula="of:=[.A835]-20" office:value-type="float" office:value="6.03125" calcext:value-type="float">
            <text:p>6.03125</text:p>
          </table:table-cell>
          <table:table-cell table:formula="of:=0.25*([.B835]^(1/5))+[.C835]^(1/3)" office:value-type="float" office:value="2.14868235230007" calcext:value-type="float">
            <text:p>2.14868235230007</text:p>
          </table:table-cell>
          <table:table-cell table:formula="of:=0.125*[.B835]-[.C835]^(1/3)" office:value-type="float" office:value="-1.33127043219623" calcext:value-type="float">
            <text:p>-1.33127043219623</text:p>
          </table:table-cell>
        </table:table-row>
        <table:table-row table:style-name="ro1">
          <table:table-cell office:value-type="float" office:value="26.0625" calcext:value-type="float">
            <text:p>26.0625</text:p>
          </table:table-cell>
          <table:table-cell table:formula="of:=5*SIN([.A836])" office:value-type="float" office:value="4.00737851418097" calcext:value-type="float">
            <text:p>4.00737851418097</text:p>
          </table:table-cell>
          <table:table-cell table:formula="of:=[.A836]-20" office:value-type="float" office:value="6.0625" calcext:value-type="float">
            <text:p>6.0625</text:p>
          </table:table-cell>
          <table:table-cell table:formula="of:=0.25*([.B836]^(1/5))+[.C836]^(1/3)" office:value-type="float" office:value="2.15340684553595" calcext:value-type="float">
            <text:p>2.15340684553595</text:p>
          </table:table-cell>
          <table:table-cell table:formula="of:=0.125*[.B836]-[.C836]^(1/3)" office:value-type="float" office:value="-1.32248594316955" calcext:value-type="float">
            <text:p>-1.32248594316955</text:p>
          </table:table-cell>
        </table:table-row>
        <table:table-row table:style-name="ro1">
          <table:table-cell office:value-type="float" office:value="26.09375" calcext:value-type="float">
            <text:p>26.09375</text:p>
          </table:table-cell>
          <table:table-cell table:formula="of:=5*SIN([.A837])" office:value-type="float" office:value="4.09884850940829" calcext:value-type="float">
            <text:p>4.09884850940829</text:p>
          </table:table-cell>
          <table:table-cell table:formula="of:=[.A837]-20" office:value-type="float" office:value="6.09375" calcext:value-type="float">
            <text:p>6.09375</text:p>
          </table:table-cell>
          <table:table-cell table:formula="of:=0.25*([.B837]^(1/5))+[.C837]^(1/3)" office:value-type="float" office:value="2.1580273823016" calcext:value-type="float">
            <text:p>2.1580273823016</text:p>
          </table:table-cell>
          <table:table-cell table:formula="of:=0.125*[.B837]-[.C837]^(1/3)" office:value-type="float" office:value="-1.31417982983966" calcext:value-type="float">
            <text:p>-1.31417982983966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table:formula="of:=5*SIN([.A838])" office:value-type="float" office:value="4.18631604862475" calcext:value-type="float">
            <text:p>4.18631604862475</text:p>
          </table:table-cell>
          <table:table-cell table:formula="of:=[.A838]-20" office:value-type="float" office:value="6.125" calcext:value-type="float">
            <text:p>6.125</text:p>
          </table:table-cell>
          <table:table-cell table:formula="of:=0.25*([.B838]^(1/5))+[.C838]^(1/3)" office:value-type="float" office:value="2.16254719502215" calcext:value-type="float">
            <text:p>2.16254719502215</text:p>
          </table:table-cell>
          <table:table-cell table:formula="of:=0.125*[.B838]-[.C838]^(1/3)" office:value-type="float" office:value="-1.30636334893339" calcext:value-type="float">
            <text:p>-1.30636334893339</text:p>
          </table:table-cell>
        </table:table-row>
        <table:table-row table:style-name="ro1">
          <table:table-cell office:value-type="float" office:value="26.15625" calcext:value-type="float">
            <text:p>26.15625</text:p>
          </table:table-cell>
          <table:table-cell table:formula="of:=5*SIN([.A839])" office:value-type="float" office:value="4.26969572126265" calcext:value-type="float">
            <text:p>4.26969572126265</text:p>
          </table:table-cell>
          <table:table-cell table:formula="of:=[.A839]-20" office:value-type="float" office:value="6.15625" calcext:value-type="float">
            <text:p>6.15625</text:p>
          </table:table-cell>
          <table:table-cell table:formula="of:=0.25*([.B839]^(1/5))+[.C839]^(1/3)" office:value-type="float" office:value="2.16696919677087" calcext:value-type="float">
            <text:p>2.16696919677087</text:p>
          </table:table-cell>
          <table:table-cell table:formula="of:=0.125*[.B839]-[.C839]^(1/3)" office:value-type="float" office:value="-1.2990472673885" calcext:value-type="float">
            <text:p>-1.2990472673885</text:p>
          </table:table-cell>
        </table:table-row>
        <table:table-row table:style-name="ro1">
          <table:table-cell office:value-type="float" office:value="26.1875" calcext:value-type="float">
            <text:p>26.1875</text:p>
          </table:table-cell>
          <table:table-cell table:formula="of:=5*SIN([.A840])" office:value-type="float" office:value="4.34890610848663" calcext:value-type="float">
            <text:p>4.34890610848663</text:p>
          </table:table-cell>
          <table:table-cell table:formula="of:=[.A840]-20" office:value-type="float" office:value="6.1875" calcext:value-type="float">
            <text:p>6.1875</text:p>
          </table:table-cell>
          <table:table-cell table:formula="of:=0.25*([.B840]^(1/5))+[.C840]^(1/3)" office:value-type="float" office:value="2.17129601577845" calcext:value-type="float">
            <text:p>2.17129601577845</text:p>
          </table:table-cell>
          <table:table-cell table:formula="of:=0.125*[.B840]-[.C840]^(1/3)" office:value-type="float" office:value="-1.29224185195166" calcext:value-type="float">
            <text:p>-1.29224185195166</text:p>
          </table:table-cell>
        </table:table-row>
        <table:table-row table:style-name="ro1">
          <table:table-cell office:value-type="float" office:value="26.21875" calcext:value-type="float">
            <text:p>26.21875</text:p>
          </table:table-cell>
          <table:table-cell table:formula="of:=5*SIN([.A841])" office:value-type="float" office:value="4.42386986269781" calcext:value-type="float">
            <text:p>4.42386986269781</text:p>
          </table:table-cell>
          <table:table-cell table:formula="of:=[.A841]-20" office:value-type="float" office:value="6.21875" calcext:value-type="float">
            <text:p>6.21875</text:p>
          </table:table-cell>
          <table:table-cell table:formula="of:=0.25*([.B841]^(1/5))+[.C841]^(1/3)" office:value-type="float" office:value="2.17553002491835" calcext:value-type="float">
            <text:p>2.17553002491835</text:p>
          </table:table-cell>
          <table:table-cell table:formula="of:=0.125*[.B841]-[.C841]^(1/3)" office:value-type="float" office:value="-1.28595685926305" calcext:value-type="float">
            <text:p>-1.28595685926305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table:formula="of:=5*SIN([.A842])" office:value-type="float" office:value="4.49451378306234" calcext:value-type="float">
            <text:p>4.49451378306234</text:p>
          </table:table-cell>
          <table:table-cell table:formula="of:=[.A842]-20" office:value-type="float" office:value="6.25" calcext:value-type="float">
            <text:p>6.25</text:p>
          </table:table-cell>
          <table:table-cell table:formula="of:=0.25*([.B842]^(1/5))+[.C842]^(1/3)" office:value-type="float" office:value="2.17967336698491" calcext:value-type="float">
            <text:p>2.17967336698491</text:p>
          </table:table-cell>
          <table:table-cell table:formula="of:=0.125*[.B842]-[.C842]^(1/3)" office:value-type="float" office:value="-1.2802015264374" calcext:value-type="float">
            <text:p>-1.2802015264374</text:p>
          </table:table-cell>
        </table:table-row>
        <table:table-row table:style-name="ro1">
          <table:table-cell office:value-type="float" office:value="26.28125" calcext:value-type="float">
            <text:p>26.28125</text:p>
          </table:table-cell>
          <table:table-cell table:formula="of:=5*SIN([.A843])" office:value-type="float" office:value="4.56076888699083" calcext:value-type="float">
            <text:p>4.56076888699083</text:p>
          </table:table-cell>
          <table:table-cell table:formula="of:=[.A843]-20" office:value-type="float" office:value="6.28125" calcext:value-type="float">
            <text:p>6.28125</text:p>
          </table:table-cell>
          <table:table-cell table:formula="of:=0.25*([.B843]^(1/5))+[.C843]^(1/3)" office:value-type="float" office:value="2.1837279764254" calcext:value-type="float">
            <text:p>2.1837279764254</text:p>
          </table:table-cell>
          <table:table-cell table:formula="of:=0.125*[.B843]-[.C843]^(1/3)" office:value-type="float" office:value="-1.27498456215067" calcext:value-type="float">
            <text:p>-1.27498456215067</text:p>
          </table:table-cell>
        </table:table-row>
        <table:table-row table:style-name="ro1">
          <table:table-cell office:value-type="float" office:value="26.3125" calcext:value-type="float">
            <text:p>26.3125</text:p>
          </table:table-cell>
          <table:table-cell table:formula="of:=5*SIN([.A844])" office:value-type="float" office:value="4.62257047749867" calcext:value-type="float">
            <text:p>4.62257047749867</text:p>
          </table:table-cell>
          <table:table-cell table:formula="of:=[.A844]-20" office:value-type="float" office:value="6.3125" calcext:value-type="float">
            <text:p>6.3125</text:p>
          </table:table-cell>
          <table:table-cell table:formula="of:=0.25*([.B844]^(1/5))+[.C844]^(1/3)" office:value-type="float" office:value="2.18769559806456" calcext:value-type="float">
            <text:p>2.18769559806456</text:p>
          </table:table-cell>
          <table:table-cell table:formula="of:=0.125*[.B844]-[.C844]^(1/3)" office:value-type="float" office:value="-1.2703141382411" calcext:value-type="float">
            <text:p>-1.2703141382411</text:p>
          </table:table-cell>
        </table:table-row>
        <table:table-row table:style-name="ro1">
          <table:table-cell office:value-type="float" office:value="26.34375" calcext:value-type="float">
            <text:p>26.34375</text:p>
          </table:table-cell>
          <table:table-cell table:formula="of:=5*SIN([.A845])" office:value-type="float" office:value="4.67985820638151" calcext:value-type="float">
            <text:p>4.67985820638151</text:p>
          </table:table-cell>
          <table:table-cell table:formula="of:=[.A845]-20" office:value-type="float" office:value="6.34375" calcext:value-type="float">
            <text:p>6.34375</text:p>
          </table:table-cell>
          <table:table-cell table:formula="of:=0.25*([.B845]^(1/5))+[.C845]^(1/3)" office:value-type="float" office:value="2.19157780326235" calcext:value-type="float">
            <text:p>2.19157780326235</text:p>
          </table:table-cell>
          <table:table-cell table:formula="of:=0.125*[.B845]-[.C845]^(1/3)" office:value-type="float" office:value="-1.26619788183285" calcext:value-type="float">
            <text:p>-1.26619788183285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table:formula="of:=5*SIN([.A846])" office:value-type="float" office:value="4.73257613314429" calcext:value-type="float">
            <text:p>4.73257613314429</text:p>
          </table:table-cell>
          <table:table-cell table:formula="of:=[.A846]-20" office:value-type="float" office:value="6.375" calcext:value-type="float">
            <text:p>6.375</text:p>
          </table:table-cell>
          <table:table-cell table:formula="of:=0.25*([.B846]^(1/5))+[.C846]^(1/3)" office:value-type="float" office:value="2.19537600386681" calcext:value-type="float">
            <text:p>2.19537600386681</text:p>
          </table:table-cell>
          <table:table-cell table:formula="of:=0.125*[.B846]-[.C846]^(1/3)" office:value-type="float" office:value="-1.26264286799006" calcext:value-type="float">
            <text:p>-1.26264286799006</text:p>
          </table:table-cell>
        </table:table-row>
        <table:table-row table:style-name="ro1">
          <table:table-cell office:value-type="float" office:value="26.40625" calcext:value-type="float">
            <text:p>26.40625</text:p>
          </table:table-cell>
          <table:table-cell table:formula="of:=5*SIN([.A847])" office:value-type="float" office:value="4.78067277962616" calcext:value-type="float">
            <text:p>4.78067277962616</text:p>
          </table:table-cell>
          <table:table-cell table:formula="of:=[.A847]-20" office:value-type="float" office:value="6.40625" calcext:value-type="float">
            <text:p>6.40625</text:p>
          </table:table-cell>
          <table:table-cell table:formula="of:=0.25*([.B847]^(1/5))+[.C847]^(1/3)" office:value-type="float" office:value="2.19909146426087" calcext:value-type="float">
            <text:p>2.19909146426087</text:p>
          </table:table-cell>
          <table:table-cell table:formula="of:=0.125*[.B847]-[.C847]^(1/3)" office:value-type="float" office:value="-1.25965561290837" calcext:value-type="float">
            <text:p>-1.25965561290837</text:p>
          </table:table-cell>
        </table:table-row>
        <table:table-row table:style-name="ro1">
          <table:table-cell office:value-type="float" office:value="26.4375" calcext:value-type="float">
            <text:p>26.4375</text:p>
          </table:table-cell>
          <table:table-cell table:formula="of:=5*SIN([.A848])" office:value-type="float" office:value="4.82410118026805" calcext:value-type="float">
            <text:p>4.82410118026805</text:p>
          </table:table-cell>
          <table:table-cell table:formula="of:=[.A848]-20" office:value-type="float" office:value="6.4375" calcext:value-type="float">
            <text:p>6.4375</text:p>
          </table:table-cell>
          <table:table-cell table:formula="of:=0.25*([.B848]^(1/5))+[.C848]^(1/3)" office:value-type="float" office:value="2.20272531174979" calcext:value-type="float">
            <text:p>2.20272531174979</text:p>
          </table:table-cell>
          <table:table-cell table:formula="of:=0.125*[.B848]-[.C848]^(1/3)" office:value-type="float" office:value="-1.25724206765072" calcext:value-type="float">
            <text:p>-1.25724206765072</text:p>
          </table:table-cell>
        </table:table-row>
        <table:table-row table:style-name="ro1">
          <table:table-cell office:value-type="float" office:value="26.46875" calcext:value-type="float">
            <text:p>26.46875</text:p>
          </table:table-cell>
          <table:table-cell table:formula="of:=5*SIN([.A849])" office:value-type="float" office:value="4.86281892797372" calcext:value-type="float">
            <text:p>4.86281892797372</text:p>
          </table:table-cell>
          <table:table-cell table:formula="of:=[.A849]-20" office:value-type="float" office:value="6.46875" calcext:value-type="float">
            <text:p>6.46875</text:p>
          </table:table-cell>
          <table:table-cell table:formula="of:=0.25*([.B849]^(1/5))+[.C849]^(1/3)" office:value-type="float" office:value="2.20627854549362" calcext:value-type="float">
            <text:p>2.20627854549362</text:p>
          </table:table-cell>
          <table:table-cell table:formula="of:=0.125*[.B849]-[.C849]^(1/3)" office:value-type="float" office:value="-1.25540761243349" calcext:value-type="float">
            <text:p>-1.2554076124334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5*SIN([.A850])" office:value-type="float" office:value="4.89678821551959" calcext:value-type="float">
            <text:p>4.89678821551959</text:p>
          </table:table-cell>
          <table:table-cell table:formula="of:=[.A850]-20" office:value-type="float" office:value="6.5" calcext:value-type="float">
            <text:p>6.5</text:p>
          </table:table-cell>
          <table:table-cell table:formula="of:=0.25*([.B850]^(1/5))+[.C850]^(1/3)" office:value-type="float" office:value="2.20975204415417" calcext:value-type="float">
            <text:p>2.20975204415417</text:p>
          </table:table-cell>
          <table:table-cell table:formula="of:=0.125*[.B850]-[.C850]^(1/3)" office:value-type="float" office:value="-1.25415705146868" calcext:value-type="float">
            <text:p>-1.25415705146868</text:p>
          </table:table-cell>
        </table:table-row>
        <table:table-row table:style-name="ro1">
          <table:table-cell office:value-type="float" office:value="26.53125" calcext:value-type="float">
            <text:p>26.53125</text:p>
          </table:table-cell>
          <table:table-cell table:formula="of:=5*SIN([.A851])" office:value-type="float" office:value="4.92597587247283" calcext:value-type="float">
            <text:p>4.92597587247283</text:p>
          </table:table-cell>
          <table:table-cell table:formula="of:=[.A851]-20" office:value-type="float" office:value="6.53125" calcext:value-type="float">
            <text:p>6.53125</text:p>
          </table:table-cell>
          <table:table-cell table:formula="of:=0.25*([.B851]^(1/5))+[.C851]^(1/3)" office:value-type="float" office:value="2.2131465723963" calcext:value-type="float">
            <text:p>2.2131465723963</text:p>
          </table:table-cell>
          <table:table-cell table:formula="of:=0.125*[.B851]-[.C851]^(1/3)" office:value-type="float" office:value="-1.25349460836704" calcext:value-type="float">
            <text:p>-1.25349460836704</text:p>
          </table:table-cell>
        </table:table-row>
        <table:table-row table:style-name="ro1">
          <table:table-cell office:value-type="float" office:value="26.5625" calcext:value-type="float">
            <text:p>26.5625</text:p>
          </table:table-cell>
          <table:table-cell table:formula="of:=5*SIN([.A852])" office:value-type="float" office:value="4.95035339758176" calcext:value-type="float">
            <text:p>4.95035339758176</text:p>
          </table:table-cell>
          <table:table-cell table:formula="of:=[.A852]-20" office:value-type="float" office:value="6.5625" calcext:value-type="float">
            <text:p>6.5625</text:p>
          </table:table-cell>
          <table:table-cell table:formula="of:=0.25*([.B852]^(1/5))+[.C852]^(1/3)" office:value-type="float" office:value="2.21646278635906" calcext:value-type="float">
            <text:p>2.21646278635906</text:p>
          </table:table-cell>
          <table:table-cell table:formula="of:=0.125*[.B852]-[.C852]^(1/3)" office:value-type="float" office:value="-1.25342392210691" calcext:value-type="float">
            <text:p>-1.25342392210691</text:p>
          </table:table-cell>
        </table:table-row>
        <table:table-row table:style-name="ro1">
          <table:table-cell office:value-type="float" office:value="26.59375" calcext:value-type="float">
            <text:p>26.59375</text:p>
          </table:table-cell>
          <table:table-cell table:formula="of:=5*SIN([.A853])" office:value-type="float" office:value="4.96989698660679" calcext:value-type="float">
            <text:p>4.96989698660679</text:p>
          </table:table-cell>
          <table:table-cell table:formula="of:=[.A853]-20" office:value-type="float" office:value="6.59375" calcext:value-type="float">
            <text:p>6.59375</text:p>
          </table:table-cell>
          <table:table-cell table:formula="of:=0.25*([.B853]^(1/5))+[.C853]^(1/3)" office:value-type="float" office:value="2.21970123819096" calcext:value-type="float">
            <text:p>2.21970123819096</text:p>
          </table:table-cell>
          <table:table-cell table:formula="of:=0.125*[.B853]-[.C853]^(1/3)" office:value-type="float" office:value="-1.25394804357245" calcext:value-type="float">
            <text:p>-1.25394804357245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table:formula="of:=5*SIN([.A854])" office:value-type="float" office:value="4.98458755556492" calcext:value-type="float">
            <text:p>4.98458755556492</text:p>
          </table:table-cell>
          <table:table-cell table:formula="of:=[.A854]-20" office:value-type="float" office:value="6.625" calcext:value-type="float">
            <text:p>6.625</text:p>
          </table:table-cell>
          <table:table-cell table:formula="of:=0.25*([.B854]^(1/5))+[.C854]^(1/3)" office:value-type="float" office:value="2.22286237972585" calcext:value-type="float">
            <text:p>2.22286237972585</text:p>
          </table:table-cell>
          <table:table-cell table:formula="of:=0.125*[.B854]-[.C854]^(1/3)" office:value-type="float" office:value="-1.25506943266492" calcext:value-type="float">
            <text:p>-1.25506943266492</text:p>
          </table:table-cell>
        </table:table-row>
        <table:table-row table:style-name="ro1">
          <table:table-cell office:value-type="float" office:value="26.65625" calcext:value-type="float">
            <text:p>26.65625</text:p>
          </table:table-cell>
          <table:table-cell table:formula="of:=5*SIN([.A855])" office:value-type="float" office:value="4.99441075936484" calcext:value-type="float">
            <text:p>4.99441075936484</text:p>
          </table:table-cell>
          <table:table-cell table:formula="of:=[.A855]-20" office:value-type="float" office:value="6.65625" calcext:value-type="float">
            <text:p>6.65625</text:p>
          </table:table-cell>
          <table:table-cell table:formula="of:=0.25*([.B855]^(1/5))+[.C855]^(1/3)" office:value-type="float" office:value="2.22594656535977" calcext:value-type="float">
            <text:p>2.22594656535977</text:p>
          </table:table-cell>
          <table:table-cell table:formula="of:=0.125*[.B855]-[.C855]^(1/3)" office:value-type="float" office:value="-1.25678995598967" calcext:value-type="float">
            <text:p>-1.25678995598967</text:p>
          </table:table-cell>
        </table:table-row>
        <table:table-row table:style-name="ro1">
          <table:table-cell office:value-type="float" office:value="26.6875" calcext:value-type="float">
            <text:p>26.6875</text:p>
          </table:table-cell>
          <table:table-cell table:formula="of:=5*SIN([.A856])" office:value-type="float" office:value="4.99935700581476" calcext:value-type="float">
            <text:p>4.99935700581476</text:p>
          </table:table-cell>
          <table:table-cell table:formula="of:=[.A856]-20" office:value-type="float" office:value="6.6875" calcext:value-type="float">
            <text:p>6.6875</text:p>
          </table:table-cell>
          <table:table-cell table:formula="of:=0.25*([.B856]^(1/5))+[.C856]^(1/3)" office:value-type="float" office:value="2.22895405417551" calcext:value-type="float">
            <text:p>2.22895405417551</text:p>
          </table:table-cell>
          <table:table-cell table:formula="of:=0.125*[.B856]-[.C856]^(1/3)" office:value-type="float" office:value="-1.25911088512125" calcext:value-type="float">
            <text:p>-1.25911088512125</text:p>
          </table:table-cell>
        </table:table-row>
        <table:table-row table:style-name="ro1">
          <table:table-cell office:value-type="float" office:value="26.71875" calcext:value-type="float">
            <text:p>26.71875</text:p>
          </table:table-cell>
          <table:table-cell table:formula="of:=5*SIN([.A857])" office:value-type="float" office:value="4.99942146498895" calcext:value-type="float">
            <text:p>4.99942146498895</text:p>
          </table:table-cell>
          <table:table-cell table:formula="of:=[.A857]-20" office:value-type="float" office:value="6.71875" calcext:value-type="float">
            <text:p>6.71875</text:p>
          </table:table-cell>
          <table:table-cell table:formula="of:=0.25*([.B857]^(1/5))+[.C857]^(1/3)" office:value-type="float" office:value="2.23188501134858" calcext:value-type="float">
            <text:p>2.23188501134858</text:p>
          </table:table-cell>
          <table:table-cell table:formula="of:=0.125*[.B857]-[.C857]^(1/3)" office:value-type="float" office:value="-1.26203289544828" calcext:value-type="float">
            <text:p>-1.26203289544828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table:formula="of:=5*SIN([.A858])" office:value-type="float" office:value="4.99460407394412" calcext:value-type="float">
            <text:p>4.99460407394412</text:p>
          </table:table-cell>
          <table:table-cell table:formula="of:=[.A858]-20" office:value-type="float" office:value="6.75" calcext:value-type="float">
            <text:p>6.75</text:p>
          </table:table-cell>
          <table:table-cell table:formula="of:=0.25*([.B858]^(1/5))+[.C858]^(1/3)" office:value-type="float" office:value="2.2347395088567" calcext:value-type="float">
            <text:p>2.2347395088567</text:p>
          </table:table-cell>
          <table:table-cell table:formula="of:=0.125*[.B858]-[.C858]^(1/3)" office:value-type="float" office:value="-1.26555606559929" calcext:value-type="float">
            <text:p>-1.26555606559929</text:p>
          </table:table-cell>
        </table:table-row>
        <table:table-row table:style-name="ro1">
          <table:table-cell office:value-type="float" office:value="26.78125" calcext:value-type="float">
            <text:p>26.78125</text:p>
          </table:table-cell>
          <table:table-cell table:formula="of:=5*SIN([.A859])" office:value-type="float" office:value="4.98490953678088" calcext:value-type="float">
            <text:p>4.98490953678088</text:p>
          </table:table-cell>
          <table:table-cell table:formula="of:=[.A859]-20" office:value-type="float" office:value="6.78125" calcext:value-type="float">
            <text:p>6.78125</text:p>
          </table:table-cell>
          <table:table-cell table:formula="of:=0.25*([.B859]^(1/5))+[.C859]^(1/3)" office:value-type="float" office:value="2.23751752550387" calcext:value-type="float">
            <text:p>2.23751752550387</text:p>
          </table:table-cell>
          <table:table-cell table:formula="of:=0.125*[.B859]-[.C859]^(1/3)" office:value-type="float" office:value="-1.2696798774501" calcext:value-type="float">
            <text:p>-1.2696798774501</text:p>
          </table:table-cell>
        </table:table-row>
        <table:table-row table:style-name="ro1">
          <table:table-cell office:value-type="float" office:value="26.8125" calcext:value-type="float">
            <text:p>26.8125</text:p>
          </table:table-cell>
          <table:table-cell table:formula="of:=5*SIN([.A860])" office:value-type="float" office:value="4.97034732005025" calcext:value-type="float">
            <text:p>4.97034732005025</text:p>
          </table:table-cell>
          <table:table-cell table:formula="of:=[.A860]-20" office:value-type="float" office:value="6.8125" calcext:value-type="float">
            <text:p>6.8125</text:p>
          </table:table-cell>
          <table:table-cell table:formula="of:=0.25*([.B860]^(1/5))+[.C860]^(1/3)" office:value-type="float" office:value="2.24021894625915" calcext:value-type="float">
            <text:p>2.24021894625915</text:p>
          </table:table-cell>
          <table:table-cell table:formula="of:=0.125*[.B860]-[.C860]^(1/3)" office:value-type="float" office:value="-1.27440321671266" calcext:value-type="float">
            <text:p>-1.27440321671266</text:p>
          </table:table-cell>
        </table:table-row>
        <table:table-row table:style-name="ro1">
          <table:table-cell office:value-type="float" office:value="26.84375" calcext:value-type="float">
            <text:p>26.84375</text:p>
          </table:table-cell>
          <table:table-cell table:formula="of:=5*SIN([.A861])" office:value-type="float" office:value="4.95093164350974" calcext:value-type="float">
            <text:p>4.95093164350974</text:p>
          </table:table-cell>
          <table:table-cell table:formula="of:=[.A861]-20" office:value-type="float" office:value="6.84375" calcext:value-type="float">
            <text:p>6.84375</text:p>
          </table:table-cell>
          <table:table-cell table:formula="of:=0.25*([.B861]^(1/5))+[.C861]^(1/3)" office:value-type="float" office:value="2.24284356089936" calcext:value-type="float">
            <text:p>2.24284356089936</text:p>
          </table:table-cell>
          <table:table-cell table:formula="of:=0.125*[.B861]-[.C861]^(1/3)" office:value-type="float" office:value="-1.279724374105" calcext:value-type="float">
            <text:p>-1.279724374105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table:formula="of:=5*SIN([.A862])" office:value-type="float" office:value="4.926681466238" calcext:value-type="float">
            <text:p>4.926681466238</text:p>
          </table:table-cell>
          <table:table-cell table:formula="of:=[.A862]-20" office:value-type="float" office:value="6.875" calcext:value-type="float">
            <text:p>6.875</text:p>
          </table:table-cell>
          <table:table-cell table:formula="of:=0.25*([.B862]^(1/5))+[.C862]^(1/3)" office:value-type="float" office:value="2.24539106193413" calcext:value-type="float">
            <text:p>2.24539106193413</text:p>
          </table:table-cell>
          <table:table-cell table:formula="of:=0.125*[.B862]-[.C862]^(1/3)" office:value-type="float" office:value="-1.28564104710095" calcext:value-type="float">
            <text:p>-1.28564104710095</text:p>
          </table:table-cell>
        </table:table-row>
        <table:table-row table:style-name="ro1">
          <table:table-cell office:value-type="float" office:value="26.90625" calcext:value-type="float">
            <text:p>26.90625</text:p>
          </table:table-cell>
          <table:table-cell table:formula="of:=5*SIN([.A863])" office:value-type="float" office:value="4.89762046812161" calcext:value-type="float">
            <text:p>4.89762046812161</text:p>
          </table:table-cell>
          <table:table-cell table:formula="of:=[.A863]-20" office:value-type="float" office:value="6.90625" calcext:value-type="float">
            <text:p>6.90625</text:p>
          </table:table-cell>
          <table:table-cell table:formula="of:=0.25*([.B863]^(1/5))+[.C863]^(1/3)" office:value-type="float" office:value="2.24786104177954" calcext:value-type="float">
            <text:p>2.24786104177954</text:p>
          </table:table-cell>
          <table:table-cell table:formula="of:=0.125*[.B863]-[.C863]^(1/3)" office:value-type="float" office:value="-1.29215034225812" calcext:value-type="float">
            <text:p>-1.29215034225812</text:p>
          </table:table-cell>
        </table:table-row>
        <table:table-row table:style-name="ro1">
          <table:table-cell office:value-type="float" office:value="26.9375" calcext:value-type="float">
            <text:p>26.9375</text:p>
          </table:table-cell>
          <table:table-cell table:formula="of:=5*SIN([.A864])" office:value-type="float" office:value="4.86377702673206" calcext:value-type="float">
            <text:p>4.86377702673206</text:p>
          </table:table-cell>
          <table:table-cell table:formula="of:=[.A864]-20" office:value-type="float" office:value="6.9375" calcext:value-type="float">
            <text:p>6.9375</text:p>
          </table:table-cell>
          <table:table-cell table:formula="of:=0.25*([.B864]^(1/5))+[.C864]^(1/3)" office:value-type="float" office:value="2.25025298913442" calcext:value-type="float">
            <text:p>2.25025298913442</text:p>
          </table:table-cell>
          <table:table-cell table:formula="of:=0.125*[.B864]-[.C864]^(1/3)" office:value-type="float" office:value="-1.29924877812177" calcext:value-type="float">
            <text:p>-1.29924877812177</text:p>
          </table:table-cell>
        </table:table-row>
        <table:table-row table:style-name="ro1">
          <table:table-cell office:value-type="float" office:value="26.96875" calcext:value-type="float">
            <text:p>26.96875</text:p>
          </table:table-cell>
          <table:table-cell table:formula="of:=5*SIN([.A865])" office:value-type="float" office:value="4.82518418961552" calcext:value-type="float">
            <text:p>4.82518418961552</text:p>
          </table:table-cell>
          <table:table-cell table:formula="of:=[.A865]-20" office:value-type="float" office:value="6.96875" calcext:value-type="float">
            <text:p>6.96875</text:p>
          </table:table-cell>
          <table:table-cell table:formula="of:=0.25*([.B865]^(1/5))+[.C865]^(1/3)" office:value-type="float" office:value="2.25256628449903" calcext:value-type="float">
            <text:p>2.25256628449903</text:p>
          </table:table-cell>
          <table:table-cell table:formula="of:=0.125*[.B865]-[.C865]^(1/3)" office:value-type="float" office:value="-1.30693228870182" calcext:value-type="float">
            <text:p>-1.306932288701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5*SIN([.A866])" office:value-type="float" office:value="4.78187964202252" calcext:value-type="float">
            <text:p>4.78187964202252</text:p>
          </table:table-cell>
          <table:table-cell table:formula="of:=[.A866]-20" office:value-type="float" office:value="7" calcext:value-type="float">
            <text:p>7</text:p>
          </table:table-cell>
          <table:table-cell table:formula="of:=0.25*([.B866]^(1/5))+[.C866]^(1/3)" office:value-type="float" office:value="2.25480019476025" calcext:value-type="float">
            <text:p>2.25480019476025</text:p>
          </table:table-cell>
          <table:table-cell table:formula="of:=0.125*[.B866]-[.C866]^(1/3)" office:value-type="float" office:value="-1.31519622751957" calcext:value-type="float">
            <text:p>-1.31519622751957</text:p>
          </table:table-cell>
        </table:table-row>
        <table:table-row table:style-name="ro1">
          <table:table-cell office:value-type="float" office:value="27.03125" calcext:value-type="float">
            <text:p>27.03125</text:p>
          </table:table-cell>
          <table:table-cell table:formula="of:=5*SIN([.A867])" office:value-type="float" office:value="4.73390567010888" calcext:value-type="float">
            <text:p>4.73390567010888</text:p>
          </table:table-cell>
          <table:table-cell table:formula="of:=[.A867]-20" office:value-type="float" office:value="7.03125" calcext:value-type="float">
            <text:p>7.03125</text:p>
          </table:table-cell>
          <table:table-cell table:formula="of:=0.25*([.B867]^(1/5))+[.C867]^(1/3)" office:value-type="float" office:value="2.25695386674947" calcext:value-type="float">
            <text:p>2.25695386674947</text:p>
          </table:table-cell>
          <table:table-cell table:formula="of:=0.125*[.B867]-[.C867]^(1/3)" office:value-type="float" office:value="-1.32403537222027" calcext:value-type="float">
            <text:p>-1.32403537222027</text:p>
          </table:table-cell>
        </table:table-row>
        <table:table-row table:style-name="ro1">
          <table:table-cell office:value-type="float" office:value="27.0625" calcext:value-type="float">
            <text:p>27.0625</text:p>
          </table:table-cell>
          <table:table-cell table:formula="of:=5*SIN([.A868])" office:value-type="float" office:value="4.68130911964405" calcext:value-type="float">
            <text:p>4.68130911964405</text:p>
          </table:table-cell>
          <table:table-cell table:formula="of:=[.A868]-20" office:value-type="float" office:value="7.0625" calcext:value-type="float">
            <text:p>7.0625</text:p>
          </table:table-cell>
          <table:table-cell table:formula="of:=0.25*([.B868]^(1/5))+[.C868]^(1/3)" office:value-type="float" office:value="2.25902631965839" calcext:value-type="float">
            <text:p>2.25902631965839</text:p>
          </table:table-cell>
          <table:table-cell table:formula="of:=0.125*[.B868]-[.C868]^(1/3)" office:value-type="float" office:value="-1.33344392974699" calcext:value-type="float">
            <text:p>-1.33344392974699</text:p>
          </table:table-cell>
        </table:table-row>
        <table:table-row table:style-name="ro1">
          <table:table-cell office:value-type="float" office:value="27.09375" calcext:value-type="float">
            <text:p>27.09375</text:p>
          </table:table-cell>
          <table:table-cell table:formula="of:=5*SIN([.A869])" office:value-type="float" office:value="4.62414135026698" calcext:value-type="float">
            <text:p>4.62414135026698</text:p>
          </table:table-cell>
          <table:table-cell table:formula="of:=[.A869]-20" office:value-type="float" office:value="7.09375" calcext:value-type="float">
            <text:p>7.09375</text:p>
          </table:table-cell>
          <table:table-cell table:formula="of:=0.25*([.B869]^(1/5))+[.C869]^(1/3)" office:value-type="float" office:value="2.26101643617343" calcext:value-type="float">
            <text:p>2.26101643617343</text:p>
          </table:table-cell>
          <table:table-cell table:formula="of:=0.125*[.B869]-[.C869]^(1/3)" office:value-type="float" office:value="-1.34341554207079" calcext:value-type="float">
            <text:p>-1.34341554207079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table:formula="of:=5*SIN([.A870])" office:value-type="float" office:value="4.56245818533431" calcext:value-type="float">
            <text:p>4.56245818533431</text:p>
          </table:table-cell>
          <table:table-cell table:formula="of:=[.A870]-20" office:value-type="float" office:value="7.125" calcext:value-type="float">
            <text:p>7.125</text:p>
          </table:table-cell>
          <table:table-cell table:formula="of:=0.25*([.B870]^(1/5))+[.C870]^(1/3)" office:value-type="float" office:value="2.26292295216027" calcext:value-type="float">
            <text:p>2.26292295216027</text:p>
          </table:table-cell>
          <table:table-cell table:formula="of:=0.125*[.B870]-[.C870]^(1/3)" office:value-type="float" office:value="-1.35394329247161" calcext:value-type="float">
            <text:p>-1.35394329247161</text:p>
          </table:table-cell>
        </table:table-row>
        <table:table-row table:style-name="ro1">
          <table:table-cell office:value-type="float" office:value="27.15625" calcext:value-type="float">
            <text:p>27.15625</text:p>
          </table:table-cell>
          <table:table-cell table:formula="of:=5*SIN([.A871])" office:value-type="float" office:value="4.49631985740983" calcext:value-type="float">
            <text:p>4.49631985740983</text:p>
          </table:table-cell>
          <table:table-cell table:formula="of:=[.A871]-20" office:value-type="float" office:value="7.15625" calcext:value-type="float">
            <text:p>7.15625</text:p>
          </table:table-cell>
          <table:table-cell table:formula="of:=0.25*([.B871]^(1/5))+[.C871]^(1/3)" office:value-type="float" office:value="2.26474444469522" calcext:value-type="float">
            <text:p>2.26474444469522</text:p>
          </table:table-cell>
          <table:table-cell table:formula="of:=0.125*[.B871]-[.C871]^(1/3)" office:value-type="float" office:value="-1.36501971236377" calcext:value-type="float">
            <text:p>-1.36501971236377</text:p>
          </table:table-cell>
        </table:table-row>
        <table:table-row table:style-name="ro1">
          <table:table-cell office:value-type="float" office:value="27.1875" calcext:value-type="float">
            <text:p>27.1875</text:p>
          </table:table-cell>
          <table:table-cell table:formula="of:=5*SIN([.A872])" office:value-type="float" office:value="4.42579094944836" calcext:value-type="float">
            <text:p>4.42579094944836</text:p>
          </table:table-cell>
          <table:table-cell table:formula="of:=[.A872]-20" office:value-type="float" office:value="7.1875" calcext:value-type="float">
            <text:p>7.1875</text:p>
          </table:table-cell>
          <table:table-cell table:formula="of:=0.25*([.B872]^(1/5))+[.C872]^(1/3)" office:value-type="float" office:value="2.26647931819775" calcext:value-type="float">
            <text:p>2.26647931819775</text:p>
          </table:table-cell>
          <table:table-cell table:formula="of:=0.125*[.B872]-[.C872]^(1/3)" office:value-type="float" office:value="-1.37663678865937" calcext:value-type="float">
            <text:p>-1.37663678865937</text:p>
          </table:table-cell>
        </table:table-row>
        <table:table-row table:style-name="ro1">
          <table:table-cell office:value-type="float" office:value="27.21875" calcext:value-type="float">
            <text:p>27.21875</text:p>
          </table:table-cell>
          <table:table-cell table:formula="of:=5*SIN([.A873])" office:value-type="float" office:value="4.35094033173163" calcext:value-type="float">
            <text:p>4.35094033173163</text:p>
          </table:table-cell>
          <table:table-cell table:formula="of:=[.A873]-20" office:value-type="float" office:value="7.21875" calcext:value-type="float">
            <text:p>7.21875</text:p>
          </table:table-cell>
          <table:table-cell table:formula="of:=0.25*([.B873]^(1/5))+[.C873]^(1/3)" office:value-type="float" office:value="2.26812578836714" calcext:value-type="float">
            <text:p>2.26812578836714</text:p>
          </table:table-cell>
          <table:table-cell table:formula="of:=0.125*[.B873]-[.C873]^(1/3)" office:value-type="float" office:value="-1.38878597166253" calcext:value-type="float">
            <text:p>-1.38878597166253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formula="of:=5*SIN([.A874])" office:value-type="float" office:value="4.27184109461761" calcext:value-type="float">
            <text:p>4.27184109461761</text:p>
          </table:table-cell>
          <table:table-cell table:formula="of:=[.A874]-20" office:value-type="float" office:value="7.25" calcext:value-type="float">
            <text:p>7.25</text:p>
          </table:table-cell>
          <table:table-cell table:formula="of:=0.25*([.B874]^(1/5))+[.C874]^(1/3)" office:value-type="float" office:value="2.269681863563" calcext:value-type="float">
            <text:p>2.269681863563</text:p>
          </table:table-cell>
          <table:table-cell table:formula="of:=0.125*[.B874]-[.C874]^(1/3)" office:value-type="float" office:value="-1.4014581834867" calcext:value-type="float">
            <text:p>-1.4014581834867</text:p>
          </table:table-cell>
        </table:table-row>
        <table:table-row table:style-name="ro1">
          <table:table-cell office:value-type="float" office:value="27.28125" calcext:value-type="float">
            <text:p>27.28125</text:p>
          </table:table-cell>
          <table:table-cell table:formula="of:=5*SIN([.A875])" office:value-type="float" office:value="4.18857047716901" calcext:value-type="float">
            <text:p>4.18857047716901</text:p>
          </table:table-cell>
          <table:table-cell table:formula="of:=[.A875]-20" office:value-type="float" office:value="7.28125" calcext:value-type="float">
            <text:p>7.28125</text:p>
          </table:table-cell>
          <table:table-cell table:formula="of:=0.25*([.B875]^(1/5))+[.C875]^(1/3)" office:value-type="float" office:value="2.27114532319147" calcext:value-type="float">
            <text:p>2.27114532319147</text:p>
          </table:table-cell>
          <table:table-cell table:formula="of:=0.125*[.B875]-[.C875]^(1/3)" office:value-type="float" office:value="-1.41464382698683" calcext:value-type="float">
            <text:p>-1.41464382698683</text:p>
          </table:table-cell>
        </table:table-row>
        <table:table-row table:style-name="ro1">
          <table:table-cell office:value-type="float" office:value="27.3125" calcext:value-type="float">
            <text:p>27.3125</text:p>
          </table:table-cell>
          <table:table-cell table:formula="of:=5*SIN([.A876])" office:value-type="float" office:value="4.10120979173063" calcext:value-type="float">
            <text:p>4.10120979173063</text:p>
          </table:table-cell>
          <table:table-cell table:formula="of:=[.A876]-20" office:value-type="float" office:value="7.3125" calcext:value-type="float">
            <text:p>7.3125</text:p>
          </table:table-cell>
          <table:table-cell table:formula="of:=0.25*([.B876]^(1/5))+[.C876]^(1/3)" office:value-type="float" office:value="2.2725136925612" calcext:value-type="float">
            <text:p>2.2725136925612</text:p>
          </table:table-cell>
          <table:table-cell table:formula="of:=0.125*[.B876]-[.C876]^(1/3)" office:value-type="float" office:value="-1.42833279519775" calcext:value-type="float">
            <text:p>-1.42833279519775</text:p>
          </table:table-cell>
        </table:table-row>
        <table:table-row table:style-name="ro1">
          <table:table-cell office:value-type="float" office:value="27.34375" calcext:value-type="float">
            <text:p>27.34375</text:p>
          </table:table-cell>
          <table:table-cell table:formula="of:=5*SIN([.A877])" office:value-type="float" office:value="4.00984434452928" calcext:value-type="float">
            <text:p>4.00984434452928</text:p>
          </table:table-cell>
          <table:table-cell table:formula="of:=[.A877]-20" office:value-type="float" office:value="7.34375" calcext:value-type="float">
            <text:p>7.34375</text:p>
          </table:table-cell>
          <table:table-cell table:formula="of:=0.25*([.B877]^(1/5))+[.C877]^(1/3)" office:value-type="float" office:value="2.2737842135518" calcext:value-type="float">
            <text:p>2.2737842135518</text:p>
          </table:table-cell>
          <table:table-cell table:formula="of:=0.125*[.B877]-[.C877]^(1/3)" office:value-type="float" office:value="-1.44251448126949" calcext:value-type="float">
            <text:p>-1.44251448126949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table:formula="of:=5*SIN([.A878])" office:value-type="float" office:value="3.91456335237364" calcext:value-type="float">
            <text:p>3.91456335237364</text:p>
          </table:table-cell>
          <table:table-cell table:formula="of:=[.A878]-20" office:value-type="float" office:value="7.375" calcext:value-type="float">
            <text:p>7.375</text:p>
          </table:table-cell>
          <table:table-cell table:formula="of:=0.25*([.B878]^(1/5))+[.C878]^(1/3)" office:value-type="float" office:value="2.27495381028253" calcext:value-type="float">
            <text:p>2.27495381028253</text:p>
          </table:table-cell>
          <table:table-cell table:formula="of:=0.125*[.B878]-[.C878]^(1/3)" office:value-type="float" office:value="-1.45717778888992" calcext:value-type="float">
            <text:p>-1.45717778888992</text:p>
          </table:table-cell>
        </table:table-row>
        <table:table-row table:style-name="ro1">
          <table:table-cell office:value-type="float" office:value="27.40625" calcext:value-type="float">
            <text:p>27.40625</text:p>
          </table:table-cell>
          <table:table-cell table:formula="of:=5*SIN([.A879])" office:value-type="float" office:value="3.81545985553562" calcext:value-type="float">
            <text:p>3.81545985553562</text:p>
          </table:table-cell>
          <table:table-cell table:formula="of:=[.A879]-20" office:value-type="float" office:value="7.40625" calcext:value-type="float">
            <text:p>7.40625</text:p>
          </table:table-cell>
          <table:table-cell table:formula="of:=0.25*([.B879]^(1/5))+[.C879]^(1/3)" office:value-type="float" office:value="2.27601904877284" calcext:value-type="float">
            <text:p>2.27601904877284</text:p>
          </table:table-cell>
          <table:table-cell table:formula="of:=0.125*[.B879]-[.C879]^(1/3)" office:value-type="float" office:value="-1.47231114318454" calcext:value-type="float">
            <text:p>-1.47231114318454</text:p>
          </table:table-cell>
        </table:table-row>
        <table:table-row table:style-name="ro1">
          <table:table-cell office:value-type="float" office:value="27.4375" calcext:value-type="float">
            <text:p>27.4375</text:p>
          </table:table-cell>
          <table:table-cell table:formula="of:=5*SIN([.A880])" office:value-type="float" office:value="3.71263062689807" calcext:value-type="float">
            <text:p>3.71263062689807</text:p>
          </table:table-cell>
          <table:table-cell table:formula="of:=[.A880]-20" office:value-type="float" office:value="7.4375" calcext:value-type="float">
            <text:p>7.4375</text:p>
          </table:table-cell>
          <table:table-cell table:formula="of:=0.25*([.B880]^(1/5))+[.C880]^(1/3)" office:value-type="float" office:value="2.27697608933366" calcext:value-type="float">
            <text:p>2.27697608933366</text:p>
          </table:table-cell>
          <table:table-cell table:formula="of:=0.125*[.B880]-[.C880]^(1/3)" office:value-type="float" office:value="-1.48790250208267" calcext:value-type="float">
            <text:p>-1.48790250208267</text:p>
          </table:table-cell>
        </table:table-row>
        <table:table-row table:style-name="ro1">
          <table:table-cell office:value-type="float" office:value="27.46875" calcext:value-type="float">
            <text:p>27.46875</text:p>
          </table:table-cell>
          <table:table-cell table:formula="of:=5*SIN([.A881])" office:value-type="float" office:value="3.6061760774577" calcext:value-type="float">
            <text:p>3.6061760774577</text:p>
          </table:table-cell>
          <table:table-cell table:formula="of:=[.A881]-20" office:value-type="float" office:value="7.46875" calcext:value-type="float">
            <text:p>7.46875</text:p>
          </table:table-cell>
          <table:table-cell table:formula="of:=0.25*([.B881]^(1/5))+[.C881]^(1/3)" office:value-type="float" office:value="2.27782063010143" calcext:value-type="float">
            <text:p>2.27782063010143</text:p>
          </table:table-cell>
          <table:table-cell table:formula="of:=0.125*[.B881]-[.C881]^(1/3)" office:value-type="float" office:value="-1.50393936813917" calcext:value-type="float">
            <text:p>-1.5039393681391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5*SIN([.A882])" office:value-type="float" office:value="3.49620015827549" calcext:value-type="float">
            <text:p>3.49620015827549</text:p>
          </table:table-cell>
          <table:table-cell table:formula="of:=[.A882]-20" office:value-type="float" office:value="7.5" calcext:value-type="float">
            <text:p>7.5</text:p>
          </table:table-cell>
          <table:table-cell table:formula="of:=0.25*([.B882]^(1/5))+[.C882]^(1/3)" office:value-type="float" office:value="2.278547839699" calcext:value-type="float">
            <text:p>2.278547839699</text:p>
          </table:table-cell>
          <table:table-cell table:formula="of:=0.125*[.B882]-[.C882]^(1/3)" office:value-type="float" office:value="-1.5204088008" calcext:value-type="float">
            <text:p>-1.5204088008</text:p>
          </table:table-cell>
        </table:table-row>
        <table:table-row table:style-name="ro1">
          <table:table-cell office:value-type="float" office:value="27.53125" calcext:value-type="float">
            <text:p>27.53125</text:p>
          </table:table-cell>
          <table:table-cell table:formula="of:=5*SIN([.A883])" office:value-type="float" office:value="3.38281025897019" calcext:value-type="float">
            <text:p>3.38281025897019</text:p>
          </table:table-cell>
          <table:table-cell table:formula="of:=[.A883]-20" office:value-type="float" office:value="7.53125" calcext:value-type="float">
            <text:p>7.53125</text:p>
          </table:table-cell>
          <table:table-cell table:formula="of:=0.25*([.B883]^(1/5))+[.C883]^(1/3)" office:value-type="float" office:value="2.27915227644307" calcext:value-type="float">
            <text:p>2.27915227644307</text:p>
          </table:table-cell>
          <table:table-cell table:formula="of:=0.125*[.B883]-[.C883]^(1/3)" office:value-type="float" office:value="-1.53729742909963" calcext:value-type="float">
            <text:p>-1.53729742909963</text:p>
          </table:table-cell>
        </table:table-row>
        <table:table-row table:style-name="ro1">
          <table:table-cell office:value-type="float" office:value="27.5625" calcext:value-type="float">
            <text:p>27.5625</text:p>
          </table:table-cell>
          <table:table-cell table:formula="of:=5*SIN([.A884])" office:value-type="float" office:value="3.26611710285422" calcext:value-type="float">
            <text:p>3.26611710285422</text:p>
          </table:table-cell>
          <table:table-cell table:formula="of:=[.A884]-20" office:value-type="float" office:value="7.5625" calcext:value-type="float">
            <text:p>7.5625</text:p>
          </table:table-cell>
          <table:table-cell table:formula="of:=0.25*([.B884]^(1/5))+[.C884]^(1/3)" office:value-type="float" office:value="2.27962779076465" calcext:value-type="float">
            <text:p>2.27962779076465</text:p>
          </table:table-cell>
          <table:table-cell table:formula="of:=0.125*[.B884]-[.C884]^(1/3)" office:value-type="float" office:value="-1.55459146477815" calcext:value-type="float">
            <text:p>-1.55459146477815</text:p>
          </table:table-cell>
        </table:table-row>
        <table:table-row table:style-name="ro1">
          <table:table-cell office:value-type="float" office:value="27.59375" calcext:value-type="float">
            <text:p>27.59375</text:p>
          </table:table-cell>
          <table:table-cell table:formula="of:=5*SIN([.A885])" office:value-type="float" office:value="3.14623463881421" calcext:value-type="float">
            <text:p>3.14623463881421</text:p>
          </table:table-cell>
          <table:table-cell table:formula="of:=[.A885]-20" office:value-type="float" office:value="7.59375" calcext:value-type="float">
            <text:p>7.59375</text:p>
          </table:table-cell>
          <table:table-cell table:formula="of:=0.25*([.B885]^(1/5))+[.C885]^(1/3)" office:value-type="float" office:value="2.2799674064929" calcext:value-type="float">
            <text:p>2.2799674064929</text:p>
          </table:table-cell>
          <table:table-cell table:formula="of:=0.125*[.B885]-[.C885]^(1/3)" office:value-type="float" office:value="-1.5722767158049" calcext:value-type="float">
            <text:p>-1.5722767158049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table:formula="of:=5*SIN([.A886])" office:value-type="float" office:value="3.02327993004186" calcext:value-type="float">
            <text:p>3.02327993004186</text:p>
          </table:table-cell>
          <table:table-cell table:formula="of:=[.A886]-20" office:value-type="float" office:value="7.625" calcext:value-type="float">
            <text:p>7.625</text:p>
          </table:table-cell>
          <table:table-cell table:formula="of:=0.25*([.B886]^(1/5))+[.C886]^(1/3)" office:value-type="float" office:value="2.28016317526513" calcext:value-type="float">
            <text:p>2.28016317526513</text:p>
          </table:table-cell>
          <table:table-cell table:formula="of:=0.125*[.B886]-[.C886]^(1/3)" office:value-type="float" office:value="-1.59033860029585" calcext:value-type="float">
            <text:p>-1.59033860029585</text:p>
          </table:table-cell>
        </table:table-row>
        <table:table-row table:style-name="ro1">
          <table:table-cell office:value-type="float" office:value="27.65625" calcext:value-type="float">
            <text:p>27.65625</text:p>
          </table:table-cell>
          <table:table-cell table:formula="of:=5*SIN([.A887])" office:value-type="float" office:value="2.89737303972371" calcext:value-type="float">
            <text:p>2.89737303972371</text:p>
          </table:table-cell>
          <table:table-cell table:formula="of:=[.A887]-20" office:value-type="float" office:value="7.65625" calcext:value-type="float">
            <text:p>7.65625</text:p>
          </table:table-cell>
          <table:table-cell table:formula="of:=0.25*([.B887]^(1/5))+[.C887]^(1/3)" office:value-type="float" office:value="2.28020599640639" calcext:value-type="float">
            <text:p>2.28020599640639</text:p>
          </table:table-cell>
          <table:table-cell table:formula="of:=0.125*[.B887]-[.C887]^(1/3)" office:value-type="float" office:value="-1.60876216081085" calcext:value-type="float">
            <text:p>-1.60876216081085</text:p>
          </table:table-cell>
        </table:table-row>
        <table:table-row table:style-name="ro1">
          <table:table-cell office:value-type="float" office:value="27.6875" calcext:value-type="float">
            <text:p>27.6875</text:p>
          </table:table-cell>
          <table:table-cell table:formula="of:=5*SIN([.A888])" office:value-type="float" office:value="2.76863691380148" calcext:value-type="float">
            <text:p>2.76863691380148</text:p>
          </table:table-cell>
          <table:table-cell table:formula="of:=[.A888]-20" office:value-type="float" office:value="7.6875" calcext:value-type="float">
            <text:p>7.6875</text:p>
          </table:table-cell>
          <table:table-cell table:formula="of:=0.25*([.B888]^(1/5))+[.C888]^(1/3)" office:value-type="float" office:value="2.280085391928" calcext:value-type="float">
            <text:p>2.280085391928</text:p>
          </table:table-cell>
          <table:table-cell table:formula="of:=0.125*[.B888]-[.C888]^(1/3)" office:value-type="float" office:value="-1.62753207901684" calcext:value-type="float">
            <text:p>-1.62753207901684</text:p>
          </table:table-cell>
        </table:table-row>
        <table:table-row table:style-name="ro1">
          <table:table-cell office:value-type="float" office:value="27.71875" calcext:value-type="float">
            <text:p>27.71875</text:p>
          </table:table-cell>
          <table:table-cell table:formula="of:=5*SIN([.A889])" office:value-type="float" office:value="2.63719726091744" calcext:value-type="float">
            <text:p>2.63719726091744</text:p>
          </table:table-cell>
          <table:table-cell table:formula="of:=[.A889]-20" office:value-type="float" office:value="7.71875" calcext:value-type="float">
            <text:p>7.71875</text:p>
          </table:table-cell>
          <table:table-cell table:formula="of:=0.25*([.B889]^(1/5))+[.C889]^(1/3)" office:value-type="float" office:value="2.2797892224542" calcext:value-type="float">
            <text:p>2.2797892224542</text:p>
          </table:table-cell>
          <table:table-cell table:formula="of:=0.125*[.B889]-[.C889]^(1/3)" office:value-type="float" office:value="-1.64663269070295" calcext:value-type="float">
            <text:p>-1.64663269070295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table:formula="of:=5*SIN([.A890])" office:value-type="float" office:value="2.50318242966208" calcext:value-type="float">
            <text:p>2.50318242966208</text:p>
          </table:table-cell>
          <table:table-cell table:formula="of:=[.A890]-20" office:value-type="float" office:value="7.75" calcext:value-type="float">
            <text:p>7.75</text:p>
          </table:table-cell>
          <table:table-cell table:formula="of:=0.25*([.B890]^(1/5))+[.C890]^(1/3)" office:value-type="float" office:value="2.27930332431838" calcext:value-type="float">
            <text:p>2.27930332431838</text:p>
          </table:table-cell>
          <table:table-cell table:formula="of:=0.125*[.B890]-[.C890]^(1/3)" office:value-type="float" office:value="-1.66604800113244" calcext:value-type="float">
            <text:p>-1.66604800113244</text:p>
          </table:table-cell>
        </table:table-row>
        <table:table-row table:style-name="ro1">
          <table:table-cell office:value-type="float" office:value="27.78125" calcext:value-type="float">
            <text:p>27.78125</text:p>
          </table:table-cell>
          <table:table-cell table:formula="of:=5*SIN([.A891])" office:value-type="float" office:value="2.36672328324383" calcext:value-type="float">
            <text:p>2.36672328324383</text:p>
          </table:table-cell>
          <table:table-cell table:formula="of:=[.A891]-20" office:value-type="float" office:value="7.78125" calcext:value-type="float">
            <text:p>7.78125</text:p>
          </table:table-cell>
          <table:table-cell table:formula="of:=0.25*([.B891]^(1/5))+[.C891]^(1/3)" office:value-type="float" office:value="2.27861103984219" calcext:value-type="float">
            <text:p>2.27861103984219</text:p>
          </table:table-cell>
          <table:table-cell table:formula="of:=0.125*[.B891]-[.C891]^(1/3)" office:value-type="float" office:value="-1.68576170071695" calcext:value-type="float">
            <text:p>-1.68576170071695</text:p>
          </table:table-cell>
        </table:table-row>
        <table:table-row table:style-name="ro1">
          <table:table-cell office:value-type="float" office:value="27.8125" calcext:value-type="float">
            <text:p>27.8125</text:p>
          </table:table-cell>
          <table:table-cell table:formula="of:=5*SIN([.A892])" office:value-type="float" office:value="2.22795307170345" calcext:value-type="float">
            <text:p>2.22795307170345</text:p>
          </table:table-cell>
          <table:table-cell table:formula="of:=[.A892]-20" office:value-type="float" office:value="7.8125" calcext:value-type="float">
            <text:p>7.8125</text:p>
          </table:table-cell>
          <table:table-cell table:formula="of:=0.25*([.B892]^(1/5))+[.C892]^(1/3)" office:value-type="float" office:value="2.27769260039719" calcext:value-type="float">
            <text:p>2.27769260039719</text:p>
          </table:table-cell>
          <table:table-cell table:formula="of:=0.125*[.B892]-[.C892]^(1/3)" office:value-type="float" office:value="-1.70575718099732" calcext:value-type="float">
            <text:p>-1.70575718099732</text:p>
          </table:table-cell>
        </table:table-row>
        <table:table-row table:style-name="ro1">
          <table:table-cell office:value-type="float" office:value="27.84375" calcext:value-type="float">
            <text:p>27.84375</text:p>
          </table:table-cell>
          <table:table-cell table:formula="of:=5*SIN([.A893])" office:value-type="float" office:value="2.08700730179751" calcext:value-type="float">
            <text:p>2.08700730179751</text:p>
          </table:table-cell>
          <table:table-cell table:formula="of:=[.A893]-20" office:value-type="float" office:value="7.84375" calcext:value-type="float">
            <text:p>7.84375</text:p>
          </table:table-cell>
          <table:table-cell table:formula="of:=0.25*([.B893]^(1/5))+[.C893]^(1/3)" office:value-type="float" office:value="2.27652430267503" calcext:value-type="float">
            <text:p>2.27652430267503</text:p>
          </table:table-cell>
          <table:table-cell table:formula="of:=0.125*[.B893]-[.C893]^(1/3)" office:value-type="float" office:value="-1.72601755091579" calcext:value-type="float">
            <text:p>-1.72601755091579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table:formula="of:=5*SIN([.A894])" office:value-type="float" office:value="1.94402360467845" calcext:value-type="float">
            <text:p>1.94402360467845</text:p>
          </table:table-cell>
          <table:table-cell table:formula="of:=[.A894]-20" office:value-type="float" office:value="7.875" calcext:value-type="float">
            <text:p>7.875</text:p>
          </table:table-cell>
          <table:table-cell table:formula="of:=0.25*([.B894]^(1/5))+[.C894]^(1/3)" office:value-type="float" office:value="2.27507738819571" calcext:value-type="float">
            <text:p>2.27507738819571</text:p>
          </table:table-cell>
          <table:table-cell table:formula="of:=0.125*[.B894]-[.C894]^(1/3)" office:value-type="float" office:value="-1.74652565336339" calcext:value-type="float">
            <text:p>-1.74652565336339</text:p>
          </table:table-cell>
        </table:table-row>
        <table:table-row table:style-name="ro1">
          <table:table-cell office:value-type="float" office:value="27.90625" calcext:value-type="float">
            <text:p>27.90625</text:p>
          </table:table-cell>
          <table:table-cell table:formula="of:=5*SIN([.A895])" office:value-type="float" office:value="1.79914160150003" calcext:value-type="float">
            <text:p>1.79914160150003</text:p>
          </table:table-cell>
          <table:table-cell table:formula="of:=[.A895]-20" office:value-type="float" office:value="7.90625" calcext:value-type="float">
            <text:p>7.90625</text:p>
          </table:table-cell>
          <table:table-cell table:formula="of:=0.25*([.B895]^(1/5))+[.C895]^(1/3)" office:value-type="float" office:value="2.27331648644293" calcext:value-type="float">
            <text:p>2.27331648644293</text:p>
          </table:table-cell>
          <table:table-cell table:formula="of:=0.125*[.B895]-[.C895]^(1/3)" office:value-type="float" office:value="-1.76726408198656" calcext:value-type="float">
            <text:p>-1.76726408198656</text:p>
          </table:table-cell>
        </table:table-row>
        <table:table-row table:style-name="ro1">
          <table:table-cell office:value-type="float" office:value="27.9375" calcext:value-type="float">
            <text:p>27.9375</text:p>
          </table:table-cell>
          <table:table-cell table:formula="of:=5*SIN([.A896])" office:value-type="float" office:value="1.65250276707968" calcext:value-type="float">
            <text:p>1.65250276707968</text:p>
          </table:table-cell>
          <table:table-cell table:formula="of:=[.A896]-20" office:value-type="float" office:value="7.9375" calcext:value-type="float">
            <text:p>7.9375</text:p>
          </table:table-cell>
          <table:table-cell table:formula="of:=0.25*([.B896]^(1/5))+[.C896]^(1/3)" office:value-type="float" office:value="2.27119739816488" calcext:value-type="float">
            <text:p>2.27119739816488</text:p>
          </table:table-cell>
          <table:table-cell table:formula="of:=0.125*[.B896]-[.C896]^(1/3)" office:value-type="float" office:value="-1.78821519823649" calcext:value-type="float">
            <text:p>-1.78821519823649</text:p>
          </table:table-cell>
        </table:table-row>
        <table:table-row table:style-name="ro1">
          <table:table-cell office:value-type="float" office:value="27.96875" calcext:value-type="float">
            <text:p>27.96875</text:p>
          </table:table-cell>
          <table:table-cell table:formula="of:=5*SIN([.A897])" office:value-type="float" office:value="1.50425029175069" calcext:value-type="float">
            <text:p>1.50425029175069</text:p>
          </table:table-cell>
          <table:table-cell table:formula="of:=[.A897]-20" office:value-type="float" office:value="7.96875" calcext:value-type="float">
            <text:p>7.96875</text:p>
          </table:table-cell>
          <table:table-cell table:formula="of:=0.25*([.B897]^(1/5))+[.C897]^(1/3)" office:value-type="float" office:value="2.26866384811396" calcext:value-type="float">
            <text:p>2.26866384811396</text:p>
          </table:table-cell>
          <table:table-cell table:formula="of:=0.125*[.B897]-[.C897]^(1/3)" office:value-type="float" office:value="-1.80936114864467" calcext:value-type="float">
            <text:p>-1.809361148644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*SIN([.A898])" office:value-type="float" office:value="1.35452894153935" calcext:value-type="float">
            <text:p>1.35452894153935</text:p>
          </table:table-cell>
          <table:table-cell table:formula="of:=[.A898]-20" office:value-type="float" office:value="8" calcext:value-type="float">
            <text:p>8</text:p>
          </table:table-cell>
          <table:table-cell table:formula="of:=0.25*([.B898]^(1/5))+[.C898]^(1/3)" office:value-type="float" office:value="2.26564256584071" calcext:value-type="float">
            <text:p>2.26564256584071</text:p>
          </table:table-cell>
          <table:table-cell table:formula="of:=0.125*[.B898]-[.C898]^(1/3)" office:value-type="float" office:value="-1.83068388230758" calcext:value-type="float">
            <text:p>-1.83068388230758</text:p>
          </table:table-cell>
        </table:table-row>
        <table:table-row table:style-name="ro1">
          <table:table-cell office:value-type="float" office:value="28.03125" calcext:value-type="float">
            <text:p>28.03125</text:p>
          </table:table-cell>
          <table:table-cell table:formula="of:=5*SIN([.A899])" office:value-type="float" office:value="1.20348491680331" calcext:value-type="float">
            <text:p>1.20348491680331</text:p>
          </table:table-cell>
          <table:table-cell table:formula="of:=[.A899]-20" office:value-type="float" office:value="8.03125" calcext:value-type="float">
            <text:p>8.03125</text:p>
          </table:table-cell>
          <table:table-cell table:formula="of:=0.25*([.B899]^(1/5))+[.C899]^(1/3)" office:value-type="float" office:value="2.26203552824469" calcext:value-type="float">
            <text:p>2.26203552824469</text:p>
          </table:table-cell>
          <table:table-cell table:formula="of:=0.125*[.B899]-[.C899]^(1/3)" office:value-type="float" office:value="-1.85216516856373" calcext:value-type="float">
            <text:p>-1.85216516856373</text:p>
          </table:table-cell>
        </table:table-row>
        <table:table-row table:style-name="ro1">
          <table:table-cell office:value-type="float" office:value="28.0625" calcext:value-type="float">
            <text:p>28.0625</text:p>
          </table:table-cell>
          <table:table-cell table:formula="of:=5*SIN([.A900])" office:value-type="float" office:value="1.05126570946949" calcext:value-type="float">
            <text:p>1.05126570946949</text:p>
          </table:table-cell>
          <table:table-cell table:formula="of:=[.A900]-20" office:value-type="float" office:value="8.0625" calcext:value-type="float">
            <text:p>8.0625</text:p>
          </table:table-cell>
          <table:table-cell table:formula="of:=0.25*([.B900]^(1/5))+[.C900]^(1/3)" office:value-type="float" office:value="2.25770711151557" calcext:value-type="float">
            <text:p>2.25770711151557</text:p>
          </table:table-cell>
          <table:table-cell table:formula="of:=0.125*[.B900]-[.C900]^(1/3)" office:value-type="float" office:value="-1.87378661484551" calcext:value-type="float">
            <text:p>-1.87378661484551</text:p>
          </table:table-cell>
        </table:table-row>
        <table:table-row table:style-name="ro1">
          <table:table-cell office:value-type="float" office:value="28.09375" calcext:value-type="float">
            <text:p>28.09375</text:p>
          </table:table-cell>
          <table:table-cell table:formula="of:=5*SIN([.A901])" office:value-type="float" office:value="0.898019959010635" calcext:value-type="float">
            <text:p>0.898019959010635</text:p>
          </table:table-cell>
          <table:table-cell table:formula="of:=[.A901]-20" office:value-type="float" office:value="8.09375" calcext:value-type="float">
            <text:p>8.09375</text:p>
          </table:table-cell>
          <table:table-cell table:formula="of:=0.25*([.B901]^(1/5))+[.C901]^(1/3)" office:value-type="float" office:value="2.25246146669492" calcext:value-type="float">
            <text:p>2.25246146669492</text:p>
          </table:table-cell>
          <table:table-cell table:formula="of:=0.125*[.B901]-[.C901]^(1/3)" office:value-type="float" office:value="-1.89552968468871" calcext:value-type="float">
            <text:p>-1.89552968468871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table:formula="of:=5*SIN([.A902])" office:value-type="float" office:value="0.74389730730145" calcext:value-type="float">
            <text:p>0.74389730730145</text:p>
          </table:table-cell>
          <table:table-cell table:formula="of:=[.A902]-20" office:value-type="float" office:value="8.125" calcext:value-type="float">
            <text:p>8.125</text:p>
          </table:table-cell>
          <table:table-cell table:formula="of:=0.25*([.B902]^(1/5))+[.C902]^(1/3)" office:value-type="float" office:value="2.24599940243065" calcext:value-type="float">
            <text:p>2.24599940243065</text:p>
          </table:table-cell>
          <table:table-cell table:formula="of:=0.125*[.B902]-[.C902]^(1/3)" office:value-type="float" office:value="-1.91737571588185" calcext:value-type="float">
            <text:p>-1.91737571588185</text:p>
          </table:table-cell>
        </table:table-row>
        <table:table-row table:style-name="ro1">
          <table:table-cell office:value-type="float" office:value="28.15625" calcext:value-type="float">
            <text:p>28.15625</text:p>
          </table:table-cell>
          <table:table-cell table:formula="of:=5*SIN([.A903])" office:value-type="float" office:value="0.589048252495826" calcext:value-type="float">
            <text:p>0.589048252495826</text:p>
          </table:table-cell>
          <table:table-cell table:formula="of:=[.A903]-20" office:value-type="float" office:value="8.15625" calcext:value-type="float">
            <text:p>8.15625</text:p>
          </table:table-cell>
          <table:table-cell table:formula="of:=0.25*([.B903]^(1/5))+[.C903]^(1/3)" office:value-type="float" office:value="2.23782699029331" calcext:value-type="float">
            <text:p>2.23782699029331</text:p>
          </table:table-cell>
          <table:table-cell table:formula="of:=0.125*[.B903]-[.C903]^(1/3)" office:value-type="float" office:value="-1.93930593873787" calcext:value-type="float">
            <text:p>-1.93930593873787</text:p>
          </table:table-cell>
        </table:table-row>
        <table:table-row table:style-name="ro1">
          <table:table-cell office:value-type="float" office:value="28.1875" calcext:value-type="float">
            <text:p>28.1875</text:p>
          </table:table-cell>
          <table:table-cell table:formula="of:=5*SIN([.A904])" office:value-type="float" office:value="0.433624002067949" calcext:value-type="float">
            <text:p>0.433624002067949</text:p>
          </table:table-cell>
          <table:table-cell table:formula="of:=[.A904]-20" office:value-type="float" office:value="8.1875" calcext:value-type="float">
            <text:p>8.1875</text:p>
          </table:table-cell>
          <table:table-cell table:formula="of:=0.25*([.B904]^(1/5))+[.C904]^(1/3)" office:value-type="float" office:value="2.22702996601501" calcext:value-type="float">
            <text:p>2.22702996601501</text:p>
          </table:table-cell>
          <table:table-cell table:formula="of:=0.125*[.B904]-[.C904]^(1/3)" office:value-type="float" office:value="-1.96130149447015" calcext:value-type="float">
            <text:p>-1.96130149447015</text:p>
          </table:table-cell>
        </table:table-row>
        <table:table-row table:style-name="ro1">
          <table:table-cell office:value-type="float" office:value="28.21875" calcext:value-type="float">
            <text:p>28.21875</text:p>
          </table:table-cell>
          <table:table-cell table:formula="of:=5*SIN([.A905])" office:value-type="float" office:value="0.27777632516077" calcext:value-type="float">
            <text:p>0.27777632516077</text:p>
          </table:table-cell>
          <table:table-cell table:formula="of:=[.A905]-20" office:value-type="float" office:value="8.21875" calcext:value-type="float">
            <text:p>8.21875</text:p>
          </table:table-cell>
          <table:table-cell table:formula="of:=0.25*([.B905]^(1/5))+[.C905]^(1/3)" office:value-type="float" office:value="2.21156464104695" calcext:value-type="float">
            <text:p>2.21156464104695</text:p>
          </table:table-cell>
          <table:table-cell table:formula="of:=0.125*[.B905]-[.C905]^(1/3)" office:value-type="float" office:value="-1.98334345365505" calcext:value-type="float">
            <text:p>-1.98334345365505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table:formula="of:=5*SIN([.A906])" office:value-type="float" office:value="0.121657404386011" calcext:value-type="float">
            <text:p>0.121657404386011</text:p>
          </table:table-cell>
          <table:table-cell table:formula="of:=[.A906]-20" office:value-type="float" office:value="8.25" calcext:value-type="float">
            <text:p>8.25</text:p>
          </table:table-cell>
          <table:table-cell table:formula="of:=0.25*([.B906]^(1/5))+[.C906]^(1/3)" office:value-type="float" office:value="2.18466679322292" calcext:value-type="float">
            <text:p>2.18466679322292</text:p>
          </table:table-cell>
          <table:table-cell table:formula="of:=0.125*[.B906]-[.C906]^(1/3)" office:value-type="float" office:value="-2.00541283476284" calcext:value-type="float">
            <text:p>-2.00541283476284</text:p>
          </table:table-cell>
        </table:table-row>
        <table:table-row table:style-name="ro1">
          <table:table-cell office:value-type="float" office:value="28.28125" calcext:value-type="float">
            <text:p>28.28125</text:p>
          </table:table-cell>
          <table:table-cell table:formula="of:=5*SIN([.A907])" office:value-type="float" office:value="-0.0345803127795706" calcext:value-type="float">
            <text:p>-0.0345803127795706</text:p>
          </table:table-cell>
          <table:table-cell table:formula="of:=[.A907]-20" office:value-type="float" office:value="8.28125" calcext:value-type="float">
            <text:p>8.28125</text:p>
          </table:table-cell>
          <table:table-cell table:formula="of:=0.25*([.B907]^(1/5))+[.C907]^(1/3)" office:value-type="float" office:value="1.89561064438458" calcext:value-type="float">
            <text:p>1.89561064438458</text:p>
          </table:table-cell>
          <table:table-cell table:formula="of:=0.125*[.B907]-[.C907]^(1/3)" office:value-type="float" office:value="-2.02749062273906" calcext:value-type="float">
            <text:p>-2.02749062273906</text:p>
          </table:table-cell>
        </table:table-row>
        <table:table-row table:style-name="ro1">
          <table:table-cell office:value-type="float" office:value="28.3125" calcext:value-type="float">
            <text:p>28.3125</text:p>
          </table:table-cell>
          <table:table-cell table:formula="of:=5*SIN([.A908])" office:value-type="float" office:value="-0.190784262856561" calcext:value-type="float">
            <text:p>-0.190784262856561</text:p>
          </table:table-cell>
          <table:table-cell table:formula="of:=[.A908]-20" office:value-type="float" office:value="8.3125" calcext:value-type="float">
            <text:p>8.3125</text:p>
          </table:table-cell>
          <table:table-cell table:formula="of:=0.25*([.B908]^(1/5))+[.C908]^(1/3)" office:value-type="float" office:value="1.84621634062035" calcext:value-type="float">
            <text:p>1.84621634062035</text:p>
          </table:table-cell>
          <table:table-cell table:formula="of:=0.125*[.B908]-[.C908]^(1/3)" office:value-type="float" office:value="-2.04955778761804" calcext:value-type="float">
            <text:p>-2.04955778761804</text:p>
          </table:table-cell>
        </table:table-row>
        <table:table-row table:style-name="ro1">
          <table:table-cell office:value-type="float" office:value="28.34375" calcext:value-type="float">
            <text:p>28.34375</text:p>
          </table:table-cell>
          <table:table-cell table:formula="of:=5*SIN([.A909])" office:value-type="float" office:value="-0.346801915338532" calcext:value-type="float">
            <text:p>-0.346801915338532</text:p>
          </table:table-cell>
          <table:table-cell table:formula="of:=[.A909]-20" office:value-type="float" office:value="8.34375" calcext:value-type="float">
            <text:p>8.34375</text:p>
          </table:table-cell>
          <table:table-cell table:formula="of:=0.25*([.B909]^(1/5))+[.C909]^(1/3)" office:value-type="float" office:value="1.82596349819924" calcext:value-type="float">
            <text:p>1.82596349819924</text:p>
          </table:table-cell>
          <table:table-cell table:formula="of:=0.125*[.B909]-[.C909]^(1/3)" office:value-type="float" office:value="-2.07159530315056" calcext:value-type="float">
            <text:p>-2.07159530315056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table:formula="of:=5*SIN([.A910])" office:value-type="float" office:value="-0.502480921635499" calcext:value-type="float">
            <text:p>-0.502480921635499</text:p>
          </table:table-cell>
          <table:table-cell table:formula="of:=[.A910]-20" office:value-type="float" office:value="8.375" calcext:value-type="float">
            <text:p>8.375</text:p>
          </table:table-cell>
          <table:table-cell table:formula="of:=0.25*([.B910]^(1/5))+[.C910]^(1/3)" office:value-type="float" office:value="1.8129208600115" calcext:value-type="float">
            <text:p>1.8129208600115</text:p>
          </table:table-cell>
          <table:table-cell table:formula="of:=0.125*[.B910]-[.C910]^(1/3)" office:value-type="float" office:value="-2.09358416542728" calcext:value-type="float">
            <text:p>-2.09358416542728</text:p>
          </table:table-cell>
        </table:table-row>
        <table:table-row table:style-name="ro1">
          <table:table-cell office:value-type="float" office:value="28.40625" calcext:value-type="float">
            <text:p>28.40625</text:p>
          </table:table-cell>
          <table:table-cell table:formula="of:=5*SIN([.A911])" office:value-type="float" office:value="-0.657669263839727" calcext:value-type="float">
            <text:p>-0.657669263839727</text:p>
          </table:table-cell>
          <table:table-cell table:formula="of:=[.A911]-20" office:value-type="float" office:value="8.40625" calcext:value-type="float">
            <text:p>8.40625</text:p>
          </table:table-cell>
          <table:table-cell table:formula="of:=0.25*([.B911]^(1/5))+[.C911]^(1/3)" office:value-type="float" office:value="1.80339540545892" calcext:value-type="float">
            <text:p>1.80339540545892</text:p>
          </table:table-cell>
          <table:table-cell table:formula="of:=0.125*[.B911]-[.C911]^(1/3)" office:value-type="float" office:value="-2.11550541147998" calcext:value-type="float">
            <text:p>-2.11550541147998</text:p>
          </table:table-cell>
        </table:table-row>
        <table:table-row table:style-name="ro1">
          <table:table-cell office:value-type="float" office:value="28.4375" calcext:value-type="float">
            <text:p>28.4375</text:p>
          </table:table-cell>
          <table:table-cell table:formula="of:=5*SIN([.A912])" office:value-type="float" office:value="-0.812215403168642" calcext:value-type="float">
            <text:p>-0.812215403168642</text:p>
          </table:table-cell>
          <table:table-cell table:formula="of:=[.A912]-20" office:value-type="float" office:value="8.4375" calcext:value-type="float">
            <text:p>8.4375</text:p>
          </table:table-cell>
          <table:table-cell table:formula="of:=0.25*([.B912]^(1/5))+[.C912]^(1/3)" office:value-type="float" office:value="1.79599936708881" calcext:value-type="float">
            <text:p>1.79599936708881</text:p>
          </table:table-cell>
          <table:table-cell table:formula="of:=0.125*[.B912]-[.C912]^(1/3)" office:value-type="float" office:value="-2.13734013784226" calcext:value-type="float">
            <text:p>-2.13734013784226</text:p>
          </table:table-cell>
        </table:table-row>
        <table:table-row table:style-name="ro1">
          <table:table-cell office:value-type="float" office:value="28.46875" calcext:value-type="float">
            <text:p>28.46875</text:p>
          </table:table-cell>
          <table:table-cell table:formula="of:=5*SIN([.A913])" office:value-type="float" office:value="-0.96596842793988" calcext:value-type="float">
            <text:p>-0.96596842793988</text:p>
          </table:table-cell>
          <table:table-cell table:formula="of:=[.A913]-20" office:value-type="float" office:value="8.46875" calcext:value-type="float">
            <text:p>8.46875</text:p>
          </table:table-cell>
          <table:table-cell table:formula="of:=0.25*([.B913]^(1/5))+[.C913]^(1/3)" office:value-type="float" office:value="1.79004869164984" calcext:value-type="float">
            <text:p>1.79004869164984</text:p>
          </table:table-cell>
          <table:table-cell table:formula="of:=0.125*[.B913]-[.C913]^(1/3)" office:value-type="float" office:value="-2.15906951905171" calcext:value-type="float">
            <text:p>-2.15906951905171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5*SIN([.A914])" office:value-type="float" office:value="-1.11877820093398" calcext:value-type="float">
            <text:p>-1.11877820093398</text:p>
          </table:table-cell>
          <table:table-cell table:formula="of:=[.A914]-20" office:value-type="float" office:value="8.5" calcext:value-type="float">
            <text:p>8.5</text:p>
          </table:table-cell>
          <table:table-cell table:formula="of:=0.25*([.B914]^(1/5))+[.C914]^(1/3)" office:value-type="float" office:value="1.78515223117661" calcext:value-type="float">
            <text:p>1.78515223117661</text:p>
          </table:table-cell>
          <table:table-cell table:formula="of:=0.125*[.B914]-[.C914]^(1/3)" office:value-type="float" office:value="-2.18067482607542" calcext:value-type="float">
            <text:p>-2.18067482607542</text:p>
          </table:table-cell>
        </table:table-row>
        <table:table-row table:style-name="ro1">
          <table:table-cell office:value-type="float" office:value="28.53125" calcext:value-type="float">
            <text:p>28.53125</text:p>
          </table:table-cell>
          <table:table-cell table:formula="of:=5*SIN([.A915])" office:value-type="float" office:value="-1.27049550600084" calcext:value-type="float">
            <text:p>-1.27049550600084</text:p>
          </table:table-cell>
          <table:table-cell table:formula="of:=[.A915]-20" office:value-type="float" office:value="8.53125" calcext:value-type="float">
            <text:p>8.53125</text:p>
          </table:table-cell>
          <table:table-cell table:formula="of:=0.25*([.B915]^(1/5))+[.C915]^(1/3)" office:value-type="float" office:value="1.78106394932875" calcext:value-type="float">
            <text:p>1.78106394932875</text:p>
          </table:table-cell>
          <table:table-cell table:formula="of:=0.125*[.B915]-[.C915]^(1/3)" office:value-type="float" office:value="-2.20213744464088" calcext:value-type="float">
            <text:p>-2.20213744464088</text:p>
          </table:table-cell>
        </table:table-row>
        <table:table-row table:style-name="ro1">
          <table:table-cell office:value-type="float" office:value="28.5625" calcext:value-type="float">
            <text:p>28.5625</text:p>
          </table:table-cell>
          <table:table-cell table:formula="of:=5*SIN([.A916])" office:value-type="float" office:value="-1.42097219376675" calcext:value-type="float">
            <text:p>-1.42097219376675</text:p>
          </table:table-cell>
          <table:table-cell table:formula="of:=[.A916]-20" office:value-type="float" office:value="8.5625" calcext:value-type="float">
            <text:p>8.5625</text:p>
          </table:table-cell>
          <table:table-cell table:formula="of:=0.25*([.B916]^(1/5))+[.C916]^(1/3)" office:value-type="float" office:value="1.77761838753751" calcext:value-type="float">
            <text:p>1.77761838753751</text:p>
          </table:table-cell>
          <table:table-cell table:formula="of:=0.125*[.B916]-[.C916]^(1/3)" office:value-type="float" office:value="-2.22343889345438" calcext:value-type="float">
            <text:p>-2.22343889345438</text:p>
          </table:table-cell>
        </table:table-row>
        <table:table-row table:style-name="ro1">
          <table:table-cell office:value-type="float" office:value="28.59375" calcext:value-type="float">
            <text:p>28.59375</text:p>
          </table:table-cell>
          <table:table-cell table:formula="of:=5*SIN([.A917])" office:value-type="float" office:value="-1.57006132629973" calcext:value-type="float">
            <text:p>-1.57006132629973</text:p>
          </table:table-cell>
          <table:table-cell table:formula="of:=[.A917]-20" office:value-type="float" office:value="8.59375" calcext:value-type="float">
            <text:p>8.59375</text:p>
          </table:table-cell>
          <table:table-cell table:formula="of:=0.25*([.B917]^(1/5))+[.C917]^(1/3)" office:value-type="float" office:value="1.77469861607123" calcext:value-type="float">
            <text:p>1.77469861607123</text:p>
          </table:table-cell>
          <table:table-cell table:formula="of:=0.125*[.B917]-[.C917]^(1/3)" office:value-type="float" office:value="-2.24456084228908" calcext:value-type="float">
            <text:p>-2.24456084228908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table:formula="of:=5*SIN([.A918])" office:value-type="float" office:value="-1.71761732059195" calcext:value-type="float">
            <text:p>-1.71761732059195</text:p>
          </table:table-cell>
          <table:table-cell table:formula="of:=[.A918]-20" office:value-type="float" office:value="8.625" calcext:value-type="float">
            <text:p>8.625</text:p>
          </table:table-cell>
          <table:table-cell table:formula="of:=0.25*([.B918]^(1/5))+[.C918]^(1/3)" office:value-type="float" office:value="1.77221877188291" calcext:value-type="float">
            <text:p>1.77221877188291</text:p>
          </table:table-cell>
          <table:table-cell table:formula="of:=0.125*[.B918]-[.C918]^(1/3)" office:value-type="float" office:value="-2.26548512992517" calcext:value-type="float">
            <text:p>-2.26548512992517</text:p>
          </table:table-cell>
        </table:table-row>
        <table:table-row table:style-name="ro1">
          <table:table-cell office:value-type="float" office:value="28.65625" calcext:value-type="float">
            <text:p>28.65625</text:p>
          </table:table-cell>
          <table:table-cell table:formula="of:=5*SIN([.A919])" office:value-type="float" office:value="-1.86349609071904" calcext:value-type="float">
            <text:p>-1.86349609071904</text:p>
          </table:table-cell>
          <table:table-cell table:formula="of:=[.A919]-20" office:value-type="float" office:value="8.65625" calcext:value-type="float">
            <text:p>8.65625</text:p>
          </table:table-cell>
          <table:table-cell table:formula="of:=0.25*([.B919]^(1/5))+[.C919]^(1/3)" office:value-type="float" office:value="1.77011385102256" calcext:value-type="float">
            <text:p>1.77011385102256</text:p>
          </table:table-cell>
          <table:table-cell table:formula="of:=0.125*[.B919]-[.C919]^(1/3)" office:value-type="float" office:value="-2.28619378192452" calcext:value-type="float">
            <text:p>-2.28619378192452</text:p>
          </table:table-cell>
        </table:table-row>
        <table:table-row table:style-name="ro1">
          <table:table-cell office:value-type="float" office:value="28.6875" calcext:value-type="float">
            <text:p>28.6875</text:p>
          </table:table-cell>
          <table:table-cell table:formula="of:=5*SIN([.A920])" office:value-type="float" office:value="-2.00755518853758" calcext:value-type="float">
            <text:p>-2.00755518853758</text:p>
          </table:table-cell>
          <table:table-cell table:formula="of:=[.A920]-20" office:value-type="float" office:value="8.6875" calcext:value-type="float">
            <text:p>8.6875</text:p>
          </table:table-cell>
          <table:table-cell table:formula="of:=0.25*([.B920]^(1/5))+[.C920]^(1/3)" office:value-type="float" office:value="1.76833340219241" calcext:value-type="float">
            <text:p>1.76833340219241</text:p>
          </table:table-cell>
          <table:table-cell table:formula="of:=0.125*[.B920]-[.C920]^(1/3)" office:value-type="float" office:value="-2.30666902822257" calcext:value-type="float">
            <text:p>-2.30666902822257</text:p>
          </table:table-cell>
        </table:table-row>
        <table:table-row table:style-name="ro1">
          <table:table-cell office:value-type="float" office:value="28.71875" calcext:value-type="float">
            <text:p>28.71875</text:p>
          </table:table-cell>
          <table:table-cell table:formula="of:=5*SIN([.A921])" office:value-type="float" office:value="-2.14965394278328" calcext:value-type="float">
            <text:p>-2.14965394278328</text:p>
          </table:table-cell>
          <table:table-cell table:formula="of:=[.A921]-20" office:value-type="float" office:value="8.71875" calcext:value-type="float">
            <text:p>8.71875</text:p>
          </table:table-cell>
          <table:table-cell table:formula="of:=0.25*([.B921]^(1/5))+[.C921]^(1/3)" office:value-type="float" office:value="1.76683745208774" calcext:value-type="float">
            <text:p>1.76683745208774</text:p>
          </table:table-cell>
          <table:table-cell table:formula="of:=0.125*[.B921]-[.C921]^(1/3)" office:value-type="float" office:value="-2.32689332052018" calcext:value-type="float">
            <text:p>-2.32689332052018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table:formula="of:=5*SIN([.A922])" office:value-type="float" office:value="-2.28965359643406" calcext:value-type="float">
            <text:p>-2.28965359643406</text:p>
          </table:table-cell>
          <table:table-cell table:formula="of:=[.A922]-20" office:value-type="float" office:value="8.75" calcext:value-type="float">
            <text:p>8.75</text:p>
          </table:table-cell>
          <table:table-cell table:formula="of:=0.25*([.B922]^(1/5))+[.C922]^(1/3)" office:value-type="float" office:value="1.76559377345333" calcext:value-type="float">
            <text:p>1.76559377345333</text:p>
          </table:table-cell>
          <table:table-cell table:formula="of:=0.125*[.B922]-[.C922]^(1/3)" office:value-type="float" office:value="-2.34684934945854" calcext:value-type="float">
            <text:p>-2.34684934945854</text:p>
          </table:table-cell>
        </table:table-row>
        <table:table-row table:style-name="ro1">
          <table:table-cell office:value-type="float" office:value="28.78125" calcext:value-type="float">
            <text:p>28.78125</text:p>
          </table:table-cell>
          <table:table-cell table:formula="of:=5*SIN([.A923])" office:value-type="float" office:value="-2.42741744220397" calcext:value-type="float">
            <text:p>-2.42741744220397</text:p>
          </table:table-cell>
          <table:table-cell table:formula="of:=[.A923]-20" office:value-type="float" office:value="8.78125" calcext:value-type="float">
            <text:p>8.78125</text:p>
          </table:table-cell>
          <table:table-cell table:formula="of:=0.25*([.B923]^(1/5))+[.C923]^(1/3)" office:value-type="float" office:value="1.76457599547645" calcext:value-type="float">
            <text:p>1.76457599547645</text:p>
          </table:table-cell>
          <table:table-cell table:formula="of:=0.125*[.B923]-[.C923]^(1/3)" office:value-type="float" office:value="-2.36652006156035" calcext:value-type="float">
            <text:p>-2.36652006156035</text:p>
          </table:table-cell>
        </table:table-row>
        <table:table-row table:style-name="ro1">
          <table:table-cell office:value-type="float" office:value="28.8125" calcext:value-type="float">
            <text:p>28.8125</text:p>
          </table:table-cell>
          <table:table-cell table:formula="of:=5*SIN([.A924])" office:value-type="float" office:value="-2.5628109560355" calcext:value-type="float">
            <text:p>-2.5628109560355</text:p>
          </table:table-cell>
          <table:table-cell table:formula="of:=[.A924]-20" office:value-type="float" office:value="8.8125" calcext:value-type="float">
            <text:p>8.8125</text:p>
          </table:table-cell>
          <table:table-cell table:formula="of:=0.25*([.B924]^(1/5))+[.C924]^(1/3)" office:value-type="float" office:value="1.7637622616224" calcext:value-type="float">
            <text:p>1.7637622616224</text:p>
          </table:table-cell>
          <table:table-cell table:formula="of:=0.125*[.B924]-[.C924]^(1/3)" office:value-type="float" office:value="-2.38588867592078" calcext:value-type="float">
            <text:p>-2.38588867592078</text:p>
          </table:table-cell>
        </table:table-row>
        <table:table-row table:style-name="ro1">
          <table:table-cell office:value-type="float" office:value="28.84375" calcext:value-type="float">
            <text:p>28.84375</text:p>
          </table:table-cell>
          <table:table-cell table:formula="of:=5*SIN([.A925])" office:value-type="float" office:value="-2.69570192846006" calcext:value-type="float">
            <text:p>-2.69570192846006</text:p>
          </table:table-cell>
          <table:table-cell table:formula="of:=[.A925]-20" office:value-type="float" office:value="8.84375" calcext:value-type="float">
            <text:p>8.84375</text:p>
          </table:table-cell>
          <table:table-cell table:formula="of:=0.25*([.B925]^(1/5))+[.C925]^(1/3)" office:value-type="float" office:value="1.76313425419699" calcext:value-type="float">
            <text:p>1.76313425419699</text:p>
          </table:table-cell>
          <table:table-cell table:formula="of:=0.125*[.B925]-[.C925]^(1/3)" office:value-type="float" office:value="-2.40493870063173" calcext:value-type="float">
            <text:p>-2.40493870063173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table:formula="of:=5*SIN([.A926])" office:value-type="float" office:value="-2.82596059369828" calcext:value-type="float">
            <text:p>-2.82596059369828</text:p>
          </table:table-cell>
          <table:table-cell table:formula="of:=[.A926]-20" office:value-type="float" office:value="8.875" calcext:value-type="float">
            <text:p>8.875</text:p>
          </table:table-cell>
          <table:table-cell table:formula="of:=0.25*([.B926]^(1/5))+[.C926]^(1/3)" office:value-type="float" office:value="1.76267647110984" calcext:value-type="float">
            <text:p>1.76267647110984</text:p>
          </table:table-cell>
          <table:table-cell table:formula="of:=0.125*[.B926]-[.C926]^(1/3)" office:value-type="float" office:value="-2.42365394892371" calcext:value-type="float">
            <text:p>-2.42365394892371</text:p>
          </table:table-cell>
        </table:table-row>
        <table:table-row table:style-name="ro1">
          <table:table-cell office:value-type="float" office:value="28.90625" calcext:value-type="float">
            <text:p>28.90625</text:p>
          </table:table-cell>
          <table:table-cell table:formula="of:=5*SIN([.A927])" office:value-type="float" office:value="-2.95345975637408" calcext:value-type="float">
            <text:p>-2.95345975637408</text:p>
          </table:table-cell>
          <table:table-cell table:formula="of:=[.A927]-20" office:value-type="float" office:value="8.90625" calcext:value-type="float">
            <text:p>8.90625</text:p>
          </table:table-cell>
          <table:table-cell table:formula="of:=0.25*([.B927]^(1/5))+[.C927]^(1/3)" office:value-type="float" office:value="1.76237568010999" calcext:value-type="float">
            <text:p>1.76237568010999</text:p>
          </table:table-cell>
          <table:table-cell table:formula="of:=0.125*[.B927]-[.C927]^(1/3)" office:value-type="float" office:value="-2.44201855500918" calcext:value-type="float">
            <text:p>-2.44201855500918</text:p>
          </table:table-cell>
        </table:table-row>
        <table:table-row table:style-name="ro1">
          <table:table-cell office:value-type="float" office:value="28.9375" calcext:value-type="float">
            <text:p>28.9375</text:p>
          </table:table-cell>
          <table:table-cell table:formula="of:=5*SIN([.A928])" office:value-type="float" office:value="-3.0780749157188" calcext:value-type="float">
            <text:p>-3.0780749157188</text:p>
          </table:table-cell>
          <table:table-cell table:formula="of:=[.A928]-20" office:value-type="float" office:value="8.9375" calcext:value-type="float">
            <text:p>8.9375</text:p>
          </table:table-cell>
          <table:table-cell table:formula="of:=0.25*([.B928]^(1/5))+[.C928]^(1/3)" office:value-type="float" office:value="1.76222050046847" calcext:value-type="float">
            <text:p>1.76222050046847</text:p>
          </table:table-cell>
          <table:table-cell table:formula="of:=0.125*[.B928]-[.C928]^(1/3)" office:value-type="float" office:value="-2.4600169896122" calcext:value-type="float">
            <text:p>-2.4600169896122</text:p>
          </table:table-cell>
        </table:table-row>
        <table:table-row table:style-name="ro1">
          <table:table-cell office:value-type="float" office:value="28.96875" calcext:value-type="float">
            <text:p>28.96875</text:p>
          </table:table-cell>
          <table:table-cell table:formula="of:=5*SIN([.A929])" office:value-type="float" office:value="-3.19968438714408" calcext:value-type="float">
            <text:p>-3.19968438714408</text:p>
          </table:table-cell>
          <table:table-cell table:formula="of:=[.A929]-20" office:value-type="float" office:value="8.96875" calcext:value-type="float">
            <text:p>8.96875</text:p>
          </table:table-cell>
          <table:table-cell table:formula="of:=0.25*([.B929]^(1/5))+[.C929]^(1/3)" office:value-type="float" office:value="1.76220107785175" calcext:value-type="float">
            <text:p>1.76220107785175</text:p>
          </table:table-cell>
          <table:table-cell table:formula="of:=0.125*[.B929]-[.C929]^(1/3)" office:value-type="float" office:value="-2.47763407516903" calcext:value-type="float">
            <text:p>-2.477634075169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5*SIN([.A930])" office:value-type="float" office:value="-3.31816942106484" calcext:value-type="float">
            <text:p>-3.31816942106484</text:p>
          </table:table-cell>
          <table:table-cell table:formula="of:=[.A930]-20" office:value-type="float" office:value="9" calcext:value-type="float">
            <text:p>9</text:p>
          </table:table-cell>
          <table:table-cell table:formula="of:=0.25*([.B930]^(1/5))+[.C930]^(1/3)" office:value-type="float" office:value="1.76230882844943" calcext:value-type="float">
            <text:p>1.76230882844943</text:p>
          </table:table-cell>
          <table:table-cell table:formula="of:=0.125*[.B930]-[.C930]^(1/3)" office:value-type="float" office:value="-2.49485500068501" calcext:value-type="float">
            <text:p>-2.49485500068501</text:p>
          </table:table-cell>
        </table:table-row>
        <table:table-row table:style-name="ro1">
          <table:table-cell office:value-type="float" office:value="29.03125" calcext:value-type="float">
            <text:p>29.03125</text:p>
          </table:table-cell>
          <table:table-cell table:formula="of:=5*SIN([.A931])" office:value-type="float" office:value="-3.43341431885616" calcext:value-type="float">
            <text:p>-3.43341431885616</text:p>
          </table:table-cell>
          <table:table-cell table:formula="of:=[.A931]-20" office:value-type="float" office:value="9.03125" calcext:value-type="float">
            <text:p>9.03125</text:p>
          </table:table-cell>
          <table:table-cell table:formula="of:=0.25*([.B931]^(1/5))+[.C931]^(1/3)" office:value-type="float" office:value="1.76253623532467" calcext:value-type="float">
            <text:p>1.76253623532467</text:p>
          </table:table-cell>
          <table:table-cell table:formula="of:=0.125*[.B931]-[.C931]^(1/3)" office:value-type="float" office:value="-2.51166533623301" calcext:value-type="float">
            <text:p>-2.51166533623301</text:p>
          </table:table-cell>
        </table:table-row>
        <table:table-row table:style-name="ro1">
          <table:table-cell office:value-type="float" office:value="29.0625" calcext:value-type="float">
            <text:p>29.0625</text:p>
          </table:table-cell>
          <table:table-cell table:formula="of:=5*SIN([.A932])" office:value-type="float" office:value="-3.54530654583111" calcext:value-type="float">
            <text:p>-3.54530654583111</text:p>
          </table:table-cell>
          <table:table-cell table:formula="of:=[.A932]-20" office:value-type="float" office:value="9.0625" calcext:value-type="float">
            <text:p>9.0625</text:p>
          </table:table-cell>
          <table:table-cell table:formula="of:=0.25*([.B932]^(1/5))+[.C932]^(1/3)" office:value-type="float" office:value="1.76287668466883" calcext:value-type="float">
            <text:p>1.76287668466883</text:p>
          </table:table-cell>
          <table:table-cell table:formula="of:=0.125*[.B932]-[.C932]^(1/3)" office:value-type="float" office:value="-2.52805104707954" calcext:value-type="float">
            <text:p>-2.52805104707954</text:p>
          </table:table-cell>
        </table:table-row>
        <table:table-row table:style-name="ro1">
          <table:table-cell office:value-type="float" office:value="29.09375" calcext:value-type="float">
            <text:p>29.09375</text:p>
          </table:table-cell>
          <table:table-cell table:formula="of:=5*SIN([.A933])" office:value-type="float" office:value="-3.65373684112886" calcext:value-type="float">
            <text:p>-3.65373684112886</text:p>
          </table:table-cell>
          <table:table-cell table:formula="of:=[.A933]-20" office:value-type="float" office:value="9.09375" calcext:value-type="float">
            <text:p>9.09375</text:p>
          </table:table-cell>
          <table:table-cell table:formula="of:=0.25*([.B933]^(1/5))+[.C933]^(1/3)" office:value-type="float" office:value="1.76332433291766" calcext:value-type="float">
            <text:p>1.76332433291766</text:p>
          </table:table-cell>
          <table:table-cell table:formula="of:=0.125*[.B933]-[.C933]^(1/3)" office:value-type="float" office:value="-2.54399850742451" calcext:value-type="float">
            <text:p>-2.54399850742451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table:formula="of:=5*SIN([.A934])" office:value-type="float" office:value="-3.75859932440617" calcext:value-type="float">
            <text:p>-3.75859932440617</text:p>
          </table:table-cell>
          <table:table-cell table:formula="of:=[.A934]-20" office:value-type="float" office:value="9.125" calcext:value-type="float">
            <text:p>9.125</text:p>
          </table:table-cell>
          <table:table-cell table:formula="of:=0.25*([.B934]^(1/5))+[.C934]^(1/3)" office:value-type="float" office:value="1.76387399800092" calcext:value-type="float">
            <text:p>1.76387399800092</text:p>
          </table:table-cell>
          <table:table-cell table:formula="of:=0.125*[.B934]-[.C934]^(1/3)" office:value-type="float" office:value="-2.55949451374139" calcext:value-type="float">
            <text:p>-2.55949451374139</text:p>
          </table:table-cell>
        </table:table-row>
        <table:table-row table:style-name="ro1">
          <table:table-cell office:value-type="float" office:value="29.15625" calcext:value-type="float">
            <text:p>29.15625</text:p>
          </table:table-cell>
          <table:table-cell table:formula="of:=5*SIN([.A935])" office:value-type="float" office:value="-3.85979159922764" calcext:value-type="float">
            <text:p>-3.85979159922764</text:p>
          </table:table-cell>
          <table:table-cell table:formula="of:=[.A935]-20" office:value-type="float" office:value="9.15625" calcext:value-type="float">
            <text:p>9.15625</text:p>
          </table:table-cell>
          <table:table-cell table:formula="of:=0.25*([.B935]^(1/5))+[.C935]^(1/3)" office:value-type="float" office:value="1.764521069657" calcext:value-type="float">
            <text:p>1.764521069657</text:p>
          </table:table-cell>
          <table:table-cell table:formula="of:=0.125*[.B935]-[.C935]^(1/3)" office:value-type="float" office:value="-2.57452629770462" calcext:value-type="float">
            <text:p>-2.57452629770462</text:p>
          </table:table-cell>
        </table:table-row>
        <table:table-row table:style-name="ro1">
          <table:table-cell office:value-type="float" office:value="29.1875" calcext:value-type="float">
            <text:p>29.1875</text:p>
          </table:table-cell>
          <table:table-cell table:formula="of:=5*SIN([.A936])" office:value-type="float" office:value="-3.95721485305419" calcext:value-type="float">
            <text:p>-3.95721485305419</text:p>
          </table:table-cell>
          <table:table-cell table:formula="of:=[.A936]-20" office:value-type="float" office:value="9.1875" calcext:value-type="float">
            <text:p>9.1875</text:p>
          </table:table-cell>
          <table:table-cell table:formula="of:=0.25*([.B936]^(1/5))+[.C936]^(1/3)" office:value-type="float" office:value="1.76526143495107" calcext:value-type="float">
            <text:p>1.76526143495107</text:p>
          </table:table-cell>
          <table:table-cell table:formula="of:=0.125*[.B936]-[.C936]^(1/3)" office:value-type="float" office:value="-2.58908153869179" calcext:value-type="float">
            <text:p>-2.58908153869179</text:p>
          </table:table-cell>
        </table:table-row>
        <table:table-row table:style-name="ro1">
          <table:table-cell office:value-type="float" office:value="29.21875" calcext:value-type="float">
            <text:p>29.21875</text:p>
          </table:table-cell>
          <table:table-cell table:formula="of:=5*SIN([.A937])" office:value-type="float" office:value="-4.05077395373175" calcext:value-type="float">
            <text:p>-4.05077395373175</text:p>
          </table:table-cell>
          <table:table-cell table:formula="of:=[.A937]-20" office:value-type="float" office:value="9.21875" calcext:value-type="float">
            <text:p>9.21875</text:p>
          </table:table-cell>
          <table:table-cell table:formula="of:=0.25*([.B937]^(1/5))+[.C937]^(1/3)" office:value-type="float" office:value="1.76609141602398" calcext:value-type="float">
            <text:p>1.76609141602398</text:p>
          </table:table-cell>
          <table:table-cell table:formula="of:=0.125*[.B937]-[.C937]^(1/3)" office:value-type="float" office:value="-2.60314837584825" calcext:value-type="float">
            <text:p>-2.60314837584825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table:formula="of:=5*SIN([.A938])" office:value-type="float" office:value="-4.14037754238622" calcext:value-type="float">
            <text:p>-4.14037754238622</text:p>
          </table:table-cell>
          <table:table-cell table:formula="of:=[.A938]-20" office:value-type="float" office:value="9.25" calcext:value-type="float">
            <text:p>9.25</text:p>
          </table:table-cell>
          <table:table-cell table:formula="of:=0.25*([.B938]^(1/5))+[.C938]^(1/3)" office:value-type="float" office:value="1.76700771776124" calcext:value-type="float">
            <text:p>1.76700771776124</text:p>
          </table:table-cell>
          <table:table-cell table:formula="of:=0.125*[.B938]-[.C938]^(1/3)" office:value-type="float" office:value="-2.61671541970248" calcext:value-type="float">
            <text:p>-2.61671541970248</text:p>
          </table:table-cell>
        </table:table-row>
        <table:table-row table:style-name="ro1">
          <table:table-cell office:value-type="float" office:value="29.28125" calcext:value-type="float">
            <text:p>29.28125</text:p>
          </table:table-cell>
          <table:table-cell table:formula="of:=5*SIN([.A939])" office:value-type="float" office:value="-4.22593812263389" calcext:value-type="float">
            <text:p>-4.22593812263389</text:p>
          </table:table-cell>
          <table:table-cell table:formula="of:=[.A939]-20" office:value-type="float" office:value="9.28125" calcext:value-type="float">
            <text:p>9.28125</text:p>
          </table:table-cell>
          <table:table-cell table:formula="of:=0.25*([.B939]^(1/5))+[.C939]^(1/3)" office:value-type="float" office:value="1.76800738357007" calcext:value-type="float">
            <text:p>1.76800738357007</text:p>
          </table:table-cell>
          <table:table-cell table:formula="of:=0.125*[.B939]-[.C939]^(1/3)" office:value-type="float" office:value="-2.62977176332078" calcext:value-type="float">
            <text:p>-2.62977176332078</text:p>
          </table:table-cell>
        </table:table-row>
        <table:table-row table:style-name="ro1">
          <table:table-cell office:value-type="float" office:value="29.3125" calcext:value-type="float">
            <text:p>29.3125</text:p>
          </table:table-cell>
          <table:table-cell table:formula="of:=5*SIN([.A940])" office:value-type="float" office:value="-4.30737214602014" calcext:value-type="float">
            <text:p>-4.30737214602014</text:p>
          </table:table-cell>
          <table:table-cell table:formula="of:=[.A940]-20" office:value-type="float" office:value="9.3125" calcext:value-type="float">
            <text:p>9.3125</text:p>
          </table:table-cell>
          <table:table-cell table:formula="of:=0.25*([.B940]^(1/5))+[.C940]^(1/3)" office:value-type="float" office:value="1.76908775783178" calcext:value-type="float">
            <text:p>1.76908775783178</text:p>
          </table:table-cell>
          <table:table-cell table:formula="of:=0.125*[.B940]-[.C940]^(1/3)" office:value-type="float" office:value="-2.6423069929905" calcext:value-type="float">
            <text:p>-2.6423069929905</text:p>
          </table:table-cell>
        </table:table-row>
        <table:table-row table:style-name="ro1">
          <table:table-cell office:value-type="float" office:value="29.34375" calcext:value-type="float">
            <text:p>29.34375</text:p>
          </table:table-cell>
          <table:table-cell table:formula="of:=5*SIN([.A941])" office:value-type="float" office:value="-4.38460009360307" calcext:value-type="float">
            <text:p>-4.38460009360307</text:p>
          </table:table-cell>
          <table:table-cell table:formula="of:=[.A941]-20" office:value-type="float" office:value="9.34375" calcext:value-type="float">
            <text:p>9.34375</text:p>
          </table:table-cell>
          <table:table-cell table:formula="of:=0.25*([.B941]^(1/5))+[.C941]^(1/3)" office:value-type="float" office:value="1.77024645388823" calcext:value-type="float">
            <text:p>1.77024645388823</text:p>
          </table:table-cell>
          <table:table-cell table:formula="of:=0.125*[.B941]-[.C941]^(1/3)" office:value-type="float" office:value="-2.65431119842134" calcext:value-type="float">
            <text:p>-2.65431119842134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table:formula="of:=5*SIN([.A942])" office:value-type="float" office:value="-4.45754655360246" calcext:value-type="float">
            <text:p>-4.45754655360246</text:p>
          </table:table-cell>
          <table:table-cell table:formula="of:=[.A942]-20" office:value-type="float" office:value="9.375" calcext:value-type="float">
            <text:p>9.375</text:p>
          </table:table-cell>
          <table:table-cell table:formula="of:=0.25*([.B942]^(1/5))+[.C942]^(1/3)" office:value-type="float" office:value="1.77148132664681" calcext:value-type="float">
            <text:p>1.77148132664681</text:p>
          </table:table-cell>
          <table:table-cell table:formula="of:=0.125*[.B942]-[.C942]^(1/3)" office:value-type="float" office:value="-2.66577498245468" calcext:value-type="float">
            <text:p>-2.66577498245468</text:p>
          </table:table-cell>
        </table:table-row>
        <table:table-row table:style-name="ro1">
          <table:table-cell office:value-type="float" office:value="29.40625" calcext:value-type="float">
            <text:p>29.40625</text:p>
          </table:table-cell>
          <table:table-cell table:formula="of:=5*SIN([.A943])" office:value-type="float" office:value="-4.52614029503804" calcext:value-type="float">
            <text:p>-4.52614029503804</text:p>
          </table:table-cell>
          <table:table-cell table:formula="of:=[.A943]-20" office:value-type="float" office:value="9.40625" calcext:value-type="float">
            <text:p>9.40625</text:p>
          </table:table-cell>
          <table:table-cell table:formula="of:=0.25*([.B943]^(1/5))+[.C943]^(1/3)" office:value-type="float" office:value="1.77279044906491" calcext:value-type="float">
            <text:p>1.77279044906491</text:p>
          </table:table-cell>
          <table:table-cell table:formula="of:=0.125*[.B943]-[.C943]^(1/3)" office:value-type="float" office:value="-2.67668947027165" calcext:value-type="float">
            <text:p>-2.67668947027165</text:p>
          </table:table-cell>
        </table:table-row>
        <table:table-row table:style-name="ro1">
          <table:table-cell office:value-type="float" office:value="29.4375" calcext:value-type="float">
            <text:p>29.4375</text:p>
          </table:table-cell>
          <table:table-cell table:formula="of:=5*SIN([.A944])" office:value-type="float" office:value="-4.59031433728535" calcext:value-type="float">
            <text:p>-4.59031433728535</text:p>
          </table:table-cell>
          <table:table-cell table:formula="of:=[.A944]-20" office:value-type="float" office:value="9.4375" calcext:value-type="float">
            <text:p>9.4375</text:p>
          </table:table-cell>
          <table:table-cell table:formula="of:=0.25*([.B944]^(1/5))+[.C944]^(1/3)" office:value-type="float" office:value="1.7741720919135" calcext:value-type="float">
            <text:p>1.7741720919135</text:p>
          </table:table-cell>
          <table:table-cell table:formula="of:=0.125*[.B944]-[.C944]^(1/3)" office:value-type="float" office:value="-2.68704631809071" calcext:value-type="float">
            <text:p>-2.68704631809071</text:p>
          </table:table-cell>
        </table:table-row>
        <table:table-row table:style-name="ro1">
          <table:table-cell office:value-type="float" office:value="29.46875" calcext:value-type="float">
            <text:p>29.46875</text:p>
          </table:table-cell>
          <table:table-cell table:formula="of:=5*SIN([.A945])" office:value-type="float" office:value="-4.65000601548118" calcext:value-type="float">
            <text:p>-4.65000601548118</text:p>
          </table:table-cell>
          <table:table-cell table:formula="of:=[.A945]-20" office:value-type="float" office:value="9.46875" calcext:value-type="float">
            <text:p>9.46875</text:p>
          </table:table-cell>
          <table:table-cell table:formula="of:=0.25*([.B945]^(1/5))+[.C945]^(1/3)" office:value-type="float" office:value="1.77562470633026" calcext:value-type="float">
            <text:p>1.77562470633026</text:p>
          </table:table-cell>
          <table:table-cell table:formula="of:=0.125*[.B945]-[.C945]^(1/3)" office:value-type="float" office:value="-2.6968377213465" calcext:value-type="float">
            <text:p>-2.696837721346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5*SIN([.A946])" office:value-type="float" office:value="-4.70515704171477" calcext:value-type="float">
            <text:p>-4.70515704171477</text:p>
          </table:table-cell>
          <table:table-cell table:formula="of:=[.A946]-20" office:value-type="float" office:value="9.5" calcext:value-type="float">
            <text:p>9.5</text:p>
          </table:table-cell>
          <table:table-cell table:formula="of:=0.25*([.B946]^(1/5))+[.C946]^(1/3)" office:value-type="float" office:value="1.77714690876033" calcext:value-type="float">
            <text:p>1.77714690876033</text:p>
          </table:table-cell>
          <table:table-cell table:formula="of:=0.125*[.B946]-[.C946]^(1/3)" office:value-type="float" office:value="-2.70605642234179" calcext:value-type="float">
            <text:p>-2.70605642234179</text:p>
          </table:table-cell>
        </table:table-row>
        <table:table-row table:style-name="ro1">
          <table:table-cell office:value-type="float" office:value="29.53125" calcext:value-type="float">
            <text:p>29.53125</text:p>
          </table:table-cell>
          <table:table-cell table:formula="of:=5*SIN([.A947])" office:value-type="float" office:value="-4.75571356194492" calcext:value-type="float">
            <text:p>-4.75571356194492</text:p>
          </table:table-cell>
          <table:table-cell table:formula="of:=[.A947]-20" office:value-type="float" office:value="9.53125" calcext:value-type="float">
            <text:p>9.53125</text:p>
          </table:table-cell>
          <table:table-cell table:formula="of:=0.25*([.B947]^(1/5))+[.C947]^(1/3)" office:value-type="float" office:value="1.77873746795414" calcext:value-type="float">
            <text:p>1.77873746795414</text:p>
          </table:table-cell>
          <table:table-cell table:formula="of:=0.125*[.B947]-[.C947]^(1/3)" office:value-type="float" office:value="-2.71469571736514" calcext:value-type="float">
            <text:p>-2.71469571736514</text:p>
          </table:table-cell>
        </table:table-row>
        <table:table-row table:style-name="ro1">
          <table:table-cell office:value-type="float" office:value="29.5625" calcext:value-type="float">
            <text:p>29.5625</text:p>
          </table:table-cell>
          <table:table-cell table:formula="of:=5*SIN([.A948])" office:value-type="float" office:value="-4.80162620858759" calcext:value-type="float">
            <text:p>-4.80162620858759</text:p>
          </table:table-cell>
          <table:table-cell table:formula="of:=[.A948]-20" office:value-type="float" office:value="9.5625" calcext:value-type="float">
            <text:p>9.5625</text:p>
          </table:table-cell>
          <table:table-cell table:formula="of:=0.25*([.B948]^(1/5))+[.C948]^(1/3)" office:value-type="float" office:value="1.78039529374938" calcext:value-type="float">
            <text:p>1.78039529374938</text:p>
          </table:table-cell>
          <table:table-cell table:formula="of:=0.125*[.B948]-[.C948]^(1/3)" office:value-type="float" office:value="-2.72274946326734" calcext:value-type="float">
            <text:p>-2.72274946326734</text:p>
          </table:table-cell>
        </table:table-row>
        <table:table-row table:style-name="ro1">
          <table:table-cell office:value-type="float" office:value="29.59375" calcext:value-type="float">
            <text:p>29.59375</text:p>
          </table:table-cell>
          <table:table-cell table:formula="of:=5*SIN([.A949])" office:value-type="float" office:value="-4.84285014872248" calcext:value-type="float">
            <text:p>-4.84285014872248</text:p>
          </table:table-cell>
          <table:table-cell table:formula="of:=[.A949]-20" office:value-type="float" office:value="9.59375" calcext:value-type="float">
            <text:p>9.59375</text:p>
          </table:table-cell>
          <table:table-cell table:formula="of:=0.25*([.B949]^(1/5))+[.C949]^(1/3)" office:value-type="float" office:value="1.78211942741102" calcext:value-type="float">
            <text:p>1.78211942741102</text:p>
          </table:table-cell>
          <table:table-cell table:formula="of:=0.125*[.B949]-[.C949]^(1/3)" office:value-type="float" office:value="-2.73021208349013" calcext:value-type="float">
            <text:p>-2.73021208349013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table:formula="of:=5*SIN([.A950])" office:value-type="float" office:value="-4.87934512787163" calcext:value-type="float">
            <text:p>-4.87934512787163</text:p>
          </table:table-cell>
          <table:table-cell table:formula="of:=[.A950]-20" office:value-type="float" office:value="9.625" calcext:value-type="float">
            <text:p>9.625</text:p>
          </table:table-cell>
          <table:table-cell table:formula="of:=0.25*([.B950]^(1/5))+[.C950]^(1/3)" office:value-type="float" office:value="1.78390903334253" calcext:value-type="float">
            <text:p>1.78390903334253</text:p>
          </table:table-cell>
          <table:table-cell table:formula="of:=0.125*[.B950]-[.C950]^(1/3)" office:value-type="float" office:value="-2.73707857354146" calcext:value-type="float">
            <text:p>-2.73707857354146</text:p>
          </table:table-cell>
        </table:table-row>
        <table:table-row table:style-name="ro1">
          <table:table-cell office:value-type="float" office:value="29.65625" calcext:value-type="float">
            <text:p>29.65625</text:p>
          </table:table-cell>
          <table:table-cell table:formula="of:=5*SIN([.A951])" office:value-type="float" office:value="-4.91107550930723" calcext:value-type="float">
            <text:p>-4.91107550930723</text:p>
          </table:table-cell>
          <table:table-cell table:formula="of:=[.A951]-20" office:value-type="float" office:value="9.65625" calcext:value-type="float">
            <text:p>9.65625</text:p>
          </table:table-cell>
          <table:table-cell table:formula="of:=0.25*([.B951]^(1/5))+[.C951]^(1/3)" office:value-type="float" office:value="1.78576339201305" calcext:value-type="float">
            <text:p>1.78576339201305</text:p>
          </table:table-cell>
          <table:table-cell table:formula="of:=0.125*[.B951]-[.C951]^(1/3)" office:value-type="float" office:value="-2.74334450591178" calcext:value-type="float">
            <text:p>-2.74334450591178</text:p>
          </table:table-cell>
        </table:table-row>
        <table:table-row table:style-name="ro1">
          <table:table-cell office:value-type="float" office:value="29.6875" calcext:value-type="float">
            <text:p>29.6875</text:p>
          </table:table-cell>
          <table:table-cell table:formula="of:=5*SIN([.A952])" office:value-type="float" office:value="-4.93801030885028" calcext:value-type="float">
            <text:p>-4.93801030885028</text:p>
          </table:table-cell>
          <table:table-cell table:formula="of:=[.A952]-20" office:value-type="float" office:value="9.6875" calcext:value-type="float">
            <text:p>9.6875</text:p>
          </table:table-cell>
          <table:table-cell table:formula="of:=0.25*([.B952]^(1/5))+[.C952]^(1/3)" office:value-type="float" office:value="1.78768189397294" calcext:value-type="float">
            <text:p>1.78768189397294</text:p>
          </table:table-cell>
          <table:table-cell table:formula="of:=0.125*[.B952]-[.C952]^(1/3)" office:value-type="float" office:value="-2.74900603442668" calcext:value-type="float">
            <text:p>-2.74900603442668</text:p>
          </table:table-cell>
        </table:table-row>
        <table:table-row table:style-name="ro1">
          <table:table-cell office:value-type="float" office:value="29.71875" calcext:value-type="float">
            <text:p>29.71875</text:p>
          </table:table-cell>
          <table:table-cell table:formula="of:=5*SIN([.A953])" office:value-type="float" office:value="-4.96012322512612" calcext:value-type="float">
            <text:p>-4.96012322512612</text:p>
          </table:table-cell>
          <table:table-cell table:formula="of:=[.A953]-20" office:value-type="float" office:value="9.71875" calcext:value-type="float">
            <text:p>9.71875</text:p>
          </table:table-cell>
          <table:table-cell table:formula="of:=0.25*([.B953]^(1/5))+[.C953]^(1/3)" office:value-type="float" office:value="1.78966403485225" calcext:value-type="float">
            <text:p>1.78966403485225</text:p>
          </table:table-cell>
          <table:table-cell table:formula="of:=0.125*[.B953]-[.C953]^(1/3)" office:value-type="float" office:value="-2.7540598980316" calcext:value-type="float">
            <text:p>-2.7540598980316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table:formula="of:=5*SIN([.A954])" office:value-type="float" office:value="-4.97739266524728" calcext:value-type="float">
            <text:p>-4.97739266524728</text:p>
          </table:table-cell>
          <table:table-cell table:formula="of:=[.A954]-20" office:value-type="float" office:value="9.75" calcext:value-type="float">
            <text:p>9.75</text:p>
          </table:table-cell>
          <table:table-cell table:formula="of:=0.25*([.B954]^(1/5))+[.C954]^(1/3)" office:value-type="float" office:value="1.79170941125677" calcext:value-type="float">
            <text:p>1.79170941125677</text:p>
          </table:table-cell>
          <table:table-cell table:formula="of:=0.125*[.B954]-[.C954]^(1/3)" office:value-type="float" office:value="-2.75850342400487" calcext:value-type="float">
            <text:p>-2.75850342400487</text:p>
          </table:table-cell>
        </table:table-row>
        <table:table-row table:style-name="ro1">
          <table:table-cell office:value-type="float" office:value="29.78125" calcext:value-type="float">
            <text:p>29.78125</text:p>
          </table:table-cell>
          <table:table-cell table:formula="of:=5*SIN([.A955])" office:value-type="float" office:value="-4.98980176589852" calcext:value-type="float">
            <text:p>-4.98980176589852</text:p>
          </table:table-cell>
          <table:table-cell table:formula="of:=[.A955]-20" office:value-type="float" office:value="9.78125" calcext:value-type="float">
            <text:p>9.78125</text:p>
          </table:table-cell>
          <table:table-cell table:formula="of:=0.25*([.B955]^(1/5))+[.C955]^(1/3)" office:value-type="float" office:value="1.79381771749286" calcext:value-type="float">
            <text:p>1.79381771749286</text:p>
          </table:table-cell>
          <table:table-cell table:formula="of:=0.125*[.B955]-[.C955]^(1/3)" office:value-type="float" office:value="-2.76233453059605" calcext:value-type="float">
            <text:p>-2.76233453059605</text:p>
          </table:table-cell>
        </table:table-row>
        <table:table-row table:style-name="ro1">
          <table:table-cell office:value-type="float" office:value="29.8125" calcext:value-type="float">
            <text:p>29.8125</text:p>
          </table:table-cell>
          <table:table-cell table:formula="of:=5*SIN([.A956])" office:value-type="float" office:value="-4.99733840980367" calcext:value-type="float">
            <text:p>-4.99733840980367</text:p>
          </table:table-cell>
          <table:table-cell table:formula="of:=[.A956]-20" office:value-type="float" office:value="9.8125" calcext:value-type="float">
            <text:p>9.8125</text:p>
          </table:table-cell>
          <table:table-cell table:formula="of:=0.25*([.B956]^(1/5))+[.C956]^(1/3)" office:value-type="float" office:value="1.79598874306733" calcext:value-type="float">
            <text:p>1.79598874306733</text:p>
          </table:table-cell>
          <table:table-cell table:formula="of:=0.125*[.B956]-[.C956]^(1/3)" office:value-type="float" office:value="-2.76555172908692" calcext:value-type="float">
            <text:p>-2.76555172908692</text:p>
          </table:table-cell>
        </table:table-row>
        <table:table-row table:style-name="ro1">
          <table:table-cell office:value-type="float" office:value="29.84375" calcext:value-type="float">
            <text:p>29.84375</text:p>
          </table:table-cell>
          <table:table-cell table:formula="of:=5*SIN([.A957])" office:value-type="float" office:value="-4.99999523755784" calcext:value-type="float">
            <text:p>-4.99999523755784</text:p>
          </table:table-cell>
          <table:table-cell table:formula="of:=[.A957]-20" office:value-type="float" office:value="9.84375" calcext:value-type="float">
            <text:p>9.84375</text:p>
          </table:table-cell>
          <table:table-cell table:formula="of:=0.25*([.B957]^(1/5))+[.C957]^(1/3)" office:value-type="float" office:value="1.7982223709219" calcext:value-type="float">
            <text:p>1.7982223709219</text:p>
          </table:table-cell>
          <table:table-cell table:formula="of:=0.125*[.B957]-[.C957]^(1/3)" office:value-type="float" office:value="-2.76815412527308" calcext:value-type="float">
            <text:p>-2.76815412527308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table:formula="of:=5*SIN([.A958])" office:value-type="float" office:value="-4.99776965481381" calcext:value-type="float">
            <text:p>-4.99776965481381</text:p>
          </table:table-cell>
          <table:table-cell table:formula="of:=[.A958]-20" office:value-type="float" office:value="9.875" calcext:value-type="float">
            <text:p>9.875</text:p>
          </table:table-cell>
          <table:table-cell table:formula="of:=0.25*([.B958]^(1/5))+[.C958]^(1/3)" office:value-type="float" office:value="1.80051857637406" calcext:value-type="float">
            <text:p>1.80051857637406</text:p>
          </table:table-cell>
          <table:table-cell table:formula="of:=0.125*[.B958]-[.C958]^(1/3)" office:value-type="float" office:value="-2.77014142036483" calcext:value-type="float">
            <text:p>-2.77014142036483</text:p>
          </table:table-cell>
        </table:table-row>
        <table:table-row table:style-name="ro1">
          <table:table-cell office:value-type="float" office:value="29.90625" calcext:value-type="float">
            <text:p>29.90625</text:p>
          </table:table-cell>
          <table:table-cell table:formula="of:=5*SIN([.A959])" office:value-type="float" office:value="-4.99066383481537" calcext:value-type="float">
            <text:p>-4.99066383481537</text:p>
          </table:table-cell>
          <table:table-cell table:formula="of:=[.A959]-20" office:value-type="float" office:value="9.90625" calcext:value-type="float">
            <text:p>9.90625</text:p>
          </table:table-cell>
          <table:table-cell table:formula="of:=0.25*([.B959]^(1/5))+[.C959]^(1/3)" office:value-type="float" office:value="1.80287742674753" calcext:value-type="float">
            <text:p>1.80287742674753</text:p>
          </table:table-cell>
          <table:table-cell table:formula="of:=0.125*[.B959]-[.C959]^(1/3)" office:value-type="float" office:value="-2.77151391130635" calcext:value-type="float">
            <text:p>-2.77151391130635</text:p>
          </table:table-cell>
        </table:table-row>
        <table:table-row table:style-name="ro1">
          <table:table-cell office:value-type="float" office:value="29.9375" calcext:value-type="float">
            <text:p>29.9375</text:p>
          </table:table-cell>
          <table:table-cell table:formula="of:=5*SIN([.A960])" office:value-type="float" office:value="-4.97868471627517" calcext:value-type="float">
            <text:p>-4.97868471627517</text:p>
          </table:table-cell>
          <table:table-cell table:formula="of:=[.A960]-20" office:value-type="float" office:value="9.9375" calcext:value-type="float">
            <text:p>9.9375</text:p>
          </table:table-cell>
          <table:table-cell table:formula="of:=0.25*([.B960]^(1/5))+[.C960]^(1/3)" office:value-type="float" office:value="1.80529908168633" calcext:value-type="float">
            <text:p>1.80529908168633</text:p>
          </table:table-cell>
          <table:table-cell table:formula="of:=0.125*[.B960]-[.C960]^(1/3)" office:value-type="float" office:value="-2.77227249051292" calcext:value-type="float">
            <text:p>-2.77227249051292</text:p>
          </table:table-cell>
        </table:table-row>
        <table:table-row table:style-name="ro1">
          <table:table-cell office:value-type="float" office:value="29.96875" calcext:value-type="float">
            <text:p>29.96875</text:p>
          </table:table-cell>
          <table:table-cell table:formula="of:=5*SIN([.A961])" office:value-type="float" office:value="-4.96184399659915" calcext:value-type="float">
            <text:p>-4.96184399659915</text:p>
          </table:table-cell>
          <table:table-cell table:formula="of:=[.A961]-20" office:value-type="float" office:value="9.96875" calcext:value-type="float">
            <text:p>9.96875</text:p>
          </table:table-cell>
          <table:table-cell table:formula="of:=0.25*([.B961]^(1/5))+[.C961]^(1/3)" office:value-type="float" office:value="1.80778379415751" calcext:value-type="float">
            <text:p>1.80778379415751</text:p>
          </table:table-cell>
          <table:table-cell table:formula="of:=0.125*[.B961]-[.C961]^(1/3)" office:value-type="float" office:value="-2.77241864502641" calcext:value-type="float">
            <text:p>-2.772418645026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*SIN([.A962])" office:value-type="float" office:value="-4.94015812046431" calcext:value-type="float">
            <text:p>-4.94015812046431</text:p>
          </table:table-cell>
          <table:table-cell table:formula="of:=[.A962]-20" office:value-type="float" office:value="10" calcext:value-type="float">
            <text:p>10</text:p>
          </table:table-cell>
          <table:table-cell table:formula="of:=0.25*([.B962]^(1/5))+[.C962]^(1/3)" office:value-type="float" office:value="1.8103319121583" calcext:value-type="float">
            <text:p>1.8103319121583</text:p>
          </table:table-cell>
          <table:table-cell table:formula="of:=0.125*[.B962]-[.C962]^(1/3)" office:value-type="float" office:value="-2.77195445508992" calcext:value-type="float">
            <text:p>-2.77195445508992</text:p>
          </table:table-cell>
        </table:table-row>
        <table:table-row table:style-name="ro1">
          <table:table-cell office:value-type="float" office:value="30.03125" calcext:value-type="float">
            <text:p>30.03125</text:p>
          </table:table-cell>
          <table:table-cell table:formula="of:=5*SIN([.A963])" office:value-type="float" office:value="-4.91364826376066" calcext:value-type="float">
            <text:p>-4.91364826376066</text:p>
          </table:table-cell>
          <table:table-cell table:formula="of:=[.A963]-20" office:value-type="float" office:value="10.03125" calcext:value-type="float">
            <text:p>10.03125</text:p>
          </table:table-cell>
          <table:table-cell table:formula="of:=0.25*([.B963]^(1/5))+[.C963]^(1/3)" office:value-type="float" office:value="1.81294388115495" calcext:value-type="float">
            <text:p>1.81294388115495</text:p>
          </table:table-cell>
          <table:table-cell table:formula="of:=0.125*[.B963]-[.C963]^(1/3)" office:value-type="float" office:value="-2.77088259214292" calcext:value-type="float">
            <text:p>-2.77088259214292</text:p>
          </table:table-cell>
        </table:table-row>
        <table:table-row table:style-name="ro1">
          <table:table-cell office:value-type="float" office:value="30.0625" calcext:value-type="float">
            <text:p>30.0625</text:p>
          </table:table-cell>
          <table:table-cell table:formula="of:=5*SIN([.A964])" office:value-type="float" office:value="-4.8823403129134" calcext:value-type="float">
            <text:p>-4.8823403129134</text:p>
          </table:table-cell>
          <table:table-cell table:formula="of:=[.A964]-20" office:value-type="float" office:value="10.0625" calcext:value-type="float">
            <text:p>10.0625</text:p>
          </table:table-cell>
          <table:table-cell table:formula="of:=0.25*([.B964]^(1/5))+[.C964]^(1/3)" office:value-type="float" office:value="1.81562024729245" calcext:value-type="float">
            <text:p>1.81562024729245</text:p>
          </table:table-cell>
          <table:table-cell table:formula="of:=0.125*[.B964]-[.C964]^(1/3)" office:value-type="float" office:value="-2.76920631623883" calcext:value-type="float">
            <text:p>-2.76920631623883</text:p>
          </table:table-cell>
        </table:table-row>
        <table:table-row table:style-name="ro1">
          <table:table-cell office:value-type="float" office:value="30.09375" calcext:value-type="float">
            <text:p>30.09375</text:p>
          </table:table-cell>
          <table:table-cell table:formula="of:=5*SIN([.A965])" office:value-type="float" office:value="-4.84626483960523" calcext:value-type="float">
            <text:p>-4.84626483960523</text:p>
          </table:table-cell>
          <table:table-cell table:formula="of:=[.A965]-20" office:value-type="float" office:value="10.09375" calcext:value-type="float">
            <text:p>10.09375</text:p>
          </table:table-cell>
          <table:table-cell table:formula="of:=0.25*([.B965]^(1/5))+[.C965]^(1/3)" office:value-type="float" office:value="1.81836166142781" calcext:value-type="float">
            <text:p>1.81836166142781</text:p>
          </table:table-cell>
          <table:table-cell table:formula="of:=0.125*[.B965]-[.C965]^(1/3)" office:value-type="float" office:value="-2.76692947288763" calcext:value-type="float">
            <text:p>-2.76692947288763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table:formula="of:=5*SIN([.A966])" office:value-type="float" office:value="-4.80545707092362" calcext:value-type="float">
            <text:p>-4.80545707092362</text:p>
          </table:table-cell>
          <table:table-cell table:formula="of:=[.A966]-20" office:value-type="float" office:value="10.125" calcext:value-type="float">
            <text:p>10.125</text:p>
          </table:table-cell>
          <table:table-cell table:formula="of:=0.25*([.B966]^(1/5))+[.C966]^(1/3)" office:value-type="float" office:value="1.82116888405408" calcext:value-type="float">
            <text:p>1.82116888405408</text:p>
          </table:table-cell>
          <table:table-cell table:formula="of:=0.125*[.B966]-[.C966]^(1/3)" office:value-type="float" office:value="-2.76405648932656" calcext:value-type="float">
            <text:p>-2.76405648932656</text:p>
          </table:table-cell>
        </table:table-row>
        <table:table-row table:style-name="ro1">
          <table:table-cell office:value-type="float" office:value="30.15625" calcext:value-type="float">
            <text:p>30.15625</text:p>
          </table:table-cell>
          <table:table-cell table:formula="of:=5*SIN([.A967])" office:value-type="float" office:value="-4.75995685496217" calcext:value-type="float">
            <text:p>-4.75995685496217</text:p>
          </table:table-cell>
          <table:table-cell table:formula="of:=[.A967]-20" office:value-type="float" office:value="10.15625" calcext:value-type="float">
            <text:p>10.15625</text:p>
          </table:table-cell>
          <table:table-cell table:formula="of:=0.25*([.B967]^(1/5))+[.C967]^(1/3)" office:value-type="float" office:value="1.82404279119917" calcext:value-type="float">
            <text:p>1.82404279119917</text:p>
          </table:table-cell>
          <table:table-cell table:formula="of:=0.125*[.B967]-[.C967]^(1/3)" office:value-type="float" office:value="-2.76059237022253" calcext:value-type="float">
            <text:p>-2.76059237022253</text:p>
          </table:table-cell>
        </table:table-row>
        <table:table-row table:style-name="ro1">
          <table:table-cell office:value-type="float" office:value="30.1875" calcext:value-type="float">
            <text:p>30.1875</text:p>
          </table:table-cell>
          <table:table-cell table:formula="of:=5*SIN([.A968])" office:value-type="float" office:value="-4.70980862190961" calcext:value-type="float">
            <text:p>-4.70980862190961</text:p>
          </table:table-cell>
          <table:table-cell table:formula="of:=[.A968]-20" office:value-type="float" office:value="10.1875" calcext:value-type="float">
            <text:p>10.1875</text:p>
          </table:table-cell>
          <table:table-cell table:formula="of:=0.25*([.B968]^(1/5))+[.C968]^(1/3)" office:value-type="float" office:value="1.82698438140271" calcext:value-type="float">
            <text:p>1.82698438140271</text:p>
          </table:table-cell>
          <table:table-cell table:formula="of:=0.125*[.B968]-[.C968]^(1/3)" office:value-type="float" office:value="-2.75654269281041" calcext:value-type="float">
            <text:p>-2.75654269281041</text:p>
          </table:table-cell>
        </table:table-row>
        <table:table-row table:style-name="ro1">
          <table:table-cell office:value-type="float" office:value="30.21875" calcext:value-type="float">
            <text:p>30.21875</text:p>
          </table:table-cell>
          <table:table-cell table:formula="of:=5*SIN([.A969])" office:value-type="float" office:value="-4.6550613406645" calcext:value-type="float">
            <text:p>-4.6550613406645</text:p>
          </table:table-cell>
          <table:table-cell table:formula="of:=[.A969]-20" office:value-type="float" office:value="10.21875" calcext:value-type="float">
            <text:p>10.21875</text:p>
          </table:table-cell>
          <table:table-cell table:formula="of:=0.25*([.B969]^(1/5))+[.C969]^(1/3)" office:value-type="float" office:value="1.82999478389677" calcext:value-type="float">
            <text:p>1.82999478389677</text:p>
          </table:table-cell>
          <table:table-cell table:formula="of:=0.125*[.B969]-[.C969]^(1/3)" office:value-type="float" office:value="-2.75191360147212" calcext:value-type="float">
            <text:p>-2.75191360147212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table:formula="of:=5*SIN([.A970])" office:value-type="float" office:value="-4.59576847101789" calcext:value-type="float">
            <text:p>-4.59576847101789</text:p>
          </table:table-cell>
          <table:table-cell table:formula="of:=[.A970]-20" office:value-type="float" office:value="10.25" calcext:value-type="float">
            <text:p>10.25</text:p>
          </table:table-cell>
          <table:table-cell table:formula="of:=0.25*([.B970]^(1/5))+[.C970]^(1/3)" office:value-type="float" office:value="1.83307526814267" calcext:value-type="float">
            <text:p>1.83307526814267</text:p>
          </table:table-cell>
          <table:table-cell table:formula="of:=0.125*[.B970]-[.C970]^(1/3)" office:value-type="float" office:value="-2.74671180176154" calcext:value-type="float">
            <text:p>-2.74671180176154</text:p>
          </table:table-cell>
        </table:table-row>
        <table:table-row table:style-name="ro1">
          <table:table-cell office:value-type="float" office:value="30.28125" calcext:value-type="float">
            <text:p>30.28125</text:p>
          </table:table-cell>
          <table:table-cell table:formula="of:=5*SIN([.A971])" office:value-type="float" office:value="-4.53198791145077" calcext:value-type="float">
            <text:p>-4.53198791145077</text:p>
          </table:table-cell>
          <table:table-cell table:formula="of:=[.A971]-20" office:value-type="float" office:value="10.28125" calcext:value-type="float">
            <text:p>10.28125</text:p>
          </table:table-cell>
          <table:table-cell table:formula="of:=0.25*([.B971]^(1/5))+[.C971]^(1/3)" office:value-type="float" office:value="1.83622725490807" calcext:value-type="float">
            <text:p>1.83622725490807</text:p>
          </table:table-cell>
          <table:table-cell table:formula="of:=0.125*[.B971]-[.C971]^(1/3)" office:value-type="float" office:value="-2.74094455388137" calcext:value-type="float">
            <text:p>-2.74094455388137</text:p>
          </table:table-cell>
        </table:table-row>
        <table:table-row table:style-name="ro1">
          <table:table-cell office:value-type="float" office:value="30.3125" calcext:value-type="float">
            <text:p>30.3125</text:p>
          </table:table-cell>
          <table:table-cell table:formula="of:=5*SIN([.A972])" office:value-type="float" office:value="-4.46378194259719" calcext:value-type="float">
            <text:p>-4.46378194259719</text:p>
          </table:table-cell>
          <table:table-cell table:formula="of:=[.A972]-20" office:value-type="float" office:value="10.3125" calcext:value-type="float">
            <text:p>10.3125</text:p>
          </table:table-cell>
          <table:table-cell table:formula="of:=0.25*([.B972]^(1/5))+[.C972]^(1/3)" office:value-type="float" office:value="1.83945232910638" calcext:value-type="float">
            <text:p>1.83945232910638</text:p>
          </table:table-cell>
          <table:table-cell table:formula="of:=0.125*[.B972]-[.C972]^(1/3)" office:value-type="float" office:value="-2.73461966561805" calcext:value-type="float">
            <text:p>-2.73461966561805</text:p>
          </table:table-cell>
        </table:table-row>
        <table:table-row table:style-name="ro1">
          <table:table-cell office:value-type="float" office:value="30.34375" calcext:value-type="float">
            <text:p>30.34375</text:p>
          </table:table-cell>
          <table:table-cell table:formula="of:=5*SIN([.A973])" office:value-type="float" office:value="-4.39121716642827" calcext:value-type="float">
            <text:p>-4.39121716642827</text:p>
          </table:table-cell>
          <table:table-cell table:formula="of:=[.A973]-20" office:value-type="float" office:value="10.34375" calcext:value-type="float">
            <text:p>10.34375</text:p>
          </table:table-cell>
          <table:table-cell table:formula="of:=0.25*([.B973]^(1/5))+[.C973]^(1/3)" office:value-type="float" office:value="1.84275225466703" calcext:value-type="float">
            <text:p>1.84275225466703</text:p>
          </table:table-cell>
          <table:table-cell table:formula="of:=0.125*[.B973]-[.C973]^(1/3)" office:value-type="float" office:value="-2.72774548474187" calcext:value-type="float">
            <text:p>-2.72774548474187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table:formula="of:=5*SIN([.A974])" office:value-type="float" office:value="-4.31436444121648" calcext:value-type="float">
            <text:p>-4.31436444121648</text:p>
          </table:table-cell>
          <table:table-cell table:formula="of:=[.A974]-20" office:value-type="float" office:value="10.375" calcext:value-type="float">
            <text:p>10.375</text:p>
          </table:table-cell>
          <table:table-cell table:formula="of:=0.25*([.B974]^(1/5))+[.C974]^(1/3)" office:value-type="float" office:value="1.84612899176155" calcext:value-type="float">
            <text:p>1.84612899176155</text:p>
          </table:table-cell>
          <table:table-cell table:formula="of:=0.125*[.B974]-[.C974]^(1/3)" office:value-type="float" office:value="-2.72033089087948" calcext:value-type="float">
            <text:p>-2.72033089087948</text:p>
          </table:table-cell>
        </table:table-row>
        <table:table-row table:style-name="ro1">
          <table:table-cell office:value-type="float" office:value="30.40625" calcext:value-type="float">
            <text:p>30.40625</text:p>
          </table:table-cell>
          <table:table-cell table:formula="of:=5*SIN([.A975])" office:value-type="float" office:value="-4.23329881234378" calcext:value-type="float">
            <text:p>-4.23329881234378</text:p>
          </table:table-cell>
          <table:table-cell table:formula="of:=[.A975]-20" office:value-type="float" office:value="10.40625" calcext:value-type="float">
            <text:p>10.40625</text:p>
          </table:table-cell>
          <table:table-cell table:formula="of:=0.25*([.B975]^(1/5))+[.C975]^(1/3)" office:value-type="float" office:value="1.84958471678048" calcext:value-type="float">
            <text:p>1.84958471678048</text:p>
          </table:table-cell>
          <table:table-cell table:formula="of:=0.125*[.B975]-[.C975]^(1/3)" office:value-type="float" office:value="-2.71238528686696" calcext:value-type="float">
            <text:p>-2.71238528686696</text:p>
          </table:table-cell>
        </table:table-row>
        <table:table-row table:style-name="ro1">
          <table:table-cell office:value-type="float" office:value="30.4375" calcext:value-type="float">
            <text:p>30.4375</text:p>
          </table:table-cell>
          <table:table-cell table:formula="of:=5*SIN([.A976])" office:value-type="float" office:value="-4.14809943902107" calcext:value-type="float">
            <text:p>-4.14809943902107</text:p>
          </table:table-cell>
          <table:table-cell table:formula="of:=[.A976]-20" office:value-type="float" office:value="10.4375" calcext:value-type="float">
            <text:p>10.4375</text:p>
          </table:table-cell>
          <table:table-cell table:formula="of:=0.25*([.B976]^(1/5))+[.C976]^(1/3)" office:value-type="float" office:value="1.85312184554199" calcext:value-type="float">
            <text:p>1.85312184554199</text:p>
          </table:table-cell>
          <table:table-cell table:formula="of:=0.125*[.B976]-[.C976]^(1/3)" office:value-type="float" office:value="-2.70391858959171" calcext:value-type="float">
            <text:p>-2.70391858959171</text:p>
          </table:table-cell>
        </table:table-row>
        <table:table-row table:style-name="ro1">
          <table:table-cell office:value-type="float" office:value="30.46875" calcext:value-type="float">
            <text:p>30.46875</text:p>
          </table:table-cell>
          <table:table-cell table:formula="of:=5*SIN([.A977])" office:value-type="float" office:value="-4.05884951699052" calcext:value-type="float">
            <text:p>-4.05884951699052</text:p>
          </table:table-cell>
          <table:table-cell table:formula="of:=[.A977]-20" office:value-type="float" office:value="10.46875" calcext:value-type="float">
            <text:p>10.46875</text:p>
          </table:table-cell>
          <table:table-cell table:formula="of:=0.25*([.B977]^(1/5))+[.C977]^(1/3)" office:value-type="float" office:value="1.85674306032197" calcext:value-type="float">
            <text:p>1.85674306032197</text:p>
          </table:table-cell>
          <table:table-cell table:formula="of:=0.125*[.B977]-[.C977]^(1/3)" office:value-type="float" office:value="-2.69494122033213" calcext:value-type="float">
            <text:p>-2.69494122033213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5*SIN([.A978])" office:value-type="float" office:value="-3.96563619728643" calcext:value-type="float">
            <text:p>-3.96563619728643</text:p>
          </table:table-cell>
          <table:table-cell table:formula="of:=[.A978]-20" office:value-type="float" office:value="10.5" calcext:value-type="float">
            <text:p>10.5</text:p>
          </table:table-cell>
          <table:table-cell table:formula="of:=0.25*([.B978]^(1/5))+[.C978]^(1/3)" office:value-type="float" office:value="1.86045134143084" calcext:value-type="float">
            <text:p>1.86045134143084</text:p>
          </table:table-cell>
          <table:table-cell table:formula="of:=0.125*[.B978]-[.C978]^(1/3)" office:value-type="float" office:value="-2.68546409460475" calcext:value-type="float">
            <text:p>-2.68546409460475</text:p>
          </table:table-cell>
        </table:table-row>
        <table:table-row table:style-name="ro1">
          <table:table-cell office:value-type="float" office:value="30.53125" calcext:value-type="float">
            <text:p>30.53125</text:p>
          </table:table-cell>
          <table:table-cell table:formula="of:=5*SIN([.A979])" office:value-type="float" office:value="-3.86855050113361" calcext:value-type="float">
            <text:p>-3.86855050113361</text:p>
          </table:table-cell>
          <table:table-cell table:formula="of:=[.A979]-20" office:value-type="float" office:value="10.53125" calcext:value-type="float">
            <text:p>10.53125</text:p>
          </table:table-cell>
          <table:table-cell table:formula="of:=0.25*([.B979]^(1/5))+[.C979]^(1/3)" office:value-type="float" office:value="1.86425000423532" calcext:value-type="float">
            <text:p>1.86425000423532</text:p>
          </table:table-cell>
          <table:table-cell table:formula="of:=0.125*[.B979]-[.C979]^(1/3)" office:value-type="float" office:value="-2.67549861152831" calcext:value-type="float">
            <text:p>-2.67549861152831</text:p>
          </table:table-cell>
        </table:table-row>
        <table:table-row table:style-name="ro1">
          <table:table-cell office:value-type="float" office:value="30.5625" calcext:value-type="float">
            <text:p>30.5625</text:p>
          </table:table-cell>
          <table:table-cell table:formula="of:=5*SIN([.A980])" office:value-type="float" office:value="-3.76768723106678" calcext:value-type="float">
            <text:p>-3.76768723106678</text:p>
          </table:table-cell>
          <table:table-cell table:formula="of:=[.A980]-20" office:value-type="float" office:value="10.5625" calcext:value-type="float">
            <text:p>10.5625</text:p>
          </table:table-cell>
          <table:table-cell table:formula="of:=0.25*([.B980]^(1/5))+[.C980]^(1/3)" office:value-type="float" office:value="1.86814274274411" calcext:value-type="float">
            <text:p>1.86814274274411</text:p>
          </table:table-cell>
          <table:table-cell table:formula="of:=0.125*[.B980]-[.C980]^(1/3)" office:value-type="float" office:value="-2.66505664271563" calcext:value-type="float">
            <text:p>-2.66505664271563</text:p>
          </table:table-cell>
        </table:table-row>
        <table:table-row table:style-name="ro1">
          <table:table-cell office:value-type="float" office:value="30.59375" calcext:value-type="float">
            <text:p>30.59375</text:p>
          </table:table-cell>
          <table:table-cell table:formula="of:=5*SIN([.A981])" office:value-type="float" office:value="-3.66314487835751" calcext:value-type="float">
            <text:p>-3.66314487835751</text:p>
          </table:table-cell>
          <table:table-cell table:formula="of:=[.A981]-20" office:value-type="float" office:value="10.59375" calcext:value-type="float">
            <text:p>10.59375</text:p>
          </table:table-cell>
          <table:table-cell table:formula="of:=0.25*([.B981]^(1/5))+[.C981]^(1/3)" office:value-type="float" office:value="1.87213368116136" calcext:value-type="float">
            <text:p>1.87213368116136</text:p>
          </table:table-cell>
          <table:table-cell table:formula="of:=0.125*[.B981]-[.C981]^(1/3)" office:value-type="float" office:value="-2.65415052070377" calcext:value-type="float">
            <text:p>-2.65415052070377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table:formula="of:=5*SIN([.A982])" office:value-type="float" office:value="-3.55502552683908" calcext:value-type="float">
            <text:p>-3.55502552683908</text:p>
          </table:table-cell>
          <table:table-cell table:formula="of:=[.A982]-20" office:value-type="float" office:value="10.625" calcext:value-type="float">
            <text:p>10.625</text:p>
          </table:table-cell>
          <table:table-cell table:formula="of:=0.25*([.B982]^(1/5))+[.C982]^(1/3)" office:value-type="float" office:value="1.87622743518203" calcext:value-type="float">
            <text:p>1.87622743518203</text:p>
          </table:table-cell>
          <table:table-cell table:formula="of:=0.125*[.B982]-[.C982]^(1/3)" office:value-type="float" office:value="-2.64279302693397" calcext:value-type="float">
            <text:p>-2.64279302693397</text:p>
          </table:table-cell>
        </table:table-row>
        <table:table-row table:style-name="ro1">
          <table:table-cell office:value-type="float" office:value="30.65625" calcext:value-type="float">
            <text:p>30.65625</text:p>
          </table:table-cell>
          <table:table-cell table:formula="of:=5*SIN([.A983])" office:value-type="float" office:value="-3.44343475322345" calcext:value-type="float">
            <text:p>-3.44343475322345</text:p>
          </table:table-cell>
          <table:table-cell table:formula="of:=[.A983]-20" office:value-type="float" office:value="10.65625" calcext:value-type="float">
            <text:p>10.65625</text:p>
          </table:table-cell>
          <table:table-cell table:formula="of:=0.25*([.B983]^(1/5))+[.C983]^(1/3)" office:value-type="float" office:value="1.88042918529009" calcext:value-type="float">
            <text:p>1.88042918529009</text:p>
          </table:table-cell>
          <table:table-cell table:formula="of:=0.125*[.B983]-[.C983]^(1/3)" office:value-type="float" office:value="-2.63099737929307" calcext:value-type="float">
            <text:p>-2.63099737929307</text:p>
          </table:table-cell>
        </table:table-row>
        <table:table-row table:style-name="ro1">
          <table:table-cell office:value-type="float" office:value="30.6875" calcext:value-type="float">
            <text:p>30.6875</text:p>
          </table:table-cell>
          <table:table-cell table:formula="of:=5*SIN([.A984])" office:value-type="float" office:value="-3.32848152400732" calcext:value-type="float">
            <text:p>-3.32848152400732</text:p>
          </table:table-cell>
          <table:table-cell table:formula="of:=[.A984]-20" office:value-type="float" office:value="10.6875" calcext:value-type="float">
            <text:p>10.6875</text:p>
          </table:table-cell>
          <table:table-cell table:formula="of:=0.25*([.B984]^(1/5))+[.C984]^(1/3)" office:value-type="float" office:value="1.88474476496572" calcext:value-type="float">
            <text:p>1.88474476496572</text:p>
          </table:table-cell>
          <table:table-cell table:formula="of:=0.125*[.B984]-[.C984]^(1/3)" office:value-type="float" office:value="-2.6187772192285" calcext:value-type="float">
            <text:p>-2.6187772192285</text:p>
          </table:table-cell>
        </table:table-row>
        <table:table-row table:style-name="ro1">
          <table:table-cell office:value-type="float" office:value="30.71875" calcext:value-type="float">
            <text:p>30.71875</text:p>
          </table:table-cell>
          <table:table-cell table:formula="of:=5*SIN([.A985])" office:value-type="float" office:value="-3.21027808906824" calcext:value-type="float">
            <text:p>-3.21027808906824</text:p>
          </table:table-cell>
          <table:table-cell table:formula="of:=[.A985]-20" office:value-type="float" office:value="10.71875" calcext:value-type="float">
            <text:p>10.71875</text:p>
          </table:table-cell>
          <table:table-cell table:formula="of:=0.25*([.B985]^(1/5))+[.C985]^(1/3)" office:value-type="float" office:value="1.88918076757333" calcext:value-type="float">
            <text:p>1.88918076757333</text:p>
          </table:table-cell>
          <table:table-cell table:formula="of:=0.125*[.B985]-[.C985]^(1/3)" office:value-type="float" office:value="-2.60614659844956" calcext:value-type="float">
            <text:p>-2.60614659844956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table:formula="of:=5*SIN([.A986])" office:value-type="float" office:value="-3.08893987205448" calcext:value-type="float">
            <text:p>-3.08893987205448</text:p>
          </table:table-cell>
          <table:table-cell table:formula="of:=[.A986]-20" office:value-type="float" office:value="10.75" calcext:value-type="float">
            <text:p>10.75</text:p>
          </table:table-cell>
          <table:table-cell table:formula="of:=0.25*([.B986]^(1/5))+[.C986]^(1/3)" office:value-type="float" office:value="1.89374467687624" calcext:value-type="float">
            <text:p>1.89374467687624</text:p>
          </table:table-cell>
          <table:table-cell table:formula="of:=0.125*[.B986]-[.C986]^(1/3)" office:value-type="float" office:value="-2.59311996522786" calcext:value-type="float">
            <text:p>-2.59311996522786</text:p>
          </table:table-cell>
        </table:table-row>
        <table:table-row table:style-name="ro1">
          <table:table-cell office:value-type="float" office:value="30.78125" calcext:value-type="float">
            <text:p>30.78125</text:p>
          </table:table-cell>
          <table:table-cell table:formula="of:=5*SIN([.A987])" office:value-type="float" office:value="-2.96458535767581" calcext:value-type="float">
            <text:p>-2.96458535767581</text:p>
          </table:table-cell>
          <table:table-cell table:formula="of:=[.A987]-20" office:value-type="float" office:value="10.78125" calcext:value-type="float">
            <text:p>10.78125</text:p>
          </table:table-cell>
          <table:table-cell table:formula="of:=0.25*([.B987]^(1/5))+[.C987]^(1/3)" office:value-type="float" office:value="1.89844502773679" calcext:value-type="float">
            <text:p>1.89844502773679</text:p>
          </table:table-cell>
          <table:table-cell table:formula="of:=0.125*[.B987]-[.C987]^(1/3)" office:value-type="float" office:value="-2.57971215031038" calcext:value-type="float">
            <text:p>-2.57971215031038</text:p>
          </table:table-cell>
        </table:table-row>
        <table:table-row table:style-name="ro1">
          <table:table-cell office:value-type="float" office:value="30.8125" calcext:value-type="float">
            <text:p>30.8125</text:p>
          </table:table-cell>
          <table:table-cell table:formula="of:=5*SIN([.A988])" office:value-type="float" office:value="-2.83733597600519" calcext:value-type="float">
            <text:p>-2.83733597600519</text:p>
          </table:table-cell>
          <table:table-cell table:formula="of:=[.A988]-20" office:value-type="float" office:value="10.8125" calcext:value-type="float">
            <text:p>10.8125</text:p>
          </table:table-cell>
          <table:table-cell table:formula="of:=0.25*([.B988]^(1/5))+[.C988]^(1/3)" office:value-type="float" office:value="1.90329160580679" calcext:value-type="float">
            <text:p>1.90329160580679</text:p>
          </table:table-cell>
          <table:table-cell table:formula="of:=0.125*[.B988]-[.C988]^(1/3)" office:value-type="float" office:value="-2.56593835245881" calcext:value-type="float">
            <text:p>-2.56593835245881</text:p>
          </table:table-cell>
        </table:table-row>
        <table:table-row table:style-name="ro1">
          <table:table-cell office:value-type="float" office:value="30.84375" calcext:value-type="float">
            <text:p>30.84375</text:p>
          </table:table-cell>
          <table:table-cell table:formula="of:=5*SIN([.A989])" office:value-type="float" office:value="-2.70731598390437" calcext:value-type="float">
            <text:p>-2.70731598390437</text:p>
          </table:table-cell>
          <table:table-cell table:formula="of:=[.A989]-20" office:value-type="float" office:value="10.84375" calcext:value-type="float">
            <text:p>10.84375</text:p>
          </table:table-cell>
          <table:table-cell table:formula="of:=0.25*([.B989]^(1/5))+[.C989]^(1/3)" office:value-type="float" office:value="1.90829569818804" calcext:value-type="float">
            <text:p>1.90829569818804</text:p>
          </table:table-cell>
          <table:table-cell table:formula="of:=0.125*[.B989]-[.C989]^(1/3)" office:value-type="float" office:value="-2.55181412362946" calcext:value-type="float">
            <text:p>-2.55181412362946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table:formula="of:=5*SIN([.A990])" office:value-type="float" office:value="-2.57465234368915" calcext:value-type="float">
            <text:p>-2.57465234368915</text:p>
          </table:table-cell>
          <table:table-cell table:formula="of:=[.A990]-20" office:value-type="float" office:value="10.875" calcext:value-type="float">
            <text:p>10.875</text:p>
          </table:table-cell>
          <table:table-cell table:formula="of:=0.25*([.B990]^(1/5))+[.C990]^(1/3)" office:value-type="float" office:value="1.91347041160359" calcext:value-type="float">
            <text:p>1.91347041160359</text:p>
          </table:table-cell>
          <table:table-cell table:formula="of:=0.125*[.B990]-[.C990]^(1/3)" office:value-type="float" office:value="-2.53735535380796" calcext:value-type="float">
            <text:p>-2.53735535380796</text:p>
          </table:table-cell>
        </table:table-row>
        <table:table-row table:style-name="ro1">
          <table:table-cell office:value-type="float" office:value="30.90625" calcext:value-type="float">
            <text:p>30.90625</text:p>
          </table:table-cell>
          <table:table-cell table:formula="of:=5*SIN([.A991])" office:value-type="float" office:value="-2.43947459915288" calcext:value-type="float">
            <text:p>-2.43947459915288</text:p>
          </table:table-cell>
          <table:table-cell table:formula="of:=[.A991]-20" office:value-type="float" office:value="10.90625" calcext:value-type="float">
            <text:p>10.90625</text:p>
          </table:table-cell>
          <table:table-cell table:formula="of:=0.25*([.B991]^(1/5))+[.C991]^(1/3)" office:value-type="float" office:value="1.9188310812909" calcext:value-type="float">
            <text:p>1.9188310812909</text:p>
          </table:table-cell>
          <table:table-cell table:formula="of:=0.125*[.B991]-[.C991]^(1/3)" office:value-type="float" office:value="-2.52257825551389" calcext:value-type="float">
            <text:p>-2.52257825551389</text:p>
          </table:table-cell>
        </table:table-row>
        <table:table-row table:style-name="ro1">
          <table:table-cell office:value-type="float" office:value="30.9375" calcext:value-type="float">
            <text:p>30.9375</text:p>
          </table:table-cell>
          <table:table-cell table:formula="of:=5*SIN([.A992])" office:value-type="float" office:value="-2.30191474906908" calcext:value-type="float">
            <text:p>-2.30191474906908</text:p>
          </table:table-cell>
          <table:table-cell table:formula="of:=[.A992]-20" office:value-type="float" office:value="10.9375" calcext:value-type="float">
            <text:p>10.9375</text:p>
          </table:table-cell>
          <table:table-cell table:formula="of:=0.25*([.B992]^(1/5))+[.C992]^(1/3)" office:value-type="float" office:value="1.92439580377971" calcext:value-type="float">
            <text:p>1.92439580377971</text:p>
          </table:table-cell>
          <table:table-cell table:formula="of:=0.125*[.B992]-[.C992]^(1/3)" office:value-type="float" office:value="-2.50749934799014" calcext:value-type="float">
            <text:p>-2.50749934799014</text:p>
          </table:table-cell>
        </table:table-row>
        <table:table-row table:style-name="ro1">
          <table:table-cell office:value-type="float" office:value="30.96875" calcext:value-type="float">
            <text:p>30.96875</text:p>
          </table:table-cell>
          <table:table-cell table:formula="of:=5*SIN([.A993])" office:value-type="float" office:value="-2.16210711829694" calcext:value-type="float">
            <text:p>-2.16210711829694</text:p>
          </table:table-cell>
          <table:table-cell table:formula="of:=[.A993]-20" office:value-type="float" office:value="10.96875" calcext:value-type="float">
            <text:p>10.96875</text:p>
          </table:table-cell>
          <table:table-cell table:formula="of:=0.25*([.B993]^(1/5))+[.C993]^(1/3)" office:value-type="float" office:value="1.93018614189186" calcext:value-type="float">
            <text:p>1.93018614189186</text:p>
          </table:table-cell>
          <table:table-cell table:formula="of:=0.125*[.B993]-[.C993]^(1/3)" office:value-type="float" office:value="-2.49213544109265" calcext:value-type="float">
            <text:p>-2.492135441092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5*SIN([.A994])" office:value-type="float" office:value="-2.02018822661533" calcext:value-type="float">
            <text:p>-2.02018822661533</text:p>
          </table:table-cell>
          <table:table-cell table:formula="of:=[.A994]-20" office:value-type="float" office:value="11" calcext:value-type="float">
            <text:p>11</text:p>
          </table:table-cell>
          <table:table-cell table:formula="of:=0.25*([.B994]^(1/5))+[.C994]^(1/3)" office:value-type="float" office:value="1.93622807401796" calcext:value-type="float">
            <text:p>1.93622807401796</text:p>
          </table:table-cell>
          <table:table-cell table:formula="of:=0.125*[.B994]-[.C994]^(1/3)" office:value-type="float" office:value="-2.47650361889623" calcext:value-type="float">
            <text:p>-2.47650361889623</text:p>
          </table:table-cell>
        </table:table-row>
        <table:table-row table:style-name="ro1">
          <table:table-cell office:value-type="float" office:value="31.03125" calcext:value-type="float">
            <text:p>31.03125</text:p>
          </table:table-cell>
          <table:table-cell table:formula="of:=5*SIN([.A995])" office:value-type="float" office:value="-1.87629665541357" calcext:value-type="float">
            <text:p>-1.87629665541357</text:p>
          </table:table-cell>
          <table:table-cell table:formula="of:=[.A995]-20" office:value-type="float" office:value="11.03125" calcext:value-type="float">
            <text:p>11.03125</text:p>
          </table:table-cell>
          <table:table-cell table:formula="of:=0.25*([.B995]^(1/5))+[.C995]^(1/3)" office:value-type="float" office:value="1.94255329783512" calcext:value-type="float">
            <text:p>1.94255329783512</text:p>
          </table:table-cell>
          <table:table-cell table:formula="of:=0.125*[.B995]-[.C995]^(1/3)" office:value-type="float" office:value="-2.46062122303244" calcext:value-type="float">
            <text:p>-2.46062122303244</text:p>
          </table:table-cell>
        </table:table-row>
        <table:table-row table:style-name="ro1">
          <table:table-cell office:value-type="float" office:value="31.0625" calcext:value-type="float">
            <text:p>31.0625</text:p>
          </table:table-cell>
          <table:table-cell table:formula="of:=5*SIN([.A996])" office:value-type="float" office:value="-1.73057291236907" calcext:value-type="float">
            <text:p>-1.73057291236907</text:p>
          </table:table-cell>
          <table:table-cell table:formula="of:=[.A996]-20" office:value-type="float" office:value="11.0625" calcext:value-type="float">
            <text:p>11.0625</text:p>
          </table:table-cell>
          <table:table-cell table:formula="of:=0.25*([.B996]^(1/5))+[.C996]^(1/3)" office:value-type="float" office:value="1.94920106182257" calcext:value-type="float">
            <text:p>1.94920106182257</text:p>
          </table:table-cell>
          <table:table-cell table:formula="of:=0.125*[.B996]-[.C996]^(1/3)" office:value-type="float" office:value="-2.44450583577573" calcext:value-type="float">
            <text:p>-2.44450583577573</text:p>
          </table:table-cell>
        </table:table-row>
        <table:table-row table:style-name="ro1">
          <table:table-cell office:value-type="float" office:value="31.09375" calcext:value-type="float">
            <text:p>31.09375</text:p>
          </table:table-cell>
          <table:table-cell table:formula="of:=5*SIN([.A997])" office:value-type="float" office:value="-1.58315929424393" calcext:value-type="float">
            <text:p>-1.58315929424393</text:p>
          </table:table-cell>
          <table:table-cell table:formula="of:=[.A997]-20" office:value-type="float" office:value="11.09375" calcext:value-type="float">
            <text:p>11.09375</text:p>
          </table:table-cell>
          <table:table-cell table:formula="of:=0.25*([.B997]^(1/5))+[.C997]^(1/3)" office:value-type="float" office:value="1.95622080656674" calcext:value-type="float">
            <text:p>1.95622080656674</text:p>
          </table:table-cell>
          <table:table-cell table:formula="of:=0.125*[.B997]-[.C997]^(1/3)" office:value-type="float" office:value="-2.42817526289458" calcext:value-type="float">
            <text:p>-2.42817526289458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table:formula="of:=5*SIN([.A998])" office:value-type="float" office:value="-1.43419974793461" calcext:value-type="float">
            <text:p>-1.43419974793461</text:p>
          </table:table-cell>
          <table:table-cell table:formula="of:=[.A998]-20" office:value-type="float" office:value="11.125" calcext:value-type="float">
            <text:p>11.125</text:p>
          </table:table-cell>
          <table:table-cell table:formula="of:=0.25*([.B998]^(1/5))+[.C998]^(1/3)" office:value-type="float" office:value="1.96367609257123" calcext:value-type="float">
            <text:p>1.96367609257123</text:p>
          </table:table-cell>
          <table:table-cell table:formula="of:=0.125*[.B998]-[.C998]^(1/3)" office:value-type="float" office:value="-2.4116475162841" calcext:value-type="float">
            <text:p>-2.4116475162841</text:p>
          </table:table-cell>
        </table:table-row>
        <table:table-row table:style-name="ro1">
          <table:table-cell office:value-type="float" office:value="31.15625" calcext:value-type="float">
            <text:p>31.15625</text:p>
          </table:table-cell>
          <table:table-cell table:formula="of:=5*SIN([.A999])" office:value-type="float" office:value="-1.28383972991019" calcext:value-type="float">
            <text:p>-1.28383972991019</text:p>
          </table:table-cell>
          <table:table-cell table:formula="of:=[.A999]-20" office:value-type="float" office:value="11.15625" calcext:value-type="float">
            <text:p>11.15625</text:p>
          </table:table-cell>
          <table:table-cell table:formula="of:=0.25*([.B999]^(1/5))+[.C999]^(1/3)" office:value-type="float" office:value="1.97165065787801" calcext:value-type="float">
            <text:p>1.97165065787801</text:p>
          </table:table-cell>
          <table:table-cell table:formula="of:=0.125*[.B999]-[.C999]^(1/3)" office:value-type="float" office:value="-2.39494079639728" calcext:value-type="float">
            <text:p>-2.39494079639728</text:p>
          </table:table-cell>
        </table:table-row>
        <table:table-row table:style-name="ro1">
          <table:table-cell office:value-type="float" office:value="31.1875" calcext:value-type="float">
            <text:p>31.1875</text:p>
          </table:table-cell>
          <table:table-cell table:formula="of:=5*SIN([.A1000])" office:value-type="float" office:value="-1.13222606417663" calcext:value-type="float">
            <text:p>-1.13222606417663</text:p>
          </table:table-cell>
          <table:table-cell table:formula="of:=[.A1000]-20" office:value-type="float" office:value="11.1875" calcext:value-type="float">
            <text:p>11.1875</text:p>
          </table:table-cell>
          <table:table-cell table:formula="of:=0.25*([.B1000]^(1/5))+[.C1000]^(1/3)" office:value-type="float" office:value="1.9802581805321" calcext:value-type="float">
            <text:p>1.9802581805321</text:p>
          </table:table-cell>
          <table:table-cell table:formula="of:=0.125*[.B1000]-[.C1000]^(1/3)" office:value-type="float" office:value="-2.37807347449198" calcext:value-type="float">
            <text:p>-2.37807347449198</text:p>
          </table:table-cell>
        </table:table-row>
        <table:table-row table:style-name="ro1">
          <table:table-cell office:value-type="float" office:value="31.21875" calcext:value-type="float">
            <text:p>31.21875</text:p>
          </table:table-cell>
          <table:table-cell table:formula="of:=5*SIN([.A1001])" office:value-type="float" office:value="-0.979506798905577" calcext:value-type="float">
            <text:p>-0.979506798905577</text:p>
          </table:table-cell>
          <table:table-cell table:formula="of:=[.A1001]-20" office:value-type="float" office:value="11.21875" calcext:value-type="float">
            <text:p>11.21875</text:p>
          </table:table-cell>
          <table:table-cell table:formula="of:=0.25*([.B1001]^(1/5))+[.C1001]^(1/3)" office:value-type="float" office:value="1.98965888911191" calcext:value-type="float">
            <text:p>1.98965888911191</text:p>
          </table:table-cell>
          <table:table-cell table:formula="of:=0.125*[.B1001]-[.C1001]^(1/3)" office:value-type="float" office:value="-2.36106407471088" calcext:value-type="float">
            <text:p>-2.36106407471088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formula="of:=5*SIN([.A1002])" office:value-type="float" office:value="-0.825831061867895" calcext:value-type="float">
            <text:p>-0.825831061867895</text:p>
          </table:table-cell>
          <table:table-cell table:formula="of:=[.A1002]-20" office:value-type="float" office:value="11.25" calcext:value-type="float">
            <text:p>11.25</text:p>
          </table:table-cell>
          <table:table-cell table:formula="of:=0.25*([.B1002]^(1/5))+[.C1002]^(1/3)" office:value-type="float" office:value="2.00008983674665" calcext:value-type="float">
            <text:p>2.00008983674665</text:p>
          </table:table-cell>
          <table:table-cell table:formula="of:=0.125*[.B1002]-[.C1002]^(1/3)" office:value-type="float" office:value="-2.34393125601207" calcext:value-type="float">
            <text:p>-2.34393125601207</text:p>
          </table:table-cell>
        </table:table-row>
        <table:table-row table:style-name="ro1">
          <table:table-cell office:value-type="float" office:value="31.28125" calcext:value-type="float">
            <text:p>31.28125</text:p>
          </table:table-cell>
          <table:table-cell table:formula="of:=5*SIN([.A1003])" office:value-type="float" office:value="-0.671348914812877" calcext:value-type="float">
            <text:p>-0.671348914812877</text:p>
          </table:table-cell>
          <table:table-cell table:formula="of:=[.A1003]-20" office:value-type="float" office:value="11.28125" calcext:value-type="float">
            <text:p>11.28125</text:p>
          </table:table-cell>
          <table:table-cell table:formula="of:=0.25*([.B1003]^(1/5))+[.C1003]^(1/3)" office:value-type="float" office:value="2.01192529228689" calcext:value-type="float">
            <text:p>2.01192529228689</text:p>
          </table:table-cell>
          <table:table-cell table:formula="of:=0.125*[.B1003]-[.C1003]^(1/3)" office:value-type="float" office:value="-2.32669379396786" calcext:value-type="float">
            <text:p>-2.32669379396786</text:p>
          </table:table-cell>
        </table:table-row>
        <table:table-row table:style-name="ro1">
          <table:table-cell office:value-type="float" office:value="31.3125" calcext:value-type="float">
            <text:p>31.3125</text:p>
          </table:table-cell>
          <table:table-cell table:formula="of:=5*SIN([.A1004])" office:value-type="float" office:value="-0.516211206935519" calcext:value-type="float">
            <text:p>-0.516211206935519</text:p>
          </table:table-cell>
          <table:table-cell table:formula="of:=[.A1004]-20" office:value-type="float" office:value="11.3125" calcext:value-type="float">
            <text:p>11.3125</text:p>
          </table:table-cell>
          <table:table-cell table:formula="of:=0.25*([.B1004]^(1/5))+[.C1004]^(1/3)" office:value-type="float" office:value="2.02581320774206" calcext:value-type="float">
            <text:p>2.02581320774206</text:p>
          </table:table-cell>
          <table:table-cell table:formula="of:=0.125*[.B1004]-[.C1004]^(1/3)" office:value-type="float" office:value="-2.30937056244948" calcext:value-type="float">
            <text:p>-2.30937056244948</text:p>
          </table:table-cell>
        </table:table-row>
        <table:table-row table:style-name="ro1">
          <table:table-cell office:value-type="float" office:value="31.34375" calcext:value-type="float">
            <text:p>31.34375</text:p>
          </table:table-cell>
          <table:table-cell table:formula="of:=5*SIN([.A1005])" office:value-type="float" office:value="-0.360569427574833" calcext:value-type="float">
            <text:p>-0.360569427574833</text:p>
          </table:table-cell>
          <table:table-cell table:formula="of:=[.A1005]-20" office:value-type="float" office:value="11.34375" calcext:value-type="float">
            <text:p>11.34375</text:p>
          </table:table-cell>
          <table:table-cell table:formula="of:=0.25*([.B1005]^(1/5))+[.C1005]^(1/3)" office:value-type="float" office:value="2.04304662880912" calcext:value-type="float">
            <text:p>2.04304662880912</text:p>
          </table:table-cell>
          <table:table-cell table:formula="of:=0.125*[.B1005]-[.C1005]^(1/3)" office:value-type="float" office:value="-2.29198051521577" calcext:value-type="float">
            <text:p>-2.29198051521577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table:formula="of:=5*SIN([.A1006])" office:value-type="float" office:value="-0.204575558287082" calcext:value-type="float">
            <text:p>-0.204575558287082</text:p>
          </table:table-cell>
          <table:table-cell table:formula="of:=[.A1006]-20" office:value-type="float" office:value="11.375" calcext:value-type="float">
            <text:p>11.375</text:p>
          </table:table-cell>
          <table:table-cell table:formula="of:=0.25*([.B1006]^(1/5))+[.C1006]^(1/3)" office:value-type="float" office:value="2.06695422321261" calcext:value-type="float">
            <text:p>2.06695422321261</text:p>
          </table:table-cell>
          <table:table-cell table:formula="of:=0.125*[.B1006]-[.C1006]^(1/3)" office:value-type="float" office:value="-2.27454266742359" calcext:value-type="float">
            <text:p>-2.27454266742359</text:p>
          </table:table-cell>
        </table:table-row>
        <table:table-row table:style-name="ro1">
          <table:table-cell office:value-type="float" office:value="31.40625" calcext:value-type="float">
            <text:p>31.40625</text:p>
          </table:table-cell>
          <table:table-cell table:formula="of:=5*SIN([.A1007])" office:value-type="float" office:value="-0.0483819244383666" calcext:value-type="float">
            <text:p>-0.0483819244383666</text:p>
          </table:table-cell>
          <table:table-cell table:formula="of:=[.A1007]-20" office:value-type="float" office:value="11.40625" calcext:value-type="float">
            <text:p>11.40625</text:p>
          </table:table-cell>
          <table:table-cell table:formula="of:=0.25*([.B1007]^(1/5))+[.C1007]^(1/3)" office:value-type="float" office:value="2.11460877903789" calcext:value-type="float">
            <text:p>2.11460877903789</text:p>
          </table:table-cell>
          <table:table-cell table:formula="of:=0.125*[.B1007]-[.C1007]^(1/3)" office:value-type="float" office:value="-2.25707607707822" calcext:value-type="float">
            <text:p>-2.25707607707822</text:p>
          </table:table-cell>
        </table:table-row>
        <table:table-row table:style-name="ro1">
          <table:table-cell office:value-type="float" office:value="31.4375" calcext:value-type="float">
            <text:p>31.4375</text:p>
          </table:table-cell>
          <table:table-cell table:formula="of:=5*SIN([.A1008])" office:value-type="float" office:value="0.107858953538509" calcext:value-type="float">
            <text:p>0.107858953538509</text:p>
          </table:table-cell>
          <table:table-cell table:formula="of:=[.A1008]-20" office:value-type="float" office:value="11.4375" calcext:value-type="float">
            <text:p>11.4375</text:p>
          </table:table-cell>
          <table:table-cell table:formula="of:=0.25*([.B1008]^(1/5))+[.C1008]^(1/3)" office:value-type="float" office:value="2.41322640849033" calcext:value-type="float">
            <text:p>2.41322640849033</text:p>
          </table:table-cell>
          <table:table-cell table:formula="of:=0.125*[.B1008]-[.C1008]^(1/3)" office:value-type="float" office:value="-2.23959982644175" calcext:value-type="float">
            <text:p>-2.23959982644175</text:p>
          </table:table-cell>
        </table:table-row>
        <table:table-row table:style-name="ro1">
          <table:table-cell office:value-type="float" office:value="31.46875" calcext:value-type="float">
            <text:p>31.46875</text:p>
          </table:table-cell>
          <table:table-cell table:formula="of:=5*SIN([.A1009])" office:value-type="float" office:value="0.263994509077649" calcext:value-type="float">
            <text:p>0.263994509077649</text:p>
          </table:table-cell>
          <table:table-cell table:formula="of:=[.A1009]-20" office:value-type="float" office:value="11.46875" calcext:value-type="float">
            <text:p>11.46875</text:p>
          </table:table-cell>
          <table:table-cell table:formula="of:=0.25*([.B1009]^(1/5))+[.C1009]^(1/3)" office:value-type="float" office:value="2.44667209846103" calcext:value-type="float">
            <text:p>2.44667209846103</text:p>
          </table:table-cell>
          <table:table-cell table:formula="of:=0.125*[.B1009]-[.C1009]^(1/3)" office:value-type="float" office:value="-2.22213300341765" calcext:value-type="float">
            <text:p>-2.2221330034176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5*SIN([.A1010])" office:value-type="float" office:value="0.419872278458734" calcext:value-type="float">
            <text:p>0.419872278458734</text:p>
          </table:table-cell>
          <table:table-cell table:formula="of:=[.A1010]-20" office:value-type="float" office:value="11.5" calcext:value-type="float">
            <text:p>11.5</text:p>
          </table:table-cell>
          <table:table-cell table:formula="of:=0.25*([.B1010]^(1/5))+[.C1010]^(1/3)" office:value-type="float" office:value="2.46734519705139" calcext:value-type="float">
            <text:p>2.46734519705139</text:p>
          </table:table-cell>
          <table:table-cell table:formula="of:=0.125*[.B1010]-[.C1010]^(1/3)" office:value-type="float" office:value="-2.20469468292966" calcext:value-type="float">
            <text:p>-2.20469468292966</text:p>
          </table:table-cell>
        </table:table-row>
        <table:table-row table:style-name="ro1">
          <table:table-cell office:value-type="float" office:value="31.53125" calcext:value-type="float">
            <text:p>31.53125</text:p>
          </table:table-cell>
          <table:table-cell table:formula="of:=5*SIN([.A1011])" office:value-type="float" office:value="0.575340049685251" calcext:value-type="float">
            <text:p>0.575340049685251</text:p>
          </table:table-cell>
          <table:table-cell table:formula="of:=[.A1011]-20" office:value-type="float" office:value="11.53125" calcext:value-type="float">
            <text:p>11.53125</text:p>
          </table:table-cell>
          <table:table-cell table:formula="of:=0.25*([.B1011]^(1/5))+[.C1011]^(1/3)" office:value-type="float" office:value="2.48305483428404" calcext:value-type="float">
            <text:p>2.48305483428404</text:p>
          </table:table-cell>
          <table:table-cell table:formula="of:=0.125*[.B1011]-[.C1011]^(1/3)" office:value-type="float" office:value="-2.18730390831329" calcext:value-type="float">
            <text:p>-2.18730390831329</text:p>
          </table:table-cell>
        </table:table-row>
        <table:table-row table:style-name="ro1">
          <table:table-cell office:value-type="float" office:value="31.5625" calcext:value-type="float">
            <text:p>31.5625</text:p>
          </table:table-cell>
          <table:table-cell table:formula="of:=5*SIN([.A1012])" office:value-type="float" office:value="0.730246011116928" calcext:value-type="float">
            <text:p>0.730246011116928</text:p>
          </table:table-cell>
          <table:table-cell table:formula="of:=[.A1012]-20" office:value-type="float" office:value="11.5625" calcext:value-type="float">
            <text:p>11.5625</text:p>
          </table:table-cell>
          <table:table-cell table:formula="of:=0.25*([.B1012]^(1/5))+[.C1012]^(1/3)" office:value-type="float" office:value="2.49602569270717" calcext:value-type="float">
            <text:p>2.49602569270717</text:p>
          </table:table-cell>
          <table:table-cell table:formula="of:=0.125*[.B1012]-[.C1012]^(1/3)" office:value-type="float" office:value="-2.16997967273795" calcext:value-type="float">
            <text:p>-2.16997967273795</text:p>
          </table:table-cell>
        </table:table-row>
        <table:table-row table:style-name="ro1">
          <table:table-cell office:value-type="float" office:value="31.59375" calcext:value-type="float">
            <text:p>31.59375</text:p>
          </table:table-cell>
          <table:table-cell table:formula="of:=5*SIN([.A1013])" office:value-type="float" office:value="0.884438899711224" calcext:value-type="float">
            <text:p>0.884438899711224</text:p>
          </table:table-cell>
          <table:table-cell table:formula="of:=[.A1013]-20" office:value-type="float" office:value="11.59375" calcext:value-type="float">
            <text:p>11.59375</text:p>
          </table:table-cell>
          <table:table-cell table:formula="of:=0.25*([.B1013]^(1/5))+[.C1013]^(1/3)" office:value-type="float" office:value="2.50723045875184" calcext:value-type="float">
            <text:p>2.50723045875184</text:p>
          </table:table-cell>
          <table:table-cell table:formula="of:=0.125*[.B1013]-[.C1013]^(1/3)" office:value-type="float" office:value="-2.15274090067798" calcext:value-type="float">
            <text:p>-2.15274090067798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table:formula="of:=5*SIN([.A1014])" office:value-type="float" office:value="1.03776814872912" calcext:value-type="float">
            <text:p>1.03776814872912</text:p>
          </table:table-cell>
          <table:table-cell table:formula="of:=[.A1014]-20" office:value-type="float" office:value="11.625" calcext:value-type="float">
            <text:p>11.625</text:p>
          </table:table-cell>
          <table:table-cell table:formula="of:=0.25*([.B1014]^(1/5))+[.C1014]^(1/3)" office:value-type="float" office:value="2.51718795668651" calcext:value-type="float">
            <text:p>2.51718795668651</text:p>
          </table:table-cell>
          <table:table-cell table:formula="of:=0.125*[.B1014]-[.C1014]^(1/3)" office:value-type="float" office:value="-2.13560642945061" calcext:value-type="float">
            <text:p>-2.13560642945061</text:p>
          </table:table-cell>
        </table:table-row>
        <table:table-row table:style-name="ro1">
          <table:table-cell office:value-type="float" office:value="31.65625" calcext:value-type="float">
            <text:p>31.65625</text:p>
          </table:table-cell>
          <table:table-cell table:formula="of:=5*SIN([.A1015])" office:value-type="float" office:value="1.19008403476099" calcext:value-type="float">
            <text:p>1.19008403476099</text:p>
          </table:table-cell>
          <table:table-cell table:formula="of:=[.A1015]-20" office:value-type="float" office:value="11.65625" calcext:value-type="float">
            <text:p>11.65625</text:p>
          </table:table-cell>
          <table:table-cell table:formula="of:=0.25*([.B1015]^(1/5))+[.C1015]^(1/3)" office:value-type="float" office:value="2.52620988504017" calcext:value-type="float">
            <text:p>2.52620988504017</text:p>
          </table:table-cell>
          <table:table-cell table:formula="of:=0.125*[.B1015]-[.C1015]^(1/3)" office:value-type="float" office:value="-2.11859499083889" calcext:value-type="float">
            <text:p>-2.11859499083889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table:formula="of:=5*SIN([.A1016])" office:value-type="float" office:value="1.34123782392897" calcext:value-type="float">
            <text:p>1.34123782392897</text:p>
          </table:table-cell>
          <table:table-cell table:formula="of:=[.A1016]-20" office:value-type="float" office:value="11.6875" calcext:value-type="float">
            <text:p>11.6875</text:p>
          </table:table-cell>
          <table:table-cell table:formula="of:=0.25*([.B1016]^(1/5))+[.C1016]^(1/3)" office:value-type="float" office:value="2.53449911260169" calcext:value-type="float">
            <text:p>2.53449911260169</text:p>
          </table:table-cell>
          <table:table-cell table:formula="of:=0.125*[.B1016]-[.C1016]^(1/3)" office:value-type="float" office:value="-2.10172519281759" calcext:value-type="float">
            <text:p>-2.10172519281759</text:p>
          </table:table-cell>
        </table:table-row>
        <table:table-row table:style-name="ro1">
          <table:table-cell office:value-type="float" office:value="31.71875" calcext:value-type="float">
            <text:p>31.71875</text:p>
          </table:table-cell>
          <table:table-cell table:formula="of:=5*SIN([.A1017])" office:value-type="float" office:value="1.49108191712305" calcext:value-type="float">
            <text:p>1.49108191712305</text:p>
          </table:table-cell>
          <table:table-cell table:formula="of:=[.A1017]-20" office:value-type="float" office:value="11.71875" calcext:value-type="float">
            <text:p>11.71875</text:p>
          </table:table-cell>
          <table:table-cell table:formula="of:=0.25*([.B1017]^(1/5))+[.C1017]^(1/3)" office:value-type="float" office:value="2.54219553411836" calcext:value-type="float">
            <text:p>2.54219553411836</text:p>
          </table:table-cell>
          <table:table-cell table:formula="of:=0.125*[.B1017]-[.C1017]^(1/3)" office:value-type="float" office:value="-2.08501550139979" calcext:value-type="float">
            <text:p>-2.08501550139979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table:formula="of:=5*SIN([.A1018])" office:value-type="float" office:value="1.63946999412913" calcext:value-type="float">
            <text:p>1.63946999412913</text:p>
          </table:table-cell>
          <table:table-cell table:formula="of:=[.A1018]-20" office:value-type="float" office:value="11.75" calcext:value-type="float">
            <text:p>11.75</text:p>
          </table:table-cell>
          <table:table-cell table:formula="of:=0.25*([.B1018]^(1/5))+[.C1018]^(1/3)" office:value-type="float" office:value="2.54939993731361" calcext:value-type="float">
            <text:p>2.54939993731361</text:p>
          </table:table-cell>
          <table:table-cell table:formula="of:=0.125*[.B1018]-[.C1018]^(1/3)" office:value-type="float" office:value="-2.06848422262203" calcext:value-type="float">
            <text:p>-2.06848422262203</text:p>
          </table:table-cell>
        </table:table-row>
        <table:table-row table:style-name="ro1">
          <table:table-cell office:value-type="float" office:value="31.78125" calcext:value-type="float">
            <text:p>31.78125</text:p>
          </table:table-cell>
          <table:table-cell table:formula="of:=5*SIN([.A1019])" office:value-type="float" office:value="1.7862571565082" calcext:value-type="float">
            <text:p>1.7862571565082</text:p>
          </table:table-cell>
          <table:table-cell table:formula="of:=[.A1019]-20" office:value-type="float" office:value="11.78125" calcext:value-type="float">
            <text:p>11.78125</text:p>
          </table:table-cell>
          <table:table-cell table:formula="of:=0.25*([.B1019]^(1/5))+[.C1019]^(1/3)" office:value-type="float" office:value="2.55618747328479" calcext:value-type="float">
            <text:p>2.55618747328479</text:p>
          </table:table-cell>
          <table:table-cell table:formula="of:=0.125*[.B1019]-[.C1019]^(1/3)" office:value-type="float" office:value="-2.05214948468551" calcext:value-type="float">
            <text:p>-2.05214948468551</text:p>
          </table:table-cell>
        </table:table-row>
        <table:table-row table:style-name="ro1">
          <table:table-cell office:value-type="float" office:value="31.8125" calcext:value-type="float">
            <text:p>31.8125</text:p>
          </table:table-cell>
          <table:table-cell table:formula="of:=5*SIN([.A1020])" office:value-type="float" office:value="1.9313000690872" calcext:value-type="float">
            <text:p>1.9313000690872</text:p>
          </table:table-cell>
          <table:table-cell table:formula="of:=[.A1020]-20" office:value-type="float" office:value="11.8125" calcext:value-type="float">
            <text:p>11.8125</text:p>
          </table:table-cell>
          <table:table-cell table:formula="of:=0.25*([.B1020]^(1/5))+[.C1020]^(1/3)" office:value-type="float" office:value="2.56261575029107" calcext:value-type="float">
            <text:p>2.56261575029107</text:p>
          </table:table-cell>
          <table:table-cell table:formula="of:=0.125*[.B1020]-[.C1020]^(1/3)" office:value-type="float" office:value="-2.03602922027085" calcext:value-type="float">
            <text:p>-2.03602922027085</text:p>
          </table:table-cell>
        </table:table-row>
        <table:table-row table:style-name="ro1">
          <table:table-cell office:value-type="float" office:value="31.84375" calcext:value-type="float">
            <text:p>31.84375</text:p>
          </table:table-cell>
          <table:table-cell table:formula="of:=5*SIN([.A1021])" office:value-type="float" office:value="2.07445709992343" calcext:value-type="float">
            <text:p>2.07445709992343</text:p>
          </table:table-cell>
          <table:table-cell table:formula="of:=[.A1021]-20" office:value-type="float" office:value="11.84375" calcext:value-type="float">
            <text:p>11.84375</text:p>
          </table:table-cell>
          <table:table-cell table:formula="of:=0.25*([.B1021]^(1/5))+[.C1021]^(1/3)" office:value-type="float" office:value="2.56872994608901" calcext:value-type="float">
            <text:p>2.56872994608901</text:p>
          </table:table-cell>
          <table:table-cell table:formula="of:=0.125*[.B1021]-[.C1021]^(1/3)" office:value-type="float" office:value="-2.02014114904362" calcext:value-type="float">
            <text:p>-2.02014114904362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table:formula="of:=5*SIN([.A1022])" office:value-type="float" office:value="2.21558845860569" calcext:value-type="float">
            <text:p>2.21558845860569</text:p>
          </table:table-cell>
          <table:table-cell table:formula="of:=[.A1022]-20" office:value-type="float" office:value="11.875" calcext:value-type="float">
            <text:p>11.875</text:p>
          </table:table-cell>
          <table:table-cell table:formula="of:=0.25*([.B1022]^(1/5))+[.C1022]^(1/3)" office:value-type="float" office:value="2.57456617171778" calcext:value-type="float">
            <text:p>2.57456617171778</text:p>
          </table:table-cell>
          <table:table-cell table:formula="of:=0.125*[.B1022]-[.C1022]^(1/3)" office:value-type="float" office:value="-2.00450276036777" calcext:value-type="float">
            <text:p>-2.00450276036777</text:p>
          </table:table-cell>
        </table:table-row>
        <table:table-row table:style-name="ro1">
          <table:table-cell office:value-type="float" office:value="31.90625" calcext:value-type="float">
            <text:p>31.90625</text:p>
          </table:table-cell>
          <table:table-cell table:formula="of:=5*SIN([.A1023])" office:value-type="float" office:value="2.35455633275726" calcext:value-type="float">
            <text:p>2.35455633275726</text:p>
          </table:table-cell>
          <table:table-cell table:formula="of:=[.A1023]-20" office:value-type="float" office:value="11.90625" calcext:value-type="float">
            <text:p>11.90625</text:p>
          </table:table-cell>
          <table:table-cell table:formula="of:=0.25*([.B1023]^(1/5))+[.C1023]^(1/3)" office:value-type="float" office:value="2.58015376146432" calcext:value-type="float">
            <text:p>2.58015376146432</text:p>
          </table:table-cell>
          <table:table-cell table:formula="of:=0.125*[.B1023]-[.C1023]^(1/3)" office:value-type="float" office:value="-1.98913129624385" calcext:value-type="float">
            <text:p>-1.98913129624385</text:p>
          </table:table-cell>
        </table:table-row>
        <table:table-row table:style-name="ro1">
          <table:table-cell office:value-type="float" office:value="31.9375" calcext:value-type="float">
            <text:p>31.9375</text:p>
          </table:table-cell>
          <table:table-cell table:formula="of:=5*SIN([.A1024])" office:value-type="float" office:value="2.49122502260736" calcext:value-type="float">
            <text:p>2.49122502260736</text:p>
          </table:table-cell>
          <table:table-cell table:formula="of:=[.A1024]-20" office:value-type="float" office:value="11.9375" calcext:value-type="float">
            <text:p>11.9375</text:p>
          </table:table-cell>
          <table:table-cell table:formula="of:=0.25*([.B1024]^(1/5))+[.C1024]^(1/3)" office:value-type="float" office:value="2.585516877432" calcext:value-type="float">
            <text:p>2.585516877432</text:p>
          </table:table-cell>
          <table:table-cell table:formula="of:=0.125*[.B1024]-[.C1024]^(1/3)" office:value-type="float" office:value="-1.97404373448856" calcext:value-type="float">
            <text:p>-1.97404373448856</text:p>
          </table:table-cell>
        </table:table-row>
        <table:table-row table:style-name="ro1">
          <table:table-cell office:value-type="float" office:value="31.96875" calcext:value-type="float">
            <text:p>31.96875</text:p>
          </table:table-cell>
          <table:table-cell table:formula="of:=5*SIN([.A1025])" office:value-type="float" office:value="2.62546107349965" calcext:value-type="float">
            <text:p>2.62546107349965</text:p>
          </table:table-cell>
          <table:table-cell table:formula="of:=[.A1025]-20" office:value-type="float" office:value="11.96875" calcext:value-type="float">
            <text:p>11.96875</text:p>
          </table:table-cell>
          <table:table-cell table:formula="of:=0.25*([.B1025]^(1/5))+[.C1025]^(1/3)" office:value-type="float" office:value="2.59067566203828" calcext:value-type="float">
            <text:p>2.59067566203828</text:p>
          </table:table-cell>
          <table:table-cell table:formula="of:=0.125*[.B1025]-[.C1025]^(1/3)" office:value-type="float" office:value="-1.9592567721723" calcext:value-type="float">
            <text:p>-1.95925677217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*SIN([.A1026])" office:value-type="float" office:value="2.75713340620845" calcext:value-type="float">
            <text:p>2.75713340620845</text:p>
          </table:table-cell>
          <table:table-cell table:formula="of:=[.A1026]-20" office:value-type="float" office:value="12" calcext:value-type="float">
            <text:p>12</text:p>
          </table:table-cell>
          <table:table-cell table:formula="of:=0.25*([.B1026]^(1/5))+[.C1026]^(1/3)" office:value-type="float" office:value="2.59564708378444" calcext:value-type="float">
            <text:p>2.59564708378444</text:p>
          </table:table-cell>
          <table:table-cell table:formula="of:=0.125*[.B1026]-[.C1026]^(1/3)" office:value-type="float" office:value="-1.94478680933061" calcext:value-type="float">
            <text:p>-1.94478680933061</text:p>
          </table:table-cell>
        </table:table-row>
        <table:table-row table:style-name="ro1">
          <table:table-cell office:value-type="float" office:value="32.03125" calcext:value-type="float">
            <text:p>32.03125</text:p>
          </table:table-cell>
          <table:table-cell table:formula="of:=5*SIN([.A1027])" office:value-type="float" office:value="2.8861134449354" calcext:value-type="float">
            <text:p>2.8861134449354</text:p>
          </table:table-cell>
          <table:table-cell table:formula="of:=[.A1027]-20" office:value-type="float" office:value="12.03125" calcext:value-type="float">
            <text:p>12.03125</text:p>
          </table:table-cell>
          <table:table-cell table:formula="of:=0.25*([.B1027]^(1/5))+[.C1027]^(1/3)" office:value-type="float" office:value="2.60044556972182" calcext:value-type="float">
            <text:p>2.60044556972182</text:p>
          </table:table-cell>
          <table:table-cell table:formula="of:=0.125*[.B1027]-[.C1027]^(1/3)" office:value-type="float" office:value="-1.93064993296563" calcext:value-type="float">
            <text:p>-1.93064993296563</text:p>
          </table:table-cell>
        </table:table-row>
        <table:table-row table:style-name="ro1">
          <table:table-cell office:value-type="float" office:value="32.0625" calcext:value-type="float">
            <text:p>32.0625</text:p>
          </table:table-cell>
          <table:table-cell table:formula="of:=5*SIN([.A1028])" office:value-type="float" office:value="3.0122752428615" calcext:value-type="float">
            <text:p>3.0122752428615</text:p>
          </table:table-cell>
          <table:table-cell table:formula="of:=[.A1028]-20" office:value-type="float" office:value="12.0625" calcext:value-type="float">
            <text:p>12.0625</text:p>
          </table:table-cell>
          <table:table-cell table:formula="of:=0.25*([.B1028]^(1/5))+[.C1028]^(1/3)" office:value-type="float" office:value="2.60508348633573" calcext:value-type="float">
            <text:p>2.60508348633573</text:p>
          </table:table-cell>
          <table:table-cell table:formula="of:=0.125*[.B1028]-[.C1028]^(1/3)" office:value-type="float" office:value="-1.91686190135309" calcext:value-type="float">
            <text:p>-1.91686190135309</text:p>
          </table:table-cell>
        </table:table-row>
        <table:table-row table:style-name="ro1">
          <table:table-cell office:value-type="float" office:value="32.09375" calcext:value-type="float">
            <text:p>32.09375</text:p>
          </table:table-cell>
          <table:table-cell table:formula="of:=5*SIN([.A1029])" office:value-type="float" office:value="3.13549560513209" calcext:value-type="float">
            <text:p>3.13549560513209</text:p>
          </table:table-cell>
          <table:table-cell table:formula="of:=[.A1029]-20" office:value-type="float" office:value="12.09375" calcext:value-type="float">
            <text:p>12.09375</text:p>
          </table:table-cell>
          <table:table-cell table:formula="of:=0.25*([.B1029]^(1/5))+[.C1029]^(1/3)" office:value-type="float" office:value="2.60957151062039" calcext:value-type="float">
            <text:p>2.60957151062039</text:p>
          </table:table-cell>
          <table:table-cell table:formula="of:=0.125*[.B1029]-[.C1029]^(1/3)" office:value-type="float" office:value="-1.90343812867015" calcext:value-type="float">
            <text:p>-1.90343812867015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table:formula="of:=5*SIN([.A1030])" office:value-type="float" office:value="3.25565420915447" calcext:value-type="float">
            <text:p>3.25565420915447</text:p>
          </table:table-cell>
          <table:table-cell table:formula="of:=[.A1030]-20" office:value-type="float" office:value="12.125" calcext:value-type="float">
            <text:p>12.125</text:p>
          </table:table-cell>
          <table:table-cell table:formula="of:=0.25*([.B1030]^(1/5))+[.C1030]^(1/3)" office:value-type="float" office:value="2.61391892023097" calcext:value-type="float">
            <text:p>2.61391892023097</text:p>
          </table:table-cell>
          <table:table-cell table:formula="of:=0.125*[.B1030]-[.C1030]^(1/3)" office:value-type="float" office:value="-1.89039366995921" calcext:value-type="float">
            <text:p>-1.89039366995921</text:p>
          </table:table-cell>
        </table:table-row>
        <table:table-row table:style-name="ro1">
          <table:table-cell office:value-type="float" office:value="32.15625" calcext:value-type="float">
            <text:p>32.15625</text:p>
          </table:table-cell>
          <table:table-cell table:formula="of:=5*SIN([.A1031])" office:value-type="float" office:value="3.37263372209096" calcext:value-type="float">
            <text:p>3.37263372209096</text:p>
          </table:table-cell>
          <table:table-cell table:formula="of:=[.A1031]-20" office:value-type="float" office:value="12.15625" calcext:value-type="float">
            <text:p>12.15625</text:p>
          </table:table-cell>
          <table:table-cell table:formula="of:=0.25*([.B1031]^(1/5))+[.C1031]^(1/3)" office:value-type="float" office:value="2.6181338230738" calcext:value-type="float">
            <text:p>2.6181338230738</text:p>
          </table:table-cell>
          <table:table-cell table:formula="of:=0.125*[.B1031]-[.C1031]^(1/3)" office:value-type="float" office:value="-1.87774320644221" calcext:value-type="float">
            <text:p>-1.87774320644221</text:p>
          </table:table-cell>
        </table:table-row>
        <table:table-row table:style-name="ro1">
          <table:table-cell office:value-type="float" office:value="32.1875" calcext:value-type="float">
            <text:p>32.1875</text:p>
          </table:table-cell>
          <table:table-cell table:formula="of:=5*SIN([.A1032])" office:value-type="float" office:value="3.48631991543233" calcext:value-type="float">
            <text:p>3.48631991543233</text:p>
          </table:table-cell>
          <table:table-cell table:formula="of:=[.A1032]-20" office:value-type="float" office:value="12.1875" calcext:value-type="float">
            <text:p>12.1875</text:p>
          </table:table-cell>
          <table:table-cell table:formula="of:=0.25*([.B1032]^(1/5))+[.C1032]^(1/3)" office:value-type="float" office:value="2.62222334093716" calcext:value-type="float">
            <text:p>2.62222334093716</text:p>
          </table:table-cell>
          <table:table-cell table:formula="of:=0.125*[.B1032]-[.C1032]^(1/3)" office:value-type="float" office:value="-1.86550103119993" calcext:value-type="float">
            <text:p>-1.86550103119993</text:p>
          </table:table-cell>
        </table:table-row>
        <table:table-row table:style-name="ro1">
          <table:table-cell office:value-type="float" office:value="32.21875" calcext:value-type="float">
            <text:p>32.21875</text:p>
          </table:table-cell>
          <table:table-cell table:formula="of:=5*SIN([.A1033])" office:value-type="float" office:value="3.59660177654009" calcext:value-type="float">
            <text:p>3.59660177654009</text:p>
          </table:table-cell>
          <table:table-cell table:formula="of:=[.A1033]-20" office:value-type="float" office:value="12.21875" calcext:value-type="float">
            <text:p>12.21875</text:p>
          </table:table-cell>
          <table:table-cell table:formula="of:=0.25*([.B1033]^(1/5))+[.C1033]^(1/3)" office:value-type="float" office:value="2.62619375779966" calcext:value-type="float">
            <text:p>2.62619375779966</text:p>
          </table:table-cell>
          <table:table-cell table:formula="of:=0.125*[.B1033]-[.C1033]^(1/3)" office:value-type="float" office:value="-1.85368103523011" calcext:value-type="float">
            <text:p>-1.85368103523011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table:formula="of:=5*SIN([.A1034])" office:value-type="float" office:value="3.70337161704837" calcext:value-type="float">
            <text:p>3.70337161704837</text:p>
          </table:table-cell>
          <table:table-cell table:formula="of:=[.A1034]-20" office:value-type="float" office:value="12.25" calcext:value-type="float">
            <text:p>12.25</text:p>
          </table:table-cell>
          <table:table-cell table:formula="of:=0.25*([.B1034]^(1/5))+[.C1034]^(1/3)" office:value-type="float" office:value="2.63005064067519" calcext:value-type="float">
            <text:p>2.63005064067519</text:p>
          </table:table-cell>
          <table:table-cell table:formula="of:=0.125*[.B1034]-[.C1034]^(1/3)" office:value-type="float" office:value="-1.84229669389818" calcext:value-type="float">
            <text:p>-1.84229669389818</text:p>
          </table:table-cell>
        </table:table-row>
        <table:table-row table:style-name="ro1">
          <table:table-cell office:value-type="float" office:value="32.28125" calcext:value-type="float">
            <text:p>32.28125</text:p>
          </table:table-cell>
          <table:table-cell table:formula="of:=5*SIN([.A1035])" office:value-type="float" office:value="3.80652517801983" calcext:value-type="float">
            <text:p>3.80652517801983</text:p>
          </table:table-cell>
          <table:table-cell table:formula="of:=[.A1035]-20" office:value-type="float" office:value="12.28125" calcext:value-type="float">
            <text:p>12.28125</text:p>
          </table:table-cell>
          <table:table-cell table:formula="of:=0.25*([.B1035]^(1/5))+[.C1035]^(1/3)" office:value-type="float" office:value="2.63379893887708" calcext:value-type="float">
            <text:p>2.63379893887708</text:p>
          </table:table-cell>
          <table:table-cell table:formula="of:=0.125*[.B1035]-[.C1035]^(1/3)" office:value-type="float" office:value="-1.83136105379366" calcext:value-type="float">
            <text:p>-1.83136105379366</text:p>
          </table:table-cell>
        </table:table-row>
        <table:table-row table:style-name="ro1">
          <table:table-cell office:value-type="float" office:value="32.3125" calcext:value-type="float">
            <text:p>32.3125</text:p>
          </table:table-cell>
          <table:table-cell table:formula="of:=5*SIN([.A1036])" office:value-type="float" office:value="3.90596173175272" calcext:value-type="float">
            <text:p>3.90596173175272</text:p>
          </table:table-cell>
          <table:table-cell table:formula="of:=[.A1036]-20" office:value-type="float" office:value="12.3125" calcext:value-type="float">
            <text:p>12.3125</text:p>
          </table:table-cell>
          <table:table-cell table:formula="of:=0.25*([.B1036]^(1/5))+[.C1036]^(1/3)" office:value-type="float" office:value="2.6374430661565" calcext:value-type="float">
            <text:p>2.6374430661565</text:p>
          </table:table-cell>
          <table:table-cell table:formula="of:=0.125*[.B1036]-[.C1036]^(1/3)" office:value-type="float" office:value="-1.82088672000521" calcext:value-type="float">
            <text:p>-1.82088672000521</text:p>
          </table:table-cell>
        </table:table-row>
        <table:table-row table:style-name="ro1">
          <table:table-cell office:value-type="float" office:value="32.34375" calcext:value-type="float">
            <text:p>32.34375</text:p>
          </table:table-cell>
          <table:table-cell table:formula="of:=5*SIN([.A1037])" office:value-type="float" office:value="4.00158418013979" calcext:value-type="float">
            <text:p>4.00158418013979</text:p>
          </table:table-cell>
          <table:table-cell table:formula="of:=[.A1037]-20" office:value-type="float" office:value="12.34375" calcext:value-type="float">
            <text:p>12.34375</text:p>
          </table:table-cell>
          <table:table-cell table:formula="of:=0.25*([.B1037]^(1/5))+[.C1037]^(1/3)" office:value-type="float" office:value="2.64098696912682" calcext:value-type="float">
            <text:p>2.64098696912682</text:p>
          </table:table-cell>
          <table:table-cell table:formula="of:=0.125*[.B1037]-[.C1037]^(1/3)" office:value-type="float" office:value="-1.81088584382665" calcext:value-type="float">
            <text:p>-1.81088584382665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table:formula="of:=5*SIN([.A1038])" office:value-type="float" office:value="4.09329914948293" calcext:value-type="float">
            <text:p>4.09329914948293</text:p>
          </table:table-cell>
          <table:table-cell table:formula="of:=[.A1038]-20" office:value-type="float" office:value="12.375" calcext:value-type="float">
            <text:p>12.375</text:p>
          </table:table-cell>
          <table:table-cell table:formula="of:=0.25*([.B1038]^(1/5))+[.C1038]^(1/3)" office:value-type="float" office:value="2.64443418461212" calcext:value-type="float">
            <text:p>2.64443418461212</text:p>
          </table:table-cell>
          <table:table-cell table:formula="of:=0.125*[.B1038]-[.C1038]^(1/3)" office:value-type="float" office:value="-1.801370110906" calcext:value-type="float">
            <text:p>-1.801370110906</text:p>
          </table:table-cell>
        </table:table-row>
        <table:table-row table:style-name="ro1">
          <table:table-cell office:value-type="float" office:value="32.40625" calcext:value-type="float">
            <text:p>32.40625</text:p>
          </table:table-cell>
          <table:table-cell table:formula="of:=5*SIN([.A1039])" office:value-type="float" office:value="4.18101708167101" calcext:value-type="float">
            <text:p>4.18101708167101</text:p>
          </table:table-cell>
          <table:table-cell table:formula="of:=[.A1039]-20" office:value-type="float" office:value="12.40625" calcext:value-type="float">
            <text:p>12.40625</text:p>
          </table:table-cell>
          <table:table-cell table:formula="of:=0.25*([.B1039]^(1/5))+[.C1039]^(1/3)" office:value-type="float" office:value="2.64778788797944" calcext:value-type="float">
            <text:p>2.64778788797944</text:p>
          </table:table-cell>
          <table:table-cell table:formula="of:=0.125*[.B1039]-[.C1039]^(1/3)" office:value-type="float" office:value="-1.79235072984918" calcext:value-type="float">
            <text:p>-1.79235072984918</text:p>
          </table:table-cell>
        </table:table-row>
        <table:table-row table:style-name="ro1">
          <table:table-cell office:value-type="float" office:value="32.4375" calcext:value-type="float">
            <text:p>32.4375</text:p>
          </table:table-cell>
          <table:table-cell table:formula="of:=5*SIN([.A1040])" office:value-type="float" office:value="4.26465232163183" calcext:value-type="float">
            <text:p>4.26465232163183</text:p>
          </table:table-cell>
          <table:table-cell table:formula="of:=[.A1040]-20" office:value-type="float" office:value="12.4375" calcext:value-type="float">
            <text:p>12.4375</text:p>
          </table:table-cell>
          <table:table-cell table:formula="of:=0.25*([.B1040]^(1/5))+[.C1040]^(1/3)" office:value-type="float" office:value="2.65105093407619" calcext:value-type="float">
            <text:p>2.65105093407619</text:p>
          </table:table-cell>
          <table:table-cell table:formula="of:=0.125*[.B1040]-[.C1040]^(1/3)" office:value-type="float" office:value="-1.7838384212893" calcext:value-type="float">
            <text:p>-1.7838384212893</text:p>
          </table:table-cell>
        </table:table-row>
        <table:table-row table:style-name="ro1">
          <table:table-cell office:value-type="float" office:value="32.46875" calcext:value-type="float">
            <text:p>32.46875</text:p>
          </table:table-cell>
          <table:table-cell table:formula="of:=5*SIN([.A1041])" office:value-type="float" office:value="4.34412320097289" calcext:value-type="float">
            <text:p>4.34412320097289</text:p>
          </table:table-cell>
          <table:table-cell table:formula="of:=[.A1041]-20" office:value-type="float" office:value="12.46875" calcext:value-type="float">
            <text:p>12.46875</text:p>
          </table:table-cell>
          <table:table-cell table:formula="of:=0.25*([.B1041]^(1/5))+[.C1041]^(1/3)" office:value-type="float" office:value="2.65422589205924" calcext:value-type="float">
            <text:p>2.65422589205924</text:p>
          </table:table-cell>
          <table:table-cell table:formula="of:=0.125*[.B1041]-[.C1041]^(1/3)" office:value-type="float" office:value="-1.77584340743249" calcext:value-type="float">
            <text:p>-1.7758434074324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5*SIN([.A1042])" office:value-type="float" office:value="4.41935211772915" calcext:value-type="float">
            <text:p>4.41935211772915</text:p>
          </table:table-cell>
          <table:table-cell table:formula="of:=[.A1042]-20" office:value-type="float" office:value="12.5" calcext:value-type="float">
            <text:p>12.5</text:p>
          </table:table-cell>
          <table:table-cell table:formula="of:=0.25*([.B1042]^(1/5))+[.C1042]^(1/3)" office:value-type="float" office:value="2.65731507514411" calcext:value-type="float">
            <text:p>2.65731507514411</text:p>
          </table:table-cell>
          <table:table-cell table:formula="of:=0.125*[.B1042]-[.C1042]^(1/3)" office:value-type="float" office:value="-1.76837540209025" calcext:value-type="float">
            <text:p>-1.76837540209025</text:p>
          </table:table-cell>
        </table:table-row>
        <table:table-row table:style-name="ro1">
          <table:table-cell office:value-type="float" office:value="32.53125" calcext:value-type="float">
            <text:p>32.53125</text:p>
          </table:table-cell>
          <table:table-cell table:formula="of:=5*SIN([.A1043])" office:value-type="float" office:value="4.49026561214007" calcext:value-type="float">
            <text:p>4.49026561214007</text:p>
          </table:table-cell>
          <table:table-cell table:formula="of:=[.A1043]-20" office:value-type="float" office:value="12.53125" calcext:value-type="float">
            <text:p>12.53125</text:p>
          </table:table-cell>
          <table:table-cell table:formula="of:=0.25*([.B1043]^(1/5))+[.C1043]^(1/3)" office:value-type="float" office:value="2.66032056610164" calcext:value-type="float">
            <text:p>2.66032056610164</text:p>
          </table:table-cell>
          <table:table-cell table:formula="of:=0.125*[.B1043]-[.C1043]^(1/3)" office:value-type="float" office:value="-1.76144360120813" calcext:value-type="float">
            <text:p>-1.76144360120813</text:p>
          </table:table-cell>
        </table:table-row>
        <table:table-row table:style-name="ro1">
          <table:table-cell office:value-type="float" office:value="32.5625" calcext:value-type="float">
            <text:p>32.5625</text:p>
          </table:table-cell>
          <table:table-cell table:formula="of:=5*SIN([.A1044])" office:value-type="float" office:value="4.55679443838176" calcext:value-type="float">
            <text:p>4.55679443838176</text:p>
          </table:table-cell>
          <table:table-cell table:formula="of:=[.A1044]-20" office:value-type="float" office:value="12.5625" calcext:value-type="float">
            <text:p>12.5625</text:p>
          </table:table-cell>
          <table:table-cell table:formula="of:=0.25*([.B1044]^(1/5))+[.C1044]^(1/3)" office:value-type="float" office:value="2.66324423917212" calcext:value-type="float">
            <text:p>2.66324423917212</text:p>
          </table:table-cell>
          <table:table-cell table:formula="of:=0.125*[.B1044]-[.C1044]^(1/3)" office:value-type="float" office:value="-1.75505667390008" calcext:value-type="float">
            <text:p>-1.75505667390008</text:p>
          </table:table-cell>
        </table:table-row>
        <table:table-row table:style-name="ro1">
          <table:table-cell office:value-type="float" office:value="32.59375" calcext:value-type="float">
            <text:p>32.59375</text:p>
          </table:table-cell>
          <table:table-cell table:formula="of:=5*SIN([.A1045])" office:value-type="float" office:value="4.61887363218442" calcext:value-type="float">
            <text:p>4.61887363218442</text:p>
          </table:table-cell>
          <table:table-cell table:formula="of:=[.A1045]-20" office:value-type="float" office:value="12.59375" calcext:value-type="float">
            <text:p>12.59375</text:p>
          </table:table-cell>
          <table:table-cell table:formula="of:=0.25*([.B1045]^(1/5))+[.C1045]^(1/3)" office:value-type="float" office:value="2.66608777894208" calcext:value-type="float">
            <text:p>2.66608777894208</text:p>
          </table:table-cell>
          <table:table-cell table:formula="of:=0.125*[.B1045]-[.C1045]^(1/3)" office:value-type="float" office:value="-1.74922275399707" calcext:value-type="float">
            <text:p>-1.74922275399707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table:formula="of:=5*SIN([.A1046])" office:value-type="float" office:value="4.67644257426879" calcext:value-type="float">
            <text:p>4.67644257426879</text:p>
          </table:table-cell>
          <table:table-cell table:formula="of:=[.A1046]-20" office:value-type="float" office:value="12.625" calcext:value-type="float">
            <text:p>12.625</text:p>
          </table:table-cell>
          <table:table-cell table:formula="of:=0.25*([.B1046]^(1/5))+[.C1046]^(1/3)" office:value-type="float" office:value="2.66885269662986" calcext:value-type="float">
            <text:p>2.66885269662986</text:p>
          </table:table-cell>
          <table:table-cell table:formula="of:=0.125*[.B1046]-[.C1046]^(1/3)" office:value-type="float" office:value="-1.74394943211832" calcext:value-type="float">
            <text:p>-1.74394943211832</text:p>
          </table:table-cell>
        </table:table-row>
        <table:table-row table:style-name="ro1">
          <table:table-cell office:value-type="float" office:value="32.65625" calcext:value-type="float">
            <text:p>32.65625</text:p>
          </table:table-cell>
          <table:table-cell table:formula="of:=5*SIN([.A1047])" office:value-type="float" office:value="4.7294450495399" calcext:value-type="float">
            <text:p>4.7294450495399</text:p>
          </table:table-cell>
          <table:table-cell table:formula="of:=[.A1047]-20" office:value-type="float" office:value="12.65625" calcext:value-type="float">
            <text:p>12.65625</text:p>
          </table:table-cell>
          <table:table-cell table:formula="of:=0.25*([.B1047]^(1/5))+[.C1047]^(1/3)" office:value-type="float" office:value="2.67154034414651" calcext:value-type="float">
            <text:p>2.67154034414651</text:p>
          </table:table-cell>
          <table:table-cell table:formula="of:=0.125*[.B1047]-[.C1047]^(1/3)" office:value-type="float" office:value="-1.73924374827291" calcext:value-type="float">
            <text:p>-1.73924374827291</text:p>
          </table:table-cell>
        </table:table-row>
        <table:table-row table:style-name="ro1">
          <table:table-cell office:value-type="float" office:value="32.6875" calcext:value-type="float">
            <text:p>32.6875</text:p>
          </table:table-cell>
          <table:table-cell table:formula="of:=5*SIN([.A1048])" office:value-type="float" office:value="4.7778293019801" calcext:value-type="float">
            <text:p>4.7778293019801</text:p>
          </table:table-cell>
          <table:table-cell table:formula="of:=[.A1048]-20" office:value-type="float" office:value="12.6875" calcext:value-type="float">
            <text:p>12.6875</text:p>
          </table:table-cell>
          <table:table-cell table:formula="of:=0.25*([.B1048]^(1/5))+[.C1048]^(1/3)" office:value-type="float" office:value="2.67415192623397" calcext:value-type="float">
            <text:p>2.67415192623397</text:p>
          </table:table-cell>
          <table:table-cell table:formula="of:=0.125*[.B1048]-[.C1048]^(1/3)" office:value-type="float" office:value="-1.73511218499891" calcext:value-type="float">
            <text:p>-1.73511218499891</text:p>
          </table:table-cell>
        </table:table-row>
        <table:table-row table:style-name="ro1">
          <table:table-cell office:value-type="float" office:value="32.71875" calcext:value-type="float">
            <text:p>32.71875</text:p>
          </table:table-cell>
          <table:table-cell table:formula="of:=5*SIN([.A1049])" office:value-type="float" office:value="4.82154808518799" calcext:value-type="float">
            <text:p>4.82154808518799</text:p>
          </table:table-cell>
          <table:table-cell table:formula="of:=[.A1049]-20" office:value-type="float" office:value="12.71875" calcext:value-type="float">
            <text:p>12.71875</text:p>
          </table:table-cell>
          <table:table-cell table:formula="of:=0.25*([.B1049]^(1/5))+[.C1049]^(1/3)" office:value-type="float" office:value="2.67668851093049" calcext:value-type="float">
            <text:p>2.67668851093049</text:p>
          </table:table-cell>
          <table:table-cell table:formula="of:=0.125*[.B1049]-[.C1049]^(1/3)" office:value-type="float" office:value="-1.73156066104682" calcext:value-type="float">
            <text:p>-1.73156066104682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table:formula="of:=5*SIN([.A1050])" office:value-type="float" office:value="4.86055870851367" calcext:value-type="float">
            <text:p>4.86055870851367</text:p>
          </table:table-cell>
          <table:table-cell table:formula="of:=[.A1050]-20" office:value-type="float" office:value="12.75" calcext:value-type="float">
            <text:p>12.75</text:p>
          </table:table-cell>
          <table:table-cell table:formula="of:=0.25*([.B1050]^(1/5))+[.C1050]^(1/3)" office:value-type="float" office:value="2.67915103856997" calcext:value-type="float">
            <text:p>2.67915103856997</text:p>
          </table:table-cell>
          <table:table-cell table:formula="of:=0.125*[.B1050]-[.C1050]^(1/3)" office:value-type="float" office:value="-1.72859452561342" calcext:value-type="float">
            <text:p>-1.72859452561342</text:p>
          </table:table-cell>
        </table:table-row>
        <table:table-row table:style-name="ro1">
          <table:table-cell office:value-type="float" office:value="32.78125" calcext:value-type="float">
            <text:p>32.78125</text:p>
          </table:table-cell>
          <table:table-cell table:formula="of:=5*SIN([.A1051])" office:value-type="float" office:value="4.8948230787455" calcext:value-type="float">
            <text:p>4.8948230787455</text:p>
          </table:table-cell>
          <table:table-cell table:formula="of:=[.A1051]-20" office:value-type="float" office:value="12.78125" calcext:value-type="float">
            <text:p>12.78125</text:p>
          </table:table-cell>
          <table:table-cell table:formula="of:=0.25*([.B1051]^(1/5))+[.C1051]^(1/3)" office:value-type="float" office:value="2.68154032948645" calcext:value-type="float">
            <text:p>2.68154032948645</text:p>
          </table:table-cell>
          <table:table-cell table:formula="of:=0.125*[.B1051]-[.C1051]^(1/3)" office:value-type="float" office:value="-1.72621855313168" calcext:value-type="float">
            <text:p>-1.72621855313168</text:p>
          </table:table-cell>
        </table:table-row>
        <table:table-row table:style-name="ro1">
          <table:table-cell office:value-type="float" office:value="32.8125" calcext:value-type="float">
            <text:p>32.8125</text:p>
          </table:table-cell>
          <table:table-cell table:formula="of:=5*SIN([.A1052])" office:value-type="float" office:value="4.92430773730742" calcext:value-type="float">
            <text:p>4.92430773730742</text:p>
          </table:table-cell>
          <table:table-cell table:formula="of:=[.A1052]-20" office:value-type="float" office:value="12.8125" calcext:value-type="float">
            <text:p>12.8125</text:p>
          </table:table-cell>
          <table:table-cell table:formula="of:=0.25*([.B1052]^(1/5))+[.C1052]^(1/3)" office:value-type="float" office:value="2.68385709056563" calcext:value-type="float">
            <text:p>2.68385709056563</text:p>
          </table:table-cell>
          <table:table-cell table:formula="of:=0.125*[.B1052]-[.C1052]^(1/3)" office:value-type="float" office:value="-1.72443693862186" calcext:value-type="float">
            <text:p>-1.72443693862186</text:p>
          </table:table-cell>
        </table:table-row>
        <table:table-row table:style-name="ro1">
          <table:table-cell office:value-type="float" office:value="32.84375" calcext:value-type="float">
            <text:p>32.84375</text:p>
          </table:table-cell>
          <table:table-cell table:formula="of:=5*SIN([.A1053])" office:value-type="float" office:value="4.9489838929307" calcext:value-type="float">
            <text:p>4.9489838929307</text:p>
          </table:table-cell>
          <table:table-cell table:formula="of:=[.A1053]-20" office:value-type="float" office:value="12.84375" calcext:value-type="float">
            <text:p>12.84375</text:p>
          </table:table-cell>
          <table:table-cell table:formula="of:=0.25*([.B1053]^(1/5))+[.C1053]^(1/3)" office:value-type="float" office:value="2.68610192075996" calcext:value-type="float">
            <text:p>2.68610192075996</text:p>
          </table:table-cell>
          <table:table-cell table:formula="of:=0.125*[.B1053]-[.C1053]^(1/3)" office:value-type="float" office:value="-1.72325329360828" calcext:value-type="float">
            <text:p>-1.72325329360828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table:formula="of:=5*SIN([.A1054])" office:value-type="float" office:value="4.96882744976814" calcext:value-type="float">
            <text:p>4.96882744976814</text:p>
          </table:table-cell>
          <table:table-cell table:formula="of:=[.A1054]-20" office:value-type="float" office:value="12.875" calcext:value-type="float">
            <text:p>12.875</text:p>
          </table:table-cell>
          <table:table-cell table:formula="of:=0.25*([.B1054]^(1/5))+[.C1054]^(1/3)" office:value-type="float" office:value="2.6882753156631" calcext:value-type="float">
            <text:p>2.6882753156631</text:p>
          </table:table-cell>
          <table:table-cell table:formula="of:=0.125*[.B1054]-[.C1054]^(1/3)" office:value-type="float" office:value="-1.72267064260578" calcext:value-type="float">
            <text:p>-1.72267064260578</text:p>
          </table:table-cell>
        </table:table-row>
        <table:table-row table:style-name="ro1">
          <table:table-cell office:value-type="float" office:value="32.90625" calcext:value-type="float">
            <text:p>32.90625</text:p>
          </table:table-cell>
          <table:table-cell table:formula="of:=5*SIN([.A1055])" office:value-type="float" office:value="4.98381903092324" calcext:value-type="float">
            <text:p>4.98381903092324</text:p>
          </table:table-cell>
          <table:table-cell table:formula="of:=[.A1055]-20" office:value-type="float" office:value="12.90625" calcext:value-type="float">
            <text:p>12.90625</text:p>
          </table:table-cell>
          <table:table-cell table:formula="of:=0.25*([.B1055]^(1/5))+[.C1055]^(1/3)" office:value-type="float" office:value="2.69037767122092" calcext:value-type="float">
            <text:p>2.69037767122092</text:p>
          </table:table-cell>
          <table:table-cell table:formula="of:=0.125*[.B1055]-[.C1055]^(1/3)" office:value-type="float" office:value="-1.7226914201793" calcext:value-type="float">
            <text:p>-1.7226914201793</text:p>
          </table:table-cell>
        </table:table-row>
        <table:table-row table:style-name="ro1">
          <table:table-cell office:value-type="float" office:value="32.9375" calcext:value-type="float">
            <text:p>32.9375</text:p>
          </table:table-cell>
          <table:table-cell table:formula="of:=5*SIN([.A1056])" office:value-type="float" office:value="4.99394399737141" calcext:value-type="float">
            <text:p>4.99394399737141</text:p>
          </table:table-cell>
          <table:table-cell table:formula="of:=[.A1056]-20" office:value-type="float" office:value="12.9375" calcext:value-type="float">
            <text:p>12.9375</text:p>
          </table:table-cell>
          <table:table-cell table:formula="of:=0.25*([.B1056]^(1/5))+[.C1056]^(1/3)" office:value-type="float" office:value="2.69240928664073" calcext:value-type="float">
            <text:p>2.69240928664073</text:p>
          </table:table-cell>
          <table:table-cell table:formula="of:=0.125*[.B1056]-[.C1056]^(1/3)" office:value-type="float" office:value="-1.72331746857946" calcext:value-type="float">
            <text:p>-1.72331746857946</text:p>
          </table:table-cell>
        </table:table-row>
        <table:table-row table:style-name="ro1">
          <table:table-cell office:value-type="float" office:value="32.96875" calcext:value-type="float">
            <text:p>32.96875</text:p>
          </table:table-cell>
          <table:table-cell table:formula="of:=5*SIN([.A1057])" office:value-type="float" office:value="4.99919246225474" calcext:value-type="float">
            <text:p>4.99919246225474</text:p>
          </table:table-cell>
          <table:table-cell table:formula="of:=[.A1057]-20" office:value-type="float" office:value="12.96875" calcext:value-type="float">
            <text:p>12.96875</text:p>
          </table:table-cell>
          <table:table-cell table:formula="of:=0.25*([.B1057]^(1/5))+[.C1057]^(1/3)" office:value-type="float" office:value="2.69437036654588" calcext:value-type="float">
            <text:p>2.69437036654588</text:p>
          </table:table-cell>
          <table:table-cell table:formula="of:=0.125*[.B1057]-[.C1057]^(1/3)" office:value-type="float" office:value="-1.7245500359564" calcext:value-type="float">
            <text:p>-1.72455003595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5*SIN([.A1058])" office:value-type="float" office:value="4.99955930053634" calcext:value-type="float">
            <text:p>4.99955930053634</text:p>
          </table:table-cell>
          <table:table-cell table:formula="of:=[.A1058]-20" office:value-type="float" office:value="13" calcext:value-type="float">
            <text:p>13</text:p>
          </table:table-cell>
          <table:table-cell table:formula="of:=0.25*([.B1058]^(1/5))+[.C1058]^(1/3)" office:value-type="float" office:value="2.69626102241046" calcext:value-type="float">
            <text:p>2.69626102241046</text:p>
          </table:table-cell>
          <table:table-cell table:formula="of:=0.125*[.B1058]-[.C1058]^(1/3)" office:value-type="float" office:value="-1.72638977515372" calcext:value-type="float">
            <text:p>-1.72638977515372</text:p>
          </table:table-cell>
        </table:table-row>
        <table:table-row table:style-name="ro1">
          <table:table-cell office:value-type="float" office:value="33.03125" calcext:value-type="float">
            <text:p>33.03125</text:p>
          </table:table-cell>
          <table:table-cell table:formula="of:=5*SIN([.A1059])" office:value-type="float" office:value="4.99504415400484" calcext:value-type="float">
            <text:p>4.99504415400484</text:p>
          </table:table-cell>
          <table:table-cell table:formula="of:=[.A1059]-20" office:value-type="float" office:value="13.03125" calcext:value-type="float">
            <text:p>13.03125</text:p>
          </table:table-cell>
          <table:table-cell table:formula="of:=0.25*([.B1059]^(1/5))+[.C1059]^(1/3)" office:value-type="float" office:value="2.6980812732968" calcext:value-type="float">
            <text:p>2.6980812732968</text:p>
          </table:table-cell>
          <table:table-cell table:formula="of:=0.125*[.B1059]-[.C1059]^(1/3)" office:value-type="float" office:value="-1.72883674308357" calcext:value-type="float">
            <text:p>-1.72883674308357</text:p>
          </table:table-cell>
        </table:table-row>
        <table:table-row table:style-name="ro1">
          <table:table-cell office:value-type="float" office:value="33.0625" calcext:value-type="float">
            <text:p>33.0625</text:p>
          </table:table-cell>
          <table:table-cell table:formula="of:=5*SIN([.A1060])" office:value-type="float" office:value="4.98565143162423" calcext:value-type="float">
            <text:p>4.98565143162423</text:p>
          </table:table-cell>
          <table:table-cell table:formula="of:=[.A1060]-20" office:value-type="float" office:value="13.0625" calcext:value-type="float">
            <text:p>13.0625</text:p>
          </table:table-cell>
          <table:table-cell table:formula="of:=0.25*([.B1060]^(1/5))+[.C1060]^(1/3)" office:value-type="float" office:value="2.69983104590751" calcext:value-type="float">
            <text:p>2.69983104590751</text:p>
          </table:table-cell>
          <table:table-cell table:formula="of:=0.125*[.B1060]-[.C1060]^(1/3)" office:value-type="float" office:value="-1.73189040068368" calcext:value-type="float">
            <text:p>-1.73189040068368</text:p>
          </table:table-cell>
        </table:table-row>
        <table:table-row table:style-name="ro1">
          <table:table-cell office:value-type="float" office:value="33.09375" calcext:value-type="float">
            <text:p>33.09375</text:p>
          </table:table-cell>
          <table:table-cell table:formula="of:=5*SIN([.A1061])" office:value-type="float" office:value="4.9713903052285" calcext:value-type="float">
            <text:p>4.9713903052285</text:p>
          </table:table-cell>
          <table:table-cell table:formula="of:=[.A1061]-20" office:value-type="float" office:value="13.09375" calcext:value-type="float">
            <text:p>13.09375</text:p>
          </table:table-cell>
          <table:table-cell table:formula="of:=0.25*([.B1061]^(1/5))+[.C1061]^(1/3)" office:value-type="float" office:value="2.70151017395283" calcext:value-type="float">
            <text:p>2.70151017395283</text:p>
          </table:table-cell>
          <table:table-cell table:formula="of:=0.125*[.B1061]-[.C1061]^(1/3)" office:value-type="float" office:value="-1.73554961345613" calcext:value-type="float">
            <text:p>-1.73554961345613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table:formula="of:=5*SIN([.A1062])" office:value-type="float" office:value="4.95227470056556" calcext:value-type="float">
            <text:p>4.95227470056556</text:p>
          </table:table-cell>
          <table:table-cell table:formula="of:=[.A1062]-20" office:value-type="float" office:value="13.125" calcext:value-type="float">
            <text:p>13.125</text:p>
          </table:table-cell>
          <table:table-cell table:formula="of:=0.25*([.B1062]^(1/5))+[.C1062]^(1/3)" office:value-type="float" office:value="2.7031183968232" calcext:value-type="float">
            <text:p>2.7031183968232</text:p>
          </table:table-cell>
          <table:table-cell table:formula="of:=0.125*[.B1062]-[.C1062]^(1/3)" office:value-type="float" office:value="-1.73981265258757" calcext:value-type="float">
            <text:p>-1.73981265258757</text:p>
          </table:table-cell>
        </table:table-row>
        <table:table-row table:style-name="ro1">
          <table:table-cell office:value-type="float" office:value="33.15625" calcext:value-type="float">
            <text:p>33.15625</text:p>
          </table:table-cell>
          <table:table-cell table:formula="of:=5*SIN([.A1063])" office:value-type="float" office:value="4.92832328369897" calcext:value-type="float">
            <text:p>4.92832328369897</text:p>
          </table:table-cell>
          <table:table-cell table:formula="of:=[.A1063]-20" office:value-type="float" office:value="13.15625" calcext:value-type="float">
            <text:p>13.15625</text:p>
          </table:table-cell>
          <table:table-cell table:formula="of:=0.25*([.B1063]^(1/5))+[.C1063]^(1/3)" office:value-type="float" office:value="2.70465535754617" calcext:value-type="float">
            <text:p>2.70465535754617</text:p>
          </table:table-cell>
          <table:table-cell table:formula="of:=0.125*[.B1063]-[.C1063]^(1/3)" office:value-type="float" office:value="-1.74467719664968" calcext:value-type="float">
            <text:p>-1.74467719664968</text:p>
          </table:table-cell>
        </table:table-row>
        <table:table-row table:style-name="ro1">
          <table:table-cell office:value-type="float" office:value="33.1875" calcext:value-type="float">
            <text:p>33.1875</text:p>
          </table:table-cell>
          <table:table-cell table:formula="of:=5*SIN([.A1064])" office:value-type="float" office:value="4.89955944278084" calcext:value-type="float">
            <text:p>4.89955944278084</text:p>
          </table:table-cell>
          <table:table-cell table:formula="of:=[.A1064]-20" office:value-type="float" office:value="13.1875" calcext:value-type="float">
            <text:p>13.1875</text:p>
          </table:table-cell>
          <table:table-cell table:formula="of:=0.25*([.B1064]^(1/5))+[.C1064]^(1/3)" office:value-type="float" office:value="2.7061205999946" calcext:value-type="float">
            <text:p>2.7061205999946</text:p>
          </table:table-cell>
          <table:table-cell table:formula="of:=0.125*[.B1064]-[.C1064]^(1/3)" office:value-type="float" office:value="-1.75014033387819" calcext:value-type="float">
            <text:p>-1.75014033387819</text:p>
          </table:table-cell>
        </table:table-row>
        <table:table-row table:style-name="ro1">
          <table:table-cell office:value-type="float" office:value="33.21875" calcext:value-type="float">
            <text:p>33.21875</text:p>
          </table:table-cell>
          <table:table-cell table:formula="of:=5*SIN([.A1065])" office:value-type="float" office:value="4.8660112652137" calcext:value-type="float">
            <text:p>4.8660112652137</text:p>
          </table:table-cell>
          <table:table-cell table:formula="of:=[.A1065]-20" office:value-type="float" office:value="13.21875" calcext:value-type="float">
            <text:p>13.21875</text:p>
          </table:table-cell>
          <table:table-cell table:formula="of:=0.25*([.B1065]^(1/5))+[.C1065]^(1/3)" office:value-type="float" office:value="2.70751356530109" calcext:value-type="float">
            <text:p>2.70751356530109</text:p>
          </table:table-cell>
          <table:table-cell table:formula="of:=0.125*[.B1065]-[.C1065]^(1/3)" office:value-type="float" office:value="-1.75619856502832" calcext:value-type="float">
            <text:p>-1.75619856502832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table:formula="of:=5*SIN([.A1066])" office:value-type="float" office:value="4.82771151022361" calcext:value-type="float">
            <text:p>4.82771151022361</text:p>
          </table:table-cell>
          <table:table-cell table:formula="of:=[.A1066]-20" office:value-type="float" office:value="13.25" calcext:value-type="float">
            <text:p>13.25</text:p>
          </table:table-cell>
          <table:table-cell table:formula="of:=0.25*([.B1066]^(1/5))+[.C1066]^(1/3)" office:value-type="float" office:value="2.70883358741919" calcext:value-type="float">
            <text:p>2.70883358741919</text:p>
          </table:table-cell>
          <table:table-cell table:formula="of:=0.125*[.B1066]-[.C1066]^(1/3)" office:value-type="float" office:value="-1.76284780680373" calcext:value-type="float">
            <text:p>-1.76284780680373</text:p>
          </table:table-cell>
        </table:table-row>
        <table:table-row table:style-name="ro1">
          <table:table-cell office:value-type="float" office:value="33.28125" calcext:value-type="float">
            <text:p>33.28125</text:p>
          </table:table-cell>
          <table:table-cell table:formula="of:=5*SIN([.A1067])" office:value-type="float" office:value="4.78469757687137" calcext:value-type="float">
            <text:p>4.78469757687137</text:p>
          </table:table-cell>
          <table:table-cell table:formula="of:=[.A1067]-20" office:value-type="float" office:value="13.28125" calcext:value-type="float">
            <text:p>13.28125</text:p>
          </table:table-cell>
          <table:table-cell table:formula="of:=0.25*([.B1067]^(1/5))+[.C1067]^(1/3)" office:value-type="float" office:value="2.71007988775659" calcext:value-type="float">
            <text:p>2.71007988775659</text:p>
          </table:table-cell>
          <table:table-cell table:formula="of:=0.125*[.B1067]-[.C1067]^(1/3)" office:value-type="float" office:value="-1.77008339585585" calcext:value-type="float">
            <text:p>-1.77008339585585</text:p>
          </table:table-cell>
        </table:table-row>
        <table:table-row table:style-name="ro1">
          <table:table-cell office:value-type="float" office:value="33.3125" calcext:value-type="float">
            <text:p>33.3125</text:p>
          </table:table-cell>
          <table:table-cell table:formula="of:=5*SIN([.A1068])" office:value-type="float" office:value="4.73701146753293" calcext:value-type="float">
            <text:p>4.73701146753293</text:p>
          </table:table-cell>
          <table:table-cell table:formula="of:=[.A1068]-20" office:value-type="float" office:value="13.3125" calcext:value-type="float">
            <text:p>13.3125</text:p>
          </table:table-cell>
          <table:table-cell table:formula="of:=0.25*([.B1068]^(1/5))+[.C1068]^(1/3)" office:value-type="float" office:value="2.7112515687877" calcext:value-type="float">
            <text:p>2.7112515687877</text:p>
          </table:table-cell>
          <table:table-cell table:formula="of:=0.125*[.B1068]-[.C1068]^(1/3)" office:value-type="float" office:value="-1.77790009334937" calcext:value-type="float">
            <text:p>-1.77790009334937</text:p>
          </table:table-cell>
        </table:table-row>
        <table:table-row table:style-name="ro1">
          <table:table-cell office:value-type="float" office:value="33.34375" calcext:value-type="float">
            <text:p>33.34375</text:p>
          </table:table-cell>
          <table:table-cell table:formula="of:=5*SIN([.A1069])" office:value-type="float" office:value="4.68469974688483" calcext:value-type="float">
            <text:p>4.68469974688483</text:p>
          </table:table-cell>
          <table:table-cell table:formula="of:=[.A1069]-20" office:value-type="float" office:value="13.34375" calcext:value-type="float">
            <text:p>13.34375</text:p>
          </table:table-cell>
          <table:table-cell table:formula="of:=0.25*([.B1069]^(1/5))+[.C1069]^(1/3)" office:value-type="float" office:value="2.71234760653213" calcext:value-type="float">
            <text:p>2.71234760653213</text:p>
          </table:table-cell>
          <table:table-cell table:formula="of:=0.125*[.B1069]-[.C1069]^(1/3)" office:value-type="float" office:value="-1.78629209008972" calcext:value-type="float">
            <text:p>-1.78629209008972</text:p>
          </table:table-cell>
        </table:table-row>
        <table:table-row table:style-name="ro1">
          <table:table-cell office:value-type="float" office:value="33.375" calcext:value-type="float">
            <text:p>33.375</text:p>
          </table:table-cell>
          <table:table-cell table:formula="of:=5*SIN([.A1070])" office:value-type="float" office:value="4.62781349643453" calcext:value-type="float">
            <text:p>4.62781349643453</text:p>
          </table:table-cell>
          <table:table-cell table:formula="of:=[.A1070]-20" office:value-type="float" office:value="13.375" calcext:value-type="float">
            <text:p>13.375</text:p>
          </table:table-cell>
          <table:table-cell table:formula="of:=0.25*([.B1070]^(1/5))+[.C1070]^(1/3)" office:value-type="float" office:value="2.71336684176145" calcext:value-type="float">
            <text:p>2.71336684176145</text:p>
          </table:table-cell>
          <table:table-cell table:formula="of:=0.125*[.B1070]-[.C1070]^(1/3)" office:value-type="float" office:value="-1.79525301220738" calcext:value-type="float">
            <text:p>-1.79525301220738</text:p>
          </table:table-cell>
        </table:table-row>
        <table:table-row table:style-name="ro1">
          <table:table-cell office:value-type="float" office:value="33.40625" calcext:value-type="float">
            <text:p>33.40625</text:p>
          </table:table-cell>
          <table:table-cell table:formula="of:=5*SIN([.A1071])" office:value-type="float" office:value="4.56640826464022" calcext:value-type="float">
            <text:p>4.56640826464022</text:p>
          </table:table-cell>
          <table:table-cell table:formula="of:=[.A1071]-20" office:value-type="float" office:value="13.40625" calcext:value-type="float">
            <text:p>13.40625</text:p>
          </table:table-cell>
          <table:table-cell table:formula="of:=0.25*([.B1071]^(1/5))+[.C1071]^(1/3)" office:value-type="float" office:value="2.71430796976774" calcext:value-type="float">
            <text:p>2.71430796976774</text:p>
          </table:table-cell>
          <table:table-cell table:formula="of:=0.125*[.B1071]-[.C1071]^(1/3)" office:value-type="float" office:value="-1.80477592739355" calcext:value-type="float">
            <text:p>-1.80477592739355</text:p>
          </table:table-cell>
        </table:table-row>
        <table:table-row table:style-name="ro1">
          <table:table-cell office:value-type="float" office:value="33.4375" calcext:value-type="float">
            <text:p>33.4375</text:p>
          </table:table-cell>
          <table:table-cell table:formula="of:=5*SIN([.A1072])" office:value-type="float" office:value="4.50054401266867" calcext:value-type="float">
            <text:p>4.50054401266867</text:p>
          </table:table-cell>
          <table:table-cell table:formula="of:=[.A1072]-20" office:value-type="float" office:value="13.4375" calcext:value-type="float">
            <text:p>13.4375</text:p>
          </table:table-cell>
          <table:table-cell table:formula="of:=0.25*([.B1072]^(1/5))+[.C1072]^(1/3)" office:value-type="float" office:value="2.7151695284929" calcext:value-type="float">
            <text:p>2.7151695284929</text:p>
          </table:table-cell>
          <table:table-cell table:formula="of:=0.125*[.B1072]-[.C1072]^(1/3)" office:value-type="float" office:value="-1.81485335168095" calcext:value-type="float">
            <text:p>-1.81485335168095</text:p>
          </table:table-cell>
        </table:table-row>
        <table:table-row table:style-name="ro1">
          <table:table-cell office:value-type="float" office:value="33.46875" calcext:value-type="float">
            <text:p>33.46875</text:p>
          </table:table-cell>
          <table:table-cell table:formula="of:=5*SIN([.A1073])" office:value-type="float" office:value="4.43028505584422" calcext:value-type="float">
            <text:p>4.43028505584422</text:p>
          </table:table-cell>
          <table:table-cell table:formula="of:=[.A1073]-20" office:value-type="float" office:value="13.46875" calcext:value-type="float">
            <text:p>13.46875</text:p>
          </table:table-cell>
          <table:table-cell table:formula="of:=0.25*([.B1073]^(1/5))+[.C1073]^(1/3)" office:value-type="float" office:value="2.71594988477602" calcext:value-type="float">
            <text:p>2.71594988477602</text:p>
          </table:table-cell>
          <table:table-cell table:formula="of:=0.125*[.B1073]-[.C1073]^(1/3)" office:value-type="float" office:value="-1.82547725676337" calcext:value-type="float">
            <text:p>-1.8254772567633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5*SIN([.A1074])" office:value-type="float" office:value="4.35570000084588" calcext:value-type="float">
            <text:p>4.35570000084588</text:p>
          </table:table-cell>
          <table:table-cell table:formula="of:=[.A1074]-20" office:value-type="float" office:value="13.5" calcext:value-type="float">
            <text:p>13.5</text:p>
          </table:table-cell>
          <table:table-cell table:formula="of:=0.25*([.B1074]^(1/5))+[.C1074]^(1/3)" office:value-type="float" office:value="2.71664721842508" calcext:value-type="float">
            <text:p>2.71664721842508</text:p>
          </table:table-cell>
          <table:table-cell table:formula="of:=0.125*[.B1074]-[.C1074]^(1/3)" office:value-type="float" office:value="-1.83663907784656" calcext:value-type="float">
            <text:p>-1.83663907784656</text:p>
          </table:table-cell>
        </table:table-row>
        <table:table-row table:style-name="ro1">
          <table:table-cell office:value-type="float" office:value="33.53125" calcext:value-type="float">
            <text:p>33.53125</text:p>
          </table:table-cell>
          <table:table-cell table:formula="of:=5*SIN([.A1075])" office:value-type="float" office:value="4.27686167871413" calcext:value-type="float">
            <text:p>4.27686167871413</text:p>
          </table:table-cell>
          <table:table-cell table:formula="of:=[.A1075]-20" office:value-type="float" office:value="13.53125" calcext:value-type="float">
            <text:p>13.53125</text:p>
          </table:table-cell>
          <table:table-cell table:formula="of:=0.25*([.B1075]^(1/5))+[.C1075]^(1/3)" office:value-type="float" office:value="2.71725950375728" calcext:value-type="float">
            <text:p>2.71725950375728</text:p>
          </table:table-cell>
          <table:table-cell table:formula="of:=0.125*[.B1075]-[.C1075]^(1/3)" office:value-type="float" office:value="-1.848329722023" calcext:value-type="float">
            <text:p>-1.848329722023</text:p>
          </table:table-cell>
        </table:table-row>
        <table:table-row table:style-name="ro1">
          <table:table-cell office:value-type="float" office:value="33.5625" calcext:value-type="float">
            <text:p>33.5625</text:p>
          </table:table-cell>
          <table:table-cell table:formula="of:=5*SIN([.A1076])" office:value-type="float" office:value="4.19384707373263" calcext:value-type="float">
            <text:p>4.19384707373263</text:p>
          </table:table-cell>
          <table:table-cell table:formula="of:=[.A1076]-20" office:value-type="float" office:value="13.5625" calcext:value-type="float">
            <text:p>13.5625</text:p>
          </table:table-cell>
          <table:table-cell table:formula="of:=0.25*([.B1076]^(1/5))+[.C1076]^(1/3)" office:value-type="float" office:value="2.71778448817488" calcext:value-type="float">
            <text:p>2.71778448817488</text:p>
          </table:table-cell>
          <table:table-cell table:formula="of:=0.125*[.B1076]-[.C1076]^(1/3)" office:value-type="float" office:value="-1.86053957716224" calcext:value-type="float">
            <text:p>-1.86053957716224</text:p>
          </table:table-cell>
        </table:table-row>
        <table:table-row table:style-name="ro1">
          <table:table-cell office:value-type="float" office:value="33.59375" calcext:value-type="float">
            <text:p>33.59375</text:p>
          </table:table-cell>
          <table:table-cell table:formula="of:=5*SIN([.A1077])" office:value-type="float" office:value="4.10673724825436" calcext:value-type="float">
            <text:p>4.10673724825436</text:p>
          </table:table-cell>
          <table:table-cell table:formula="of:=[.A1077]-20" office:value-type="float" office:value="13.59375" calcext:value-type="float">
            <text:p>13.59375</text:p>
          </table:table-cell>
          <table:table-cell table:formula="of:=0.25*([.B1077]^(1/5))+[.C1077]^(1/3)" office:value-type="float" office:value="2.71821966724756" calcext:value-type="float">
            <text:p>2.71821966724756</text:p>
          </table:table-cell>
          <table:table-cell table:formula="of:=0.125*[.B1077]-[.C1077]^(1/3)" office:value-type="float" office:value="-1.87325852130822" calcext:value-type="float">
            <text:p>-1.87325852130822</text:p>
          </table:table-cell>
        </table:table-row>
        <table:table-row table:style-name="ro1">
          <table:table-cell office:value-type="float" office:value="33.625" calcext:value-type="float">
            <text:p>33.625</text:p>
          </table:table-cell>
          <table:table-cell table:formula="of:=5*SIN([.A1078])" office:value-type="float" office:value="4.01561726354561" calcext:value-type="float">
            <text:p>4.01561726354561</text:p>
          </table:table-cell>
          <table:table-cell table:formula="of:=[.A1078]-20" office:value-type="float" office:value="13.625" calcext:value-type="float">
            <text:p>13.625</text:p>
          </table:table-cell>
          <table:table-cell table:formula="of:=0.25*([.B1078]^(1/5))+[.C1078]^(1/3)" office:value-type="float" office:value="2.71856225565227" calcext:value-type="float">
            <text:p>2.71856225565227</text:p>
          </table:table-cell>
          <table:table-cell table:formula="of:=0.125*[.B1078]-[.C1078]^(1/3)" office:value-type="float" office:value="-1.88647593257431" calcext:value-type="float">
            <text:p>-1.88647593257431</text:p>
          </table:table-cell>
        </table:table-row>
        <table:table-row table:style-name="ro1">
          <table:table-cell office:value-type="float" office:value="33.65625" calcext:value-type="float">
            <text:p>33.65625</text:p>
          </table:table-cell>
          <table:table-cell table:formula="of:=5*SIN([.A1079])" office:value-type="float" office:value="3.92057609672514" calcext:value-type="float">
            <text:p>3.92057609672514</text:p>
          </table:table-cell>
          <table:table-cell table:formula="of:=[.A1079]-20" office:value-type="float" office:value="13.65625" calcext:value-type="float">
            <text:p>13.65625</text:p>
          </table:table-cell>
          <table:table-cell table:formula="of:=0.25*([.B1079]^(1/5))+[.C1079]^(1/3)" office:value-type="float" office:value="2.71880915316894" calcext:value-type="float">
            <text:p>2.71880915316894</text:p>
          </table:table-cell>
          <table:table-cell table:formula="of:=0.125*[.B1079]-[.C1079]^(1/3)" office:value-type="float" office:value="-1.90018069952651" calcext:value-type="float">
            <text:p>-1.90018069952651</text:p>
          </table:table-cell>
        </table:table-row>
        <table:table-row table:style-name="ro1">
          <table:table-cell office:value-type="float" office:value="33.6875" calcext:value-type="float">
            <text:p>33.6875</text:p>
          </table:table-cell>
          <table:table-cell table:formula="of:=5*SIN([.A1080])" office:value-type="float" office:value="3.82170655387945" calcext:value-type="float">
            <text:p>3.82170655387945</text:p>
          </table:table-cell>
          <table:table-cell table:formula="of:=[.A1080]-20" office:value-type="float" office:value="13.6875" calcext:value-type="float">
            <text:p>13.6875</text:p>
          </table:table-cell>
          <table:table-cell table:formula="of:=0.25*([.B1080]^(1/5))+[.C1080]^(1/3)" office:value-type="float" office:value="2.71895690473748" calcext:value-type="float">
            <text:p>2.71895690473748</text:p>
          </table:table-cell>
          <table:table-cell table:formula="of:=0.125*[.B1080]-[.C1080]^(1/3)" office:value-type="float" office:value="-1.91436123204456" calcext:value-type="float">
            <text:p>-1.91436123204456</text:p>
          </table:table-cell>
        </table:table-row>
        <table:table-row table:style-name="ro1">
          <table:table-cell office:value-type="float" office:value="33.71875" calcext:value-type="float">
            <text:p>33.71875</text:p>
          </table:table-cell>
          <table:table-cell table:formula="of:=5*SIN([.A1081])" office:value-type="float" office:value="3.71910517943931" calcext:value-type="float">
            <text:p>3.71910517943931</text:p>
          </table:table-cell>
          <table:table-cell table:formula="of:=[.A1081]-20" office:value-type="float" office:value="13.71875" calcext:value-type="float">
            <text:p>13.71875</text:p>
          </table:table-cell>
          <table:table-cell table:formula="of:=0.25*([.B1081]^(1/5))+[.C1081]^(1/3)" office:value-type="float" office:value="2.71900165333237" calcext:value-type="float">
            <text:p>2.71900165333237</text:p>
          </table:table-cell>
          <table:table-cell table:formula="of:=0.125*[.B1081]-[.C1081]^(1/3)" office:value-type="float" office:value="-1.92900547265045" calcext:value-type="float">
            <text:p>-1.92900547265045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table:formula="of:=5*SIN([.A1082])" office:value-type="float" office:value="3.61287216190568" calcext:value-type="float">
            <text:p>3.61287216190568</text:p>
          </table:table-cell>
          <table:table-cell table:formula="of:=[.A1082]-20" office:value-type="float" office:value="13.75" calcext:value-type="float">
            <text:p>13.75</text:p>
          </table:table-cell>
          <table:table-cell table:formula="of:=0.25*([.B1082]^(1/5))+[.C1082]^(1/3)" office:value-type="float" office:value="2.71893908408979" calcext:value-type="float">
            <text:p>2.71893908408979</text:p>
          </table:table-cell>
          <table:table-cell table:formula="of:=0.125*[.B1082]-[.C1082]^(1/3)" office:value-type="float" office:value="-1.94410090829318" calcext:value-type="float">
            <text:p>-1.94410090829318</text:p>
          </table:table-cell>
        </table:table-row>
        <table:table-row table:style-name="ro1">
          <table:table-cell office:value-type="float" office:value="33.78125" calcext:value-type="float">
            <text:p>33.78125</text:p>
          </table:table-cell>
          <table:table-cell table:formula="of:=5*SIN([.A1083])" office:value-type="float" office:value="3.50311123601736" calcext:value-type="float">
            <text:p>3.50311123601736</text:p>
          </table:table-cell>
          <table:table-cell table:formula="of:=[.A1083]-20" office:value-type="float" office:value="13.78125" calcext:value-type="float">
            <text:p>13.78125</text:p>
          </table:table-cell>
          <table:table-cell table:formula="of:=0.25*([.B1083]^(1/5))+[.C1083]^(1/3)" office:value-type="float" office:value="2.71876435770137" calcext:value-type="float">
            <text:p>2.71876435770137</text:p>
          </table:table-cell>
          <table:table-cell table:formula="of:=0.125*[.B1083]-[.C1083]^(1/3)" office:value-type="float" office:value="-1.95963458257837" calcext:value-type="float">
            <text:p>-1.95963458257837</text:p>
          </table:table-cell>
        </table:table-row>
        <table:table-row table:style-name="ro1">
          <table:table-cell office:value-type="float" office:value="33.8125" calcext:value-type="float">
            <text:p>33.8125</text:p>
          </table:table-cell>
          <table:table-cell table:formula="of:=5*SIN([.A1084])" office:value-type="float" office:value="3.38992958145584" calcext:value-type="float">
            <text:p>3.38992958145584</text:p>
          </table:table-cell>
          <table:table-cell table:formula="of:=[.A1084]-20" office:value-type="float" office:value="13.8125" calcext:value-type="float">
            <text:p>13.8125</text:p>
          </table:table-cell>
          <table:table-cell table:formula="of:=0.25*([.B1084]^(1/5))+[.C1084]^(1/3)" office:value-type="float" office:value="2.71847203053415" calcext:value-type="float">
            <text:p>2.71847203053415</text:p>
          </table:table-cell>
          <table:table-cell table:formula="of:=0.125*[.B1084]-[.C1084]^(1/3)" office:value-type="float" office:value="-1.97559310843069" calcext:value-type="float">
            <text:p>-1.97559310843069</text:p>
          </table:table-cell>
        </table:table-row>
        <table:table-row table:style-name="ro1">
          <table:table-cell office:value-type="float" office:value="33.84375" calcext:value-type="float">
            <text:p>33.84375</text:p>
          </table:table-cell>
          <table:table-cell table:formula="of:=5*SIN([.A1085])" office:value-type="float" office:value="3.27343771818604" calcext:value-type="float">
            <text:p>3.27343771818604</text:p>
          </table:table-cell>
          <table:table-cell table:formula="of:=[.A1085]-20" office:value-type="float" office:value="13.84375" calcext:value-type="float">
            <text:p>13.84375</text:p>
          </table:table-cell>
          <table:table-cell table:formula="of:=0.25*([.B1085]^(1/5))+[.C1085]^(1/3)" office:value-type="float" office:value="2.71805595819644" calcext:value-type="float">
            <text:p>2.71805595819644</text:p>
          </table:table-cell>
          <table:table-cell table:formula="of:=0.125*[.B1085]-[.C1085]^(1/3)" office:value-type="float" office:value="-1.99196268117674" calcext:value-type="float">
            <text:p>-1.99196268117674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table:formula="of:=5*SIN([.A1086])" office:value-type="float" office:value="3.15374939853558" calcext:value-type="float">
            <text:p>3.15374939853558</text:p>
          </table:table-cell>
          <table:table-cell table:formula="of:=[.A1086]-20" office:value-type="float" office:value="13.875" calcext:value-type="float">
            <text:p>13.875</text:p>
          </table:table-cell>
          <table:table-cell table:formula="of:=0.25*([.B1086]^(1/5))+[.C1086]^(1/3)" office:value-type="float" office:value="2.71750917827248" calcext:value-type="float">
            <text:p>2.71750917827248</text:p>
          </table:table-cell>
          <table:table-cell table:formula="of:=0.125*[.B1086]-[.C1086]^(1/3)" office:value-type="float" office:value="-2.00872909203572" calcext:value-type="float">
            <text:p>-2.00872909203572</text:p>
          </table:table-cell>
        </table:table-row>
        <table:table-row table:style-name="ro1">
          <table:table-cell office:value-type="float" office:value="33.90625" calcext:value-type="float">
            <text:p>33.90625</text:p>
          </table:table-cell>
          <table:table-cell table:formula="of:=5*SIN([.A1087])" office:value-type="float" office:value="3.03098149611742" calcext:value-type="float">
            <text:p>3.03098149611742</text:p>
          </table:table-cell>
          <table:table-cell table:formula="of:=[.A1087]-20" office:value-type="float" office:value="13.90625" calcext:value-type="float">
            <text:p>13.90625</text:p>
          </table:table-cell>
          <table:table-cell table:formula="of:=0.25*([.B1087]^(1/5))+[.C1087]^(1/3)" office:value-type="float" office:value="2.71682376658803" calcext:value-type="float">
            <text:p>2.71682376658803</text:p>
          </table:table-cell>
          <table:table-cell table:formula="of:=0.125*[.B1087]-[.C1087]^(1/3)" office:value-type="float" office:value="-2.02587774200458" calcext:value-type="float">
            <text:p>-2.02587774200458</text:p>
          </table:table-cell>
        </table:table-row>
        <table:table-row table:style-name="ro1">
          <table:table-cell office:value-type="float" office:value="33.9375" calcext:value-type="float">
            <text:p>33.9375</text:p>
          </table:table-cell>
          <table:table-cell table:formula="of:=5*SIN([.A1088])" office:value-type="float" office:value="2.9052538917049" calcext:value-type="float">
            <text:p>2.9052538917049</text:p>
          </table:table-cell>
          <table:table-cell table:formula="of:=[.A1088]-20" office:value-type="float" office:value="13.9375" calcext:value-type="float">
            <text:p>13.9375</text:p>
          </table:table-cell>
          <table:table-cell table:formula="of:=0.25*([.B1088]^(1/5))+[.C1088]^(1/3)" office:value-type="float" office:value="2.7159906594886" calcext:value-type="float">
            <text:p>2.7159906594886</text:p>
          </table:table-cell>
          <table:table-cell table:formula="of:=0.125*[.B1088]-[.C1088]^(1/3)" office:value-type="float" office:value="-2.04339365612417" calcext:value-type="float">
            <text:p>-2.04339365612417</text:p>
          </table:table-cell>
        </table:table-row>
        <table:table-row table:style-name="ro1">
          <table:table-cell office:value-type="float" office:value="33.96875" calcext:value-type="float">
            <text:p>33.96875</text:p>
          </table:table-cell>
          <table:table-cell table:formula="of:=5*SIN([.A1089])" office:value-type="float" office:value="2.77668935617007" calcext:value-type="float">
            <text:p>2.77668935617007</text:p>
          </table:table-cell>
          <table:table-cell table:formula="of:=[.A1089]-20" office:value-type="float" office:value="13.96875" calcext:value-type="float">
            <text:p>13.96875</text:p>
          </table:table-cell>
          <table:table-cell table:formula="of:=0.25*([.B1089]^(1/5))+[.C1089]^(1/3)" office:value-type="float" office:value="2.71499943197515" calcext:value-type="float">
            <text:p>2.71499943197515</text:p>
          </table:table-cell>
          <table:table-cell table:formula="of:=0.125*[.B1089]-[.C1089]^(1/3)" office:value-type="float" office:value="-2.06126149811239" calcext:value-type="float">
            <text:p>-2.061261498112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5*SIN([.A1090])" office:value-type="float" office:value="2.64541343060012" calcext:value-type="float">
            <text:p>2.64541343060012</text:p>
          </table:table-cell>
          <table:table-cell table:formula="of:=[.A1090]-20" office:value-type="float" office:value="14" calcext:value-type="float">
            <text:p>14</text:p>
          </table:table-cell>
          <table:table-cell table:formula="of:=0.25*([.B1090]^(1/5))+[.C1090]^(1/3)" office:value-type="float" office:value="2.7138380177873" calcext:value-type="float">
            <text:p>2.7138380177873</text:p>
          </table:table-cell>
          <table:table-cell table:formula="of:=0.125*[.B1090]-[.C1090]^(1/3)" office:value-type="float" office:value="-2.07946558535022" calcext:value-type="float">
            <text:p>-2.07946558535022</text:p>
          </table:table-cell>
        </table:table-row>
        <table:table-row table:style-name="ro1">
          <table:table-cell office:value-type="float" office:value="34.03125" calcext:value-type="float">
            <text:p>34.03125</text:p>
          </table:table-cell>
          <table:table-cell table:formula="of:=5*SIN([.A1091])" office:value-type="float" office:value="2.51155430370857" calcext:value-type="float">
            <text:p>2.51155430370857</text:p>
          </table:table-cell>
          <table:table-cell table:formula="of:=[.A1091]-20" office:value-type="float" office:value="14.03125" calcext:value-type="float">
            <text:p>14.03125</text:p>
          </table:table-cell>
          <table:table-cell table:formula="of:=0.25*([.B1091]^(1/5))+[.C1091]^(1/3)" office:value-type="float" office:value="2.71249235208525" calcext:value-type="float">
            <text:p>2.71249235208525</text:p>
          </table:table-cell>
          <table:table-cell table:formula="of:=0.125*[.B1091]-[.C1091]^(1/3)" office:value-type="float" office:value="-2.09798990420574" calcext:value-type="float">
            <text:p>-2.09798990420574</text:p>
          </table:table-cell>
        </table:table-row>
        <table:table-row table:style-name="ro1">
          <table:table-cell office:value-type="float" office:value="34.0625" calcext:value-type="float">
            <text:p>34.0625</text:p>
          </table:table-cell>
          <table:table-cell table:formula="of:=5*SIN([.A1092])" office:value-type="float" office:value="2.37524268666122" calcext:value-type="float">
            <text:p>2.37524268666122</text:p>
          </table:table-cell>
          <table:table-cell table:formula="of:=[.A1092]-20" office:value-type="float" office:value="14.0625" calcext:value-type="float">
            <text:p>14.0625</text:p>
          </table:table-cell>
          <table:table-cell table:formula="of:=0.25*([.B1092]^(1/5))+[.C1092]^(1/3)" office:value-type="float" office:value="2.71094590935571" calcext:value-type="float">
            <text:p>2.71094590935571</text:p>
          </table:table-cell>
          <table:table-cell table:formula="of:=0.125*[.B1092]-[.C1092]^(1/3)" office:value-type="float" office:value="-2.11681812568142" calcext:value-type="float">
            <text:p>-2.11681812568142</text:p>
          </table:table-cell>
        </table:table-row>
        <table:table-row table:style-name="ro1">
          <table:table-cell office:value-type="float" office:value="34.09375" calcext:value-type="float">
            <text:p>34.09375</text:p>
          </table:table-cell>
          <table:table-cell table:formula="of:=5*SIN([.A1093])" office:value-type="float" office:value="2.23661168543886" calcext:value-type="float">
            <text:p>2.23661168543886</text:p>
          </table:table-cell>
          <table:table-cell table:formula="of:=[.A1093]-20" office:value-type="float" office:value="14.09375" calcext:value-type="float">
            <text:p>14.09375</text:p>
          </table:table-cell>
          <table:table-cell table:formula="of:=0.25*([.B1093]^(1/5))+[.C1093]^(1/3)" office:value-type="float" office:value="2.70917909707254" calcext:value-type="float">
            <text:p>2.70917909707254</text:p>
          </table:table-cell>
          <table:table-cell table:formula="of:=0.125*[.B1093]-[.C1093]^(1/3)" office:value-type="float" office:value="-2.13593362136924" calcext:value-type="float">
            <text:p>-2.13593362136924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table:formula="of:=5*SIN([.A1094])" office:value-type="float" office:value="2.09579667086157" calcext:value-type="float">
            <text:p>2.09579667086157</text:p>
          </table:table-cell>
          <table:table-cell table:formula="of:=[.A1094]-20" office:value-type="float" office:value="14.125" calcext:value-type="float">
            <text:p>14.125</text:p>
          </table:table-cell>
          <table:table-cell table:formula="of:=0.25*([.B1094]^(1/5))+[.C1094]^(1/3)" office:value-type="float" office:value="2.70716844699288" calcext:value-type="float">
            <text:p>2.70716844699288</text:p>
          </table:table-cell>
          <table:table-cell table:formula="of:=0.125*[.B1094]-[.C1094]^(1/3)" office:value-type="float" office:value="-2.15531947969812" calcext:value-type="float">
            <text:p>-2.15531947969812</text:p>
          </table:table-cell>
        </table:table-row>
        <table:table-row table:style-name="ro1">
          <table:table-cell office:value-type="float" office:value="34.15625" calcext:value-type="float">
            <text:p>34.15625</text:p>
          </table:table-cell>
          <table:table-cell table:formula="of:=5*SIN([.A1095])" office:value-type="float" office:value="1.95293514640144" calcext:value-type="float">
            <text:p>1.95293514640144</text:p>
          </table:table-cell>
          <table:table-cell table:formula="of:=[.A1095]-20" office:value-type="float" office:value="14.15625" calcext:value-type="float">
            <text:p>14.15625</text:p>
          </table:table-cell>
          <table:table-cell table:formula="of:=0.25*([.B1095]^(1/5))+[.C1095]^(1/3)" office:value-type="float" office:value="2.70488551645191" calcext:value-type="float">
            <text:p>2.70488551645191</text:p>
          </table:table-cell>
          <table:table-cell table:formula="of:=0.125*[.B1095]-[.C1095]^(1/3)" office:value-type="float" office:value="-2.17495852245783" calcext:value-type="float">
            <text:p>-2.17495852245783</text:p>
          </table:table-cell>
        </table:table-row>
        <table:table-row table:style-name="ro1">
          <table:table-cell office:value-type="float" office:value="34.1875" calcext:value-type="float">
            <text:p>34.1875</text:p>
          </table:table-cell>
          <table:table-cell table:formula="of:=5*SIN([.A1096])" office:value-type="float" office:value="1.80816661391268" calcext:value-type="float">
            <text:p>1.80816661391268</text:p>
          </table:table-cell>
          <table:table-cell table:formula="of:=[.A1096]-20" office:value-type="float" office:value="14.1875" calcext:value-type="float">
            <text:p>14.1875</text:p>
          </table:table-cell>
          <table:table-cell table:formula="of:=0.25*([.B1096]^(1/5))+[.C1096]^(1/3)" office:value-type="float" office:value="2.70229536390937" calcext:value-type="float">
            <text:p>2.70229536390937</text:p>
          </table:table-cell>
          <table:table-cell table:formula="of:=0.125*[.B1096]-[.C1096]^(1/3)" office:value-type="float" office:value="-2.19483332158317" calcext:value-type="float">
            <text:p>-2.19483332158317</text:p>
          </table:table-cell>
        </table:table-row>
        <table:table-row table:style-name="ro1">
          <table:table-cell office:value-type="float" office:value="34.21875" calcext:value-type="float">
            <text:p>34.21875</text:p>
          </table:table-cell>
          <table:table-cell table:formula="of:=5*SIN([.A1097])" office:value-type="float" office:value="1.66163243741052" calcext:value-type="float">
            <text:p>1.66163243741052</text:p>
          </table:table-cell>
          <table:table-cell table:formula="of:=[.A1097]-20" office:value-type="float" office:value="14.21875" calcext:value-type="float">
            <text:p>14.21875</text:p>
          </table:table-cell>
          <table:table-cell table:formula="of:=0.25*([.B1097]^(1/5))+[.C1097]^(1/3)" office:value-type="float" office:value="2.69935438191586" calcext:value-type="float">
            <text:p>2.69935438191586</text:p>
          </table:table-cell>
          <table:table-cell table:formula="of:=0.125*[.B1097]-[.C1097]^(1/3)" office:value-type="float" office:value="-2.21492621618206" calcext:value-type="float">
            <text:p>-2.21492621618206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table:formula="of:=5*SIN([.A1098])" office:value-type="float" office:value="1.51347570503158" calcext:value-type="float">
            <text:p>1.51347570503158</text:p>
          </table:table-cell>
          <table:table-cell table:formula="of:=[.A1098]-20" office:value-type="float" office:value="14.25" calcext:value-type="float">
            <text:p>14.25</text:p>
          </table:table-cell>
          <table:table-cell table:formula="of:=0.25*([.B1098]^(1/5))+[.C1098]^(1/3)" office:value-type="float" office:value="2.69600712862642" calcext:value-type="float">
            <text:p>2.69600712862642</text:p>
          </table:table-cell>
          <table:table-cell table:formula="of:=0.125*[.B1098]-[.C1098]^(1/3)" office:value-type="float" office:value="-2.23521932979099" calcext:value-type="float">
            <text:p>-2.23521932979099</text:p>
          </table:table-cell>
        </table:table-row>
        <table:table-row table:style-name="ro1">
          <table:table-cell office:value-type="float" office:value="34.28125" calcext:value-type="float">
            <text:p>34.28125</text:p>
          </table:table-cell>
          <table:table-cell table:formula="of:=5*SIN([.A1099])" office:value-type="float" office:value="1.36384108931077" calcext:value-type="float">
            <text:p>1.36384108931077</text:p>
          </table:table-cell>
          <table:table-cell table:formula="of:=[.A1099]-20" office:value-type="float" office:value="14.28125" calcext:value-type="float">
            <text:p>14.28125</text:p>
          </table:table-cell>
          <table:table-cell table:formula="of:=0.25*([.B1099]^(1/5))+[.C1099]^(1/3)" office:value-type="float" office:value="2.69218153872464" calcext:value-type="float">
            <text:p>2.69218153872464</text:p>
          </table:table-cell>
          <table:table-cell table:formula="of:=0.125*[.B1099]-[.C1099]^(1/3)" office:value-type="float" office:value="-2.25569458784083" calcext:value-type="float">
            <text:p>-2.25569458784083</text:p>
          </table:table-cell>
        </table:table-row>
        <table:table-row table:style-name="ro1">
          <table:table-cell office:value-type="float" office:value="34.3125" calcext:value-type="float">
            <text:p>34.3125</text:p>
          </table:table-cell>
          <table:table-cell table:formula="of:=5*SIN([.A1100])" office:value-type="float" office:value="1.21287470591101" calcext:value-type="float">
            <text:p>1.21287470591101</text:p>
          </table:table-cell>
          <table:table-cell table:formula="of:=[.A1100]-20" office:value-type="float" office:value="14.3125" calcext:value-type="float">
            <text:p>14.3125</text:p>
          </table:table-cell>
          <table:table-cell table:formula="of:=0.25*([.B1100]^(1/5))+[.C1100]^(1/3)" office:value-type="float" office:value="2.68778139168545" calcext:value-type="float">
            <text:p>2.68778139168545</text:p>
          </table:table-cell>
          <table:table-cell table:formula="of:=0.125*[.B1100]-[.C1100]^(1/3)" office:value-type="float" office:value="-2.27633373531605" calcext:value-type="float">
            <text:p>-2.27633373531605</text:p>
          </table:table-cell>
        </table:table-row>
        <table:table-row table:style-name="ro1">
          <table:table-cell office:value-type="float" office:value="34.34375" calcext:value-type="float">
            <text:p>34.34375</text:p>
          </table:table-cell>
          <table:table-cell table:formula="of:=5*SIN([.A1101])" office:value-type="float" office:value="1.06072397094374" calcext:value-type="float">
            <text:p>1.06072397094374</text:p>
          </table:table-cell>
          <table:table-cell table:formula="of:=[.A1101]-20" office:value-type="float" office:value="14.34375" calcext:value-type="float">
            <text:p>14.34375</text:p>
          </table:table-cell>
          <table:table-cell table:formula="of:=0.25*([.B1101]^(1/5))+[.C1101]^(1/3)" office:value-type="float" office:value="2.68267387926871" calcext:value-type="float">
            <text:p>2.68267387926871</text:p>
          </table:table-cell>
          <table:table-cell table:formula="of:=0.125*[.B1101]-[.C1101]^(1/3)" office:value-type="float" office:value="-2.29711835459015" calcext:value-type="float">
            <text:p>-2.29711835459015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table:formula="of:=5*SIN([.A1102])" office:value-type="float" office:value="0.907537457019616" calcext:value-type="float">
            <text:p>0.907537457019616</text:p>
          </table:table-cell>
          <table:table-cell table:formula="of:=[.A1102]-20" office:value-type="float" office:value="14.375" calcext:value-type="float">
            <text:p>14.375</text:p>
          </table:table-cell>
          <table:table-cell table:formula="of:=0.25*([.B1102]^(1/5))+[.C1102]^(1/3)" office:value-type="float" office:value="2.67666780549204" calcext:value-type="float">
            <text:p>2.67666780549204</text:p>
          </table:table-cell>
          <table:table-cell table:formula="of:=0.125*[.B1102]-[.C1102]^(1/3)" office:value-type="float" office:value="-2.31802988341969" calcext:value-type="float">
            <text:p>-2.31802988341969</text:p>
          </table:table-cell>
        </table:table-row>
        <table:table-row table:style-name="ro1">
          <table:table-cell office:value-type="float" office:value="34.40625" calcext:value-type="float">
            <text:p>34.40625</text:p>
          </table:table-cell>
          <table:table-cell table:formula="of:=5*SIN([.A1103])" office:value-type="float" office:value="0.753464748169872" calcext:value-type="float">
            <text:p>0.753464748169872</text:p>
          </table:table-cell>
          <table:table-cell table:formula="of:=[.A1103]-20" office:value-type="float" office:value="14.40625" calcext:value-type="float">
            <text:p>14.40625</text:p>
          </table:table-cell>
          <table:table-cell table:formula="of:=0.25*([.B1103]^(1/5))+[.C1103]^(1/3)" office:value-type="float" office:value="2.66947227094199" calcext:value-type="float">
            <text:p>2.66947227094199</text:p>
          </table:table-cell>
          <table:table-cell table:formula="of:=0.125*[.B1103]-[.C1103]^(1/3)" office:value-type="float" office:value="-2.33904963307962" calcext:value-type="float">
            <text:p>-2.33904963307962</text:p>
          </table:table-cell>
        </table:table-row>
        <table:table-row table:style-name="ro1">
          <table:table-cell office:value-type="float" office:value="34.4375" calcext:value-type="float">
            <text:p>34.4375</text:p>
          </table:table-cell>
          <table:table-cell table:formula="of:=5*SIN([.A1104])" office:value-type="float" office:value="0.598656293780043" calcext:value-type="float">
            <text:p>0.598656293780043</text:p>
          </table:table-cell>
          <table:table-cell table:formula="of:=[.A1104]-20" office:value-type="float" office:value="14.4375" calcext:value-type="float">
            <text:p>14.4375</text:p>
          </table:table-cell>
          <table:table-cell table:formula="of:=0.25*([.B1104]^(1/5))+[.C1104]^(1/3)" office:value-type="float" office:value="2.66060976501166" calcext:value-type="float">
            <text:p>2.66060976501166</text:p>
          </table:table-cell>
          <table:table-cell table:formula="of:=0.125*[.B1104]-[.C1104]^(1/3)" office:value-type="float" office:value="-2.36015880662197" calcext:value-type="float">
            <text:p>-2.36015880662197</text:p>
          </table:table-cell>
        </table:table-row>
        <table:table-row table:style-name="ro1">
          <table:table-cell office:value-type="float" office:value="34.46875" calcext:value-type="float">
            <text:p>34.46875</text:p>
          </table:table-cell>
          <table:table-cell table:formula="of:=5*SIN([.A1105])" office:value-type="float" office:value="0.443263261678698" calcext:value-type="float">
            <text:p>0.443263261678698</text:p>
          </table:table-cell>
          <table:table-cell table:formula="of:=[.A1105]-20" office:value-type="float" office:value="14.46875" calcext:value-type="float">
            <text:p>14.46875</text:p>
          </table:table-cell>
          <table:table-cell table:formula="of:=0.25*([.B1105]^(1/5))+[.C1105]^(1/3)" office:value-type="float" office:value="2.64920406654073" calcext:value-type="float">
            <text:p>2.64920406654073</text:p>
          </table:table-cell>
          <table:table-cell table:formula="of:=0.125*[.B1105]-[.C1105]^(1/3)" office:value-type="float" office:value="-2.38133851724017" calcext:value-type="float">
            <text:p>-2.38133851724017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5*SIN([.A1106])" office:value-type="float" office:value="0.287437390524623" calcext:value-type="float">
            <text:p>0.287437390524623</text:p>
          </table:table-cell>
          <table:table-cell table:formula="of:=[.A1106]-20" office:value-type="float" office:value="14.5" calcext:value-type="float">
            <text:p>14.5</text:p>
          </table:table-cell>
          <table:table-cell table:formula="of:=0.25*([.B1106]^(1/5))+[.C1106]^(1/3)" office:value-type="float" office:value="2.63332626421112" calcext:value-type="float">
            <text:p>2.63332626421112</text:p>
          </table:table-cell>
          <table:table-cell table:formula="of:=0.125*[.B1106]-[.C1106]^(1/3)" office:value-type="float" office:value="-2.40256980672108" calcext:value-type="float">
            <text:p>-2.40256980672108</text:p>
          </table:table-cell>
        </table:table-row>
        <table:table-row table:style-name="ro1">
          <table:table-cell office:value-type="float" office:value="34.53125" calcext:value-type="float">
            <text:p>34.53125</text:p>
          </table:table-cell>
          <table:table-cell table:formula="of:=5*SIN([.A1107])" office:value-type="float" office:value="0.131330841636591" calcext:value-type="float">
            <text:p>0.131330841636591</text:p>
          </table:table-cell>
          <table:table-cell table:formula="of:=[.A1107]-20" office:value-type="float" office:value="14.53125" calcext:value-type="float">
            <text:p>14.53125</text:p>
          </table:table-cell>
          <table:table-cell table:formula="of:=0.25*([.B1107]^(1/5))+[.C1107]^(1/3)" office:value-type="float" office:value="2.60682637397209" calcext:value-type="float">
            <text:p>2.60682637397209</text:p>
          </table:table-cell>
          <table:table-cell table:formula="of:=0.125*[.B1107]-[.C1107]^(1/3)" office:value-type="float" office:value="-2.4238336639667" calcext:value-type="float">
            <text:p>-2.4238336639667</text:p>
          </table:table-cell>
        </table:table-row>
        <table:table-row table:style-name="ro1">
          <table:table-cell office:value-type="float" office:value="34.5625" calcext:value-type="float">
            <text:p>34.5625</text:p>
          </table:table-cell>
          <table:table-cell table:formula="of:=5*SIN([.A1108])" office:value-type="float" office:value="-0.0249039495895789" calcext:value-type="float">
            <text:p>-0.0249039495895789</text:p>
          </table:table-cell>
          <table:table-cell table:formula="of:=[.A1108]-20" office:value-type="float" office:value="14.5625" calcext:value-type="float">
            <text:p>14.5625</text:p>
          </table:table-cell>
          <table:table-cell table:formula="of:=0.25*([.B1108]^(1/5))+[.C1108]^(1/3)" office:value-type="float" office:value="2.32254598693944" calcext:value-type="float">
            <text:p>2.32254598693944</text:p>
          </table:table-cell>
          <table:table-cell table:formula="of:=0.125*[.B1108]-[.C1108]^(1/3)" office:value-type="float" office:value="-2.44511104356743" calcext:value-type="float">
            <text:p>-2.44511104356743</text:p>
          </table:table-cell>
        </table:table-row>
        <table:table-row table:style-name="ro1">
          <table:table-cell office:value-type="float" office:value="34.59375" calcext:value-type="float">
            <text:p>34.59375</text:p>
          </table:table-cell>
          <table:table-cell table:formula="of:=5*SIN([.A1109])" office:value-type="float" office:value="-0.181114422531601" calcext:value-type="float">
            <text:p>-0.181114422531601</text:p>
          </table:table-cell>
          <table:table-cell table:formula="of:=[.A1109]-20" office:value-type="float" office:value="14.59375" calcext:value-type="float">
            <text:p>14.59375</text:p>
          </table:table-cell>
          <table:table-cell table:formula="of:=0.25*([.B1109]^(1/5))+[.C1109]^(1/3)" office:value-type="float" office:value="2.26610773269138" calcext:value-type="float">
            <text:p>2.26610773269138</text:p>
          </table:table-cell>
          <table:table-cell table:formula="of:=0.125*[.B1109]-[.C1109]^(1/3)" office:value-type="float" office:value="-2.46638288440882" calcext:value-type="float">
            <text:p>-2.46638288440882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table:formula="of:=5*SIN([.A1110])" office:value-type="float" office:value="-0.337148040313583" calcext:value-type="float">
            <text:p>-0.337148040313583</text:p>
          </table:table-cell>
          <table:table-cell table:formula="of:=[.A1110]-20" office:value-type="float" office:value="14.625" calcext:value-type="float">
            <text:p>14.625</text:p>
          </table:table-cell>
          <table:table-cell table:formula="of:=0.25*([.B1110]^(1/5))+[.C1110]^(1/3)" office:value-type="float" office:value="2.24434398758282" calcext:value-type="float">
            <text:p>2.24434398758282</text:p>
          </table:table-cell>
          <table:table-cell table:formula="of:=0.125*[.B1110]-[.C1110]^(1/3)" office:value-type="float" office:value="-2.48763012829357" calcext:value-type="float">
            <text:p>-2.48763012829357</text:p>
          </table:table-cell>
        </table:table-row>
        <table:table-row table:style-name="ro1">
          <table:table-cell office:value-type="float" office:value="34.65625" calcext:value-type="float">
            <text:p>34.65625</text:p>
          </table:table-cell>
          <table:table-cell table:formula="of:=5*SIN([.A1111])" office:value-type="float" office:value="-0.492852438755692" calcext:value-type="float">
            <text:p>-0.492852438755692</text:p>
          </table:table-cell>
          <table:table-cell table:formula="of:=[.A1111]-20" office:value-type="float" office:value="14.65625" calcext:value-type="float">
            <text:p>14.65625</text:p>
          </table:table-cell>
          <table:table-cell table:formula="of:=0.25*([.B1111]^(1/5))+[.C1111]^(1/3)" office:value-type="float" office:value="2.23021536301375" calcext:value-type="float">
            <text:p>2.23021536301375</text:p>
          </table:table-cell>
          <table:table-cell table:formula="of:=0.125*[.B1111]-[.C1111]^(1/3)" office:value-type="float" office:value="-2.50883373856065" calcext:value-type="float">
            <text:p>-2.50883373856065</text:p>
          </table:table-cell>
        </table:table-row>
        <table:table-row table:style-name="ro1">
          <table:table-cell office:value-type="float" office:value="34.6875" calcext:value-type="float">
            <text:p>34.6875</text:p>
          </table:table-cell>
          <table:table-cell table:formula="of:=5*SIN([.A1112])" office:value-type="float" office:value="-0.648075575155197" calcext:value-type="float">
            <text:p>-0.648075575155197</text:p>
          </table:table-cell>
          <table:table-cell table:formula="of:=[.A1112]-20" office:value-type="float" office:value="14.6875" calcext:value-type="float">
            <text:p>14.6875</text:p>
          </table:table-cell>
          <table:table-cell table:formula="of:=0.25*([.B1112]^(1/5))+[.C1112]^(1/3)" office:value-type="float" office:value="2.21973860492618" calcext:value-type="float">
            <text:p>2.21973860492618</text:p>
          </table:table-cell>
          <table:table-cell table:formula="of:=0.125*[.B1112]-[.C1112]^(1/3)" office:value-type="float" office:value="-2.5299747186833" calcext:value-type="float">
            <text:p>-2.5299747186833</text:p>
          </table:table-cell>
        </table:table-row>
        <table:table-row table:style-name="ro1">
          <table:table-cell office:value-type="float" office:value="34.71875" calcext:value-type="float">
            <text:p>34.71875</text:p>
          </table:table-cell>
          <table:table-cell table:formula="of:=5*SIN([.A1113])" office:value-type="float" office:value="-0.802665876753582" calcext:value-type="float">
            <text:p>-0.802665876753582</text:p>
          </table:table-cell>
          <table:table-cell table:formula="of:=[.A1113]-20" office:value-type="float" office:value="14.71875" calcext:value-type="float">
            <text:p>14.71875</text:p>
          </table:table-cell>
          <table:table-cell table:formula="of:=0.25*([.B1113]^(1/5))+[.C1113]^(1/3)" office:value-type="float" office:value="2.21145363839077" calcext:value-type="float">
            <text:p>2.21145363839077</text:p>
          </table:table-cell>
          <table:table-cell table:formula="of:=0.125*[.B1113]-[.C1113]^(1/3)" office:value-type="float" office:value="-2.55103413082785" calcext:value-type="float">
            <text:p>-2.55103413082785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table:formula="of:=5*SIN([.A1114])" office:value-type="float" office:value="-0.956472388744776" calcext:value-type="float">
            <text:p>-0.956472388744776</text:p>
          </table:table-cell>
          <table:table-cell table:formula="of:=[.A1114]-20" office:value-type="float" office:value="14.75" calcext:value-type="float">
            <text:p>14.75</text:p>
          </table:table-cell>
          <table:table-cell table:formula="of:=0.25*([.B1114]^(1/5))+[.C1114]^(1/3)" office:value-type="float" office:value="2.20464936020731" calcext:value-type="float">
            <text:p>2.20464936020731</text:p>
          </table:table-cell>
          <table:table-cell table:formula="of:=0.125*[.B1114]-[.C1114]^(1/3)" office:value-type="float" office:value="-2.57199311435511" calcext:value-type="float">
            <text:p>-2.57199311435511</text:p>
          </table:table-cell>
        </table:table-row>
        <table:table-row table:style-name="ro1">
          <table:table-cell office:value-type="float" office:value="34.78125" calcext:value-type="float">
            <text:p>34.78125</text:p>
          </table:table-cell>
          <table:table-cell table:formula="of:=5*SIN([.A1115])" office:value-type="float" office:value="-1.10934492167996" calcext:value-type="float">
            <text:p>-1.10934492167996</text:p>
          </table:table-cell>
          <table:table-cell table:formula="of:=[.A1115]-20" office:value-type="float" office:value="14.78125" calcext:value-type="float">
            <text:p>14.78125</text:p>
          </table:table-cell>
          <table:table-cell table:formula="of:=0.25*([.B1115]^(1/5))+[.C1115]^(1/3)" office:value-type="float" office:value="2.19892208987068" calcext:value-type="float">
            <text:p>2.19892208987068</text:p>
          </table:table-cell>
          <table:table-cell table:formula="of:=0.125*[.B1115]-[.C1115]^(1/3)" office:value-type="float" office:value="-2.59283290424634" calcext:value-type="float">
            <text:p>-2.59283290424634</text:p>
          </table:table-cell>
        </table:table-row>
        <table:table-row table:style-name="ro1">
          <table:table-cell office:value-type="float" office:value="34.8125" calcext:value-type="float">
            <text:p>34.8125</text:p>
          </table:table-cell>
          <table:table-cell table:formula="of:=5*SIN([.A1116])" office:value-type="float" office:value="-1.26113419812501" calcext:value-type="float">
            <text:p>-1.26113419812501</text:p>
          </table:table-cell>
          <table:table-cell table:formula="of:=[.A1116]-20" office:value-type="float" office:value="14.8125" calcext:value-type="float">
            <text:p>14.8125</text:p>
          </table:table-cell>
          <table:table-cell table:formula="of:=0.25*([.B1116]^(1/5))+[.C1116]^(1/3)" office:value-type="float" office:value="2.19401914263434" calcext:value-type="float">
            <text:p>2.19401914263434</text:p>
          </table:table-cell>
          <table:table-cell table:formula="of:=0.125*[.B1116]-[.C1116]^(1/3)" office:value-type="float" office:value="-2.61353484943589" calcext:value-type="float">
            <text:p>-2.61353484943589</text:p>
          </table:table-cell>
        </table:table-row>
        <table:table-row table:style-name="ro1">
          <table:table-cell office:value-type="float" office:value="34.84375" calcext:value-type="float">
            <text:p>34.84375</text:p>
          </table:table-cell>
          <table:table-cell table:formula="of:=5*SIN([.A1117])" office:value-type="float" office:value="-1.41169199842737" calcext:value-type="float">
            <text:p>-1.41169199842737</text:p>
          </table:table-cell>
          <table:table-cell table:formula="of:=[.A1117]-20" office:value-type="float" office:value="14.84375" calcext:value-type="float">
            <text:p>14.84375</text:p>
          </table:table-cell>
          <table:table-cell table:formula="of:=0.25*([.B1117]^(1/5))+[.C1117]^(1/3)" office:value-type="float" office:value="2.18977118322038" calcext:value-type="float">
            <text:p>2.18977118322038</text:p>
          </table:table-cell>
          <table:table-cell table:formula="of:=0.125*[.B1117]-[.C1117]^(1/3)" office:value-type="float" office:value="-2.63408043103232" calcext:value-type="float">
            <text:p>-2.63408043103232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table:formula="of:=5*SIN([.A1118])" office:value-type="float" office:value="-1.56087130545008" calcext:value-type="float">
            <text:p>-1.56087130545008</text:p>
          </table:table-cell>
          <table:table-cell table:formula="of:=[.A1118]-20" office:value-type="float" office:value="14.875" calcext:value-type="float">
            <text:p>14.875</text:p>
          </table:table-cell>
          <table:table-cell table:formula="of:=0.25*([.B1118]^(1/5))+[.C1118]^(1/3)" office:value-type="float" office:value="2.18605885660892" calcext:value-type="float">
            <text:p>2.18605885660892</text:p>
          </table:table-cell>
          <table:table-cell table:formula="of:=0.125*[.B1118]-[.C1118]^(1/3)" office:value-type="float" office:value="-2.65445128041062" calcext:value-type="float">
            <text:p>-2.65445128041062</text:p>
          </table:table-cell>
        </table:table-row>
        <table:table-row table:style-name="ro1">
          <table:table-cell office:value-type="float" office:value="34.90625" calcext:value-type="float">
            <text:p>34.90625</text:p>
          </table:table-cell>
          <table:table-cell table:formula="of:=5*SIN([.A1119])" office:value-type="float" office:value="-1.70852644813142" calcext:value-type="float">
            <text:p>-1.70852644813142</text:p>
          </table:table-cell>
          <table:table-cell table:formula="of:=[.A1119]-20" office:value-type="float" office:value="14.90625" calcext:value-type="float">
            <text:p>14.90625</text:p>
          </table:table-cell>
          <table:table-cell table:formula="of:=0.25*([.B1119]^(1/5))+[.C1119]^(1/3)" office:value-type="float" office:value="2.18279469704879" calcext:value-type="float">
            <text:p>2.18279469704879</text:p>
          </table:table-cell>
          <table:table-cell table:formula="of:=0.125*[.B1119]-[.C1119]^(1/3)" office:value-type="float" office:value="-2.67462919715752" calcext:value-type="float">
            <text:p>-2.67462919715752</text:p>
          </table:table-cell>
        </table:table-row>
        <table:table-row table:style-name="ro1">
          <table:table-cell office:value-type="float" office:value="34.9375" calcext:value-type="float">
            <text:p>34.9375</text:p>
          </table:table-cell>
          <table:table-cell table:formula="of:=5*SIN([.A1120])" office:value-type="float" office:value="-1.85451324373032" calcext:value-type="float">
            <text:p>-1.85451324373032</text:p>
          </table:table-cell>
          <table:table-cell table:formula="of:=[.A1120]-20" office:value-type="float" office:value="14.9375" calcext:value-type="float">
            <text:p>14.9375</text:p>
          </table:table-cell>
          <table:table-cell table:formula="of:=0.25*([.B1120]^(1/5))+[.C1120]^(1/3)" office:value-type="float" office:value="2.17991259365045" calcext:value-type="float">
            <text:p>2.17991259365045</text:p>
          </table:table-cell>
          <table:table-cell table:formula="of:=0.125*[.B1120]-[.C1120]^(1/3)" office:value-type="float" office:value="-2.69459616685246" calcext:value-type="float">
            <text:p>-2.69459616685246</text:p>
          </table:table-cell>
        </table:table-row>
        <table:table-row table:style-name="ro1">
          <table:table-cell office:value-type="float" office:value="34.96875" calcext:value-type="float">
            <text:p>34.96875</text:p>
          </table:table-cell>
          <table:table-cell table:formula="of:=5*SIN([.A1121])" office:value-type="float" office:value="-1.99868913861832" calcext:value-type="float">
            <text:p>-1.99868913861832</text:p>
          </table:table-cell>
          <table:table-cell table:formula="of:=[.A1121]-20" office:value-type="float" office:value="14.96875" calcext:value-type="float">
            <text:p>14.96875</text:p>
          </table:table-cell>
          <table:table-cell table:formula="of:=0.25*([.B1121]^(1/5))+[.C1121]^(1/3)" office:value-type="float" office:value="2.1773613020716" calcext:value-type="float">
            <text:p>2.1773613020716</text:p>
          </table:table-cell>
          <table:table-cell table:formula="of:=0.125*[.B1121]-[.C1121]^(1/3)" office:value-type="float" office:value="-2.71433437866707" calcext:value-type="float">
            <text:p>-2.714334378667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*SIN([.A1122])" office:value-type="float" office:value="-2.14091334748076" calcext:value-type="float">
            <text:p>-2.14091334748076</text:p>
          </table:table-cell>
          <table:table-cell table:formula="of:=[.A1122]-20" office:value-type="float" office:value="15" calcext:value-type="float">
            <text:p>15</text:p>
          </table:table-cell>
          <table:table-cell table:formula="of:=0.25*([.B1122]^(1/5))+[.C1122]^(1/3)" office:value-type="float" office:value="2.17510026291661" calcext:value-type="float">
            <text:p>2.17510026291661</text:p>
          </table:table-cell>
          <table:table-cell table:formula="of:=0.125*[.B1122]-[.C1122]^(1/3)" office:value-type="float" office:value="-2.73382624276556" calcext:value-type="float">
            <text:p>-2.73382624276556</text:p>
          </table:table-cell>
        </table:table-row>
        <table:table-row table:style-name="ro1">
          <table:table-cell office:value-type="float" office:value="35.03125" calcext:value-type="float">
            <text:p>35.03125</text:p>
          </table:table-cell>
          <table:table-cell table:formula="of:=5*SIN([.A1123])" office:value-type="float" office:value="-2.28104699079126" calcext:value-type="float">
            <text:p>-2.28104699079126</text:p>
          </table:table-cell>
          <table:table-cell table:formula="of:=[.A1123]-20" office:value-type="float" office:value="15.03125" calcext:value-type="float">
            <text:p>15.03125</text:p>
          </table:table-cell>
          <table:table-cell table:formula="of:=0.25*([.B1123]^(1/5))+[.C1123]^(1/3)" office:value-type="float" office:value="2.17309680398674" calcext:value-type="float">
            <text:p>2.17309680398674</text:p>
          </table:table-cell>
          <table:table-cell table:formula="of:=0.125*[.B1123]-[.C1123]^(1/3)" office:value-type="float" office:value="-2.75305440748947" calcext:value-type="float">
            <text:p>-2.75305440748947</text:p>
          </table:table-cell>
        </table:table-row>
        <table:table-row table:style-name="ro1">
          <table:table-cell office:value-type="float" office:value="35.0625" calcext:value-type="float">
            <text:p>35.0625</text:p>
          </table:table-cell>
          <table:table-cell table:formula="of:=5*SIN([.A1124])" office:value-type="float" office:value="-2.41895323042524" calcext:value-type="float">
            <text:p>-2.41895323042524</text:p>
          </table:table-cell>
          <table:table-cell table:formula="of:=[.A1124]-20" office:value-type="float" office:value="15.0625" calcext:value-type="float">
            <text:p>15.0625</text:p>
          </table:table-cell>
          <table:table-cell table:formula="of:=0.25*([.B1124]^(1/5))+[.C1124]^(1/3)" office:value-type="float" office:value="2.17132420860434" calcext:value-type="float">
            <text:p>2.17132420860434</text:p>
          </table:table-cell>
          <table:table-cell table:formula="of:=0.125*[.B1124]-[.C1124]^(1/3)" office:value-type="float" office:value="-2.77200177630966" calcext:value-type="float">
            <text:p>-2.77200177630966</text:p>
          </table:table-cell>
        </table:table-row>
        <table:table-row table:style-name="ro1">
          <table:table-cell office:value-type="float" office:value="35.09375" calcext:value-type="float">
            <text:p>35.09375</text:p>
          </table:table-cell>
          <table:table-cell table:formula="of:=5*SIN([.A1125])" office:value-type="float" office:value="-2.55449740328001" calcext:value-type="float">
            <text:p>-2.55449740328001</text:p>
          </table:table-cell>
          <table:table-cell table:formula="of:=[.A1125]-20" office:value-type="float" office:value="15.09375" calcext:value-type="float">
            <text:p>15.09375</text:p>
          </table:table-cell>
          <table:table-cell table:formula="of:=0.25*([.B1125]^(1/5))+[.C1125]^(1/3)" office:value-type="float" office:value="2.16976034566553" calcext:value-type="float">
            <text:p>2.16976034566553</text:p>
          </table:table-cell>
          <table:table-cell table:formula="of:=0.125*[.B1125]-[.C1125]^(1/3)" office:value-type="float" office:value="-2.7906515245292" calcext:value-type="float">
            <text:p>-2.7906515245292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table:formula="of:=5*SIN([.A1126])" office:value-type="float" office:value="-2.687547152771" calcext:value-type="float">
            <text:p>-2.687547152771</text:p>
          </table:table-cell>
          <table:table-cell table:formula="of:=[.A1126]-20" office:value-type="float" office:value="15.125" calcext:value-type="float">
            <text:p>15.125</text:p>
          </table:table-cell>
          <table:table-cell table:formula="of:=0.25*([.B1126]^(1/5))+[.C1126]^(1/3)" office:value-type="float" office:value="2.16838667533227" calcext:value-type="float">
            <text:p>2.16838667533227</text:p>
          </table:table-cell>
          <table:table-cell table:formula="of:=0.125*[.B1126]-[.C1126]^(1/3)" office:value-type="float" office:value="-2.80898711572073" calcext:value-type="float">
            <text:p>-2.80898711572073</text:p>
          </table:table-cell>
        </table:table-row>
        <table:table-row table:style-name="ro1">
          <table:table-cell office:value-type="float" office:value="35.15625" calcext:value-type="float">
            <text:p>35.15625</text:p>
          </table:table-cell>
          <table:table-cell table:formula="of:=5*SIN([.A1127])" office:value-type="float" office:value="-2.81797255807571" calcext:value-type="float">
            <text:p>-2.81797255807571</text:p>
          </table:table-cell>
          <table:table-cell table:formula="of:=[.A1127]-20" office:value-type="float" office:value="15.15625" calcext:value-type="float">
            <text:p>15.15625</text:p>
          </table:table-cell>
          <table:table-cell table:formula="of:=0.25*([.B1127]^(1/5))+[.C1127]^(1/3)" office:value-type="float" office:value="2.16718751266113" calcext:value-type="float">
            <text:p>2.16718751266113</text:p>
          </table:table-cell>
          <table:table-cell table:formula="of:=0.125*[.B1127]-[.C1127]^(1/3)" office:value-type="float" office:value="-2.82699231788229" calcext:value-type="float">
            <text:p>-2.82699231788229</text:p>
          </table:table-cell>
        </table:table-row>
        <table:table-row table:style-name="ro1">
          <table:table-cell office:value-type="float" office:value="35.1875" calcext:value-type="float">
            <text:p>35.1875</text:p>
          </table:table-cell>
          <table:table-cell table:formula="of:=5*SIN([.A1128])" office:value-type="float" office:value="-2.94564626099923" calcext:value-type="float">
            <text:p>-2.94564626099923</text:p>
          </table:table-cell>
          <table:table-cell table:formula="of:=[.A1128]-20" office:value-type="float" office:value="15.1875" calcext:value-type="float">
            <text:p>15.1875</text:p>
          </table:table-cell>
          <table:table-cell table:formula="of:=0.25*([.B1128]^(1/5))+[.C1128]^(1/3)" office:value-type="float" office:value="2.16614947249762" calcext:value-type="float">
            <text:p>2.16614947249762</text:p>
          </table:table-cell>
          <table:table-cell table:formula="of:=0.125*[.B1128]-[.C1128]^(1/3)" office:value-type="float" office:value="-2.84465121929587" calcext:value-type="float">
            <text:p>-2.84465121929587</text:p>
          </table:table-cell>
        </table:table-row>
        <table:table-row table:style-name="ro1">
          <table:table-cell office:value-type="float" office:value="35.21875" calcext:value-type="float">
            <text:p>35.21875</text:p>
          </table:table-cell>
          <table:table-cell table:formula="of:=5*SIN([.A1129])" office:value-type="float" office:value="-3.0704435903373" calcext:value-type="float">
            <text:p>-3.0704435903373</text:p>
          </table:table-cell>
          <table:table-cell table:formula="of:=[.A1129]-20" office:value-type="float" office:value="15.21875" calcext:value-type="float">
            <text:p>15.21875</text:p>
          </table:table-cell>
          <table:table-cell table:formula="of:=0.25*([.B1129]^(1/5))+[.C1129]^(1/3)" office:value-type="float" office:value="2.16526104438691" calcext:value-type="float">
            <text:p>2.16526104438691</text:p>
          </table:table-cell>
          <table:table-cell table:formula="of:=0.125*[.B1129]-[.C1129]^(1/3)" office:value-type="float" office:value="-2.86194824407313" calcext:value-type="float">
            <text:p>-2.86194824407313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table:formula="of:=5*SIN([.A1130])" office:value-type="float" office:value="-3.19224268361567" calcext:value-type="float">
            <text:p>-3.19224268361567</text:p>
          </table:table-cell>
          <table:table-cell table:formula="of:=[.A1130]-20" office:value-type="float" office:value="15.25" calcext:value-type="float">
            <text:p>15.25</text:p>
          </table:table-cell>
          <table:table-cell table:formula="of:=0.25*([.B1130]^(1/5))+[.C1130]^(1/3)" office:value-type="float" office:value="2.16451226245352" calcext:value-type="float">
            <text:p>2.16451226245352</text:p>
          </table:table-cell>
          <table:table-cell table:formula="of:=0.125*[.B1130]-[.C1130]^(1/3)" office:value-type="float" office:value="-2.87886816737311" calcext:value-type="float">
            <text:p>-2.87886816737311</text:p>
          </table:table-cell>
        </table:table-row>
        <table:table-row table:style-name="ro1">
          <table:table-cell office:value-type="float" office:value="35.28125" calcext:value-type="float">
            <text:p>35.28125</text:p>
          </table:table-cell>
          <table:table-cell table:formula="of:=5*SIN([.A1131])" office:value-type="float" office:value="-3.31092460608672" calcext:value-type="float">
            <text:p>-3.31092460608672</text:p>
          </table:table-cell>
          <table:table-cell table:formula="of:=[.A1131]-20" office:value-type="float" office:value="15.28125" calcext:value-type="float">
            <text:p>15.28125</text:p>
          </table:table-cell>
          <table:table-cell table:formula="of:=0.25*([.B1131]^(1/5))+[.C1131]^(1/3)" office:value-type="float" office:value="2.16389444578935" calcext:value-type="float">
            <text:p>2.16389444578935</text:p>
          </table:table-cell>
          <table:table-cell table:formula="of:=0.125*[.B1131]-[.C1131]^(1/3)" office:value-type="float" office:value="-2.89539613027718" calcext:value-type="float">
            <text:p>-2.89539613027718</text:p>
          </table:table-cell>
        </table:table-row>
        <table:table-row table:style-name="ro1">
          <table:table-cell office:value-type="float" office:value="35.3125" calcext:value-type="float">
            <text:p>35.3125</text:p>
          </table:table-cell>
          <table:table-cell table:formula="of:=5*SIN([.A1132])" office:value-type="float" office:value="-3.42637346686721" calcext:value-type="float">
            <text:p>-3.42637346686721</text:p>
          </table:table-cell>
          <table:table-cell table:formula="of:=[.A1132]-20" office:value-type="float" office:value="15.3125" calcext:value-type="float">
            <text:p>15.3125</text:p>
          </table:table-cell>
          <table:table-cell table:formula="of:=0.25*([.B1132]^(1/5))+[.C1132]^(1/3)" office:value-type="float" office:value="2.16339999196428" calcext:value-type="float">
            <text:p>2.16339999196428</text:p>
          </table:table-cell>
          <table:table-cell table:formula="of:=0.125*[.B1132]-[.C1132]^(1/3)" office:value-type="float" office:value="-2.91151765430657" calcext:value-type="float">
            <text:p>-2.91151765430657</text:p>
          </table:table-cell>
        </table:table-row>
        <table:table-row table:style-name="ro1">
          <table:table-cell office:value-type="float" office:value="35.34375" calcext:value-type="float">
            <text:p>35.34375</text:p>
          </table:table-cell>
          <table:table-cell table:formula="of:=5*SIN([.A1133])" office:value-type="float" office:value="-3.53847653210381" calcext:value-type="float">
            <text:p>-3.53847653210381</text:p>
          </table:table-cell>
          <table:table-cell table:formula="of:=[.A1133]-20" office:value-type="float" office:value="15.34375" calcext:value-type="float">
            <text:p>15.34375</text:p>
          </table:table-cell>
          <table:table-cell table:formula="of:=0.25*([.B1133]^(1/5))+[.C1133]^(1/3)" office:value-type="float" office:value="2.16302221109684" calcext:value-type="float">
            <text:p>2.16302221109684</text:p>
          </table:table-cell>
          <table:table-cell table:formula="of:=0.125*[.B1133]-[.C1133]^(1/3)" office:value-type="float" office:value="-2.92721865556839" calcext:value-type="float">
            <text:p>-2.92721865556839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table:formula="of:=5*SIN([.A1134])" office:value-type="float" office:value="-3.64712433505572" calcext:value-type="float">
            <text:p>-3.64712433505572</text:p>
          </table:table-cell>
          <table:table-cell table:formula="of:=[.A1134]-20" office:value-type="float" office:value="15.375" calcext:value-type="float">
            <text:p>15.375</text:p>
          </table:table-cell>
          <table:table-cell table:formula="of:=0.25*([.B1134]^(1/5))+[.C1134]^(1/3)" office:value-type="float" office:value="2.16275519127113" calcext:value-type="float">
            <text:p>2.16275519127113</text:p>
          </table:table-cell>
          <table:table-cell table:formula="of:=0.125*[.B1134]-[.C1134]^(1/3)" office:value-type="float" office:value="-2.94248545851626" calcext:value-type="float">
            <text:p>-2.94248545851626</text:p>
          </table:table-cell>
        </table:table-row>
        <table:table-row table:style-name="ro1">
          <table:table-cell office:value-type="float" office:value="35.40625" calcext:value-type="float">
            <text:p>35.40625</text:p>
          </table:table-cell>
          <table:table-cell table:formula="of:=5*SIN([.A1135])" office:value-type="float" office:value="-3.75221078298714" calcext:value-type="float">
            <text:p>-3.75221078298714</text:p>
          </table:table-cell>
          <table:table-cell table:formula="of:=[.A1135]-20" office:value-type="float" office:value="15.40625" calcext:value-type="float">
            <text:p>15.40625</text:p>
          </table:table-cell>
          <table:table-cell table:formula="of:=0.25*([.B1135]^(1/5))+[.C1135]^(1/3)" office:value-type="float" office:value="2.16259368845022" calcext:value-type="float">
            <text:p>2.16259368845022</text:p>
          </table:table-cell>
          <table:table-cell table:formula="of:=0.125*[.B1135]-[.C1135]^(1/3)" office:value-type="float" office:value="-2.9573048093122" calcext:value-type="float">
            <text:p>-2.9573048093122</text:p>
          </table:table-cell>
        </table:table-row>
        <table:table-row table:style-name="ro1">
          <table:table-cell office:value-type="float" office:value="35.4375" calcext:value-type="float">
            <text:p>35.4375</text:p>
          </table:table-cell>
          <table:table-cell table:formula="of:=5*SIN([.A1136])" office:value-type="float" office:value="-3.85363326076501" calcext:value-type="float">
            <text:p>-3.85363326076501</text:p>
          </table:table-cell>
          <table:table-cell table:formula="of:=[.A1136]-20" office:value-type="float" office:value="15.4375" calcext:value-type="float">
            <text:p>15.4375</text:p>
          </table:table-cell>
          <table:table-cell table:formula="of:=0.25*([.B1136]^(1/5))+[.C1136]^(1/3)" office:value-type="float" office:value="2.16253303572943" calcext:value-type="float">
            <text:p>2.16253303572943</text:p>
          </table:table-cell>
          <table:table-cell table:formula="of:=0.125*[.B1136]-[.C1136]^(1/3)" office:value-type="float" office:value="-2.97166388877668" calcext:value-type="float">
            <text:p>-2.97166388877668</text:p>
          </table:table-cell>
        </table:table-row>
        <table:table-row table:style-name="ro1">
          <table:table-cell office:value-type="float" office:value="35.46875" calcext:value-type="float">
            <text:p>35.46875</text:p>
          </table:table-cell>
          <table:table-cell table:formula="of:=5*SIN([.A1137])" office:value-type="float" office:value="-3.95129273106095" calcext:value-type="float">
            <text:p>-3.95129273106095</text:p>
          </table:table-cell>
          <table:table-cell table:formula="of:=[.A1137]-20" office:value-type="float" office:value="15.46875" calcext:value-type="float">
            <text:p>15.46875</text:p>
          </table:table-cell>
          <table:table-cell table:formula="of:=0.25*([.B1137]^(1/5))+[.C1137]^(1/3)" office:value-type="float" office:value="2.1625690680039" calcext:value-type="float">
            <text:p>2.1625690680039</text:p>
          </table:table-cell>
          <table:table-cell table:formula="of:=0.125*[.B1137]-[.C1137]^(1/3)" office:value-type="float" office:value="-2.98555032491411" calcext:value-type="float">
            <text:p>-2.9855503249141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5*SIN([.A1138])" office:value-type="float" office:value="-4.04509383105953" calcext:value-type="float">
            <text:p>-4.04509383105953</text:p>
          </table:table-cell>
          <table:table-cell table:formula="of:=[.A1138]-20" office:value-type="float" office:value="15.5" calcext:value-type="float">
            <text:p>15.5</text:p>
          </table:table-cell>
          <table:table-cell table:formula="of:=0.25*([.B1138]^(1/5))+[.C1138]^(1/3)" office:value-type="float" office:value="2.16269805902977" calcext:value-type="float">
            <text:p>2.16269805902977</text:p>
          </table:table-cell>
          <table:table-cell table:formula="of:=0.125*[.B1138]-[.C1138]^(1/3)" office:value-type="float" office:value="-2.99895220500176" calcext:value-type="float">
            <text:p>-2.99895220500176</text:p>
          </table:table-cell>
        </table:table-row>
        <table:table-row table:style-name="ro1">
          <table:table-cell office:value-type="float" office:value="35.53125" calcext:value-type="float">
            <text:p>35.53125</text:p>
          </table:table-cell>
          <table:table-cell table:formula="of:=5*SIN([.A1139])" office:value-type="float" office:value="-4.13494496557843" calcext:value-type="float">
            <text:p>-4.13494496557843</text:p>
          </table:table-cell>
          <table:table-cell table:formula="of:=[.A1139]-20" office:value-type="float" office:value="15.53125" calcext:value-type="float">
            <text:p>15.53125</text:p>
          </table:table-cell>
          <table:table-cell table:formula="of:=0.25*([.B1139]^(1/5))+[.C1139]^(1/3)" office:value-type="float" office:value="2.16291666853278" calcext:value-type="float">
            <text:p>2.16291666853278</text:p>
          </table:table-cell>
          <table:table-cell table:formula="of:=0.125*[.B1139]-[.C1139]^(1/3)" office:value-type="float" office:value="-3.01185808723005" calcext:value-type="float">
            <text:p>-3.01185808723005</text:p>
          </table:table-cell>
        </table:table-row>
        <table:table-row table:style-name="ro1">
          <table:table-cell office:value-type="float" office:value="35.5625" calcext:value-type="float">
            <text:p>35.5625</text:p>
          </table:table-cell>
          <table:table-cell table:formula="of:=5*SIN([.A1140])" office:value-type="float" office:value="-4.22075839650958" calcext:value-type="float">
            <text:p>-4.22075839650958</text:p>
          </table:table-cell>
          <table:table-cell table:formula="of:=[.A1140]-20" office:value-type="float" office:value="15.5625" calcext:value-type="float">
            <text:p>15.5625</text:p>
          </table:table-cell>
          <table:table-cell table:formula="of:=0.25*([.B1140]^(1/5))+[.C1140]^(1/3)" office:value-type="float" office:value="2.16322189752506" calcext:value-type="float">
            <text:p>2.16322189752506</text:p>
          </table:table-cell>
          <table:table-cell table:formula="of:=0.125*[.B1140]-[.C1140]^(1/3)" office:value-type="float" office:value="-3.02425701188296" calcext:value-type="float">
            <text:p>-3.02425701188296</text:p>
          </table:table-cell>
        </table:table-row>
        <table:table-row table:style-name="ro1">
          <table:table-cell office:value-type="float" office:value="35.59375" calcext:value-type="float">
            <text:p>35.59375</text:p>
          </table:table-cell>
          <table:table-cell table:formula="of:=5*SIN([.A1141])" office:value-type="float" office:value="-4.30245032849396" calcext:value-type="float">
            <text:p>-4.30245032849396</text:p>
          </table:table-cell>
          <table:table-cell table:formula="of:=[.A1141]-20" office:value-type="float" office:value="15.59375" calcext:value-type="float">
            <text:p>15.59375</text:p>
          </table:table-cell>
          <table:table-cell table:formula="of:=0.25*([.B1141]^(1/5))+[.C1141]^(1/3)" office:value-type="float" office:value="2.16361105037676" calcext:value-type="float">
            <text:p>2.16361105037676</text:p>
          </table:table-cell>
          <table:table-cell table:formula="of:=0.125*[.B1141]-[.C1141]^(1/3)" office:value-type="float" office:value="-3.03613851204775" calcext:value-type="float">
            <text:p>-3.03613851204775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table:formula="of:=5*SIN([.A1142])" office:value-type="float" office:value="-4.37994099074632" calcext:value-type="float">
            <text:p>-4.37994099074632</text:p>
          </table:table-cell>
          <table:table-cell table:formula="of:=[.A1142]-20" office:value-type="float" office:value="15.625" calcext:value-type="float">
            <text:p>15.625</text:p>
          </table:table-cell>
          <table:table-cell table:formula="of:=0.25*([.B1142]^(1/5))+[.C1142]^(1/3)" office:value-type="float" office:value="2.16408170248549" calcext:value-type="float">
            <text:p>2.16408170248549</text:p>
          </table:table-cell>
          <table:table-cell table:formula="of:=0.125*[.B1142]-[.C1142]^(1/3)" office:value-type="float" office:value="-3.04749262384329" calcext:value-type="float">
            <text:p>-3.04749262384329</text:p>
          </table:table-cell>
        </table:table-row>
        <table:table-row table:style-name="ro1">
          <table:table-cell office:value-type="float" office:value="35.65625" calcext:value-type="float">
            <text:p>35.65625</text:p>
          </table:table-cell>
          <table:table-cell table:formula="of:=5*SIN([.A1143])" office:value-type="float" office:value="-4.45315471495001" calcext:value-type="float">
            <text:p>-4.45315471495001</text:p>
          </table:table-cell>
          <table:table-cell table:formula="of:=[.A1143]-20" office:value-type="float" office:value="15.65625" calcext:value-type="float">
            <text:p>15.65625</text:p>
          </table:table-cell>
          <table:table-cell table:formula="of:=0.25*([.B1143]^(1/5))+[.C1143]^(1/3)" office:value-type="float" office:value="2.16463167261533" calcext:value-type="float">
            <text:p>2.16463167261533</text:p>
          </table:table-cell>
          <table:table-cell table:formula="of:=0.125*[.B1143]-[.C1143]^(1/3)" office:value-type="float" office:value="-3.05830989615723" calcext:value-type="float">
            <text:p>-3.05830989615723</text:p>
          </table:table-cell>
        </table:table-row>
        <table:table-row table:style-name="ro1">
          <table:table-cell office:value-type="float" office:value="35.6875" calcext:value-type="float">
            <text:p>35.6875</text:p>
          </table:table-cell>
          <table:table-cell table:formula="of:=5*SIN([.A1144])" office:value-type="float" office:value="-4.5220200091458" calcext:value-type="float">
            <text:p>-4.5220200091458</text:p>
          </table:table-cell>
          <table:table-cell table:formula="of:=[.A1144]-20" office:value-type="float" office:value="15.6875" calcext:value-type="float">
            <text:p>15.6875</text:p>
          </table:table-cell>
          <table:table-cell table:formula="of:=0.25*([.B1144]^(1/5))+[.C1144]^(1/3)" office:value-type="float" office:value="2.16525899915679" calcext:value-type="float">
            <text:p>2.16525899915679</text:p>
          </table:table-cell>
          <table:table-cell table:formula="of:=0.125*[.B1144]-[.C1144]^(1/3)" office:value-type="float" office:value="-3.0685813998824" calcext:value-type="float">
            <text:p>-3.0685813998824</text:p>
          </table:table-cell>
        </table:table-row>
        <table:table-row table:style-name="ro1">
          <table:table-cell office:value-type="float" office:value="35.71875" calcext:value-type="float">
            <text:p>35.71875</text:p>
          </table:table-cell>
          <table:table-cell table:formula="of:=5*SIN([.A1145])" office:value-type="float" office:value="-4.58646962754258" calcext:value-type="float">
            <text:p>-4.58646962754258</text:p>
          </table:table-cell>
          <table:table-cell table:formula="of:=[.A1145]-20" office:value-type="float" office:value="15.71875" calcext:value-type="float">
            <text:p>15.71875</text:p>
          </table:table-cell>
          <table:table-cell table:formula="of:=0.25*([.B1145]^(1/5))+[.C1145]^(1/3)" office:value-type="float" office:value="2.16596191969974" calcext:value-type="float">
            <text:p>2.16596191969974</text:p>
          </table:table-cell>
          <table:table-cell table:formula="of:=0.125*[.B1145]-[.C1145]^(1/3)" office:value-type="float" office:value="-3.07829873664341" calcext:value-type="float">
            <text:p>-3.07829873664341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table:formula="of:=5*SIN([.A1146])" office:value-type="float" office:value="-4.6464406361817" calcext:value-type="float">
            <text:p>-4.6464406361817</text:p>
          </table:table-cell>
          <table:table-cell table:formula="of:=[.A1146]-20" office:value-type="float" office:value="15.75" calcext:value-type="float">
            <text:p>15.75</text:p>
          </table:table-cell>
          <table:table-cell table:formula="of:=0.25*([.B1146]^(1/5))+[.C1146]^(1/3)" office:value-type="float" office:value="2.16673885342339" calcext:value-type="float">
            <text:p>2.16673885342339</text:p>
          </table:table-cell>
          <table:table-cell table:formula="of:=0.125*[.B1146]-[.C1146]^(1/3)" office:value-type="float" office:value="-3.087454047005" calcext:value-type="float">
            <text:p>-3.087454047005</text:p>
          </table:table-cell>
        </table:table-row>
        <table:table-row table:style-name="ro1">
          <table:table-cell office:value-type="float" office:value="35.78125" calcext:value-type="float">
            <text:p>35.78125</text:p>
          </table:table-cell>
          <table:table-cell table:formula="of:=5*SIN([.A1147])" office:value-type="float" office:value="-4.70187447439095" calcext:value-type="float">
            <text:p>-4.70187447439095</text:p>
          </table:table-cell>
          <table:table-cell table:formula="of:=[.A1147]-20" office:value-type="float" office:value="15.78125" calcext:value-type="float">
            <text:p>15.78125</text:p>
          </table:table-cell>
          <table:table-cell table:formula="of:=0.25*([.B1147]^(1/5))+[.C1147]^(1/3)" office:value-type="float" office:value="2.16758838589662" calcext:value-type="float">
            <text:p>2.16758838589662</text:p>
          </table:table-cell>
          <table:table-cell table:formula="of:=0.125*[.B1147]-[.C1147]^(1/3)" office:value-type="float" office:value="-3.09604001815409" calcext:value-type="float">
            <text:p>-3.09604001815409</text:p>
          </table:table-cell>
        </table:table-row>
        <table:table-row table:style-name="ro1">
          <table:table-cell office:value-type="float" office:value="35.8125" calcext:value-type="float">
            <text:p>35.8125</text:p>
          </table:table-cell>
          <table:table-cell table:formula="of:=5*SIN([.A1148])" office:value-type="float" office:value="-4.75271701196805" calcext:value-type="float">
            <text:p>-4.75271701196805</text:p>
          </table:table-cell>
          <table:table-cell table:formula="of:=[.A1148]-20" office:value-type="float" office:value="15.8125" calcext:value-type="float">
            <text:p>15.8125</text:p>
          </table:table-cell>
          <table:table-cell table:formula="of:=0.25*([.B1148]^(1/5))+[.C1148]^(1/3)" office:value-type="float" office:value="2.16850925595421" calcext:value-type="float">
            <text:p>2.16850925595421</text:p>
          </table:table-cell>
          <table:table-cell table:formula="of:=0.125*[.B1148]-[.C1148]^(1/3)" office:value-type="float" office:value="-3.10404989104794" calcext:value-type="float">
            <text:p>-3.10404989104794</text:p>
          </table:table-cell>
        </table:table-row>
        <table:table-row table:style-name="ro1">
          <table:table-cell office:value-type="float" office:value="35.84375" calcext:value-type="float">
            <text:p>35.84375</text:p>
          </table:table-cell>
          <table:table-cell table:formula="of:=5*SIN([.A1149])" office:value-type="float" office:value="-4.79891860203787" calcext:value-type="float">
            <text:p>-4.79891860203787</text:p>
          </table:table-cell>
          <table:table-cell table:formula="of:=[.A1149]-20" office:value-type="float" office:value="15.84375" calcext:value-type="float">
            <text:p>15.84375</text:p>
          </table:table-cell>
          <table:table-cell table:formula="of:=0.25*([.B1149]^(1/5))+[.C1149]^(1/3)" office:value-type="float" office:value="2.16950034437252" calcext:value-type="float">
            <text:p>2.16950034437252</text:p>
          </table:table-cell>
          <table:table-cell table:formula="of:=0.125*[.B1149]-[.C1149]^(1/3)" office:value-type="float" office:value="-3.11147746702162" calcext:value-type="float">
            <text:p>-3.11147746702162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table:formula="of:=5*SIN([.A1150])" office:value-type="float" office:value="-4.84043412953176" calcext:value-type="float">
            <text:p>-4.84043412953176</text:p>
          </table:table-cell>
          <table:table-cell table:formula="of:=[.A1150]-20" office:value-type="float" office:value="15.875" calcext:value-type="float">
            <text:p>15.875</text:p>
          </table:table-cell>
          <table:table-cell table:formula="of:=0.25*([.B1150]^(1/5))+[.C1150]^(1/3)" office:value-type="float" office:value="2.17056066411626" calcext:value-type="float">
            <text:p>2.17056066411626</text:p>
          </table:table-cell>
          <table:table-cell table:formula="of:=0.125*[.B1150]-[.C1150]^(1/3)" office:value-type="float" office:value="-3.11831711384821" calcext:value-type="float">
            <text:p>-3.11831711384821</text:p>
          </table:table-cell>
        </table:table-row>
        <table:table-row table:style-name="ro1">
          <table:table-cell office:value-type="float" office:value="35.90625" calcext:value-type="float">
            <text:p>35.90625</text:p>
          </table:table-cell>
          <table:table-cell table:formula="of:=5*SIN([.A1151])" office:value-type="float" office:value="-4.87722305524164" calcext:value-type="float">
            <text:p>-4.87722305524164</text:p>
          </table:table-cell>
          <table:table-cell table:formula="of:=[.A1151]-20" office:value-type="float" office:value="15.90625" calcext:value-type="float">
            <text:p>15.90625</text:p>
          </table:table-cell>
          <table:table-cell table:formula="of:=0.25*([.B1151]^(1/5))+[.C1151]^(1/3)" office:value-type="float" office:value="2.17168935196688" calcext:value-type="float">
            <text:p>2.17168935196688</text:p>
          </table:table-cell>
          <table:table-cell table:formula="of:=0.125*[.B1151]-[.C1151]^(1/3)" office:value-type="float" office:value="-3.1245637712458" calcext:value-type="float">
            <text:p>-3.1245637712458</text:p>
          </table:table-cell>
        </table:table-row>
        <table:table-row table:style-name="ro1">
          <table:table-cell office:value-type="float" office:value="35.9375" calcext:value-type="float">
            <text:p>35.9375</text:p>
          </table:table-cell>
          <table:table-cell table:formula="of:=5*SIN([.A1152])" office:value-type="float" office:value="-4.90924945540589" calcext:value-type="float">
            <text:p>-4.90924945540589</text:p>
          </table:table-cell>
          <table:table-cell table:formula="of:=[.A1152]-20" office:value-type="float" office:value="15.9375" calcext:value-type="float">
            <text:p>15.9375</text:p>
          </table:table-cell>
          <table:table-cell table:formula="of:=0.25*([.B1152]^(1/5))+[.C1152]^(1/3)" office:value-type="float" office:value="2.17288566137595" calcext:value-type="float">
            <text:p>2.17288566137595</text:p>
          </table:table-cell>
          <table:table-cell table:formula="of:=0.125*[.B1152]-[.C1152]^(1/3)" office:value-type="float" office:value="-3.13021295582602" calcext:value-type="float">
            <text:p>-3.13021295582602</text:p>
          </table:table-cell>
        </table:table-row>
        <table:table-row table:style-name="ro1">
          <table:table-cell office:value-type="float" office:value="35.96875" calcext:value-type="float">
            <text:p>35.96875</text:p>
          </table:table-cell>
          <table:table-cell table:formula="of:=5*SIN([.A1153])" office:value-type="float" office:value="-4.93648205678824" calcext:value-type="float">
            <text:p>-4.93648205678824</text:p>
          </table:table-cell>
          <table:table-cell table:formula="of:=[.A1153]-20" office:value-type="float" office:value="15.96875" calcext:value-type="float">
            <text:p>15.96875</text:p>
          </table:table-cell>
          <table:table-cell table:formula="of:=0.25*([.B1153]^(1/5))+[.C1153]^(1/3)" office:value-type="float" office:value="2.17414895641388" calcext:value-type="float">
            <text:p>2.17414895641388</text:p>
          </table:table-cell>
          <table:table-cell table:formula="of:=0.125*[.B1153]-[.C1153]^(1/3)" office:value-type="float" office:value="-3.13526076547917" calcext:value-type="float">
            <text:p>-3.13526076547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5*SIN([.A1154])" office:value-type="float" office:value="-4.95889426721558" calcext:value-type="float">
            <text:p>-4.95889426721558</text:p>
          </table:table-cell>
          <table:table-cell table:formula="of:=[.A1154]-20" office:value-type="float" office:value="16" calcext:value-type="float">
            <text:p>16</text:p>
          </table:table-cell>
          <table:table-cell table:formula="of:=0.25*([.B1154]^(1/5))+[.C1154]^(1/3)" office:value-type="float" office:value="2.17547870670787" calcext:value-type="float">
            <text:p>2.17547870670787</text:p>
          </table:table-cell>
          <table:table-cell table:formula="of:=0.125*[.B1154]-[.C1154]^(1/3)" office:value-type="float" office:value="-3.13970388319169" calcext:value-type="float">
            <text:p>-3.13970388319169</text:p>
          </table:table-cell>
        </table:table-row>
        <table:table-row table:style-name="ro1">
          <table:table-cell office:value-type="float" office:value="36.03125" calcext:value-type="float">
            <text:p>36.03125</text:p>
          </table:table-cell>
          <table:table-cell table:formula="of:=5*SIN([.A1155])" office:value-type="float" office:value="-4.97646420154477" calcext:value-type="float">
            <text:p>-4.97646420154477</text:p>
          </table:table-cell>
          <table:table-cell table:formula="of:=[.A1155]-20" office:value-type="float" office:value="16.03125" calcext:value-type="float">
            <text:p>16.03125</text:p>
          </table:table-cell>
          <table:table-cell table:formula="of:=0.25*([.B1155]^(1/5))+[.C1155]^(1/3)" office:value-type="float" office:value="2.17687448328194" calcext:value-type="float">
            <text:p>2.17687448328194</text:p>
          </table:table-cell>
          <table:table-cell table:formula="of:=0.125*[.B1155]-[.C1155]^(1/3)" office:value-type="float" office:value="-3.14353958029232" calcext:value-type="float">
            <text:p>-3.14353958029232</text:p>
          </table:table-cell>
        </table:table-row>
        <table:table-row table:style-name="ro1">
          <table:table-cell office:value-type="float" office:value="36.0625" calcext:value-type="float">
            <text:p>36.0625</text:p>
          </table:table-cell>
          <table:table-cell table:formula="of:=5*SIN([.A1156])" office:value-type="float" office:value="-4.98917470303311" calcext:value-type="float">
            <text:p>-4.98917470303311</text:p>
          </table:table-cell>
          <table:table-cell table:formula="of:=[.A1156]-20" office:value-type="float" office:value="16.0625" calcext:value-type="float">
            <text:p>16.0625</text:p>
          </table:table-cell>
          <table:table-cell table:formula="of:=0.25*([.B1156]^(1/5))+[.C1156]^(1/3)" office:value-type="float" office:value="2.1783359552298" calcext:value-type="float">
            <text:p>2.1783359552298</text:p>
          </table:table-cell>
          <table:table-cell table:formula="of:=0.125*[.B1156]-[.C1156]^(1/3)" office:value-type="float" office:value="-3.1467657191236" calcext:value-type="float">
            <text:p>-3.1467657191236</text:p>
          </table:table-cell>
        </table:table-row>
        <table:table-row table:style-name="ro1">
          <table:table-cell office:value-type="float" office:value="36.09375" calcext:value-type="float">
            <text:p>36.09375</text:p>
          </table:table-cell>
          <table:table-cell table:formula="of:=5*SIN([.A1157])" office:value-type="float" office:value="-4.99701336009159" calcext:value-type="float">
            <text:p>-4.99701336009159</text:p>
          </table:table-cell>
          <table:table-cell table:formula="of:=[.A1157]-20" office:value-type="float" office:value="16.09375" calcext:value-type="float">
            <text:p>16.09375</text:p>
          </table:table-cell>
          <table:table-cell table:formula="of:=0.25*([.B1157]^(1/5))+[.C1157]^(1/3)" office:value-type="float" office:value="2.1798628871656" calcext:value-type="float">
            <text:p>2.1798628871656</text:p>
          </table:table-cell>
          <table:table-cell table:formula="of:=0.125*[.B1157]-[.C1157]^(1/3)" office:value-type="float" office:value="-3.14938075513635" calcext:value-type="float">
            <text:p>-3.14938075513635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table:formula="of:=5*SIN([.A1158])" office:value-type="float" office:value="-4.99997251840462" calcext:value-type="float">
            <text:p>-4.99997251840462</text:p>
          </table:table-cell>
          <table:table-cell table:formula="of:=[.A1158]-20" office:value-type="float" office:value="16.125" calcext:value-type="float">
            <text:p>16.125</text:p>
          </table:table-cell>
          <table:table-cell table:formula="of:=0.25*([.B1158]^(1/5))+[.C1158]^(1/3)" office:value-type="float" office:value="2.18145513741153" calcext:value-type="float">
            <text:p>2.18145513741153</text:p>
          </table:table-cell>
          <table:table-cell table:formula="of:=0.125*[.B1158]-[.C1158]^(1/3)" office:value-type="float" office:value="-3.15138373840486" calcext:value-type="float">
            <text:p>-3.15138373840486</text:p>
          </table:table-cell>
        </table:table-row>
        <table:table-row table:style-name="ro1">
          <table:table-cell office:value-type="float" office:value="36.15625" calcext:value-type="float">
            <text:p>36.15625</text:p>
          </table:table-cell>
          <table:table-cell table:formula="of:=5*SIN([.A1159])" office:value-type="float" office:value="-4.99804928840433" calcext:value-type="float">
            <text:p>-4.99804928840433</text:p>
          </table:table-cell>
          <table:table-cell table:formula="of:=[.A1159]-20" office:value-type="float" office:value="16.15625" calcext:value-type="float">
            <text:p>16.15625</text:p>
          </table:table-cell>
          <table:table-cell table:formula="of:=0.25*([.B1159]^(1/5))+[.C1159]^(1/3)" office:value-type="float" office:value="2.18311265689326" calcext:value-type="float">
            <text:p>2.18311265689326</text:p>
          </table:table-cell>
          <table:table-cell table:formula="of:=0.125*[.B1159]-[.C1159]^(1/3)" office:value-type="float" office:value="-3.15277431456142" calcext:value-type="float">
            <text:p>-3.15277431456142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table:formula="of:=5*SIN([.A1160])" office:value-type="float" office:value="-4.99124554809217" calcext:value-type="float">
            <text:p>-4.99124554809217</text:p>
          </table:table-cell>
          <table:table-cell table:formula="of:=[.A1160]-20" office:value-type="float" office:value="16.1875" calcext:value-type="float">
            <text:p>16.1875</text:p>
          </table:table-cell>
          <table:table-cell table:formula="of:=0.25*([.B1160]^(1/5))+[.C1160]^(1/3)" office:value-type="float" office:value="2.1848354887256" calcext:value-type="float">
            <text:p>2.1848354887256</text:p>
          </table:table-cell>
          <table:table-cell table:formula="of:=0.125*[.B1160]-[.C1160]^(1/3)" office:value-type="float" office:value="-3.15355272514932" calcext:value-type="float">
            <text:p>-3.15355272514932</text:p>
          </table:table-cell>
        </table:table-row>
        <table:table-row table:style-name="ro1">
          <table:table-cell office:value-type="float" office:value="36.21875" calcext:value-type="float">
            <text:p>36.21875</text:p>
          </table:table-cell>
          <table:table-cell table:formula="of:=5*SIN([.A1161])" office:value-type="float" office:value="-4.9795679412051" calcext:value-type="float">
            <text:p>-4.9795679412051</text:p>
          </table:table-cell>
          <table:table-cell table:formula="of:=[.A1161]-20" office:value-type="float" office:value="16.21875" calcext:value-type="float">
            <text:p>16.21875</text:p>
          </table:table-cell>
          <table:table-cell table:formula="of:=0.25*([.B1161]^(1/5))+[.C1161]^(1/3)" office:value-type="float" office:value="2.18662376848207" calcext:value-type="float">
            <text:p>2.18662376848207</text:p>
          </table:table-cell>
          <table:table-cell table:formula="of:=0.125*[.B1161]-[.C1161]^(1/3)" office:value-type="float" office:value="-3.15371980739381" calcext:value-type="float">
            <text:p>-3.15371980739381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table:formula="of:=5*SIN([.A1162])" office:value-type="float" office:value="-4.96302787072806" calcext:value-type="float">
            <text:p>-4.96302787072806</text:p>
          </table:table-cell>
          <table:table-cell table:formula="of:=[.A1162]-20" office:value-type="float" office:value="16.25" calcext:value-type="float">
            <text:p>16.25</text:p>
          </table:table-cell>
          <table:table-cell table:formula="of:=0.25*([.B1162]^(1/5))+[.C1162]^(1/3)" office:value-type="float" office:value="2.18847772515237" calcext:value-type="float">
            <text:p>2.18847772515237</text:p>
          </table:table-cell>
          <table:table-cell table:formula="of:=0.125*[.B1162]-[.C1162]^(1/3)" office:value-type="float" office:value="-3.15327699339145" calcext:value-type="float">
            <text:p>-3.15327699339145</text:p>
          </table:table-cell>
        </table:table-row>
        <table:table-row table:style-name="ro1">
          <table:table-cell office:value-type="float" office:value="36.28125" calcext:value-type="float">
            <text:p>36.28125</text:p>
          </table:table-cell>
          <table:table-cell table:formula="of:=5*SIN([.A1163])" office:value-type="float" office:value="-4.9416414877592" calcext:value-type="float">
            <text:p>-4.9416414877592</text:p>
          </table:table-cell>
          <table:table-cell table:formula="of:=[.A1163]-20" office:value-type="float" office:value="16.28125" calcext:value-type="float">
            <text:p>16.28125</text:p>
          </table:table-cell>
          <table:table-cell table:formula="of:=0.25*([.B1163]^(1/5))+[.C1163]^(1/3)" office:value-type="float" office:value="2.1903976828031" calcext:value-type="float">
            <text:p>2.1903976828031</text:p>
          </table:table-cell>
          <table:table-cell table:formula="of:=0.125*[.B1163]-[.C1163]^(1/3)" office:value-type="float" office:value="-3.15222630871849" calcext:value-type="float">
            <text:p>-3.15222630871849</text:p>
          </table:table-cell>
        </table:table-row>
        <table:table-row table:style-name="ro1">
          <table:table-cell office:value-type="float" office:value="36.3125" calcext:value-type="float">
            <text:p>36.3125</text:p>
          </table:table-cell>
          <table:table-cell table:formula="of:=5*SIN([.A1164])" office:value-type="float" office:value="-4.91542967573854" calcext:value-type="float">
            <text:p>-4.91542967573854</text:p>
          </table:table-cell>
          <table:table-cell table:formula="of:=[.A1164]-20" office:value-type="float" office:value="16.3125" calcext:value-type="float">
            <text:p>16.3125</text:p>
          </table:table-cell>
          <table:table-cell table:formula="of:=0.25*([.B1164]^(1/5))+[.C1164]^(1/3)" office:value-type="float" office:value="2.19238406296811" calcext:value-type="float">
            <text:p>2.19238406296811</text:p>
          </table:table-cell>
          <table:table-cell table:formula="of:=0.125*[.B1164]-[.C1164]^(1/3)" office:value-type="float" office:value="-3.1505703704597" calcext:value-type="float">
            <text:p>-3.1505703704597</text:p>
          </table:table-cell>
        </table:table-row>
        <table:table-row table:style-name="ro1">
          <table:table-cell office:value-type="float" office:value="36.34375" calcext:value-type="float">
            <text:p>36.34375</text:p>
          </table:table-cell>
          <table:table-cell table:formula="of:=5*SIN([.A1165])" office:value-type="float" office:value="-4.88441803005571" calcext:value-type="float">
            <text:p>-4.88441803005571</text:p>
          </table:table-cell>
          <table:table-cell table:formula="of:=[.A1165]-20" office:value-type="float" office:value="16.34375" calcext:value-type="float">
            <text:p>16.34375</text:p>
          </table:table-cell>
          <table:table-cell table:formula="of:=0.25*([.B1165]^(1/5))+[.C1165]^(1/3)" office:value-type="float" office:value="2.194437387807" calcext:value-type="float">
            <text:p>2.194437387807</text:p>
          </table:table-cell>
          <table:table-cell table:formula="of:=0.125*[.B1165]-[.C1165]^(1/3)" office:value-type="float" office:value="-3.14831238465958" calcext:value-type="float">
            <text:p>-3.14831238465958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table:formula="of:=5*SIN([.A1166])" office:value-type="float" office:value="-4.84863683305643" calcext:value-type="float">
            <text:p>-4.84863683305643</text:p>
          </table:table-cell>
          <table:table-cell table:formula="of:=[.A1166]-20" office:value-type="float" office:value="16.375" calcext:value-type="float">
            <text:p>16.375</text:p>
          </table:table-cell>
          <table:table-cell table:formula="of:=0.25*([.B1166]^(1/5))+[.C1166]^(1/3)" office:value-type="float" office:value="2.19655828408355" calcext:value-type="float">
            <text:p>2.19655828408355</text:p>
          </table:table-cell>
          <table:table-cell table:formula="of:=0.125*[.B1166]-[.C1166]^(1/3)" office:value-type="float" office:value="-3.1454561431984" calcext:value-type="float">
            <text:p>-3.1454561431984</text:p>
          </table:table-cell>
        </table:table-row>
        <table:table-row table:style-name="ro1">
          <table:table-cell office:value-type="float" office:value="36.40625" calcext:value-type="float">
            <text:p>36.40625</text:p>
          </table:table-cell>
          <table:table-cell table:formula="of:=5*SIN([.A1167])" office:value-type="float" office:value="-4.80812102447237" calcext:value-type="float">
            <text:p>-4.80812102447237</text:p>
          </table:table-cell>
          <table:table-cell table:formula="of:=[.A1167]-20" office:value-type="float" office:value="16.40625" calcext:value-type="float">
            <text:p>16.40625</text:p>
          </table:table-cell>
          <table:table-cell table:formula="of:=0.25*([.B1167]^(1/5))+[.C1167]^(1/3)" office:value-type="float" office:value="2.19874748803024" calcext:value-type="float">
            <text:p>2.19874748803024</text:p>
          </table:table-cell>
          <table:table-cell table:formula="of:=0.125*[.B1167]-[.C1167]^(1/3)" office:value-type="float" office:value="-3.14200602009618" calcext:value-type="float">
            <text:p>-3.14200602009618</text:p>
          </table:table-cell>
        </table:table-row>
        <table:table-row table:style-name="ro1">
          <table:table-cell office:value-type="float" office:value="36.4375" calcext:value-type="float">
            <text:p>36.4375</text:p>
          </table:table-cell>
          <table:table-cell table:formula="of:=5*SIN([.A1168])" office:value-type="float" office:value="-4.76291016730303" calcext:value-type="float">
            <text:p>-4.76291016730303</text:p>
          </table:table-cell>
          <table:table-cell table:formula="of:=[.A1168]-20" office:value-type="float" office:value="16.4375" calcext:value-type="float">
            <text:p>16.4375</text:p>
          </table:table-cell>
          <table:table-cell table:formula="of:=0.25*([.B1168]^(1/5))+[.C1168]^(1/3)" office:value-type="float" office:value="2.20100585118196" calcext:value-type="float">
            <text:p>2.20100585118196</text:p>
          </table:table-cell>
          <table:table-cell table:formula="of:=0.125*[.B1168]-[.C1168]^(1/3)" office:value-type="float" office:value="-3.13796696724814" calcext:value-type="float">
            <text:p>-3.13796696724814</text:p>
          </table:table-cell>
        </table:table-row>
        <table:table-row table:style-name="ro1">
          <table:table-cell office:value-type="float" office:value="36.46875" calcext:value-type="float">
            <text:p>36.46875</text:p>
          </table:table-cell>
          <table:table-cell table:formula="of:=5*SIN([.A1169])" office:value-type="float" office:value="-4.7130484091832" calcext:value-type="float">
            <text:p>-4.7130484091832</text:p>
          </table:table-cell>
          <table:table-cell table:formula="of:=[.A1169]-20" office:value-type="float" office:value="16.46875" calcext:value-type="float">
            <text:p>16.46875</text:p>
          </table:table-cell>
          <table:table-cell table:formula="of:=0.25*([.B1169]^(1/5))+[.C1169]^(1/3)" office:value-type="float" office:value="2.20333434728067" calcext:value-type="float">
            <text:p>2.20333434728067</text:p>
          </table:table-cell>
          <table:table-cell table:formula="of:=0.125*[.B1169]-[.C1169]^(1/3)" office:value-type="float" office:value="-3.13334450959588" calcext:value-type="float">
            <text:p>-3.1333445095958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5*SIN([.A1170])" office:value-type="float" office:value="-4.65858443927353" calcext:value-type="float">
            <text:p>-4.65858443927353</text:p>
          </table:table-cell>
          <table:table-cell table:formula="of:=[.A1170]-20" office:value-type="float" office:value="16.5" calcext:value-type="float">
            <text:p>16.5</text:p>
          </table:table-cell>
          <table:table-cell table:formula="of:=0.25*([.B1170]^(1/5))+[.C1170]^(1/3)" office:value-type="float" office:value="2.20573408037548" calcext:value-type="float">
            <text:p>2.20573408037548</text:p>
          </table:table-cell>
          <table:table-cell table:formula="of:=0.125*[.B1170]-[.C1170]^(1/3)" office:value-type="float" office:value="-3.12814473973894" calcext:value-type="float">
            <text:p>-3.12814473973894</text:p>
          </table:table-cell>
        </table:table-row>
        <table:table-row table:style-name="ro1">
          <table:table-cell office:value-type="float" office:value="36.53125" calcext:value-type="float">
            <text:p>36.53125</text:p>
          </table:table-cell>
          <table:table-cell table:formula="of:=5*SIN([.A1171])" office:value-type="float" office:value="-4.59957144071635" calcext:value-type="float">
            <text:p>-4.59957144071635</text:p>
          </table:table-cell>
          <table:table-cell table:formula="of:=[.A1171]-20" office:value-type="float" office:value="16.53125" calcext:value-type="float">
            <text:p>16.53125</text:p>
          </table:table-cell>
          <table:table-cell table:formula="of:=0.25*([.B1171]^(1/5))+[.C1171]^(1/3)" office:value-type="float" office:value="2.20820629426865" calcext:value-type="float">
            <text:p>2.20820629426865</text:p>
          </table:table-cell>
          <table:table-cell table:formula="of:=0.125*[.B1171]-[.C1171]^(1/3)" office:value-type="float" office:value="-3.12237431199197" calcext:value-type="float">
            <text:p>-3.12237431199197</text:p>
          </table:table-cell>
        </table:table-row>
        <table:table-row table:style-name="ro1">
          <table:table-cell office:value-type="float" office:value="36.5625" calcext:value-type="float">
            <text:p>36.5625</text:p>
          </table:table-cell>
          <table:table-cell table:formula="of:=5*SIN([.A1172])" office:value-type="float" office:value="-4.53606703870329" calcext:value-type="float">
            <text:p>-4.53606703870329</text:p>
          </table:table-cell>
          <table:table-cell table:formula="of:=[.A1172]-20" office:value-type="float" office:value="16.5625" calcext:value-type="float">
            <text:p>16.5625</text:p>
          </table:table-cell>
          <table:table-cell table:formula="of:=0.25*([.B1172]^(1/5))+[.C1172]^(1/3)" office:value-type="float" office:value="2.21075238348925" calcext:value-type="float">
            <text:p>2.21075238348925</text:p>
          </table:table-cell>
          <table:table-cell table:formula="of:=0.125*[.B1172]-[.C1172]^(1/3)" office:value-type="float" office:value="-3.11604043589345" calcext:value-type="float">
            <text:p>-3.11604043589345</text:p>
          </table:table-cell>
        </table:table-row>
        <table:table-row table:style-name="ro1">
          <table:table-cell office:value-type="float" office:value="36.59375" calcext:value-type="float">
            <text:p>36.59375</text:p>
          </table:table-cell>
          <table:table-cell table:formula="of:=5*SIN([.A1173])" office:value-type="float" office:value="-4.46813324420524" calcext:value-type="float">
            <text:p>-4.46813324420524</text:p>
          </table:table-cell>
          <table:table-cell table:formula="of:=[.A1173]-20" office:value-type="float" office:value="16.59375" calcext:value-type="float">
            <text:p>16.59375</text:p>
          </table:table-cell>
          <table:table-cell table:formula="of:=0.25*([.B1173]^(1/5))+[.C1173]^(1/3)" office:value-type="float" office:value="2.2133739060144" calcext:value-type="float">
            <text:p>2.2133739060144</text:p>
          </table:table-cell>
          <table:table-cell table:formula="of:=0.125*[.B1173]-[.C1173]^(1/3)" office:value-type="float" office:value="-3.10915086917214" calcext:value-type="float">
            <text:p>-3.10915086917214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table:formula="of:=5*SIN([.A1174])" office:value-type="float" office:value="-4.39583639341966" calcext:value-type="float">
            <text:p>-4.39583639341966</text:p>
          </table:table-cell>
          <table:table-cell table:formula="of:=[.A1174]-20" office:value-type="float" office:value="16.625" calcext:value-type="float">
            <text:p>16.625</text:p>
          </table:table-cell>
          <table:table-cell table:formula="of:=0.25*([.B1174]^(1/5))+[.C1174]^(1/3)" office:value-type="float" office:value="2.21607259800303" calcext:value-type="float">
            <text:p>2.21607259800303</text:p>
          </table:table-cell>
          <table:table-cell table:formula="of:=0.125*[.B1174]-[.C1174]^(1/3)" office:value-type="float" office:value="-3.10171391017819" calcext:value-type="float">
            <text:p>-3.10171391017819</text:p>
          </table:table-cell>
        </table:table-row>
        <table:table-row table:style-name="ro1">
          <table:table-cell office:value-type="float" office:value="36.65625" calcext:value-type="float">
            <text:p>36.65625</text:p>
          </table:table-cell>
          <table:table-cell table:formula="of:=5*SIN([.A1175])" office:value-type="float" office:value="-4.31924708299445" calcext:value-type="float">
            <text:p>-4.31924708299445</text:p>
          </table:table-cell>
          <table:table-cell table:formula="of:=[.A1175]-20" office:value-type="float" office:value="16.65625" calcext:value-type="float">
            <text:p>16.65625</text:p>
          </table:table-cell>
          <table:table-cell table:formula="of:=0.25*([.B1175]^(1/5))+[.C1175]^(1/3)" office:value-type="float" office:value="2.21885039086371" calcext:value-type="float">
            <text:p>2.21885039086371</text:p>
          </table:table-cell>
          <table:table-cell table:formula="of:=0.125*[.B1175]-[.C1175]^(1/3)" office:value-type="float" office:value="-3.09373838978639" calcext:value-type="float">
            <text:p>-3.09373838978639</text:p>
          </table:table-cell>
        </table:table-row>
        <table:table-row table:style-name="ro1">
          <table:table-cell office:value-type="float" office:value="36.6875" calcext:value-type="float">
            <text:p>36.6875</text:p>
          </table:table-cell>
          <table:table-cell table:formula="of:=5*SIN([.A1176])" office:value-type="float" office:value="-4.23844010109149" calcext:value-type="float">
            <text:p>-4.23844010109149</text:p>
          </table:table-cell>
          <table:table-cell table:formula="of:=[.A1176]-20" office:value-type="float" office:value="16.6875" calcext:value-type="float">
            <text:p>16.6875</text:p>
          </table:table-cell>
          <table:table-cell table:formula="of:=0.25*([.B1176]^(1/5))+[.C1176]^(1/3)" office:value-type="float" office:value="2.22170943104625" calcext:value-type="float">
            <text:p>2.22170943104625</text:p>
          </table:table-cell>
          <table:table-cell table:formula="of:=0.125*[.B1176]-[.C1176]^(1/3)" office:value-type="float" office:value="-3.08523366277931" calcext:value-type="float">
            <text:p>-3.08523366277931</text:p>
          </table:table-cell>
        </table:table-row>
        <table:table-row table:style-name="ro1">
          <table:table-cell office:value-type="float" office:value="36.71875" calcext:value-type="float">
            <text:p>36.71875</text:p>
          </table:table-cell>
          <table:table-cell table:formula="of:=5*SIN([.A1177])" office:value-type="float" office:value="-4.1534943543573" calcext:value-type="float">
            <text:p>-4.1534943543573</text:p>
          </table:table-cell>
          <table:table-cell table:formula="of:=[.A1177]-20" office:value-type="float" office:value="16.71875" calcext:value-type="float">
            <text:p>16.71875</text:p>
          </table:table-cell>
          <table:table-cell table:formula="of:=0.25*([.B1177]^(1/5))+[.C1177]^(1/3)" office:value-type="float" office:value="2.22465210303271" calcext:value-type="float">
            <text:p>2.22465210303271</text:p>
          </table:table-cell>
          <table:table-cell table:formula="of:=0.125*[.B1177]-[.C1177]^(1/3)" office:value-type="float" office:value="-3.07620959871884" calcext:value-type="float">
            <text:p>-3.07620959871884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table:formula="of:=5*SIN([.A1178])" office:value-type="float" office:value="-4.06449279087202" calcext:value-type="float">
            <text:p>-4.06449279087202</text:p>
          </table:table-cell>
          <table:table-cell table:formula="of:=[.A1178]-20" office:value-type="float" office:value="16.75" calcext:value-type="float">
            <text:p>16.75</text:p>
          </table:table-cell>
          <table:table-cell table:formula="of:=0.25*([.B1178]^(1/5))+[.C1178]^(1/3)" office:value-type="float" office:value="2.22768105610947" calcext:value-type="float">
            <text:p>2.22768105610947</text:p>
          </table:table-cell>
          <table:table-cell table:formula="of:=0.125*[.B1178]-[.C1178]^(1/3)" office:value-type="float" office:value="-3.06667657231503" calcext:value-type="float">
            <text:p>-3.06667657231503</text:p>
          </table:table-cell>
        </table:table-row>
        <table:table-row table:style-name="ro1">
          <table:table-cell office:value-type="float" office:value="36.78125" calcext:value-type="float">
            <text:p>36.78125</text:p>
          </table:table-cell>
          <table:table-cell table:formula="of:=5*SIN([.A1179])" office:value-type="float" office:value="-3.971522319152" calcext:value-type="float">
            <text:p>-3.971522319152</text:p>
          </table:table-cell>
          <table:table-cell table:formula="of:=[.A1179]-20" office:value-type="float" office:value="16.78125" calcext:value-type="float">
            <text:p>16.78125</text:p>
          </table:table-cell>
          <table:table-cell table:formula="of:=0.25*([.B1179]^(1/5))+[.C1179]^(1/3)" office:value-type="float" office:value="2.23079923563672" calcext:value-type="float">
            <text:p>2.23079923563672</text:p>
          </table:table-cell>
          <table:table-cell table:formula="of:=0.125*[.B1179]-[.C1179]^(1/3)" office:value-type="float" office:value="-3.05664545330162" calcext:value-type="float">
            <text:p>-3.05664545330162</text:p>
          </table:table-cell>
        </table:table-row>
        <table:table-row table:style-name="ro1">
          <table:table-cell office:value-type="float" office:value="36.8125" calcext:value-type="float">
            <text:p>36.8125</text:p>
          </table:table-cell>
          <table:table-cell table:formula="of:=5*SIN([.A1180])" office:value-type="float" office:value="-3.87467372328514" calcext:value-type="float">
            <text:p>-3.87467372328514</text:p>
          </table:table-cell>
          <table:table-cell table:formula="of:=[.A1180]-20" office:value-type="float" office:value="16.8125" calcext:value-type="float">
            <text:p>16.8125</text:p>
          </table:table-cell>
          <table:table-cell table:formula="of:=0.25*([.B1180]^(1/5))+[.C1180]^(1/3)" office:value-type="float" office:value="2.23400991970131" calcext:value-type="float">
            <text:p>2.23400991970131</text:p>
          </table:table-cell>
          <table:table-cell table:formula="of:=0.125*[.B1180]-[.C1180]^(1/3)" office:value-type="float" office:value="-3.04612759582821" calcext:value-type="float">
            <text:p>-3.04612759582821</text:p>
          </table:table-cell>
        </table:table-row>
        <table:table-row table:style-name="ro1">
          <table:table-cell office:value-type="float" office:value="36.84375" calcext:value-type="float">
            <text:p>36.84375</text:p>
          </table:table-cell>
          <table:table-cell table:formula="of:=5*SIN([.A1181])" office:value-type="float" office:value="-3.77404157428177" calcext:value-type="float">
            <text:p>-3.77404157428177</text:p>
          </table:table-cell>
          <table:table-cell table:formula="of:=[.A1181]-20" office:value-type="float" office:value="16.84375" calcext:value-type="float">
            <text:p>16.84375</text:p>
          </table:table-cell>
          <table:table-cell table:formula="of:=0.25*([.B1181]^(1/5))+[.C1181]^(1/3)" office:value-type="float" office:value="2.2373167622569" calcext:value-type="float">
            <text:p>2.2373167622569</text:p>
          </table:table-cell>
          <table:table-cell table:formula="of:=0.125*[.B1181]-[.C1181]^(1/3)" office:value-type="float" office:value="-3.03513482737927" calcext:value-type="float">
            <text:p>-3.03513482737927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table:formula="of:=5*SIN([.A1182])" office:value-type="float" office:value="-3.66972413772762" calcext:value-type="float">
            <text:p>-3.66972413772762</text:p>
          </table:table-cell>
          <table:table-cell table:formula="of:=[.A1182]-20" office:value-type="float" office:value="16.875" calcext:value-type="float">
            <text:p>16.875</text:p>
          </table:table-cell>
          <table:table-cell table:formula="of:=0.25*([.B1182]^(1/5))+[.C1182]^(1/3)" office:value-type="float" office:value="2.24072384413506" calcext:value-type="float">
            <text:p>2.24072384413506</text:p>
          </table:table-cell>
          <table:table-cell table:formula="of:=0.125*[.B1182]-[.C1182]^(1/3)" office:value-type="float" office:value="-3.023679437231" calcext:value-type="float">
            <text:p>-3.023679437231</text:p>
          </table:table-cell>
        </table:table-row>
        <table:table-row table:style-name="ro1">
          <table:table-cell office:value-type="float" office:value="36.90625" calcext:value-type="float">
            <text:p>36.90625</text:p>
          </table:table-cell>
          <table:table-cell table:formula="of:=5*SIN([.A1183])" office:value-type="float" office:value="-3.5618232778292" calcext:value-type="float">
            <text:p>-3.5618232778292</text:p>
          </table:table-cell>
          <table:table-cell table:formula="of:=[.A1183]-20" office:value-type="float" office:value="16.90625" calcext:value-type="float">
            <text:p>16.90625</text:p>
          </table:table-cell>
          <table:table-cell table:formula="of:=0.25*([.B1183]^(1/5))+[.C1183]^(1/3)" office:value-type="float" office:value="2.24423573367575" calcext:value-type="float">
            <text:p>2.24423573367575</text:p>
          </table:table-cell>
          <table:table-cell table:formula="of:=0.125*[.B1183]-[.C1183]^(1/3)" office:value-type="float" office:value="-3.01177416445719" calcext:value-type="float">
            <text:p>-3.01177416445719</text:p>
          </table:table-cell>
        </table:table-row>
        <table:table-row table:style-name="ro1">
          <table:table-cell office:value-type="float" office:value="36.9375" calcext:value-type="float">
            <text:p>36.9375</text:p>
          </table:table-cell>
          <table:table-cell table:formula="of:=5*SIN([.A1184])" office:value-type="float" office:value="-3.4504443579451" calcext:value-type="float">
            <text:p>-3.4504443579451</text:p>
          </table:table-cell>
          <table:table-cell table:formula="of:=[.A1184]-20" office:value-type="float" office:value="16.9375" calcext:value-type="float">
            <text:p>16.9375</text:p>
          </table:table-cell>
          <table:table-cell table:formula="of:=0.25*([.B1184]^(1/5))+[.C1184]^(1/3)" office:value-type="float" office:value="2.24785755920374" calcext:value-type="float">
            <text:p>2.24785755920374</text:p>
          </table:table-cell>
          <table:table-cell table:formula="of:=0.125*[.B1184]-[.C1184]^(1/3)" office:value-type="float" office:value="-2.99943218549587" calcext:value-type="float">
            <text:p>-2.99943218549587</text:p>
          </table:table-cell>
        </table:table-row>
        <table:table-row table:style-name="ro1">
          <table:table-cell office:value-type="float" office:value="36.96875" calcext:value-type="float">
            <text:p>36.96875</text:p>
          </table:table-cell>
          <table:table-cell table:formula="of:=5*SIN([.A1185])" office:value-type="float" office:value="-3.33569613770044" calcext:value-type="float">
            <text:p>-3.33569613770044</text:p>
          </table:table-cell>
          <table:table-cell table:formula="of:=[.A1185]-20" office:value-type="float" office:value="16.96875" calcext:value-type="float">
            <text:p>16.96875</text:p>
          </table:table-cell>
          <table:table-cell table:formula="of:=0.25*([.B1185]^(1/5))+[.C1185]^(1/3)" office:value-type="float" office:value="2.25159509621166" calcext:value-type="float">
            <text:p>2.25159509621166</text:p>
          </table:table-cell>
          <table:table-cell table:formula="of:=0.125*[.B1185]-[.C1185]^(1/3)" office:value-type="float" office:value="-2.98666710128879" calcext:value-type="float">
            <text:p>-2.986667101288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5*SIN([.A1186])" office:value-type="float" office:value="-3.217690666785" calcext:value-type="float">
            <text:p>-3.217690666785</text:p>
          </table:table-cell>
          <table:table-cell table:formula="of:=[.A1186]-20" office:value-type="float" office:value="17" calcext:value-type="float">
            <text:p>17</text:p>
          </table:table-cell>
          <table:table-cell table:formula="of:=0.25*([.B1186]^(1/5))+[.C1186]^(1/3)" office:value-type="float" office:value="2.25545487295977" calcext:value-type="float">
            <text:p>2.25545487295977</text:p>
          </table:table-cell>
          <table:table-cell table:formula="of:=0.125*[.B1186]-[.C1186]^(1/3)" office:value-type="float" office:value="-2.97349292400636" calcext:value-type="float">
            <text:p>-2.97349292400636</text:p>
          </table:table-cell>
        </table:table-row>
        <table:table-row table:style-name="ro1">
          <table:table-cell office:value-type="float" office:value="37.03125" calcext:value-type="float">
            <text:p>37.03125</text:p>
          </table:table-cell>
          <table:table-cell table:formula="of:=5*SIN([.A1187])" office:value-type="float" office:value="-3.09654317553852" calcext:value-type="float">
            <text:p>-3.09654317553852</text:p>
          </table:table-cell>
          <table:table-cell table:formula="of:=[.A1187]-20" office:value-type="float" office:value="17.03125" calcext:value-type="float">
            <text:p>17.03125</text:p>
          </table:table-cell>
          <table:table-cell table:formula="of:=0.25*([.B1187]^(1/5))+[.C1187]^(1/3)" office:value-type="float" office:value="2.25944429935472" calcext:value-type="float">
            <text:p>2.25944429935472</text:p>
          </table:table-cell>
          <table:table-cell table:formula="of:=0.125*[.B1187]-[.C1187]^(1/3)" office:value-type="float" office:value="-2.95992406337108" calcext:value-type="float">
            <text:p>-2.95992406337108</text:p>
          </table:table-cell>
        </table:table-row>
        <table:table-row table:style-name="ro1">
          <table:table-cell office:value-type="float" office:value="37.0625" calcext:value-type="float">
            <text:p>37.0625</text:p>
          </table:table-cell>
          <table:table-cell table:formula="of:=5*SIN([.A1188])" office:value-type="float" office:value="-2.97237196243032" calcext:value-type="float">
            <text:p>-2.97237196243032</text:p>
          </table:table-cell>
          <table:table-cell table:formula="of:=[.A1188]-20" office:value-type="float" office:value="17.0625" calcext:value-type="float">
            <text:p>17.0625</text:p>
          </table:table-cell>
          <table:table-cell table:formula="of:=0.25*([.B1188]^(1/5))+[.C1188]^(1/3)" office:value-type="float" office:value="2.26357182554998" calcext:value-type="float">
            <text:p>2.26357182554998</text:p>
          </table:table-cell>
          <table:table-cell table:formula="of:=0.125*[.B1188]-[.C1188]^(1/3)" office:value-type="float" office:value="-2.94597531259263" calcext:value-type="float">
            <text:p>-2.94597531259263</text:p>
          </table:table-cell>
        </table:table-row>
        <table:table-row table:style-name="ro1">
          <table:table-cell office:value-type="float" office:value="37.09375" calcext:value-type="float">
            <text:p>37.09375</text:p>
          </table:table-cell>
          <table:table-cell table:formula="of:=5*SIN([.A1189])" office:value-type="float" office:value="-2.84529827854276" calcext:value-type="float">
            <text:p>-2.84529827854276</text:p>
          </table:table-cell>
          <table:table-cell table:formula="of:=[.A1189]-20" office:value-type="float" office:value="17.09375" calcext:value-type="float">
            <text:p>17.09375</text:p>
          </table:table-cell>
          <table:table-cell table:formula="of:=0.25*([.B1189]^(1/5))+[.C1189]^(1/3)" office:value-type="float" office:value="2.26784713891061" calcext:value-type="float">
            <text:p>2.26784713891061</text:p>
          </table:table-cell>
          <table:table-cell table:formula="of:=0.125*[.B1189]-[.C1189]^(1/3)" office:value-type="float" office:value="-2.93166183392853" calcext:value-type="float">
            <text:p>-2.93166183392853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table:formula="of:=5*SIN([.A1190])" office:value-type="float" office:value="-2.7154462091717" calcext:value-type="float">
            <text:p>-2.7154462091717</text:p>
          </table:table-cell>
          <table:table-cell table:formula="of:=[.A1190]-20" office:value-type="float" office:value="17.125" calcext:value-type="float">
            <text:p>17.125</text:p>
          </table:table-cell>
          <table:table-cell table:formula="of:=0.25*([.B1190]^(1/5))+[.C1190]^(1/3)" office:value-type="float" office:value="2.27228141109084" calcext:value-type="float">
            <text:p>2.27228141109084</text:p>
          </table:table-cell>
          <table:table-cell table:formula="of:=0.125*[.B1190]-[.C1190]^(1/3)" office:value-type="float" office:value="-2.91699914388435" calcext:value-type="float">
            <text:p>-2.91699914388435</text:p>
          </table:table-cell>
        </table:table-row>
        <table:table-row table:style-name="ro1">
          <table:table-cell office:value-type="float" office:value="37.15625" calcext:value-type="float">
            <text:p>37.15625</text:p>
          </table:table-cell>
          <table:table-cell table:formula="of:=5*SIN([.A1191])" office:value-type="float" office:value="-2.58294255265924" calcext:value-type="float">
            <text:p>-2.58294255265924</text:p>
          </table:table-cell>
          <table:table-cell table:formula="of:=[.A1191]-20" office:value-type="float" office:value="17.15625" calcext:value-type="float">
            <text:p>17.15625</text:p>
          </table:table-cell>
          <table:table-cell table:formula="of:=0.25*([.B1191]^(1/5))+[.C1191]^(1/3)" office:value-type="float" office:value="2.27688761143064" calcext:value-type="float">
            <text:p>2.27688761143064</text:p>
          </table:table-cell>
          <table:table-cell table:formula="of:=0.125*[.B1191]-[.C1191]^(1/3)" office:value-type="float" office:value="-2.90200309806805" calcext:value-type="float">
            <text:p>-2.90200309806805</text:p>
          </table:table-cell>
        </table:table-row>
        <table:table-row table:style-name="ro1">
          <table:table-cell office:value-type="float" office:value="37.1875" calcext:value-type="float">
            <text:p>37.1875</text:p>
          </table:table-cell>
          <table:table-cell table:formula="of:=5*SIN([.A1192])" office:value-type="float" office:value="-2.44791669657735" calcext:value-type="float">
            <text:p>-2.44791669657735</text:p>
          </table:table-cell>
          <table:table-cell table:formula="of:=[.A1192]-20" office:value-type="float" office:value="17.1875" calcext:value-type="float">
            <text:p>17.1875</text:p>
          </table:table-cell>
          <table:table-cell table:formula="of:=0.25*([.B1192]^(1/5))+[.C1192]^(1/3)" office:value-type="float" office:value="2.2816809093892" calcext:value-type="float">
            <text:p>2.2816809093892</text:p>
          </table:table-cell>
          <table:table-cell table:formula="of:=0.125*[.B1192]-[.C1192]^(1/3)" office:value-type="float" office:value="-2.88668987571309" calcext:value-type="float">
            <text:p>-2.88668987571309</text:p>
          </table:table-cell>
        </table:table-row>
        <table:table-row table:style-name="ro1">
          <table:table-cell office:value-type="float" office:value="37.21875" calcext:value-type="float">
            <text:p>37.21875</text:p>
          </table:table-cell>
          <table:table-cell table:formula="of:=5*SIN([.A1193])" office:value-type="float" office:value="-2.31050049138306" calcext:value-type="float">
            <text:p>-2.31050049138306</text:p>
          </table:table-cell>
          <table:table-cell table:formula="of:=[.A1193]-20" office:value-type="float" office:value="17.21875" calcext:value-type="float">
            <text:p>17.21875</text:p>
          </table:table-cell>
          <table:table-cell table:formula="of:=0.25*([.B1193]^(1/5))+[.C1193]^(1/3)" office:value-type="float" office:value="2.28667919843497" calcext:value-type="float">
            <text:p>2.28667919843497</text:p>
          </table:table-cell>
          <table:table-cell table:formula="of:=0.125*[.B1193]-[.C1193]^(1/3)" office:value-type="float" office:value="-2.8710759638855" calcext:value-type="float">
            <text:p>-2.8710759638855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table:formula="of:=5*SIN([.A1194])" office:value-type="float" office:value="-2.17082812166877" calcext:value-type="float">
            <text:p>-2.17082812166877</text:p>
          </table:table-cell>
          <table:table-cell table:formula="of:=[.A1194]-20" office:value-type="float" office:value="17.25" calcext:value-type="float">
            <text:p>17.25</text:p>
          </table:table-cell>
          <table:table-cell table:formula="of:=0.25*([.B1194]^(1/5))+[.C1194]^(1/3)" office:value-type="float" office:value="2.29190378858553" calcext:value-type="float">
            <text:p>2.29190378858553</text:p>
          </table:table-cell>
          <table:table-cell table:formula="of:=0.125*[.B1194]-[.C1194]^(1/3)" office:value-type="float" office:value="-2.85517814139041" calcext:value-type="float">
            <text:p>-2.85517814139041</text:p>
          </table:table-cell>
        </table:table-row>
        <table:table-row table:style-name="ro1">
          <table:table-cell office:value-type="float" office:value="37.28125" calcext:value-type="float">
            <text:p>37.28125</text:p>
          </table:table-cell>
          <table:table-cell table:formula="of:=5*SIN([.A1195])" office:value-type="float" office:value="-2.02903597513321" calcext:value-type="float">
            <text:p>-2.02903597513321</text:p>
          </table:table-cell>
          <table:table-cell table:formula="of:=[.A1195]-20" office:value-type="float" office:value="17.28125" calcext:value-type="float">
            <text:p>17.28125</text:p>
          </table:table-cell>
          <table:table-cell table:formula="of:=0.25*([.B1195]^(1/5))+[.C1195]^(1/3)" office:value-type="float" office:value="2.29738033784298" calcext:value-type="float">
            <text:p>2.29738033784298</text:p>
          </table:table-cell>
          <table:table-cell table:formula="of:=0.125*[.B1195]-[.C1195]^(1/3)" office:value-type="float" office:value="-2.83901346239354" calcext:value-type="float">
            <text:p>-2.83901346239354</text:p>
          </table:table-cell>
        </table:table-row>
        <table:table-row table:style-name="ro1">
          <table:table-cell office:value-type="float" office:value="37.3125" calcext:value-type="float">
            <text:p>37.3125</text:p>
          </table:table-cell>
          <table:table-cell table:formula="of:=5*SIN([.A1196])" office:value-type="float" office:value="-1.88526250940122" calcext:value-type="float">
            <text:p>-1.88526250940122</text:p>
          </table:table-cell>
          <table:table-cell table:formula="of:=[.A1196]-20" office:value-type="float" office:value="17.3125" calcext:value-type="float">
            <text:p>17.3125</text:p>
          </table:table-cell>
          <table:table-cell table:formula="of:=0.25*([.B1196]^(1/5))+[.C1196]^(1/3)" office:value-type="float" office:value="2.30314012974466" calcext:value-type="float">
            <text:p>2.30314012974466</text:p>
          </table:table-cell>
          <table:table-cell table:formula="of:=0.125*[.B1196]-[.C1196]^(1/3)" office:value-type="float" office:value="-2.82259923977391" calcext:value-type="float">
            <text:p>-2.82259923977391</text:p>
          </table:table-cell>
        </table:table-row>
        <table:table-row table:style-name="ro1">
          <table:table-cell office:value-type="float" office:value="37.34375" calcext:value-type="float">
            <text:p>37.34375</text:p>
          </table:table-cell>
          <table:table-cell table:formula="of:=5*SIN([.A1197])" office:value-type="float" office:value="-1.73964811682223" calcext:value-type="float">
            <text:p>-1.73964811682223</text:p>
          </table:table-cell>
          <table:table-cell table:formula="of:=[.A1197]-20" office:value-type="float" office:value="17.34375" calcext:value-type="float">
            <text:p>17.34375</text:p>
          </table:table-cell>
          <table:table-cell table:formula="of:=0.25*([.B1197]^(1/5))+[.C1197]^(1/3)" office:value-type="float" office:value="2.30922186543263" calcext:value-type="float">
            <text:p>2.30922186543263</text:p>
          </table:table-cell>
          <table:table-cell table:formula="of:=0.125*[.B1197]-[.C1197]^(1/3)" office:value-type="float" office:value="-2.80595302822379" calcext:value-type="float">
            <text:p>-2.80595302822379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table:formula="of:=5*SIN([.A1198])" office:value-type="float" office:value="-1.59233498737946" calcext:value-type="float">
            <text:p>-1.59233498737946</text:p>
          </table:table-cell>
          <table:table-cell table:formula="of:=[.A1198]-20" office:value-type="float" office:value="17.375" calcext:value-type="float">
            <text:p>17.375</text:p>
          </table:table-cell>
          <table:table-cell table:formula="of:=0.25*([.B1198]^(1/5))+[.C1198]^(1/3)" office:value-type="float" office:value="2.31567424357416" calcext:value-type="float">
            <text:p>2.31567424357416</text:p>
          </table:table-cell>
          <table:table-cell table:formula="of:=0.125*[.B1198]-[.C1198]^(1/3)" office:value-type="float" office:value="-2.78909260711258" calcext:value-type="float">
            <text:p>-2.78909260711258</text:p>
          </table:table-cell>
        </table:table-row>
        <table:table-row table:style-name="ro1">
          <table:table-cell office:value-type="float" office:value="37.40625" calcext:value-type="float">
            <text:p>37.40625</text:p>
          </table:table-cell>
          <table:table-cell table:formula="of:=5*SIN([.A1199])" office:value-type="float" office:value="-1.44346696984387" calcext:value-type="float">
            <text:p>-1.44346696984387</text:p>
          </table:table-cell>
          <table:table-cell table:formula="of:=[.A1199]-20" office:value-type="float" office:value="17.40625" calcext:value-type="float">
            <text:p>17.40625</text:p>
          </table:table-cell>
          <table:table-cell table:formula="of:=0.25*([.B1199]^(1/5))+[.C1199]^(1/3)" office:value-type="float" office:value="2.3225597890264" calcext:value-type="float">
            <text:p>2.3225597890264</text:p>
          </table:table-cell>
          <table:table-cell table:formula="of:=0.125*[.B1199]-[.C1199]^(1/3)" office:value-type="float" office:value="-2.77203596313116" calcext:value-type="float">
            <text:p>-2.77203596313116</text:p>
          </table:table-cell>
        </table:table-row>
        <table:table-row table:style-name="ro1">
          <table:table-cell office:value-type="float" office:value="37.4375" calcext:value-type="float">
            <text:p>37.4375</text:p>
          </table:table-cell>
          <table:table-cell table:formula="of:=5*SIN([.A1200])" office:value-type="float" office:value="-1.29318943130826" calcext:value-type="float">
            <text:p>-1.29318943130826</text:p>
          </table:table-cell>
          <table:table-cell table:formula="of:=[.A1200]-20" office:value-type="float" office:value="17.4375" calcext:value-type="float">
            <text:p>17.4375</text:p>
          </table:table-cell>
          <table:table-cell table:formula="of:=0.25*([.B1200]^(1/5))+[.C1200]^(1/3)" office:value-type="float" office:value="2.32996074308319" calcext:value-type="float">
            <text:p>2.32996074308319</text:p>
          </table:table-cell>
          <table:table-cell table:formula="of:=0.125*[.B1200]-[.C1200]^(1/3)" office:value-type="float" office:value="-2.75480127273391" calcext:value-type="float">
            <text:p>-2.75480127273391</text:p>
          </table:table-cell>
        </table:table-row>
        <table:table-row table:style-name="ro1">
          <table:table-cell office:value-type="float" office:value="37.46875" calcext:value-type="float">
            <text:p>37.46875</text:p>
          </table:table-cell>
          <table:table-cell table:formula="of:=5*SIN([.A1201])" office:value-type="float" office:value="-1.14164911523875" calcext:value-type="float">
            <text:p>-1.14164911523875</text:p>
          </table:table-cell>
          <table:table-cell table:formula="of:=[.A1201]-20" office:value-type="float" office:value="17.46875" calcext:value-type="float">
            <text:p>17.46875</text:p>
          </table:table-cell>
          <table:table-cell table:formula="of:=0.25*([.B1201]^(1/5))+[.C1201]^(1/3)" office:value-type="float" office:value="2.33798852786718" calcext:value-type="float">
            <text:p>2.33798852786718</text:p>
          </table:table-cell>
          <table:table-cell table:formula="of:=0.125*[.B1201]-[.C1201]^(1/3)" office:value-type="float" office:value="-2.73740688439526" calcext:value-type="float">
            <text:p>-2.73740688439526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5*SIN([.A1202])" office:value-type="float" office:value="-0.988993998182311" calcext:value-type="float">
            <text:p>-0.988993998182311</text:p>
          </table:table-cell>
          <table:table-cell table:formula="of:=[.A1202]-20" office:value-type="float" office:value="17.5" calcext:value-type="float">
            <text:p>17.5</text:p>
          </table:table-cell>
          <table:table-cell table:formula="of:=0.25*([.B1202]^(1/5))+[.C1202]^(1/3)" office:value-type="float" office:value="2.34679978978041" calcext:value-type="float">
            <text:p>2.34679978978041</text:p>
          </table:table-cell>
          <table:table-cell table:formula="of:=0.125*[.B1202]-[.C1202]^(1/3)" office:value-type="float" office:value="-2.71987130069834" calcext:value-type="float">
            <text:p>-2.71987130069834</text:p>
          </table:table-cell>
        </table:table-row>
        <table:table-row table:style-name="ro1">
          <table:table-cell office:value-type="float" office:value="37.53125" calcext:value-type="float">
            <text:p>37.53125</text:p>
          </table:table-cell>
          <table:table-cell table:formula="of:=5*SIN([.A1203])" office:value-type="float" office:value="-0.835373145270144" calcext:value-type="float">
            <text:p>-0.835373145270144</text:p>
          </table:table-cell>
          <table:table-cell table:formula="of:=[.A1203]-20" office:value-type="float" office:value="17.53125" calcext:value-type="float">
            <text:p>17.53125</text:p>
          </table:table-cell>
          <table:table-cell table:formula="of:=0.25*([.B1203]^(1/5))+[.C1203]^(1/3)" office:value-type="float" office:value="2.35662550020259" calcext:value-type="float">
            <text:p>2.35662550020259</text:p>
          </table:table-cell>
          <table:table-cell table:formula="of:=0.125*[.B1203]-[.C1203]^(1/3)" office:value-type="float" office:value="-2.70221316027305" calcext:value-type="float">
            <text:p>-2.70221316027305</text:p>
          </table:table-cell>
        </table:table-row>
        <table:table-row table:style-name="ro1">
          <table:table-cell office:value-type="float" office:value="37.5625" calcext:value-type="float">
            <text:p>37.5625</text:p>
          </table:table-cell>
          <table:table-cell table:formula="of:=5*SIN([.A1204])" office:value-type="float" office:value="-0.680936564658131" calcext:value-type="float">
            <text:p>-0.680936564658131</text:p>
          </table:table-cell>
          <table:table-cell table:formula="of:=[.A1204]-20" office:value-type="float" office:value="17.5625" calcext:value-type="float">
            <text:p>17.5625</text:p>
          </table:table-cell>
          <table:table-cell table:formula="of:=0.25*([.B1204]^(1/5))+[.C1204]^(1/3)" office:value-type="float" office:value="2.36782863489069" calcext:value-type="float">
            <text:p>2.36782863489069</text:p>
          </table:table-cell>
          <table:table-cell table:formula="of:=0.125*[.B1204]-[.C1204]^(1/3)" office:value-type="float" office:value="-2.68445121960132" calcext:value-type="float">
            <text:p>-2.68445121960132</text:p>
          </table:table-cell>
        </table:table-row>
        <table:table-row table:style-name="ro1">
          <table:table-cell office:value-type="float" office:value="37.59375" calcext:value-type="float">
            <text:p>37.59375</text:p>
          </table:table-cell>
          <table:table-cell table:formula="of:=5*SIN([.A1205])" office:value-type="float" office:value="-0.525835061046408" calcext:value-type="float">
            <text:p>-0.525835061046408</text:p>
          </table:table-cell>
          <table:table-cell table:formula="of:=[.A1205]-20" office:value-type="float" office:value="17.59375" calcext:value-type="float">
            <text:p>17.59375</text:p>
          </table:table-cell>
          <table:table-cell table:formula="of:=0.25*([.B1205]^(1/5))+[.C1205]^(1/3)" office:value-type="float" office:value="2.38103333156085" calcext:value-type="float">
            <text:p>2.38103333156085</text:p>
          </table:table-cell>
          <table:table-cell table:formula="of:=0.125*[.B1205]-[.C1205]^(1/3)" office:value-type="float" office:value="-2.6666043347072" calcext:value-type="float">
            <text:p>-2.6666043347072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table:formula="of:=5*SIN([.A1206])" office:value-type="float" office:value="-0.370220088421138" calcext:value-type="float">
            <text:p>-0.370220088421138</text:p>
          </table:table-cell>
          <table:table-cell table:formula="of:=[.A1206]-20" office:value-type="float" office:value="17.625" calcext:value-type="float">
            <text:p>17.625</text:p>
          </table:table-cell>
          <table:table-cell table:formula="of:=0.25*([.B1206]^(1/5))+[.C1206]^(1/3)" office:value-type="float" office:value="2.39747144347116" calcext:value-type="float">
            <text:p>2.39747144347116</text:p>
          </table:table-cell>
          <table:table-cell table:formula="of:=0.125*[.B1206]-[.C1206]^(1/3)" office:value-type="float" office:value="-2.64869144274974" calcext:value-type="float">
            <text:p>-2.64869144274974</text:p>
          </table:table-cell>
        </table:table-row>
        <table:table-row table:style-name="ro1">
          <table:table-cell office:value-type="float" office:value="37.65625" calcext:value-type="float">
            <text:p>37.65625</text:p>
          </table:table-cell>
          <table:table-cell table:formula="of:=5*SIN([.A1207])" office:value-type="float" office:value="-0.21424360216226" calcext:value-type="float">
            <text:p>-0.21424360216226</text:p>
          </table:table-cell>
          <table:table-cell table:formula="of:=[.A1207]-20" office:value-type="float" office:value="17.65625" calcext:value-type="float">
            <text:p>17.65625</text:p>
          </table:table-cell>
          <table:table-cell table:formula="of:=0.25*([.B1207]^(1/5))+[.C1207]^(1/3)" office:value-type="float" office:value="2.42024583772884" calcext:value-type="float">
            <text:p>2.42024583772884</text:p>
          </table:table-cell>
          <table:table-cell table:formula="of:=0.125*[.B1207]-[.C1207]^(1/3)" office:value-type="float" office:value="-2.63073154353668" calcext:value-type="float">
            <text:p>-2.63073154353668</text:p>
          </table:table-cell>
        </table:table-row>
        <table:table-row table:style-name="ro1">
          <table:table-cell office:value-type="float" office:value="37.6875" calcext:value-type="float">
            <text:p>37.6875</text:p>
          </table:table-cell>
          <table:table-cell table:formula="of:=5*SIN([.A1208])" office:value-type="float" office:value="-0.0580579106616436" calcext:value-type="float">
            <text:p>-0.0580579106616436</text:p>
          </table:table-cell>
          <table:table-cell table:formula="of:=[.A1208]-20" office:value-type="float" office:value="17.6875" calcext:value-type="float">
            <text:p>17.6875</text:p>
          </table:table-cell>
          <table:table-cell table:formula="of:=0.25*([.B1208]^(1/5))+[.C1208]^(1/3)" office:value-type="float" office:value="2.46400082638747" calcext:value-type="float">
            <text:p>2.46400082638747</text:p>
          </table:table-cell>
          <table:table-cell table:formula="of:=0.125*[.B1208]-[.C1208]^(1/3)" office:value-type="float" office:value="-2.61274368097682" calcext:value-type="float">
            <text:p>-2.61274368097682</text:p>
          </table:table-cell>
        </table:table-row>
        <table:table-row table:style-name="ro1">
          <table:table-cell office:value-type="float" office:value="37.71875" calcext:value-type="float">
            <text:p>37.71875</text:p>
          </table:table-cell>
          <table:table-cell table:formula="of:=5*SIN([.A1209])" office:value-type="float" office:value="0.0981844734034755" calcext:value-type="float">
            <text:p>0.0981844734034755</text:p>
          </table:table-cell>
          <table:table-cell table:formula="of:=[.A1209]-20" office:value-type="float" office:value="17.71875" calcext:value-type="float">
            <text:p>17.71875</text:p>
          </table:table-cell>
          <table:table-cell table:formula="of:=0.25*([.B1209]^(1/5))+[.C1209]^(1/3)" office:value-type="float" office:value="2.76418235452796" calcext:value-type="float">
            <text:p>2.76418235452796</text:p>
          </table:table-cell>
          <table:table-cell table:formula="of:=0.125*[.B1209]-[.C1209]^(1/3)" office:value-type="float" office:value="-2.5947469244894" calcext:value-type="float">
            <text:p>-2.5947469244894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table:formula="of:=5*SIN([.A1210])" office:value-type="float" office:value="0.254330981996534" calcext:value-type="float">
            <text:p>0.254330981996534</text:p>
          </table:table-cell>
          <table:table-cell table:formula="of:=[.A1210]-20" office:value-type="float" office:value="17.75" calcext:value-type="float">
            <text:p>17.75</text:p>
          </table:table-cell>
          <table:table-cell table:formula="of:=0.25*([.B1210]^(1/5))+[.C1210]^(1/3)" office:value-type="float" office:value="2.79866824583991" calcext:value-type="float">
            <text:p>2.79866824583991</text:p>
          </table:table-cell>
          <table:table-cell table:formula="of:=0.125*[.B1210]-[.C1210]^(1/3)" office:value-type="float" office:value="-2.57676035038852" calcext:value-type="float">
            <text:p>-2.57676035038852</text:p>
          </table:table-cell>
        </table:table-row>
        <table:table-row table:style-name="ro1">
          <table:table-cell office:value-type="float" office:value="37.78125" calcext:value-type="float">
            <text:p>37.78125</text:p>
          </table:table-cell>
          <table:table-cell table:formula="of:=5*SIN([.A1211])" office:value-type="float" office:value="0.410229140701738" calcext:value-type="float">
            <text:p>0.410229140701738</text:p>
          </table:table-cell>
          <table:table-cell table:formula="of:=[.A1211]-20" office:value-type="float" office:value="17.78125" calcext:value-type="float">
            <text:p>17.78125</text:p>
          </table:table-cell>
          <table:table-cell table:formula="of:=0.25*([.B1211]^(1/5))+[.C1211]^(1/3)" office:value-type="float" office:value="2.81927378052602" calcext:value-type="float">
            <text:p>2.81927378052602</text:p>
          </table:table-cell>
          <table:table-cell table:formula="of:=0.125*[.B1211]-[.C1211]^(1/3)" office:value-type="float" office:value="-2.55880302326074" calcext:value-type="float">
            <text:p>-2.55880302326074</text:p>
          </table:table-cell>
        </table:table-row>
        <table:table-row table:style-name="ro1">
          <table:table-cell office:value-type="float" office:value="37.8125" calcext:value-type="float">
            <text:p>37.8125</text:p>
          </table:table-cell>
          <table:table-cell table:formula="of:=5*SIN([.A1212])" office:value-type="float" office:value="0.565726717612748" calcext:value-type="float">
            <text:p>0.565726717612748</text:p>
          </table:table-cell>
          <table:table-cell table:formula="of:=[.A1212]-20" office:value-type="float" office:value="17.8125" calcext:value-type="float">
            <text:p>17.8125</text:p>
          </table:table-cell>
          <table:table-cell table:formula="of:=0.25*([.B1212]^(1/5))+[.C1212]^(1/3)" office:value-type="float" office:value="2.83469018216007" calcext:value-type="float">
            <text:p>2.83469018216007</text:p>
          </table:table-cell>
          <table:table-cell table:formula="of:=0.125*[.B1212]-[.C1212]^(1/3)" office:value-type="float" office:value="-2.5408939773542" calcext:value-type="float">
            <text:p>-2.5408939773542</text:p>
          </table:table-cell>
        </table:table-row>
        <table:table-row table:style-name="ro1">
          <table:table-cell office:value-type="float" office:value="37.84375" calcext:value-type="float">
            <text:p>37.84375</text:p>
          </table:table-cell>
          <table:table-cell table:formula="of:=5*SIN([.A1213])" office:value-type="float" office:value="0.720671871984545" calcext:value-type="float">
            <text:p>0.720671871984545</text:p>
          </table:table-cell>
          <table:table-cell table:formula="of:=[.A1213]-20" office:value-type="float" office:value="17.84375" calcext:value-type="float">
            <text:p>17.84375</text:p>
          </table:table-cell>
          <table:table-cell table:formula="of:=0.25*([.B1213]^(1/5))+[.C1213]^(1/3)" office:value-type="float" office:value="2.84728260255325" calcext:value-type="float">
            <text:p>2.84728260255325</text:p>
          </table:table-cell>
          <table:table-cell table:formula="of:=0.125*[.B1213]-[.C1213]^(1/3)" office:value-type="float" office:value="-2.5230521979973" calcext:value-type="float">
            <text:p>-2.5230521979973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table:formula="of:=5*SIN([.A1214])" office:value-type="float" office:value="0.874913302503348" calcext:value-type="float">
            <text:p>0.874913302503348</text:p>
          </table:table-cell>
          <table:table-cell table:formula="of:=[.A1214]-20" office:value-type="float" office:value="17.875" calcext:value-type="float">
            <text:p>17.875</text:p>
          </table:table-cell>
          <table:table-cell table:formula="of:=0.25*([.B1214]^(1/5))+[.C1214]^(1/3)" office:value-type="float" office:value="2.85806773725356" calcext:value-type="float">
            <text:p>2.85806773725356</text:p>
          </table:table-cell>
          <table:table-cell table:formula="of:=0.125*[.B1214]-[.C1214]^(1/3)" office:value-type="float" office:value="-2.50529660306507" calcext:value-type="float">
            <text:p>-2.50529660306507</text:p>
          </table:table-cell>
        </table:table-row>
        <table:table-row table:style-name="ro1">
          <table:table-cell office:value-type="float" office:value="37.90625" calcext:value-type="float">
            <text:p>37.90625</text:p>
          </table:table-cell>
          <table:table-cell table:formula="of:=5*SIN([.A1215])" office:value-type="float" office:value="1.02830039502977" calcext:value-type="float">
            <text:p>1.02830039502977</text:p>
          </table:table-cell>
          <table:table-cell table:formula="of:=[.A1215]-20" office:value-type="float" office:value="17.90625" calcext:value-type="float">
            <text:p>17.90625</text:p>
          </table:table-cell>
          <table:table-cell table:formula="of:=0.25*([.B1215]^(1/5))+[.C1215]^(1/3)" office:value-type="float" office:value="2.86758284211321" calcext:value-type="float">
            <text:p>2.86758284211321</text:p>
          </table:table-cell>
          <table:table-cell table:formula="of:=0.125*[.B1215]-[.C1215]^(1/3)" office:value-type="float" office:value="-2.48764602451148" calcext:value-type="float">
            <text:p>-2.48764602451148</text:p>
          </table:table-cell>
        </table:table-row>
        <table:table-row table:style-name="ro1">
          <table:table-cell office:value-type="float" office:value="37.9375" calcext:value-type="float">
            <text:p>37.9375</text:p>
          </table:table-cell>
          <table:table-cell table:formula="of:=5*SIN([.A1216])" office:value-type="float" office:value="1.18068336967099" calcext:value-type="float">
            <text:p>1.18068336967099</text:p>
          </table:table-cell>
          <table:table-cell table:formula="of:=[.A1216]-20" office:value-type="float" office:value="17.9375" calcext:value-type="float">
            <text:p>17.9375</text:p>
          </table:table-cell>
          <table:table-cell table:formula="of:=0.25*([.B1216]^(1/5))+[.C1216]^(1/3)" office:value-type="float" office:value="2.87614875627186" calcext:value-type="float">
            <text:p>2.87614875627186</text:p>
          </table:table-cell>
          <table:table-cell table:formula="of:=0.125*[.B1216]-[.C1216]^(1/3)" office:value-type="float" office:value="-2.47011918998556" calcext:value-type="float">
            <text:p>-2.47011918998556</text:p>
          </table:table-cell>
        </table:table-row>
        <table:table-row table:style-name="ro1">
          <table:table-cell office:value-type="float" office:value="37.96875" calcext:value-type="float">
            <text:p>37.96875</text:p>
          </table:table-cell>
          <table:table-cell table:formula="of:=5*SIN([.A1217])" office:value-type="float" office:value="1.33191342703824" calcext:value-type="float">
            <text:p>1.33191342703824</text:p>
          </table:table-cell>
          <table:table-cell table:formula="of:=[.A1217]-20" office:value-type="float" office:value="17.96875" calcext:value-type="float">
            <text:p>17.96875</text:p>
          </table:table-cell>
          <table:table-cell table:formula="of:=0.25*([.B1217]^(1/5))+[.C1217]^(1/3)" office:value-type="float" office:value="2.88397341920367" calcext:value-type="float">
            <text:p>2.88397341920367</text:p>
          </table:table-cell>
          <table:table-cell table:formula="of:=0.125*[.B1217]-[.C1217]^(1/3)" office:value-type="float" office:value="-2.45273470454934" calcext:value-type="float">
            <text:p>-2.452734704549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5*SIN([.A1218])" office:value-type="float" office:value="1.48184289354693" calcext:value-type="float">
            <text:p>1.48184289354693</text:p>
          </table:table-cell>
          <table:table-cell table:formula="of:=[.A1218]-20" office:value-type="float" office:value="18" calcext:value-type="float">
            <text:p>18</text:p>
          </table:table-cell>
          <table:table-cell table:formula="of:=0.25*([.B1218]^(1/5))+[.C1218]^(1/3)" office:value-type="float" office:value="2.89119977337874" calcext:value-type="float">
            <text:p>2.89119977337874</text:p>
          </table:table-cell>
          <table:table-cell table:formula="of:=0.125*[.B1218]-[.C1218]^(1/3)" office:value-type="float" office:value="-2.43551103251553" calcext:value-type="float">
            <text:p>-2.43551103251553</text:p>
          </table:table-cell>
        </table:table-row>
        <table:table-row table:style-name="ro1">
          <table:table-cell office:value-type="float" office:value="38.03125" calcext:value-type="float">
            <text:p>38.03125</text:p>
          </table:table-cell>
          <table:table-cell table:formula="of:=5*SIN([.A1219])" office:value-type="float" office:value="1.63032536561734" calcext:value-type="float">
            <text:p>1.63032536561734</text:p>
          </table:table-cell>
          <table:table-cell table:formula="of:=[.A1219]-20" office:value-type="float" office:value="18.03125" calcext:value-type="float">
            <text:p>18.03125</text:p>
          </table:table-cell>
          <table:table-cell table:formula="of:=0.25*([.B1219]^(1/5))+[.C1219]^(1/3)" office:value-type="float" office:value="2.89793055214035" calcext:value-type="float">
            <text:p>2.89793055214035</text:p>
          </table:table-cell>
          <table:table-cell table:formula="of:=0.125*[.B1219]-[.C1219]^(1/3)" office:value-type="float" office:value="-2.41846647942257" calcext:value-type="float">
            <text:p>-2.41846647942257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table:formula="of:=5*SIN([.A1220])" office:value-type="float" office:value="1.77721585263529" calcext:value-type="float">
            <text:p>1.77721585263529</text:p>
          </table:table-cell>
          <table:table-cell table:formula="of:=[.A1220]-20" office:value-type="float" office:value="18.0625" calcext:value-type="float">
            <text:p>18.0625</text:p>
          </table:table-cell>
          <table:table-cell table:formula="of:=0.25*([.B1220]^(1/5))+[.C1220]^(1/3)" office:value-type="float" office:value="2.90424220832197" calcext:value-type="float">
            <text:p>2.90424220832197</text:p>
          </table:table-cell>
          <table:table-cell table:formula="of:=0.125*[.B1220]-[.C1220]^(1/3)" office:value-type="float" office:value="-2.40161917416467" calcext:value-type="float">
            <text:p>-2.40161917416467</text:p>
          </table:table-cell>
        </table:table-row>
        <table:table-row table:style-name="ro1">
          <table:table-cell office:value-type="float" office:value="38.09375" calcext:value-type="float">
            <text:p>38.09375</text:p>
          </table:table-cell>
          <table:table-cell table:formula="of:=5*SIN([.A1221])" office:value-type="float" office:value="1.92237091853299" calcext:value-type="float">
            <text:p>1.92237091853299</text:p>
          </table:table-cell>
          <table:table-cell table:formula="of:=[.A1221]-20" office:value-type="float" office:value="18.09375" calcext:value-type="float">
            <text:p>18.09375</text:p>
          </table:table-cell>
          <table:table-cell table:formula="of:=0.25*([.B1221]^(1/5))+[.C1221]^(1/3)" office:value-type="float" office:value="2.91019325441521" calcext:value-type="float">
            <text:p>2.91019325441521</text:p>
          </table:table-cell>
          <table:table-cell table:formula="of:=0.125*[.B1221]-[.C1221]^(1/3)" office:value-type="float" office:value="-2.38498705129441" calcext:value-type="float">
            <text:p>-2.38498705129441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table:formula="of:=5*SIN([.A1222])" office:value-type="float" office:value="2.06564882185189" calcext:value-type="float">
            <text:p>2.06564882185189</text:p>
          </table:table-cell>
          <table:table-cell table:formula="of:=[.A1222]-20" office:value-type="float" office:value="18.125" calcext:value-type="float">
            <text:p>18.125</text:p>
          </table:table-cell>
          <table:table-cell table:formula="of:=0.25*([.B1222]^(1/5))+[.C1222]^(1/3)" office:value-type="float" office:value="2.9158295157962" calcext:value-type="float">
            <text:p>2.9158295157962</text:p>
          </table:table-cell>
          <table:table-cell table:formula="of:=0.125*[.B1222]-[.C1222]^(1/3)" office:value-type="float" office:value="-2.36858783351496" calcext:value-type="float">
            <text:p>-2.36858783351496</text:p>
          </table:table-cell>
        </table:table-row>
        <table:table-row table:style-name="ro1">
          <table:table-cell office:value-type="float" office:value="38.15625" calcext:value-type="float">
            <text:p>38.15625</text:p>
          </table:table-cell>
          <table:table-cell table:formula="of:=5*SIN([.A1223])" office:value-type="float" office:value="2.20690965415088" calcext:value-type="float">
            <text:p>2.20690965415088</text:p>
          </table:table-cell>
          <table:table-cell table:formula="of:=[.A1223]-20" office:value-type="float" office:value="18.15625" calcext:value-type="float">
            <text:p>18.15625</text:p>
          </table:table-cell>
          <table:table-cell table:formula="of:=0.25*([.B1223]^(1/5))+[.C1223]^(1/3)" office:value-type="float" office:value="2.92118757922671" calcext:value-type="float">
            <text:p>2.92118757922671</text:p>
          </table:table-cell>
          <table:table-cell table:formula="of:=0.125*[.B1223]-[.C1223]^(1/3)" office:value-type="float" office:value="-2.35243901437927" calcext:value-type="float">
            <text:p>-2.35243901437927</text:p>
          </table:table-cell>
        </table:table-row>
        <table:table-row table:style-name="ro1">
          <table:table-cell office:value-type="float" office:value="38.1875" calcext:value-type="float">
            <text:p>38.1875</text:p>
          </table:table-cell>
          <table:table-cell table:formula="of:=5*SIN([.A1224])" office:value-type="float" office:value="2.34601547662445" calcext:value-type="float">
            <text:p>2.34601547662445</text:p>
          </table:table-cell>
          <table:table-cell table:formula="of:=[.A1224]-20" office:value-type="float" office:value="18.1875" calcext:value-type="float">
            <text:p>18.1875</text:p>
          </table:table-cell>
          <table:table-cell table:formula="of:=0.25*([.B1224]^(1/5))+[.C1224]^(1/3)" office:value-type="float" office:value="2.92629713593084" calcext:value-type="float">
            <text:p>2.92629713593084</text:p>
          </table:table-cell>
          <table:table-cell table:formula="of:=0.125*[.B1224]-[.C1224]^(1/3)" office:value-type="float" office:value="-2.33655784121289" calcext:value-type="float">
            <text:p>-2.33655784121289</text:p>
          </table:table-cell>
        </table:table-row>
        <table:table-row table:style-name="ro1">
          <table:table-cell office:value-type="float" office:value="38.21875" calcext:value-type="float">
            <text:p>38.21875</text:p>
          </table:table-cell>
          <table:table-cell table:formula="of:=5*SIN([.A1225])" office:value-type="float" office:value="2.48283045479762" calcext:value-type="float">
            <text:p>2.48283045479762</text:p>
          </table:table-cell>
          <table:table-cell table:formula="of:=[.A1225]-20" office:value-type="float" office:value="18.21875" calcext:value-type="float">
            <text:p>18.21875</text:p>
          </table:table-cell>
          <table:table-cell table:formula="of:=0.25*([.B1225]^(1/5))+[.C1225]^(1/3)" office:value-type="float" office:value="2.93118262065858" calcext:value-type="float">
            <text:p>2.93118262065858</text:p>
          </table:table-cell>
          <table:table-cell table:formula="of:=0.125*[.B1225]-[.C1225]^(1/3)" office:value-type="float" office:value="-2.32096129827729" calcext:value-type="float">
            <text:p>-2.32096129827729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table:formula="of:=5*SIN([.A1226])" office:value-type="float" office:value="2.61722099116599" calcext:value-type="float">
            <text:p>2.61722099116599</text:p>
          </table:table-cell>
          <table:table-cell table:formula="of:=[.A1226]-20" office:value-type="float" office:value="18.25" calcext:value-type="float">
            <text:p>18.25</text:p>
          </table:table-cell>
          <table:table-cell table:formula="of:=0.25*([.B1226]^(1/5))+[.C1226]^(1/3)" office:value-type="float" office:value="2.93586438727617" calcext:value-type="float">
            <text:p>2.93586438727617</text:p>
          </table:table-cell>
          <table:table-cell table:formula="of:=0.125*[.B1226]-[.C1226]^(1/3)" office:value-type="float" office:value="-2.30566609018997" calcext:value-type="float">
            <text:p>-2.30566609018997</text:p>
          </table:table-cell>
        </table:table-row>
        <table:table-row table:style-name="ro1">
          <table:table-cell office:value-type="float" office:value="38.28125" calcext:value-type="float">
            <text:p>38.28125</text:p>
          </table:table-cell>
          <table:table-cell table:formula="of:=5*SIN([.A1227])" office:value-type="float" office:value="2.74905585565144" calcext:value-type="float">
            <text:p>2.74905585565144</text:p>
          </table:table-cell>
          <table:table-cell table:formula="of:=[.A1227]-20" office:value-type="float" office:value="18.28125" calcext:value-type="float">
            <text:p>18.28125</text:p>
          </table:table-cell>
          <table:table-cell table:formula="of:=0.25*([.B1227]^(1/5))+[.C1227]^(1/3)" office:value-type="float" office:value="2.94035957040653" calcext:value-type="float">
            <text:p>2.94035957040653</text:p>
          </table:table-cell>
          <table:table-cell table:formula="of:=0.125*[.B1227]-[.C1227]^(1/3)" office:value-type="float" office:value="-2.29068862561765" calcext:value-type="float">
            <text:p>-2.29068862561765</text:p>
          </table:table-cell>
        </table:table-row>
        <table:table-row table:style-name="ro1">
          <table:table-cell office:value-type="float" office:value="38.3125" calcext:value-type="float">
            <text:p>38.3125</text:p>
          </table:table-cell>
          <table:table-cell table:formula="of:=5*SIN([.A1228])" office:value-type="float" office:value="2.87820631374607" calcext:value-type="float">
            <text:p>2.87820631374607</text:p>
          </table:table-cell>
          <table:table-cell table:formula="of:=[.A1228]-20" office:value-type="float" office:value="18.3125" calcext:value-type="float">
            <text:p>18.3125</text:p>
          </table:table-cell>
          <table:table-cell table:formula="of:=0.25*([.B1228]^(1/5))+[.C1228]^(1/3)" office:value-type="float" office:value="2.94468272905691" calcext:value-type="float">
            <text:p>2.94468272905691</text:p>
          </table:table-cell>
          <table:table-cell table:formula="of:=0.125*[.B1228]-[.C1228]^(1/3)" office:value-type="float" office:value="-2.27604500125841" calcext:value-type="float">
            <text:p>-2.27604500125841</text:p>
          </table:table-cell>
        </table:table-row>
        <table:table-row table:style-name="ro1">
          <table:table-cell office:value-type="float" office:value="38.34375" calcext:value-type="float">
            <text:p>38.34375</text:p>
          </table:table-cell>
          <table:table-cell table:formula="of:=5*SIN([.A1229])" office:value-type="float" office:value="3.00454625221928" calcext:value-type="float">
            <text:p>3.00454625221928</text:p>
          </table:table-cell>
          <table:table-cell table:formula="of:=[.A1229]-20" office:value-type="float" office:value="18.34375" calcext:value-type="float">
            <text:p>18.34375</text:p>
          </table:table-cell>
          <table:table-cell table:formula="of:=0.25*([.B1229]^(1/5))+[.C1229]^(1/3)" office:value-type="float" office:value="2.94884633551305" calcext:value-type="float">
            <text:p>2.94884633551305</text:p>
          </table:table-cell>
          <table:table-cell table:formula="of:=0.125*[.B1229]-[.C1229]^(1/3)" office:value-type="float" office:value="-2.26175098612848" calcext:value-type="float">
            <text:p>-2.26175098612848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table:formula="of:=5*SIN([.A1230])" office:value-type="float" office:value="3.12795230226516" calcext:value-type="float">
            <text:p>3.12795230226516</text:p>
          </table:table-cell>
          <table:table-cell table:formula="of:=[.A1230]-20" office:value-type="float" office:value="18.375" calcext:value-type="float">
            <text:p>18.375</text:p>
          </table:table-cell>
          <table:table-cell table:formula="of:=0.25*([.B1230]^(1/5))+[.C1230]^(1/3)" office:value-type="float" office:value="2.95286115226817" calcext:value-type="float">
            <text:p>2.95286115226817</text:p>
          </table:table-cell>
          <table:table-cell table:formula="of:=0.125*[.B1230]-[.C1230]^(1/3)" office:value-type="float" office:value="-2.24782200616889" calcext:value-type="float">
            <text:p>-2.24782200616889</text:p>
          </table:table-cell>
        </table:table-row>
        <table:table-row table:style-name="ro1">
          <table:table-cell office:value-type="float" office:value="38.40625" calcext:value-type="float">
            <text:p>38.40625</text:p>
          </table:table-cell>
          <table:table-cell table:formula="of:=5*SIN([.A1231])" office:value-type="float" office:value="3.24830395997009" calcext:value-type="float">
            <text:p>3.24830395997009</text:p>
          </table:table-cell>
          <table:table-cell table:formula="of:=[.A1231]-20" office:value-type="float" office:value="18.40625" calcext:value-type="float">
            <text:p>18.40625</text:p>
          </table:table-cell>
          <table:table-cell table:formula="of:=0.25*([.B1231]^(1/5))+[.C1231]^(1/3)" office:value-type="float" office:value="2.95673652652282" calcext:value-type="float">
            <text:p>2.95673652652282</text:p>
          </table:table-cell>
          <table:table-cell table:formula="of:=0.125*[.B1231]-[.C1231]^(1/3)" office:value-type="float" office:value="-2.23427312918723" calcext:value-type="float">
            <text:p>-2.23427312918723</text:p>
          </table:table-cell>
        </table:table-row>
        <table:table-row table:style-name="ro1">
          <table:table-cell office:value-type="float" office:value="38.4375" calcext:value-type="float">
            <text:p>38.4375</text:p>
          </table:table-cell>
          <table:table-cell table:formula="of:=5*SIN([.A1232])" office:value-type="float" office:value="3.36548370398271" calcext:value-type="float">
            <text:p>3.36548370398271</text:p>
          </table:table-cell>
          <table:table-cell table:formula="of:=[.A1232]-20" office:value-type="float" office:value="18.4375" calcext:value-type="float">
            <text:p>18.4375</text:p>
          </table:table-cell>
          <table:table-cell table:formula="of:=0.25*([.B1232]^(1/5))+[.C1232]^(1/3)" office:value-type="float" office:value="2.96048062305196" calcext:value-type="float">
            <text:p>2.96048062305196</text:p>
          </table:table-cell>
          <table:table-cell table:formula="of:=0.125*[.B1232]-[.C1232]^(1/3)" office:value-type="float" office:value="-2.22111905014896" calcext:value-type="float">
            <text:p>-2.22111905014896</text:p>
          </table:table-cell>
        </table:table-row>
        <table:table-row table:style-name="ro1">
          <table:table-cell office:value-type="float" office:value="38.46875" calcext:value-type="float">
            <text:p>38.46875</text:p>
          </table:table-cell>
          <table:table-cell table:formula="of:=5*SIN([.A1233])" office:value-type="float" office:value="3.47937711027157" calcext:value-type="float">
            <text:p>3.47937711027157</text:p>
          </table:table-cell>
          <table:table-cell table:formula="of:=[.A1233]-20" office:value-type="float" office:value="18.46875" calcext:value-type="float">
            <text:p>18.46875</text:p>
          </table:table-cell>
          <table:table-cell table:formula="of:=0.25*([.B1233]^(1/5))+[.C1233]^(1/3)" office:value-type="float" office:value="2.96410061033839" calcext:value-type="float">
            <text:p>2.96410061033839</text:p>
          </table:table-cell>
          <table:table-cell table:formula="of:=0.125*[.B1233]-[.C1233]^(1/3)" office:value-type="float" office:value="-2.20837407683294" calcext:value-type="float">
            <text:p>-2.2083740768329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5*SIN([.A1234])" office:value-type="float" office:value="3.58987296385822" calcext:value-type="float">
            <text:p>3.58987296385822</text:p>
          </table:table-cell>
          <table:table-cell table:formula="of:=[.A1234]-20" office:value-type="float" office:value="18.5" calcext:value-type="float">
            <text:p>18.5</text:p>
          </table:table-cell>
          <table:table-cell table:formula="of:=0.25*([.B1234]^(1/5))+[.C1234]^(1/3)" office:value-type="float" office:value="2.96760281081558" calcext:value-type="float">
            <text:p>2.96760281081558</text:p>
          </table:table-cell>
          <table:table-cell table:formula="of:=0.125*[.B1234]-[.C1234]^(1/3)" office:value-type="float" office:value="-2.19605211586483" calcext:value-type="float">
            <text:p>-2.19605211586483</text:p>
          </table:table-cell>
        </table:table-row>
        <table:table-row table:style-name="ro1">
          <table:table-cell office:value-type="float" office:value="38.53125" calcext:value-type="float">
            <text:p>38.53125</text:p>
          </table:table-cell>
          <table:table-cell table:formula="of:=5*SIN([.A1235])" office:value-type="float" office:value="3.69686336741679" calcext:value-type="float">
            <text:p>3.69686336741679</text:p>
          </table:table-cell>
          <table:table-cell table:formula="of:=[.A1235]-20" office:value-type="float" office:value="18.53125" calcext:value-type="float">
            <text:p>18.53125</text:p>
          </table:table-cell>
          <table:table-cell table:formula="of:=0.25*([.B1235]^(1/5))+[.C1235]^(1/3)" office:value-type="float" office:value="2.97099282322459" calcext:value-type="float">
            <text:p>2.97099282322459</text:p>
          </table:table-cell>
          <table:table-cell table:formula="of:=0.125*[.B1235]-[.C1235]^(1/3)" office:value-type="float" office:value="-2.18416665914233" calcext:value-type="float">
            <text:p>-2.18416665914233</text:p>
          </table:table-cell>
        </table:table-row>
        <table:table-row table:style-name="ro1">
          <table:table-cell office:value-type="float" office:value="38.5625" calcext:value-type="float">
            <text:p>38.5625</text:p>
          </table:table-cell>
          <table:table-cell table:formula="of:=5*SIN([.A1236])" office:value-type="float" office:value="3.80024384663386" calcext:value-type="float">
            <text:p>3.80024384663386</text:p>
          </table:table-cell>
          <table:table-cell table:formula="of:=[.A1236]-20" office:value-type="float" office:value="18.5625" calcext:value-type="float">
            <text:p>18.5625</text:p>
          </table:table-cell>
          <table:table-cell table:formula="of:=0.25*([.B1236]^(1/5))+[.C1236]^(1/3)" office:value-type="float" office:value="2.974275623072" calcext:value-type="float">
            <text:p>2.974275623072</text:p>
          </table:table-cell>
          <table:table-cell table:formula="of:=0.125*[.B1236]-[.C1236]^(1/3)" office:value-type="float" office:value="-2.17273077066531" calcext:value-type="float">
            <text:p>-2.17273077066531</text:p>
          </table:table-cell>
        </table:table-row>
        <table:table-row table:style-name="ro1">
          <table:table-cell office:value-type="float" office:value="38.59375" calcext:value-type="float">
            <text:p>38.59375</text:p>
          </table:table-cell>
          <table:table-cell table:formula="of:=5*SIN([.A1237])" office:value-type="float" office:value="3.89991345222586" calcext:value-type="float">
            <text:p>3.89991345222586</text:p>
          </table:table-cell>
          <table:table-cell table:formula="of:=[.A1237]-20" office:value-type="float" office:value="18.59375" calcext:value-type="float">
            <text:p>18.59375</text:p>
          </table:table-cell>
          <table:table-cell table:formula="of:=0.25*([.B1237]^(1/5))+[.C1237]^(1/3)" office:value-type="float" office:value="2.97745564571991" calcext:value-type="float">
            <text:p>2.97745564571991</text:p>
          </table:table-cell>
          <table:table-cell table:formula="of:=0.125*[.B1237]-[.C1237]^(1/3)" office:value-type="float" office:value="-2.1617570737838" calcext:value-type="float">
            <text:p>-2.1617570737838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table:formula="of:=5*SIN([.A1238])" office:value-type="float" office:value="3.99577485851436" calcext:value-type="float">
            <text:p>3.99577485851436</text:p>
          </table:table-cell>
          <table:table-cell table:formula="of:=[.A1238]-20" office:value-type="float" office:value="18.625" calcext:value-type="float">
            <text:p>18.625</text:p>
          </table:table-cell>
          <table:table-cell table:formula="of:=0.25*([.B1238]^(1/5))+[.C1238]^(1/3)" office:value-type="float" office:value="2.9805368555753" calcext:value-type="float">
            <text:p>2.9805368555753</text:p>
          </table:table-cell>
          <table:table-cell table:formula="of:=0.125*[.B1238]-[.C1238]^(1/3)" office:value-type="float" office:value="-2.15125773887616" calcext:value-type="float">
            <text:p>-2.15125773887616</text:p>
          </table:table-cell>
        </table:table-row>
        <table:table-row table:style-name="ro1">
          <table:table-cell office:value-type="float" office:value="38.65625" calcext:value-type="float">
            <text:p>38.65625</text:p>
          </table:table-cell>
          <table:table-cell table:formula="of:=5*SIN([.A1239])" office:value-type="float" office:value="4.08773445846291" calcext:value-type="float">
            <text:p>4.08773445846291</text:p>
          </table:table-cell>
          <table:table-cell table:formula="of:=[.A1239]-20" office:value-type="float" office:value="18.65625" calcext:value-type="float">
            <text:p>18.65625</text:p>
          </table:table-cell>
          <table:table-cell table:formula="of:=0.25*([.B1239]^(1/5))+[.C1239]^(1/3)" office:value-type="float" office:value="2.98352280405873" calcext:value-type="float">
            <text:p>2.98352280405873</text:p>
          </table:table-cell>
          <table:table-cell table:formula="of:=0.125*[.B1239]-[.C1239]^(1/3)" office:value-type="float" office:value="-2.14124447146961" calcext:value-type="float">
            <text:p>-2.14124447146961</text:p>
          </table:table-cell>
        </table:table-row>
        <table:table-row table:style-name="ro1">
          <table:table-cell office:value-type="float" office:value="38.6875" calcext:value-type="float">
            <text:p>38.6875</text:p>
          </table:table-cell>
          <table:table-cell table:formula="of:=5*SIN([.A1240])" office:value-type="float" office:value="4.17570245508274" calcext:value-type="float">
            <text:p>4.17570245508274</text:p>
          </table:table-cell>
          <table:table-cell table:formula="of:=[.A1240]-20" office:value-type="float" office:value="18.6875" calcext:value-type="float">
            <text:p>18.6875</text:p>
          </table:table-cell>
          <table:table-cell table:formula="of:=0.25*([.B1240]^(1/5))+[.C1240]^(1/3)" office:value-type="float" office:value="2.98641667844323" calcext:value-type="float">
            <text:p>2.98641667844323</text:p>
          </table:table-cell>
          <table:table-cell table:formula="of:=0.125*[.B1240]-[.C1240]^(1/3)" office:value-type="float" office:value="-2.13172850081469" calcext:value-type="float">
            <text:p>-2.13172850081469</text:p>
          </table:table-cell>
        </table:table-row>
        <table:table-row table:style-name="ro1">
          <table:table-cell office:value-type="float" office:value="38.71875" calcext:value-type="float">
            <text:p>38.71875</text:p>
          </table:table-cell>
          <table:table-cell table:formula="of:=5*SIN([.A1241])" office:value-type="float" office:value="4.259592949118" calcext:value-type="float">
            <text:p>4.259592949118</text:p>
          </table:table-cell>
          <table:table-cell table:formula="of:=[.A1241]-20" office:value-type="float" office:value="18.71875" calcext:value-type="float">
            <text:p>18.71875</text:p>
          </table:table-cell>
          <table:table-cell table:formula="of:=0.25*([.B1241]^(1/5))+[.C1241]^(1/3)" office:value-type="float" office:value="2.9892213432085" calcext:value-type="float">
            <text:p>2.9892213432085</text:p>
          </table:table-cell>
          <table:table-cell table:formula="of:=0.125*[.B1241]-[.C1241]^(1/3)" office:value-type="float" office:value="-2.1227205689247" calcext:value-type="float">
            <text:p>-2.1227205689247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table:formula="of:=5*SIN([.A1242])" office:value-type="float" office:value="4.33932402292489" calcext:value-type="float">
            <text:p>4.33932402292489</text:p>
          </table:table-cell>
          <table:table-cell table:formula="of:=[.A1242]-20" office:value-type="float" office:value="18.75" calcext:value-type="float">
            <text:p>18.75</text:p>
          </table:table-cell>
          <table:table-cell table:formula="of:=0.25*([.B1242]^(1/5))+[.C1242]^(1/3)" office:value-type="float" office:value="2.99193937521539" calcext:value-type="float">
            <text:p>2.99193937521539</text:p>
          </table:table-cell>
          <table:table-cell table:formula="of:=0.125*[.B1242]-[.C1242]^(1/3)" office:value-type="float" office:value="-2.11423092009092" calcext:value-type="float">
            <text:p>-2.11423092009092</text:p>
          </table:table-cell>
        </table:table-row>
        <table:table-row table:style-name="ro1">
          <table:table-cell office:value-type="float" office:value="38.78125" calcext:value-type="float">
            <text:p>38.78125</text:p>
          </table:table-cell>
          <table:table-cell table:formula="of:=5*SIN([.A1243])" office:value-type="float" office:value="4.41481782046291" calcext:value-type="float">
            <text:p>4.41481782046291</text:p>
          </table:table-cell>
          <table:table-cell table:formula="of:=[.A1243]-20" office:value-type="float" office:value="18.78125" calcext:value-type="float">
            <text:p>18.78125</text:p>
          </table:table-cell>
          <table:table-cell table:formula="of:=0.25*([.B1243]^(1/5))+[.C1243]^(1/3)" office:value-type="float" office:value="2.99457309374306" calcext:value-type="float">
            <text:p>2.99457309374306</text:p>
          </table:table-cell>
          <table:table-cell table:formula="of:=0.125*[.B1243]-[.C1243]^(1/3)" office:value-type="float" office:value="-2.10626929088386" calcext:value-type="float">
            <text:p>-2.10626929088386</text:p>
          </table:table-cell>
        </table:table-row>
        <table:table-row table:style-name="ro1">
          <table:table-cell office:value-type="float" office:value="38.8125" calcext:value-type="float">
            <text:p>38.8125</text:p>
          </table:table-cell>
          <table:table-cell table:formula="of:=5*SIN([.A1244])" office:value-type="float" office:value="4.4860006233199" calcext:value-type="float">
            <text:p>4.4860006233199</text:p>
          </table:table-cell>
          <table:table-cell table:formula="of:=[.A1244]-20" office:value-type="float" office:value="18.8125" calcext:value-type="float">
            <text:p>18.8125</text:p>
          </table:table-cell>
          <table:table-cell table:formula="of:=0.25*([.B1244]^(1/5))+[.C1244]^(1/3)" office:value-type="float" office:value="2.99712458622744" calcext:value-type="float">
            <text:p>2.99712458622744</text:p>
          </table:table-cell>
          <table:table-cell table:formula="of:=0.125*[.B1244]-[.C1244]^(1/3)" office:value-type="float" office:value="-2.09884490065024" calcext:value-type="float">
            <text:p>-2.09884490065024</text:p>
          </table:table-cell>
        </table:table-row>
        <table:table-row table:style-name="ro1">
          <table:table-cell office:value-type="float" office:value="38.84375" calcext:value-type="float">
            <text:p>38.84375</text:p>
          </table:table-cell>
          <table:table-cell table:formula="of:=5*SIN([.A1245])" office:value-type="float" office:value="4.55280292269688" calcext:value-type="float">
            <text:p>4.55280292269688</text:p>
          </table:table-cell>
          <table:table-cell table:formula="of:=[.A1245]-20" office:value-type="float" office:value="18.84375" calcext:value-type="float">
            <text:p>18.84375</text:p>
          </table:table-cell>
          <table:table-cell table:formula="of:=0.25*([.B1245]^(1/5))+[.C1245]^(1/3)" office:value-type="float" office:value="2.99959573037955" calcext:value-type="float">
            <text:p>2.99959573037955</text:p>
          </table:table-cell>
          <table:table-cell table:formula="of:=0.125*[.B1245]-[.C1245]^(1/3)" office:value-type="float" office:value="-2.09196644251502" calcext:value-type="float">
            <text:p>-2.09196644251502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table:formula="of:=5*SIN([.A1246])" office:value-type="float" office:value="4.61515948728216" calcext:value-type="float">
            <text:p>4.61515948728216</text:p>
          </table:table-cell>
          <table:table-cell table:formula="of:=[.A1246]-20" office:value-type="float" office:value="18.875" calcext:value-type="float">
            <text:p>18.875</text:p>
          </table:table-cell>
          <table:table-cell table:formula="of:=0.25*([.B1246]^(1/5))+[.C1246]^(1/3)" office:value-type="float" office:value="3.00198821323578" calcext:value-type="float">
            <text:p>3.00198821323578</text:p>
          </table:table-cell>
          <table:table-cell table:formula="of:=0.125*[.B1246]-[.C1246]^(1/3)" office:value-type="float" office:value="-2.08564207489722" calcext:value-type="float">
            <text:p>-2.08564207489722</text:p>
          </table:table-cell>
        </table:table-row>
        <table:table-row table:style-name="ro1">
          <table:table-cell office:value-type="float" office:value="38.90625" calcext:value-type="float">
            <text:p>38.90625</text:p>
          </table:table-cell>
          <table:table-cell table:formula="of:=5*SIN([.A1247])" office:value-type="float" office:value="4.67300942694862" calcext:value-type="float">
            <text:p>4.67300942694862</text:p>
          </table:table-cell>
          <table:table-cell table:formula="of:=[.A1247]-20" office:value-type="float" office:value="18.90625" calcext:value-type="float">
            <text:p>18.90625</text:p>
          </table:table-cell>
          <table:table-cell table:formula="of:=0.25*([.B1247]^(1/5))+[.C1247]^(1/3)" office:value-type="float" office:value="3.00430354759191" calcext:value-type="float">
            <text:p>3.00430354759191</text:p>
          </table:table-cell>
          <table:table-cell table:formula="of:=0.125*[.B1247]-[.C1247]^(1/3)" office:value-type="float" office:value="-2.07987941354795" calcext:value-type="float">
            <text:p>-2.07987941354795</text:p>
          </table:table-cell>
        </table:table-row>
        <table:table-row table:style-name="ro1">
          <table:table-cell office:value-type="float" office:value="38.9375" calcext:value-type="float">
            <text:p>38.9375</text:p>
          </table:table-cell>
          <table:table-cell table:formula="of:=5*SIN([.A1248])" office:value-type="float" office:value="4.7262962522119" calcext:value-type="float">
            <text:p>4.7262962522119</text:p>
          </table:table-cell>
          <table:table-cell table:formula="of:=[.A1248]-20" office:value-type="float" office:value="18.9375" calcext:value-type="float">
            <text:p>18.9375</text:p>
          </table:table-cell>
          <table:table-cell table:formula="of:=0.25*([.B1248]^(1/5))+[.C1248]^(1/3)" office:value-type="float" office:value="3.00654308619172" calcext:value-type="float">
            <text:p>3.00654308619172</text:p>
          </table:table-cell>
          <table:table-cell table:formula="of:=0.125*[.B1248]-[.C1248]^(1/3)" office:value-type="float" office:value="-2.07468552411818" calcext:value-type="float">
            <text:p>-2.07468552411818</text:p>
          </table:table-cell>
        </table:table-row>
        <table:table-row table:style-name="ro1">
          <table:table-cell office:value-type="float" office:value="38.96875" calcext:value-type="float">
            <text:p>38.96875</text:p>
          </table:table-cell>
          <table:table-cell table:formula="of:=5*SIN([.A1249])" office:value-type="float" office:value="4.77496792939144" calcext:value-type="float">
            <text:p>4.77496792939144</text:p>
          </table:table-cell>
          <table:table-cell table:formula="of:=[.A1249]-20" office:value-type="float" office:value="18.96875" calcext:value-type="float">
            <text:p>18.96875</text:p>
          </table:table-cell>
          <table:table-cell table:formula="of:=0.25*([.B1249]^(1/5))+[.C1249]^(1/3)" office:value-type="float" office:value="3.00870803397584" calcext:value-type="float">
            <text:p>3.00870803397584</text:p>
          </table:table-cell>
          <table:table-cell table:formula="of:=0.125*[.B1249]-[.C1249]^(1/3)" office:value-type="float" office:value="-2.07006691526378" calcext:value-type="float">
            <text:p>-2.070066915263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5*SIN([.A1250])" office:value-type="float" office:value="4.81897693142044" calcext:value-type="float">
            <text:p>4.81897693142044</text:p>
          </table:table-cell>
          <table:table-cell table:formula="of:=[.A1250]-20" office:value-type="float" office:value="19" calcext:value-type="float">
            <text:p>19</text:p>
          </table:table-cell>
          <table:table-cell table:formula="of:=0.25*([.B1250]^(1/5))+[.C1250]^(1/3)" office:value-type="float" office:value="3.01079945864367" calcext:value-type="float">
            <text:p>3.01079945864367</text:p>
          </table:table-cell>
          <table:table-cell table:formula="of:=0.125*[.B1250]-[.C1250]^(1/3)" office:value-type="float" office:value="-2.06602953229439" calcext:value-type="float">
            <text:p>-2.06602953229439</text:p>
          </table:table-cell>
        </table:table-row>
        <table:table-row table:style-name="ro1">
          <table:table-cell office:value-type="float" office:value="39.03125" calcext:value-type="float">
            <text:p>39.03125</text:p>
          </table:table-cell>
          <table:table-cell table:formula="of:=5*SIN([.A1251])" office:value-type="float" office:value="4.85828028425526" calcext:value-type="float">
            <text:p>4.85828028425526</text:p>
          </table:table-cell>
          <table:table-cell table:formula="of:=[.A1251]-20" office:value-type="float" office:value="19.03125" calcext:value-type="float">
            <text:p>19.03125</text:p>
          </table:table-cell>
          <table:table-cell table:formula="of:=0.25*([.B1251]^(1/5))+[.C1251]^(1/3)" office:value-type="float" office:value="3.01281829973758" calcext:value-type="float">
            <text:p>3.01281829973758</text:p>
          </table:table-cell>
          <table:table-cell table:formula="of:=0.125*[.B1251]-[.C1251]^(1/3)" office:value-type="float" office:value="-2.06257875137233" calcext:value-type="float">
            <text:p>-2.06257875137233</text:p>
          </table:table-cell>
        </table:table-row>
        <table:table-row table:style-name="ro1">
          <table:table-cell office:value-type="float" office:value="39.0625" calcext:value-type="float">
            <text:p>39.0625</text:p>
          </table:table-cell>
          <table:table-cell table:formula="of:=5*SIN([.A1252])" office:value-type="float" office:value="4.89283960883884" calcext:value-type="float">
            <text:p>4.89283960883884</text:p>
          </table:table-cell>
          <table:table-cell table:formula="of:=[.A1252]-20" office:value-type="float" office:value="19.0625" calcext:value-type="float">
            <text:p>19.0625</text:p>
          </table:table-cell>
          <table:table-cell table:formula="of:=0.25*([.B1252]^(1/5))+[.C1252]^(1/3)" office:value-type="float" office:value="3.01476537642255" calcext:value-type="float">
            <text:p>3.01476537642255</text:p>
          </table:table-cell>
          <table:table-cell table:formula="of:=0.125*[.B1252]-[.C1252]^(1/3)" office:value-type="float" office:value="-2.05971937426734" calcext:value-type="float">
            <text:p>-2.05971937426734</text:p>
          </table:table-cell>
        </table:table-row>
        <table:table-row table:style-name="ro1">
          <table:table-cell office:value-type="float" office:value="39.09375" calcext:value-type="float">
            <text:p>39.09375</text:p>
          </table:table-cell>
          <table:table-cell table:formula="of:=5*SIN([.A1253])" office:value-type="float" office:value="4.92262115857722" calcext:value-type="float">
            <text:p>4.92262115857722</text:p>
          </table:table-cell>
          <table:table-cell table:formula="of:=[.A1253]-20" office:value-type="float" office:value="19.09375" calcext:value-type="float">
            <text:p>19.09375</text:p>
          </table:table-cell>
          <table:table-cell table:formula="of:=0.25*([.B1253]^(1/5))+[.C1253]^(1/3)" office:value-type="float" office:value="3.0166413941048" calcext:value-type="float">
            <text:p>3.0166413941048</text:p>
          </table:table-cell>
          <table:table-cell table:formula="of:=0.125*[.B1253]-[.C1253]^(1/3)" office:value-type="float" office:value="-2.05745562367206" calcext:value-type="float">
            <text:p>-2.05745562367206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table:formula="of:=5*SIN([.A1254])" office:value-type="float" office:value="4.94759585229246" calcext:value-type="float">
            <text:p>4.94759585229246</text:p>
          </table:table-cell>
          <table:table-cell table:formula="of:=[.A1254]-20" office:value-type="float" office:value="19.125" calcext:value-type="float">
            <text:p>19.125</text:p>
          </table:table-cell>
          <table:table-cell table:formula="of:=0.25*([.B1254]^(1/5))+[.C1254]^(1/3)" office:value-type="float" office:value="3.01844695000751" calcext:value-type="float">
            <text:p>3.01844695000751</text:p>
          </table:table-cell>
          <table:table-cell table:formula="of:=0.125*[.B1254]-[.C1254]^(1/3)" office:value-type="float" office:value="-2.05579113908312" calcext:value-type="float">
            <text:p>-2.05579113908312</text:p>
          </table:table-cell>
        </table:table-row>
        <table:table-row table:style-name="ro1">
          <table:table-cell office:value-type="float" office:value="39.15625" calcext:value-type="float">
            <text:p>39.15625</text:p>
          </table:table-cell>
          <table:table-cell table:formula="of:=5*SIN([.A1255])" office:value-type="float" office:value="4.96773930262" calcext:value-type="float">
            <text:p>4.96773930262</text:p>
          </table:table-cell>
          <table:table-cell table:formula="of:=[.A1255]-20" office:value-type="float" office:value="19.15625" calcext:value-type="float">
            <text:p>19.15625</text:p>
          </table:table-cell>
          <table:table-cell table:formula="of:=0.25*([.B1255]^(1/5))+[.C1255]^(1/3)" office:value-type="float" office:value="3.02018253780041" calcext:value-type="float">
            <text:p>3.02018253780041</text:p>
          </table:table-cell>
          <table:table-cell table:formula="of:=0.125*[.B1255]-[.C1255]^(1/3)" office:value-type="float" office:value="-2.05472897325151" calcext:value-type="float">
            <text:p>-2.05472897325151</text:p>
          </table:table-cell>
        </table:table-row>
        <table:table-row table:style-name="ro1">
          <table:table-cell office:value-type="float" office:value="39.1875" calcext:value-type="float">
            <text:p>39.1875</text:p>
          </table:table-cell>
          <table:table-cell table:formula="of:=5*SIN([.A1256])" office:value-type="float" office:value="4.98303183982242" calcext:value-type="float">
            <text:p>4.98303183982242</text:p>
          </table:table-cell>
          <table:table-cell table:formula="of:=[.A1256]-20" office:value-type="float" office:value="19.1875" calcext:value-type="float">
            <text:p>19.1875</text:p>
          </table:table-cell>
          <table:table-cell table:formula="of:=0.25*([.B1256]^(1/5))+[.C1256]^(1/3)" office:value-type="float" office:value="3.02184855136178" calcext:value-type="float">
            <text:p>3.02184855136178</text:p>
          </table:table-cell>
          <table:table-cell table:formula="of:=0.125*[.B1256]-[.C1256]^(1/3)" office:value-type="float" office:value="-2.054271589206" calcext:value-type="float">
            <text:p>-2.054271589206</text:p>
          </table:table-cell>
        </table:table-row>
        <table:table-row table:style-name="ro1">
          <table:table-cell office:value-type="float" office:value="39.21875" calcext:value-type="float">
            <text:p>39.21875</text:p>
          </table:table-cell>
          <table:table-cell table:formula="of:=5*SIN([.A1257])" office:value-type="float" office:value="4.99345853099666" calcext:value-type="float">
            <text:p>4.99345853099666</text:p>
          </table:table-cell>
          <table:table-cell table:formula="of:=[.A1257]-20" office:value-type="float" office:value="19.21875" calcext:value-type="float">
            <text:p>19.21875</text:p>
          </table:table-cell>
          <table:table-cell table:formula="of:=0.25*([.B1257]^(1/5))+[.C1257]^(1/3)" office:value-type="float" office:value="3.02344528773518" calcext:value-type="float">
            <text:p>3.02344528773518</text:p>
          </table:table-cell>
          <table:table-cell table:formula="of:=0.125*[.B1257]-[.C1257]^(1/3)" office:value-type="float" office:value="-2.05442085785235" calcext:value-type="float">
            <text:p>-2.05442085785235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table:formula="of:=5*SIN([.A1258])" office:value-type="float" office:value="4.99900919465573" calcext:value-type="float">
            <text:p>4.99900919465573</text:p>
          </table:table-cell>
          <table:table-cell table:formula="of:=[.A1258]-20" office:value-type="float" office:value="19.25" calcext:value-type="float">
            <text:p>19.25</text:p>
          </table:table-cell>
          <table:table-cell table:formula="of:=0.25*([.B1258]^(1/5))+[.C1258]^(1/3)" office:value-type="float" office:value="3.02497294932905" calcext:value-type="float">
            <text:p>3.02497294932905</text:p>
          </table:table-cell>
          <table:table-cell table:formula="of:=0.125*[.B1258]-[.C1258]^(1/3)" office:value-type="float" office:value="-2.05517805615072" calcext:value-type="float">
            <text:p>-2.05517805615072</text:p>
          </table:table-cell>
        </table:table-row>
        <table:table-row table:style-name="ro1">
          <table:table-cell office:value-type="float" office:value="39.28125" calcext:value-type="float">
            <text:p>39.28125</text:p>
          </table:table-cell>
          <table:table-cell table:formula="of:=5*SIN([.A1259])" office:value-type="float" office:value="4.99967841067078" calcext:value-type="float">
            <text:p>4.99967841067078</text:p>
          </table:table-cell>
          <table:table-cell table:formula="of:=[.A1259]-20" office:value-type="float" office:value="19.28125" calcext:value-type="float">
            <text:p>19.28125</text:p>
          </table:table-cell>
          <table:table-cell table:formula="of:=0.25*([.B1259]^(1/5))+[.C1259]^(1/3)" office:value-type="float" office:value="3.02643164539461" calcext:value-type="float">
            <text:p>3.02643164539461</text:p>
          </table:table-cell>
          <table:table-cell table:formula="of:=0.125*[.B1259]-[.C1259]^(1/3)" office:value-type="float" office:value="-2.05654386587298" calcext:value-type="float">
            <text:p>-2.05654386587298</text:p>
          </table:table-cell>
        </table:table-row>
        <table:table-row table:style-name="ro1">
          <table:table-cell office:value-type="float" office:value="39.3125" calcext:value-type="float">
            <text:p>39.3125</text:p>
          </table:table-cell>
          <table:table-cell table:formula="of:=5*SIN([.A1260])" office:value-type="float" office:value="4.99546552556371" calcext:value-type="float">
            <text:p>4.99546552556371</text:p>
          </table:table-cell>
          <table:table-cell table:formula="of:=[.A1260]-20" office:value-type="float" office:value="19.3125" calcext:value-type="float">
            <text:p>19.3125</text:p>
          </table:table-cell>
          <table:table-cell table:formula="of:=0.25*([.B1260]^(1/5))+[.C1260]^(1/3)" office:value-type="float" office:value="3.02782139280554" calcext:value-type="float">
            <text:p>3.02782139280554</text:p>
          </table:table-cell>
          <table:table-cell table:formula="of:=0.125*[.B1260]-[.C1260]^(1/3)" office:value-type="float" office:value="-2.05851837294132" calcext:value-type="float">
            <text:p>-2.05851837294132</text:p>
          </table:table-cell>
        </table:table-row>
        <table:table-row table:style-name="ro1">
          <table:table-cell office:value-type="float" office:value="39.34375" calcext:value-type="float">
            <text:p>39.34375</text:p>
          </table:table-cell>
          <table:table-cell table:formula="of:=5*SIN([.A1261])" office:value-type="float" office:value="4.98637465314533" calcext:value-type="float">
            <text:p>4.98637465314533</text:p>
          </table:table-cell>
          <table:table-cell table:formula="of:=[.A1261]-20" office:value-type="float" office:value="19.34375" calcext:value-type="float">
            <text:p>19.34375</text:p>
          </table:table-cell>
          <table:table-cell table:formula="of:=0.25*([.B1261]^(1/5))+[.C1261]^(1/3)" office:value-type="float" office:value="3.02914211615171" calcext:value-type="float">
            <text:p>3.02914211615171</text:p>
          </table:table-cell>
          <table:table-cell table:formula="of:=0.125*[.B1261]-[.C1261]^(1/3)" office:value-type="float" office:value="-2.06110106734849" calcext:value-type="float">
            <text:p>-2.06110106734849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table:formula="of:=5*SIN([.A1262])" office:value-type="float" office:value="4.9724146704983" calcext:value-type="float">
            <text:p>4.9724146704983</text:p>
          </table:table-cell>
          <table:table-cell table:formula="of:=[.A1262]-20" office:value-type="float" office:value="19.375" calcext:value-type="float">
            <text:p>19.375</text:p>
          </table:table-cell>
          <table:table-cell table:formula="of:=0.25*([.B1262]^(1/5))+[.C1262]^(1/3)" office:value-type="float" office:value="3.03039364714856" calcext:value-type="float">
            <text:p>3.03039364714856</text:p>
          </table:table-cell>
          <table:table-cell table:formula="of:=0.125*[.B1262]-[.C1262]^(1/3)" office:value-type="float" office:value="-2.06429084366013" calcext:value-type="float">
            <text:p>-2.06429084366013</text:p>
          </table:table-cell>
        </table:table-row>
        <table:table-row table:style-name="ro1">
          <table:table-cell office:value-type="float" office:value="39.40625" calcext:value-type="float">
            <text:p>39.40625</text:p>
          </table:table-cell>
          <table:table-cell table:formula="of:=5*SIN([.A1263])" office:value-type="float" office:value="4.95359920930877" calcext:value-type="float">
            <text:p>4.95359920930877</text:p>
          </table:table-cell>
          <table:table-cell table:formula="of:=[.A1263]-20" office:value-type="float" office:value="19.40625" calcext:value-type="float">
            <text:p>19.40625</text:p>
          </table:table-cell>
          <table:table-cell table:formula="of:=0.25*([.B1263]^(1/5))+[.C1263]^(1/3)" office:value-type="float" office:value="3.03157572335268" calcext:value-type="float">
            <text:p>3.03157572335268</text:p>
          </table:table-cell>
          <table:table-cell table:formula="of:=0.125*[.B1263]-[.C1263]^(1/3)" office:value-type="float" office:value="-2.06808600209836" calcext:value-type="float">
            <text:p>-2.06808600209836</text:p>
          </table:table-cell>
        </table:table-row>
        <table:table-row table:style-name="ro1">
          <table:table-cell office:value-type="float" office:value="39.4375" calcext:value-type="float">
            <text:p>39.4375</text:p>
          </table:table-cell>
          <table:table-cell table:formula="of:=5*SIN([.A1264])" office:value-type="float" office:value="4.92994664255527" calcext:value-type="float">
            <text:p>4.92994664255527</text:p>
          </table:table-cell>
          <table:table-cell table:formula="of:=[.A1264]-20" office:value-type="float" office:value="19.4375" calcext:value-type="float">
            <text:p>19.4375</text:p>
          </table:table-cell>
          <table:table-cell table:formula="of:=0.25*([.B1264]^(1/5))+[.C1264]^(1/3)" office:value-type="float" office:value="3.03268798616319" calcext:value-type="float">
            <text:p>3.03268798616319</text:p>
          </table:table-cell>
          <table:table-cell table:formula="of:=0.125*[.B1264]-[.C1264]^(1/3)" office:value-type="float" office:value="-2.07248425020583" calcext:value-type="float">
            <text:p>-2.07248425020583</text:p>
          </table:table-cell>
        </table:table-row>
        <table:table-row table:style-name="ro1">
          <table:table-cell office:value-type="float" office:value="39.46875" calcext:value-type="float">
            <text:p>39.46875</text:p>
          </table:table-cell>
          <table:table-cell table:formula="of:=5*SIN([.A1265])" office:value-type="float" office:value="4.90148006656786" calcext:value-type="float">
            <text:p>4.90148006656786</text:p>
          </table:table-cell>
          <table:table-cell table:formula="of:=[.A1265]-20" office:value-type="float" office:value="19.46875" calcext:value-type="float">
            <text:p>19.46875</text:p>
          </table:table-cell>
          <table:table-cell table:formula="of:=0.25*([.B1265]^(1/5))+[.C1265]^(1/3)" office:value-type="float" office:value="3.03372997807707" calcext:value-type="float">
            <text:p>3.03372997807707</text:p>
          </table:table-cell>
          <table:table-cell table:formula="of:=0.125*[.B1265]-[.C1265]^(1/3)" office:value-type="float" office:value="-2.07748270508836" calcext:value-type="float">
            <text:p>-2.07748270508836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5*SIN([.A1266])" office:value-type="float" office:value="4.86822727847489" calcext:value-type="float">
            <text:p>4.86822727847489</text:p>
          </table:table-cell>
          <table:table-cell table:formula="of:=[.A1266]-20" office:value-type="float" office:value="19.5" calcext:value-type="float">
            <text:p>19.5</text:p>
          </table:table-cell>
          <table:table-cell table:formula="of:=0.25*([.B1266]^(1/5))+[.C1266]^(1/3)" office:value-type="float" office:value="3.03470113915367" calcext:value-type="float">
            <text:p>3.03470113915367</text:p>
          </table:table-cell>
          <table:table-cell table:formula="of:=0.125*[.B1266]-[.C1266]^(1/3)" office:value-type="float" office:value="-2.08307789623428" calcext:value-type="float">
            <text:p>-2.08307789623428</text:p>
          </table:table-cell>
        </table:table-row>
        <table:table-row table:style-name="ro1">
          <table:table-cell office:value-type="float" office:value="39.53125" calcext:value-type="float">
            <text:p>39.53125</text:p>
          </table:table-cell>
          <table:table-cell table:formula="of:=5*SIN([.A1267])" office:value-type="float" office:value="4.83022074905964" calcext:value-type="float">
            <text:p>4.83022074905964</text:p>
          </table:table-cell>
          <table:table-cell table:formula="of:=[.A1267]-20" office:value-type="float" office:value="19.53125" calcext:value-type="float">
            <text:p>19.53125</text:p>
          </table:table-cell>
          <table:table-cell table:formula="of:=0.25*([.B1267]^(1/5))+[.C1267]^(1/3)" office:value-type="float" office:value="3.0356008026303" calcext:value-type="float">
            <text:p>3.0356008026303</text:p>
          </table:table-cell>
          <table:table-cell table:formula="of:=0.125*[.B1267]-[.C1267]^(1/3)" office:value-type="float" office:value="-2.0892657689074" calcext:value-type="float">
            <text:p>-2.0892657689074</text:p>
          </table:table-cell>
        </table:table-row>
        <table:table-row table:style-name="ro1">
          <table:table-cell office:value-type="float" office:value="39.5625" calcext:value-type="float">
            <text:p>39.5625</text:p>
          </table:table-cell>
          <table:table-cell table:formula="of:=5*SIN([.A1268])" office:value-type="float" office:value="4.7874975910531" calcext:value-type="float">
            <text:p>4.7874975910531</text:p>
          </table:table-cell>
          <table:table-cell table:formula="of:=[.A1268]-20" office:value-type="float" office:value="19.5625" calcext:value-type="float">
            <text:p>19.5625</text:p>
          </table:table-cell>
          <table:table-cell table:formula="of:=0.25*([.B1268]^(1/5))+[.C1268]^(1/3)" office:value-type="float" office:value="3.03642818961479" calcext:value-type="float">
            <text:p>3.03642818961479</text:p>
          </table:table-cell>
          <table:table-cell table:formula="of:=0.125*[.B1268]-[.C1268]^(1/3)" office:value-type="float" office:value="-2.09604168811053" calcext:value-type="float">
            <text:p>-2.09604168811053</text:p>
          </table:table-cell>
        </table:table-row>
        <table:table-row table:style-name="ro1">
          <table:table-cell office:value-type="float" office:value="39.59375" calcext:value-type="float">
            <text:p>39.59375</text:p>
          </table:table-cell>
          <table:table-cell table:formula="of:=5*SIN([.A1269])" office:value-type="float" office:value="4.74009952289403" calcext:value-type="float">
            <text:p>4.74009952289403</text:p>
          </table:table-cell>
          <table:table-cell table:formula="of:=[.A1269]-20" office:value-type="float" office:value="19.59375" calcext:value-type="float">
            <text:p>19.59375</text:p>
          </table:table-cell>
          <table:table-cell table:formula="of:=0.25*([.B1269]^(1/5))+[.C1269]^(1/3)" office:value-type="float" office:value="3.03718240276387" calcext:value-type="float">
            <text:p>3.03718240276387</text:p>
          </table:table-cell>
          <table:table-cell table:formula="of:=0.125*[.B1269]-[.C1269]^(1/3)" office:value-type="float" office:value="-2.10340044311559" calcext:value-type="float">
            <text:p>-2.10340044311559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table:formula="of:=5*SIN([.A1270])" office:value-type="float" office:value="4.68807282799164" calcext:value-type="float">
            <text:p>4.68807282799164</text:p>
          </table:table-cell>
          <table:table-cell table:formula="of:=[.A1270]-20" office:value-type="float" office:value="19.625" calcext:value-type="float">
            <text:p>19.625</text:p>
          </table:table-cell>
          <table:table-cell table:formula="of:=0.25*([.B1270]^(1/5))+[.C1270]^(1/3)" office:value-type="float" office:value="3.03786241883505" calcext:value-type="float">
            <text:p>3.03786241883505</text:p>
          </table:table-cell>
          <table:table-cell table:formula="of:=0.125*[.B1270]-[.C1270]^(1/3)" office:value-type="float" office:value="-2.11133625255584" calcext:value-type="float">
            <text:p>-2.11133625255584</text:p>
          </table:table-cell>
        </table:table-row>
        <table:table-row table:style-name="ro1">
          <table:table-cell office:value-type="float" office:value="39.65625" calcext:value-type="float">
            <text:p>39.65625</text:p>
          </table:table-cell>
          <table:table-cell table:formula="of:=5*SIN([.A1271])" office:value-type="float" office:value="4.63146830953059" calcext:value-type="float">
            <text:p>4.63146830953059</text:p>
          </table:table-cell>
          <table:table-cell table:formula="of:=[.A1271]-20" office:value-type="float" office:value="19.65625" calcext:value-type="float">
            <text:p>19.65625</text:p>
          </table:table-cell>
          <table:table-cell table:formula="of:=0.25*([.B1271]^(1/5))+[.C1271]^(1/3)" office:value-type="float" office:value="3.03846707997617" calcext:value-type="float">
            <text:p>3.03846707997617</text:p>
          </table:table-cell>
          <table:table-cell table:formula="of:=0.125*[.B1271]-[.C1271]^(1/3)" office:value-type="float" office:value="-2.11984277007541" calcext:value-type="float">
            <text:p>-2.11984277007541</text:p>
          </table:table-cell>
        </table:table-row>
        <table:table-row table:style-name="ro1">
          <table:table-cell office:value-type="float" office:value="39.6875" calcext:value-type="float">
            <text:p>39.6875</text:p>
          </table:table-cell>
          <table:table-cell table:formula="of:=5*SIN([.A1272])" office:value-type="float" office:value="4.57034124086256" calcext:value-type="float">
            <text:p>4.57034124086256</text:p>
          </table:table-cell>
          <table:table-cell table:formula="of:=[.A1272]-20" office:value-type="float" office:value="19.6875" calcext:value-type="float">
            <text:p>19.6875</text:p>
          </table:table-cell>
          <table:table-cell table:formula="of:=0.25*([.B1272]^(1/5))+[.C1272]^(1/3)" office:value-type="float" office:value="3.03899508358794" calcext:value-type="float">
            <text:p>3.03899508358794</text:p>
          </table:table-cell>
          <table:table-cell table:formula="of:=0.125*[.B1272]-[.C1272]^(1/3)" office:value-type="float" office:value="-2.12891309053041" calcext:value-type="float">
            <text:p>-2.12891309053041</text:p>
          </table:table-cell>
        </table:table-row>
        <table:table-row table:style-name="ro1">
          <table:table-cell office:value-type="float" office:value="39.71875" calcext:value-type="float">
            <text:p>39.71875</text:p>
          </table:table-cell>
          <table:table-cell table:formula="of:=5*SIN([.A1273])" office:value-type="float" office:value="4.50475131153277" calcext:value-type="float">
            <text:p>4.50475131153277</text:p>
          </table:table-cell>
          <table:table-cell table:formula="of:=[.A1273]-20" office:value-type="float" office:value="19.71875" calcext:value-type="float">
            <text:p>19.71875</text:p>
          </table:table-cell>
          <table:table-cell table:formula="of:=0.25*([.B1273]^(1/5))+[.C1273]^(1/3)" office:value-type="float" office:value="3.03944497056086" calcext:value-type="float">
            <text:p>3.03944497056086</text:p>
          </table:table-cell>
          <table:table-cell table:formula="of:=0.125*[.B1273]-[.C1273]^(1/3)" office:value-type="float" office:value="-2.13853975673572" calcext:value-type="float">
            <text:p>-2.13853975673572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table:formula="of:=5*SIN([.A1274])" office:value-type="float" office:value="4.43476256899412" calcext:value-type="float">
            <text:p>4.43476256899412</text:p>
          </table:table-cell>
          <table:table-cell table:formula="of:=[.A1274]-20" office:value-type="float" office:value="19.75" calcext:value-type="float">
            <text:p>19.75</text:p>
          </table:table-cell>
          <table:table-cell table:formula="of:=0.25*([.B1274]^(1/5))+[.C1274]^(1/3)" office:value-type="float" office:value="3.03981511164658" calcext:value-type="float">
            <text:p>3.03981511164658</text:p>
          </table:table-cell>
          <table:table-cell table:formula="of:=0.125*[.B1274]-[.C1274]^(1/3)" office:value-type="float" office:value="-2.14871476675085" calcext:value-type="float">
            <text:p>-2.14871476675085</text:p>
          </table:table-cell>
        </table:table-row>
        <table:table-row table:style-name="ro1">
          <table:table-cell office:value-type="float" office:value="39.78125" calcext:value-type="float">
            <text:p>39.78125</text:p>
          </table:table-cell>
          <table:table-cell table:formula="of:=5*SIN([.A1275])" office:value-type="float" office:value="4.36044335606599" calcext:value-type="float">
            <text:p>4.36044335606599</text:p>
          </table:table-cell>
          <table:table-cell table:formula="of:=[.A1275]-20" office:value-type="float" office:value="19.78125" calcext:value-type="float">
            <text:p>19.78125</text:p>
          </table:table-cell>
          <table:table-cell table:formula="of:=0.25*([.B1275]^(1/5))+[.C1275]^(1/3)" office:value-type="float" office:value="3.04010369167348" calcext:value-type="float">
            <text:p>3.04010369167348</text:p>
          </table:table-cell>
          <table:table-cell table:formula="of:=0.125*[.B1275]-[.C1275]^(1/3)" office:value-type="float" office:value="-2.15942958169765" calcext:value-type="float">
            <text:p>-2.15942958169765</text:p>
          </table:table-cell>
        </table:table-row>
        <table:table-row table:style-name="ro1">
          <table:table-cell office:value-type="float" office:value="39.8125" calcext:value-type="float">
            <text:p>39.8125</text:p>
          </table:table-cell>
          <table:table-cell table:formula="of:=5*SIN([.A1276])" office:value-type="float" office:value="4.28186624419856" calcext:value-type="float">
            <text:p>4.28186624419856</text:p>
          </table:table-cell>
          <table:table-cell table:formula="of:=[.A1276]-20" office:value-type="float" office:value="19.8125" calcext:value-type="float">
            <text:p>19.8125</text:p>
          </table:table-cell>
          <table:table-cell table:formula="of:=0.25*([.B1276]^(1/5))+[.C1276]^(1/3)" office:value-type="float" office:value="3.04030869125501" calcext:value-type="float">
            <text:p>3.04030869125501</text:p>
          </table:table-cell>
          <table:table-cell table:formula="of:=0.125*[.B1276]-[.C1276]^(1/3)" office:value-type="float" office:value="-2.1706751341024" calcext:value-type="float">
            <text:p>-2.1706751341024</text:p>
          </table:table-cell>
        </table:table-row>
        <table:table-row table:style-name="ro1">
          <table:table-cell office:value-type="float" office:value="39.84375" calcext:value-type="float">
            <text:p>39.84375</text:p>
          </table:table-cell>
          <table:table-cell table:formula="of:=5*SIN([.A1277])" office:value-type="float" office:value="4.19910796260812" calcext:value-type="float">
            <text:p>4.19910796260812</text:p>
          </table:table-cell>
          <table:table-cell table:formula="of:=[.A1277]-20" office:value-type="float" office:value="19.84375" calcext:value-type="float">
            <text:p>19.84375</text:p>
          </table:table-cell>
          <table:table-cell table:formula="of:=0.25*([.B1277]^(1/5))+[.C1277]^(1/3)" office:value-type="float" office:value="3.04042786556286" calcext:value-type="float">
            <text:p>3.04042786556286</text:p>
          </table:table-cell>
          <table:table-cell table:formula="of:=0.125*[.B1277]-[.C1277]^(1/3)" office:value-type="float" office:value="-2.18244183675398" calcext:value-type="float">
            <text:p>-2.18244183675398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table:formula="of:=5*SIN([.A1278])" office:value-type="float" office:value="4.11224932335219" calcext:value-type="float">
            <text:p>4.11224932335219</text:p>
          </table:table-cell>
          <table:table-cell table:formula="of:=[.A1278]-20" office:value-type="float" office:value="19.875" calcext:value-type="float">
            <text:p>19.875</text:p>
          </table:table-cell>
          <table:table-cell table:formula="of:=0.25*([.B1278]^(1/5))+[.C1278]^(1/3)" office:value-type="float" office:value="3.04045871964275" calcext:value-type="float">
            <text:p>3.04045871964275</text:p>
          </table:table-cell>
          <table:table-cell table:formula="of:=0.125*[.B1278]-[.C1278]^(1/3)" office:value-type="float" office:value="-2.19471959206957" calcext:value-type="float">
            <text:p>-2.19471959206957</text:p>
          </table:table-cell>
        </table:table-row>
        <table:table-row table:style-name="ro1">
          <table:table-cell office:value-type="float" office:value="39.90625" calcext:value-type="float">
            <text:p>39.90625</text:p>
          </table:table-cell>
          <table:table-cell table:formula="of:=5*SIN([.A1279])" office:value-type="float" office:value="4.02137514241801" calcext:value-type="float">
            <text:p>4.02137514241801</text:p>
          </table:table-cell>
          <table:table-cell table:formula="of:=[.A1279]-20" office:value-type="float" office:value="19.90625" calcext:value-type="float">
            <text:p>19.90625</text:p>
          </table:table-cell>
          <table:table-cell table:formula="of:=0.25*([.B1279]^(1/5))+[.C1279]^(1/3)" office:value-type="float" office:value="3.04039847963178" calcext:value-type="float">
            <text:p>3.04039847963178</text:p>
          </table:table-cell>
          <table:table-cell table:formula="of:=0.125*[.B1279]-[.C1279]^(1/3)" office:value-type="float" office:value="-2.20749780195867" calcext:value-type="float">
            <text:p>-2.20749780195867</text:p>
          </table:table-cell>
        </table:table-row>
        <table:table-row table:style-name="ro1">
          <table:table-cell office:value-type="float" office:value="39.9375" calcext:value-type="float">
            <text:p>39.9375</text:p>
          </table:table-cell>
          <table:table-cell table:formula="of:=5*SIN([.A1280])" office:value-type="float" office:value="3.92657415690109" calcext:value-type="float">
            <text:p>3.92657415690109</text:p>
          </table:table-cell>
          <table:table-cell table:formula="of:=[.A1280]-20" office:value-type="float" office:value="19.9375" calcext:value-type="float">
            <text:p>19.9375</text:p>
          </table:table-cell>
          <table:table-cell table:formula="of:=0.25*([.B1280]^(1/5))+[.C1280]^(1/3)" office:value-type="float" office:value="3.04024405908666" calcext:value-type="float">
            <text:p>3.04024405908666</text:p>
          </table:table-cell>
          <table:table-cell table:formula="of:=0.125*[.B1280]-[.C1280]^(1/3)" office:value-type="float" office:value="-2.22076537817594" calcext:value-type="float">
            <text:p>-2.22076537817594</text:p>
          </table:table-cell>
        </table:table-row>
        <table:table-row table:style-name="ro1">
          <table:table-cell office:value-type="float" office:value="39.96875" calcext:value-type="float">
            <text:p>39.96875</text:p>
          </table:table-cell>
          <table:table-cell table:formula="of:=5*SIN([.A1281])" office:value-type="float" office:value="3.82793893835498" calcext:value-type="float">
            <text:p>3.82793893835498</text:p>
          </table:table-cell>
          <table:table-cell table:formula="of:=[.A1281]-20" office:value-type="float" office:value="19.96875" calcext:value-type="float">
            <text:p>19.96875</text:p>
          </table:table-cell>
          <table:table-cell table:formula="of:=0.25*([.B1281]^(1/5))+[.C1281]^(1/3)" office:value-type="float" office:value="3.03999201944115" calcext:value-type="float">
            <text:p>3.03999201944115</text:p>
          </table:table-cell>
          <table:table-cell table:formula="of:=0.125*[.B1281]-[.C1281]^(1/3)" office:value-type="float" office:value="-2.23451075315248" calcext:value-type="float">
            <text:p>-2.234510753152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*SIN([.A1282])" office:value-type="float" office:value="3.72556580239674" calcext:value-type="float">
            <text:p>3.72556580239674</text:p>
          </table:table-cell>
          <table:table-cell table:formula="of:=[.A1282]-20" office:value-type="float" office:value="20" calcext:value-type="float">
            <text:p>20</text:p>
          </table:table-cell>
          <table:table-cell table:formula="of:=0.25*([.B1282]^(1/5))+[.C1282]^(1/3)" office:value-type="float" office:value="3.03963852336684" calcext:value-type="float">
            <text:p>3.03963852336684</text:p>
          </table:table-cell>
          <table:table-cell table:formula="of:=0.125*[.B1282]-[.C1282]^(1/3)" office:value-type="float" office:value="-2.24872189129531" calcext:value-type="float">
            <text:p>-2.24872189129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09:33:29.2830683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22:28.775337736</meta:creation-date>
    <dc:date>2025-06-04T09:44:27.609000266</dc:date>
    <meta:editing-duration>PT15M42S</meta:editing-duration>
    <meta:editing-cycles>4</meta:editing-cycles>
    <meta:generator>LibreOffice/24.2.2.2$MacOSX_AARCH64 LibreOffice_project/d56cc158d8a96260b836f100ef4b4ef25d6f1a01</meta:generator>
    <meta:document-statistic meta:table-count="1" meta:cell-count="6410" meta:object-count="0"/>
  </office:meta>
</office:document-meta>
</file>